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2_cifar100_10_09-10_15_06_conv_cifar10way_gated_deep_alt_min_copyrand_reptile_5steps-tag-prediction_entropy_train_target" table:style-name="ta1">
        <table:shapes>
          <draw:frame draw:z-index="0" draw:style-name="gr1" draw:text-style-name="P1" svg:width="166.28mm" svg:height="113.79mm" svg:x="167mm" svg:y="14.31mm">
            <loext:p draw:notify-on-update-of-range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B1 'run_2_cifar100_10_09-10_15_06_conv_cifar10way_gated_deep_alt_min_copyrand_reptile_5steps-tag-prediction_entropy_train_target'.B2:'run_2_cifar100_10_09-10_15_06_conv_cifar10way_gated_deep_alt_min_copyrand_reptile_5steps-tag-prediction_entropy_train_target'.B1001 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C1:'run_2_cifar100_10_09-10_15_06_conv_cifar10way_gated_deep_alt_min_copyrand_reptile_5steps-tag-prediction_entropy_train_target'.C1 'run_2_cifar100_10_09-10_15_06_conv_cifar10way_gated_deep_alt_min_copyrand_reptile_5steps-tag-prediction_entropy_train_target'.C2:'run_2_cifar100_10_09-10_15_06_conv_cifar10way_gated_deep_alt_min_copyrand_reptile_5steps-tag-prediction_entropy_train_target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28mm" svg:height="113.79mm" svg:x="333.04mm" svg:y="14.7mm">
            <loext:p draw:notify-on-update-of-range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B1 'run_2_cifar100_10_09-10_15_06_conv_cifar10way_gated_deep_alt_min_copyrand_reptile_5steps-tag-prediction_entropy_train_target'.D2:'run_2_cifar100_10_09-10_15_06_conv_cifar10way_gated_deep_alt_min_copyrand_reptile_5steps-tag-prediction_entropy_train_target'.D1001 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C1:'run_2_cifar100_10_09-10_15_06_conv_cifar10way_gated_deep_alt_min_copyrand_reptile_5steps-tag-prediction_entropy_train_target'.C1 'run_2_cifar100_10_09-10_15_06_conv_cifar10way_gated_deep_alt_min_copyrand_reptile_5steps-tag-prediction_entropy_train_target'.E2:'run_2_cifar100_10_09-10_15_06_conv_cifar10way_gated_deep_alt_min_copyrand_reptile_5steps-tag-prediction_entropy_train_target'.E1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6.28mm" svg:height="113.79mm" svg:x="267.08mm" svg:y="158.81mm">
            <loext:p draw:notify-on-update-of-range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B1 'run_2_cifar100_10_09-10_15_06_conv_cifar10way_gated_deep_alt_min_copyrand_reptile_5steps-tag-prediction_entropy_train_target'.F2:'run_2_cifar100_10_09-10_15_06_conv_cifar10way_gated_deep_alt_min_copyrand_reptile_5steps-tag-prediction_entropy_train_target'.F1001 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C1:'run_2_cifar100_10_09-10_15_06_conv_cifar10way_gated_deep_alt_min_copyrand_reptile_5steps-tag-prediction_entropy_train_target'.C1 'run_2_cifar100_10_09-10_15_06_conv_cifar10way_gated_deep_alt_min_copyrand_reptile_5steps-tag-prediction_entropy_train_target'.G2:'run_2_cifar100_10_09-10_15_06_conv_cifar10way_gated_deep_alt_min_copyrand_reptile_5steps-tag-prediction_entropy_train_target'.G10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0219197273254" calcext:value-type="float">
            <text:p>2.302191972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30256700515747" calcext:value-type="float">
            <text:p>2.3025670052</text:p>
          </table:table-cell>
          <table:table-cell office:value-type="float" office:value="2.30257225036621" calcext:value-type="float">
            <text:p>2.3025722504</text:p>
          </table:table-cell>
          <table:table-cell office:value-type="float" office:value="2.16211175918579" calcext:value-type="float">
            <text:p>2.1621117592</text:p>
          </table:table-cell>
          <table:table-cell office:value-type="float" office:value="2.23122310638428" calcext:value-type="float">
            <text:p>2.2312231064</text:p>
          </table:table-cell>
          <table:table-cell/>
          <table:table-cell office:value-type="string" calcext:value-type="string">
            <text:p>CIFAR100</text:p>
          </table:table-cell>
          <table:table-cell table:number-columns-repeated="6"/>
          <table:table-cell office:value-type="string" calcext:value-type="string">
            <text:p>CIFAR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0010867118835" calcext:value-type="float">
            <text:p>2.3001086712</text:p>
          </table:table-cell>
          <table:table-cell office:value-type="float" office:value="2.30257129669189" calcext:value-type="float">
            <text:p>2.3025712967</text:p>
          </table:table-cell>
          <table:table-cell office:value-type="float" office:value="2.30257558822632" calcext:value-type="float">
            <text:p>2.3025755882</text:p>
          </table:table-cell>
          <table:table-cell office:value-type="float" office:value="2.30257415771484" calcext:value-type="float">
            <text:p>2.3025741577</text:p>
          </table:table-cell>
          <table:table-cell office:value-type="float" office:value="2.06273770332336" calcext:value-type="float">
            <text:p>2.0627377033</text:p>
          </table:table-cell>
          <table:table-cell office:value-type="float" office:value="2.07473015785217" calcext:value-type="float">
            <text:p>2.074730157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021092414856" calcext:value-type="float">
            <text:p>2.3021092415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30256772041321" calcext:value-type="float">
            <text:p>2.3025677204</text:p>
          </table:table-cell>
          <table:table-cell office:value-type="float" office:value="2.30256915092468" calcext:value-type="float">
            <text:p>2.3025691509</text:p>
          </table:table-cell>
          <table:table-cell office:value-type="float" office:value="2.10584044456482" calcext:value-type="float">
            <text:p>2.1058404446</text:p>
          </table:table-cell>
          <table:table-cell office:value-type="float" office:value="2.03603410720825" calcext:value-type="float">
            <text:p>2.036034107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0075120925903" calcext:value-type="float">
            <text:p>2.3007512093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30257177352905" calcext:value-type="float">
            <text:p>2.3025717735</text:p>
          </table:table-cell>
          <table:table-cell office:value-type="float" office:value="2.30256605148315" calcext:value-type="float">
            <text:p>2.3025660515</text:p>
          </table:table-cell>
          <table:table-cell office:value-type="float" office:value="2.18972945213318" calcext:value-type="float">
            <text:p>2.1897294521</text:p>
          </table:table-cell>
          <table:table-cell office:value-type="float" office:value="2.03455972671509" calcext:value-type="float">
            <text:p>2.034559726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9776668548584" calcext:value-type="float">
            <text:p>2.2977666855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30257701873779" calcext:value-type="float">
            <text:p>2.3025770187</text:p>
          </table:table-cell>
          <table:table-cell office:value-type="float" office:value="2.30256247520447" calcext:value-type="float">
            <text:p>2.3025624752</text:p>
          </table:table-cell>
          <table:table-cell office:value-type="float" office:value="2.11002469062805" calcext:value-type="float">
            <text:p>2.1100246906</text:p>
          </table:table-cell>
          <table:table-cell office:value-type="float" office:value="2.07514691352844" calcext:value-type="float">
            <text:p>2.075146913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0059933662415" calcext:value-type="float">
            <text:p>2.3005993366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30257701873779" calcext:value-type="float">
            <text:p>2.3025770187</text:p>
          </table:table-cell>
          <table:table-cell office:value-type="float" office:value="2.3025631904602" calcext:value-type="float">
            <text:p>2.3025631905</text:p>
          </table:table-cell>
          <table:table-cell office:value-type="float" office:value="1.93671464920044" calcext:value-type="float">
            <text:p>1.9367146492</text:p>
          </table:table-cell>
          <table:table-cell office:value-type="float" office:value="2.24012899398804" calcext:value-type="float">
            <text:p>2.24012899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30145692825317" calcext:value-type="float">
            <text:p>2.3014569283</text:p>
          </table:table-cell>
          <table:table-cell office:value-type="float" office:value="2.30250000953674" calcext:value-type="float">
            <text:p>2.3025000095</text:p>
          </table:table-cell>
          <table:table-cell office:value-type="float" office:value="2.3022985458374" calcext:value-type="float">
            <text:p>2.3022985458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21385717391968" calcext:value-type="float">
            <text:p>2.2138571739</text:p>
          </table:table-cell>
          <table:table-cell office:value-type="float" office:value="1.79900002479553" calcext:value-type="float">
            <text:p>1.799000024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0201935768127" calcext:value-type="float">
            <text:p>2.3020193577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29824781417847" calcext:value-type="float">
            <text:p>2.2982478142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13469219207764" calcext:value-type="float">
            <text:p>2.1346921921</text:p>
          </table:table-cell>
          <table:table-cell office:value-type="float" office:value="2.22224473953247" calcext:value-type="float">
            <text:p>2.222244739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30041122436523" calcext:value-type="float">
            <text:p>2.3004112244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1.9445583820343" calcext:value-type="float">
            <text:p>1.944558382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18709254264832" calcext:value-type="float">
            <text:p>2.1870925426</text:p>
          </table:table-cell>
          <table:table-cell office:value-type="float" office:value="2.03372192382812" calcext:value-type="float">
            <text:p>2.033721923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005645275116" calcext:value-type="float">
            <text:p>2.3005645275</text:p>
          </table:table-cell>
          <table:table-cell office:value-type="float" office:value="2.30250310897827" calcext:value-type="float">
            <text:p>2.302503109</text:p>
          </table:table-cell>
          <table:table-cell office:value-type="float" office:value="1.83491933345795" calcext:value-type="float">
            <text:p>1.8349193335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1.92465090751648" calcext:value-type="float">
            <text:p>1.9246509075</text:p>
          </table:table-cell>
          <table:table-cell office:value-type="float" office:value="1.91316533088684" calcext:value-type="float">
            <text:p>1.9131653309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30172395706177" calcext:value-type="float">
            <text:p>2.3017239571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1.96826124191284" calcext:value-type="float">
            <text:p>1.9682612419</text:p>
          </table:table-cell>
          <table:table-cell office:value-type="float" office:value="2.30256104469299" calcext:value-type="float">
            <text:p>2.3025610447</text:p>
          </table:table-cell>
          <table:table-cell office:value-type="float" office:value="2.03935241699219" calcext:value-type="float">
            <text:p>2.039352417</text:p>
          </table:table-cell>
          <table:table-cell office:value-type="float" office:value="2.13113307952881" calcext:value-type="float">
            <text:p>2.1311330795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30082249641418" calcext:value-type="float">
            <text:p>2.3008224964</text:p>
          </table:table-cell>
          <table:table-cell office:value-type="float" office:value="2.30246233940125" calcext:value-type="float">
            <text:p>2.3024623394</text:p>
          </table:table-cell>
          <table:table-cell office:value-type="float" office:value="1.94983863830566" calcext:value-type="float">
            <text:p>1.9498386383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2.02500176429749" calcext:value-type="float">
            <text:p>2.0250017643</text:p>
          </table:table-cell>
          <table:table-cell office:value-type="float" office:value="2.05373120307922" calcext:value-type="float">
            <text:p>2.0537312031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0229568481445" calcext:value-type="float">
            <text:p>2.3022956848</text:p>
          </table:table-cell>
          <table:table-cell office:value-type="float" office:value="2.30241990089416" calcext:value-type="float">
            <text:p>2.3024199009</text:p>
          </table:table-cell>
          <table:table-cell office:value-type="float" office:value="1.79070925712585" calcext:value-type="float">
            <text:p>1.7907092571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3563475608826" calcext:value-type="float">
            <text:p>2.0356347561</text:p>
          </table:table-cell>
          <table:table-cell office:value-type="float" office:value="2.14917874336243" calcext:value-type="float">
            <text:p>2.149178743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0126905441284" calcext:value-type="float">
            <text:p>2.3012690544</text:p>
          </table:table-cell>
          <table:table-cell office:value-type="float" office:value="2.3024377822876" calcext:value-type="float">
            <text:p>2.3024377823</text:p>
          </table:table-cell>
          <table:table-cell office:value-type="float" office:value="1.79934930801392" calcext:value-type="float">
            <text:p>1.799349308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1979444026947" calcext:value-type="float">
            <text:p>2.1979444027</text:p>
          </table:table-cell>
          <table:table-cell office:value-type="float" office:value="2.00637340545654" calcext:value-type="float">
            <text:p>2.0063734055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0002570152283" calcext:value-type="float">
            <text:p>2.3000257015</text:p>
          </table:table-cell>
          <table:table-cell office:value-type="float" office:value="2.30249214172363" calcext:value-type="float">
            <text:p>2.3024921417</text:p>
          </table:table-cell>
          <table:table-cell office:value-type="float" office:value="1.85565984249115" calcext:value-type="float">
            <text:p>1.8556598425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20015621185303" calcext:value-type="float">
            <text:p>2.2001562119</text:p>
          </table:table-cell>
          <table:table-cell office:value-type="float" office:value="2.0463011264801" calcext:value-type="float">
            <text:p>2.046301126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30192637443542" calcext:value-type="float">
            <text:p>2.3019263744</text:p>
          </table:table-cell>
          <table:table-cell office:value-type="float" office:value="2.30243468284607" calcext:value-type="float">
            <text:p>2.3024346828</text:p>
          </table:table-cell>
          <table:table-cell office:value-type="float" office:value="1.8672993183136" calcext:value-type="float">
            <text:p>1.8672993183</text:p>
          </table:table-cell>
          <table:table-cell office:value-type="float" office:value="2.30251693725586" calcext:value-type="float">
            <text:p>2.3025169373</text:p>
          </table:table-cell>
          <table:table-cell office:value-type="float" office:value="2.00839805603027" calcext:value-type="float">
            <text:p>2.008398056</text:p>
          </table:table-cell>
          <table:table-cell office:value-type="float" office:value="1.74156165122986" calcext:value-type="float">
            <text:p>1.7415616512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0142664909363" calcext:value-type="float">
            <text:p>2.3014266491</text:p>
          </table:table-cell>
          <table:table-cell office:value-type="float" office:value="2.30239248275757" calcext:value-type="float">
            <text:p>2.3023924828</text:p>
          </table:table-cell>
          <table:table-cell office:value-type="float" office:value="1.8012387752533" calcext:value-type="float">
            <text:p>1.8012387753</text:p>
          </table:table-cell>
          <table:table-cell office:value-type="float" office:value="2.30250692367554" calcext:value-type="float">
            <text:p>2.3025069237</text:p>
          </table:table-cell>
          <table:table-cell office:value-type="float" office:value="2.01346135139465" calcext:value-type="float">
            <text:p>2.0134613514</text:p>
          </table:table-cell>
          <table:table-cell office:value-type="float" office:value="2.1623010635376" calcext:value-type="float">
            <text:p>2.1623010635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0116415023804" calcext:value-type="float">
            <text:p>2.3011641502</text:p>
          </table:table-cell>
          <table:table-cell office:value-type="float" office:value="2.30248856544495" calcext:value-type="float">
            <text:p>2.3024885654</text:p>
          </table:table-cell>
          <table:table-cell office:value-type="float" office:value="1.8127863407135" calcext:value-type="float">
            <text:p>1.8127863407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1.9943333864212" calcext:value-type="float">
            <text:p>1.9943333864</text:p>
          </table:table-cell>
          <table:table-cell office:value-type="float" office:value="2.19858551025391" calcext:value-type="float">
            <text:p>2.1985855103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0230641365051" calcext:value-type="float">
            <text:p>2.3023064137</text:p>
          </table:table-cell>
          <table:table-cell office:value-type="float" office:value="2.30245971679687" calcext:value-type="float">
            <text:p>2.3024597168</text:p>
          </table:table-cell>
          <table:table-cell office:value-type="float" office:value="1.78496706485748" calcext:value-type="float">
            <text:p>1.7849670649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1.98564231395721" calcext:value-type="float">
            <text:p>1.985642314</text:p>
          </table:table-cell>
          <table:table-cell office:value-type="float" office:value="2.24307155609131" calcext:value-type="float">
            <text:p>2.2430715561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0015182495117" calcext:value-type="float">
            <text:p>2.300151825</text:p>
          </table:table-cell>
          <table:table-cell office:value-type="float" office:value="2.30246305465698" calcext:value-type="float">
            <text:p>2.3024630547</text:p>
          </table:table-cell>
          <table:table-cell office:value-type="float" office:value="1.82741236686707" calcext:value-type="float">
            <text:p>1.8274123669</text:p>
          </table:table-cell>
          <table:table-cell office:value-type="float" office:value="2.30250597000122" calcext:value-type="float">
            <text:p>2.30250597</text:p>
          </table:table-cell>
          <table:table-cell office:value-type="float" office:value="1.61231398582459" calcext:value-type="float">
            <text:p>1.6123139858</text:p>
          </table:table-cell>
          <table:table-cell office:value-type="float" office:value="1.58468198776245" calcext:value-type="float">
            <text:p>1.5846819878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30156850814819" calcext:value-type="float">
            <text:p>2.3015685081</text:p>
          </table:table-cell>
          <table:table-cell office:value-type="float" office:value="2.30241966247559" calcext:value-type="float">
            <text:p>2.3024196625</text:p>
          </table:table-cell>
          <table:table-cell office:value-type="float" office:value="1.82744872570038" calcext:value-type="float">
            <text:p>1.8274487257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1.79053139686584" calcext:value-type="float">
            <text:p>1.7905313969</text:p>
          </table:table-cell>
          <table:table-cell office:value-type="float" office:value="1.84142637252808" calcext:value-type="float">
            <text:p>1.8414263725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012363910675" calcext:value-type="float">
            <text:p>2.3012363911</text:p>
          </table:table-cell>
          <table:table-cell office:value-type="float" office:value="2.302405834198" calcext:value-type="float">
            <text:p>2.3024058342</text:p>
          </table:table-cell>
          <table:table-cell office:value-type="float" office:value="1.75945389270782" calcext:value-type="float">
            <text:p>1.7594538927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10761904716492" calcext:value-type="float">
            <text:p>2.1076190472</text:p>
          </table:table-cell>
          <table:table-cell office:value-type="float" office:value="1.95127177238464" calcext:value-type="float">
            <text:p>1.951271772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30232357978821" calcext:value-type="float">
            <text:p>2.3023235798</text:p>
          </table:table-cell>
          <table:table-cell office:value-type="float" office:value="2.3023886680603" calcext:value-type="float">
            <text:p>2.3023886681</text:p>
          </table:table-cell>
          <table:table-cell office:value-type="float" office:value="1.72817957401276" calcext:value-type="float">
            <text:p>1.728179574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1.96175932884216" calcext:value-type="float">
            <text:p>1.9617593288</text:p>
          </table:table-cell>
          <table:table-cell office:value-type="float" office:value="1.89330554008484" calcext:value-type="float">
            <text:p>1.8933055401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0110359191895" calcext:value-type="float">
            <text:p>2.3011035919</text:p>
          </table:table-cell>
          <table:table-cell office:value-type="float" office:value="2.30236506462097" calcext:value-type="float">
            <text:p>2.3023650646</text:p>
          </table:table-cell>
          <table:table-cell office:value-type="float" office:value="1.72398459911346" calcext:value-type="float">
            <text:p>1.7239845991</text:p>
          </table:table-cell>
          <table:table-cell office:value-type="float" office:value="2.30251216888428" calcext:value-type="float">
            <text:p>2.3025121689</text:p>
          </table:table-cell>
          <table:table-cell office:value-type="float" office:value="1.94782996177673" calcext:value-type="float">
            <text:p>1.9478299618</text:p>
          </table:table-cell>
          <table:table-cell office:value-type="float" office:value="1.9747257232666" calcext:value-type="float">
            <text:p>1.9747257233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9913473129272" calcext:value-type="float">
            <text:p>2.2991347313</text:p>
          </table:table-cell>
          <table:table-cell office:value-type="float" office:value="2.3024046421051" calcext:value-type="float">
            <text:p>2.3024046421</text:p>
          </table:table-cell>
          <table:table-cell office:value-type="float" office:value="1.75393164157867" calcext:value-type="float">
            <text:p>1.7539316416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0456523895264" calcext:value-type="float">
            <text:p>2.004565239</text:p>
          </table:table-cell>
          <table:table-cell office:value-type="float" office:value="2.16445970535278" calcext:value-type="float">
            <text:p>2.1644597054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29976081848145" calcext:value-type="float">
            <text:p>2.2997608185</text:p>
          </table:table-cell>
          <table:table-cell office:value-type="float" office:value="2.30238008499145" calcext:value-type="float">
            <text:p>2.302380085</text:p>
          </table:table-cell>
          <table:table-cell office:value-type="float" office:value="1.69024670124054" calcext:value-type="float">
            <text:p>1.6902467012</text:p>
          </table:table-cell>
          <table:table-cell office:value-type="float" office:value="2.30255961418152" calcext:value-type="float">
            <text:p>2.3025596142</text:p>
          </table:table-cell>
          <table:table-cell office:value-type="float" office:value="1.99780941009521" calcext:value-type="float">
            <text:p>1.9978094101</text:p>
          </table:table-cell>
          <table:table-cell office:value-type="float" office:value="2.17383527755737" calcext:value-type="float">
            <text:p>2.1738352776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0141711235046" calcext:value-type="float">
            <text:p>2.3014171124</text:p>
          </table:table-cell>
          <table:table-cell office:value-type="float" office:value="2.30230975151062" calcext:value-type="float">
            <text:p>2.3023097515</text:p>
          </table:table-cell>
          <table:table-cell office:value-type="float" office:value="1.71365463733673" calcext:value-type="float">
            <text:p>1.7136546373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8050117492676" calcext:value-type="float">
            <text:p>1.9805011749</text:p>
          </table:table-cell>
          <table:table-cell office:value-type="float" office:value="1.81866097450256" calcext:value-type="float">
            <text:p>1.8186609745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0160307884216" calcext:value-type="float">
            <text:p>2.3016030788</text:p>
          </table:table-cell>
          <table:table-cell office:value-type="float" office:value="2.30235815048218" calcext:value-type="float">
            <text:p>2.3023581505</text:p>
          </table:table-cell>
          <table:table-cell office:value-type="float" office:value="1.76414740085602" calcext:value-type="float">
            <text:p>1.764147400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22264528274536" calcext:value-type="float">
            <text:p>2.2226452827</text:p>
          </table:table-cell>
          <table:table-cell office:value-type="float" office:value="1.81009602546692" calcext:value-type="float">
            <text:p>1.8100960255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28917384147644" calcext:value-type="float">
            <text:p>2.2891738415</text:p>
          </table:table-cell>
          <table:table-cell office:value-type="float" office:value="2.30217242240906" calcext:value-type="float">
            <text:p>2.3021724224</text:p>
          </table:table-cell>
          <table:table-cell office:value-type="float" office:value="1.70946180820465" calcext:value-type="float">
            <text:p>1.7094618082</text:p>
          </table:table-cell>
          <table:table-cell office:value-type="float" office:value="2.30251049995422" calcext:value-type="float">
            <text:p>2.3025105</text:p>
          </table:table-cell>
          <table:table-cell office:value-type="float" office:value="1.75486123561859" calcext:value-type="float">
            <text:p>1.7548612356</text:p>
          </table:table-cell>
          <table:table-cell office:value-type="float" office:value="1.19766068458557" calcext:value-type="float">
            <text:p>1.1976606846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0112361907959" calcext:value-type="float">
            <text:p>2.3011236191</text:p>
          </table:table-cell>
          <table:table-cell office:value-type="float" office:value="2.30233478546143" calcext:value-type="float">
            <text:p>2.3023347855</text:p>
          </table:table-cell>
          <table:table-cell office:value-type="float" office:value="1.68736374378204" calcext:value-type="float">
            <text:p>1.6873637438</text:p>
          </table:table-cell>
          <table:table-cell office:value-type="float" office:value="2.30250239372253" calcext:value-type="float">
            <text:p>2.3025023937</text:p>
          </table:table-cell>
          <table:table-cell office:value-type="float" office:value="1.96509313583374" calcext:value-type="float">
            <text:p>1.9650931358</text:p>
          </table:table-cell>
          <table:table-cell office:value-type="float" office:value="2.09255576133728" calcext:value-type="float">
            <text:p>2.0925557613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0199408531189" calcext:value-type="float">
            <text:p>2.3019940853</text:p>
          </table:table-cell>
          <table:table-cell office:value-type="float" office:value="2.30237889289856" calcext:value-type="float">
            <text:p>2.3023788929</text:p>
          </table:table-cell>
          <table:table-cell office:value-type="float" office:value="1.6887481212616" calcext:value-type="float">
            <text:p>1.6887481213</text:p>
          </table:table-cell>
          <table:table-cell office:value-type="float" office:value="2.30252909660339" calcext:value-type="float">
            <text:p>2.3025290966</text:p>
          </table:table-cell>
          <table:table-cell office:value-type="float" office:value="1.46156692504883" calcext:value-type="float">
            <text:p>1.461566925</text:p>
          </table:table-cell>
          <table:table-cell office:value-type="float" office:value="1.66617512702942" calcext:value-type="float">
            <text:p>1.666175127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0116248130798" calcext:value-type="float">
            <text:p>2.3011624813</text:p>
          </table:table-cell>
          <table:table-cell office:value-type="float" office:value="2.30231547355652" calcext:value-type="float">
            <text:p>2.3023154736</text:p>
          </table:table-cell>
          <table:table-cell office:value-type="float" office:value="1.69820106029511" calcext:value-type="float">
            <text:p>1.6982010603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2.19764709472656" calcext:value-type="float">
            <text:p>2.1976470947</text:p>
          </table:table-cell>
          <table:table-cell office:value-type="float" office:value="2.05962491035461" calcext:value-type="float">
            <text:p>2.0596249104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0185055732727" calcext:value-type="float">
            <text:p>2.3018505573</text:p>
          </table:table-cell>
          <table:table-cell office:value-type="float" office:value="2.30221390724182" calcext:value-type="float">
            <text:p>2.3022139072</text:p>
          </table:table-cell>
          <table:table-cell office:value-type="float" office:value="1.69758689403534" calcext:value-type="float">
            <text:p>1.697586894</text:p>
          </table:table-cell>
          <table:table-cell office:value-type="float" office:value="2.30250811576843" calcext:value-type="float">
            <text:p>2.3025081158</text:p>
          </table:table-cell>
          <table:table-cell office:value-type="float" office:value="1.96310377120972" calcext:value-type="float">
            <text:p>1.9631037712</text:p>
          </table:table-cell>
          <table:table-cell office:value-type="float" office:value="2.09017944335937" calcext:value-type="float">
            <text:p>2.0901794434</text:p>
          </table:table-cell>
          <table:table-cell table:number-columns-repeated="6"/>
          <table:table-cell office:value-type="string" calcext:value-type="string">
            <text:p>BLOCKS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0145597457886" calcext:value-type="float">
            <text:p>2.3014559746</text:p>
          </table:table-cell>
          <table:table-cell office:value-type="float" office:value="2.30228757858276" calcext:value-type="float">
            <text:p>2.3022875786</text:p>
          </table:table-cell>
          <table:table-cell office:value-type="float" office:value="1.68804693222046" calcext:value-type="float">
            <text:p>1.6880469322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17353343963623" calcext:value-type="float">
            <text:p>2.1735334396</text:p>
          </table:table-cell>
          <table:table-cell office:value-type="float" office:value="2.06870770454407" calcext:value-type="float">
            <text:p>2.0687077045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0089616775513" calcext:value-type="float">
            <text:p>2.3008961678</text:p>
          </table:table-cell>
          <table:table-cell office:value-type="float" office:value="2.30211997032166" calcext:value-type="float">
            <text:p>2.3021199703</text:p>
          </table:table-cell>
          <table:table-cell office:value-type="float" office:value="1.71563529968262" calcext:value-type="float">
            <text:p>1.7156352997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2.21924734115601" calcext:value-type="float">
            <text:p>2.2192473412</text:p>
          </table:table-cell>
          <table:table-cell office:value-type="float" office:value="1.88304579257965" calcext:value-type="float">
            <text:p>1.8830457926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0040836334229" calcext:value-type="float">
            <text:p>2.3004083633</text:p>
          </table:table-cell>
          <table:table-cell office:value-type="float" office:value="2.3023157119751" calcext:value-type="float">
            <text:p>2.302315712</text:p>
          </table:table-cell>
          <table:table-cell office:value-type="float" office:value="1.69099092483521" calcext:value-type="float">
            <text:p>1.6909909248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2.07707953453064" calcext:value-type="float">
            <text:p>2.0770795345</text:p>
          </table:table-cell>
          <table:table-cell office:value-type="float" office:value="2.00097727775574" calcext:value-type="float">
            <text:p>2.0009772778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0234789848328" calcext:value-type="float">
            <text:p>2.3023478985</text:p>
          </table:table-cell>
          <table:table-cell office:value-type="float" office:value="2.30222845077515" calcext:value-type="float">
            <text:p>2.3022284508</text:p>
          </table:table-cell>
          <table:table-cell office:value-type="float" office:value="1.7777214050293" calcext:value-type="float">
            <text:p>1.777721405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2.06775164604187" calcext:value-type="float">
            <text:p>2.067751646</text:p>
          </table:table-cell>
          <table:table-cell office:value-type="float" office:value="2.18827176094055" calcext:value-type="float">
            <text:p>2.1882717609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0017757415771" calcext:value-type="float">
            <text:p>2.3001775742</text:p>
          </table:table-cell>
          <table:table-cell office:value-type="float" office:value="2.30216431617737" calcext:value-type="float">
            <text:p>2.3021643162</text:p>
          </table:table-cell>
          <table:table-cell office:value-type="float" office:value="1.74445390701294" calcext:value-type="float">
            <text:p>1.744453907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1.84309840202332" calcext:value-type="float">
            <text:p>1.843098402</text:p>
          </table:table-cell>
          <table:table-cell office:value-type="float" office:value="2.19597220420837" calcext:value-type="float">
            <text:p>2.1959722042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0081248283386" calcext:value-type="float">
            <text:p>2.3008124828</text:p>
          </table:table-cell>
          <table:table-cell office:value-type="float" office:value="2.30220675468445" calcext:value-type="float">
            <text:p>2.3022067547</text:p>
          </table:table-cell>
          <table:table-cell office:value-type="float" office:value="1.67724180221558" calcext:value-type="float">
            <text:p>1.6772418022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68846952915192" calcext:value-type="float">
            <text:p>1.6884695292</text:p>
          </table:table-cell>
          <table:table-cell office:value-type="float" office:value="2.16386818885803" calcext:value-type="float">
            <text:p>2.1638681889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0239033699036" calcext:value-type="float">
            <text:p>2.302390337</text:p>
          </table:table-cell>
          <table:table-cell office:value-type="float" office:value="2.30208516120911" calcext:value-type="float">
            <text:p>2.3020851612</text:p>
          </table:table-cell>
          <table:table-cell office:value-type="float" office:value="1.78770518302917" calcext:value-type="float">
            <text:p>1.787705183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2064752578735" calcext:value-type="float">
            <text:p>2.0206475258</text:p>
          </table:table-cell>
          <table:table-cell office:value-type="float" office:value="2.16704487800598" calcext:value-type="float">
            <text:p>2.167044878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0147480964661" calcext:value-type="float">
            <text:p>2.3014748096</text:p>
          </table:table-cell>
          <table:table-cell office:value-type="float" office:value="2.30202889442444" calcext:value-type="float">
            <text:p>2.3020288944</text:p>
          </table:table-cell>
          <table:table-cell office:value-type="float" office:value="1.65775716304779" calcext:value-type="float">
            <text:p>1.657757163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860020160675" calcext:value-type="float">
            <text:p>2.1860020161</text:p>
          </table:table-cell>
          <table:table-cell office:value-type="float" office:value="2.0081639289856" calcext:value-type="float">
            <text:p>2.008163929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29912257194519" calcext:value-type="float">
            <text:p>2.2991225719</text:p>
          </table:table-cell>
          <table:table-cell office:value-type="float" office:value="2.30213952064514" calcext:value-type="float">
            <text:p>2.3021395206</text:p>
          </table:table-cell>
          <table:table-cell office:value-type="float" office:value="1.67392182350159" calcext:value-type="float">
            <text:p>1.6739218235</text:p>
          </table:table-cell>
          <table:table-cell office:value-type="float" office:value="2.30248856544495" calcext:value-type="float">
            <text:p>2.3024885654</text:p>
          </table:table-cell>
          <table:table-cell office:value-type="float" office:value="1.97783756256104" calcext:value-type="float">
            <text:p>1.9778375626</text:p>
          </table:table-cell>
          <table:table-cell office:value-type="float" office:value="1.68102598190308" calcext:value-type="float">
            <text:p>1.6810259819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0233287811279" calcext:value-type="float">
            <text:p>2.3023328781</text:p>
          </table:table-cell>
          <table:table-cell office:value-type="float" office:value="2.30213212966919" calcext:value-type="float">
            <text:p>2.3021321297</text:p>
          </table:table-cell>
          <table:table-cell office:value-type="float" office:value="1.65197169780731" calcext:value-type="float">
            <text:p>1.6519716978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1.90198111534119" calcext:value-type="float">
            <text:p>1.9019811153</text:p>
          </table:table-cell>
          <table:table-cell office:value-type="float" office:value="2.10078001022339" calcext:value-type="float">
            <text:p>2.1007800102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0143070220947" calcext:value-type="float">
            <text:p>2.3014307022</text:p>
          </table:table-cell>
          <table:table-cell office:value-type="float" office:value="2.3021388053894" calcext:value-type="float">
            <text:p>2.3021388054</text:p>
          </table:table-cell>
          <table:table-cell office:value-type="float" office:value="1.78984773159027" calcext:value-type="float">
            <text:p>1.7898477316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2.03795003890991" calcext:value-type="float">
            <text:p>2.0379500389</text:p>
          </table:table-cell>
          <table:table-cell office:value-type="float" office:value="2.06739926338196" calcext:value-type="float">
            <text:p>2.0673992634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0198669433594" calcext:value-type="float">
            <text:p>2.3019866943</text:p>
          </table:table-cell>
          <table:table-cell office:value-type="float" office:value="2.30219292640686" calcext:value-type="float">
            <text:p>2.3021929264</text:p>
          </table:table-cell>
          <table:table-cell office:value-type="float" office:value="1.69314134120941" calcext:value-type="float">
            <text:p>1.6931413412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2.05901098251343" calcext:value-type="float">
            <text:p>2.0590109825</text:p>
          </table:table-cell>
          <table:table-cell office:value-type="float" office:value="2.11898732185364" calcext:value-type="float">
            <text:p>2.1189873219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29298543930054" calcext:value-type="float">
            <text:p>2.2929854393</text:p>
          </table:table-cell>
          <table:table-cell office:value-type="float" office:value="2.30202865600586" calcext:value-type="float">
            <text:p>2.302028656</text:p>
          </table:table-cell>
          <table:table-cell office:value-type="float" office:value="1.65060544013977" calcext:value-type="float">
            <text:p>1.6506054401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1.87411642074585" calcext:value-type="float">
            <text:p>1.8741164207</text:p>
          </table:table-cell>
          <table:table-cell office:value-type="float" office:value="2.14026308059692" calcext:value-type="float">
            <text:p>2.1402630806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0237054824829" calcext:value-type="float">
            <text:p>2.3023705482</text:p>
          </table:table-cell>
          <table:table-cell office:value-type="float" office:value="2.30206489562988" calcext:value-type="float">
            <text:p>2.3020648956</text:p>
          </table:table-cell>
          <table:table-cell office:value-type="float" office:value="1.64470219612122" calcext:value-type="float">
            <text:p>1.6447021961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12825727462769" calcext:value-type="float">
            <text:p>2.1282572746</text:p>
          </table:table-cell>
          <table:table-cell office:value-type="float" office:value="2.02858066558838" calcext:value-type="float">
            <text:p>2.0285806656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2993597984314" calcext:value-type="float">
            <text:p>2.2993597984</text:p>
          </table:table-cell>
          <table:table-cell office:value-type="float" office:value="2.3020715713501" calcext:value-type="float">
            <text:p>2.3020715714</text:p>
          </table:table-cell>
          <table:table-cell office:value-type="float" office:value="1.64762091636658" calcext:value-type="float">
            <text:p>1.6476209164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05906105041504" calcext:value-type="float">
            <text:p>2.0590610504</text:p>
          </table:table-cell>
          <table:table-cell office:value-type="float" office:value="2.08618259429932" calcext:value-type="float">
            <text:p>2.0861825943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0220937728882" calcext:value-type="float">
            <text:p>2.3022093773</text:p>
          </table:table-cell>
          <table:table-cell office:value-type="float" office:value="2.30211925506592" calcext:value-type="float">
            <text:p>2.3021192551</text:p>
          </table:table-cell>
          <table:table-cell office:value-type="float" office:value="1.72412633895874" calcext:value-type="float">
            <text:p>1.724126339</text:p>
          </table:table-cell>
          <table:table-cell office:value-type="float" office:value="2.3025176525116" calcext:value-type="float">
            <text:p>2.3025176525</text:p>
          </table:table-cell>
          <table:table-cell office:value-type="float" office:value="2.14958667755127" calcext:value-type="float">
            <text:p>2.1495866776</text:p>
          </table:table-cell>
          <table:table-cell office:value-type="float" office:value="2.2130343914032" calcext:value-type="float">
            <text:p>2.2130343914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9861092567444" calcext:value-type="float">
            <text:p>2.2986109257</text:p>
          </table:table-cell>
          <table:table-cell office:value-type="float" office:value="2.30200338363647" calcext:value-type="float">
            <text:p>2.3020033836</text:p>
          </table:table-cell>
          <table:table-cell office:value-type="float" office:value="1.62291979789734" calcext:value-type="float">
            <text:p>1.6229197979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358151435852" calcext:value-type="float">
            <text:p>2.1358151436</text:p>
          </table:table-cell>
          <table:table-cell office:value-type="float" office:value="1.98469924926758" calcext:value-type="float">
            <text:p>1.9846992493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.30127859115601" calcext:value-type="float">
            <text:p>2.3012785912</text:p>
          </table:table-cell>
          <table:table-cell office:value-type="float" office:value="2.30205988883972" calcext:value-type="float">
            <text:p>2.3020598888</text:p>
          </table:table-cell>
          <table:table-cell office:value-type="float" office:value="1.65468430519104" calcext:value-type="float">
            <text:p>1.6546843052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13055491447449" calcext:value-type="float">
            <text:p>2.1305549145</text:p>
          </table:table-cell>
          <table:table-cell office:value-type="float" office:value="2.18717527389526" calcext:value-type="float">
            <text:p>2.1871752739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30237126350403" calcext:value-type="float">
            <text:p>2.3023712635</text:p>
          </table:table-cell>
          <table:table-cell office:value-type="float" office:value="2.30203628540039" calcext:value-type="float">
            <text:p>2.3020362854</text:p>
          </table:table-cell>
          <table:table-cell office:value-type="float" office:value="1.66009712219238" calcext:value-type="float">
            <text:p>1.6600971222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2.06402826309204" calcext:value-type="float">
            <text:p>2.0640282631</text:p>
          </table:table-cell>
          <table:table-cell office:value-type="float" office:value="2.06808066368103" calcext:value-type="float">
            <text:p>2.0680806637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.30242443084717" calcext:value-type="float">
            <text:p>2.3024244308</text:p>
          </table:table-cell>
          <table:table-cell office:value-type="float" office:value="2.301837682724" calcext:value-type="float">
            <text:p>2.3018376827</text:p>
          </table:table-cell>
          <table:table-cell office:value-type="float" office:value="1.73174297809601" calcext:value-type="float">
            <text:p>1.7317429781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1.97016716003418" calcext:value-type="float">
            <text:p>1.97016716</text:p>
          </table:table-cell>
          <table:table-cell office:value-type="float" office:value="1.89096069335938" calcext:value-type="float">
            <text:p>1.8909606934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.30086851119995" calcext:value-type="float">
            <text:p>2.3008685112</text:p>
          </table:table-cell>
          <table:table-cell office:value-type="float" office:value="2.30189061164856" calcext:value-type="float">
            <text:p>2.3018906116</text:p>
          </table:table-cell>
          <table:table-cell office:value-type="float" office:value="1.67498624324799" calcext:value-type="float">
            <text:p>1.674986243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92827320098877" calcext:value-type="float">
            <text:p>1.928273201</text:p>
          </table:table-cell>
          <table:table-cell office:value-type="float" office:value="2.20324230194092" calcext:value-type="float">
            <text:p>2.2032423019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30001449584961" calcext:value-type="float">
            <text:p>2.3000144958</text:p>
          </table:table-cell>
          <table:table-cell office:value-type="float" office:value="2.30191540718079" calcext:value-type="float">
            <text:p>2.3019154072</text:p>
          </table:table-cell>
          <table:table-cell office:value-type="float" office:value="1.64308023452759" calcext:value-type="float">
            <text:p>1.6430802345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01902341842651" calcext:value-type="float">
            <text:p>2.0190234184</text:p>
          </table:table-cell>
          <table:table-cell office:value-type="float" office:value="2.02663087844849" calcext:value-type="float">
            <text:p>2.0266308784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.3020715713501" calcext:value-type="float">
            <text:p>2.3020715714</text:p>
          </table:table-cell>
          <table:table-cell office:value-type="float" office:value="2.3018102645874" calcext:value-type="float">
            <text:p>2.3018102646</text:p>
          </table:table-cell>
          <table:table-cell office:value-type="float" office:value="1.68739938735962" calcext:value-type="float">
            <text:p>1.6873993874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2.00758981704712" calcext:value-type="float">
            <text:p>2.007589817</text:p>
          </table:table-cell>
          <table:table-cell office:value-type="float" office:value="1.96906161308289" calcext:value-type="float">
            <text:p>1.9690616131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.29821634292603" calcext:value-type="float">
            <text:p>2.2982163429</text:p>
          </table:table-cell>
          <table:table-cell office:value-type="float" office:value="2.30188465118408" calcext:value-type="float">
            <text:p>2.3018846512</text:p>
          </table:table-cell>
          <table:table-cell office:value-type="float" office:value="1.66882526874542" calcext:value-type="float">
            <text:p>1.6688252687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21102261543274" calcext:value-type="float">
            <text:p>2.2110226154</text:p>
          </table:table-cell>
          <table:table-cell office:value-type="float" office:value="2.04345798492432" calcext:value-type="float">
            <text:p>2.0434579849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.2971978187561" calcext:value-type="float">
            <text:p>2.2971978188</text:p>
          </table:table-cell>
          <table:table-cell office:value-type="float" office:value="2.30166792869568" calcext:value-type="float">
            <text:p>2.3016679287</text:p>
          </table:table-cell>
          <table:table-cell office:value-type="float" office:value="1.61677002906799" calcext:value-type="float">
            <text:p>1.6167700291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6230320930481" calcext:value-type="float">
            <text:p>2.1623032093</text:p>
          </table:table-cell>
          <table:table-cell office:value-type="float" office:value="1.99311423301697" calcext:value-type="float">
            <text:p>1.993114233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.30183148384094" calcext:value-type="float">
            <text:p>2.3018314838</text:p>
          </table:table-cell>
          <table:table-cell office:value-type="float" office:value="2.30197143554687" calcext:value-type="float">
            <text:p>2.3019714355</text:p>
          </table:table-cell>
          <table:table-cell office:value-type="float" office:value="1.64714324474335" calcext:value-type="float">
            <text:p>1.6471432447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2.23693704605103" calcext:value-type="float">
            <text:p>2.2369370461</text:p>
          </table:table-cell>
          <table:table-cell office:value-type="float" office:value="2.20015287399292" calcext:value-type="float">
            <text:p>2.200152874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30100560188293" calcext:value-type="float">
            <text:p>2.3010056019</text:p>
          </table:table-cell>
          <table:table-cell office:value-type="float" office:value="2.3018913269043" calcext:value-type="float">
            <text:p>2.3018913269</text:p>
          </table:table-cell>
          <table:table-cell office:value-type="float" office:value="1.63432788848877" calcext:value-type="float">
            <text:p>1.6343278885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2203240394592" calcext:value-type="float">
            <text:p>2.1220324039</text:p>
          </table:table-cell>
          <table:table-cell office:value-type="float" office:value="2.23644351959229" calcext:value-type="float">
            <text:p>2.2364435196</text:p>
          </table:table-cell>
          <table:table-cell table:number-columns-repeated="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.30073833465576" calcext:value-type="float">
            <text:p>2.3007383347</text:p>
          </table:table-cell>
          <table:table-cell office:value-type="float" office:value="2.30186939239502" calcext:value-type="float">
            <text:p>2.3018693924</text:p>
          </table:table-cell>
          <table:table-cell office:value-type="float" office:value="1.66697561740875" calcext:value-type="float">
            <text:p>1.6669756174</text:p>
          </table:table-cell>
          <table:table-cell office:value-type="float" office:value="2.30252170562744" calcext:value-type="float">
            <text:p>2.3025217056</text:p>
          </table:table-cell>
          <table:table-cell office:value-type="float" office:value="2.12430477142334" calcext:value-type="float">
            <text:p>2.1243047714</text:p>
          </table:table-cell>
          <table:table-cell office:value-type="float" office:value="2.08105802536011" calcext:value-type="float">
            <text:p>2.0810580254</text:p>
          </table:table-cell>
          <table:table-cell table:number-columns-repeated="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30232667922974" calcext:value-type="float">
            <text:p>2.3023266792</text:p>
          </table:table-cell>
          <table:table-cell office:value-type="float" office:value="2.30162048339844" calcext:value-type="float">
            <text:p>2.3016204834</text:p>
          </table:table-cell>
          <table:table-cell office:value-type="float" office:value="1.63232266902924" calcext:value-type="float">
            <text:p>1.632322669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1.85691750049591" calcext:value-type="float">
            <text:p>1.8569175005</text:p>
          </table:table-cell>
          <table:table-cell office:value-type="float" office:value="2.04690504074097" calcext:value-type="float">
            <text:p>2.0469050407</text:p>
          </table:table-cell>
          <table:table-cell table:number-columns-repeated="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.30216479301453" calcext:value-type="float">
            <text:p>2.302164793</text:p>
          </table:table-cell>
          <table:table-cell office:value-type="float" office:value="2.30176067352295" calcext:value-type="float">
            <text:p>2.3017606735</text:p>
          </table:table-cell>
          <table:table-cell office:value-type="float" office:value="1.65688741207123" calcext:value-type="float">
            <text:p>1.6568874121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0518679618835" calcext:value-type="float">
            <text:p>2.0051867962</text:p>
          </table:table-cell>
          <table:table-cell office:value-type="float" office:value="2.19359803199768" calcext:value-type="float">
            <text:p>2.19359803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30087900161743" calcext:value-type="float">
            <text:p>2.3008790016</text:p>
          </table:table-cell>
          <table:table-cell office:value-type="float" office:value="2.30201745033264" calcext:value-type="float">
            <text:p>2.3020174503</text:p>
          </table:table-cell>
          <table:table-cell office:value-type="float" office:value="1.63744688034058" calcext:value-type="float">
            <text:p>1.6374468803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2.09600448608398" calcext:value-type="float">
            <text:p>2.0960044861</text:p>
          </table:table-cell>
          <table:table-cell office:value-type="float" office:value="1.49815034866333" calcext:value-type="float">
            <text:p>1.4981503487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.30177307128906" calcext:value-type="float">
            <text:p>2.3017730713</text:p>
          </table:table-cell>
          <table:table-cell office:value-type="float" office:value="2.30193567276001" calcext:value-type="float">
            <text:p>2.3019356728</text:p>
          </table:table-cell>
          <table:table-cell office:value-type="float" office:value="1.6370050907135" calcext:value-type="float">
            <text:p>1.6370050907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2.14757513999939" calcext:value-type="float">
            <text:p>2.14757514</text:p>
          </table:table-cell>
          <table:table-cell office:value-type="float" office:value="1.83757638931274" calcext:value-type="float">
            <text:p>1.8375763893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.30226588249207" calcext:value-type="float">
            <text:p>2.3022658825</text:p>
          </table:table-cell>
          <table:table-cell office:value-type="float" office:value="2.30174708366394" calcext:value-type="float">
            <text:p>2.3017470837</text:p>
          </table:table-cell>
          <table:table-cell office:value-type="float" office:value="1.61856162548065" calcext:value-type="float">
            <text:p>1.6185616255</text:p>
          </table:table-cell>
          <table:table-cell office:value-type="float" office:value="2.30253982543945" calcext:value-type="float">
            <text:p>2.3025398254</text:p>
          </table:table-cell>
          <table:table-cell office:value-type="float" office:value="2.12749600410461" calcext:value-type="float">
            <text:p>2.1274960041</text:p>
          </table:table-cell>
          <table:table-cell office:value-type="float" office:value="2.14016008377075" calcext:value-type="float">
            <text:p>2.1401600838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.30214190483093" calcext:value-type="float">
            <text:p>2.3021419048</text:p>
          </table:table-cell>
          <table:table-cell office:value-type="float" office:value="2.30154514312744" calcext:value-type="float">
            <text:p>2.3015451431</text:p>
          </table:table-cell>
          <table:table-cell office:value-type="float" office:value="1.62783300876617" calcext:value-type="float">
            <text:p>1.6278330088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1754891872406" calcext:value-type="float">
            <text:p>2.1754891872</text:p>
          </table:table-cell>
          <table:table-cell office:value-type="float" office:value="2.01804780960083" calcext:value-type="float">
            <text:p>2.0180478096</text:p>
          </table:table-cell>
          <table:table-cell table:number-columns-repeated="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.29775953292847" calcext:value-type="float">
            <text:p>2.2977595329</text:p>
          </table:table-cell>
          <table:table-cell office:value-type="float" office:value="2.30181050300598" calcext:value-type="float">
            <text:p>2.301810503</text:p>
          </table:table-cell>
          <table:table-cell office:value-type="float" office:value="1.65619277954102" calcext:value-type="float">
            <text:p>1.6561927795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13394808769226" calcext:value-type="float">
            <text:p>2.1339480877</text:p>
          </table:table-cell>
          <table:table-cell office:value-type="float" office:value="2.013014793396" calcext:value-type="float">
            <text:p>2.0130147934</text:p>
          </table:table-cell>
          <table:table-cell table:number-columns-repeated="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.30215072631836" calcext:value-type="float">
            <text:p>2.3021507263</text:p>
          </table:table-cell>
          <table:table-cell office:value-type="float" office:value="2.30188322067261" calcext:value-type="float">
            <text:p>2.3018832207</text:p>
          </table:table-cell>
          <table:table-cell office:value-type="float" office:value="1.63982951641083" calcext:value-type="float">
            <text:p>1.6398295164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75230538845062" calcext:value-type="float">
            <text:p>1.7523053885</text:p>
          </table:table-cell>
          <table:table-cell office:value-type="float" office:value="2.14716458320618" calcext:value-type="float">
            <text:p>2.1471645832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.30105996131897" calcext:value-type="float">
            <text:p>2.3010599613</text:p>
          </table:table-cell>
          <table:table-cell office:value-type="float" office:value="2.3015992641449" calcext:value-type="float">
            <text:p>2.3015992641</text:p>
          </table:table-cell>
          <table:table-cell office:value-type="float" office:value="1.6296558380127" calcext:value-type="float">
            <text:p>1.629655838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16117906570435" calcext:value-type="float">
            <text:p>2.1611790657</text:p>
          </table:table-cell>
          <table:table-cell office:value-type="float" office:value="2.20579600334167" calcext:value-type="float">
            <text:p>2.2057960033</text:p>
          </table:table-cell>
          <table:table-cell table:number-columns-repeated="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.30163097381592" calcext:value-type="float">
            <text:p>2.3016309738</text:p>
          </table:table-cell>
          <table:table-cell office:value-type="float" office:value="2.3019163608551" calcext:value-type="float">
            <text:p>2.3019163609</text:p>
          </table:table-cell>
          <table:table-cell office:value-type="float" office:value="1.6269645690918" calcext:value-type="float">
            <text:p>1.6269645691</text:p>
          </table:table-cell>
          <table:table-cell office:value-type="float" office:value="2.30254101753235" calcext:value-type="float">
            <text:p>2.3025410175</text:p>
          </table:table-cell>
          <table:table-cell office:value-type="float" office:value="2.0067765712738" calcext:value-type="float">
            <text:p>2.0067765713</text:p>
          </table:table-cell>
          <table:table-cell office:value-type="float" office:value="2.03245377540588" calcext:value-type="float">
            <text:p>2.0324537754</text:p>
          </table:table-cell>
          <table:table-cell table:number-columns-repeated="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.30248641967773" calcext:value-type="float">
            <text:p>2.3024864197</text:p>
          </table:table-cell>
          <table:table-cell office:value-type="float" office:value="2.30147099494934" calcext:value-type="float">
            <text:p>2.3014709949</text:p>
          </table:table-cell>
          <table:table-cell office:value-type="float" office:value="1.64873194694519" calcext:value-type="float">
            <text:p>1.6487319469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2.19659614562988" calcext:value-type="float">
            <text:p>2.1965961456</text:p>
          </table:table-cell>
          <table:table-cell office:value-type="float" office:value="1.96337604522705" calcext:value-type="float">
            <text:p>1.9633760452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.30202460289001" calcext:value-type="float">
            <text:p>2.3020246029</text:p>
          </table:table-cell>
          <table:table-cell office:value-type="float" office:value="2.30163192749023" calcext:value-type="float">
            <text:p>2.3016319275</text:p>
          </table:table-cell>
          <table:table-cell office:value-type="float" office:value="1.64075589179993" calcext:value-type="float">
            <text:p>1.6407558918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9591150283813" calcext:value-type="float">
            <text:p>2.0959115028</text:p>
          </table:table-cell>
          <table:table-cell office:value-type="float" office:value="1.99927055835724" calcext:value-type="float">
            <text:p>1.9992705584</text:p>
          </table:table-cell>
          <table:table-cell table:number-columns-repeated="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.29602909088135" calcext:value-type="float">
            <text:p>2.2960290909</text:p>
          </table:table-cell>
          <table:table-cell office:value-type="float" office:value="2.30144691467285" calcext:value-type="float">
            <text:p>2.3014469147</text:p>
          </table:table-cell>
          <table:table-cell office:value-type="float" office:value="1.62917041778564" calcext:value-type="float">
            <text:p>1.6291704178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9686183929443" calcext:value-type="float">
            <text:p>2.0968618393</text:p>
          </table:table-cell>
          <table:table-cell office:value-type="float" office:value="2.02206158638" calcext:value-type="float">
            <text:p>2.0220615864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30239343643188" calcext:value-type="float">
            <text:p>2.3023934364</text:p>
          </table:table-cell>
          <table:table-cell office:value-type="float" office:value="2.30136585235596" calcext:value-type="float">
            <text:p>2.3013658524</text:p>
          </table:table-cell>
          <table:table-cell office:value-type="float" office:value="1.73543882369995" calcext:value-type="float">
            <text:p>1.7354388237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6670560836792" calcext:value-type="float">
            <text:p>2.1667056084</text:p>
          </table:table-cell>
          <table:table-cell office:value-type="float" office:value="2.05328583717346" calcext:value-type="float">
            <text:p>2.0532858372</text:p>
          </table:table-cell>
          <table:table-cell table:number-columns-repeated="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.30161929130554" calcext:value-type="float">
            <text:p>2.3016192913</text:p>
          </table:table-cell>
          <table:table-cell office:value-type="float" office:value="2.30146741867065" calcext:value-type="float">
            <text:p>2.3014674187</text:p>
          </table:table-cell>
          <table:table-cell office:value-type="float" office:value="1.63465404510498" calcext:value-type="float">
            <text:p>1.6346540451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2.19609618186951" calcext:value-type="float">
            <text:p>2.1960961819</text:p>
          </table:table-cell>
          <table:table-cell office:value-type="float" office:value="2.24029397964478" calcext:value-type="float">
            <text:p>2.2402939796</text:p>
          </table:table-cell>
          <table:table-cell table:number-columns-repeated="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.3008131980896" calcext:value-type="float">
            <text:p>2.3008131981</text:p>
          </table:table-cell>
          <table:table-cell office:value-type="float" office:value="2.30124282836914" calcext:value-type="float">
            <text:p>2.3012428284</text:p>
          </table:table-cell>
          <table:table-cell office:value-type="float" office:value="1.65667831897736" calcext:value-type="float">
            <text:p>1.656678319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1.92312443256378" calcext:value-type="float">
            <text:p>1.9231244326</text:p>
          </table:table-cell>
          <table:table-cell office:value-type="float" office:value="2.08515524864197" calcext:value-type="float">
            <text:p>2.0851552486</text:p>
          </table:table-cell>
          <table:table-cell table:number-columns-repeated="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.30230379104614" calcext:value-type="float">
            <text:p>2.302303791</text:p>
          </table:table-cell>
          <table:table-cell office:value-type="float" office:value="2.30101847648621" calcext:value-type="float">
            <text:p>2.3010184765</text:p>
          </table:table-cell>
          <table:table-cell office:value-type="float" office:value="1.61745965480804" calcext:value-type="float">
            <text:p>1.6174596548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2.19684672355652" calcext:value-type="float">
            <text:p>2.1968467236</text:p>
          </table:table-cell>
          <table:table-cell office:value-type="float" office:value="2.1563503742218" calcext:value-type="float">
            <text:p>2.1563503742</text:p>
          </table:table-cell>
          <table:table-cell table:number-columns-repeated="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.30043077468872" calcext:value-type="float">
            <text:p>2.3004307747</text:p>
          </table:table-cell>
          <table:table-cell office:value-type="float" office:value="2.30112719535828" calcext:value-type="float">
            <text:p>2.3011271954</text:p>
          </table:table-cell>
          <table:table-cell office:value-type="float" office:value="1.61699831485748" calcext:value-type="float">
            <text:p>1.6169983149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06370854377747" calcext:value-type="float">
            <text:p>2.0637085438</text:p>
          </table:table-cell>
          <table:table-cell office:value-type="float" office:value="2.0035445690155" calcext:value-type="float">
            <text:p>2.003544569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3011634349823" calcext:value-type="float">
            <text:p>2.301163435</text:p>
          </table:table-cell>
          <table:table-cell office:value-type="float" office:value="2.30150842666626" calcext:value-type="float">
            <text:p>2.3015084267</text:p>
          </table:table-cell>
          <table:table-cell office:value-type="float" office:value="1.61817622184753" calcext:value-type="float">
            <text:p>1.6181762218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05053186416626" calcext:value-type="float">
            <text:p>2.0505318642</text:p>
          </table:table-cell>
          <table:table-cell office:value-type="float" office:value="2.12723875045776" calcext:value-type="float">
            <text:p>2.1272387505</text:p>
          </table:table-cell>
          <table:table-cell table:number-columns-repeated="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.29854893684387" calcext:value-type="float">
            <text:p>2.2985489368</text:p>
          </table:table-cell>
          <table:table-cell office:value-type="float" office:value="2.30103421211243" calcext:value-type="float">
            <text:p>2.3010342121</text:p>
          </table:table-cell>
          <table:table-cell office:value-type="float" office:value="1.62500667572021" calcext:value-type="float">
            <text:p>1.6250066757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2.08409261703491" calcext:value-type="float">
            <text:p>2.084092617</text:p>
          </table:table-cell>
          <table:table-cell office:value-type="float" office:value="2.08133602142334" calcext:value-type="float">
            <text:p>2.0813360214</text:p>
          </table:table-cell>
          <table:table-cell table:number-columns-repeated="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.30209827423096" calcext:value-type="float">
            <text:p>2.3020982742</text:p>
          </table:table-cell>
          <table:table-cell office:value-type="float" office:value="2.30128502845764" calcext:value-type="float">
            <text:p>2.3012850285</text:p>
          </table:table-cell>
          <table:table-cell office:value-type="float" office:value="1.62592589855194" calcext:value-type="float">
            <text:p>1.6259258986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21214890480041" calcext:value-type="float">
            <text:p>2.2121489048</text:p>
          </table:table-cell>
          <table:table-cell office:value-type="float" office:value="2.10954332351685" calcext:value-type="float">
            <text:p>2.1095433235</text:p>
          </table:table-cell>
          <table:table-cell table:number-columns-repeated="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.30181121826172" calcext:value-type="float">
            <text:p>2.3018112183</text:p>
          </table:table-cell>
          <table:table-cell office:value-type="float" office:value="2.30131459236145" calcext:value-type="float">
            <text:p>2.3013145924</text:p>
          </table:table-cell>
          <table:table-cell office:value-type="float" office:value="1.66891050338745" calcext:value-type="float">
            <text:p>1.6689105034</text:p>
          </table:table-cell>
          <table:table-cell office:value-type="float" office:value="2.30252242088318" calcext:value-type="float">
            <text:p>2.3025224209</text:p>
          </table:table-cell>
          <table:table-cell office:value-type="float" office:value="2.16061902046204" calcext:value-type="float">
            <text:p>2.1606190205</text:p>
          </table:table-cell>
          <table:table-cell office:value-type="float" office:value="2.17306017875671" calcext:value-type="float">
            <text:p>2.1730601788</text:p>
          </table:table-cell>
          <table:table-cell table:number-columns-repeated="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.30230593681335" calcext:value-type="float">
            <text:p>2.3023059368</text:p>
          </table:table-cell>
          <table:table-cell office:value-type="float" office:value="2.30162644386291" calcext:value-type="float">
            <text:p>2.3016264439</text:p>
          </table:table-cell>
          <table:table-cell office:value-type="float" office:value="1.71581149101257" calcext:value-type="float">
            <text:p>1.715811491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09815502166748" calcext:value-type="float">
            <text:p>2.0981550217</text:p>
          </table:table-cell>
          <table:table-cell office:value-type="float" office:value="2.00732254981995" calcext:value-type="float">
            <text:p>2.0073225498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30065107345581" calcext:value-type="float">
            <text:p>2.3006510735</text:p>
          </table:table-cell>
          <table:table-cell office:value-type="float" office:value="2.30141115188599" calcext:value-type="float">
            <text:p>2.3014111519</text:p>
          </table:table-cell>
          <table:table-cell office:value-type="float" office:value="1.62487888336182" calcext:value-type="float">
            <text:p>1.6248788834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04636096954346" calcext:value-type="float">
            <text:p>2.0463609695</text:p>
          </table:table-cell>
          <table:table-cell office:value-type="float" office:value="2.07414245605469" calcext:value-type="float">
            <text:p>2.0741424561</text:p>
          </table:table-cell>
          <table:table-cell table:number-columns-repeated="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.30120444297791" calcext:value-type="float">
            <text:p>2.301204443</text:p>
          </table:table-cell>
          <table:table-cell office:value-type="float" office:value="2.30111193656921" calcext:value-type="float">
            <text:p>2.3011119366</text:p>
          </table:table-cell>
          <table:table-cell office:value-type="float" office:value="1.62098073959351" calcext:value-type="float">
            <text:p>1.6209807396</text:p>
          </table:table-cell>
          <table:table-cell office:value-type="float" office:value="2.30251264572144" calcext:value-type="float">
            <text:p>2.3025126457</text:p>
          </table:table-cell>
          <table:table-cell office:value-type="float" office:value="1.85123729705811" calcext:value-type="float">
            <text:p>1.8512372971</text:p>
          </table:table-cell>
          <table:table-cell office:value-type="float" office:value="1.9703780412674" calcext:value-type="float">
            <text:p>1.9703780413</text:p>
          </table:table-cell>
          <table:table-cell table:number-columns-repeated="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.30132603645325" calcext:value-type="float">
            <text:p>2.3013260365</text:p>
          </table:table-cell>
          <table:table-cell office:value-type="float" office:value="2.30096435546875" calcext:value-type="float">
            <text:p>2.3009643555</text:p>
          </table:table-cell>
          <table:table-cell office:value-type="float" office:value="1.62267112731934" calcext:value-type="float">
            <text:p>1.6226711273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2.12946915626526" calcext:value-type="float">
            <text:p>2.1294691563</text:p>
          </table:table-cell>
          <table:table-cell office:value-type="float" office:value="1.96594285964966" calcext:value-type="float">
            <text:p>1.9659428596</text:p>
          </table:table-cell>
          <table:table-cell table:number-columns-repeated="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.3020498752594" calcext:value-type="float">
            <text:p>2.3020498753</text:p>
          </table:table-cell>
          <table:table-cell office:value-type="float" office:value="2.3013002872467" calcext:value-type="float">
            <text:p>2.3013002872</text:p>
          </table:table-cell>
          <table:table-cell office:value-type="float" office:value="1.62793409824371" calcext:value-type="float">
            <text:p>1.6279340982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1.95170378684998" calcext:value-type="float">
            <text:p>1.9517037868</text:p>
          </table:table-cell>
          <table:table-cell office:value-type="float" office:value="2.05348706245422" calcext:value-type="float">
            <text:p>2.0534870625</text:p>
          </table:table-cell>
          <table:table-cell table:number-columns-repeated="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.30089735984802" calcext:value-type="float">
            <text:p>2.3008973598</text:p>
          </table:table-cell>
          <table:table-cell office:value-type="float" office:value="2.30083084106445" calcext:value-type="float">
            <text:p>2.3008308411</text:p>
          </table:table-cell>
          <table:table-cell office:value-type="float" office:value="1.62365853786469" calcext:value-type="float">
            <text:p>1.6236585379</text:p>
          </table:table-cell>
          <table:table-cell office:value-type="float" office:value="2.30251455307007" calcext:value-type="float">
            <text:p>2.3025145531</text:p>
          </table:table-cell>
          <table:table-cell office:value-type="float" office:value="2.17023777961731" calcext:value-type="float">
            <text:p>2.1702377796</text:p>
          </table:table-cell>
          <table:table-cell office:value-type="float" office:value="1.89127349853516" calcext:value-type="float">
            <text:p>1.8912734985</text:p>
          </table:table-cell>
          <table:table-cell table:number-columns-repeated="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30234098434448" calcext:value-type="float">
            <text:p>2.3023409843</text:p>
          </table:table-cell>
          <table:table-cell office:value-type="float" office:value="2.30098986625671" calcext:value-type="float">
            <text:p>2.3009898663</text:p>
          </table:table-cell>
          <table:table-cell office:value-type="float" office:value="1.61854541301727" calcext:value-type="float">
            <text:p>1.618545413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88510584831238" calcext:value-type="float">
            <text:p>1.8851058483</text:p>
          </table:table-cell>
          <table:table-cell office:value-type="float" office:value="2.10999894142151" calcext:value-type="float">
            <text:p>2.1099989414</text:p>
          </table:table-cell>
          <table:table-cell table:number-columns-repeated="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.30247926712036" calcext:value-type="float">
            <text:p>2.3024792671</text:p>
          </table:table-cell>
          <table:table-cell office:value-type="float" office:value="2.30063223838806" calcext:value-type="float">
            <text:p>2.3006322384</text:p>
          </table:table-cell>
          <table:table-cell office:value-type="float" office:value="1.62467789649963" calcext:value-type="float">
            <text:p>1.6246778965</text:p>
          </table:table-cell>
          <table:table-cell office:value-type="float" office:value="2.30250334739685" calcext:value-type="float">
            <text:p>2.3025033474</text:p>
          </table:table-cell>
          <table:table-cell office:value-type="float" office:value="2.0733277797699" calcext:value-type="float">
            <text:p>2.0733277798</text:p>
          </table:table-cell>
          <table:table-cell office:value-type="float" office:value="2.12133121490479" calcext:value-type="float">
            <text:p>2.1213312149</text:p>
          </table:table-cell>
          <table:table-cell table:number-columns-repeated="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.30076313018799" calcext:value-type="float">
            <text:p>2.3007631302</text:p>
          </table:table-cell>
          <table:table-cell office:value-type="float" office:value="2.30110597610474" calcext:value-type="float">
            <text:p>2.3011059761</text:p>
          </table:table-cell>
          <table:table-cell office:value-type="float" office:value="1.67862629890442" calcext:value-type="float">
            <text:p>1.6786262989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2.10017275810242" calcext:value-type="float">
            <text:p>2.1001727581</text:p>
          </table:table-cell>
          <table:table-cell office:value-type="float" office:value="1.92958545684814" calcext:value-type="float">
            <text:p>1.9295854568</text:p>
          </table:table-cell>
          <table:table-cell table:number-columns-repeated="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.30194330215454" calcext:value-type="float">
            <text:p>2.3019433022</text:p>
          </table:table-cell>
          <table:table-cell office:value-type="float" office:value="2.30070328712463" calcext:value-type="float">
            <text:p>2.3007032871</text:p>
          </table:table-cell>
          <table:table-cell office:value-type="float" office:value="1.62475514411926" calcext:value-type="float">
            <text:p>1.6247551441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2.14893674850464" calcext:value-type="float">
            <text:p>2.1489367485</text:p>
          </table:table-cell>
          <table:table-cell office:value-type="float" office:value="1.90791296958923" calcext:value-type="float">
            <text:p>1.9079129696</text:p>
          </table:table-cell>
          <table:table-cell table:number-columns-repeated="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.30188179016113" calcext:value-type="float">
            <text:p>2.3018817902</text:p>
          </table:table-cell>
          <table:table-cell office:value-type="float" office:value="2.30130529403687" calcext:value-type="float">
            <text:p>2.301305294</text:p>
          </table:table-cell>
          <table:table-cell office:value-type="float" office:value="1.61613965034485" calcext:value-type="float">
            <text:p>1.6161396503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14422941207886" calcext:value-type="float">
            <text:p>2.1442294121</text:p>
          </table:table-cell>
          <table:table-cell office:value-type="float" office:value="2.16087293624878" calcext:value-type="float">
            <text:p>2.1608729362</text:p>
          </table:table-cell>
          <table:table-cell table:number-columns-repeated="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.30233812332153" calcext:value-type="float">
            <text:p>2.3023381233</text:p>
          </table:table-cell>
          <table:table-cell office:value-type="float" office:value="2.30110120773315" calcext:value-type="float">
            <text:p>2.3011012077</text:p>
          </table:table-cell>
          <table:table-cell office:value-type="float" office:value="1.68591511249542" calcext:value-type="float">
            <text:p>1.6859151125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2.15666031837463" calcext:value-type="float">
            <text:p>2.1566603184</text:p>
          </table:table-cell>
          <table:table-cell office:value-type="float" office:value="1.7243971824646" calcext:value-type="float">
            <text:p>1.7243971825</text:p>
          </table:table-cell>
          <table:table-cell table:number-columns-repeated="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.29834890365601" calcext:value-type="float">
            <text:p>2.2983489037</text:p>
          </table:table-cell>
          <table:table-cell office:value-type="float" office:value="2.30057883262634" calcext:value-type="float">
            <text:p>2.3005788326</text:p>
          </table:table-cell>
          <table:table-cell office:value-type="float" office:value="1.61807334423065" calcext:value-type="float">
            <text:p>1.6180733442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098956823349" calcext:value-type="float">
            <text:p>2.0989568233</text:p>
          </table:table-cell>
          <table:table-cell office:value-type="float" office:value="1.99626588821411" calcext:value-type="float">
            <text:p>1.9962658882</text:p>
          </table:table-cell>
          <table:table-cell table:number-columns-repeated="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.29890394210815" calcext:value-type="float">
            <text:p>2.2989039421</text:p>
          </table:table-cell>
          <table:table-cell office:value-type="float" office:value="2.30115604400635" calcext:value-type="float">
            <text:p>2.301156044</text:p>
          </table:table-cell>
          <table:table-cell office:value-type="float" office:value="1.63227689266205" calcext:value-type="float">
            <text:p>1.6322768927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93435609340668" calcext:value-type="float">
            <text:p>1.9343560934</text:p>
          </table:table-cell>
          <table:table-cell office:value-type="float" office:value="2.14343857765198" calcext:value-type="float">
            <text:p>2.1434385777</text:p>
          </table:table-cell>
          <table:table-cell table:number-columns-repeated="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.29887413978577" calcext:value-type="float">
            <text:p>2.2988741398</text:p>
          </table:table-cell>
          <table:table-cell office:value-type="float" office:value="2.30102062225342" calcext:value-type="float">
            <text:p>2.3010206223</text:p>
          </table:table-cell>
          <table:table-cell office:value-type="float" office:value="1.62597465515137" calcext:value-type="float">
            <text:p>1.6259746552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0563268661499" calcext:value-type="float">
            <text:p>2.0563268661</text:p>
          </table:table-cell>
          <table:table-cell office:value-type="float" office:value="1.98674023151398" calcext:value-type="float">
            <text:p>1.9867402315</text:p>
          </table:table-cell>
          <table:table-cell table:number-columns-repeated="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.30237722396851" calcext:value-type="float">
            <text:p>2.302377224</text:p>
          </table:table-cell>
          <table:table-cell office:value-type="float" office:value="2.30094599723816" calcext:value-type="float">
            <text:p>2.3009459972</text:p>
          </table:table-cell>
          <table:table-cell office:value-type="float" office:value="1.61762189865112" calcext:value-type="float">
            <text:p>1.6176218987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2.06143450737" calcext:value-type="float">
            <text:p>2.0614345074</text:p>
          </table:table-cell>
          <table:table-cell office:value-type="float" office:value="2.03338932991028" calcext:value-type="float">
            <text:p>2.0333893299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30247092247009" calcext:value-type="float">
            <text:p>2.3024709225</text:p>
          </table:table-cell>
          <table:table-cell office:value-type="float" office:value="2.30122208595276" calcext:value-type="float">
            <text:p>2.301222086</text:p>
          </table:table-cell>
          <table:table-cell office:value-type="float" office:value="1.6422346830368" calcext:value-type="float">
            <text:p>1.642234683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06952524185181" calcext:value-type="float">
            <text:p>2.0695252419</text:p>
          </table:table-cell>
          <table:table-cell office:value-type="float" office:value="1.87578177452087" calcext:value-type="float">
            <text:p>1.875781774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.30167531967163" calcext:value-type="float">
            <text:p>2.3016753197</text:p>
          </table:table-cell>
          <table:table-cell office:value-type="float" office:value="2.30097103118896" calcext:value-type="float">
            <text:p>2.3009710312</text:p>
          </table:table-cell>
          <table:table-cell office:value-type="float" office:value="1.64932012557983" calcext:value-type="float">
            <text:p>1.6493201256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03112006187439" calcext:value-type="float">
            <text:p>2.0311200619</text:p>
          </table:table-cell>
          <table:table-cell office:value-type="float" office:value="2.07102584838867" calcext:value-type="float">
            <text:p>2.0710258484</text:p>
          </table:table-cell>
          <table:table-cell table:number-columns-repeated="9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.29593658447266" calcext:value-type="float">
            <text:p>2.2959365845</text:p>
          </table:table-cell>
          <table:table-cell office:value-type="float" office:value="2.30079746246338" calcext:value-type="float">
            <text:p>2.3007974625</text:p>
          </table:table-cell>
          <table:table-cell office:value-type="float" office:value="1.65020644664764" calcext:value-type="float">
            <text:p>1.6502064466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19285559654236" calcext:value-type="float">
            <text:p>2.1928555965</text:p>
          </table:table-cell>
          <table:table-cell office:value-type="float" office:value="2.03976368904114" calcext:value-type="float">
            <text:p>2.039763689</text:p>
          </table:table-cell>
          <table:table-cell table:number-columns-repeated="9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.30231857299805" calcext:value-type="float">
            <text:p>2.302318573</text:p>
          </table:table-cell>
          <table:table-cell office:value-type="float" office:value="2.30082631111145" calcext:value-type="float">
            <text:p>2.3008263111</text:p>
          </table:table-cell>
          <table:table-cell office:value-type="float" office:value="1.63391506671906" calcext:value-type="float">
            <text:p>1.6339150667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1.95591056346893" calcext:value-type="float">
            <text:p>1.9559105635</text:p>
          </table:table-cell>
          <table:table-cell office:value-type="float" office:value="1.95721328258514" calcext:value-type="float">
            <text:p>1.9572132826</text:p>
          </table:table-cell>
          <table:table-cell table:number-columns-repeated="9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.29851007461548" calcext:value-type="float">
            <text:p>2.2985100746</text:p>
          </table:table-cell>
          <table:table-cell office:value-type="float" office:value="2.30100178718567" calcext:value-type="float">
            <text:p>2.3010017872</text:p>
          </table:table-cell>
          <table:table-cell office:value-type="float" office:value="1.62341594696045" calcext:value-type="float">
            <text:p>1.623415947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9659196138382" calcext:value-type="float">
            <text:p>1.9659196138</text:p>
          </table:table-cell>
          <table:table-cell office:value-type="float" office:value="2.06175804138184" calcext:value-type="float">
            <text:p>2.0617580414</text:p>
          </table:table-cell>
          <table:table-cell table:number-columns-repeated="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.30205297470093" calcext:value-type="float">
            <text:p>2.3020529747</text:p>
          </table:table-cell>
          <table:table-cell office:value-type="float" office:value="2.30045771598816" calcext:value-type="float">
            <text:p>2.300457716</text:p>
          </table:table-cell>
          <table:table-cell office:value-type="float" office:value="1.61161875724792" calcext:value-type="float">
            <text:p>1.6116187572</text:p>
          </table:table-cell>
          <table:table-cell office:value-type="float" office:value="2.30251836776733" calcext:value-type="float">
            <text:p>2.3025183678</text:p>
          </table:table-cell>
          <table:table-cell office:value-type="float" office:value="2.05547451972961" calcext:value-type="float">
            <text:p>2.0554745197</text:p>
          </table:table-cell>
          <table:table-cell office:value-type="float" office:value="1.90000069141388" calcext:value-type="float">
            <text:p>1.9000006914</text:p>
          </table:table-cell>
          <table:table-cell table:number-columns-repeated="9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.29949617385864" calcext:value-type="float">
            <text:p>2.2994961739</text:p>
          </table:table-cell>
          <table:table-cell office:value-type="float" office:value="2.30110359191895" calcext:value-type="float">
            <text:p>2.3011035919</text:p>
          </table:table-cell>
          <table:table-cell office:value-type="float" office:value="1.61540877819061" calcext:value-type="float">
            <text:p>1.6154087782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1.9366934299469" calcext:value-type="float">
            <text:p>1.9366934299</text:p>
          </table:table-cell>
          <table:table-cell office:value-type="float" office:value="1.73330819606781" calcext:value-type="float">
            <text:p>1.7333081961</text:p>
          </table:table-cell>
          <table:table-cell table:number-columns-repeated="9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.30136895179749" calcext:value-type="float">
            <text:p>2.3013689518</text:p>
          </table:table-cell>
          <table:table-cell office:value-type="float" office:value="2.30036902427673" calcext:value-type="float">
            <text:p>2.3003690243</text:p>
          </table:table-cell>
          <table:table-cell office:value-type="float" office:value="1.61683011054993" calcext:value-type="float">
            <text:p>1.6168301105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2003691196442" calcext:value-type="float">
            <text:p>1.920036912</text:p>
          </table:table-cell>
          <table:table-cell office:value-type="float" office:value="1.87757778167725" calcext:value-type="float">
            <text:p>1.8775777817</text:p>
          </table:table-cell>
          <table:table-cell table:number-columns-repeated="9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.29922795295715" calcext:value-type="float">
            <text:p>2.299227953</text:p>
          </table:table-cell>
          <table:table-cell office:value-type="float" office:value="2.30122184753418" calcext:value-type="float">
            <text:p>2.3012218475</text:p>
          </table:table-cell>
          <table:table-cell office:value-type="float" office:value="1.62421119213104" calcext:value-type="float">
            <text:p>1.6242111921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6757273674011" calcext:value-type="float">
            <text:p>2.1675727367</text:p>
          </table:table-cell>
          <table:table-cell office:value-type="float" office:value="2.01988053321838" calcext:value-type="float">
            <text:p>2.0198805332</text:p>
          </table:table-cell>
          <table:table-cell table:number-columns-repeated="9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.3005518913269" calcext:value-type="float">
            <text:p>2.3005518913</text:p>
          </table:table-cell>
          <table:table-cell office:value-type="float" office:value="2.3012387752533" calcext:value-type="float">
            <text:p>2.3012387753</text:p>
          </table:table-cell>
          <table:table-cell office:value-type="float" office:value="1.61797285079956" calcext:value-type="float">
            <text:p>1.6179728508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89464104175568" calcext:value-type="float">
            <text:p>1.8946410418</text:p>
          </table:table-cell>
          <table:table-cell office:value-type="float" office:value="2.17916393280029" calcext:value-type="float">
            <text:p>2.1791639328</text:p>
          </table:table-cell>
          <table:table-cell table:number-columns-repeated="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.29572057723999" calcext:value-type="float">
            <text:p>2.2957205772</text:p>
          </table:table-cell>
          <table:table-cell office:value-type="float" office:value="2.30074429512024" calcext:value-type="float">
            <text:p>2.3007442951</text:p>
          </table:table-cell>
          <table:table-cell office:value-type="float" office:value="1.62265908718109" calcext:value-type="float">
            <text:p>1.6226590872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15338850021362" calcext:value-type="float">
            <text:p>2.1533885002</text:p>
          </table:table-cell>
          <table:table-cell office:value-type="float" office:value="2.07215690612793" calcext:value-type="float">
            <text:p>2.0721569061</text:p>
          </table:table-cell>
          <table:table-cell table:number-columns-repeated="9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.30003452301025" calcext:value-type="float">
            <text:p>2.300034523</text:p>
          </table:table-cell>
          <table:table-cell office:value-type="float" office:value="2.30076742172241" calcext:value-type="float">
            <text:p>2.3007674217</text:p>
          </table:table-cell>
          <table:table-cell office:value-type="float" office:value="1.63528847694397" calcext:value-type="float">
            <text:p>1.6352884769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13545155525208" calcext:value-type="float">
            <text:p>2.1354515553</text:p>
          </table:table-cell>
          <table:table-cell office:value-type="float" office:value="2.05497670173645" calcext:value-type="float">
            <text:p>2.0549767017</text:p>
          </table:table-cell>
          <table:table-cell table:number-columns-repeated="9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.29833698272705" calcext:value-type="float">
            <text:p>2.2983369827</text:p>
          </table:table-cell>
          <table:table-cell office:value-type="float" office:value="2.3006796836853" calcext:value-type="float">
            <text:p>2.3006796837</text:p>
          </table:table-cell>
          <table:table-cell office:value-type="float" office:value="1.62035894393921" calcext:value-type="float">
            <text:p>1.6203589439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22691869735718" calcext:value-type="float">
            <text:p>2.2269186974</text:p>
          </table:table-cell>
          <table:table-cell office:value-type="float" office:value="1.82735204696655" calcext:value-type="float">
            <text:p>1.827352047</text:p>
          </table:table-cell>
          <table:table-cell table:number-columns-repeated="9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.30118417739868" calcext:value-type="float">
            <text:p>2.3011841774</text:p>
          </table:table-cell>
          <table:table-cell office:value-type="float" office:value="2.300861120224" calcext:value-type="float">
            <text:p>2.3008611202</text:p>
          </table:table-cell>
          <table:table-cell office:value-type="float" office:value="1.62755298614502" calcext:value-type="float">
            <text:p>1.6275529861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2.16745233535767" calcext:value-type="float">
            <text:p>2.1674523354</text:p>
          </table:table-cell>
          <table:table-cell office:value-type="float" office:value="2.0635244846344" calcext:value-type="float">
            <text:p>2.0635244846</text:p>
          </table:table-cell>
          <table:table-cell table:number-columns-repeated="9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.30214095115662" calcext:value-type="float">
            <text:p>2.3021409512</text:p>
          </table:table-cell>
          <table:table-cell office:value-type="float" office:value="2.30053687095642" calcext:value-type="float">
            <text:p>2.300536871</text:p>
          </table:table-cell>
          <table:table-cell office:value-type="float" office:value="1.65419399738312" calcext:value-type="float">
            <text:p>1.6541939974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1.88553619384766" calcext:value-type="float">
            <text:p>1.8855361938</text:p>
          </table:table-cell>
          <table:table-cell office:value-type="float" office:value="1.87628531455994" calcext:value-type="float">
            <text:p>1.8762853146</text:p>
          </table:table-cell>
          <table:table-cell table:number-columns-repeated="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.30116367340088" calcext:value-type="float">
            <text:p>2.3011636734</text:p>
          </table:table-cell>
          <table:table-cell office:value-type="float" office:value="2.30045986175537" calcext:value-type="float">
            <text:p>2.3004598618</text:p>
          </table:table-cell>
          <table:table-cell office:value-type="float" office:value="1.63260173797607" calcext:value-type="float">
            <text:p>1.632601738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97860240936279" calcext:value-type="float">
            <text:p>1.9786024094</text:p>
          </table:table-cell>
          <table:table-cell office:value-type="float" office:value="2.08124685287476" calcext:value-type="float">
            <text:p>2.0812468529</text:p>
          </table:table-cell>
          <table:table-cell table:number-columns-repeated="9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.29893231391907" calcext:value-type="float">
            <text:p>2.2989323139</text:p>
          </table:table-cell>
          <table:table-cell office:value-type="float" office:value="2.30095338821411" calcext:value-type="float">
            <text:p>2.3009533882</text:p>
          </table:table-cell>
          <table:table-cell office:value-type="float" office:value="1.63650333881378" calcext:value-type="float">
            <text:p>1.636503338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5758895874023" calcext:value-type="float">
            <text:p>2.1575889587</text:p>
          </table:table-cell>
          <table:table-cell office:value-type="float" office:value="2.0866208076477" calcext:value-type="float">
            <text:p>2.0866208076</text:p>
          </table:table-cell>
          <table:table-cell table:number-columns-repeated="9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.30147385597229" calcext:value-type="float">
            <text:p>2.301473856</text:p>
          </table:table-cell>
          <table:table-cell office:value-type="float" office:value="2.30041813850403" calcext:value-type="float">
            <text:p>2.3004181385</text:p>
          </table:table-cell>
          <table:table-cell office:value-type="float" office:value="1.61498546600342" calcext:value-type="float">
            <text:p>1.614985466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2.022292137146" calcext:value-type="float">
            <text:p>2.0222921371</text:p>
          </table:table-cell>
          <table:table-cell office:value-type="float" office:value="1.98130536079407" calcext:value-type="float">
            <text:p>1.9813053608</text:p>
          </table:table-cell>
          <table:table-cell table:number-columns-repeated="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.30114364624023" calcext:value-type="float">
            <text:p>2.3011436462</text:p>
          </table:table-cell>
          <table:table-cell office:value-type="float" office:value="2.30063724517822" calcext:value-type="float">
            <text:p>2.3006372452</text:p>
          </table:table-cell>
          <table:table-cell office:value-type="float" office:value="1.61660647392273" calcext:value-type="float">
            <text:p>1.6166064739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06372308731079" calcext:value-type="float">
            <text:p>2.0637230873</text:p>
          </table:table-cell>
          <table:table-cell office:value-type="float" office:value="2.05884313583374" calcext:value-type="float">
            <text:p>2.0588431358</text:p>
          </table:table-cell>
          <table:table-cell table:number-columns-repeated="9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.29473161697388" calcext:value-type="float">
            <text:p>2.294731617</text:p>
          </table:table-cell>
          <table:table-cell office:value-type="float" office:value="2.3011462688446" calcext:value-type="float">
            <text:p>2.3011462688</text:p>
          </table:table-cell>
          <table:table-cell office:value-type="float" office:value="1.65545344352722" calcext:value-type="float">
            <text:p>1.6554534435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10343241691589" calcext:value-type="float">
            <text:p>2.1034324169</text:p>
          </table:table-cell>
          <table:table-cell office:value-type="float" office:value="2.00775122642517" calcext:value-type="float">
            <text:p>2.0077512264</text:p>
          </table:table-cell>
          <table:table-cell table:number-columns-repeated="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.30199408531189" calcext:value-type="float">
            <text:p>2.3019940853</text:p>
          </table:table-cell>
          <table:table-cell office:value-type="float" office:value="2.30096173286438" calcext:value-type="float">
            <text:p>2.3009617329</text:p>
          </table:table-cell>
          <table:table-cell office:value-type="float" office:value="1.62607717514038" calcext:value-type="float">
            <text:p>1.6260771751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1.88604187965393" calcext:value-type="float">
            <text:p>1.8860418797</text:p>
          </table:table-cell>
          <table:table-cell office:value-type="float" office:value="1.56144952774048" calcext:value-type="float">
            <text:p>1.5614495277</text:p>
          </table:table-cell>
          <table:table-cell table:number-columns-repeated="9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.30227208137512" calcext:value-type="float">
            <text:p>2.3022720814</text:p>
          </table:table-cell>
          <table:table-cell office:value-type="float" office:value="2.30058741569519" calcext:value-type="float">
            <text:p>2.3005874157</text:p>
          </table:table-cell>
          <table:table-cell office:value-type="float" office:value="1.60693717002869" calcext:value-type="float">
            <text:p>1.60693717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08356642723083" calcext:value-type="float">
            <text:p>2.0835664272</text:p>
          </table:table-cell>
          <table:table-cell office:value-type="float" office:value="1.91734027862549" calcext:value-type="float">
            <text:p>1.9173402786</text:p>
          </table:table-cell>
          <table:table-cell table:number-columns-repeated="9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.30167937278748" calcext:value-type="float">
            <text:p>2.3016793728</text:p>
          </table:table-cell>
          <table:table-cell office:value-type="float" office:value="2.30009651184082" calcext:value-type="float">
            <text:p>2.3000965118</text:p>
          </table:table-cell>
          <table:table-cell office:value-type="float" office:value="1.61749172210693" calcext:value-type="float">
            <text:p>1.6174917221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5757212638855" calcext:value-type="float">
            <text:p>2.0575721264</text:p>
          </table:table-cell>
          <table:table-cell office:value-type="float" office:value="2.04799723625183" calcext:value-type="float">
            <text:p>2.0479972363</text:p>
          </table:table-cell>
          <table:table-cell table:number-columns-repeated="9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.29390788078308" calcext:value-type="float">
            <text:p>2.2939078808</text:p>
          </table:table-cell>
          <table:table-cell office:value-type="float" office:value="2.30057668685913" calcext:value-type="float">
            <text:p>2.3005766869</text:p>
          </table:table-cell>
          <table:table-cell office:value-type="float" office:value="1.63407969474792" calcext:value-type="float">
            <text:p>1.6340796947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2.07995700836182" calcext:value-type="float">
            <text:p>2.0799570084</text:p>
          </table:table-cell>
          <table:table-cell office:value-type="float" office:value="2.09789347648621" calcext:value-type="float">
            <text:p>2.0978934765</text:p>
          </table:table-cell>
          <table:table-cell table:number-columns-repeated="9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.30001163482666" calcext:value-type="float">
            <text:p>2.3000116348</text:p>
          </table:table-cell>
          <table:table-cell office:value-type="float" office:value="2.3003785610199" calcext:value-type="float">
            <text:p>2.300378561</text:p>
          </table:table-cell>
          <table:table-cell office:value-type="float" office:value="1.6260621547699" calcext:value-type="float">
            <text:p>1.6260621548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07757759094238" calcext:value-type="float">
            <text:p>2.0775775909</text:p>
          </table:table-cell>
          <table:table-cell office:value-type="float" office:value="1.98408770561218" calcext:value-type="float">
            <text:p>1.9840877056</text:p>
          </table:table-cell>
          <table:table-cell table:number-columns-repeated="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30216646194458" calcext:value-type="float">
            <text:p>2.3021664619</text:p>
          </table:table-cell>
          <table:table-cell office:value-type="float" office:value="2.30041980743408" calcext:value-type="float">
            <text:p>2.3004198074</text:p>
          </table:table-cell>
          <table:table-cell office:value-type="float" office:value="1.61558449268341" calcext:value-type="float">
            <text:p>1.6155844927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08211374282837" calcext:value-type="float">
            <text:p>2.0821137428</text:p>
          </table:table-cell>
          <table:table-cell office:value-type="float" office:value="2.19814848899841" calcext:value-type="float">
            <text:p>2.198148489</text:p>
          </table:table-cell>
          <table:table-cell table:number-columns-repeated="9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.30055522918701" calcext:value-type="float">
            <text:p>2.3005552292</text:p>
          </table:table-cell>
          <table:table-cell office:value-type="float" office:value="2.30002522468567" calcext:value-type="float">
            <text:p>2.3000252247</text:p>
          </table:table-cell>
          <table:table-cell office:value-type="float" office:value="1.61168658733368" calcext:value-type="float">
            <text:p>1.6116865873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87959229946136" calcext:value-type="float">
            <text:p>1.8795922995</text:p>
          </table:table-cell>
          <table:table-cell office:value-type="float" office:value="1.93860137462616" calcext:value-type="float">
            <text:p>1.9386013746</text:p>
          </table:table-cell>
          <table:table-cell table:number-columns-repeated="9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.3021411895752" calcext:value-type="float">
            <text:p>2.3021411896</text:p>
          </table:table-cell>
          <table:table-cell office:value-type="float" office:value="2.29994440078735" calcext:value-type="float">
            <text:p>2.2999444008</text:p>
          </table:table-cell>
          <table:table-cell office:value-type="float" office:value="1.65192127227783" calcext:value-type="float">
            <text:p>1.6519212723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8110556602478" calcext:value-type="float">
            <text:p>1.981105566</text:p>
          </table:table-cell>
          <table:table-cell office:value-type="float" office:value="1.81106054782867" calcext:value-type="float">
            <text:p>1.8110605478</text:p>
          </table:table-cell>
          <table:table-cell table:number-columns-repeated="9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.30242347717285" calcext:value-type="float">
            <text:p>2.3024234772</text:p>
          </table:table-cell>
          <table:table-cell office:value-type="float" office:value="2.2998673915863" calcext:value-type="float">
            <text:p>2.2998673916</text:p>
          </table:table-cell>
          <table:table-cell office:value-type="float" office:value="1.62218153476715" calcext:value-type="float">
            <text:p>1.6221815348</text:p>
          </table:table-cell>
          <table:table-cell office:value-type="float" office:value="2.30255103111267" calcext:value-type="float">
            <text:p>2.3025510311</text:p>
          </table:table-cell>
          <table:table-cell office:value-type="float" office:value="2.07434916496277" calcext:value-type="float">
            <text:p>2.074349165</text:p>
          </table:table-cell>
          <table:table-cell office:value-type="float" office:value="2.15208554267883" calcext:value-type="float">
            <text:p>2.1520855427</text:p>
          </table:table-cell>
          <table:table-cell table:number-columns-repeated="9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.30078077316284" calcext:value-type="float">
            <text:p>2.3007807732</text:p>
          </table:table-cell>
          <table:table-cell office:value-type="float" office:value="2.29978227615356" calcext:value-type="float">
            <text:p>2.2997822762</text:p>
          </table:table-cell>
          <table:table-cell office:value-type="float" office:value="1.61831223964691" calcext:value-type="float">
            <text:p>1.6183122396</text:p>
          </table:table-cell>
          <table:table-cell office:value-type="float" office:value="2.30251407623291" calcext:value-type="float">
            <text:p>2.3025140762</text:p>
          </table:table-cell>
          <table:table-cell office:value-type="float" office:value="2.00721836090088" calcext:value-type="float">
            <text:p>2.0072183609</text:p>
          </table:table-cell>
          <table:table-cell office:value-type="float" office:value="2.00588607788086" calcext:value-type="float">
            <text:p>2.0058860779</text:p>
          </table:table-cell>
          <table:table-cell table:number-columns-repeated="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.30128216743469" calcext:value-type="float">
            <text:p>2.3012821674</text:p>
          </table:table-cell>
          <table:table-cell office:value-type="float" office:value="2.29964470863342" calcext:value-type="float">
            <text:p>2.2996447086</text:p>
          </table:table-cell>
          <table:table-cell office:value-type="float" office:value="1.63040721416473" calcext:value-type="float">
            <text:p>1.6304072142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17031097412109" calcext:value-type="float">
            <text:p>2.1703109741</text:p>
          </table:table-cell>
          <table:table-cell office:value-type="float" office:value="1.91446304321289" calcext:value-type="float">
            <text:p>1.9144630432</text:p>
          </table:table-cell>
          <table:table-cell table:number-columns-repeated="9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.30162787437439" calcext:value-type="float">
            <text:p>2.3016278744</text:p>
          </table:table-cell>
          <table:table-cell office:value-type="float" office:value="2.2994647026062" calcext:value-type="float">
            <text:p>2.2994647026</text:p>
          </table:table-cell>
          <table:table-cell office:value-type="float" office:value="1.61741125583649" calcext:value-type="float">
            <text:p>1.6174112558</text:p>
          </table:table-cell>
          <table:table-cell office:value-type="float" office:value="2.30251336097717" calcext:value-type="float">
            <text:p>2.302513361</text:p>
          </table:table-cell>
          <table:table-cell office:value-type="float" office:value="1.95373094081879" calcext:value-type="float">
            <text:p>1.9537309408</text:p>
          </table:table-cell>
          <table:table-cell office:value-type="float" office:value="2.17630386352539" calcext:value-type="float">
            <text:p>2.1763038635</text:p>
          </table:table-cell>
          <table:table-cell table:number-columns-repeated="9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.30242252349854" calcext:value-type="float">
            <text:p>2.3024225235</text:p>
          </table:table-cell>
          <table:table-cell office:value-type="float" office:value="2.29980564117432" calcext:value-type="float">
            <text:p>2.2998056412</text:p>
          </table:table-cell>
          <table:table-cell office:value-type="float" office:value="1.61779797077179" calcext:value-type="float">
            <text:p>1.6177979708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03371810913086" calcext:value-type="float">
            <text:p>2.0337181091</text:p>
          </table:table-cell>
          <table:table-cell office:value-type="float" office:value="2.15973544120789" calcext:value-type="float">
            <text:p>2.1597354412</text:p>
          </table:table-cell>
          <table:table-cell table:number-columns-repeated="9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.30201101303101" calcext:value-type="float">
            <text:p>2.302011013</text:p>
          </table:table-cell>
          <table:table-cell office:value-type="float" office:value="2.30000972747803" calcext:value-type="float">
            <text:p>2.3000097275</text:p>
          </table:table-cell>
          <table:table-cell office:value-type="float" office:value="1.66715395450592" calcext:value-type="float">
            <text:p>1.6671539545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14018774032593" calcext:value-type="float">
            <text:p>2.1401877403</text:p>
          </table:table-cell>
          <table:table-cell office:value-type="float" office:value="2.07015323638916" calcext:value-type="float">
            <text:p>2.0701532364</text:p>
          </table:table-cell>
          <table:table-cell table:number-columns-repeated="9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.29983234405518" calcext:value-type="float">
            <text:p>2.2998323441</text:p>
          </table:table-cell>
          <table:table-cell office:value-type="float" office:value="2.30037260055542" calcext:value-type="float">
            <text:p>2.3003726006</text:p>
          </table:table-cell>
          <table:table-cell office:value-type="float" office:value="1.70920062065125" calcext:value-type="float">
            <text:p>1.7092006207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628547668457" calcext:value-type="float">
            <text:p>2.0628547668</text:p>
          </table:table-cell>
          <table:table-cell office:value-type="float" office:value="2.00587725639343" calcext:value-type="float">
            <text:p>2.0058772564</text:p>
          </table:table-cell>
          <table:table-cell table:number-columns-repeated="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.29649806022644" calcext:value-type="float">
            <text:p>2.2964980602</text:p>
          </table:table-cell>
          <table:table-cell office:value-type="float" office:value="2.30059289932251" calcext:value-type="float">
            <text:p>2.3005928993</text:p>
          </table:table-cell>
          <table:table-cell office:value-type="float" office:value="1.63162636756897" calcext:value-type="float">
            <text:p>1.6316263676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03323268890381" calcext:value-type="float">
            <text:p>2.0332326889</text:p>
          </table:table-cell>
          <table:table-cell office:value-type="float" office:value="2.00210690498352" calcext:value-type="float">
            <text:p>2.002106905</text:p>
          </table:table-cell>
          <table:table-cell table:number-columns-repeated="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.29921936988831" calcext:value-type="float">
            <text:p>2.2992193699</text:p>
          </table:table-cell>
          <table:table-cell office:value-type="float" office:value="2.30083799362183" calcext:value-type="float">
            <text:p>2.3008379936</text:p>
          </table:table-cell>
          <table:table-cell office:value-type="float" office:value="1.6323881149292" calcext:value-type="float">
            <text:p>1.6323881149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5121374130249" calcext:value-type="float">
            <text:p>2.0512137413</text:p>
          </table:table-cell>
          <table:table-cell office:value-type="float" office:value="2.08464431762695" calcext:value-type="float">
            <text:p>2.0846443176</text:p>
          </table:table-cell>
          <table:table-cell table:number-columns-repeated="9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.30189251899719" calcext:value-type="float">
            <text:p>2.301892519</text:p>
          </table:table-cell>
          <table:table-cell office:value-type="float" office:value="2.30021047592163" calcext:value-type="float">
            <text:p>2.3002104759</text:p>
          </table:table-cell>
          <table:table-cell office:value-type="float" office:value="1.64293932914734" calcext:value-type="float">
            <text:p>1.6429393291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05226993560791" calcext:value-type="float">
            <text:p>2.0522699356</text:p>
          </table:table-cell>
          <table:table-cell office:value-type="float" office:value="2.14464855194092" calcext:value-type="float">
            <text:p>2.1446485519</text:p>
          </table:table-cell>
          <table:table-cell table:number-columns-repeated="9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.29801368713379" calcext:value-type="float">
            <text:p>2.2980136871</text:p>
          </table:table-cell>
          <table:table-cell office:value-type="float" office:value="2.29974436759949" calcext:value-type="float">
            <text:p>2.2997443676</text:p>
          </table:table-cell>
          <table:table-cell office:value-type="float" office:value="1.67917203903198" calcext:value-type="float">
            <text:p>1.679172039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1.95815300941467" calcext:value-type="float">
            <text:p>1.9581530094</text:p>
          </table:table-cell>
          <table:table-cell office:value-type="float" office:value="2.15333485603333" calcext:value-type="float">
            <text:p>2.153334856</text:p>
          </table:table-cell>
          <table:table-cell table:number-columns-repeated="9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.29671740531921" calcext:value-type="float">
            <text:p>2.2967174053</text:p>
          </table:table-cell>
          <table:table-cell office:value-type="float" office:value="2.29890608787537" calcext:value-type="float">
            <text:p>2.2989060879</text:p>
          </table:table-cell>
          <table:table-cell office:value-type="float" office:value="1.6255077123642" calcext:value-type="float">
            <text:p>1.6255077124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2.17533278465271" calcext:value-type="float">
            <text:p>2.1753327847</text:p>
          </table:table-cell>
          <table:table-cell office:value-type="float" office:value="1.91242146492004" calcext:value-type="float">
            <text:p>1.9124214649</text:p>
          </table:table-cell>
          <table:table-cell table:number-columns-repeated="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.30225133895874" calcext:value-type="float">
            <text:p>2.302251339</text:p>
          </table:table-cell>
          <table:table-cell office:value-type="float" office:value="2.2997579574585" calcext:value-type="float">
            <text:p>2.2997579575</text:p>
          </table:table-cell>
          <table:table-cell office:value-type="float" office:value="1.66325509548187" calcext:value-type="float">
            <text:p>1.6632550955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17229318618774" calcext:value-type="float">
            <text:p>2.1722931862</text:p>
          </table:table-cell>
          <table:table-cell office:value-type="float" office:value="2.17590069770813" calcext:value-type="float">
            <text:p>2.1759006977</text:p>
          </table:table-cell>
          <table:table-cell table:number-columns-repeated="9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.30043029785156" calcext:value-type="float">
            <text:p>2.3004302979</text:p>
          </table:table-cell>
          <table:table-cell office:value-type="float" office:value="2.29925441741943" calcext:value-type="float">
            <text:p>2.2992544174</text:p>
          </table:table-cell>
          <table:table-cell office:value-type="float" office:value="1.61328673362732" calcext:value-type="float">
            <text:p>1.6132867336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85859620571136" calcext:value-type="float">
            <text:p>1.8585962057</text:p>
          </table:table-cell>
          <table:table-cell office:value-type="float" office:value="2.14399719238281" calcext:value-type="float">
            <text:p>2.1439971924</text:p>
          </table:table-cell>
          <table:table-cell table:number-columns-repeated="9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.30210280418396" calcext:value-type="float">
            <text:p>2.3021028042</text:p>
          </table:table-cell>
          <table:table-cell office:value-type="float" office:value="2.30006814002991" calcext:value-type="float">
            <text:p>2.30006814</text:p>
          </table:table-cell>
          <table:table-cell office:value-type="float" office:value="1.63541829586029" calcext:value-type="float">
            <text:p>1.6354182959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2.11143589019775" calcext:value-type="float">
            <text:p>2.1114358902</text:p>
          </table:table-cell>
          <table:table-cell office:value-type="float" office:value="2.16965341567993" calcext:value-type="float">
            <text:p>2.1696534157</text:p>
          </table:table-cell>
          <table:table-cell table:number-columns-repeated="9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.30008912086487" calcext:value-type="float">
            <text:p>2.3000891209</text:p>
          </table:table-cell>
          <table:table-cell office:value-type="float" office:value="2.29958605766296" calcext:value-type="float">
            <text:p>2.2995860577</text:p>
          </table:table-cell>
          <table:table-cell office:value-type="float" office:value="1.67054319381714" calcext:value-type="float">
            <text:p>1.6705431938</text:p>
          </table:table-cell>
          <table:table-cell office:value-type="float" office:value="2.30252432823181" calcext:value-type="float">
            <text:p>2.3025243282</text:p>
          </table:table-cell>
          <table:table-cell office:value-type="float" office:value="1.9228732585907" calcext:value-type="float">
            <text:p>1.9228732586</text:p>
          </table:table-cell>
          <table:table-cell office:value-type="float" office:value="2.02654552459717" calcext:value-type="float">
            <text:p>2.0265455246</text:p>
          </table:table-cell>
          <table:table-cell table:number-columns-repeated="9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.29736661911011" calcext:value-type="float">
            <text:p>2.2973666191</text:p>
          </table:table-cell>
          <table:table-cell office:value-type="float" office:value="2.29944634437561" calcext:value-type="float">
            <text:p>2.2994463444</text:p>
          </table:table-cell>
          <table:table-cell office:value-type="float" office:value="1.66363859176636" calcext:value-type="float">
            <text:p>1.6636385918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05682802200317" calcext:value-type="float">
            <text:p>2.056828022</text:p>
          </table:table-cell>
          <table:table-cell office:value-type="float" office:value="1.80940639972687" calcext:value-type="float">
            <text:p>1.8094063997</text:p>
          </table:table-cell>
          <table:table-cell table:number-columns-repeated="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.30014371871948" calcext:value-type="float">
            <text:p>2.3001437187</text:p>
          </table:table-cell>
          <table:table-cell office:value-type="float" office:value="2.29906606674194" calcext:value-type="float">
            <text:p>2.2990660667</text:p>
          </table:table-cell>
          <table:table-cell office:value-type="float" office:value="1.6380934715271" calcext:value-type="float">
            <text:p>1.6380934715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1.9361823797226" calcext:value-type="float">
            <text:p>1.9361823797</text:p>
          </table:table-cell>
          <table:table-cell office:value-type="float" office:value="1.81931495666504" calcext:value-type="float">
            <text:p>1.8193149567</text:p>
          </table:table-cell>
          <table:table-cell table:number-columns-repeated="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.30213737487793" calcext:value-type="float">
            <text:p>2.3021373749</text:p>
          </table:table-cell>
          <table:table-cell office:value-type="float" office:value="2.29924535751343" calcext:value-type="float">
            <text:p>2.2992453575</text:p>
          </table:table-cell>
          <table:table-cell office:value-type="float" office:value="1.63120746612549" calcext:value-type="float">
            <text:p>1.6312074661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05662131309509" calcext:value-type="float">
            <text:p>2.0566213131</text:p>
          </table:table-cell>
          <table:table-cell office:value-type="float" office:value="1.96219825744629" calcext:value-type="float">
            <text:p>1.9621982574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.30156564712524" calcext:value-type="float">
            <text:p>2.3015656471</text:p>
          </table:table-cell>
          <table:table-cell office:value-type="float" office:value="2.30025172233582" calcext:value-type="float">
            <text:p>2.3002517223</text:p>
          </table:table-cell>
          <table:table-cell office:value-type="float" office:value="1.61313271522522" calcext:value-type="float">
            <text:p>1.6131327152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388578414917" calcext:value-type="float">
            <text:p>2.1388578415</text:p>
          </table:table-cell>
          <table:table-cell office:value-type="float" office:value="2.1898033618927" calcext:value-type="float">
            <text:p>2.1898033619</text:p>
          </table:table-cell>
          <table:table-cell table:number-columns-repeated="9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.30181884765625" calcext:value-type="float">
            <text:p>2.3018188477</text:p>
          </table:table-cell>
          <table:table-cell office:value-type="float" office:value="2.29978227615356" calcext:value-type="float">
            <text:p>2.2997822762</text:p>
          </table:table-cell>
          <table:table-cell office:value-type="float" office:value="1.61567831039429" calcext:value-type="float">
            <text:p>1.6156783104</text:p>
          </table:table-cell>
          <table:table-cell office:value-type="float" office:value="2.30254602432251" calcext:value-type="float">
            <text:p>2.3025460243</text:p>
          </table:table-cell>
          <table:table-cell office:value-type="float" office:value="1.99961698055267" calcext:value-type="float">
            <text:p>1.9996169806</text:p>
          </table:table-cell>
          <table:table-cell office:value-type="float" office:value="2.23360562324524" calcext:value-type="float">
            <text:p>2.2336056232</text:p>
          </table:table-cell>
          <table:table-cell table:number-columns-repeated="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.29642796516418" calcext:value-type="float">
            <text:p>2.2964279652</text:p>
          </table:table-cell>
          <table:table-cell office:value-type="float" office:value="2.29887700080872" calcext:value-type="float">
            <text:p>2.2988770008</text:p>
          </table:table-cell>
          <table:table-cell office:value-type="float" office:value="1.6661342382431" calcext:value-type="float">
            <text:p>1.6661342382</text:p>
          </table:table-cell>
          <table:table-cell office:value-type="float" office:value="2.30255937576294" calcext:value-type="float">
            <text:p>2.3025593758</text:p>
          </table:table-cell>
          <table:table-cell office:value-type="float" office:value="2.19906711578369" calcext:value-type="float">
            <text:p>2.1990671158</text:p>
          </table:table-cell>
          <table:table-cell office:value-type="float" office:value="2.0162034034729" calcext:value-type="float">
            <text:p>2.0162034035</text:p>
          </table:table-cell>
          <table:table-cell table:number-columns-repeated="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30106544494629" calcext:value-type="float">
            <text:p>2.3010654449</text:p>
          </table:table-cell>
          <table:table-cell office:value-type="float" office:value="2.29973435401916" calcext:value-type="float">
            <text:p>2.299734354</text:p>
          </table:table-cell>
          <table:table-cell office:value-type="float" office:value="1.61864817142487" calcext:value-type="float">
            <text:p>1.6186481714</text:p>
          </table:table-cell>
          <table:table-cell office:value-type="float" office:value="2.30251121520996" calcext:value-type="float">
            <text:p>2.3025112152</text:p>
          </table:table-cell>
          <table:table-cell office:value-type="float" office:value="2.10592818260193" calcext:value-type="float">
            <text:p>2.1059281826</text:p>
          </table:table-cell>
          <table:table-cell office:value-type="float" office:value="2.08401226997375" calcext:value-type="float">
            <text:p>2.08401227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.30118083953857" calcext:value-type="float">
            <text:p>2.3011808395</text:p>
          </table:table-cell>
          <table:table-cell office:value-type="float" office:value="2.2998104095459" calcext:value-type="float">
            <text:p>2.2998104095</text:p>
          </table:table-cell>
          <table:table-cell office:value-type="float" office:value="1.61990404129028" calcext:value-type="float">
            <text:p>1.6199040413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66323828697205" calcext:value-type="float">
            <text:p>1.663238287</text:p>
          </table:table-cell>
          <table:table-cell office:value-type="float" office:value="1.48710119724274" calcext:value-type="float">
            <text:p>1.4871011972</text:p>
          </table:table-cell>
          <table:table-cell table:number-columns-repeated="9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.3002598285675" calcext:value-type="float">
            <text:p>2.3002598286</text:p>
          </table:table-cell>
          <table:table-cell office:value-type="float" office:value="2.29895186424255" calcext:value-type="float">
            <text:p>2.2989518642</text:p>
          </table:table-cell>
          <table:table-cell office:value-type="float" office:value="1.63398110866547" calcext:value-type="float">
            <text:p>1.633981108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25930571556091" calcext:value-type="float">
            <text:p>2.2593057156</text:p>
          </table:table-cell>
          <table:table-cell office:value-type="float" office:value="1.92139685153961" calcext:value-type="float">
            <text:p>1.9213968515</text:p>
          </table:table-cell>
          <table:table-cell table:number-columns-repeated="9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.30053734779358" calcext:value-type="float">
            <text:p>2.3005373478</text:p>
          </table:table-cell>
          <table:table-cell office:value-type="float" office:value="2.29884743690491" calcext:value-type="float">
            <text:p>2.2988474369</text:p>
          </table:table-cell>
          <table:table-cell office:value-type="float" office:value="1.64242386817932" calcext:value-type="float">
            <text:p>1.6424238682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9931943416595" calcext:value-type="float">
            <text:p>1.9993194342</text:p>
          </table:table-cell>
          <table:table-cell office:value-type="float" office:value="2.01222801208496" calcext:value-type="float">
            <text:p>2.0122280121</text:p>
          </table:table-cell>
          <table:table-cell table:number-columns-repeated="9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.29873967170715" calcext:value-type="float">
            <text:p>2.2987396717</text:p>
          </table:table-cell>
          <table:table-cell office:value-type="float" office:value="2.29966473579407" calcext:value-type="float">
            <text:p>2.2996647358</text:p>
          </table:table-cell>
          <table:table-cell office:value-type="float" office:value="1.60520458221436" calcext:value-type="float">
            <text:p>1.6052045822</text:p>
          </table:table-cell>
          <table:table-cell office:value-type="float" office:value="2.30255532264709" calcext:value-type="float">
            <text:p>2.3025553226</text:p>
          </table:table-cell>
          <table:table-cell office:value-type="float" office:value="1.8925621509552" calcext:value-type="float">
            <text:p>1.892562151</text:p>
          </table:table-cell>
          <table:table-cell office:value-type="float" office:value="2.09029769897461" calcext:value-type="float">
            <text:p>2.090297699</text:p>
          </table:table-cell>
          <table:table-cell table:number-columns-repeated="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.2892632484436" calcext:value-type="float">
            <text:p>2.2892632484</text:p>
          </table:table-cell>
          <table:table-cell office:value-type="float" office:value="2.29871964454651" calcext:value-type="float">
            <text:p>2.2987196445</text:p>
          </table:table-cell>
          <table:table-cell office:value-type="float" office:value="1.62960505485535" calcext:value-type="float">
            <text:p>1.6296050549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1.96308290958405" calcext:value-type="float">
            <text:p>1.9630829096</text:p>
          </table:table-cell>
          <table:table-cell office:value-type="float" office:value="1.96098864078522" calcext:value-type="float">
            <text:p>1.9609886408</text:p>
          </table:table-cell>
          <table:table-cell table:number-columns-repeated="9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.30168390274048" calcext:value-type="float">
            <text:p>2.3016839027</text:p>
          </table:table-cell>
          <table:table-cell office:value-type="float" office:value="2.29797577857971" calcext:value-type="float">
            <text:p>2.2979757786</text:p>
          </table:table-cell>
          <table:table-cell office:value-type="float" office:value="1.63795781135559" calcext:value-type="float">
            <text:p>1.6379578114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9733407497406" calcext:value-type="float">
            <text:p>1.9733407497</text:p>
          </table:table-cell>
          <table:table-cell office:value-type="float" office:value="2.25177001953125" calcext:value-type="float">
            <text:p>2.2517700195</text:p>
          </table:table-cell>
          <table:table-cell table:number-columns-repeated="9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.29061412811279" calcext:value-type="float">
            <text:p>2.2906141281</text:p>
          </table:table-cell>
          <table:table-cell office:value-type="float" office:value="2.29918074607849" calcext:value-type="float">
            <text:p>2.2991807461</text:p>
          </table:table-cell>
          <table:table-cell office:value-type="float" office:value="1.61477708816528" calcext:value-type="float">
            <text:p>1.6147770882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2.23040103912354" calcext:value-type="float">
            <text:p>2.2304010391</text:p>
          </table:table-cell>
          <table:table-cell office:value-type="float" office:value="2.00800633430481" calcext:value-type="float">
            <text:p>2.0080063343</text:p>
          </table:table-cell>
          <table:table-cell table:number-columns-repeated="9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.2961163520813" calcext:value-type="float">
            <text:p>2.2961163521</text:p>
          </table:table-cell>
          <table:table-cell office:value-type="float" office:value="2.29905200004578" calcext:value-type="float">
            <text:p>2.299052</text:p>
          </table:table-cell>
          <table:table-cell office:value-type="float" office:value="1.63293552398682" calcext:value-type="float">
            <text:p>1.632935524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2.08311295509338" calcext:value-type="float">
            <text:p>2.0831129551</text:p>
          </table:table-cell>
          <table:table-cell office:value-type="float" office:value="2.05485486984253" calcext:value-type="float">
            <text:p>2.0548548698</text:p>
          </table:table-cell>
          <table:table-cell table:number-columns-repeated="9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.30230665206909" calcext:value-type="float">
            <text:p>2.3023066521</text:p>
          </table:table-cell>
          <table:table-cell office:value-type="float" office:value="2.29957675933838" calcext:value-type="float">
            <text:p>2.2995767593</text:p>
          </table:table-cell>
          <table:table-cell office:value-type="float" office:value="1.62207984924316" calcext:value-type="float">
            <text:p>1.622079849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5900325775146" calcext:value-type="float">
            <text:p>2.1590032578</text:p>
          </table:table-cell>
          <table:table-cell office:value-type="float" office:value="2.19185256958008" calcext:value-type="float">
            <text:p>2.1918525696</text:p>
          </table:table-cell>
          <table:table-cell table:number-columns-repeated="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.3007435798645" calcext:value-type="float">
            <text:p>2.3007435799</text:p>
          </table:table-cell>
          <table:table-cell office:value-type="float" office:value="2.29904341697693" calcext:value-type="float">
            <text:p>2.299043417</text:p>
          </table:table-cell>
          <table:table-cell office:value-type="float" office:value="1.61790037155151" calcext:value-type="float">
            <text:p>1.6179003716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2.15754342079163" calcext:value-type="float">
            <text:p>2.1575434208</text:p>
          </table:table-cell>
          <table:table-cell office:value-type="float" office:value="1.92881143093109" calcext:value-type="float">
            <text:p>1.9288114309</text:p>
          </table:table-cell>
          <table:table-cell table:number-columns-repeated="9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.29616212844849" calcext:value-type="float">
            <text:p>2.2961621284</text:p>
          </table:table-cell>
          <table:table-cell office:value-type="float" office:value="2.2992091178894" calcext:value-type="float">
            <text:p>2.2992091179</text:p>
          </table:table-cell>
          <table:table-cell office:value-type="float" office:value="1.63135290145874" calcext:value-type="float">
            <text:p>1.6313529015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19420671463013" calcext:value-type="float">
            <text:p>2.1942067146</text:p>
          </table:table-cell>
          <table:table-cell office:value-type="float" office:value="2.1446807384491" calcext:value-type="float">
            <text:p>2.1446807384</text:p>
          </table:table-cell>
          <table:table-cell table:number-columns-repeated="9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.30085062980652" calcext:value-type="float">
            <text:p>2.3008506298</text:p>
          </table:table-cell>
          <table:table-cell office:value-type="float" office:value="2.29959416389465" calcext:value-type="float">
            <text:p>2.2995941639</text:p>
          </table:table-cell>
          <table:table-cell office:value-type="float" office:value="1.64302754402161" calcext:value-type="float">
            <text:p>1.643027544</text:p>
          </table:table-cell>
          <table:table-cell office:value-type="float" office:value="2.30251383781433" calcext:value-type="float">
            <text:p>2.3025138378</text:p>
          </table:table-cell>
          <table:table-cell office:value-type="float" office:value="1.88299226760864" calcext:value-type="float">
            <text:p>1.8829922676</text:p>
          </table:table-cell>
          <table:table-cell office:value-type="float" office:value="2.01110482215881" calcext:value-type="float">
            <text:p>2.0111048222</text:p>
          </table:table-cell>
          <table:table-cell table:number-columns-repeated="9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.30238056182861" calcext:value-type="float">
            <text:p>2.3023805618</text:p>
          </table:table-cell>
          <table:table-cell office:value-type="float" office:value="2.29916882514954" calcext:value-type="float">
            <text:p>2.2991688251</text:p>
          </table:table-cell>
          <table:table-cell office:value-type="float" office:value="1.61852884292603" calcext:value-type="float">
            <text:p>1.6185288429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1.93810749053955" calcext:value-type="float">
            <text:p>1.9381074905</text:p>
          </table:table-cell>
          <table:table-cell office:value-type="float" office:value="2.13459253311157" calcext:value-type="float">
            <text:p>2.1345925331</text:p>
          </table:table-cell>
          <table:table-cell table:number-columns-repeated="9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.30206704139709" calcext:value-type="float">
            <text:p>2.3020670414</text:p>
          </table:table-cell>
          <table:table-cell office:value-type="float" office:value="2.29831051826477" calcext:value-type="float">
            <text:p>2.2983105183</text:p>
          </table:table-cell>
          <table:table-cell office:value-type="float" office:value="1.62856709957123" calcext:value-type="float">
            <text:p>1.6285670996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1.88994789123535" calcext:value-type="float">
            <text:p>1.8899478912</text:p>
          </table:table-cell>
          <table:table-cell office:value-type="float" office:value="2.08358311653137" calcext:value-type="float">
            <text:p>2.0835831165</text:p>
          </table:table-cell>
          <table:table-cell table:number-columns-repeated="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.3021125793457" calcext:value-type="float">
            <text:p>2.3021125793</text:p>
          </table:table-cell>
          <table:table-cell office:value-type="float" office:value="2.29894399642944" calcext:value-type="float">
            <text:p>2.2989439964</text:p>
          </table:table-cell>
          <table:table-cell office:value-type="float" office:value="1.62019968032837" calcext:value-type="float">
            <text:p>1.6201996803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2.07170534133911" calcext:value-type="float">
            <text:p>2.0717053413</text:p>
          </table:table-cell>
          <table:table-cell office:value-type="float" office:value="1.87702989578247" calcext:value-type="float">
            <text:p>1.8770298958</text:p>
          </table:table-cell>
          <table:table-cell table:number-columns-repeated="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.3014612197876" calcext:value-type="float">
            <text:p>2.3014612198</text:p>
          </table:table-cell>
          <table:table-cell office:value-type="float" office:value="2.29777765274048" calcext:value-type="float">
            <text:p>2.2977776527</text:p>
          </table:table-cell>
          <table:table-cell office:value-type="float" office:value="1.61025834083557" calcext:value-type="float">
            <text:p>1.6102583408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21947717666626" calcext:value-type="float">
            <text:p>2.2194771767</text:p>
          </table:table-cell>
          <table:table-cell office:value-type="float" office:value="2.0261218547821" calcext:value-type="float">
            <text:p>2.0261218548</text:p>
          </table:table-cell>
          <table:table-cell table:number-columns-repeated="9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.30221223831177" calcext:value-type="float">
            <text:p>2.3022122383</text:p>
          </table:table-cell>
          <table:table-cell office:value-type="float" office:value="2.29814004898071" calcext:value-type="float">
            <text:p>2.298140049</text:p>
          </table:table-cell>
          <table:table-cell office:value-type="float" office:value="1.63016033172607" calcext:value-type="float">
            <text:p>1.6301603317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91174256801605" calcext:value-type="float">
            <text:p>1.911742568</text:p>
          </table:table-cell>
          <table:table-cell office:value-type="float" office:value="2.02762842178345" calcext:value-type="float">
            <text:p>2.0276284218</text:p>
          </table:table-cell>
          <table:table-cell table:number-columns-repeated="9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.30200457572937" calcext:value-type="float">
            <text:p>2.3020045757</text:p>
          </table:table-cell>
          <table:table-cell office:value-type="float" office:value="2.2983570098877" calcext:value-type="float">
            <text:p>2.2983570099</text:p>
          </table:table-cell>
          <table:table-cell office:value-type="float" office:value="1.63720870018005" calcext:value-type="float">
            <text:p>1.6372087002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2.09768104553223" calcext:value-type="float">
            <text:p>2.0976810455</text:p>
          </table:table-cell>
          <table:table-cell office:value-type="float" office:value="2.01734280586243" calcext:value-type="float">
            <text:p>2.0173428059</text:p>
          </table:table-cell>
          <table:table-cell table:number-columns-repeated="9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.30230522155762" calcext:value-type="float">
            <text:p>2.3023052216</text:p>
          </table:table-cell>
          <table:table-cell office:value-type="float" office:value="2.29623532295227" calcext:value-type="float">
            <text:p>2.296235323</text:p>
          </table:table-cell>
          <table:table-cell office:value-type="float" office:value="1.61498928070068" calcext:value-type="float">
            <text:p>1.6149892807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2.09503364562988" calcext:value-type="float">
            <text:p>2.0950336456</text:p>
          </table:table-cell>
          <table:table-cell office:value-type="float" office:value="2.05185914039612" calcext:value-type="float">
            <text:p>2.0518591404</text:p>
          </table:table-cell>
          <table:table-cell table:number-columns-repeated="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.30200171470642" calcext:value-type="float">
            <text:p>2.3020017147</text:p>
          </table:table-cell>
          <table:table-cell office:value-type="float" office:value="2.29928731918335" calcext:value-type="float">
            <text:p>2.2992873192</text:p>
          </table:table-cell>
          <table:table-cell office:value-type="float" office:value="1.6792426109314" calcext:value-type="float">
            <text:p>1.6792426109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96002495288849" calcext:value-type="float">
            <text:p>1.9600249529</text:p>
          </table:table-cell>
          <table:table-cell office:value-type="float" office:value="2.09977602958679" calcext:value-type="float">
            <text:p>2.0997760296</text:p>
          </table:table-cell>
          <table:table-cell table:number-columns-repeated="9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.29992008209229" calcext:value-type="float">
            <text:p>2.2999200821</text:p>
          </table:table-cell>
          <table:table-cell office:value-type="float" office:value="2.2987163066864" calcext:value-type="float">
            <text:p>2.2987163067</text:p>
          </table:table-cell>
          <table:table-cell office:value-type="float" office:value="1.61917972564697" calcext:value-type="float">
            <text:p>1.6191797256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22651481628418" calcext:value-type="float">
            <text:p>2.2265148163</text:p>
          </table:table-cell>
          <table:table-cell office:value-type="float" office:value="1.75146281719208" calcext:value-type="float">
            <text:p>1.7514628172</text:p>
          </table:table-cell>
          <table:table-cell table:number-columns-repeated="9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.30112743377686" calcext:value-type="float">
            <text:p>2.3011274338</text:p>
          </table:table-cell>
          <table:table-cell office:value-type="float" office:value="2.29855465888977" calcext:value-type="float">
            <text:p>2.2985546589</text:p>
          </table:table-cell>
          <table:table-cell office:value-type="float" office:value="1.63670420646667" calcext:value-type="float">
            <text:p>1.6367042065</text:p>
          </table:table-cell>
          <table:table-cell office:value-type="float" office:value="2.30252909660339" calcext:value-type="float">
            <text:p>2.3025290966</text:p>
          </table:table-cell>
          <table:table-cell office:value-type="float" office:value="1.83729028701782" calcext:value-type="float">
            <text:p>1.837290287</text:p>
          </table:table-cell>
          <table:table-cell office:value-type="float" office:value="2.04088854789734" calcext:value-type="float">
            <text:p>2.0408885479</text:p>
          </table:table-cell>
          <table:table-cell table:number-columns-repeated="9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.30179524421692" calcext:value-type="float">
            <text:p>2.3017952442</text:p>
          </table:table-cell>
          <table:table-cell office:value-type="float" office:value="2.2976975440979" calcext:value-type="float">
            <text:p>2.2976975441</text:p>
          </table:table-cell>
          <table:table-cell office:value-type="float" office:value="1.64832949638367" calcext:value-type="float">
            <text:p>1.6483294964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19969964027405" calcext:value-type="float">
            <text:p>2.1996996403</text:p>
          </table:table-cell>
          <table:table-cell office:value-type="float" office:value="1.81286859512329" calcext:value-type="float">
            <text:p>1.8128685951</text:p>
          </table:table-cell>
          <table:table-cell table:number-columns-repeated="9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.29693150520325" calcext:value-type="float">
            <text:p>2.2969315052</text:p>
          </table:table-cell>
          <table:table-cell office:value-type="float" office:value="2.29823040962219" calcext:value-type="float">
            <text:p>2.2982304096</text:p>
          </table:table-cell>
          <table:table-cell office:value-type="float" office:value="1.63651704788208" calcext:value-type="float">
            <text:p>1.6365170479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89427578449249" calcext:value-type="float">
            <text:p>1.8942757845</text:p>
          </table:table-cell>
          <table:table-cell office:value-type="float" office:value="1.61068022251129" calcext:value-type="float">
            <text:p>1.6106802225</text:p>
          </table:table-cell>
          <table:table-cell table:number-columns-repeated="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.3017406463623" calcext:value-type="float">
            <text:p>2.3017406464</text:p>
          </table:table-cell>
          <table:table-cell office:value-type="float" office:value="2.29761576652527" calcext:value-type="float">
            <text:p>2.2976157665</text:p>
          </table:table-cell>
          <table:table-cell office:value-type="float" office:value="1.71819353103638" calcext:value-type="float">
            <text:p>1.718193531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2.14763069152832" calcext:value-type="float">
            <text:p>2.1476306915</text:p>
          </table:table-cell>
          <table:table-cell office:value-type="float" office:value="1.83112442493439" calcext:value-type="float">
            <text:p>1.8311244249</text:p>
          </table:table-cell>
          <table:table-cell table:number-columns-repeated="9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.30146741867065" calcext:value-type="float">
            <text:p>2.3014674187</text:p>
          </table:table-cell>
          <table:table-cell office:value-type="float" office:value="2.29777383804321" calcext:value-type="float">
            <text:p>2.297773838</text:p>
          </table:table-cell>
          <table:table-cell office:value-type="float" office:value="1.64947390556335" calcext:value-type="float">
            <text:p>1.6494739056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1563158035278" calcext:value-type="float">
            <text:p>2.1156315804</text:p>
          </table:table-cell>
          <table:table-cell office:value-type="float" office:value="2.0355486869812" calcext:value-type="float">
            <text:p>2.035548687</text:p>
          </table:table-cell>
          <table:table-cell table:number-columns-repeated="9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.30081367492676" calcext:value-type="float">
            <text:p>2.3008136749</text:p>
          </table:table-cell>
          <table:table-cell office:value-type="float" office:value="2.29937243461609" calcext:value-type="float">
            <text:p>2.2993724346</text:p>
          </table:table-cell>
          <table:table-cell office:value-type="float" office:value="1.6102979183197" calcext:value-type="float">
            <text:p>1.6102979183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6718077659607" calcext:value-type="float">
            <text:p>2.1671807766</text:p>
          </table:table-cell>
          <table:table-cell office:value-type="float" office:value="1.97500085830688" calcext:value-type="float">
            <text:p>1.9750008583</text:p>
          </table:table-cell>
          <table:table-cell table:number-columns-repeated="9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.30048298835754" calcext:value-type="float">
            <text:p>2.3004829884</text:p>
          </table:table-cell>
          <table:table-cell office:value-type="float" office:value="2.29686188697815" calcext:value-type="float">
            <text:p>2.296861887</text:p>
          </table:table-cell>
          <table:table-cell office:value-type="float" office:value="1.65999484062195" calcext:value-type="float">
            <text:p>1.6599948406</text:p>
          </table:table-cell>
          <table:table-cell office:value-type="float" office:value="2.3025176525116" calcext:value-type="float">
            <text:p>2.3025176525</text:p>
          </table:table-cell>
          <table:table-cell office:value-type="float" office:value="2.08916068077087" calcext:value-type="float">
            <text:p>2.0891606808</text:p>
          </table:table-cell>
          <table:table-cell office:value-type="float" office:value="1.74700331687927" calcext:value-type="float">
            <text:p>1.7470033169</text:p>
          </table:table-cell>
          <table:table-cell table:number-columns-repeated="9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.30073046684265" calcext:value-type="float">
            <text:p>2.3007304668</text:p>
          </table:table-cell>
          <table:table-cell office:value-type="float" office:value="2.29814386367798" calcext:value-type="float">
            <text:p>2.2981438637</text:p>
          </table:table-cell>
          <table:table-cell office:value-type="float" office:value="1.63070917129517" calcext:value-type="float">
            <text:p>1.6307091713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2.02399039268494" calcext:value-type="float">
            <text:p>2.0239903927</text:p>
          </table:table-cell>
          <table:table-cell office:value-type="float" office:value="2.03129267692566" calcext:value-type="float">
            <text:p>2.0312926769</text:p>
          </table:table-cell>
          <table:table-cell table:number-columns-repeated="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.2983238697052" calcext:value-type="float">
            <text:p>2.2983238697</text:p>
          </table:table-cell>
          <table:table-cell office:value-type="float" office:value="2.29768466949463" calcext:value-type="float">
            <text:p>2.2976846695</text:p>
          </table:table-cell>
          <table:table-cell office:value-type="float" office:value="1.61740446090698" calcext:value-type="float">
            <text:p>1.6174044609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7433090209961" calcext:value-type="float">
            <text:p>1.9743309021</text:p>
          </table:table-cell>
          <table:table-cell office:value-type="float" office:value="1.91733825206757" calcext:value-type="float">
            <text:p>1.9173382521</text:p>
          </table:table-cell>
          <table:table-cell table:number-columns-repeated="9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.30184745788574" calcext:value-type="float">
            <text:p>2.3018474579</text:p>
          </table:table-cell>
          <table:table-cell office:value-type="float" office:value="2.29502296447754" calcext:value-type="float">
            <text:p>2.2950229645</text:p>
          </table:table-cell>
          <table:table-cell office:value-type="float" office:value="1.67315196990967" calcext:value-type="float">
            <text:p>1.6731519699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1.94961452484131" calcext:value-type="float">
            <text:p>1.9496145248</text:p>
          </table:table-cell>
          <table:table-cell office:value-type="float" office:value="1.6695237159729" calcext:value-type="float">
            <text:p>1.669523716</text:p>
          </table:table-cell>
          <table:table-cell table:number-columns-repeated="9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.29549717903137" calcext:value-type="float">
            <text:p>2.295497179</text:p>
          </table:table-cell>
          <table:table-cell office:value-type="float" office:value="2.29703140258789" calcext:value-type="float">
            <text:p>2.2970314026</text:p>
          </table:table-cell>
          <table:table-cell office:value-type="float" office:value="1.63198125362396" calcext:value-type="float">
            <text:p>1.6319812536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14484262466431" calcext:value-type="float">
            <text:p>2.1448426247</text:p>
          </table:table-cell>
          <table:table-cell office:value-type="float" office:value="1.93615007400513" calcext:value-type="float">
            <text:p>1.936150074</text:p>
          </table:table-cell>
          <table:table-cell table:number-columns-repeated="9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.29917740821838" calcext:value-type="float">
            <text:p>2.2991774082</text:p>
          </table:table-cell>
          <table:table-cell office:value-type="float" office:value="2.29769492149353" calcext:value-type="float">
            <text:p>2.2976949215</text:p>
          </table:table-cell>
          <table:table-cell office:value-type="float" office:value="1.62704575061798" calcext:value-type="float">
            <text:p>1.6270457506</text:p>
          </table:table-cell>
          <table:table-cell office:value-type="float" office:value="2.30251359939575" calcext:value-type="float">
            <text:p>2.3025135994</text:p>
          </table:table-cell>
          <table:table-cell office:value-type="float" office:value="1.91527116298676" calcext:value-type="float">
            <text:p>1.915271163</text:p>
          </table:table-cell>
          <table:table-cell office:value-type="float" office:value="2.15021920204163" calcext:value-type="float">
            <text:p>2.150219202</text:p>
          </table:table-cell>
          <table:table-cell table:number-columns-repeated="9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.30137729644775" calcext:value-type="float">
            <text:p>2.3013772964</text:p>
          </table:table-cell>
          <table:table-cell office:value-type="float" office:value="2.29844069480896" calcext:value-type="float">
            <text:p>2.2984406948</text:p>
          </table:table-cell>
          <table:table-cell office:value-type="float" office:value="1.63836181163788" calcext:value-type="float">
            <text:p>1.6383618116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15635657310486" calcext:value-type="float">
            <text:p>2.1563565731</text:p>
          </table:table-cell>
          <table:table-cell office:value-type="float" office:value="1.90996325016022" calcext:value-type="float">
            <text:p>1.9099632502</text:p>
          </table:table-cell>
          <table:table-cell table:number-columns-repeated="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.30165600776672" calcext:value-type="float">
            <text:p>2.3016560078</text:p>
          </table:table-cell>
          <table:table-cell office:value-type="float" office:value="2.29749369621277" calcext:value-type="float">
            <text:p>2.2974936962</text:p>
          </table:table-cell>
          <table:table-cell office:value-type="float" office:value="1.65125298500061" calcext:value-type="float">
            <text:p>1.651252985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03864097595215" calcext:value-type="float">
            <text:p>2.038640976</text:p>
          </table:table-cell>
          <table:table-cell office:value-type="float" office:value="2.0113639831543" calcext:value-type="float">
            <text:p>2.0113639832</text:p>
          </table:table-cell>
          <table:table-cell table:number-columns-repeated="9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.30136895179749" calcext:value-type="float">
            <text:p>2.3013689518</text:p>
          </table:table-cell>
          <table:table-cell office:value-type="float" office:value="2.29899716377258" calcext:value-type="float">
            <text:p>2.2989971638</text:p>
          </table:table-cell>
          <table:table-cell office:value-type="float" office:value="1.81721293926239" calcext:value-type="float">
            <text:p>1.8172129393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035138130188" calcext:value-type="float">
            <text:p>2.003513813</text:p>
          </table:table-cell>
          <table:table-cell office:value-type="float" office:value="2.08022427558899" calcext:value-type="float">
            <text:p>2.0802242756</text:p>
          </table:table-cell>
          <table:table-cell table:number-columns-repeated="9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.30124592781067" calcext:value-type="float">
            <text:p>2.3012459278</text:p>
          </table:table-cell>
          <table:table-cell office:value-type="float" office:value="2.29638910293579" calcext:value-type="float">
            <text:p>2.2963891029</text:p>
          </table:table-cell>
          <table:table-cell office:value-type="float" office:value="1.61762356758118" calcext:value-type="float">
            <text:p>1.6176235676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90090835094452" calcext:value-type="float">
            <text:p>1.9009083509</text:p>
          </table:table-cell>
          <table:table-cell office:value-type="float" office:value="2.11028385162354" calcext:value-type="float">
            <text:p>2.1102838516</text:p>
          </table:table-cell>
          <table:table-cell table:number-columns-repeated="9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.29422378540039" calcext:value-type="float">
            <text:p>2.2942237854</text:p>
          </table:table-cell>
          <table:table-cell office:value-type="float" office:value="2.29621982574463" calcext:value-type="float">
            <text:p>2.2962198257</text:p>
          </table:table-cell>
          <table:table-cell office:value-type="float" office:value="1.62519454956055" calcext:value-type="float">
            <text:p>1.6251945496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01919841766357" calcext:value-type="float">
            <text:p>2.0191984177</text:p>
          </table:table-cell>
          <table:table-cell office:value-type="float" office:value="2.03928184509277" calcext:value-type="float">
            <text:p>2.0392818451</text:p>
          </table:table-cell>
          <table:table-cell table:number-columns-repeated="9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.30177402496338" calcext:value-type="float">
            <text:p>2.301774025</text:p>
          </table:table-cell>
          <table:table-cell office:value-type="float" office:value="2.29744744300842" calcext:value-type="float">
            <text:p>2.297447443</text:p>
          </table:table-cell>
          <table:table-cell office:value-type="float" office:value="1.62454533576965" calcext:value-type="float">
            <text:p>1.6245453358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04892325401306" calcext:value-type="float">
            <text:p>2.048923254</text:p>
          </table:table-cell>
          <table:table-cell office:value-type="float" office:value="2.0761079788208" calcext:value-type="float">
            <text:p>2.0761079788</text:p>
          </table:table-cell>
          <table:table-cell table:number-columns-repeated="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.2983660697937" calcext:value-type="float">
            <text:p>2.2983660698</text:p>
          </table:table-cell>
          <table:table-cell office:value-type="float" office:value="2.29666376113892" calcext:value-type="float">
            <text:p>2.2966637611</text:p>
          </table:table-cell>
          <table:table-cell office:value-type="float" office:value="1.61225652694702" calcext:value-type="float">
            <text:p>1.6122565269</text:p>
          </table:table-cell>
          <table:table-cell office:value-type="float" office:value="2.30251455307007" calcext:value-type="float">
            <text:p>2.3025145531</text:p>
          </table:table-cell>
          <table:table-cell office:value-type="float" office:value="2.03860473632812" calcext:value-type="float">
            <text:p>2.0386047363</text:p>
          </table:table-cell>
          <table:table-cell office:value-type="float" office:value="2.15442490577698" calcext:value-type="float">
            <text:p>2.1544249058</text:p>
          </table:table-cell>
          <table:table-cell table:number-columns-repeated="9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.30122828483582" calcext:value-type="float">
            <text:p>2.3012282848</text:p>
          </table:table-cell>
          <table:table-cell office:value-type="float" office:value="2.29724049568176" calcext:value-type="float">
            <text:p>2.2972404957</text:p>
          </table:table-cell>
          <table:table-cell office:value-type="float" office:value="1.61018872261047" calcext:value-type="float">
            <text:p>1.6101887226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2351775169373" calcext:value-type="float">
            <text:p>2.1235177517</text:p>
          </table:table-cell>
          <table:table-cell office:value-type="float" office:value="2.03634762763977" calcext:value-type="float">
            <text:p>2.0363476276</text:p>
          </table:table-cell>
          <table:table-cell table:number-columns-repeated="9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.30204224586487" calcext:value-type="float">
            <text:p>2.3020422459</text:p>
          </table:table-cell>
          <table:table-cell office:value-type="float" office:value="2.2965304851532" calcext:value-type="float">
            <text:p>2.2965304852</text:p>
          </table:table-cell>
          <table:table-cell office:value-type="float" office:value="1.60957980155945" calcext:value-type="float">
            <text:p>1.6095798016</text:p>
          </table:table-cell>
          <table:table-cell office:value-type="float" office:value="2.30255579948425" calcext:value-type="float">
            <text:p>2.3025557995</text:p>
          </table:table-cell>
          <table:table-cell office:value-type="float" office:value="2.03948211669922" calcext:value-type="float">
            <text:p>2.0394821167</text:p>
          </table:table-cell>
          <table:table-cell office:value-type="float" office:value="2.04719400405884" calcext:value-type="float">
            <text:p>2.0471940041</text:p>
          </table:table-cell>
          <table:table-cell table:number-columns-repeated="9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.29790234565735" calcext:value-type="float">
            <text:p>2.2979023457</text:p>
          </table:table-cell>
          <table:table-cell office:value-type="float" office:value="2.29604697227478" calcext:value-type="float">
            <text:p>2.2960469723</text:p>
          </table:table-cell>
          <table:table-cell office:value-type="float" office:value="1.6207640171051" calcext:value-type="float">
            <text:p>1.6207640171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2.12643790245056" calcext:value-type="float">
            <text:p>2.1264379025</text:p>
          </table:table-cell>
          <table:table-cell office:value-type="float" office:value="1.97061824798584" calcext:value-type="float">
            <text:p>1.970618248</text:p>
          </table:table-cell>
          <table:table-cell table:number-columns-repeated="9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.30207681655884" calcext:value-type="float">
            <text:p>2.3020768166</text:p>
          </table:table-cell>
          <table:table-cell office:value-type="float" office:value="2.29827928543091" calcext:value-type="float">
            <text:p>2.2982792854</text:p>
          </table:table-cell>
          <table:table-cell office:value-type="float" office:value="1.63813233375549" calcext:value-type="float">
            <text:p>1.6381323338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03495955467224" calcext:value-type="float">
            <text:p>2.0349595547</text:p>
          </table:table-cell>
          <table:table-cell office:value-type="float" office:value="1.95463562011719" calcext:value-type="float">
            <text:p>1.9546356201</text:p>
          </table:table-cell>
          <table:table-cell table:number-columns-repeated="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.30187892913818" calcext:value-type="float">
            <text:p>2.3018789291</text:p>
          </table:table-cell>
          <table:table-cell office:value-type="float" office:value="2.29608869552612" calcext:value-type="float">
            <text:p>2.2960886955</text:p>
          </table:table-cell>
          <table:table-cell office:value-type="float" office:value="1.62164926528931" calcext:value-type="float">
            <text:p>1.6216492653</text:p>
          </table:table-cell>
          <table:table-cell office:value-type="float" office:value="2.30254435539246" calcext:value-type="float">
            <text:p>2.3025443554</text:p>
          </table:table-cell>
          <table:table-cell office:value-type="float" office:value="1.96296465396881" calcext:value-type="float">
            <text:p>1.962964654</text:p>
          </table:table-cell>
          <table:table-cell office:value-type="float" office:value="1.93740081787109" calcext:value-type="float">
            <text:p>1.9374008179</text:p>
          </table:table-cell>
          <table:table-cell table:number-columns-repeated="9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.30227899551392" calcext:value-type="float">
            <text:p>2.3022789955</text:p>
          </table:table-cell>
          <table:table-cell office:value-type="float" office:value="2.29762196540833" calcext:value-type="float">
            <text:p>2.2976219654</text:p>
          </table:table-cell>
          <table:table-cell office:value-type="float" office:value="1.671062707901" calcext:value-type="float">
            <text:p>1.6710627079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2.08638048171997" calcext:value-type="float">
            <text:p>2.0863804817</text:p>
          </table:table-cell>
          <table:table-cell office:value-type="float" office:value="1.90817034244537" calcext:value-type="float">
            <text:p>1.9081703424</text:p>
          </table:table-cell>
          <table:table-cell table:number-columns-repeated="9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2.29845523834229" calcext:value-type="float">
            <text:p>2.2984552383</text:p>
          </table:table-cell>
          <table:table-cell office:value-type="float" office:value="2.29901146888733" calcext:value-type="float">
            <text:p>2.2990114689</text:p>
          </table:table-cell>
          <table:table-cell office:value-type="float" office:value="1.63098323345184" calcext:value-type="float">
            <text:p>1.6309832335</text:p>
          </table:table-cell>
          <table:table-cell office:value-type="float" office:value="2.30255913734436" calcext:value-type="float">
            <text:p>2.3025591373</text:p>
          </table:table-cell>
          <table:table-cell office:value-type="float" office:value="2.05690264701843" calcext:value-type="float">
            <text:p>2.056902647</text:p>
          </table:table-cell>
          <table:table-cell office:value-type="float" office:value="2.18594408035278" calcext:value-type="float">
            <text:p>2.1859440804</text:p>
          </table:table-cell>
          <table:table-cell table:number-columns-repeated="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.29979920387268" calcext:value-type="float">
            <text:p>2.2997992039</text:p>
          </table:table-cell>
          <table:table-cell office:value-type="float" office:value="2.29730486869812" calcext:value-type="float">
            <text:p>2.2973048687</text:p>
          </table:table-cell>
          <table:table-cell office:value-type="float" office:value="1.63008379936218" calcext:value-type="float">
            <text:p>1.6300837994</text:p>
          </table:table-cell>
          <table:table-cell office:value-type="float" office:value="2.30252289772034" calcext:value-type="float">
            <text:p>2.3025228977</text:p>
          </table:table-cell>
          <table:table-cell office:value-type="float" office:value="2.00545334815979" calcext:value-type="float">
            <text:p>2.0054533482</text:p>
          </table:table-cell>
          <table:table-cell office:value-type="float" office:value="2.10107827186584" calcext:value-type="float">
            <text:p>2.1010782719</text:p>
          </table:table-cell>
          <table:table-cell table:number-columns-repeated="9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.29688310623169" calcext:value-type="float">
            <text:p>2.2968831062</text:p>
          </table:table-cell>
          <table:table-cell office:value-type="float" office:value="2.29720115661621" calcext:value-type="float">
            <text:p>2.2972011566</text:p>
          </table:table-cell>
          <table:table-cell office:value-type="float" office:value="1.65362644195557" calcext:value-type="float">
            <text:p>1.653626442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1.97359752655029" calcext:value-type="float">
            <text:p>1.9735975266</text:p>
          </table:table-cell>
          <table:table-cell office:value-type="float" office:value="2.02130484580994" calcext:value-type="float">
            <text:p>2.0213048458</text:p>
          </table:table-cell>
          <table:table-cell table:number-columns-repeated="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30202770233154" calcext:value-type="float">
            <text:p>2.3020277023</text:p>
          </table:table-cell>
          <table:table-cell office:value-type="float" office:value="2.29652571678162" calcext:value-type="float">
            <text:p>2.2965257168</text:p>
          </table:table-cell>
          <table:table-cell office:value-type="float" office:value="1.62874674797058" calcext:value-type="float">
            <text:p>1.628746748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1.9564790725708" calcext:value-type="float">
            <text:p>1.9564790726</text:p>
          </table:table-cell>
          <table:table-cell office:value-type="float" office:value="1.8923534154892" calcext:value-type="float">
            <text:p>1.8923534155</text:p>
          </table:table-cell>
          <table:table-cell table:number-columns-repeated="9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.30211877822876" calcext:value-type="float">
            <text:p>2.3021187782</text:p>
          </table:table-cell>
          <table:table-cell office:value-type="float" office:value="2.29545259475708" calcext:value-type="float">
            <text:p>2.2954525948</text:p>
          </table:table-cell>
          <table:table-cell office:value-type="float" office:value="1.667121052742" calcext:value-type="float">
            <text:p>1.6671210527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13266706466675" calcext:value-type="float">
            <text:p>2.1326670647</text:p>
          </table:table-cell>
          <table:table-cell office:value-type="float" office:value="2.04870462417603" calcext:value-type="float">
            <text:p>2.0487046242</text:p>
          </table:table-cell>
          <table:table-cell table:number-columns-repeated="9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.29647016525269" calcext:value-type="float">
            <text:p>2.2964701653</text:p>
          </table:table-cell>
          <table:table-cell office:value-type="float" office:value="2.29805469512939" calcext:value-type="float">
            <text:p>2.2980546951</text:p>
          </table:table-cell>
          <table:table-cell office:value-type="float" office:value="1.6138471364975" calcext:value-type="float">
            <text:p>1.6138471365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2389075756073" calcext:value-type="float">
            <text:p>2.2389075756</text:p>
          </table:table-cell>
          <table:table-cell office:value-type="float" office:value="1.9495849609375" calcext:value-type="float">
            <text:p>1.9495849609</text:p>
          </table:table-cell>
          <table:table-cell table:number-columns-repeated="9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.30161213874817" calcext:value-type="float">
            <text:p>2.3016121387</text:p>
          </table:table-cell>
          <table:table-cell office:value-type="float" office:value="2.29661512374878" calcext:value-type="float">
            <text:p>2.2966151237</text:p>
          </table:table-cell>
          <table:table-cell office:value-type="float" office:value="1.62592399120331" calcext:value-type="float">
            <text:p>1.6259239912</text:p>
          </table:table-cell>
          <table:table-cell office:value-type="float" office:value="2.30249238014221" calcext:value-type="float">
            <text:p>2.3024923801</text:p>
          </table:table-cell>
          <table:table-cell office:value-type="float" office:value="1.81866192817688" calcext:value-type="float">
            <text:p>1.8186619282</text:p>
          </table:table-cell>
          <table:table-cell office:value-type="float" office:value="2.06499624252319" calcext:value-type="float">
            <text:p>2.0649962425</text:p>
          </table:table-cell>
          <table:table-cell table:number-columns-repeated="9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.29707956314087" calcext:value-type="float">
            <text:p>2.2970795631</text:p>
          </table:table-cell>
          <table:table-cell office:value-type="float" office:value="2.29682540893555" calcext:value-type="float">
            <text:p>2.2968254089</text:p>
          </table:table-cell>
          <table:table-cell office:value-type="float" office:value="1.64943540096283" calcext:value-type="float">
            <text:p>1.649435401</text:p>
          </table:table-cell>
          <table:table-cell office:value-type="float" office:value="2.30251407623291" calcext:value-type="float">
            <text:p>2.3025140762</text:p>
          </table:table-cell>
          <table:table-cell office:value-type="float" office:value="2.16144561767578" calcext:value-type="float">
            <text:p>2.1614456177</text:p>
          </table:table-cell>
          <table:table-cell office:value-type="float" office:value="1.93931329250336" calcext:value-type="float">
            <text:p>1.9393132925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.30153369903564" calcext:value-type="float">
            <text:p>2.301533699</text:p>
          </table:table-cell>
          <table:table-cell office:value-type="float" office:value="2.29840016365051" calcext:value-type="float">
            <text:p>2.2984001637</text:p>
          </table:table-cell>
          <table:table-cell office:value-type="float" office:value="1.63165307044983" calcext:value-type="float">
            <text:p>1.6316530704</text:p>
          </table:table-cell>
          <table:table-cell office:value-type="float" office:value="2.30256104469299" calcext:value-type="float">
            <text:p>2.3025610447</text:p>
          </table:table-cell>
          <table:table-cell office:value-type="float" office:value="1.99927246570587" calcext:value-type="float">
            <text:p>1.9992724657</text:p>
          </table:table-cell>
          <table:table-cell office:value-type="float" office:value="1.97864854335785" calcext:value-type="float">
            <text:p>1.9786485434</text:p>
          </table:table-cell>
          <table:table-cell table:number-columns-repeated="9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.30102396011353" calcext:value-type="float">
            <text:p>2.3010239601</text:p>
          </table:table-cell>
          <table:table-cell office:value-type="float" office:value="2.29659676551819" calcext:value-type="float">
            <text:p>2.2965967655</text:p>
          </table:table-cell>
          <table:table-cell office:value-type="float" office:value="1.6623809337616" calcext:value-type="float">
            <text:p>1.6623809338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1.94973158836365" calcext:value-type="float">
            <text:p>1.9497315884</text:p>
          </table:table-cell>
          <table:table-cell office:value-type="float" office:value="2.11706852912903" calcext:value-type="float">
            <text:p>2.1170685291</text:p>
          </table:table-cell>
          <table:table-cell table:number-columns-repeated="9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.30160355567932" calcext:value-type="float">
            <text:p>2.3016035557</text:p>
          </table:table-cell>
          <table:table-cell office:value-type="float" office:value="2.29608917236328" calcext:value-type="float">
            <text:p>2.2960891724</text:p>
          </table:table-cell>
          <table:table-cell office:value-type="float" office:value="1.60952746868134" calcext:value-type="float">
            <text:p>1.6095274687</text:p>
          </table:table-cell>
          <table:table-cell office:value-type="float" office:value="2.30252718925476" calcext:value-type="float">
            <text:p>2.3025271893</text:p>
          </table:table-cell>
          <table:table-cell office:value-type="float" office:value="2.07490491867065" calcext:value-type="float">
            <text:p>2.0749049187</text:p>
          </table:table-cell>
          <table:table-cell office:value-type="float" office:value="1.92709755897522" calcext:value-type="float">
            <text:p>1.927097559</text:p>
          </table:table-cell>
          <table:table-cell table:number-columns-repeated="9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.30044364929199" calcext:value-type="float">
            <text:p>2.3004436493</text:p>
          </table:table-cell>
          <table:table-cell office:value-type="float" office:value="2.29686307907104" calcext:value-type="float">
            <text:p>2.2968630791</text:p>
          </table:table-cell>
          <table:table-cell office:value-type="float" office:value="1.61576068401337" calcext:value-type="float">
            <text:p>1.615760684</text:p>
          </table:table-cell>
          <table:table-cell office:value-type="float" office:value="2.30254817008972" calcext:value-type="float">
            <text:p>2.3025481701</text:p>
          </table:table-cell>
          <table:table-cell office:value-type="float" office:value="1.90645086765289" calcext:value-type="float">
            <text:p>1.9064508677</text:p>
          </table:table-cell>
          <table:table-cell office:value-type="float" office:value="2.12143802642822" calcext:value-type="float">
            <text:p>2.1214380264</text:p>
          </table:table-cell>
          <table:table-cell table:number-columns-repeated="9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.30026793479919" calcext:value-type="float">
            <text:p>2.3002679348</text:p>
          </table:table-cell>
          <table:table-cell office:value-type="float" office:value="2.29643201828003" calcext:value-type="float">
            <text:p>2.2964320183</text:p>
          </table:table-cell>
          <table:table-cell office:value-type="float" office:value="1.61974596977234" calcext:value-type="float">
            <text:p>1.6197459698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9608268737793" calcext:value-type="float">
            <text:p>1.9608268738</text:p>
          </table:table-cell>
          <table:table-cell office:value-type="float" office:value="2.05855870246887" calcext:value-type="float">
            <text:p>2.0585587025</text:p>
          </table:table-cell>
          <table:table-cell table:number-columns-repeated="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.30067300796509" calcext:value-type="float">
            <text:p>2.300673008</text:p>
          </table:table-cell>
          <table:table-cell office:value-type="float" office:value="2.29398345947266" calcext:value-type="float">
            <text:p>2.2939834595</text:p>
          </table:table-cell>
          <table:table-cell office:value-type="float" office:value="1.62712073326111" calcext:value-type="float">
            <text:p>1.6271207333</text:p>
          </table:table-cell>
          <table:table-cell office:value-type="float" office:value="2.30251026153564" calcext:value-type="float">
            <text:p>2.3025102615</text:p>
          </table:table-cell>
          <table:table-cell office:value-type="float" office:value="2.19428515434265" calcext:value-type="float">
            <text:p>2.1942851543</text:p>
          </table:table-cell>
          <table:table-cell office:value-type="float" office:value="1.91892063617706" calcext:value-type="float">
            <text:p>1.9189206362</text:p>
          </table:table-cell>
          <table:table-cell table:number-columns-repeated="9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.30228519439697" calcext:value-type="float">
            <text:p>2.3022851944</text:p>
          </table:table-cell>
          <table:table-cell office:value-type="float" office:value="2.2981550693512" calcext:value-type="float">
            <text:p>2.2981550694</text:p>
          </table:table-cell>
          <table:table-cell office:value-type="float" office:value="1.61650061607361" calcext:value-type="float">
            <text:p>1.6165006161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1405873298645" calcext:value-type="float">
            <text:p>2.1405873299</text:p>
          </table:table-cell>
          <table:table-cell office:value-type="float" office:value="1.90066480636597" calcext:value-type="float">
            <text:p>1.9006648064</text:p>
          </table:table-cell>
          <table:table-cell table:number-columns-repeated="9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.30204010009766" calcext:value-type="float">
            <text:p>2.3020401001</text:p>
          </table:table-cell>
          <table:table-cell office:value-type="float" office:value="2.29597425460815" calcext:value-type="float">
            <text:p>2.2959742546</text:p>
          </table:table-cell>
          <table:table-cell office:value-type="float" office:value="1.62247490882874" calcext:value-type="float">
            <text:p>1.6224749088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1.73740124702454" calcext:value-type="float">
            <text:p>1.737401247</text:p>
          </table:table-cell>
          <table:table-cell office:value-type="float" office:value="1.82405531406403" calcext:value-type="float">
            <text:p>1.8240553141</text:p>
          </table:table-cell>
          <table:table-cell table:number-columns-repeated="9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.30077362060547" calcext:value-type="float">
            <text:p>2.3007736206</text:p>
          </table:table-cell>
          <table:table-cell office:value-type="float" office:value="2.29677557945251" calcext:value-type="float">
            <text:p>2.2967755795</text:p>
          </table:table-cell>
          <table:table-cell office:value-type="float" office:value="1.62331116199493" calcext:value-type="float">
            <text:p>1.623311162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2.16026639938354" calcext:value-type="float">
            <text:p>2.1602663994</text:p>
          </table:table-cell>
          <table:table-cell office:value-type="float" office:value="1.96041095256805" calcext:value-type="float">
            <text:p>1.9604109526</text:p>
          </table:table-cell>
          <table:table-cell table:number-columns-repeated="9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.29874968528748" calcext:value-type="float">
            <text:p>2.2987496853</text:p>
          </table:table-cell>
          <table:table-cell office:value-type="float" office:value="2.29782772064209" calcext:value-type="float">
            <text:p>2.2978277206</text:p>
          </table:table-cell>
          <table:table-cell office:value-type="float" office:value="1.60734951496124" calcext:value-type="float">
            <text:p>1.607349515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04016208648682" calcext:value-type="float">
            <text:p>2.0401620865</text:p>
          </table:table-cell>
          <table:table-cell office:value-type="float" office:value="2.07194566726685" calcext:value-type="float">
            <text:p>2.0719456673</text:p>
          </table:table-cell>
          <table:table-cell table:number-columns-repeated="9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30135893821716" calcext:value-type="float">
            <text:p>2.3013589382</text:p>
          </table:table-cell>
          <table:table-cell office:value-type="float" office:value="2.29630899429321" calcext:value-type="float">
            <text:p>2.2963089943</text:p>
          </table:table-cell>
          <table:table-cell office:value-type="float" office:value="1.64623534679413" calcext:value-type="float">
            <text:p>1.6462353468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20673012733459" calcext:value-type="float">
            <text:p>2.2067301273</text:p>
          </table:table-cell>
          <table:table-cell office:value-type="float" office:value="1.94907629489899" calcext:value-type="float">
            <text:p>1.9490762949</text:p>
          </table:table-cell>
          <table:table-cell table:number-columns-repeated="9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.30132627487183" calcext:value-type="float">
            <text:p>2.3013262749</text:p>
          </table:table-cell>
          <table:table-cell office:value-type="float" office:value="2.29500532150269" calcext:value-type="float">
            <text:p>2.2950053215</text:p>
          </table:table-cell>
          <table:table-cell office:value-type="float" office:value="1.66846513748169" calcext:value-type="float">
            <text:p>1.6684651375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14825081825256" calcext:value-type="float">
            <text:p>2.1482508183</text:p>
          </table:table-cell>
          <table:table-cell office:value-type="float" office:value="2.12139058113098" calcext:value-type="float">
            <text:p>2.1213905811</text:p>
          </table:table-cell>
          <table:table-cell table:number-columns-repeated="9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.30068802833557" calcext:value-type="float">
            <text:p>2.3006880283</text:p>
          </table:table-cell>
          <table:table-cell office:value-type="float" office:value="2.29342937469482" calcext:value-type="float">
            <text:p>2.2934293747</text:p>
          </table:table-cell>
          <table:table-cell office:value-type="float" office:value="1.64043927192688" calcext:value-type="float">
            <text:p>1.6404392719</text:p>
          </table:table-cell>
          <table:table-cell office:value-type="float" office:value="2.30252051353455" calcext:value-type="float">
            <text:p>2.3025205135</text:p>
          </table:table-cell>
          <table:table-cell office:value-type="float" office:value="2.11548376083374" calcext:value-type="float">
            <text:p>2.1154837608</text:p>
          </table:table-cell>
          <table:table-cell office:value-type="float" office:value="1.85273265838623" calcext:value-type="float">
            <text:p>1.8527326584</text:p>
          </table:table-cell>
          <table:table-cell table:number-columns-repeated="9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.30236768722534" calcext:value-type="float">
            <text:p>2.3023676872</text:p>
          </table:table-cell>
          <table:table-cell office:value-type="float" office:value="2.29500126838684" calcext:value-type="float">
            <text:p>2.2950012684</text:p>
          </table:table-cell>
          <table:table-cell office:value-type="float" office:value="1.6162109375" calcext:value-type="float">
            <text:p>1.6162109375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10652422904968" calcext:value-type="float">
            <text:p>2.106524229</text:p>
          </table:table-cell>
          <table:table-cell office:value-type="float" office:value="2.12452936172485" calcext:value-type="float">
            <text:p>2.1245293617</text:p>
          </table:table-cell>
          <table:table-cell table:number-columns-repeated="9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.30169081687927" calcext:value-type="float">
            <text:p>2.3016908169</text:p>
          </table:table-cell>
          <table:table-cell office:value-type="float" office:value="2.29503774642944" calcext:value-type="float">
            <text:p>2.2950377464</text:p>
          </table:table-cell>
          <table:table-cell office:value-type="float" office:value="1.61264741420746" calcext:value-type="float">
            <text:p>1.6126474142</text:p>
          </table:table-cell>
          <table:table-cell office:value-type="float" office:value="2.30255365371704" calcext:value-type="float">
            <text:p>2.3025536537</text:p>
          </table:table-cell>
          <table:table-cell office:value-type="float" office:value="1.98890173435211" calcext:value-type="float">
            <text:p>1.9889017344</text:p>
          </table:table-cell>
          <table:table-cell office:value-type="float" office:value="2.12807488441467" calcext:value-type="float">
            <text:p>2.1280748844</text:p>
          </table:table-cell>
          <table:table-cell table:number-columns-repeated="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30117416381836" calcext:value-type="float">
            <text:p>2.3011741638</text:p>
          </table:table-cell>
          <table:table-cell office:value-type="float" office:value="2.29714870452881" calcext:value-type="float">
            <text:p>2.2971487045</text:p>
          </table:table-cell>
          <table:table-cell office:value-type="float" office:value="1.62592148780823" calcext:value-type="float">
            <text:p>1.6259214878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068507194519" calcext:value-type="float">
            <text:p>2.0068507195</text:p>
          </table:table-cell>
          <table:table-cell office:value-type="float" office:value="1.83082187175751" calcext:value-type="float">
            <text:p>1.8308218718</text:p>
          </table:table-cell>
          <table:table-cell table:number-columns-repeated="9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.29930543899536" calcext:value-type="float">
            <text:p>2.299305439</text:p>
          </table:table-cell>
          <table:table-cell office:value-type="float" office:value="2.29703783988953" calcext:value-type="float">
            <text:p>2.2970378399</text:p>
          </table:table-cell>
          <table:table-cell office:value-type="float" office:value="1.61446869373322" calcext:value-type="float">
            <text:p>1.6144686937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2370681762695" calcext:value-type="float">
            <text:p>2.1237068176</text:p>
          </table:table-cell>
          <table:table-cell office:value-type="float" office:value="1.94890868663788" calcext:value-type="float">
            <text:p>1.9489086866</text:p>
          </table:table-cell>
          <table:table-cell table:number-columns-repeated="9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.30156970024109" calcext:value-type="float">
            <text:p>2.3015697002</text:p>
          </table:table-cell>
          <table:table-cell office:value-type="float" office:value="2.29471826553345" calcext:value-type="float">
            <text:p>2.2947182655</text:p>
          </table:table-cell>
          <table:table-cell office:value-type="float" office:value="1.61255145072937" calcext:value-type="float">
            <text:p>1.6125514507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2.01858758926392" calcext:value-type="float">
            <text:p>2.0185875893</text:p>
          </table:table-cell>
          <table:table-cell office:value-type="float" office:value="1.87916707992554" calcext:value-type="float">
            <text:p>1.8791670799</text:p>
          </table:table-cell>
          <table:table-cell table:number-columns-repeated="9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2.30101656913757" calcext:value-type="float">
            <text:p>2.3010165691</text:p>
          </table:table-cell>
          <table:table-cell office:value-type="float" office:value="2.29417085647583" calcext:value-type="float">
            <text:p>2.2941708565</text:p>
          </table:table-cell>
          <table:table-cell office:value-type="float" office:value="1.61469495296478" calcext:value-type="float">
            <text:p>1.614694953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75655055046082" calcext:value-type="float">
            <text:p>1.7565505505</text:p>
          </table:table-cell>
          <table:table-cell office:value-type="float" office:value="1.91595864295959" calcext:value-type="float">
            <text:p>1.915958643</text:p>
          </table:table-cell>
          <table:table-cell table:number-columns-repeated="9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.3006899356842" calcext:value-type="float">
            <text:p>2.3006899357</text:p>
          </table:table-cell>
          <table:table-cell office:value-type="float" office:value="2.29525709152222" calcext:value-type="float">
            <text:p>2.2952570915</text:p>
          </table:table-cell>
          <table:table-cell office:value-type="float" office:value="1.6219174861908" calcext:value-type="float">
            <text:p>1.6219174862</text:p>
          </table:table-cell>
          <table:table-cell office:value-type="float" office:value="2.30255627632141" calcext:value-type="float">
            <text:p>2.3025562763</text:p>
          </table:table-cell>
          <table:table-cell office:value-type="float" office:value="1.90060698986053" calcext:value-type="float">
            <text:p>1.9006069899</text:p>
          </table:table-cell>
          <table:table-cell office:value-type="float" office:value="2.09380435943604" calcext:value-type="float">
            <text:p>2.0938043594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30095195770264" calcext:value-type="float">
            <text:p>2.3009519577</text:p>
          </table:table-cell>
          <table:table-cell office:value-type="float" office:value="2.2960352897644" calcext:value-type="float">
            <text:p>2.2960352898</text:p>
          </table:table-cell>
          <table:table-cell office:value-type="float" office:value="1.62114477157593" calcext:value-type="float">
            <text:p>1.6211447716</text:p>
          </table:table-cell>
          <table:table-cell office:value-type="float" office:value="2.30247640609741" calcext:value-type="float">
            <text:p>2.3024764061</text:p>
          </table:table-cell>
          <table:table-cell office:value-type="float" office:value="2.18710589408875" calcext:value-type="float">
            <text:p>2.1871058941</text:p>
          </table:table-cell>
          <table:table-cell office:value-type="float" office:value="1.82898759841919" calcext:value-type="float">
            <text:p>1.8289875984</text:p>
          </table:table-cell>
          <table:table-cell table:number-columns-repeated="9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.30239462852478" calcext:value-type="float">
            <text:p>2.3023946285</text:p>
          </table:table-cell>
          <table:table-cell office:value-type="float" office:value="2.29451823234558" calcext:value-type="float">
            <text:p>2.2945182323</text:p>
          </table:table-cell>
          <table:table-cell office:value-type="float" office:value="1.62217009067535" calcext:value-type="float">
            <text:p>1.6221700907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88330674171448" calcext:value-type="float">
            <text:p>1.8833067417</text:p>
          </table:table-cell>
          <table:table-cell office:value-type="float" office:value="2.20802688598633" calcext:value-type="float">
            <text:p>2.208026886</text:p>
          </table:table-cell>
          <table:table-cell table:number-columns-repeated="9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.30087995529175" calcext:value-type="float">
            <text:p>2.3008799553</text:p>
          </table:table-cell>
          <table:table-cell office:value-type="float" office:value="2.29418039321899" calcext:value-type="float">
            <text:p>2.2941803932</text:p>
          </table:table-cell>
          <table:table-cell office:value-type="float" office:value="1.61376655101776" calcext:value-type="float">
            <text:p>1.613766551</text:p>
          </table:table-cell>
          <table:table-cell office:value-type="float" office:value="2.30255365371704" calcext:value-type="float">
            <text:p>2.3025536537</text:p>
          </table:table-cell>
          <table:table-cell office:value-type="float" office:value="2.09530925750732" calcext:value-type="float">
            <text:p>2.0953092575</text:p>
          </table:table-cell>
          <table:table-cell office:value-type="float" office:value="2.15326237678528" calcext:value-type="float">
            <text:p>2.1532623768</text:p>
          </table:table-cell>
          <table:table-cell table:number-columns-repeated="9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.30096054077148" calcext:value-type="float">
            <text:p>2.3009605408</text:p>
          </table:table-cell>
          <table:table-cell office:value-type="float" office:value="2.29619646072388" calcext:value-type="float">
            <text:p>2.2961964607</text:p>
          </table:table-cell>
          <table:table-cell office:value-type="float" office:value="1.64764475822449" calcext:value-type="float">
            <text:p>1.6476447582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1.84734964370728" calcext:value-type="float">
            <text:p>1.8473496437</text:p>
          </table:table-cell>
          <table:table-cell office:value-type="float" office:value="1.77688431739807" calcext:value-type="float">
            <text:p>1.7768843174</text:p>
          </table:table-cell>
          <table:table-cell table:number-columns-repeated="9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.30161070823669" calcext:value-type="float">
            <text:p>2.3016107082</text:p>
          </table:table-cell>
          <table:table-cell office:value-type="float" office:value="2.29495239257812" calcext:value-type="float">
            <text:p>2.2949523926</text:p>
          </table:table-cell>
          <table:table-cell office:value-type="float" office:value="1.64044523239136" calcext:value-type="float">
            <text:p>1.6404452324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02607583999634" calcext:value-type="float">
            <text:p>2.02607584</text:p>
          </table:table-cell>
          <table:table-cell office:value-type="float" office:value="2.0049843788147" calcext:value-type="float">
            <text:p>2.0049843788</text:p>
          </table:table-cell>
          <table:table-cell table:number-columns-repeated="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30218553543091" calcext:value-type="float">
            <text:p>2.3021855354</text:p>
          </table:table-cell>
          <table:table-cell office:value-type="float" office:value="2.29423761367798" calcext:value-type="float">
            <text:p>2.2942376137</text:p>
          </table:table-cell>
          <table:table-cell office:value-type="float" office:value="1.61075508594513" calcext:value-type="float">
            <text:p>1.6107550859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2.15198707580566" calcext:value-type="float">
            <text:p>2.1519870758</text:p>
          </table:table-cell>
          <table:table-cell office:value-type="float" office:value="2.04349446296692" calcext:value-type="float">
            <text:p>2.043494463</text:p>
          </table:table-cell>
          <table:table-cell table:number-columns-repeated="9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2.30170559883118" calcext:value-type="float">
            <text:p>2.3017055988</text:p>
          </table:table-cell>
          <table:table-cell office:value-type="float" office:value="2.29429197311401" calcext:value-type="float">
            <text:p>2.2942919731</text:p>
          </table:table-cell>
          <table:table-cell office:value-type="float" office:value="1.63694179058075" calcext:value-type="float">
            <text:p>1.6369417906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2.14716601371765" calcext:value-type="float">
            <text:p>2.1471660137</text:p>
          </table:table-cell>
          <table:table-cell office:value-type="float" office:value="1.95486414432526" calcext:value-type="float">
            <text:p>1.9548641443</text:p>
          </table:table-cell>
          <table:table-cell table:number-columns-repeated="9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.30152082443237" calcext:value-type="float">
            <text:p>2.3015208244</text:p>
          </table:table-cell>
          <table:table-cell office:value-type="float" office:value="2.29372501373291" calcext:value-type="float">
            <text:p>2.2937250137</text:p>
          </table:table-cell>
          <table:table-cell office:value-type="float" office:value="1.63156628608704" calcext:value-type="float">
            <text:p>1.6315662861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74843239784241" calcext:value-type="float">
            <text:p>1.7484323978</text:p>
          </table:table-cell>
          <table:table-cell office:value-type="float" office:value="2.06744527816772" calcext:value-type="float">
            <text:p>2.0674452782</text:p>
          </table:table-cell>
          <table:table-cell table:number-columns-repeated="9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2.3019757270813" calcext:value-type="float">
            <text:p>2.3019757271</text:p>
          </table:table-cell>
          <table:table-cell office:value-type="float" office:value="2.29440641403198" calcext:value-type="float">
            <text:p>2.294406414</text:p>
          </table:table-cell>
          <table:table-cell office:value-type="float" office:value="1.64057922363281" calcext:value-type="float">
            <text:p>1.6405792236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2366828918457" calcext:value-type="float">
            <text:p>2.0236682892</text:p>
          </table:table-cell>
          <table:table-cell office:value-type="float" office:value="2.00149822235107" calcext:value-type="float">
            <text:p>2.0014982224</text:p>
          </table:table-cell>
          <table:table-cell table:number-columns-repeated="9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.30241584777832" calcext:value-type="float">
            <text:p>2.3024158478</text:p>
          </table:table-cell>
          <table:table-cell office:value-type="float" office:value="2.29682421684265" calcext:value-type="float">
            <text:p>2.2968242168</text:p>
          </table:table-cell>
          <table:table-cell office:value-type="float" office:value="1.62124693393707" calcext:value-type="float">
            <text:p>1.6212469339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2.02314472198486" calcext:value-type="float">
            <text:p>2.023144722</text:p>
          </table:table-cell>
          <table:table-cell office:value-type="float" office:value="1.97308194637299" calcext:value-type="float">
            <text:p>1.9730819464</text:p>
          </table:table-cell>
          <table:table-cell table:number-columns-repeated="9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30238223075867" calcext:value-type="float">
            <text:p>2.3023822308</text:p>
          </table:table-cell>
          <table:table-cell office:value-type="float" office:value="2.29363489151001" calcext:value-type="float">
            <text:p>2.2936348915</text:p>
          </table:table-cell>
          <table:table-cell office:value-type="float" office:value="1.65297293663025" calcext:value-type="float">
            <text:p>1.6529729366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99850201606751" calcext:value-type="float">
            <text:p>1.9985020161</text:p>
          </table:table-cell>
          <table:table-cell office:value-type="float" office:value="2.05951905250549" calcext:value-type="float">
            <text:p>2.0595190525</text:p>
          </table:table-cell>
          <table:table-cell table:number-columns-repeated="9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.30150055885315" calcext:value-type="float">
            <text:p>2.3015005589</text:p>
          </table:table-cell>
          <table:table-cell office:value-type="float" office:value="2.29356694221497" calcext:value-type="float">
            <text:p>2.2935669422</text:p>
          </table:table-cell>
          <table:table-cell office:value-type="float" office:value="1.63364934921265" calcext:value-type="float">
            <text:p>1.6336493492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4966917037964" calcext:value-type="float">
            <text:p>2.1496691704</text:p>
          </table:table-cell>
          <table:table-cell office:value-type="float" office:value="1.85089612007141" calcext:value-type="float">
            <text:p>1.8508961201</text:p>
          </table:table-cell>
          <table:table-cell table:number-columns-repeated="9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.30216646194458" calcext:value-type="float">
            <text:p>2.3021664619</text:p>
          </table:table-cell>
          <table:table-cell office:value-type="float" office:value="2.29452276229858" calcext:value-type="float">
            <text:p>2.2945227623</text:p>
          </table:table-cell>
          <table:table-cell office:value-type="float" office:value="1.61802411079407" calcext:value-type="float">
            <text:p>1.6180241108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79925179481506" calcext:value-type="float">
            <text:p>1.7992517948</text:p>
          </table:table-cell>
          <table:table-cell office:value-type="float" office:value="2.13946533203125" calcext:value-type="float">
            <text:p>2.139465332</text:p>
          </table:table-cell>
          <table:table-cell table:number-columns-repeated="9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.28930521011353" calcext:value-type="float">
            <text:p>2.2893052101</text:p>
          </table:table-cell>
          <table:table-cell office:value-type="float" office:value="2.29476857185364" calcext:value-type="float">
            <text:p>2.2947685719</text:p>
          </table:table-cell>
          <table:table-cell office:value-type="float" office:value="1.64779806137085" calcext:value-type="float">
            <text:p>1.6477980614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97517263889313" calcext:value-type="float">
            <text:p>1.9751726389</text:p>
          </table:table-cell>
          <table:table-cell office:value-type="float" office:value="2.06322050094604" calcext:value-type="float">
            <text:p>2.0632205009</text:p>
          </table:table-cell>
          <table:table-cell table:number-columns-repeated="9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.30241084098816" calcext:value-type="float">
            <text:p>2.302410841</text:p>
          </table:table-cell>
          <table:table-cell office:value-type="float" office:value="2.29322719573975" calcext:value-type="float">
            <text:p>2.2932271957</text:p>
          </table:table-cell>
          <table:table-cell office:value-type="float" office:value="1.64701735973358" calcext:value-type="float">
            <text:p>1.6470173597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15626263618469" calcext:value-type="float">
            <text:p>2.1562626362</text:p>
          </table:table-cell>
          <table:table-cell office:value-type="float" office:value="1.90290439128876" calcext:value-type="float">
            <text:p>1.9029043913</text:p>
          </table:table-cell>
          <table:table-cell table:number-columns-repeated="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30134129524231" calcext:value-type="float">
            <text:p>2.3013412952</text:p>
          </table:table-cell>
          <table:table-cell office:value-type="float" office:value="2.29557037353516" calcext:value-type="float">
            <text:p>2.2955703735</text:p>
          </table:table-cell>
          <table:table-cell office:value-type="float" office:value="1.62421083450317" calcext:value-type="float">
            <text:p>1.6242108345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2.14732360839844" calcext:value-type="float">
            <text:p>2.1473236084</text:p>
          </table:table-cell>
          <table:table-cell office:value-type="float" office:value="2.18157434463501" calcext:value-type="float">
            <text:p>2.1815743446</text:p>
          </table:table-cell>
          <table:table-cell table:number-columns-repeated="9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2.29529786109924" calcext:value-type="float">
            <text:p>2.2952978611</text:p>
          </table:table-cell>
          <table:table-cell office:value-type="float" office:value="2.29570865631104" calcext:value-type="float">
            <text:p>2.2957086563</text:p>
          </table:table-cell>
          <table:table-cell office:value-type="float" office:value="1.63814115524292" calcext:value-type="float">
            <text:p>1.6381411552</text:p>
          </table:table-cell>
          <table:table-cell office:value-type="float" office:value="2.302565574646" calcext:value-type="float">
            <text:p>2.3025655746</text:p>
          </table:table-cell>
          <table:table-cell office:value-type="float" office:value="1.84449076652527" calcext:value-type="float">
            <text:p>1.8444907665</text:p>
          </table:table-cell>
          <table:table-cell office:value-type="float" office:value="1.86648297309876" calcext:value-type="float">
            <text:p>1.8664829731</text:p>
          </table:table-cell>
          <table:table-cell table:number-columns-repeated="9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.3022940158844" calcext:value-type="float">
            <text:p>2.3022940159</text:p>
          </table:table-cell>
          <table:table-cell office:value-type="float" office:value="2.29458928108215" calcext:value-type="float">
            <text:p>2.2945892811</text:p>
          </table:table-cell>
          <table:table-cell office:value-type="float" office:value="1.61747193336487" calcext:value-type="float">
            <text:p>1.6174719334</text:p>
          </table:table-cell>
          <table:table-cell office:value-type="float" office:value="2.30252480506897" calcext:value-type="float">
            <text:p>2.3025248051</text:p>
          </table:table-cell>
          <table:table-cell office:value-type="float" office:value="2.04796266555786" calcext:value-type="float">
            <text:p>2.0479626656</text:p>
          </table:table-cell>
          <table:table-cell office:value-type="float" office:value="1.90278053283691" calcext:value-type="float">
            <text:p>1.9027805328</text:p>
          </table:table-cell>
          <table:table-cell table:number-columns-repeated="9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.29787635803223" calcext:value-type="float">
            <text:p>2.297876358</text:p>
          </table:table-cell>
          <table:table-cell office:value-type="float" office:value="2.29578757286072" calcext:value-type="float">
            <text:p>2.2957875729</text:p>
          </table:table-cell>
          <table:table-cell office:value-type="float" office:value="1.64600706100464" calcext:value-type="float">
            <text:p>1.646007061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2.06249117851257" calcext:value-type="float">
            <text:p>2.0624911785</text:p>
          </table:table-cell>
          <table:table-cell office:value-type="float" office:value="2.06297898292541" calcext:value-type="float">
            <text:p>2.0629789829</text:p>
          </table:table-cell>
          <table:table-cell table:number-columns-repeated="9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2.29985976219177" calcext:value-type="float">
            <text:p>2.2998597622</text:p>
          </table:table-cell>
          <table:table-cell office:value-type="float" office:value="2.29467439651489" calcext:value-type="float">
            <text:p>2.2946743965</text:p>
          </table:table-cell>
          <table:table-cell office:value-type="float" office:value="1.60944414138794" calcext:value-type="float">
            <text:p>1.6094441414</text:p>
          </table:table-cell>
          <table:table-cell office:value-type="float" office:value="2.3025598526001" calcext:value-type="float">
            <text:p>2.3025598526</text:p>
          </table:table-cell>
          <table:table-cell office:value-type="float" office:value="2.15349626541138" calcext:value-type="float">
            <text:p>2.1534962654</text:p>
          </table:table-cell>
          <table:table-cell office:value-type="float" office:value="1.85467290878296" calcext:value-type="float">
            <text:p>1.8546729088</text:p>
          </table:table-cell>
          <table:table-cell table:number-columns-repeated="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3015398979187" calcext:value-type="float">
            <text:p>2.3015398979</text:p>
          </table:table-cell>
          <table:table-cell office:value-type="float" office:value="2.29435157775879" calcext:value-type="float">
            <text:p>2.2943515778</text:p>
          </table:table-cell>
          <table:table-cell office:value-type="float" office:value="1.62252235412598" calcext:value-type="float">
            <text:p>1.6225223541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16662406921387" calcext:value-type="float">
            <text:p>2.1666240692</text:p>
          </table:table-cell>
          <table:table-cell office:value-type="float" office:value="1.98948884010315" calcext:value-type="float">
            <text:p>1.9894888401</text:p>
          </table:table-cell>
          <table:table-cell table:number-columns-repeated="9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.29681468009949" calcext:value-type="float">
            <text:p>2.2968146801</text:p>
          </table:table-cell>
          <table:table-cell office:value-type="float" office:value="2.29560947418213" calcext:value-type="float">
            <text:p>2.2956094742</text:p>
          </table:table-cell>
          <table:table-cell office:value-type="float" office:value="1.6269326210022" calcext:value-type="float">
            <text:p>1.626932621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79279828071594" calcext:value-type="float">
            <text:p>1.7927982807</text:p>
          </table:table-cell>
          <table:table-cell office:value-type="float" office:value="2.15931701660156" calcext:value-type="float">
            <text:p>2.1593170166</text:p>
          </table:table-cell>
          <table:table-cell table:number-columns-repeated="9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.30118203163147" calcext:value-type="float">
            <text:p>2.3011820316</text:p>
          </table:table-cell>
          <table:table-cell office:value-type="float" office:value="2.29458999633789" calcext:value-type="float">
            <text:p>2.2945899963</text:p>
          </table:table-cell>
          <table:table-cell office:value-type="float" office:value="1.60112595558167" calcext:value-type="float">
            <text:p>1.6011259556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2.00097942352295" calcext:value-type="float">
            <text:p>2.0009794235</text:p>
          </table:table-cell>
          <table:table-cell office:value-type="float" office:value="2.0623242855072" calcext:value-type="float">
            <text:p>2.0623242855</text:p>
          </table:table-cell>
          <table:table-cell table:number-columns-repeated="9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.30050539970398" calcext:value-type="float">
            <text:p>2.3005053997</text:p>
          </table:table-cell>
          <table:table-cell office:value-type="float" office:value="2.29310488700867" calcext:value-type="float">
            <text:p>2.293104887</text:p>
          </table:table-cell>
          <table:table-cell office:value-type="float" office:value="1.62986969947815" calcext:value-type="float">
            <text:p>1.6298696995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11468005180359" calcext:value-type="float">
            <text:p>2.1146800518</text:p>
          </table:table-cell>
          <table:table-cell office:value-type="float" office:value="1.97532737255096" calcext:value-type="float">
            <text:p>1.9753273726</text:p>
          </table:table-cell>
          <table:table-cell table:number-columns-repeated="9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.30188703536987" calcext:value-type="float">
            <text:p>2.3018870354</text:p>
          </table:table-cell>
          <table:table-cell office:value-type="float" office:value="2.29381418228149" calcext:value-type="float">
            <text:p>2.2938141823</text:p>
          </table:table-cell>
          <table:table-cell office:value-type="float" office:value="1.61042058467865" calcext:value-type="float">
            <text:p>1.610420584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3572511672974" calcext:value-type="float">
            <text:p>2.0357251167</text:p>
          </table:table-cell>
          <table:table-cell office:value-type="float" office:value="1.75831925868988" calcext:value-type="float">
            <text:p>1.7583192587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0090403556824" calcext:value-type="float">
            <text:p>2.3009040356</text:p>
          </table:table-cell>
          <table:table-cell office:value-type="float" office:value="2.29415607452393" calcext:value-type="float">
            <text:p>2.2941560745</text:p>
          </table:table-cell>
          <table:table-cell office:value-type="float" office:value="1.61737072467804" calcext:value-type="float">
            <text:p>1.6173707247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19877791404724" calcext:value-type="float">
            <text:p>2.198777914</text:p>
          </table:table-cell>
          <table:table-cell office:value-type="float" office:value="2.17096900939941" calcext:value-type="float">
            <text:p>2.1709690094</text:p>
          </table:table-cell>
          <table:table-cell table:number-columns-repeated="9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.30132508277893" calcext:value-type="float">
            <text:p>2.3013250828</text:p>
          </table:table-cell>
          <table:table-cell office:value-type="float" office:value="2.29233074188232" calcext:value-type="float">
            <text:p>2.2923307419</text:p>
          </table:table-cell>
          <table:table-cell office:value-type="float" office:value="1.61767816543579" calcext:value-type="float">
            <text:p>1.6176781654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0377979278564" calcext:value-type="float">
            <text:p>2.1037797928</text:p>
          </table:table-cell>
          <table:table-cell office:value-type="float" office:value="2.20409321784973" calcext:value-type="float">
            <text:p>2.2040932178</text:p>
          </table:table-cell>
          <table:table-cell table:number-columns-repeated="9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.29871273040771" calcext:value-type="float">
            <text:p>2.2987127304</text:p>
          </table:table-cell>
          <table:table-cell office:value-type="float" office:value="2.29246282577515" calcext:value-type="float">
            <text:p>2.2924628258</text:p>
          </table:table-cell>
          <table:table-cell office:value-type="float" office:value="1.6128169298172" calcext:value-type="float">
            <text:p>1.6128169298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4389450550079" calcext:value-type="float">
            <text:p>1.9438945055</text:p>
          </table:table-cell>
          <table:table-cell office:value-type="float" office:value="1.71861028671265" calcext:value-type="float">
            <text:p>1.7186102867</text:p>
          </table:table-cell>
          <table:table-cell table:number-columns-repeated="9"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.3023509979248" calcext:value-type="float">
            <text:p>2.3023509979</text:p>
          </table:table-cell>
          <table:table-cell office:value-type="float" office:value="2.29532623291016" calcext:value-type="float">
            <text:p>2.2953262329</text:p>
          </table:table-cell>
          <table:table-cell office:value-type="float" office:value="1.61887085437775" calcext:value-type="float">
            <text:p>1.6188708544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15628218650818" calcext:value-type="float">
            <text:p>2.1562821865</text:p>
          </table:table-cell>
          <table:table-cell office:value-type="float" office:value="2.02750658988953" calcext:value-type="float">
            <text:p>2.0275065899</text:p>
          </table:table-cell>
          <table:table-cell table:number-columns-repeated="9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.30211806297302" calcext:value-type="float">
            <text:p>2.302118063</text:p>
          </table:table-cell>
          <table:table-cell office:value-type="float" office:value="2.2943217754364" calcext:value-type="float">
            <text:p>2.2943217754</text:p>
          </table:table-cell>
          <table:table-cell office:value-type="float" office:value="1.72850179672241" calcext:value-type="float">
            <text:p>1.728501796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1200470924377" calcext:value-type="float">
            <text:p>1.9120047092</text:p>
          </table:table-cell>
          <table:table-cell office:value-type="float" office:value="1.56828904151917" calcext:value-type="float">
            <text:p>1.5682890415</text:p>
          </table:table-cell>
          <table:table-cell table:number-columns-repeated="9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30193376541138" calcext:value-type="float">
            <text:p>2.3019337654</text:p>
          </table:table-cell>
          <table:table-cell office:value-type="float" office:value="2.29570150375366" calcext:value-type="float">
            <text:p>2.2957015038</text:p>
          </table:table-cell>
          <table:table-cell office:value-type="float" office:value="1.62978529930115" calcext:value-type="float">
            <text:p>1.6297852993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1.9990736246109" calcext:value-type="float">
            <text:p>1.9990736246</text:p>
          </table:table-cell>
          <table:table-cell office:value-type="float" office:value="2.12746548652649" calcext:value-type="float">
            <text:p>2.1274654865</text:p>
          </table:table-cell>
          <table:table-cell table:number-columns-repeated="9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.29922795295715" calcext:value-type="float">
            <text:p>2.299227953</text:p>
          </table:table-cell>
          <table:table-cell office:value-type="float" office:value="2.29377794265747" calcext:value-type="float">
            <text:p>2.2937779427</text:p>
          </table:table-cell>
          <table:table-cell office:value-type="float" office:value="1.62372064590454" calcext:value-type="float">
            <text:p>1.6237206459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16923666000366" calcext:value-type="float">
            <text:p>2.16923666</text:p>
          </table:table-cell>
          <table:table-cell office:value-type="float" office:value="2.14546251296997" calcext:value-type="float">
            <text:p>2.145462513</text:p>
          </table:table-cell>
          <table:table-cell table:number-columns-repeated="9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.30204343795776" calcext:value-type="float">
            <text:p>2.302043438</text:p>
          </table:table-cell>
          <table:table-cell office:value-type="float" office:value="2.29396677017212" calcext:value-type="float">
            <text:p>2.2939667702</text:p>
          </table:table-cell>
          <table:table-cell office:value-type="float" office:value="1.62040281295776" calcext:value-type="float">
            <text:p>1.620402813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2.15135264396667" calcext:value-type="float">
            <text:p>2.151352644</text:p>
          </table:table-cell>
          <table:table-cell office:value-type="float" office:value="1.93803358078003" calcext:value-type="float">
            <text:p>1.9380335808</text:p>
          </table:table-cell>
          <table:table-cell table:number-columns-repeated="9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2.30142879486084" calcext:value-type="float">
            <text:p>2.3014287949</text:p>
          </table:table-cell>
          <table:table-cell office:value-type="float" office:value="2.29397821426392" calcext:value-type="float">
            <text:p>2.2939782143</text:p>
          </table:table-cell>
          <table:table-cell office:value-type="float" office:value="1.61093318462372" calcext:value-type="float">
            <text:p>1.6109331846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2.07376956939697" calcext:value-type="float">
            <text:p>2.0737695694</text:p>
          </table:table-cell>
          <table:table-cell office:value-type="float" office:value="1.63251256942749" calcext:value-type="float">
            <text:p>1.6325125694</text:p>
          </table:table-cell>
          <table:table-cell table:number-columns-repeated="9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.30124449729919" calcext:value-type="float">
            <text:p>2.3012444973</text:p>
          </table:table-cell>
          <table:table-cell office:value-type="float" office:value="2.29309415817261" calcext:value-type="float">
            <text:p>2.2930941582</text:p>
          </table:table-cell>
          <table:table-cell office:value-type="float" office:value="1.61161971092224" calcext:value-type="float">
            <text:p>1.6116197109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2.06317853927612" calcext:value-type="float">
            <text:p>2.0631785393</text:p>
          </table:table-cell>
          <table:table-cell office:value-type="float" office:value="1.84521722793579" calcext:value-type="float">
            <text:p>1.8452172279</text:p>
          </table:table-cell>
          <table:table-cell table:number-columns-repeated="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30202507972717" calcext:value-type="float">
            <text:p>2.3020250797</text:p>
          </table:table-cell>
          <table:table-cell office:value-type="float" office:value="2.29219222068787" calcext:value-type="float">
            <text:p>2.2921922207</text:p>
          </table:table-cell>
          <table:table-cell office:value-type="float" office:value="1.61256098747253" calcext:value-type="float">
            <text:p>1.6125609875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93872094154358" calcext:value-type="float">
            <text:p>1.9387209415</text:p>
          </table:table-cell>
          <table:table-cell office:value-type="float" office:value="1.98750782012939" calcext:value-type="float">
            <text:p>1.9875078201</text:p>
          </table:table-cell>
          <table:table-cell table:number-columns-repeated="9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2.30230855941772" calcext:value-type="float">
            <text:p>2.3023085594</text:p>
          </table:table-cell>
          <table:table-cell office:value-type="float" office:value="2.29331588745117" calcext:value-type="float">
            <text:p>2.2933158875</text:p>
          </table:table-cell>
          <table:table-cell office:value-type="float" office:value="1.61033868789673" calcext:value-type="float">
            <text:p>1.6103386879</text:p>
          </table:table-cell>
          <table:table-cell office:value-type="float" office:value="2.30252599716187" calcext:value-type="float">
            <text:p>2.3025259972</text:p>
          </table:table-cell>
          <table:table-cell office:value-type="float" office:value="1.95847177505493" calcext:value-type="float">
            <text:p>1.9584717751</text:p>
          </table:table-cell>
          <table:table-cell office:value-type="float" office:value="1.82107484340668" calcext:value-type="float">
            <text:p>1.8210748434</text:p>
          </table:table-cell>
          <table:table-cell table:number-columns-repeated="9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.29711127281189" calcext:value-type="float">
            <text:p>2.2971112728</text:p>
          </table:table-cell>
          <table:table-cell office:value-type="float" office:value="2.29388737678528" calcext:value-type="float">
            <text:p>2.2938873768</text:p>
          </table:table-cell>
          <table:table-cell office:value-type="float" office:value="1.62381339073181" calcext:value-type="float">
            <text:p>1.6238133907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15298557281494" calcext:value-type="float">
            <text:p>2.1529855728</text:p>
          </table:table-cell>
          <table:table-cell office:value-type="float" office:value="2.0160014629364" calcext:value-type="float">
            <text:p>2.0160014629</text:p>
          </table:table-cell>
          <table:table-cell table:number-columns-repeated="9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.30238127708435" calcext:value-type="float">
            <text:p>2.3023812771</text:p>
          </table:table-cell>
          <table:table-cell office:value-type="float" office:value="2.2887327671051" calcext:value-type="float">
            <text:p>2.2887327671</text:p>
          </table:table-cell>
          <table:table-cell office:value-type="float" office:value="1.61168122291565" calcext:value-type="float">
            <text:p>1.6116812229</text:p>
          </table:table-cell>
          <table:table-cell office:value-type="float" office:value="2.30252146720886" calcext:value-type="float">
            <text:p>2.3025214672</text:p>
          </table:table-cell>
          <table:table-cell office:value-type="float" office:value="2.10709428787231" calcext:value-type="float">
            <text:p>2.1070942879</text:p>
          </table:table-cell>
          <table:table-cell office:value-type="float" office:value="2.04122138023376" calcext:value-type="float">
            <text:p>2.0412213802</text:p>
          </table:table-cell>
          <table:table-cell table:number-columns-repeated="9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.30101251602173" calcext:value-type="float">
            <text:p>2.301012516</text:p>
          </table:table-cell>
          <table:table-cell office:value-type="float" office:value="2.29490685462952" calcext:value-type="float">
            <text:p>2.2949068546</text:p>
          </table:table-cell>
          <table:table-cell office:value-type="float" office:value="1.6685802936554" calcext:value-type="float">
            <text:p>1.6685802937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1.91132259368896" calcext:value-type="float">
            <text:p>1.9113225937</text:p>
          </table:table-cell>
          <table:table-cell office:value-type="float" office:value="2.12826442718506" calcext:value-type="float">
            <text:p>2.1282644272</text:p>
          </table:table-cell>
          <table:table-cell table:number-columns-repeated="9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30197381973267" calcext:value-type="float">
            <text:p>2.3019738197</text:p>
          </table:table-cell>
          <table:table-cell office:value-type="float" office:value="2.29305458068848" calcext:value-type="float">
            <text:p>2.2930545807</text:p>
          </table:table-cell>
          <table:table-cell office:value-type="float" office:value="1.76015889644623" calcext:value-type="float">
            <text:p>1.7601588964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86393356323242" calcext:value-type="float">
            <text:p>1.8639335632</text:p>
          </table:table-cell>
          <table:table-cell office:value-type="float" office:value="2.06308889389038" calcext:value-type="float">
            <text:p>2.0630888939</text:p>
          </table:table-cell>
          <table:table-cell table:number-columns-repeated="9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2.2977180480957" calcext:value-type="float">
            <text:p>2.2977180481</text:p>
          </table:table-cell>
          <table:table-cell office:value-type="float" office:value="2.28850078582764" calcext:value-type="float">
            <text:p>2.2885007858</text:p>
          </table:table-cell>
          <table:table-cell office:value-type="float" office:value="1.62067401409149" calcext:value-type="float">
            <text:p>1.6206740141</text:p>
          </table:table-cell>
          <table:table-cell office:value-type="float" office:value="2.30251550674438" calcext:value-type="float">
            <text:p>2.3025155067</text:p>
          </table:table-cell>
          <table:table-cell office:value-type="float" office:value="2.12921595573425" calcext:value-type="float">
            <text:p>2.1292159557</text:p>
          </table:table-cell>
          <table:table-cell office:value-type="float" office:value="1.84505724906921" calcext:value-type="float">
            <text:p>1.8450572491</text:p>
          </table:table-cell>
          <table:table-cell table:number-columns-repeated="9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.30179476737976" calcext:value-type="float">
            <text:p>2.3017947674</text:p>
          </table:table-cell>
          <table:table-cell office:value-type="float" office:value="2.28853940963745" calcext:value-type="float">
            <text:p>2.2885394096</text:p>
          </table:table-cell>
          <table:table-cell office:value-type="float" office:value="1.60123097896576" calcext:value-type="float">
            <text:p>1.601230979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86226439476013" calcext:value-type="float">
            <text:p>1.8622643948</text:p>
          </table:table-cell>
          <table:table-cell office:value-type="float" office:value="2.19910287857056" calcext:value-type="float">
            <text:p>2.1991028786</text:p>
          </table:table-cell>
          <table:table-cell table:number-columns-repeated="9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.30176448822021" calcext:value-type="float">
            <text:p>2.3017644882</text:p>
          </table:table-cell>
          <table:table-cell office:value-type="float" office:value="2.29057693481445" calcext:value-type="float">
            <text:p>2.2905769348</text:p>
          </table:table-cell>
          <table:table-cell office:value-type="float" office:value="1.61720836162567" calcext:value-type="float">
            <text:p>1.6172083616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2.15316128730774" calcext:value-type="float">
            <text:p>2.1531612873</text:p>
          </table:table-cell>
          <table:table-cell office:value-type="float" office:value="1.92652297019959" calcext:value-type="float">
            <text:p>1.9265229702</text:p>
          </table:table-cell>
          <table:table-cell table:number-columns-repeated="9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2.29842138290405" calcext:value-type="float">
            <text:p>2.2984213829</text:p>
          </table:table-cell>
          <table:table-cell office:value-type="float" office:value="2.29008936882019" calcext:value-type="float">
            <text:p>2.2900893688</text:p>
          </table:table-cell>
          <table:table-cell office:value-type="float" office:value="1.6016001701355" calcext:value-type="float">
            <text:p>1.6016001701</text:p>
          </table:table-cell>
          <table:table-cell office:value-type="float" office:value="2.30251240730286" calcext:value-type="float">
            <text:p>2.3025124073</text:p>
          </table:table-cell>
          <table:table-cell office:value-type="float" office:value="1.96338438987732" calcext:value-type="float">
            <text:p>1.9633843899</text:p>
          </table:table-cell>
          <table:table-cell office:value-type="float" office:value="2.09921789169312" calcext:value-type="float">
            <text:p>2.0992178917</text:p>
          </table:table-cell>
          <table:table-cell table:number-columns-repeated="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2999153137207" calcext:value-type="float">
            <text:p>2.2999153137</text:p>
          </table:table-cell>
          <table:table-cell office:value-type="float" office:value="2.29281091690063" calcext:value-type="float">
            <text:p>2.2928109169</text:p>
          </table:table-cell>
          <table:table-cell office:value-type="float" office:value="1.63875985145569" calcext:value-type="float">
            <text:p>1.6387598515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2.08622407913208" calcext:value-type="float">
            <text:p>2.0862240791</text:p>
          </table:table-cell>
          <table:table-cell office:value-type="float" office:value="1.88116109371185" calcext:value-type="float">
            <text:p>1.8811610937</text:p>
          </table:table-cell>
          <table:table-cell table:number-columns-repeated="9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2.28899025917053" calcext:value-type="float">
            <text:p>2.2889902592</text:p>
          </table:table-cell>
          <table:table-cell office:value-type="float" office:value="2.29012584686279" calcext:value-type="float">
            <text:p>2.2901258469</text:p>
          </table:table-cell>
          <table:table-cell office:value-type="float" office:value="1.62733113765717" calcext:value-type="float">
            <text:p>1.6273311377</text:p>
          </table:table-cell>
          <table:table-cell office:value-type="float" office:value="2.30251574516296" calcext:value-type="float">
            <text:p>2.3025157452</text:p>
          </table:table-cell>
          <table:table-cell office:value-type="float" office:value="2.06278204917908" calcext:value-type="float">
            <text:p>2.0627820492</text:p>
          </table:table-cell>
          <table:table-cell office:value-type="float" office:value="2.0299334526062" calcext:value-type="float">
            <text:p>2.0299334526</text:p>
          </table:table-cell>
          <table:table-cell table:number-columns-repeated="9"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2.30039548873901" calcext:value-type="float">
            <text:p>2.3003954887</text:p>
          </table:table-cell>
          <table:table-cell office:value-type="float" office:value="2.2910373210907" calcext:value-type="float">
            <text:p>2.2910373211</text:p>
          </table:table-cell>
          <table:table-cell office:value-type="float" office:value="1.6151978969574" calcext:value-type="float">
            <text:p>1.615197897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2612972259521" calcext:value-type="float">
            <text:p>2.0261297226</text:p>
          </table:table-cell>
          <table:table-cell office:value-type="float" office:value="1.8559467792511" calcext:value-type="float">
            <text:p>1.8559467793</text:p>
          </table:table-cell>
          <table:table-cell table:number-columns-repeated="9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.30189990997314" calcext:value-type="float">
            <text:p>2.30189991</text:p>
          </table:table-cell>
          <table:table-cell office:value-type="float" office:value="2.29003429412842" calcext:value-type="float">
            <text:p>2.2900342941</text:p>
          </table:table-cell>
          <table:table-cell office:value-type="float" office:value="1.61517977714539" calcext:value-type="float">
            <text:p>1.6151797771</text:p>
          </table:table-cell>
          <table:table-cell office:value-type="float" office:value="2.30251550674438" calcext:value-type="float">
            <text:p>2.3025155067</text:p>
          </table:table-cell>
          <table:table-cell office:value-type="float" office:value="1.87530207633972" calcext:value-type="float">
            <text:p>1.8753020763</text:p>
          </table:table-cell>
          <table:table-cell office:value-type="float" office:value="1.83604645729065" calcext:value-type="float">
            <text:p>1.8360464573</text:p>
          </table:table-cell>
          <table:table-cell table:number-columns-repeated="9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.30177474021912" calcext:value-type="float">
            <text:p>2.3017747402</text:p>
          </table:table-cell>
          <table:table-cell office:value-type="float" office:value="2.28679180145264" calcext:value-type="float">
            <text:p>2.2867918015</text:p>
          </table:table-cell>
          <table:table-cell office:value-type="float" office:value="1.62914204597473" calcext:value-type="float">
            <text:p>1.629142046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6368327140808" calcext:value-type="float">
            <text:p>2.0636832714</text:p>
          </table:table-cell>
          <table:table-cell office:value-type="float" office:value="1.82603847980499" calcext:value-type="float">
            <text:p>1.8260384798</text:p>
          </table:table-cell>
          <table:table-cell table:number-columns-repeated="9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30167484283447" calcext:value-type="float">
            <text:p>2.3016748428</text:p>
          </table:table-cell>
          <table:table-cell office:value-type="float" office:value="2.29118514060974" calcext:value-type="float">
            <text:p>2.2911851406</text:p>
          </table:table-cell>
          <table:table-cell office:value-type="float" office:value="1.61282277107239" calcext:value-type="float">
            <text:p>1.6128227711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73831570148468" calcext:value-type="float">
            <text:p>1.7383157015</text:p>
          </table:table-cell>
          <table:table-cell office:value-type="float" office:value="1.69742023944855" calcext:value-type="float">
            <text:p>1.6974202394</text:p>
          </table:table-cell>
          <table:table-cell table:number-columns-repeated="9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.30192232131958" calcext:value-type="float">
            <text:p>2.3019223213</text:p>
          </table:table-cell>
          <table:table-cell office:value-type="float" office:value="2.29162120819092" calcext:value-type="float">
            <text:p>2.2916212082</text:p>
          </table:table-cell>
          <table:table-cell office:value-type="float" office:value="1.62415242195129" calcext:value-type="float">
            <text:p>1.624152422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5139327049255" calcext:value-type="float">
            <text:p>2.0513932705</text:p>
          </table:table-cell>
          <table:table-cell office:value-type="float" office:value="2.03954267501831" calcext:value-type="float">
            <text:p>2.039542675</text:p>
          </table:table-cell>
          <table:table-cell table:number-columns-repeated="9"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2.30198240280151" calcext:value-type="float">
            <text:p>2.3019824028</text:p>
          </table:table-cell>
          <table:table-cell office:value-type="float" office:value="2.29289841651916" calcext:value-type="float">
            <text:p>2.2928984165</text:p>
          </table:table-cell>
          <table:table-cell office:value-type="float" office:value="1.65026652812958" calcext:value-type="float">
            <text:p>1.6502665281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154440164566" calcext:value-type="float">
            <text:p>1.9154440165</text:p>
          </table:table-cell>
          <table:table-cell office:value-type="float" office:value="2.21933197975159" calcext:value-type="float">
            <text:p>2.2193319798</text:p>
          </table:table-cell>
          <table:table-cell table:number-columns-repeated="9"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2.30152177810669" calcext:value-type="float">
            <text:p>2.3015217781</text:p>
          </table:table-cell>
          <table:table-cell office:value-type="float" office:value="2.2929699420929" calcext:value-type="float">
            <text:p>2.2929699421</text:p>
          </table:table-cell>
          <table:table-cell office:value-type="float" office:value="1.6314924955368" calcext:value-type="float">
            <text:p>1.6314924955</text:p>
          </table:table-cell>
          <table:table-cell office:value-type="float" office:value="2.30253982543945" calcext:value-type="float">
            <text:p>2.3025398254</text:p>
          </table:table-cell>
          <table:table-cell office:value-type="float" office:value="2.16924095153809" calcext:value-type="float">
            <text:p>2.1692409515</text:p>
          </table:table-cell>
          <table:table-cell office:value-type="float" office:value="1.90143501758575" calcext:value-type="float">
            <text:p>1.9014350176</text:p>
          </table:table-cell>
          <table:table-cell table:number-columns-repeated="9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2.29651856422424" calcext:value-type="float">
            <text:p>2.2965185642</text:p>
          </table:table-cell>
          <table:table-cell office:value-type="float" office:value="2.29420208930969" calcext:value-type="float">
            <text:p>2.2942020893</text:p>
          </table:table-cell>
          <table:table-cell office:value-type="float" office:value="1.62257814407349" calcext:value-type="float">
            <text:p>1.6225781441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2.03536248207092" calcext:value-type="float">
            <text:p>2.0353624821</text:p>
          </table:table-cell>
          <table:table-cell office:value-type="float" office:value="2.04288172721863" calcext:value-type="float">
            <text:p>2.0428817272</text:p>
          </table:table-cell>
          <table:table-cell table:number-columns-repeated="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30218935012817" calcext:value-type="float">
            <text:p>2.3021893501</text:p>
          </table:table-cell>
          <table:table-cell office:value-type="float" office:value="2.29252958297729" calcext:value-type="float">
            <text:p>2.292529583</text:p>
          </table:table-cell>
          <table:table-cell office:value-type="float" office:value="1.62179803848267" calcext:value-type="float">
            <text:p>1.6217980385</text:p>
          </table:table-cell>
          <table:table-cell office:value-type="float" office:value="2.30251431465149" calcext:value-type="float">
            <text:p>2.3025143147</text:p>
          </table:table-cell>
          <table:table-cell office:value-type="float" office:value="1.9803181886673" calcext:value-type="float">
            <text:p>1.9803181887</text:p>
          </table:table-cell>
          <table:table-cell office:value-type="float" office:value="2.04067254066467" calcext:value-type="float">
            <text:p>2.0406725407</text:p>
          </table:table-cell>
          <table:table-cell table:number-columns-repeated="9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2.30240249633789" calcext:value-type="float">
            <text:p>2.3024024963</text:p>
          </table:table-cell>
          <table:table-cell office:value-type="float" office:value="2.29292011260986" calcext:value-type="float">
            <text:p>2.2929201126</text:p>
          </table:table-cell>
          <table:table-cell office:value-type="float" office:value="1.62998569011688" calcext:value-type="float">
            <text:p>1.6299856901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1.77381384372711" calcext:value-type="float">
            <text:p>1.7738138437</text:p>
          </table:table-cell>
          <table:table-cell office:value-type="float" office:value="2.11896371841431" calcext:value-type="float">
            <text:p>2.1189637184</text:p>
          </table:table-cell>
          <table:table-cell table:number-columns-repeated="9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2.30190944671631" calcext:value-type="float">
            <text:p>2.3019094467</text:p>
          </table:table-cell>
          <table:table-cell office:value-type="float" office:value="2.29192423820496" calcext:value-type="float">
            <text:p>2.2919242382</text:p>
          </table:table-cell>
          <table:table-cell office:value-type="float" office:value="1.61923956871033" calcext:value-type="float">
            <text:p>1.6192395687</text:p>
          </table:table-cell>
          <table:table-cell office:value-type="float" office:value="2.30255818367004" calcext:value-type="float">
            <text:p>2.3025581837</text:p>
          </table:table-cell>
          <table:table-cell office:value-type="float" office:value="2.01287198066711" calcext:value-type="float">
            <text:p>2.0128719807</text:p>
          </table:table-cell>
          <table:table-cell office:value-type="float" office:value="2.10676789283752" calcext:value-type="float">
            <text:p>2.1067678928</text:p>
          </table:table-cell>
          <table:table-cell table:number-columns-repeated="9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.30053353309631" calcext:value-type="float">
            <text:p>2.3005335331</text:p>
          </table:table-cell>
          <table:table-cell office:value-type="float" office:value="2.29397416114807" calcext:value-type="float">
            <text:p>2.2939741611</text:p>
          </table:table-cell>
          <table:table-cell office:value-type="float" office:value="1.6485253572464" calcext:value-type="float">
            <text:p>1.6485253572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1228723526001" calcext:value-type="float">
            <text:p>2.1228723526</text:p>
          </table:table-cell>
          <table:table-cell office:value-type="float" office:value="1.89025723934174" calcext:value-type="float">
            <text:p>1.8902572393</text:p>
          </table:table-cell>
          <table:table-cell table:number-columns-repeated="9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2.29772877693176" calcext:value-type="float">
            <text:p>2.2977287769</text:p>
          </table:table-cell>
          <table:table-cell office:value-type="float" office:value="2.29214429855347" calcext:value-type="float">
            <text:p>2.2921442986</text:p>
          </table:table-cell>
          <table:table-cell office:value-type="float" office:value="1.61514270305634" calcext:value-type="float">
            <text:p>1.6151427031</text:p>
          </table:table-cell>
          <table:table-cell office:value-type="float" office:value="2.30256366729736" calcext:value-type="float">
            <text:p>2.3025636673</text:p>
          </table:table-cell>
          <table:table-cell office:value-type="float" office:value="2.17642736434937" calcext:value-type="float">
            <text:p>2.1764273643</text:p>
          </table:table-cell>
          <table:table-cell office:value-type="float" office:value="1.72131252288818" calcext:value-type="float">
            <text:p>1.7213125229</text:p>
          </table:table-cell>
          <table:table-cell table:number-columns-repeated="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29411149024963" calcext:value-type="float">
            <text:p>2.2941114902</text:p>
          </table:table-cell>
          <table:table-cell office:value-type="float" office:value="2.29353332519531" calcext:value-type="float">
            <text:p>2.2935333252</text:p>
          </table:table-cell>
          <table:table-cell office:value-type="float" office:value="1.6882860660553" calcext:value-type="float">
            <text:p>1.6882860661</text:p>
          </table:table-cell>
          <table:table-cell office:value-type="float" office:value="2.30254530906677" calcext:value-type="float">
            <text:p>2.3025453091</text:p>
          </table:table-cell>
          <table:table-cell office:value-type="float" office:value="2.18887662887573" calcext:value-type="float">
            <text:p>2.1888766289</text:p>
          </table:table-cell>
          <table:table-cell office:value-type="float" office:value="1.7687087059021" calcext:value-type="float">
            <text:p>1.7687087059</text:p>
          </table:table-cell>
          <table:table-cell table:number-columns-repeated="9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.30071711540222" calcext:value-type="float">
            <text:p>2.3007171154</text:p>
          </table:table-cell>
          <table:table-cell office:value-type="float" office:value="2.28896546363831" calcext:value-type="float">
            <text:p>2.2889654636</text:p>
          </table:table-cell>
          <table:table-cell office:value-type="float" office:value="1.61395311355591" calcext:value-type="float">
            <text:p>1.6139531136</text:p>
          </table:table-cell>
          <table:table-cell office:value-type="float" office:value="2.30256032943726" calcext:value-type="float">
            <text:p>2.3025603294</text:p>
          </table:table-cell>
          <table:table-cell office:value-type="float" office:value="2.13724398612976" calcext:value-type="float">
            <text:p>2.1372439861</text:p>
          </table:table-cell>
          <table:table-cell office:value-type="float" office:value="2.00538444519043" calcext:value-type="float">
            <text:p>2.0053844452</text:p>
          </table:table-cell>
          <table:table-cell table:number-columns-repeated="9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.30000638961792" calcext:value-type="float">
            <text:p>2.3000063896</text:p>
          </table:table-cell>
          <table:table-cell office:value-type="float" office:value="2.29315900802612" calcext:value-type="float">
            <text:p>2.293159008</text:p>
          </table:table-cell>
          <table:table-cell office:value-type="float" office:value="1.60365629196167" calcext:value-type="float">
            <text:p>1.603656292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12778282165527" calcext:value-type="float">
            <text:p>2.1277828217</text:p>
          </table:table-cell>
          <table:table-cell office:value-type="float" office:value="1.93857073783875" calcext:value-type="float">
            <text:p>1.9385707378</text:p>
          </table:table-cell>
          <table:table-cell table:number-columns-repeated="9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.30158710479736" calcext:value-type="float">
            <text:p>2.3015871048</text:p>
          </table:table-cell>
          <table:table-cell office:value-type="float" office:value="2.28904843330383" calcext:value-type="float">
            <text:p>2.2890484333</text:p>
          </table:table-cell>
          <table:table-cell office:value-type="float" office:value="1.61585092544556" calcext:value-type="float">
            <text:p>1.6158509254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89522755146027" calcext:value-type="float">
            <text:p>1.8952275515</text:p>
          </table:table-cell>
          <table:table-cell office:value-type="float" office:value="2.0346462726593" calcext:value-type="float">
            <text:p>2.0346462727</text:p>
          </table:table-cell>
          <table:table-cell table:number-columns-repeated="9"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.29496908187866" calcext:value-type="float">
            <text:p>2.2949690819</text:p>
          </table:table-cell>
          <table:table-cell office:value-type="float" office:value="2.29231715202332" calcext:value-type="float">
            <text:p>2.292317152</text:p>
          </table:table-cell>
          <table:table-cell office:value-type="float" office:value="1.5906879901886" calcext:value-type="float">
            <text:p>1.5906879902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2.13208079338074" calcext:value-type="float">
            <text:p>2.1320807934</text:p>
          </table:table-cell>
          <table:table-cell office:value-type="float" office:value="1.91135108470917" calcext:value-type="float">
            <text:p>1.9113510847</text:p>
          </table:table-cell>
          <table:table-cell table:number-columns-repeated="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29717111587524" calcext:value-type="float">
            <text:p>2.2971711159</text:p>
          </table:table-cell>
          <table:table-cell office:value-type="float" office:value="2.294926404953" calcext:value-type="float">
            <text:p>2.294926405</text:p>
          </table:table-cell>
          <table:table-cell office:value-type="float" office:value="1.61050343513489" calcext:value-type="float">
            <text:p>1.6105034351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1.99633467197418" calcext:value-type="float">
            <text:p>1.996334672</text:p>
          </table:table-cell>
          <table:table-cell office:value-type="float" office:value="2.1124804019928" calcext:value-type="float">
            <text:p>2.112480402</text:p>
          </table:table-cell>
          <table:table-cell table:number-columns-repeated="9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.30110740661621" calcext:value-type="float">
            <text:p>2.3011074066</text:p>
          </table:table-cell>
          <table:table-cell office:value-type="float" office:value="2.29107522964478" calcext:value-type="float">
            <text:p>2.2910752296</text:p>
          </table:table-cell>
          <table:table-cell office:value-type="float" office:value="1.60867750644684" calcext:value-type="float">
            <text:p>1.6086775064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2.13093137741089" calcext:value-type="float">
            <text:p>2.1309313774</text:p>
          </table:table-cell>
          <table:table-cell office:value-type="float" office:value="2.07039189338684" calcext:value-type="float">
            <text:p>2.0703918934</text:p>
          </table:table-cell>
          <table:table-cell table:number-columns-repeated="9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.30053281784058" calcext:value-type="float">
            <text:p>2.3005328178</text:p>
          </table:table-cell>
          <table:table-cell office:value-type="float" office:value="2.2920253276825" calcext:value-type="float">
            <text:p>2.2920253277</text:p>
          </table:table-cell>
          <table:table-cell office:value-type="float" office:value="1.61142253875732" calcext:value-type="float">
            <text:p>1.6114225388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01879334449768" calcext:value-type="float">
            <text:p>2.0187933445</text:p>
          </table:table-cell>
          <table:table-cell office:value-type="float" office:value="2.03848314285278" calcext:value-type="float">
            <text:p>2.0384831429</text:p>
          </table:table-cell>
          <table:table-cell table:number-columns-repeated="9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.30116271972656" calcext:value-type="float">
            <text:p>2.3011627197</text:p>
          </table:table-cell>
          <table:table-cell office:value-type="float" office:value="2.29197835922241" calcext:value-type="float">
            <text:p>2.2919783592</text:p>
          </table:table-cell>
          <table:table-cell office:value-type="float" office:value="1.67252326011658" calcext:value-type="float">
            <text:p>1.6725232601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2.1640157699585" calcext:value-type="float">
            <text:p>2.16401577</text:p>
          </table:table-cell>
          <table:table-cell office:value-type="float" office:value="2.11328649520874" calcext:value-type="float">
            <text:p>2.1132864952</text:p>
          </table:table-cell>
          <table:table-cell table:number-columns-repeated="9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2.30045628547668" calcext:value-type="float">
            <text:p>2.3004562855</text:p>
          </table:table-cell>
          <table:table-cell office:value-type="float" office:value="2.2895188331604" calcext:value-type="float">
            <text:p>2.2895188332</text:p>
          </table:table-cell>
          <table:table-cell office:value-type="float" office:value="1.62180423736572" calcext:value-type="float">
            <text:p>1.6218042374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13794827461243" calcext:value-type="float">
            <text:p>2.1379482746</text:p>
          </table:table-cell>
          <table:table-cell office:value-type="float" office:value="2.09850835800171" calcext:value-type="float">
            <text:p>2.098508358</text:p>
          </table:table-cell>
          <table:table-cell table:number-columns-repeated="9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30078315734863" calcext:value-type="float">
            <text:p>2.3007831573</text:p>
          </table:table-cell>
          <table:table-cell office:value-type="float" office:value="2.29384565353394" calcext:value-type="float">
            <text:p>2.2938456535</text:p>
          </table:table-cell>
          <table:table-cell office:value-type="float" office:value="1.61650848388672" calcext:value-type="float">
            <text:p>1.6165084839</text:p>
          </table:table-cell>
          <table:table-cell office:value-type="float" office:value="2.30252289772034" calcext:value-type="float">
            <text:p>2.3025228977</text:p>
          </table:table-cell>
          <table:table-cell office:value-type="float" office:value="2.09426116943359" calcext:value-type="float">
            <text:p>2.0942611694</text:p>
          </table:table-cell>
          <table:table-cell office:value-type="float" office:value="1.91985619068146" calcext:value-type="float">
            <text:p>1.9198561907</text:p>
          </table:table-cell>
          <table:table-cell table:number-columns-repeated="9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.3013379573822" calcext:value-type="float">
            <text:p>2.3013379574</text:p>
          </table:table-cell>
          <table:table-cell office:value-type="float" office:value="2.29370832443237" calcext:value-type="float">
            <text:p>2.2937083244</text:p>
          </table:table-cell>
          <table:table-cell office:value-type="float" office:value="1.61233329772949" calcext:value-type="float">
            <text:p>1.6123332977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06156229972839" calcext:value-type="float">
            <text:p>2.0615622997</text:p>
          </table:table-cell>
          <table:table-cell office:value-type="float" office:value="2.04559540748596" calcext:value-type="float">
            <text:p>2.0455954075</text:p>
          </table:table-cell>
          <table:table-cell table:number-columns-repeated="9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2.300785779953" calcext:value-type="float">
            <text:p>2.30078578</text:p>
          </table:table-cell>
          <table:table-cell office:value-type="float" office:value="2.29177665710449" calcext:value-type="float">
            <text:p>2.2917766571</text:p>
          </table:table-cell>
          <table:table-cell office:value-type="float" office:value="1.60890650749207" calcext:value-type="float">
            <text:p>1.6089065075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1358757019043" calcext:value-type="float">
            <text:p>2.1358757019</text:p>
          </table:table-cell>
          <table:table-cell office:value-type="float" office:value="2.08219218254089" calcext:value-type="float">
            <text:p>2.0821921825</text:p>
          </table:table-cell>
          <table:table-cell table:number-columns-repeated="9"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2.3019528388977" calcext:value-type="float">
            <text:p>2.3019528389</text:p>
          </table:table-cell>
          <table:table-cell office:value-type="float" office:value="2.28785610198975" calcext:value-type="float">
            <text:p>2.287856102</text:p>
          </table:table-cell>
          <table:table-cell office:value-type="float" office:value="1.6126606464386" calcext:value-type="float">
            <text:p>1.6126606464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2382040023804" calcext:value-type="float">
            <text:p>2.0238204002</text:p>
          </table:table-cell>
          <table:table-cell office:value-type="float" office:value="1.85380077362061" calcext:value-type="float">
            <text:p>1.8538007736</text:p>
          </table:table-cell>
          <table:table-cell table:number-columns-repeated="9"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.29759383201599" calcext:value-type="float">
            <text:p>2.297593832</text:p>
          </table:table-cell>
          <table:table-cell office:value-type="float" office:value="2.29139733314514" calcext:value-type="float">
            <text:p>2.2913973331</text:p>
          </table:table-cell>
          <table:table-cell office:value-type="float" office:value="1.6270124912262" calcext:value-type="float">
            <text:p>1.6270124912</text:p>
          </table:table-cell>
          <table:table-cell office:value-type="float" office:value="2.30251884460449" calcext:value-type="float">
            <text:p>2.3025188446</text:p>
          </table:table-cell>
          <table:table-cell office:value-type="float" office:value="2.05978155136108" calcext:value-type="float">
            <text:p>2.0597815514</text:p>
          </table:table-cell>
          <table:table-cell office:value-type="float" office:value="2.18609714508057" calcext:value-type="float">
            <text:p>2.1860971451</text:p>
          </table:table-cell>
          <table:table-cell table:number-columns-repeated="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0242133140564" calcext:value-type="float">
            <text:p>2.3024213314</text:p>
          </table:table-cell>
          <table:table-cell office:value-type="float" office:value="2.28972578048706" calcext:value-type="float">
            <text:p>2.2897257805</text:p>
          </table:table-cell>
          <table:table-cell office:value-type="float" office:value="1.63200378417969" calcext:value-type="float">
            <text:p>1.6320037842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1.93659222126007" calcext:value-type="float">
            <text:p>1.9365922213</text:p>
          </table:table-cell>
          <table:table-cell office:value-type="float" office:value="2.13606333732605" calcext:value-type="float">
            <text:p>2.1360633373</text:p>
          </table:table-cell>
          <table:table-cell table:number-columns-repeated="9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.30107355117798" calcext:value-type="float">
            <text:p>2.3010735512</text:p>
          </table:table-cell>
          <table:table-cell office:value-type="float" office:value="2.29009294509888" calcext:value-type="float">
            <text:p>2.2900929451</text:p>
          </table:table-cell>
          <table:table-cell office:value-type="float" office:value="1.62386512756348" calcext:value-type="float">
            <text:p>1.6238651276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0430862903595" calcext:value-type="float">
            <text:p>2.0430862904</text:p>
          </table:table-cell>
          <table:table-cell office:value-type="float" office:value="1.83234548568726" calcext:value-type="float">
            <text:p>1.8323454857</text:p>
          </table:table-cell>
          <table:table-cell table:number-columns-repeated="9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2.29679203033447" calcext:value-type="float">
            <text:p>2.2967920303</text:p>
          </table:table-cell>
          <table:table-cell office:value-type="float" office:value="2.28899741172791" calcext:value-type="float">
            <text:p>2.2889974117</text:p>
          </table:table-cell>
          <table:table-cell office:value-type="float" office:value="1.62219870090485" calcext:value-type="float">
            <text:p>1.6221987009</text:p>
          </table:table-cell>
          <table:table-cell office:value-type="float" office:value="2.30251622200012" calcext:value-type="float">
            <text:p>2.302516222</text:p>
          </table:table-cell>
          <table:table-cell office:value-type="float" office:value="2.02122592926025" calcext:value-type="float">
            <text:p>2.0212259293</text:p>
          </table:table-cell>
          <table:table-cell office:value-type="float" office:value="2.17036461830139" calcext:value-type="float">
            <text:p>2.1703646183</text:p>
          </table:table-cell>
          <table:table-cell table:number-columns-repeated="9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2.29970288276672" calcext:value-type="float">
            <text:p>2.2997028828</text:p>
          </table:table-cell>
          <table:table-cell office:value-type="float" office:value="2.28907012939453" calcext:value-type="float">
            <text:p>2.2890701294</text:p>
          </table:table-cell>
          <table:table-cell office:value-type="float" office:value="1.6377809047699" calcext:value-type="float">
            <text:p>1.6377809048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2.19411849975586" calcext:value-type="float">
            <text:p>2.1941184998</text:p>
          </table:table-cell>
          <table:table-cell office:value-type="float" office:value="1.93192005157471" calcext:value-type="float">
            <text:p>1.9319200516</text:p>
          </table:table-cell>
          <table:table-cell table:number-columns-repeated="9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.30081558227539" calcext:value-type="float">
            <text:p>2.3008155823</text:p>
          </table:table-cell>
          <table:table-cell office:value-type="float" office:value="2.29338836669922" calcext:value-type="float">
            <text:p>2.2933883667</text:p>
          </table:table-cell>
          <table:table-cell office:value-type="float" office:value="1.6089254617691" calcext:value-type="float">
            <text:p>1.6089254618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16773509979248" calcext:value-type="float">
            <text:p>2.1677350998</text:p>
          </table:table-cell>
          <table:table-cell office:value-type="float" office:value="1.99652218818665" calcext:value-type="float">
            <text:p>1.9965221882</text:p>
          </table:table-cell>
          <table:table-cell table:number-columns-repeated="9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.3006157875061" calcext:value-type="float">
            <text:p>2.3006157875</text:p>
          </table:table-cell>
          <table:table-cell office:value-type="float" office:value="2.28850650787354" calcext:value-type="float">
            <text:p>2.2885065079</text:p>
          </table:table-cell>
          <table:table-cell office:value-type="float" office:value="1.66511416435242" calcext:value-type="float">
            <text:p>1.6651141644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2.12349987030029" calcext:value-type="float">
            <text:p>2.1234998703</text:p>
          </table:table-cell>
          <table:table-cell office:value-type="float" office:value="2.07413721084595" calcext:value-type="float">
            <text:p>2.0741372108</text:p>
          </table:table-cell>
          <table:table-cell table:number-columns-repeated="9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.30128717422485" calcext:value-type="float">
            <text:p>2.3012871742</text:p>
          </table:table-cell>
          <table:table-cell office:value-type="float" office:value="2.28359580039978" calcext:value-type="float">
            <text:p>2.2835958004</text:p>
          </table:table-cell>
          <table:table-cell office:value-type="float" office:value="1.63831067085266" calcext:value-type="float">
            <text:p>1.638310670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9754869937897" calcext:value-type="float">
            <text:p>1.9975486994</text:p>
          </table:table-cell>
          <table:table-cell office:value-type="float" office:value="2.00647354125977" calcext:value-type="float">
            <text:p>2.0064735413</text:p>
          </table:table-cell>
          <table:table-cell table:number-columns-repeated="9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2.30223751068115" calcext:value-type="float">
            <text:p>2.3022375107</text:p>
          </table:table-cell>
          <table:table-cell office:value-type="float" office:value="2.29086446762085" calcext:value-type="float">
            <text:p>2.2908644676</text:p>
          </table:table-cell>
          <table:table-cell office:value-type="float" office:value="1.61351597309113" calcext:value-type="float">
            <text:p>1.6135159731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07252168655395" calcext:value-type="float">
            <text:p>2.0725216866</text:p>
          </table:table-cell>
          <table:table-cell office:value-type="float" office:value="2.11457109451294" calcext:value-type="float">
            <text:p>2.1145710945</text:p>
          </table:table-cell>
          <table:table-cell table:number-columns-repeated="9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2.30223250389099" calcext:value-type="float">
            <text:p>2.3022325039</text:p>
          </table:table-cell>
          <table:table-cell office:value-type="float" office:value="2.28655171394348" calcext:value-type="float">
            <text:p>2.2865517139</text:p>
          </table:table-cell>
          <table:table-cell office:value-type="float" office:value="1.61167621612549" calcext:value-type="float">
            <text:p>1.6116762161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1198163032532" calcext:value-type="float">
            <text:p>2.1119816303</text:p>
          </table:table-cell>
          <table:table-cell office:value-type="float" office:value="2.18637299537659" calcext:value-type="float">
            <text:p>2.1863729954</text:p>
          </table:table-cell>
          <table:table-cell table:number-columns-repeated="9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2.30221557617187" calcext:value-type="float">
            <text:p>2.3022155762</text:p>
          </table:table-cell>
          <table:table-cell office:value-type="float" office:value="2.28689670562744" calcext:value-type="float">
            <text:p>2.2868967056</text:p>
          </table:table-cell>
          <table:table-cell office:value-type="float" office:value="1.61394834518433" calcext:value-type="float">
            <text:p>1.6139483452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08932161331177" calcext:value-type="float">
            <text:p>2.0893216133</text:p>
          </table:table-cell>
          <table:table-cell office:value-type="float" office:value="1.9791761636734" calcext:value-type="float">
            <text:p>1.9791761637</text:p>
          </table:table-cell>
          <table:table-cell table:number-columns-repeated="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30099034309387" calcext:value-type="float">
            <text:p>2.3009903431</text:p>
          </table:table-cell>
          <table:table-cell office:value-type="float" office:value="2.28825283050537" calcext:value-type="float">
            <text:p>2.2882528305</text:p>
          </table:table-cell>
          <table:table-cell office:value-type="float" office:value="1.60714244842529" calcext:value-type="float">
            <text:p>1.6071424484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4672312736511" calcext:value-type="float">
            <text:p>2.0467231274</text:p>
          </table:table-cell>
          <table:table-cell office:value-type="float" office:value="2.16018486022949" calcext:value-type="float">
            <text:p>2.1601848602</text:p>
          </table:table-cell>
          <table:table-cell table:number-columns-repeated="9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2.3020031452179" calcext:value-type="float">
            <text:p>2.3020031452</text:p>
          </table:table-cell>
          <table:table-cell office:value-type="float" office:value="2.28850817680359" calcext:value-type="float">
            <text:p>2.2885081768</text:p>
          </table:table-cell>
          <table:table-cell office:value-type="float" office:value="1.61717200279236" calcext:value-type="float">
            <text:p>1.6171720028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1.75147438049316" calcext:value-type="float">
            <text:p>1.7514743805</text:p>
          </table:table-cell>
          <table:table-cell office:value-type="float" office:value="1.95699083805084" calcext:value-type="float">
            <text:p>1.9569908381</text:p>
          </table:table-cell>
          <table:table-cell table:number-columns-repeated="9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.30094480514526" calcext:value-type="float">
            <text:p>2.3009448051</text:p>
          </table:table-cell>
          <table:table-cell office:value-type="float" office:value="2.28873777389526" calcext:value-type="float">
            <text:p>2.2887377739</text:p>
          </table:table-cell>
          <table:table-cell office:value-type="float" office:value="1.61648774147034" calcext:value-type="float">
            <text:p>1.6164877415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8059515953064" calcext:value-type="float">
            <text:p>2.1805951595</text:p>
          </table:table-cell>
          <table:table-cell office:value-type="float" office:value="2.02438521385193" calcext:value-type="float">
            <text:p>2.0243852139</text:p>
          </table:table-cell>
          <table:table-cell table:number-columns-repeated="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2.30102014541626" calcext:value-type="float">
            <text:p>2.3010201454</text:p>
          </table:table-cell>
          <table:table-cell office:value-type="float" office:value="2.29013419151306" calcext:value-type="float">
            <text:p>2.2901341915</text:p>
          </table:table-cell>
          <table:table-cell office:value-type="float" office:value="1.61479377746582" calcext:value-type="float">
            <text:p>1.6147937775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3005614280701" calcext:value-type="float">
            <text:p>2.1300561428</text:p>
          </table:table-cell>
          <table:table-cell office:value-type="float" office:value="1.73634433746338" calcext:value-type="float">
            <text:p>1.7363443375</text:p>
          </table:table-cell>
          <table:table-cell table:number-columns-repeated="9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2.29795360565186" calcext:value-type="float">
            <text:p>2.2979536057</text:p>
          </table:table-cell>
          <table:table-cell office:value-type="float" office:value="2.28401613235474" calcext:value-type="float">
            <text:p>2.2840161324</text:p>
          </table:table-cell>
          <table:table-cell office:value-type="float" office:value="1.6258909702301" calcext:value-type="float">
            <text:p>1.6258909702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2.18199300765991" calcext:value-type="float">
            <text:p>2.1819930077</text:p>
          </table:table-cell>
          <table:table-cell office:value-type="float" office:value="1.87038969993591" calcext:value-type="float">
            <text:p>1.8703896999</text:p>
          </table:table-cell>
          <table:table-cell table:number-columns-repeated="9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30036187171936" calcext:value-type="float">
            <text:p>2.3003618717</text:p>
          </table:table-cell>
          <table:table-cell office:value-type="float" office:value="2.28927969932556" calcext:value-type="float">
            <text:p>2.2892796993</text:p>
          </table:table-cell>
          <table:table-cell office:value-type="float" office:value="1.61349952220917" calcext:value-type="float">
            <text:p>1.6134995222</text:p>
          </table:table-cell>
          <table:table-cell office:value-type="float" office:value="2.30251622200012" calcext:value-type="float">
            <text:p>2.302516222</text:p>
          </table:table-cell>
          <table:table-cell office:value-type="float" office:value="2.09150624275208" calcext:value-type="float">
            <text:p>2.0915062428</text:p>
          </table:table-cell>
          <table:table-cell office:value-type="float" office:value="2.04228329658508" calcext:value-type="float">
            <text:p>2.0422832966</text:p>
          </table:table-cell>
          <table:table-cell table:number-columns-repeated="9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2.29884886741638" calcext:value-type="float">
            <text:p>2.2988488674</text:p>
          </table:table-cell>
          <table:table-cell office:value-type="float" office:value="2.29041528701782" calcext:value-type="float">
            <text:p>2.290415287</text:p>
          </table:table-cell>
          <table:table-cell office:value-type="float" office:value="1.61557173728943" calcext:value-type="float">
            <text:p>1.6155717373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98458290100098" calcext:value-type="float">
            <text:p>1.984582901</text:p>
          </table:table-cell>
          <table:table-cell office:value-type="float" office:value="1.69476163387299" calcext:value-type="float">
            <text:p>1.6947616339</text:p>
          </table:table-cell>
          <table:table-cell table:number-columns-repeated="9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2.28983902931213" calcext:value-type="float">
            <text:p>2.2898390293</text:p>
          </table:table-cell>
          <table:table-cell office:value-type="float" office:value="1.61523056030273" calcext:value-type="float">
            <text:p>1.6152305603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0388588905334" calcext:value-type="float">
            <text:p>2.1038858891</text:p>
          </table:table-cell>
          <table:table-cell office:value-type="float" office:value="1.89063394069672" calcext:value-type="float">
            <text:p>1.8906339407</text:p>
          </table:table-cell>
          <table:table-cell table:number-columns-repeated="9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.28909635543823" calcext:value-type="float">
            <text:p>2.2890963554</text:p>
          </table:table-cell>
          <table:table-cell office:value-type="float" office:value="2.28765320777893" calcext:value-type="float">
            <text:p>2.2876532078</text:p>
          </table:table-cell>
          <table:table-cell office:value-type="float" office:value="1.61131763458252" calcext:value-type="float">
            <text:p>1.6113176346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2708806991577" calcext:value-type="float">
            <text:p>2.1270880699</text:p>
          </table:table-cell>
          <table:table-cell office:value-type="float" office:value="1.87870931625366" calcext:value-type="float">
            <text:p>1.8787093163</text:p>
          </table:table-cell>
          <table:table-cell table:number-columns-repeated="9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2.30123853683472" calcext:value-type="float">
            <text:p>2.3012385368</text:p>
          </table:table-cell>
          <table:table-cell office:value-type="float" office:value="2.28672647476196" calcext:value-type="float">
            <text:p>2.2867264748</text:p>
          </table:table-cell>
          <table:table-cell office:value-type="float" office:value="1.64828705787659" calcext:value-type="float">
            <text:p>1.6482870579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2.16981554031372" calcext:value-type="float">
            <text:p>2.1698155403</text:p>
          </table:table-cell>
          <table:table-cell office:value-type="float" office:value="1.62654912471771" calcext:value-type="float">
            <text:p>1.6265491247</text:p>
          </table:table-cell>
          <table:table-cell table:number-columns-repeated="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3006534576416" calcext:value-type="float">
            <text:p>2.3006534576</text:p>
          </table:table-cell>
          <table:table-cell office:value-type="float" office:value="2.28954982757568" calcext:value-type="float">
            <text:p>2.2895498276</text:p>
          </table:table-cell>
          <table:table-cell office:value-type="float" office:value="1.61416292190552" calcext:value-type="float">
            <text:p>1.6141629219</text:p>
          </table:table-cell>
          <table:table-cell office:value-type="float" office:value="2.30254197120666" calcext:value-type="float">
            <text:p>2.3025419712</text:p>
          </table:table-cell>
          <table:table-cell office:value-type="float" office:value="2.18077754974365" calcext:value-type="float">
            <text:p>2.1807775497</text:p>
          </table:table-cell>
          <table:table-cell office:value-type="float" office:value="2.03366541862488" calcext:value-type="float">
            <text:p>2.0336654186</text:p>
          </table:table-cell>
          <table:table-cell table:number-columns-repeated="9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2.30157065391541" calcext:value-type="float">
            <text:p>2.3015706539</text:p>
          </table:table-cell>
          <table:table-cell office:value-type="float" office:value="2.28985118865967" calcext:value-type="float">
            <text:p>2.2898511887</text:p>
          </table:table-cell>
          <table:table-cell office:value-type="float" office:value="1.61577916145325" calcext:value-type="float">
            <text:p>1.6157791615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06238055229187" calcext:value-type="float">
            <text:p>2.0623805523</text:p>
          </table:table-cell>
          <table:table-cell office:value-type="float" office:value="1.94680428504944" calcext:value-type="float">
            <text:p>1.946804285</text:p>
          </table:table-cell>
          <table:table-cell table:number-columns-repeated="9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2.29943799972534" calcext:value-type="float">
            <text:p>2.2994379997</text:p>
          </table:table-cell>
          <table:table-cell office:value-type="float" office:value="2.29106450080872" calcext:value-type="float">
            <text:p>2.2910645008</text:p>
          </table:table-cell>
          <table:table-cell office:value-type="float" office:value="1.64297902584076" calcext:value-type="float">
            <text:p>1.6429790258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1.97495949268341" calcext:value-type="float">
            <text:p>1.9749594927</text:p>
          </table:table-cell>
          <table:table-cell office:value-type="float" office:value="2.1042594909668" calcext:value-type="float">
            <text:p>2.104259491</text:p>
          </table:table-cell>
          <table:table-cell table:number-columns-repeated="9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.30161452293396" calcext:value-type="float">
            <text:p>2.3016145229</text:p>
          </table:table-cell>
          <table:table-cell office:value-type="float" office:value="2.28988838195801" calcext:value-type="float">
            <text:p>2.289888382</text:p>
          </table:table-cell>
          <table:table-cell office:value-type="float" office:value="1.63643562793732" calcext:value-type="float">
            <text:p>1.6364356279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1.82114207744598" calcext:value-type="float">
            <text:p>1.8211420774</text:p>
          </table:table-cell>
          <table:table-cell office:value-type="float" office:value="1.85538518428803" calcext:value-type="float">
            <text:p>1.8553851843</text:p>
          </table:table-cell>
          <table:table-cell table:number-columns-repeated="9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.29812717437744" calcext:value-type="float">
            <text:p>2.2981271744</text:p>
          </table:table-cell>
          <table:table-cell office:value-type="float" office:value="2.28971195220947" calcext:value-type="float">
            <text:p>2.2897119522</text:p>
          </table:table-cell>
          <table:table-cell office:value-type="float" office:value="1.6069540977478" calcext:value-type="float">
            <text:p>1.606954097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8532500267029" calcext:value-type="float">
            <text:p>2.0853250027</text:p>
          </table:table-cell>
          <table:table-cell office:value-type="float" office:value="2.13500332832336" calcext:value-type="float">
            <text:p>2.1350033283</text:p>
          </table:table-cell>
          <table:table-cell table:number-columns-repeated="9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.29586243629456" calcext:value-type="float">
            <text:p>2.2958624363</text:p>
          </table:table-cell>
          <table:table-cell office:value-type="float" office:value="2.28305959701538" calcext:value-type="float">
            <text:p>2.283059597</text:p>
          </table:table-cell>
          <table:table-cell office:value-type="float" office:value="1.61685419082642" calcext:value-type="float">
            <text:p>1.6168541908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05144309997559" calcext:value-type="float">
            <text:p>2.0514431</text:p>
          </table:table-cell>
          <table:table-cell office:value-type="float" office:value="2.00984573364258" calcext:value-type="float">
            <text:p>2.0098457336</text:p>
          </table:table-cell>
          <table:table-cell table:number-columns-repeated="9"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2.30205202102661" calcext:value-type="float">
            <text:p>2.302052021</text:p>
          </table:table-cell>
          <table:table-cell office:value-type="float" office:value="2.28687953948975" calcext:value-type="float">
            <text:p>2.2868795395</text:p>
          </table:table-cell>
          <table:table-cell office:value-type="float" office:value="1.62207317352295" calcext:value-type="float">
            <text:p>1.6220731735</text:p>
          </table:table-cell>
          <table:table-cell office:value-type="float" office:value="2.30255579948425" calcext:value-type="float">
            <text:p>2.3025557995</text:p>
          </table:table-cell>
          <table:table-cell office:value-type="float" office:value="2.02244257926941" calcext:value-type="float">
            <text:p>2.0224425793</text:p>
          </table:table-cell>
          <table:table-cell office:value-type="float" office:value="1.78824174404144" calcext:value-type="float">
            <text:p>1.788241744</text:p>
          </table:table-cell>
          <table:table-cell table:number-columns-repeated="9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2.29777479171753" calcext:value-type="float">
            <text:p>2.2977747917</text:p>
          </table:table-cell>
          <table:table-cell office:value-type="float" office:value="2.28738451004028" calcext:value-type="float">
            <text:p>2.28738451</text:p>
          </table:table-cell>
          <table:table-cell office:value-type="float" office:value="1.62757480144501" calcext:value-type="float">
            <text:p>1.6275748014</text:p>
          </table:table-cell>
          <table:table-cell office:value-type="float" office:value="2.3025221824646" calcext:value-type="float">
            <text:p>2.3025221825</text:p>
          </table:table-cell>
          <table:table-cell office:value-type="float" office:value="2.21115922927856" calcext:value-type="float">
            <text:p>2.2111592293</text:p>
          </table:table-cell>
          <table:table-cell office:value-type="float" office:value="1.86711442470551" calcext:value-type="float">
            <text:p>1.8671144247</text:p>
          </table:table-cell>
          <table:table-cell table:number-columns-repeated="9"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2.30197310447693" calcext:value-type="float">
            <text:p>2.3019731045</text:p>
          </table:table-cell>
          <table:table-cell office:value-type="float" office:value="2.28492140769958" calcext:value-type="float">
            <text:p>2.2849214077</text:p>
          </table:table-cell>
          <table:table-cell office:value-type="float" office:value="1.63578855991364" calcext:value-type="float">
            <text:p>1.6357885599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16736936569214" calcext:value-type="float">
            <text:p>2.1673693657</text:p>
          </table:table-cell>
          <table:table-cell office:value-type="float" office:value="1.8466100692749" calcext:value-type="float">
            <text:p>1.8466100693</text:p>
          </table:table-cell>
          <table:table-cell table:number-columns-repeated="9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2.30166435241699" calcext:value-type="float">
            <text:p>2.3016643524</text:p>
          </table:table-cell>
          <table:table-cell office:value-type="float" office:value="2.28047227859497" calcext:value-type="float">
            <text:p>2.2804722786</text:p>
          </table:table-cell>
          <table:table-cell office:value-type="float" office:value="1.61168873310089" calcext:value-type="float">
            <text:p>1.6116887331</text:p>
          </table:table-cell>
          <table:table-cell office:value-type="float" office:value="2.30252027511597" calcext:value-type="float">
            <text:p>2.3025202751</text:p>
          </table:table-cell>
          <table:table-cell office:value-type="float" office:value="1.70038378238678" calcext:value-type="float">
            <text:p>1.7003837824</text:p>
          </table:table-cell>
          <table:table-cell office:value-type="float" office:value="1.40823185443878" calcext:value-type="float">
            <text:p>1.4082318544</text:p>
          </table:table-cell>
          <table:table-cell table:number-columns-repeated="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.30240535736084" calcext:value-type="float">
            <text:p>2.3024053574</text:p>
          </table:table-cell>
          <table:table-cell office:value-type="float" office:value="2.28305745124817" calcext:value-type="float">
            <text:p>2.2830574512</text:p>
          </table:table-cell>
          <table:table-cell office:value-type="float" office:value="1.69179630279541" calcext:value-type="float">
            <text:p>1.6917963028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11091732978821" calcext:value-type="float">
            <text:p>2.1109173298</text:p>
          </table:table-cell>
          <table:table-cell office:value-type="float" office:value="2.07277202606201" calcext:value-type="float">
            <text:p>2.0727720261</text:p>
          </table:table-cell>
          <table:table-cell table:number-columns-repeated="9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2.29735016822815" calcext:value-type="float">
            <text:p>2.2973501682</text:p>
          </table:table-cell>
          <table:table-cell office:value-type="float" office:value="2.2890772819519" calcext:value-type="float">
            <text:p>2.289077282</text:p>
          </table:table-cell>
          <table:table-cell office:value-type="float" office:value="1.61471569538116" calcext:value-type="float">
            <text:p>1.6147156954</text:p>
          </table:table-cell>
          <table:table-cell office:value-type="float" office:value="2.30255222320557" calcext:value-type="float">
            <text:p>2.3025522232</text:p>
          </table:table-cell>
          <table:table-cell office:value-type="float" office:value="2.08736753463745" calcext:value-type="float">
            <text:p>2.0873675346</text:p>
          </table:table-cell>
          <table:table-cell office:value-type="float" office:value="1.81282126903534" calcext:value-type="float">
            <text:p>1.812821269</text:p>
          </table:table-cell>
          <table:table-cell table:number-columns-repeated="9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2.2999804019928" calcext:value-type="float">
            <text:p>2.299980402</text:p>
          </table:table-cell>
          <table:table-cell office:value-type="float" office:value="2.29042100906372" calcext:value-type="float">
            <text:p>2.2904210091</text:p>
          </table:table-cell>
          <table:table-cell office:value-type="float" office:value="1.66865110397339" calcext:value-type="float">
            <text:p>1.668651104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2.03942584991455" calcext:value-type="float">
            <text:p>2.0394258499</text:p>
          </table:table-cell>
          <table:table-cell office:value-type="float" office:value="1.52686727046967" calcext:value-type="float">
            <text:p>1.5268672705</text:p>
          </table:table-cell>
          <table:table-cell table:number-columns-repeated="9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2.30105185508728" calcext:value-type="float">
            <text:p>2.3010518551</text:p>
          </table:table-cell>
          <table:table-cell office:value-type="float" office:value="2.28936886787415" calcext:value-type="float">
            <text:p>2.2893688679</text:p>
          </table:table-cell>
          <table:table-cell office:value-type="float" office:value="1.62656164169312" calcext:value-type="float">
            <text:p>1.6265616417</text:p>
          </table:table-cell>
          <table:table-cell office:value-type="float" office:value="2.30256223678589" calcext:value-type="float">
            <text:p>2.3025622368</text:p>
          </table:table-cell>
          <table:table-cell office:value-type="float" office:value="2.07401919364929" calcext:value-type="float">
            <text:p>2.0740191936</text:p>
          </table:table-cell>
          <table:table-cell office:value-type="float" office:value="2.05823755264282" calcext:value-type="float">
            <text:p>2.0582375526</text:p>
          </table:table-cell>
          <table:table-cell table:number-columns-repeated="9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2.30204820632935" calcext:value-type="float">
            <text:p>2.3020482063</text:p>
          </table:table-cell>
          <table:table-cell office:value-type="float" office:value="2.28695845603943" calcext:value-type="float">
            <text:p>2.286958456</text:p>
          </table:table-cell>
          <table:table-cell office:value-type="float" office:value="1.60684275627136" calcext:value-type="float">
            <text:p>1.6068427563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9739971160889" calcext:value-type="float">
            <text:p>2.0973997116</text:p>
          </table:table-cell>
          <table:table-cell office:value-type="float" office:value="2.17654752731323" calcext:value-type="float">
            <text:p>2.1765475273</text:p>
          </table:table-cell>
          <table:table-cell table:number-columns-repeated="9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.30213356018066" calcext:value-type="float">
            <text:p>2.3021335602</text:p>
          </table:table-cell>
          <table:table-cell office:value-type="float" office:value="2.28540730476379" calcext:value-type="float">
            <text:p>2.2854073048</text:p>
          </table:table-cell>
          <table:table-cell office:value-type="float" office:value="1.61327219009399" calcext:value-type="float">
            <text:p>1.6132721901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1.85732817649841" calcext:value-type="float">
            <text:p>1.8573281765</text:p>
          </table:table-cell>
          <table:table-cell office:value-type="float" office:value="2.1055018901825" calcext:value-type="float">
            <text:p>2.1055018902</text:p>
          </table:table-cell>
          <table:table-cell table:number-columns-repeated="9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2.30205297470093" calcext:value-type="float">
            <text:p>2.3020529747</text:p>
          </table:table-cell>
          <table:table-cell office:value-type="float" office:value="2.28521513938904" calcext:value-type="float">
            <text:p>2.2852151394</text:p>
          </table:table-cell>
          <table:table-cell office:value-type="float" office:value="1.61003696918488" calcext:value-type="float">
            <text:p>1.6100369692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1318986415863" calcext:value-type="float">
            <text:p>2.1318986416</text:p>
          </table:table-cell>
          <table:table-cell office:value-type="float" office:value="1.67349529266357" calcext:value-type="float">
            <text:p>1.6734952927</text:p>
          </table:table-cell>
          <table:table-cell table:number-columns-repeated="9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2.29514598846436" calcext:value-type="float">
            <text:p>2.2951459885</text:p>
          </table:table-cell>
          <table:table-cell office:value-type="float" office:value="2.28315377235413" calcext:value-type="float">
            <text:p>2.2831537724</text:p>
          </table:table-cell>
          <table:table-cell office:value-type="float" office:value="1.60520696640015" calcext:value-type="float">
            <text:p>1.6052069664</text:p>
          </table:table-cell>
          <table:table-cell office:value-type="float" office:value="2.30252242088318" calcext:value-type="float">
            <text:p>2.3025224209</text:p>
          </table:table-cell>
          <table:table-cell office:value-type="float" office:value="2.09249305725098" calcext:value-type="float">
            <text:p>2.0924930573</text:p>
          </table:table-cell>
          <table:table-cell office:value-type="float" office:value="1.67638838291168" calcext:value-type="float">
            <text:p>1.6763883829</text:p>
          </table:table-cell>
          <table:table-cell table:number-columns-repeated="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2.30001139640808" calcext:value-type="float">
            <text:p>2.3000113964</text:p>
          </table:table-cell>
          <table:table-cell office:value-type="float" office:value="2.28491806983948" calcext:value-type="float">
            <text:p>2.2849180698</text:p>
          </table:table-cell>
          <table:table-cell office:value-type="float" office:value="1.67787349224091" calcext:value-type="float">
            <text:p>1.6778734922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2.03418755531311" calcext:value-type="float">
            <text:p>2.0341875553</text:p>
          </table:table-cell>
          <table:table-cell office:value-type="float" office:value="1.9244784116745" calcext:value-type="float">
            <text:p>1.9244784117</text:p>
          </table:table-cell>
          <table:table-cell table:number-columns-repeated="9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.30211305618286" calcext:value-type="float">
            <text:p>2.3021130562</text:p>
          </table:table-cell>
          <table:table-cell office:value-type="float" office:value="2.28148746490479" calcext:value-type="float">
            <text:p>2.2814874649</text:p>
          </table:table-cell>
          <table:table-cell office:value-type="float" office:value="1.61048901081085" calcext:value-type="float">
            <text:p>1.6104890108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87174296379089" calcext:value-type="float">
            <text:p>1.8717429638</text:p>
          </table:table-cell>
          <table:table-cell office:value-type="float" office:value="1.97081589698792" calcext:value-type="float">
            <text:p>1.970815897</text:p>
          </table:table-cell>
          <table:table-cell table:number-columns-repeated="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.30095458030701" calcext:value-type="float">
            <text:p>2.3009545803</text:p>
          </table:table-cell>
          <table:table-cell office:value-type="float" office:value="2.28831839561462" calcext:value-type="float">
            <text:p>2.2883183956</text:p>
          </table:table-cell>
          <table:table-cell office:value-type="float" office:value="1.60822987556458" calcext:value-type="float">
            <text:p>1.6082298756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1009392738342" calcext:value-type="float">
            <text:p>2.0100939274</text:p>
          </table:table-cell>
          <table:table-cell office:value-type="float" office:value="2.07178521156311" calcext:value-type="float">
            <text:p>2.0717852116</text:p>
          </table:table-cell>
          <table:table-cell table:number-columns-repeated="9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2.3023202419281" calcext:value-type="float">
            <text:p>2.3023202419</text:p>
          </table:table-cell>
          <table:table-cell office:value-type="float" office:value="2.2880220413208" calcext:value-type="float">
            <text:p>2.2880220413</text:p>
          </table:table-cell>
          <table:table-cell office:value-type="float" office:value="1.60227751731873" calcext:value-type="float">
            <text:p>1.6022775173</text:p>
          </table:table-cell>
          <table:table-cell office:value-type="float" office:value="2.30255603790283" calcext:value-type="float">
            <text:p>2.3025560379</text:p>
          </table:table-cell>
          <table:table-cell office:value-type="float" office:value="2.04269361495972" calcext:value-type="float">
            <text:p>2.042693615</text:p>
          </table:table-cell>
          <table:table-cell office:value-type="float" office:value="2.08317494392395" calcext:value-type="float">
            <text:p>2.0831749439</text:p>
          </table:table-cell>
          <table:table-cell table:number-columns-repeated="9"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.29977464675903" calcext:value-type="float">
            <text:p>2.2997746468</text:p>
          </table:table-cell>
          <table:table-cell office:value-type="float" office:value="2.29075527191162" calcext:value-type="float">
            <text:p>2.2907552719</text:p>
          </table:table-cell>
          <table:table-cell office:value-type="float" office:value="1.61017417907715" calcext:value-type="float">
            <text:p>1.6101741791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24047708511353" calcext:value-type="float">
            <text:p>2.2404770851</text:p>
          </table:table-cell>
          <table:table-cell office:value-type="float" office:value="1.98412871360779" calcext:value-type="float">
            <text:p>1.9841287136</text:p>
          </table:table-cell>
          <table:table-cell table:number-columns-repeated="9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2.30217313766479" calcext:value-type="float">
            <text:p>2.3021731377</text:p>
          </table:table-cell>
          <table:table-cell office:value-type="float" office:value="2.28784942626953" calcext:value-type="float">
            <text:p>2.2878494263</text:p>
          </table:table-cell>
          <table:table-cell office:value-type="float" office:value="1.633629322052" calcext:value-type="float">
            <text:p>1.6336293221</text:p>
          </table:table-cell>
          <table:table-cell office:value-type="float" office:value="2.30256271362305" calcext:value-type="float">
            <text:p>2.3025627136</text:p>
          </table:table-cell>
          <table:table-cell office:value-type="float" office:value="1.75965118408203" calcext:value-type="float">
            <text:p>1.7596511841</text:p>
          </table:table-cell>
          <table:table-cell office:value-type="float" office:value="2.06972622871399" calcext:value-type="float">
            <text:p>2.0697262287</text:p>
          </table:table-cell>
          <table:table-cell table:number-columns-repeated="9"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2.30210208892822" calcext:value-type="float">
            <text:p>2.3021020889</text:p>
          </table:table-cell>
          <table:table-cell office:value-type="float" office:value="2.29093194007874" calcext:value-type="float">
            <text:p>2.2909319401</text:p>
          </table:table-cell>
          <table:table-cell office:value-type="float" office:value="1.61517119407654" calcext:value-type="float">
            <text:p>1.6151711941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07824373245239" calcext:value-type="float">
            <text:p>2.0782437325</text:p>
          </table:table-cell>
          <table:table-cell office:value-type="float" office:value="1.85289824008942" calcext:value-type="float">
            <text:p>1.8528982401</text:p>
          </table:table-cell>
          <table:table-cell table:number-columns-repeated="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.30202412605286" calcext:value-type="float">
            <text:p>2.3020241261</text:p>
          </table:table-cell>
          <table:table-cell office:value-type="float" office:value="2.2864453792572" calcext:value-type="float">
            <text:p>2.2864453793</text:p>
          </table:table-cell>
          <table:table-cell office:value-type="float" office:value="1.61674022674561" calcext:value-type="float">
            <text:p>1.616740226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6234393119812" calcext:value-type="float">
            <text:p>1.9623439312</text:p>
          </table:table-cell>
          <table:table-cell office:value-type="float" office:value="1.86722254753113" calcext:value-type="float">
            <text:p>1.8672225475</text:p>
          </table:table-cell>
          <table:table-cell table:number-columns-repeated="9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2.30224323272705" calcext:value-type="float">
            <text:p>2.3022432327</text:p>
          </table:table-cell>
          <table:table-cell office:value-type="float" office:value="2.28374767303467" calcext:value-type="float">
            <text:p>2.283747673</text:p>
          </table:table-cell>
          <table:table-cell office:value-type="float" office:value="1.63119649887085" calcext:value-type="float">
            <text:p>1.6311964989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3401231765747" calcext:value-type="float">
            <text:p>2.0340123177</text:p>
          </table:table-cell>
          <table:table-cell office:value-type="float" office:value="1.98903572559357" calcext:value-type="float">
            <text:p>1.9890357256</text:p>
          </table:table-cell>
          <table:table-cell table:number-columns-repeated="9"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2.30228686332703" calcext:value-type="float">
            <text:p>2.3022868633</text:p>
          </table:table-cell>
          <table:table-cell office:value-type="float" office:value="2.28123950958252" calcext:value-type="float">
            <text:p>2.2812395096</text:p>
          </table:table-cell>
          <table:table-cell office:value-type="float" office:value="1.60878539085388" calcext:value-type="float">
            <text:p>1.6087853909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68597912788391" calcext:value-type="float">
            <text:p>1.6859791279</text:p>
          </table:table-cell>
          <table:table-cell office:value-type="float" office:value="2.15778636932373" calcext:value-type="float">
            <text:p>2.1577863693</text:p>
          </table:table-cell>
          <table:table-cell table:number-columns-repeated="9"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.30166983604431" calcext:value-type="float">
            <text:p>2.301669836</text:p>
          </table:table-cell>
          <table:table-cell office:value-type="float" office:value="2.28572106361389" calcext:value-type="float">
            <text:p>2.2857210636</text:p>
          </table:table-cell>
          <table:table-cell office:value-type="float" office:value="1.6260392665863" calcext:value-type="float">
            <text:p>1.6260392666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1.86467969417572" calcext:value-type="float">
            <text:p>1.8646796942</text:p>
          </table:table-cell>
          <table:table-cell office:value-type="float" office:value="2.21310949325562" calcext:value-type="float">
            <text:p>2.2131094933</text:p>
          </table:table-cell>
          <table:table-cell table:number-columns-repeated="9"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2.3023157119751" calcext:value-type="float">
            <text:p>2.302315712</text:p>
          </table:table-cell>
          <table:table-cell office:value-type="float" office:value="2.2887806892395" calcext:value-type="float">
            <text:p>2.2887806892</text:p>
          </table:table-cell>
          <table:table-cell office:value-type="float" office:value="1.60697174072266" calcext:value-type="float">
            <text:p>1.6069717407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1.88864374160767" calcext:value-type="float">
            <text:p>1.8886437416</text:p>
          </table:table-cell>
          <table:table-cell office:value-type="float" office:value="1.78160214424133" calcext:value-type="float">
            <text:p>1.7816021442</text:p>
          </table:table-cell>
          <table:table-cell table:number-columns-repeated="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9607915878296" calcext:value-type="float">
            <text:p>2.2960791588</text:p>
          </table:table-cell>
          <table:table-cell office:value-type="float" office:value="2.28884434700012" calcext:value-type="float">
            <text:p>2.288844347</text:p>
          </table:table-cell>
          <table:table-cell office:value-type="float" office:value="1.61819171905518" calcext:value-type="float">
            <text:p>1.6181917191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7649660110474" calcext:value-type="float">
            <text:p>2.0764966011</text:p>
          </table:table-cell>
          <table:table-cell office:value-type="float" office:value="2.02366089820862" calcext:value-type="float">
            <text:p>2.0236608982</text:p>
          </table:table-cell>
          <table:table-cell table:number-columns-repeated="9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2.3019118309021" calcext:value-type="float">
            <text:p>2.3019118309</text:p>
          </table:table-cell>
          <table:table-cell office:value-type="float" office:value="2.28735971450806" calcext:value-type="float">
            <text:p>2.2873597145</text:p>
          </table:table-cell>
          <table:table-cell office:value-type="float" office:value="1.61034536361694" calcext:value-type="float">
            <text:p>1.6103453636</text:p>
          </table:table-cell>
          <table:table-cell office:value-type="float" office:value="2.30254602432251" calcext:value-type="float">
            <text:p>2.3025460243</text:p>
          </table:table-cell>
          <table:table-cell office:value-type="float" office:value="2.16618704795837" calcext:value-type="float">
            <text:p>2.166187048</text:p>
          </table:table-cell>
          <table:table-cell office:value-type="float" office:value="1.88268721103668" calcext:value-type="float">
            <text:p>1.882687211</text:p>
          </table:table-cell>
          <table:table-cell table:number-columns-repeated="9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2.30117058753967" calcext:value-type="float">
            <text:p>2.3011705875</text:p>
          </table:table-cell>
          <table:table-cell office:value-type="float" office:value="2.2847843170166" calcext:value-type="float">
            <text:p>2.284784317</text:p>
          </table:table-cell>
          <table:table-cell office:value-type="float" office:value="1.62747955322266" calcext:value-type="float">
            <text:p>1.6274795532</text:p>
          </table:table-cell>
          <table:table-cell office:value-type="float" office:value="2.30252432823181" calcext:value-type="float">
            <text:p>2.3025243282</text:p>
          </table:table-cell>
          <table:table-cell office:value-type="float" office:value="2.04993891716003" calcext:value-type="float">
            <text:p>2.0499389172</text:p>
          </table:table-cell>
          <table:table-cell office:value-type="float" office:value="2.00684690475464" calcext:value-type="float">
            <text:p>2.0068469048</text:p>
          </table:table-cell>
          <table:table-cell table:number-columns-repeated="9"/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2.30026340484619" calcext:value-type="float">
            <text:p>2.3002634048</text:p>
          </table:table-cell>
          <table:table-cell office:value-type="float" office:value="2.28909683227539" calcext:value-type="float">
            <text:p>2.2890968323</text:p>
          </table:table-cell>
          <table:table-cell office:value-type="float" office:value="1.62620484828949" calcext:value-type="float">
            <text:p>1.6262048483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01269030570984" calcext:value-type="float">
            <text:p>2.0126903057</text:p>
          </table:table-cell>
          <table:table-cell office:value-type="float" office:value="1.85364699363709" calcext:value-type="float">
            <text:p>1.8536469936</text:p>
          </table:table-cell>
          <table:table-cell table:number-columns-repeated="9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.30212569236755" calcext:value-type="float">
            <text:p>2.3021256924</text:p>
          </table:table-cell>
          <table:table-cell office:value-type="float" office:value="2.2833423614502" calcext:value-type="float">
            <text:p>2.2833423615</text:p>
          </table:table-cell>
          <table:table-cell office:value-type="float" office:value="1.60993385314941" calcext:value-type="float">
            <text:p>1.6099338531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22032499313354" calcext:value-type="float">
            <text:p>2.2203249931</text:p>
          </table:table-cell>
          <table:table-cell office:value-type="float" office:value="1.77241432666779" calcext:value-type="float">
            <text:p>1.7724143267</text:p>
          </table:table-cell>
          <table:table-cell table:number-columns-repeated="9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.29897713661194" calcext:value-type="float">
            <text:p>2.2989771366</text:p>
          </table:table-cell>
          <table:table-cell office:value-type="float" office:value="2.28093552589416" calcext:value-type="float">
            <text:p>2.2809355259</text:p>
          </table:table-cell>
          <table:table-cell office:value-type="float" office:value="1.62667894363403" calcext:value-type="float">
            <text:p>1.6266789436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047607421875" calcext:value-type="float">
            <text:p>2.0476074219</text:p>
          </table:table-cell>
          <table:table-cell office:value-type="float" office:value="1.81773209571838" calcext:value-type="float">
            <text:p>1.8177320957</text:p>
          </table:table-cell>
          <table:table-cell table:number-columns-repeated="9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2.30210661888123" calcext:value-type="float">
            <text:p>2.3021066189</text:p>
          </table:table-cell>
          <table:table-cell office:value-type="float" office:value="2.28863167762756" calcext:value-type="float">
            <text:p>2.2886316776</text:p>
          </table:table-cell>
          <table:table-cell office:value-type="float" office:value="1.60800838470459" calcext:value-type="float">
            <text:p>1.6080083847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2.17148280143738" calcext:value-type="float">
            <text:p>2.1714828014</text:p>
          </table:table-cell>
          <table:table-cell office:value-type="float" office:value="1.93332874774933" calcext:value-type="float">
            <text:p>1.9333287477</text:p>
          </table:table-cell>
          <table:table-cell table:number-columns-repeated="9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2.3000864982605" calcext:value-type="float">
            <text:p>2.3000864983</text:p>
          </table:table-cell>
          <table:table-cell office:value-type="float" office:value="2.28442192077637" calcext:value-type="float">
            <text:p>2.2844219208</text:p>
          </table:table-cell>
          <table:table-cell office:value-type="float" office:value="1.59053218364716" calcext:value-type="float">
            <text:p>1.5905321836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1.98578584194183" calcext:value-type="float">
            <text:p>1.9857858419</text:p>
          </table:table-cell>
          <table:table-cell office:value-type="float" office:value="2.12608695030212" calcext:value-type="float">
            <text:p>2.1260869503</text:p>
          </table:table-cell>
          <table:table-cell table:number-columns-repeated="9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2.30192470550537" calcext:value-type="float">
            <text:p>2.3019247055</text:p>
          </table:table-cell>
          <table:table-cell office:value-type="float" office:value="2.28026342391968" calcext:value-type="float">
            <text:p>2.2802634239</text:p>
          </table:table-cell>
          <table:table-cell office:value-type="float" office:value="1.62011170387268" calcext:value-type="float">
            <text:p>1.6201117039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2.22385787963867" calcext:value-type="float">
            <text:p>2.2238578796</text:p>
          </table:table-cell>
          <table:table-cell office:value-type="float" office:value="1.82066249847412" calcext:value-type="float">
            <text:p>1.8206624985</text:p>
          </table:table-cell>
          <table:table-cell table:number-columns-repeated="9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2.30219984054565" calcext:value-type="float">
            <text:p>2.3021998405</text:p>
          </table:table-cell>
          <table:table-cell office:value-type="float" office:value="2.28362083435059" calcext:value-type="float">
            <text:p>2.2836208344</text:p>
          </table:table-cell>
          <table:table-cell office:value-type="float" office:value="1.6148247718811" calcext:value-type="float">
            <text:p>1.6148247719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2.11158394813538" calcext:value-type="float">
            <text:p>2.1115839481</text:p>
          </table:table-cell>
          <table:table-cell office:value-type="float" office:value="1.94259238243103" calcext:value-type="float">
            <text:p>1.9425923824</text:p>
          </table:table-cell>
          <table:table-cell table:number-columns-repeated="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30217862129211" calcext:value-type="float">
            <text:p>2.3021786213</text:p>
          </table:table-cell>
          <table:table-cell office:value-type="float" office:value="2.28313994407654" calcext:value-type="float">
            <text:p>2.2831399441</text:p>
          </table:table-cell>
          <table:table-cell office:value-type="float" office:value="1.61004686355591" calcext:value-type="float">
            <text:p>1.6100468636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1.8789803981781" calcext:value-type="float">
            <text:p>1.8789803982</text:p>
          </table:table-cell>
          <table:table-cell office:value-type="float" office:value="2.00672602653503" calcext:value-type="float">
            <text:p>2.0067260265</text:p>
          </table:table-cell>
          <table:table-cell table:number-columns-repeated="9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2.30039882659912" calcext:value-type="float">
            <text:p>2.3003988266</text:p>
          </table:table-cell>
          <table:table-cell office:value-type="float" office:value="2.28038311004639" calcext:value-type="float">
            <text:p>2.28038311</text:p>
          </table:table-cell>
          <table:table-cell office:value-type="float" office:value="1.62444531917572" calcext:value-type="float">
            <text:p>1.624445319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2952494621277" calcext:value-type="float">
            <text:p>2.1295249462</text:p>
          </table:table-cell>
          <table:table-cell office:value-type="float" office:value="1.84733235836029" calcext:value-type="float">
            <text:p>1.8473323584</text:p>
          </table:table-cell>
          <table:table-cell table:number-columns-repeated="9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2.30175757408142" calcext:value-type="float">
            <text:p>2.3017575741</text:p>
          </table:table-cell>
          <table:table-cell office:value-type="float" office:value="2.28221082687378" calcext:value-type="float">
            <text:p>2.2822108269</text:p>
          </table:table-cell>
          <table:table-cell office:value-type="float" office:value="1.63814902305603" calcext:value-type="float">
            <text:p>1.6381490231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6650533676147" calcext:value-type="float">
            <text:p>2.1665053368</text:p>
          </table:table-cell>
          <table:table-cell office:value-type="float" office:value="1.80338764190674" calcext:value-type="float">
            <text:p>1.8033876419</text:p>
          </table:table-cell>
          <table:table-cell table:number-columns-repeated="9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2.29891967773437" calcext:value-type="float">
            <text:p>2.2989196777</text:p>
          </table:table-cell>
          <table:table-cell office:value-type="float" office:value="2.27961206436157" calcext:value-type="float">
            <text:p>2.2796120644</text:p>
          </table:table-cell>
          <table:table-cell office:value-type="float" office:value="1.61068272590637" calcext:value-type="float">
            <text:p>1.6106827259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1.84283947944641" calcext:value-type="float">
            <text:p>1.8428394794</text:p>
          </table:table-cell>
          <table:table-cell office:value-type="float" office:value="1.5738525390625" calcext:value-type="float">
            <text:p>1.5738525391</text:p>
          </table:table-cell>
          <table:table-cell table:number-columns-repeated="9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2.30085682868958" calcext:value-type="float">
            <text:p>2.3008568287</text:p>
          </table:table-cell>
          <table:table-cell office:value-type="float" office:value="2.28926658630371" calcext:value-type="float">
            <text:p>2.2892665863</text:p>
          </table:table-cell>
          <table:table-cell office:value-type="float" office:value="1.61122906208038" calcext:value-type="float">
            <text:p>1.6112290621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1.96821880340576" calcext:value-type="float">
            <text:p>1.9682188034</text:p>
          </table:table-cell>
          <table:table-cell office:value-type="float" office:value="2.12830901145935" calcext:value-type="float">
            <text:p>2.1283090115</text:p>
          </table:table-cell>
          <table:table-cell table:number-columns-repeated="9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.3004424571991" calcext:value-type="float">
            <text:p>2.3004424572</text:p>
          </table:table-cell>
          <table:table-cell office:value-type="float" office:value="2.28958320617676" calcext:value-type="float">
            <text:p>2.2895832062</text:p>
          </table:table-cell>
          <table:table-cell office:value-type="float" office:value="1.62459802627563" calcext:value-type="float">
            <text:p>1.6245980263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1.79333412647247" calcext:value-type="float">
            <text:p>1.7933341265</text:p>
          </table:table-cell>
          <table:table-cell office:value-type="float" office:value="2.02978205680847" calcext:value-type="float">
            <text:p>2.0297820568</text:p>
          </table:table-cell>
          <table:table-cell table:number-columns-repeated="9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2.30123567581177" calcext:value-type="float">
            <text:p>2.3012356758</text:p>
          </table:table-cell>
          <table:table-cell office:value-type="float" office:value="2.28828477859497" calcext:value-type="float">
            <text:p>2.2882847786</text:p>
          </table:table-cell>
          <table:table-cell office:value-type="float" office:value="1.62250852584839" calcext:value-type="float">
            <text:p>1.6225085258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12261438369751" calcext:value-type="float">
            <text:p>2.1226143837</text:p>
          </table:table-cell>
          <table:table-cell office:value-type="float" office:value="2.00493478775024" calcext:value-type="float">
            <text:p>2.0049347878</text:p>
          </table:table-cell>
          <table:table-cell table:number-columns-repeated="9"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2.30213737487793" calcext:value-type="float">
            <text:p>2.3021373749</text:p>
          </table:table-cell>
          <table:table-cell office:value-type="float" office:value="2.28398013114929" calcext:value-type="float">
            <text:p>2.2839801311</text:p>
          </table:table-cell>
          <table:table-cell office:value-type="float" office:value="1.60576105117798" calcext:value-type="float">
            <text:p>1.6057610512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1.95499658584595" calcext:value-type="float">
            <text:p>1.9549965858</text:p>
          </table:table-cell>
          <table:table-cell office:value-type="float" office:value="1.85312485694885" calcext:value-type="float">
            <text:p>1.8531248569</text:p>
          </table:table-cell>
          <table:table-cell table:number-columns-repeated="9"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2.30241274833679" calcext:value-type="float">
            <text:p>2.3024127483</text:p>
          </table:table-cell>
          <table:table-cell office:value-type="float" office:value="2.27572846412659" calcext:value-type="float">
            <text:p>2.2757284641</text:p>
          </table:table-cell>
          <table:table-cell office:value-type="float" office:value="1.61424660682678" calcext:value-type="float">
            <text:p>1.6142466068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22679328918457" calcext:value-type="float">
            <text:p>2.2267932892</text:p>
          </table:table-cell>
          <table:table-cell office:value-type="float" office:value="1.85258495807648" calcext:value-type="float">
            <text:p>1.8525849581</text:p>
          </table:table-cell>
          <table:table-cell table:number-columns-repeated="9"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2.30058622360229" calcext:value-type="float">
            <text:p>2.3005862236</text:p>
          </table:table-cell>
          <table:table-cell office:value-type="float" office:value="2.28359222412109" calcext:value-type="float">
            <text:p>2.2835922241</text:p>
          </table:table-cell>
          <table:table-cell office:value-type="float" office:value="1.61471319198608" calcext:value-type="float">
            <text:p>1.614713192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3994407653809" calcext:value-type="float">
            <text:p>2.1399440765</text:p>
          </table:table-cell>
          <table:table-cell office:value-type="float" office:value="1.9070383310318" calcext:value-type="float">
            <text:p>1.907038331</text:p>
          </table:table-cell>
          <table:table-cell table:number-columns-repeated="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.30066347122192" calcext:value-type="float">
            <text:p>2.3006634712</text:p>
          </table:table-cell>
          <table:table-cell office:value-type="float" office:value="2.27996587753296" calcext:value-type="float">
            <text:p>2.2799658775</text:p>
          </table:table-cell>
          <table:table-cell office:value-type="float" office:value="1.63088119029999" calcext:value-type="float">
            <text:p>1.6308811903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1.80292057991028" calcext:value-type="float">
            <text:p>1.8029205799</text:p>
          </table:table-cell>
          <table:table-cell office:value-type="float" office:value="1.83841979503632" calcext:value-type="float">
            <text:p>1.838419795</text:p>
          </table:table-cell>
          <table:table-cell table:number-columns-repeated="9"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2.30151152610779" calcext:value-type="float">
            <text:p>2.3015115261</text:p>
          </table:table-cell>
          <table:table-cell office:value-type="float" office:value="2.28315114974976" calcext:value-type="float">
            <text:p>2.2831511497</text:p>
          </table:table-cell>
          <table:table-cell office:value-type="float" office:value="1.62971186637878" calcext:value-type="float">
            <text:p>1.6297118664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5534210205078" calcext:value-type="float">
            <text:p>2.1553421021</text:p>
          </table:table-cell>
          <table:table-cell office:value-type="float" office:value="1.97066056728363" calcext:value-type="float">
            <text:p>1.9706605673</text:p>
          </table:table-cell>
          <table:table-cell table:number-columns-repeated="9"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2.30154228210449" calcext:value-type="float">
            <text:p>2.3015422821</text:p>
          </table:table-cell>
          <table:table-cell office:value-type="float" office:value="2.28567099571228" calcext:value-type="float">
            <text:p>2.2856709957</text:p>
          </table:table-cell>
          <table:table-cell office:value-type="float" office:value="1.62270283699036" calcext:value-type="float">
            <text:p>1.622702837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744349360466" calcext:value-type="float">
            <text:p>1.7443493605</text:p>
          </table:table-cell>
          <table:table-cell office:value-type="float" office:value="2.07536506652832" calcext:value-type="float">
            <text:p>2.0753650665</text:p>
          </table:table-cell>
          <table:table-cell table:number-columns-repeated="9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2.30198502540588" calcext:value-type="float">
            <text:p>2.3019850254</text:p>
          </table:table-cell>
          <table:table-cell office:value-type="float" office:value="2.28845262527466" calcext:value-type="float">
            <text:p>2.2884526253</text:p>
          </table:table-cell>
          <table:table-cell office:value-type="float" office:value="1.68140923976898" calcext:value-type="float">
            <text:p>1.6814092398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2.0272536277771" calcext:value-type="float">
            <text:p>2.0272536278</text:p>
          </table:table-cell>
          <table:table-cell office:value-type="float" office:value="1.86506593227386" calcext:value-type="float">
            <text:p>1.8650659323</text:p>
          </table:table-cell>
          <table:table-cell table:number-columns-repeated="9"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2.29249286651611" calcext:value-type="float">
            <text:p>2.2924928665</text:p>
          </table:table-cell>
          <table:table-cell office:value-type="float" office:value="2.28027725219727" calcext:value-type="float">
            <text:p>2.2802772522</text:p>
          </table:table-cell>
          <table:table-cell office:value-type="float" office:value="1.61461234092712" calcext:value-type="float">
            <text:p>1.6146123409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06475400924683" calcext:value-type="float">
            <text:p>2.0647540092</text:p>
          </table:table-cell>
          <table:table-cell office:value-type="float" office:value="1.68745589256287" calcext:value-type="float">
            <text:p>1.6874558926</text:p>
          </table:table-cell>
          <table:table-cell table:number-columns-repeated="9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.30184412002563" calcext:value-type="float">
            <text:p>2.30184412</text:p>
          </table:table-cell>
          <table:table-cell office:value-type="float" office:value="2.28592348098755" calcext:value-type="float">
            <text:p>2.285923481</text:p>
          </table:table-cell>
          <table:table-cell office:value-type="float" office:value="1.61413717269897" calcext:value-type="float">
            <text:p>1.614137172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9467611312866" calcext:value-type="float">
            <text:p>1.9946761131</text:p>
          </table:table-cell>
          <table:table-cell office:value-type="float" office:value="2.07567310333252" calcext:value-type="float">
            <text:p>2.0756731033</text:p>
          </table:table-cell>
          <table:table-cell table:number-columns-repeated="9"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2.29859185218811" calcext:value-type="float">
            <text:p>2.2985918522</text:p>
          </table:table-cell>
          <table:table-cell office:value-type="float" office:value="2.28001856803894" calcext:value-type="float">
            <text:p>2.280018568</text:p>
          </table:table-cell>
          <table:table-cell office:value-type="float" office:value="1.61032807826996" calcext:value-type="float">
            <text:p>1.6103280783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2.13915395736694" calcext:value-type="float">
            <text:p>2.1391539574</text:p>
          </table:table-cell>
          <table:table-cell office:value-type="float" office:value="1.99168395996094" calcext:value-type="float">
            <text:p>1.99168396</text:p>
          </table:table-cell>
          <table:table-cell table:number-columns-repeated="9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2.29208898544312" calcext:value-type="float">
            <text:p>2.2920889854</text:p>
          </table:table-cell>
          <table:table-cell office:value-type="float" office:value="2.27923035621643" calcext:value-type="float">
            <text:p>2.2792303562</text:p>
          </table:table-cell>
          <table:table-cell office:value-type="float" office:value="1.61688923835754" calcext:value-type="float">
            <text:p>1.6168892384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2.15916156768799" calcext:value-type="float">
            <text:p>2.1591615677</text:p>
          </table:table-cell>
          <table:table-cell office:value-type="float" office:value="2.05602598190308" calcext:value-type="float">
            <text:p>2.0560259819</text:p>
          </table:table-cell>
          <table:table-cell table:number-columns-repeated="9"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2.30097913742065" calcext:value-type="float">
            <text:p>2.3009791374</text:p>
          </table:table-cell>
          <table:table-cell office:value-type="float" office:value="2.28462314605713" calcext:value-type="float">
            <text:p>2.2846231461</text:p>
          </table:table-cell>
          <table:table-cell office:value-type="float" office:value="1.6075587272644" calcext:value-type="float">
            <text:p>1.6075587273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1.96121799945831" calcext:value-type="float">
            <text:p>1.9612179995</text:p>
          </table:table-cell>
          <table:table-cell office:value-type="float" office:value="2.18353247642517" calcext:value-type="float">
            <text:p>2.1835324764</text:p>
          </table:table-cell>
          <table:table-cell table:number-columns-repeated="9"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2.30060768127441" calcext:value-type="float">
            <text:p>2.3006076813</text:p>
          </table:table-cell>
          <table:table-cell office:value-type="float" office:value="2.27830958366394" calcext:value-type="float">
            <text:p>2.2783095837</text:p>
          </table:table-cell>
          <table:table-cell office:value-type="float" office:value="1.6110405921936" calcext:value-type="float">
            <text:p>1.6110405922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1.71458089351654" calcext:value-type="float">
            <text:p>1.7145808935</text:p>
          </table:table-cell>
          <table:table-cell office:value-type="float" office:value="2.14724397659302" calcext:value-type="float">
            <text:p>2.1472439766</text:p>
          </table:table-cell>
          <table:table-cell table:number-columns-repeated="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.30159020423889" calcext:value-type="float">
            <text:p>2.3015902042</text:p>
          </table:table-cell>
          <table:table-cell office:value-type="float" office:value="2.27743887901306" calcext:value-type="float">
            <text:p>2.277438879</text:p>
          </table:table-cell>
          <table:table-cell office:value-type="float" office:value="1.66086792945862" calcext:value-type="float">
            <text:p>1.6608679295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00215196609497" calcext:value-type="float">
            <text:p>2.0021519661</text:p>
          </table:table-cell>
          <table:table-cell office:value-type="float" office:value="1.89772951602936" calcext:value-type="float">
            <text:p>1.897729516</text:p>
          </table:table-cell>
          <table:table-cell table:number-columns-repeated="9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2.30223917961121" calcext:value-type="float">
            <text:p>2.3022391796</text:p>
          </table:table-cell>
          <table:table-cell office:value-type="float" office:value="2.27958679199219" calcext:value-type="float">
            <text:p>2.279586792</text:p>
          </table:table-cell>
          <table:table-cell office:value-type="float" office:value="1.61756145954132" calcext:value-type="float">
            <text:p>1.6175614595</text:p>
          </table:table-cell>
          <table:table-cell office:value-type="float" office:value="2.30255913734436" calcext:value-type="float">
            <text:p>2.3025591373</text:p>
          </table:table-cell>
          <table:table-cell office:value-type="float" office:value="1.97250890731812" calcext:value-type="float">
            <text:p>1.9725089073</text:p>
          </table:table-cell>
          <table:table-cell office:value-type="float" office:value="1.65695440769196" calcext:value-type="float">
            <text:p>1.6569544077</text:p>
          </table:table-cell>
          <table:table-cell table:number-columns-repeated="9"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2.30222797393799" calcext:value-type="float">
            <text:p>2.3022279739</text:p>
          </table:table-cell>
          <table:table-cell office:value-type="float" office:value="2.28106188774109" calcext:value-type="float">
            <text:p>2.2810618877</text:p>
          </table:table-cell>
          <table:table-cell office:value-type="float" office:value="1.61238384246826" calcext:value-type="float">
            <text:p>1.6123838425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87999951839447" calcext:value-type="float">
            <text:p>1.8799995184</text:p>
          </table:table-cell>
          <table:table-cell office:value-type="float" office:value="1.96653234958649" calcext:value-type="float">
            <text:p>1.9665323496</text:p>
          </table:table-cell>
          <table:table-cell table:number-columns-repeated="9"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2.29921674728394" calcext:value-type="float">
            <text:p>2.2992167473</text:p>
          </table:table-cell>
          <table:table-cell office:value-type="float" office:value="2.28016233444214" calcext:value-type="float">
            <text:p>2.2801623344</text:p>
          </table:table-cell>
          <table:table-cell office:value-type="float" office:value="1.61348795890808" calcext:value-type="float">
            <text:p>1.6134879589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2.05245614051819" calcext:value-type="float">
            <text:p>2.0524561405</text:p>
          </table:table-cell>
          <table:table-cell office:value-type="float" office:value="1.94013369083405" calcext:value-type="float">
            <text:p>1.9401336908</text:p>
          </table:table-cell>
          <table:table-cell table:number-columns-repeated="9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2.30162119865417" calcext:value-type="float">
            <text:p>2.3016211987</text:p>
          </table:table-cell>
          <table:table-cell office:value-type="float" office:value="2.28403925895691" calcext:value-type="float">
            <text:p>2.284039259</text:p>
          </table:table-cell>
          <table:table-cell office:value-type="float" office:value="1.61324262619019" calcext:value-type="float">
            <text:p>1.6132426262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1.89870619773865" calcext:value-type="float">
            <text:p>1.8987061977</text:p>
          </table:table-cell>
          <table:table-cell office:value-type="float" office:value="2.07405757904053" calcext:value-type="float">
            <text:p>2.074057579</text:p>
          </table:table-cell>
          <table:table-cell table:number-columns-repeated="9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.30162167549133" calcext:value-type="float">
            <text:p>2.3016216755</text:p>
          </table:table-cell>
          <table:table-cell office:value-type="float" office:value="2.28437280654907" calcext:value-type="float">
            <text:p>2.2843728065</text:p>
          </table:table-cell>
          <table:table-cell office:value-type="float" office:value="1.61249113082886" calcext:value-type="float">
            <text:p>1.6124911308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1.88856220245361" calcext:value-type="float">
            <text:p>1.8885622025</text:p>
          </table:table-cell>
          <table:table-cell office:value-type="float" office:value="2.14777588844299" calcext:value-type="float">
            <text:p>2.1477758884</text:p>
          </table:table-cell>
          <table:table-cell table:number-columns-repeated="9"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2.30050349235535" calcext:value-type="float">
            <text:p>2.3005034924</text:p>
          </table:table-cell>
          <table:table-cell office:value-type="float" office:value="2.28585815429687" calcext:value-type="float">
            <text:p>2.2858581543</text:p>
          </table:table-cell>
          <table:table-cell office:value-type="float" office:value="1.61066484451294" calcext:value-type="float">
            <text:p>1.6106648445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0795483589172" calcext:value-type="float">
            <text:p>2.0079548359</text:p>
          </table:table-cell>
          <table:table-cell office:value-type="float" office:value="2.05783104896545" calcext:value-type="float">
            <text:p>2.057831049</text:p>
          </table:table-cell>
          <table:table-cell table:number-columns-repeated="9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2.29976439476013" calcext:value-type="float">
            <text:p>2.2997643948</text:p>
          </table:table-cell>
          <table:table-cell office:value-type="float" office:value="2.28694677352905" calcext:value-type="float">
            <text:p>2.2869467735</text:p>
          </table:table-cell>
          <table:table-cell office:value-type="float" office:value="1.60512983798981" calcext:value-type="float">
            <text:p>1.605129838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8530569076538" calcext:value-type="float">
            <text:p>2.0853056908</text:p>
          </table:table-cell>
          <table:table-cell office:value-type="float" office:value="1.82301950454712" calcext:value-type="float">
            <text:p>1.8230195045</text:p>
          </table:table-cell>
          <table:table-cell table:number-columns-repeated="9"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.3015398979187" calcext:value-type="float">
            <text:p>2.3015398979</text:p>
          </table:table-cell>
          <table:table-cell office:value-type="float" office:value="2.27875280380249" calcext:value-type="float">
            <text:p>2.2787528038</text:p>
          </table:table-cell>
          <table:table-cell office:value-type="float" office:value="1.6109926700592" calcext:value-type="float">
            <text:p>1.6109926701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1142270565033" calcext:value-type="float">
            <text:p>2.1142270565</text:p>
          </table:table-cell>
          <table:table-cell office:value-type="float" office:value="2.10700988769531" calcext:value-type="float">
            <text:p>2.1070098877</text:p>
          </table:table-cell>
          <table:table-cell table:number-columns-repeated="9"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2.30109095573425" calcext:value-type="float">
            <text:p>2.3010909557</text:p>
          </table:table-cell>
          <table:table-cell office:value-type="float" office:value="2.28373980522156" calcext:value-type="float">
            <text:p>2.2837398052</text:p>
          </table:table-cell>
          <table:table-cell office:value-type="float" office:value="1.66818141937256" calcext:value-type="float">
            <text:p>1.6681814194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2.17264270782471" calcext:value-type="float">
            <text:p>2.1726427078</text:p>
          </table:table-cell>
          <table:table-cell office:value-type="float" office:value="1.98593139648438" calcext:value-type="float">
            <text:p>1.9859313965</text:p>
          </table:table-cell>
          <table:table-cell table:number-columns-repeated="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.30154395103455" calcext:value-type="float">
            <text:p>2.301543951</text:p>
          </table:table-cell>
          <table:table-cell office:value-type="float" office:value="2.2852737903595" calcext:value-type="float">
            <text:p>2.2852737904</text:p>
          </table:table-cell>
          <table:table-cell office:value-type="float" office:value="1.6163547039032" calcext:value-type="float">
            <text:p>1.6163547039</text:p>
          </table:table-cell>
          <table:table-cell office:value-type="float" office:value="2.3025176525116" calcext:value-type="float">
            <text:p>2.3025176525</text:p>
          </table:table-cell>
          <table:table-cell office:value-type="float" office:value="1.95520234107971" calcext:value-type="float">
            <text:p>1.9552023411</text:p>
          </table:table-cell>
          <table:table-cell office:value-type="float" office:value="2.14433431625366" calcext:value-type="float">
            <text:p>2.1443343163</text:p>
          </table:table-cell>
          <table:table-cell table:number-columns-repeated="9"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2.30229330062866" calcext:value-type="float">
            <text:p>2.3022933006</text:p>
          </table:table-cell>
          <table:table-cell office:value-type="float" office:value="2.28004884719849" calcext:value-type="float">
            <text:p>2.2800488472</text:p>
          </table:table-cell>
          <table:table-cell office:value-type="float" office:value="1.62943434715271" calcext:value-type="float">
            <text:p>1.6294343472</text:p>
          </table:table-cell>
          <table:table-cell office:value-type="float" office:value="2.30248546600342" calcext:value-type="float">
            <text:p>2.302485466</text:p>
          </table:table-cell>
          <table:table-cell office:value-type="float" office:value="1.99453890323639" calcext:value-type="float">
            <text:p>1.9945389032</text:p>
          </table:table-cell>
          <table:table-cell office:value-type="float" office:value="2.03496718406677" calcext:value-type="float">
            <text:p>2.0349671841</text:p>
          </table:table-cell>
          <table:table-cell table:number-columns-repeated="9"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2.30236291885376" calcext:value-type="float">
            <text:p>2.3023629189</text:p>
          </table:table-cell>
          <table:table-cell office:value-type="float" office:value="2.28609991073608" calcext:value-type="float">
            <text:p>2.2860999107</text:p>
          </table:table-cell>
          <table:table-cell office:value-type="float" office:value="1.61351656913757" calcext:value-type="float">
            <text:p>1.6135165691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2.09990048408508" calcext:value-type="float">
            <text:p>2.0999004841</text:p>
          </table:table-cell>
          <table:table-cell office:value-type="float" office:value="1.81374573707581" calcext:value-type="float">
            <text:p>1.8137457371</text:p>
          </table:table-cell>
          <table:table-cell table:number-columns-repeated="9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2.30183362960815" calcext:value-type="float">
            <text:p>2.3018336296</text:p>
          </table:table-cell>
          <table:table-cell office:value-type="float" office:value="2.27852606773376" calcext:value-type="float">
            <text:p>2.2785260677</text:p>
          </table:table-cell>
          <table:table-cell office:value-type="float" office:value="1.61835634708405" calcext:value-type="float">
            <text:p>1.6183563471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12667894363403" calcext:value-type="float">
            <text:p>2.1266789436</text:p>
          </table:table-cell>
          <table:table-cell office:value-type="float" office:value="2.07085990905762" calcext:value-type="float">
            <text:p>2.0708599091</text:p>
          </table:table-cell>
          <table:table-cell table:number-columns-repeated="9"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2.29728960990906" calcext:value-type="float">
            <text:p>2.2972896099</text:p>
          </table:table-cell>
          <table:table-cell office:value-type="float" office:value="2.2774920463562" calcext:value-type="float">
            <text:p>2.2774920464</text:p>
          </table:table-cell>
          <table:table-cell office:value-type="float" office:value="1.60935354232788" calcext:value-type="float">
            <text:p>1.6093535423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1.96772265434265" calcext:value-type="float">
            <text:p>1.9677226543</text:p>
          </table:table-cell>
          <table:table-cell office:value-type="float" office:value="2.01762843132019" calcext:value-type="float">
            <text:p>2.0176284313</text:p>
          </table:table-cell>
          <table:table-cell table:number-columns-repeated="9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.29928708076477" calcext:value-type="float">
            <text:p>2.2992870808</text:p>
          </table:table-cell>
          <table:table-cell office:value-type="float" office:value="2.28118801116943" calcext:value-type="float">
            <text:p>2.2811880112</text:p>
          </table:table-cell>
          <table:table-cell office:value-type="float" office:value="1.61415362358093" calcext:value-type="float">
            <text:p>1.6141536236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5948925018311" calcext:value-type="float">
            <text:p>2.0594892502</text:p>
          </table:table-cell>
          <table:table-cell office:value-type="float" office:value="2.01501274108887" calcext:value-type="float">
            <text:p>2.0150127411</text:p>
          </table:table-cell>
          <table:table-cell table:number-columns-repeated="9"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2.29033374786377" calcext:value-type="float">
            <text:p>2.2903337479</text:p>
          </table:table-cell>
          <table:table-cell office:value-type="float" office:value="2.28154850006104" calcext:value-type="float">
            <text:p>2.2815485001</text:p>
          </table:table-cell>
          <table:table-cell office:value-type="float" office:value="1.70067346096039" calcext:value-type="float">
            <text:p>1.700673461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1.9616551399231" calcext:value-type="float">
            <text:p>1.9616551399</text:p>
          </table:table-cell>
          <table:table-cell office:value-type="float" office:value="2.07390975952148" calcext:value-type="float">
            <text:p>2.0739097595</text:p>
          </table:table-cell>
          <table:table-cell table:number-columns-repeated="9"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2.3011360168457" calcext:value-type="float">
            <text:p>2.3011360168</text:p>
          </table:table-cell>
          <table:table-cell office:value-type="float" office:value="2.2874608039856" calcext:value-type="float">
            <text:p>2.287460804</text:p>
          </table:table-cell>
          <table:table-cell office:value-type="float" office:value="1.61589562892914" calcext:value-type="float">
            <text:p>1.6158956289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12807607650757" calcext:value-type="float">
            <text:p>2.1280760765</text:p>
          </table:table-cell>
          <table:table-cell office:value-type="float" office:value="2.01863956451416" calcext:value-type="float">
            <text:p>2.0186395645</text:p>
          </table:table-cell>
          <table:table-cell table:number-columns-repeated="9"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2.29674959182739" calcext:value-type="float">
            <text:p>2.2967495918</text:p>
          </table:table-cell>
          <table:table-cell office:value-type="float" office:value="2.27641916275024" calcext:value-type="float">
            <text:p>2.2764191628</text:p>
          </table:table-cell>
          <table:table-cell office:value-type="float" office:value="1.63553643226624" calcext:value-type="float">
            <text:p>1.6355364323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94212317466736" calcext:value-type="float">
            <text:p>1.9421231747</text:p>
          </table:table-cell>
          <table:table-cell office:value-type="float" office:value="1.95721280574799" calcext:value-type="float">
            <text:p>1.9572128057</text:p>
          </table:table-cell>
          <table:table-cell table:number-columns-repeated="9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2.30197095870972" calcext:value-type="float">
            <text:p>2.3019709587</text:p>
          </table:table-cell>
          <table:table-cell office:value-type="float" office:value="2.2810492515564" calcext:value-type="float">
            <text:p>2.2810492516</text:p>
          </table:table-cell>
          <table:table-cell office:value-type="float" office:value="1.61338675022125" calcext:value-type="float">
            <text:p>1.6133867502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2.09922170639038" calcext:value-type="float">
            <text:p>2.0992217064</text:p>
          </table:table-cell>
          <table:table-cell office:value-type="float" office:value="1.91947853565216" calcext:value-type="float">
            <text:p>1.9194785357</text:p>
          </table:table-cell>
          <table:table-cell table:number-columns-repeated="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0059361457825" calcext:value-type="float">
            <text:p>2.3005936146</text:p>
          </table:table-cell>
          <table:table-cell office:value-type="float" office:value="2.2814450263977" calcext:value-type="float">
            <text:p>2.2814450264</text:p>
          </table:table-cell>
          <table:table-cell office:value-type="float" office:value="1.60590100288391" calcext:value-type="float">
            <text:p>1.6059010029</text:p>
          </table:table-cell>
          <table:table-cell office:value-type="float" office:value="2.30255889892578" calcext:value-type="float">
            <text:p>2.3025588989</text:p>
          </table:table-cell>
          <table:table-cell office:value-type="float" office:value="1.9900883436203" calcext:value-type="float">
            <text:p>1.9900883436</text:p>
          </table:table-cell>
          <table:table-cell office:value-type="float" office:value="2.05163240432739" calcext:value-type="float">
            <text:p>2.0516324043</text:p>
          </table:table-cell>
          <table:table-cell table:number-columns-repeated="9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2.30227327346802" calcext:value-type="float">
            <text:p>2.3022732735</text:p>
          </table:table-cell>
          <table:table-cell office:value-type="float" office:value="2.28037309646606" calcext:value-type="float">
            <text:p>2.2803730965</text:p>
          </table:table-cell>
          <table:table-cell office:value-type="float" office:value="1.60539603233337" calcext:value-type="float">
            <text:p>1.6053960323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3932180404663" calcext:value-type="float">
            <text:p>2.139321804</text:p>
          </table:table-cell>
          <table:table-cell office:value-type="float" office:value="2.04338645935059" calcext:value-type="float">
            <text:p>2.0433864594</text:p>
          </table:table-cell>
          <table:table-cell table:number-columns-repeated="9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2.30155158042908" calcext:value-type="float">
            <text:p>2.3015515804</text:p>
          </table:table-cell>
          <table:table-cell office:value-type="float" office:value="2.28342866897583" calcext:value-type="float">
            <text:p>2.283428669</text:p>
          </table:table-cell>
          <table:table-cell office:value-type="float" office:value="1.61307406425476" calcext:value-type="float">
            <text:p>1.6130740643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17495155334473" calcext:value-type="float">
            <text:p>2.1749515533</text:p>
          </table:table-cell>
          <table:table-cell office:value-type="float" office:value="1.97153341770172" calcext:value-type="float">
            <text:p>1.9715334177</text:p>
          </table:table-cell>
          <table:table-cell table:number-columns-repeated="9"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2.2962429523468" calcext:value-type="float">
            <text:p>2.2962429523</text:p>
          </table:table-cell>
          <table:table-cell office:value-type="float" office:value="2.28101897239685" calcext:value-type="float">
            <text:p>2.2810189724</text:p>
          </table:table-cell>
          <table:table-cell office:value-type="float" office:value="1.61953711509705" calcext:value-type="float">
            <text:p>1.6195371151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90244925022125" calcext:value-type="float">
            <text:p>1.9024492502</text:p>
          </table:table-cell>
          <table:table-cell office:value-type="float" office:value="2.12642955780029" calcext:value-type="float">
            <text:p>2.1264295578</text:p>
          </table:table-cell>
          <table:table-cell table:number-columns-repeated="9"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2.29949927330017" calcext:value-type="float">
            <text:p>2.2994992733</text:p>
          </table:table-cell>
          <table:table-cell office:value-type="float" office:value="2.28610944747925" calcext:value-type="float">
            <text:p>2.2861094475</text:p>
          </table:table-cell>
          <table:table-cell office:value-type="float" office:value="1.6258544921875" calcext:value-type="float">
            <text:p>1.6258544922</text:p>
          </table:table-cell>
          <table:table-cell office:value-type="float" office:value="2.30250072479248" calcext:value-type="float">
            <text:p>2.3025007248</text:p>
          </table:table-cell>
          <table:table-cell office:value-type="float" office:value="2.12848544120789" calcext:value-type="float">
            <text:p>2.1284854412</text:p>
          </table:table-cell>
          <table:table-cell office:value-type="float" office:value="2.10488557815552" calcext:value-type="float">
            <text:p>2.1048855782</text:p>
          </table:table-cell>
          <table:table-cell table:number-columns-repeated="9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.2879638671875" calcext:value-type="float">
            <text:p>2.2879638672</text:p>
          </table:table-cell>
          <table:table-cell office:value-type="float" office:value="2.28412199020386" calcext:value-type="float">
            <text:p>2.2841219902</text:p>
          </table:table-cell>
          <table:table-cell office:value-type="float" office:value="1.6171703338623" calcext:value-type="float">
            <text:p>1.6171703339</text:p>
          </table:table-cell>
          <table:table-cell office:value-type="float" office:value="2.30252575874329" calcext:value-type="float">
            <text:p>2.3025257587</text:p>
          </table:table-cell>
          <table:table-cell office:value-type="float" office:value="1.90994691848755" calcext:value-type="float">
            <text:p>1.9099469185</text:p>
          </table:table-cell>
          <table:table-cell office:value-type="float" office:value="2.11237192153931" calcext:value-type="float">
            <text:p>2.1123719215</text:p>
          </table:table-cell>
          <table:table-cell table:number-columns-repeated="9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2.30083227157593" calcext:value-type="float">
            <text:p>2.3008322716</text:p>
          </table:table-cell>
          <table:table-cell office:value-type="float" office:value="2.2793824672699" calcext:value-type="float">
            <text:p>2.2793824673</text:p>
          </table:table-cell>
          <table:table-cell office:value-type="float" office:value="1.61689066886902" calcext:value-type="float">
            <text:p>1.6168906689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1.95505452156067" calcext:value-type="float">
            <text:p>1.9550545216</text:p>
          </table:table-cell>
          <table:table-cell office:value-type="float" office:value="1.76471424102783" calcext:value-type="float">
            <text:p>1.764714241</text:p>
          </table:table-cell>
          <table:table-cell table:number-columns-repeated="9"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2.3018217086792" calcext:value-type="float">
            <text:p>2.3018217087</text:p>
          </table:table-cell>
          <table:table-cell office:value-type="float" office:value="2.28670883178711" calcext:value-type="float">
            <text:p>2.2867088318</text:p>
          </table:table-cell>
          <table:table-cell office:value-type="float" office:value="1.61442565917969" calcext:value-type="float">
            <text:p>1.6144256592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82778644561768" calcext:value-type="float">
            <text:p>1.8277864456</text:p>
          </table:table-cell>
          <table:table-cell office:value-type="float" office:value="2.16856813430786" calcext:value-type="float">
            <text:p>2.1685681343</text:p>
          </table:table-cell>
          <table:table-cell table:number-columns-repeated="9"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2.30065488815308" calcext:value-type="float">
            <text:p>2.3006548882</text:p>
          </table:table-cell>
          <table:table-cell office:value-type="float" office:value="2.28575372695923" calcext:value-type="float">
            <text:p>2.285753727</text:p>
          </table:table-cell>
          <table:table-cell office:value-type="float" office:value="1.61947965621948" calcext:value-type="float">
            <text:p>1.6194796562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1.98511981964111" calcext:value-type="float">
            <text:p>1.9851198196</text:p>
          </table:table-cell>
          <table:table-cell office:value-type="float" office:value="1.82755172252655" calcext:value-type="float">
            <text:p>1.8275517225</text:p>
          </table:table-cell>
          <table:table-cell table:number-columns-repeated="9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2.29977893829346" calcext:value-type="float">
            <text:p>2.2997789383</text:p>
          </table:table-cell>
          <table:table-cell office:value-type="float" office:value="2.28593444824219" calcext:value-type="float">
            <text:p>2.2859344482</text:p>
          </table:table-cell>
          <table:table-cell office:value-type="float" office:value="1.60654067993164" calcext:value-type="float">
            <text:p>1.6065406799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13575387001038" calcext:value-type="float">
            <text:p>2.13575387</text:p>
          </table:table-cell>
          <table:table-cell office:value-type="float" office:value="1.85783791542053" calcext:value-type="float">
            <text:p>1.8578379154</text:p>
          </table:table-cell>
          <table:table-cell table:number-columns-repeated="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.30186319351196" calcext:value-type="float">
            <text:p>2.3018631935</text:p>
          </table:table-cell>
          <table:table-cell office:value-type="float" office:value="2.27852344512939" calcext:value-type="float">
            <text:p>2.2785234451</text:p>
          </table:table-cell>
          <table:table-cell office:value-type="float" office:value="1.60899674892426" calcext:value-type="float">
            <text:p>1.6089967489</text:p>
          </table:table-cell>
          <table:table-cell office:value-type="float" office:value="2.30252599716187" calcext:value-type="float">
            <text:p>2.3025259972</text:p>
          </table:table-cell>
          <table:table-cell office:value-type="float" office:value="1.97090518474579" calcext:value-type="float">
            <text:p>1.9709051847</text:p>
          </table:table-cell>
          <table:table-cell office:value-type="float" office:value="2.15041351318359" calcext:value-type="float">
            <text:p>2.1504135132</text:p>
          </table:table-cell>
          <table:table-cell table:number-columns-repeated="9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2.29578161239624" calcext:value-type="float">
            <text:p>2.2957816124</text:p>
          </table:table-cell>
          <table:table-cell office:value-type="float" office:value="2.26232099533081" calcext:value-type="float">
            <text:p>2.2623209953</text:p>
          </table:table-cell>
          <table:table-cell office:value-type="float" office:value="1.61611127853394" calcext:value-type="float">
            <text:p>1.6161112785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1.71306002140045" calcext:value-type="float">
            <text:p>1.7130600214</text:p>
          </table:table-cell>
          <table:table-cell office:value-type="float" office:value="2.06341314315796" calcext:value-type="float">
            <text:p>2.0634131432</text:p>
          </table:table-cell>
          <table:table-cell table:number-columns-repeated="9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2.30230450630188" calcext:value-type="float">
            <text:p>2.3023045063</text:p>
          </table:table-cell>
          <table:table-cell office:value-type="float" office:value="2.27823615074158" calcext:value-type="float">
            <text:p>2.2782361507</text:p>
          </table:table-cell>
          <table:table-cell office:value-type="float" office:value="1.62496590614319" calcext:value-type="float">
            <text:p>1.6249659061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2.03537249565125" calcext:value-type="float">
            <text:p>2.0353724957</text:p>
          </table:table-cell>
          <table:table-cell office:value-type="float" office:value="1.72664701938629" calcext:value-type="float">
            <text:p>1.7266470194</text:p>
          </table:table-cell>
          <table:table-cell table:number-columns-repeated="9"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2.30179500579834" calcext:value-type="float">
            <text:p>2.3017950058</text:p>
          </table:table-cell>
          <table:table-cell office:value-type="float" office:value="2.28244972229004" calcext:value-type="float">
            <text:p>2.2824497223</text:p>
          </table:table-cell>
          <table:table-cell office:value-type="float" office:value="1.6047739982605" calcext:value-type="float">
            <text:p>1.6047739983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1129555702209" calcext:value-type="float">
            <text:p>2.011295557</text:p>
          </table:table-cell>
          <table:table-cell office:value-type="float" office:value="1.75884592533112" calcext:value-type="float">
            <text:p>1.7588459253</text:p>
          </table:table-cell>
          <table:table-cell table:number-columns-repeated="9"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2.30228543281555" calcext:value-type="float">
            <text:p>2.3022854328</text:p>
          </table:table-cell>
          <table:table-cell office:value-type="float" office:value="2.28317975997925" calcext:value-type="float">
            <text:p>2.28317976</text:p>
          </table:table-cell>
          <table:table-cell office:value-type="float" office:value="1.61012732982636" calcext:value-type="float">
            <text:p>1.6101273298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15810990333557" calcext:value-type="float">
            <text:p>2.1581099033</text:p>
          </table:table-cell>
          <table:table-cell office:value-type="float" office:value="1.86124241352081" calcext:value-type="float">
            <text:p>1.8612424135</text:p>
          </table:table-cell>
          <table:table-cell table:number-columns-repeated="9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.30233430862427" calcext:value-type="float">
            <text:p>2.3023343086</text:p>
          </table:table-cell>
          <table:table-cell office:value-type="float" office:value="2.27332878112793" calcext:value-type="float">
            <text:p>2.2733287811</text:p>
          </table:table-cell>
          <table:table-cell office:value-type="float" office:value="1.63200497627258" calcext:value-type="float">
            <text:p>1.6320049763</text:p>
          </table:table-cell>
          <table:table-cell office:value-type="float" office:value="2.3025598526001" calcext:value-type="float">
            <text:p>2.3025598526</text:p>
          </table:table-cell>
          <table:table-cell office:value-type="float" office:value="2.18899130821228" calcext:value-type="float">
            <text:p>2.1889913082</text:p>
          </table:table-cell>
          <table:table-cell office:value-type="float" office:value="1.6079398393631" calcext:value-type="float">
            <text:p>1.6079398394</text:p>
          </table:table-cell>
          <table:table-cell table:number-columns-repeated="9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2.30242443084717" calcext:value-type="float">
            <text:p>2.3024244308</text:p>
          </table:table-cell>
          <table:table-cell office:value-type="float" office:value="2.27961301803589" calcext:value-type="float">
            <text:p>2.279613018</text:p>
          </table:table-cell>
          <table:table-cell office:value-type="float" office:value="1.61178648471832" calcext:value-type="float">
            <text:p>1.6117864847</text:p>
          </table:table-cell>
          <table:table-cell office:value-type="float" office:value="2.30252552032471" calcext:value-type="float">
            <text:p>2.3025255203</text:p>
          </table:table-cell>
          <table:table-cell office:value-type="float" office:value="2.0849757194519" calcext:value-type="float">
            <text:p>2.0849757195</text:p>
          </table:table-cell>
          <table:table-cell office:value-type="float" office:value="2.08409476280212" calcext:value-type="float">
            <text:p>2.0840947628</text:p>
          </table:table-cell>
          <table:table-cell table:number-columns-repeated="9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2.30103087425232" calcext:value-type="float">
            <text:p>2.3010308743</text:p>
          </table:table-cell>
          <table:table-cell office:value-type="float" office:value="2.28268694877625" calcext:value-type="float">
            <text:p>2.2826869488</text:p>
          </table:table-cell>
          <table:table-cell office:value-type="float" office:value="1.60569977760315" calcext:value-type="float">
            <text:p>1.6056997776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1.69775795936584" calcext:value-type="float">
            <text:p>1.6977579594</text:p>
          </table:table-cell>
          <table:table-cell office:value-type="float" office:value="2.1371955871582" calcext:value-type="float">
            <text:p>2.1371955872</text:p>
          </table:table-cell>
          <table:table-cell table:number-columns-repeated="9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2.30036687850952" calcext:value-type="float">
            <text:p>2.3003668785</text:p>
          </table:table-cell>
          <table:table-cell office:value-type="float" office:value="2.281334400177" calcext:value-type="float">
            <text:p>2.2813344002</text:p>
          </table:table-cell>
          <table:table-cell office:value-type="float" office:value="1.61150765419006" calcext:value-type="float">
            <text:p>1.6115076542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01606678962708" calcext:value-type="float">
            <text:p>2.0160667896</text:p>
          </table:table-cell>
          <table:table-cell office:value-type="float" office:value="2.16291165351868" calcext:value-type="float">
            <text:p>2.1629116535</text:p>
          </table:table-cell>
          <table:table-cell table:number-columns-repeated="9"/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2.30171942710876" calcext:value-type="float">
            <text:p>2.3017194271</text:p>
          </table:table-cell>
          <table:table-cell office:value-type="float" office:value="2.2782199382782" calcext:value-type="float">
            <text:p>2.2782199383</text:p>
          </table:table-cell>
          <table:table-cell office:value-type="float" office:value="1.6124861240387" calcext:value-type="float">
            <text:p>1.612486124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1.99909329414368" calcext:value-type="float">
            <text:p>1.9990932941</text:p>
          </table:table-cell>
          <table:table-cell office:value-type="float" office:value="2.13049912452698" calcext:value-type="float">
            <text:p>2.1304991245</text:p>
          </table:table-cell>
          <table:table-cell table:number-columns-repeated="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.30136871337891" calcext:value-type="float">
            <text:p>2.3013687134</text:p>
          </table:table-cell>
          <table:table-cell office:value-type="float" office:value="2.27427530288696" calcext:value-type="float">
            <text:p>2.2742753029</text:p>
          </table:table-cell>
          <table:table-cell office:value-type="float" office:value="1.62993001937866" calcext:value-type="float">
            <text:p>1.6299300194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1.95564711093903" calcext:value-type="float">
            <text:p>1.9556471109</text:p>
          </table:table-cell>
          <table:table-cell office:value-type="float" office:value="1.9445515871048" calcext:value-type="float">
            <text:p>1.9445515871</text:p>
          </table:table-cell>
          <table:table-cell table:number-columns-repeated="9"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2.30045652389526" calcext:value-type="float">
            <text:p>2.3004565239</text:p>
          </table:table-cell>
          <table:table-cell office:value-type="float" office:value="2.27826881408691" calcext:value-type="float">
            <text:p>2.2782688141</text:p>
          </table:table-cell>
          <table:table-cell office:value-type="float" office:value="1.62128067016602" calcext:value-type="float">
            <text:p>1.6212806702</text:p>
          </table:table-cell>
          <table:table-cell office:value-type="float" office:value="2.30252814292908" calcext:value-type="float">
            <text:p>2.3025281429</text:p>
          </table:table-cell>
          <table:table-cell office:value-type="float" office:value="1.89060246944428" calcext:value-type="float">
            <text:p>1.8906024694</text:p>
          </table:table-cell>
          <table:table-cell office:value-type="float" office:value="2.10730957984924" calcext:value-type="float">
            <text:p>2.1073095798</text:p>
          </table:table-cell>
          <table:table-cell table:number-columns-repeated="9"/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2.30250000953674" calcext:value-type="float">
            <text:p>2.3025000095</text:p>
          </table:table-cell>
          <table:table-cell office:value-type="float" office:value="2.2791543006897" calcext:value-type="float">
            <text:p>2.2791543007</text:p>
          </table:table-cell>
          <table:table-cell office:value-type="float" office:value="1.67849087715149" calcext:value-type="float">
            <text:p>1.6784908772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2.22538685798645" calcext:value-type="float">
            <text:p>2.225386858</text:p>
          </table:table-cell>
          <table:table-cell office:value-type="float" office:value="1.98130333423615" calcext:value-type="float">
            <text:p>1.9813033342</text:p>
          </table:table-cell>
          <table:table-cell table:number-columns-repeated="9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2.30131387710571" calcext:value-type="float">
            <text:p>2.3013138771</text:p>
          </table:table-cell>
          <table:table-cell office:value-type="float" office:value="2.27732968330383" calcext:value-type="float">
            <text:p>2.2773296833</text:p>
          </table:table-cell>
          <table:table-cell office:value-type="float" office:value="1.61003756523132" calcext:value-type="float">
            <text:p>1.6100375652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87695300579071" calcext:value-type="float">
            <text:p>1.8769530058</text:p>
          </table:table-cell>
          <table:table-cell office:value-type="float" office:value="1.74608790874481" calcext:value-type="float">
            <text:p>1.7460879087</text:p>
          </table:table-cell>
          <table:table-cell table:number-columns-repeated="9"/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2.30102968215942" calcext:value-type="float">
            <text:p>2.3010296822</text:p>
          </table:table-cell>
          <table:table-cell office:value-type="float" office:value="2.28540086746216" calcext:value-type="float">
            <text:p>2.2854008675</text:p>
          </table:table-cell>
          <table:table-cell office:value-type="float" office:value="1.60749232769012" calcext:value-type="float">
            <text:p>1.6074923277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07476019859314" calcext:value-type="float">
            <text:p>2.0747601986</text:p>
          </table:table-cell>
          <table:table-cell office:value-type="float" office:value="2.12143468856812" calcext:value-type="float">
            <text:p>2.1214346886</text:p>
          </table:table-cell>
          <table:table-cell table:number-columns-repeated="9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.30201983451843" calcext:value-type="float">
            <text:p>2.3020198345</text:p>
          </table:table-cell>
          <table:table-cell office:value-type="float" office:value="2.28246688842773" calcext:value-type="float">
            <text:p>2.2824668884</text:p>
          </table:table-cell>
          <table:table-cell office:value-type="float" office:value="1.61402916908264" calcext:value-type="float">
            <text:p>1.6140291691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4888341426849" calcext:value-type="float">
            <text:p>1.9488834143</text:p>
          </table:table-cell>
          <table:table-cell office:value-type="float" office:value="2.13287925720215" calcext:value-type="float">
            <text:p>2.1328792572</text:p>
          </table:table-cell>
          <table:table-cell table:number-columns-repeated="9"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2.30138540267944" calcext:value-type="float">
            <text:p>2.3013854027</text:p>
          </table:table-cell>
          <table:table-cell office:value-type="float" office:value="2.27607846260071" calcext:value-type="float">
            <text:p>2.2760784626</text:p>
          </table:table-cell>
          <table:table-cell office:value-type="float" office:value="1.61862814426422" calcext:value-type="float">
            <text:p>1.6186281443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21561169624329" calcext:value-type="float">
            <text:p>2.2156116962</text:p>
          </table:table-cell>
          <table:table-cell office:value-type="float" office:value="1.89452791213989" calcext:value-type="float">
            <text:p>1.8945279121</text:p>
          </table:table-cell>
          <table:table-cell table:number-columns-repeated="9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2.2985668182373" calcext:value-type="float">
            <text:p>2.2985668182</text:p>
          </table:table-cell>
          <table:table-cell office:value-type="float" office:value="2.2777042388916" calcext:value-type="float">
            <text:p>2.2777042389</text:p>
          </table:table-cell>
          <table:table-cell office:value-type="float" office:value="1.61909329891205" calcext:value-type="float">
            <text:p>1.6190932989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2.07051801681519" calcext:value-type="float">
            <text:p>2.0705180168</text:p>
          </table:table-cell>
          <table:table-cell office:value-type="float" office:value="2.05969786643982" calcext:value-type="float">
            <text:p>2.0596978664</text:p>
          </table:table-cell>
          <table:table-cell table:number-columns-repeated="9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2.30114054679871" calcext:value-type="float">
            <text:p>2.3011405468</text:p>
          </table:table-cell>
          <table:table-cell office:value-type="float" office:value="2.28247380256653" calcext:value-type="float">
            <text:p>2.2824738026</text:p>
          </table:table-cell>
          <table:table-cell office:value-type="float" office:value="1.60978627204895" calcext:value-type="float">
            <text:p>1.609786272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04839658737183" calcext:value-type="float">
            <text:p>2.0483965874</text:p>
          </table:table-cell>
          <table:table-cell office:value-type="float" office:value="2.0244607925415" calcext:value-type="float">
            <text:p>2.0244607925</text:p>
          </table:table-cell>
          <table:table-cell table:number-columns-repeated="9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2.30121040344238" calcext:value-type="float">
            <text:p>2.3012104034</text:p>
          </table:table-cell>
          <table:table-cell office:value-type="float" office:value="2.27759265899658" calcext:value-type="float">
            <text:p>2.277592659</text:p>
          </table:table-cell>
          <table:table-cell office:value-type="float" office:value="1.72736847400665" calcext:value-type="float">
            <text:p>1.727368474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89339661598206" calcext:value-type="float">
            <text:p>1.893396616</text:p>
          </table:table-cell>
          <table:table-cell office:value-type="float" office:value="1.42900884151459" calcext:value-type="float">
            <text:p>1.4290088415</text:p>
          </table:table-cell>
          <table:table-cell table:number-columns-repeated="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.30030179023743" calcext:value-type="float">
            <text:p>2.3003017902</text:p>
          </table:table-cell>
          <table:table-cell office:value-type="float" office:value="2.27797389030457" calcext:value-type="float">
            <text:p>2.2779738903</text:p>
          </table:table-cell>
          <table:table-cell office:value-type="float" office:value="1.60753679275513" calcext:value-type="float">
            <text:p>1.6075367928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18319225311279" calcext:value-type="float">
            <text:p>2.1831922531</text:p>
          </table:table-cell>
          <table:table-cell office:value-type="float" office:value="1.89313340187073" calcext:value-type="float">
            <text:p>1.8931334019</text:p>
          </table:table-cell>
          <table:table-cell table:number-columns-repeated="9"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2.30099105834961" calcext:value-type="float">
            <text:p>2.3009910583</text:p>
          </table:table-cell>
          <table:table-cell office:value-type="float" office:value="2.26800537109375" calcext:value-type="float">
            <text:p>2.2680053711</text:p>
          </table:table-cell>
          <table:table-cell office:value-type="float" office:value="1.61763393878937" calcext:value-type="float">
            <text:p>1.6176339388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2.0342845916748" calcext:value-type="float">
            <text:p>2.0342845917</text:p>
          </table:table-cell>
          <table:table-cell office:value-type="float" office:value="1.95106875896454" calcext:value-type="float">
            <text:p>1.951068759</text:p>
          </table:table-cell>
          <table:table-cell table:number-columns-repeated="9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2.29901885986328" calcext:value-type="float">
            <text:p>2.2990188599</text:p>
          </table:table-cell>
          <table:table-cell office:value-type="float" office:value="2.27034306526184" calcext:value-type="float">
            <text:p>2.2703430653</text:p>
          </table:table-cell>
          <table:table-cell office:value-type="float" office:value="1.62193024158478" calcext:value-type="float">
            <text:p>1.6219302416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13362598419189" calcext:value-type="float">
            <text:p>2.1336259842</text:p>
          </table:table-cell>
          <table:table-cell office:value-type="float" office:value="1.97334551811218" calcext:value-type="float">
            <text:p>1.9733455181</text:p>
          </table:table-cell>
          <table:table-cell table:number-columns-repeated="9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2.30123114585876" calcext:value-type="float">
            <text:p>2.3012311459</text:p>
          </table:table-cell>
          <table:table-cell office:value-type="float" office:value="2.28188037872314" calcext:value-type="float">
            <text:p>2.2818803787</text:p>
          </table:table-cell>
          <table:table-cell office:value-type="float" office:value="1.61784029006958" calcext:value-type="float">
            <text:p>1.6178402901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6615400314331" calcext:value-type="float">
            <text:p>2.0661540031</text:p>
          </table:table-cell>
          <table:table-cell office:value-type="float" office:value="2.15350723266602" calcext:value-type="float">
            <text:p>2.1535072327</text:p>
          </table:table-cell>
          <table:table-cell table:number-columns-repeated="9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.2994921207428" calcext:value-type="float">
            <text:p>2.2994921207</text:p>
          </table:table-cell>
          <table:table-cell office:value-type="float" office:value="2.27161908149719" calcext:value-type="float">
            <text:p>2.2716190815</text:p>
          </table:table-cell>
          <table:table-cell office:value-type="float" office:value="1.61256098747253" calcext:value-type="float">
            <text:p>1.6125609875</text:p>
          </table:table-cell>
          <table:table-cell office:value-type="float" office:value="2.3025209903717" calcext:value-type="float">
            <text:p>2.3025209904</text:p>
          </table:table-cell>
          <table:table-cell office:value-type="float" office:value="1.96875333786011" calcext:value-type="float">
            <text:p>1.9687533379</text:p>
          </table:table-cell>
          <table:table-cell office:value-type="float" office:value="1.94677150249481" calcext:value-type="float">
            <text:p>1.9467715025</text:p>
          </table:table-cell>
          <table:table-cell table:number-columns-repeated="9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.30182266235352" calcext:value-type="float">
            <text:p>2.3018226624</text:p>
          </table:table-cell>
          <table:table-cell office:value-type="float" office:value="2.27567529678345" calcext:value-type="float">
            <text:p>2.2756752968</text:p>
          </table:table-cell>
          <table:table-cell office:value-type="float" office:value="1.61478686332703" calcext:value-type="float">
            <text:p>1.6147868633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02135300636291" calcext:value-type="float">
            <text:p>2.0213530064</text:p>
          </table:table-cell>
          <table:table-cell office:value-type="float" office:value="2.08900260925293" calcext:value-type="float">
            <text:p>2.0890026093</text:p>
          </table:table-cell>
          <table:table-cell table:number-columns-repeated="9"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2.30203866958618" calcext:value-type="float">
            <text:p>2.3020386696</text:p>
          </table:table-cell>
          <table:table-cell office:value-type="float" office:value="2.28472280502319" calcext:value-type="float">
            <text:p>2.284722805</text:p>
          </table:table-cell>
          <table:table-cell office:value-type="float" office:value="1.61568856239319" calcext:value-type="float">
            <text:p>1.6156885624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1.81408882141113" calcext:value-type="float">
            <text:p>1.8140888214</text:p>
          </table:table-cell>
          <table:table-cell office:value-type="float" office:value="1.87730073928833" calcext:value-type="float">
            <text:p>1.8773007393</text:p>
          </table:table-cell>
          <table:table-cell table:number-columns-repeated="9"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2.29379487037659" calcext:value-type="float">
            <text:p>2.2937948704</text:p>
          </table:table-cell>
          <table:table-cell office:value-type="float" office:value="2.28158140182495" calcext:value-type="float">
            <text:p>2.2815814018</text:p>
          </table:table-cell>
          <table:table-cell office:value-type="float" office:value="1.61885344982147" calcext:value-type="float">
            <text:p>1.6188534498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1.97450578212738" calcext:value-type="float">
            <text:p>1.9745057821</text:p>
          </table:table-cell>
          <table:table-cell office:value-type="float" office:value="1.88281440734863" calcext:value-type="float">
            <text:p>1.8828144073</text:p>
          </table:table-cell>
          <table:table-cell table:number-columns-repeated="9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.29590344429016" calcext:value-type="float">
            <text:p>2.2959034443</text:p>
          </table:table-cell>
          <table:table-cell office:value-type="float" office:value="2.27759885787964" calcext:value-type="float">
            <text:p>2.2775988579</text:p>
          </table:table-cell>
          <table:table-cell office:value-type="float" office:value="1.61515820026398" calcext:value-type="float">
            <text:p>1.6151582003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1.80319118499756" calcext:value-type="float">
            <text:p>1.803191185</text:p>
          </table:table-cell>
          <table:table-cell office:value-type="float" office:value="2.23456001281738" calcext:value-type="float">
            <text:p>2.2345600128</text:p>
          </table:table-cell>
          <table:table-cell table:number-columns-repeated="9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2.29670429229736" calcext:value-type="float">
            <text:p>2.2967042923</text:p>
          </table:table-cell>
          <table:table-cell office:value-type="float" office:value="2.28078675270081" calcext:value-type="float">
            <text:p>2.2807867527</text:p>
          </table:table-cell>
          <table:table-cell office:value-type="float" office:value="1.61140537261963" calcext:value-type="float">
            <text:p>1.6114053726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2.00123381614685" calcext:value-type="float">
            <text:p>2.0012338161</text:p>
          </table:table-cell>
          <table:table-cell office:value-type="float" office:value="1.9962249994278" calcext:value-type="float">
            <text:p>1.9962249994</text:p>
          </table:table-cell>
          <table:table-cell table:number-columns-repeated="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.30132961273193" calcext:value-type="float">
            <text:p>2.3013296127</text:p>
          </table:table-cell>
          <table:table-cell office:value-type="float" office:value="2.26424598693848" calcext:value-type="float">
            <text:p>2.2642459869</text:p>
          </table:table-cell>
          <table:table-cell office:value-type="float" office:value="1.61503255367279" calcext:value-type="float">
            <text:p>1.6150325537</text:p>
          </table:table-cell>
          <table:table-cell office:value-type="float" office:value="2.30251431465149" calcext:value-type="float">
            <text:p>2.3025143147</text:p>
          </table:table-cell>
          <table:table-cell office:value-type="float" office:value="2.01730632781982" calcext:value-type="float">
            <text:p>2.0173063278</text:p>
          </table:table-cell>
          <table:table-cell office:value-type="float" office:value="1.79847085475922" calcext:value-type="float">
            <text:p>1.7984708548</text:p>
          </table:table-cell>
          <table:table-cell table:number-columns-repeated="9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2.29944348335266" calcext:value-type="float">
            <text:p>2.2994434834</text:p>
          </table:table-cell>
          <table:table-cell office:value-type="float" office:value="2.27934455871582" calcext:value-type="float">
            <text:p>2.2793445587</text:p>
          </table:table-cell>
          <table:table-cell office:value-type="float" office:value="1.61143708229065" calcext:value-type="float">
            <text:p>1.6114370823</text:p>
          </table:table-cell>
          <table:table-cell office:value-type="float" office:value="2.30252170562744" calcext:value-type="float">
            <text:p>2.3025217056</text:p>
          </table:table-cell>
          <table:table-cell office:value-type="float" office:value="2.10233592987061" calcext:value-type="float">
            <text:p>2.1023359299</text:p>
          </table:table-cell>
          <table:table-cell office:value-type="float" office:value="1.9641547203064" calcext:value-type="float">
            <text:p>1.9641547203</text:p>
          </table:table-cell>
          <table:table-cell table:number-columns-repeated="9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2.29168248176575" calcext:value-type="float">
            <text:p>2.2916824818</text:p>
          </table:table-cell>
          <table:table-cell office:value-type="float" office:value="2.28418517112732" calcext:value-type="float">
            <text:p>2.2841851711</text:p>
          </table:table-cell>
          <table:table-cell office:value-type="float" office:value="1.60460484027863" calcext:value-type="float">
            <text:p>1.6046048403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2.12602496147156" calcext:value-type="float">
            <text:p>2.1260249615</text:p>
          </table:table-cell>
          <table:table-cell office:value-type="float" office:value="2.02834796905518" calcext:value-type="float">
            <text:p>2.0283479691</text:p>
          </table:table-cell>
          <table:table-cell table:number-columns-repeated="9"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2.30194330215454" calcext:value-type="float">
            <text:p>2.3019433022</text:p>
          </table:table-cell>
          <table:table-cell office:value-type="float" office:value="2.28018140792847" calcext:value-type="float">
            <text:p>2.2801814079</text:p>
          </table:table-cell>
          <table:table-cell office:value-type="float" office:value="1.6126115322113" calcext:value-type="float">
            <text:p>1.6126115322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934378862381" calcext:value-type="float">
            <text:p>1.9934378862</text:p>
          </table:table-cell>
          <table:table-cell office:value-type="float" office:value="2.02419805526733" calcext:value-type="float">
            <text:p>2.0241980553</text:p>
          </table:table-cell>
          <table:table-cell table:number-columns-repeated="9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2.30153727531433" calcext:value-type="float">
            <text:p>2.3015372753</text:p>
          </table:table-cell>
          <table:table-cell office:value-type="float" office:value="2.27580118179321" calcext:value-type="float">
            <text:p>2.2758011818</text:p>
          </table:table-cell>
          <table:table-cell office:value-type="float" office:value="1.61220443248749" calcext:value-type="float">
            <text:p>1.6122044325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0495729446411" calcext:value-type="float">
            <text:p>1.9049572945</text:p>
          </table:table-cell>
          <table:table-cell office:value-type="float" office:value="2.09381699562073" calcext:value-type="float">
            <text:p>2.0938169956</text:p>
          </table:table-cell>
          <table:table-cell table:number-columns-repeated="9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.30226135253906" calcext:value-type="float">
            <text:p>2.3022613525</text:p>
          </table:table-cell>
          <table:table-cell office:value-type="float" office:value="2.28511953353882" calcext:value-type="float">
            <text:p>2.2851195335</text:p>
          </table:table-cell>
          <table:table-cell office:value-type="float" office:value="1.61512696743011" calcext:value-type="float">
            <text:p>1.6151269674</text:p>
          </table:table-cell>
          <table:table-cell office:value-type="float" office:value="2.30248284339905" calcext:value-type="float">
            <text:p>2.3024828434</text:p>
          </table:table-cell>
          <table:table-cell office:value-type="float" office:value="1.97666597366333" calcext:value-type="float">
            <text:p>1.9766659737</text:p>
          </table:table-cell>
          <table:table-cell office:value-type="float" office:value="1.76468396186829" calcext:value-type="float">
            <text:p>1.7646839619</text:p>
          </table:table-cell>
          <table:table-cell table:number-columns-repeated="9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2.3016459941864" calcext:value-type="float">
            <text:p>2.3016459942</text:p>
          </table:table-cell>
          <table:table-cell office:value-type="float" office:value="2.2761082649231" calcext:value-type="float">
            <text:p>2.2761082649</text:p>
          </table:table-cell>
          <table:table-cell office:value-type="float" office:value="1.63404452800751" calcext:value-type="float">
            <text:p>1.634044528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1.88055789470673" calcext:value-type="float">
            <text:p>1.8805578947</text:p>
          </table:table-cell>
          <table:table-cell office:value-type="float" office:value="1.83037853240967" calcext:value-type="float">
            <text:p>1.8303785324</text:p>
          </table:table-cell>
          <table:table-cell table:number-columns-repeated="9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2.3012707233429" calcext:value-type="float">
            <text:p>2.3012707233</text:p>
          </table:table-cell>
          <table:table-cell office:value-type="float" office:value="2.27673768997192" calcext:value-type="float">
            <text:p>2.27673769</text:p>
          </table:table-cell>
          <table:table-cell office:value-type="float" office:value="1.62282884120941" calcext:value-type="float">
            <text:p>1.6228288412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91024780273438" calcext:value-type="float">
            <text:p>1.9102478027</text:p>
          </table:table-cell>
          <table:table-cell office:value-type="float" office:value="1.82749366760254" calcext:value-type="float">
            <text:p>1.8274936676</text:p>
          </table:table-cell>
          <table:table-cell table:number-columns-repeated="9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2.30152225494385" calcext:value-type="float">
            <text:p>2.3015222549</text:p>
          </table:table-cell>
          <table:table-cell office:value-type="float" office:value="2.28436279296875" calcext:value-type="float">
            <text:p>2.284362793</text:p>
          </table:table-cell>
          <table:table-cell office:value-type="float" office:value="1.63434290885925" calcext:value-type="float">
            <text:p>1.6343429089</text:p>
          </table:table-cell>
          <table:table-cell office:value-type="float" office:value="2.30251216888428" calcext:value-type="float">
            <text:p>2.3025121689</text:p>
          </table:table-cell>
          <table:table-cell office:value-type="float" office:value="1.57027077674866" calcext:value-type="float">
            <text:p>1.5702707767</text:p>
          </table:table-cell>
          <table:table-cell office:value-type="float" office:value="2.18488168716431" calcext:value-type="float">
            <text:p>2.1848816872</text:p>
          </table:table-cell>
          <table:table-cell table:number-columns-repeated="9"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2.30196213722229" calcext:value-type="float">
            <text:p>2.3019621372</text:p>
          </table:table-cell>
          <table:table-cell office:value-type="float" office:value="2.27996587753296" calcext:value-type="float">
            <text:p>2.2799658775</text:p>
          </table:table-cell>
          <table:table-cell office:value-type="float" office:value="1.6284806728363" calcext:value-type="float">
            <text:p>1.6284806728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04908394813538" calcext:value-type="float">
            <text:p>2.0490839481</text:p>
          </table:table-cell>
          <table:table-cell office:value-type="float" office:value="2.0325026512146" calcext:value-type="float">
            <text:p>2.0325026512</text:p>
          </table:table-cell>
          <table:table-cell table:number-columns-repeated="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0107951164246" calcext:value-type="float">
            <text:p>2.3010795116</text:p>
          </table:table-cell>
          <table:table-cell office:value-type="float" office:value="2.26796388626099" calcext:value-type="float">
            <text:p>2.2679638863</text:p>
          </table:table-cell>
          <table:table-cell office:value-type="float" office:value="1.62348389625549" calcext:value-type="float">
            <text:p>1.6234838963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92711162567139" calcext:value-type="float">
            <text:p>1.9271116257</text:p>
          </table:table-cell>
          <table:table-cell office:value-type="float" office:value="1.75472545623779" calcext:value-type="float">
            <text:p>1.7547254562</text:p>
          </table:table-cell>
          <table:table-cell table:number-columns-repeated="9"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2.29868197441101" calcext:value-type="float">
            <text:p>2.2986819744</text:p>
          </table:table-cell>
          <table:table-cell office:value-type="float" office:value="2.27131056785583" calcext:value-type="float">
            <text:p>2.2713105679</text:p>
          </table:table-cell>
          <table:table-cell office:value-type="float" office:value="1.62771201133728" calcext:value-type="float">
            <text:p>1.6277120113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2.1114981174469" calcext:value-type="float">
            <text:p>2.1114981174</text:p>
          </table:table-cell>
          <table:table-cell office:value-type="float" office:value="1.95355987548828" calcext:value-type="float">
            <text:p>1.9535598755</text:p>
          </table:table-cell>
          <table:table-cell table:number-columns-repeated="9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2.30139875411987" calcext:value-type="float">
            <text:p>2.3013987541</text:p>
          </table:table-cell>
          <table:table-cell office:value-type="float" office:value="2.27488231658936" calcext:value-type="float">
            <text:p>2.2748823166</text:p>
          </table:table-cell>
          <table:table-cell office:value-type="float" office:value="1.61424708366394" calcext:value-type="float">
            <text:p>1.614247083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2.11256980895996" calcext:value-type="float">
            <text:p>2.112569809</text:p>
          </table:table-cell>
          <table:table-cell office:value-type="float" office:value="2.00826549530029" calcext:value-type="float">
            <text:p>2.0082654953</text:p>
          </table:table-cell>
          <table:table-cell table:number-columns-repeated="9"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2.30192255973816" calcext:value-type="float">
            <text:p>2.3019225597</text:p>
          </table:table-cell>
          <table:table-cell office:value-type="float" office:value="2.28069233894348" calcext:value-type="float">
            <text:p>2.2806923389</text:p>
          </table:table-cell>
          <table:table-cell office:value-type="float" office:value="1.61289548873901" calcext:value-type="float">
            <text:p>1.6128954887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10476088523865" calcext:value-type="float">
            <text:p>2.1047608852</text:p>
          </table:table-cell>
          <table:table-cell office:value-type="float" office:value="1.79664516448975" calcext:value-type="float">
            <text:p>1.7966451645</text:p>
          </table:table-cell>
          <table:table-cell table:number-columns-repeated="9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2.29852962493896" calcext:value-type="float">
            <text:p>2.2985296249</text:p>
          </table:table-cell>
          <table:table-cell office:value-type="float" office:value="2.28668308258057" calcext:value-type="float">
            <text:p>2.2866830826</text:p>
          </table:table-cell>
          <table:table-cell office:value-type="float" office:value="1.60426044464111" calcext:value-type="float">
            <text:p>1.6042604446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10524129867554" calcext:value-type="float">
            <text:p>2.1052412987</text:p>
          </table:table-cell>
          <table:table-cell office:value-type="float" office:value="1.90413630008698" calcext:value-type="float">
            <text:p>1.9041363001</text:p>
          </table:table-cell>
          <table:table-cell table:number-columns-repeated="9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.29599142074585" calcext:value-type="float">
            <text:p>2.2959914207</text:p>
          </table:table-cell>
          <table:table-cell office:value-type="float" office:value="2.26738595962524" calcext:value-type="float">
            <text:p>2.2673859596</text:p>
          </table:table-cell>
          <table:table-cell office:value-type="float" office:value="1.61063027381897" calcext:value-type="float">
            <text:p>1.6106302738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97782897949219" calcext:value-type="float">
            <text:p>1.9778289795</text:p>
          </table:table-cell>
          <table:table-cell office:value-type="float" office:value="2.18312215805054" calcext:value-type="float">
            <text:p>2.1831221581</text:p>
          </table:table-cell>
          <table:table-cell table:number-columns-repeated="9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2.30169129371643" calcext:value-type="float">
            <text:p>2.3016912937</text:p>
          </table:table-cell>
          <table:table-cell office:value-type="float" office:value="2.27739453315735" calcext:value-type="float">
            <text:p>2.2773945332</text:p>
          </table:table-cell>
          <table:table-cell office:value-type="float" office:value="1.61231398582459" calcext:value-type="float">
            <text:p>1.6123139858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1.84100079536438" calcext:value-type="float">
            <text:p>1.8410007954</text:p>
          </table:table-cell>
          <table:table-cell office:value-type="float" office:value="2.09364438056946" calcext:value-type="float">
            <text:p>2.0936443806</text:p>
          </table:table-cell>
          <table:table-cell table:number-columns-repeated="9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2.30243372917175" calcext:value-type="float">
            <text:p>2.3024337292</text:p>
          </table:table-cell>
          <table:table-cell office:value-type="float" office:value="2.26599788665771" calcext:value-type="float">
            <text:p>2.2659978867</text:p>
          </table:table-cell>
          <table:table-cell office:value-type="float" office:value="1.61888098716736" calcext:value-type="float">
            <text:p>1.6188809872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1.86876535415649" calcext:value-type="float">
            <text:p>1.8687653542</text:p>
          </table:table-cell>
          <table:table-cell office:value-type="float" office:value="2.03057503700256" calcext:value-type="float">
            <text:p>2.030575037</text:p>
          </table:table-cell>
          <table:table-cell table:number-columns-repeated="9"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.29929804801941" calcext:value-type="float">
            <text:p>2.299298048</text:p>
          </table:table-cell>
          <table:table-cell office:value-type="float" office:value="2.27180194854736" calcext:value-type="float">
            <text:p>2.2718019485</text:p>
          </table:table-cell>
          <table:table-cell office:value-type="float" office:value="1.61151099205017" calcext:value-type="float">
            <text:p>1.6115109921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1.96068382263184" calcext:value-type="float">
            <text:p>1.9606838226</text:p>
          </table:table-cell>
          <table:table-cell office:value-type="float" office:value="1.99191403388977" calcext:value-type="float">
            <text:p>1.9919140339</text:p>
          </table:table-cell>
          <table:table-cell table:number-columns-repeated="9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.29458141326904" calcext:value-type="float">
            <text:p>2.2945814133</text:p>
          </table:table-cell>
          <table:table-cell office:value-type="float" office:value="2.27449417114258" calcext:value-type="float">
            <text:p>2.2744941711</text:p>
          </table:table-cell>
          <table:table-cell office:value-type="float" office:value="1.64138674736023" calcext:value-type="float">
            <text:p>1.6413867474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83261322975159" calcext:value-type="float">
            <text:p>1.8326132298</text:p>
          </table:table-cell>
          <table:table-cell office:value-type="float" office:value="1.52585971355438" calcext:value-type="float">
            <text:p>1.5258597136</text:p>
          </table:table-cell>
          <table:table-cell table:number-columns-repeated="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.30007266998291" calcext:value-type="float">
            <text:p>2.30007267</text:p>
          </table:table-cell>
          <table:table-cell office:value-type="float" office:value="2.27065420150757" calcext:value-type="float">
            <text:p>2.2706542015</text:p>
          </table:table-cell>
          <table:table-cell office:value-type="float" office:value="1.60899257659912" calcext:value-type="float">
            <text:p>1.6089925766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17043042182922" calcext:value-type="float">
            <text:p>2.1704304218</text:p>
          </table:table-cell>
          <table:table-cell office:value-type="float" office:value="1.67353439331055" calcext:value-type="float">
            <text:p>1.6735343933</text:p>
          </table:table-cell>
          <table:table-cell table:number-columns-repeated="9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2.30181813240051" calcext:value-type="float">
            <text:p>2.3018181324</text:p>
          </table:table-cell>
          <table:table-cell office:value-type="float" office:value="2.26981616020203" calcext:value-type="float">
            <text:p>2.2698161602</text:p>
          </table:table-cell>
          <table:table-cell office:value-type="float" office:value="1.61483502388001" calcext:value-type="float">
            <text:p>1.6148350239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21930432319641" calcext:value-type="float">
            <text:p>2.2193043232</text:p>
          </table:table-cell>
          <table:table-cell office:value-type="float" office:value="1.95118427276611" calcext:value-type="float">
            <text:p>1.9511842728</text:p>
          </table:table-cell>
          <table:table-cell table:number-columns-repeated="9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.30073499679565" calcext:value-type="float">
            <text:p>2.3007349968</text:p>
          </table:table-cell>
          <table:table-cell office:value-type="float" office:value="2.27635169029236" calcext:value-type="float">
            <text:p>2.2763516903</text:p>
          </table:table-cell>
          <table:table-cell office:value-type="float" office:value="1.61044490337372" calcext:value-type="float">
            <text:p>1.6104449034</text:p>
          </table:table-cell>
          <table:table-cell office:value-type="float" office:value="2.30248069763184" calcext:value-type="float">
            <text:p>2.3024806976</text:p>
          </table:table-cell>
          <table:table-cell office:value-type="float" office:value="2.17224550247192" calcext:value-type="float">
            <text:p>2.1722455025</text:p>
          </table:table-cell>
          <table:table-cell office:value-type="float" office:value="1.9324563741684" calcext:value-type="float">
            <text:p>1.9324563742</text:p>
          </table:table-cell>
          <table:table-cell table:number-columns-repeated="9"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.30171179771423" calcext:value-type="float">
            <text:p>2.3017117977</text:p>
          </table:table-cell>
          <table:table-cell office:value-type="float" office:value="2.27647686004639" calcext:value-type="float">
            <text:p>2.27647686</text:p>
          </table:table-cell>
          <table:table-cell office:value-type="float" office:value="1.61796545982361" calcext:value-type="float">
            <text:p>1.6179654598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9705922603607" calcext:value-type="float">
            <text:p>1.997059226</text:p>
          </table:table-cell>
          <table:table-cell office:value-type="float" office:value="1.90132308006287" calcext:value-type="float">
            <text:p>1.9013230801</text:p>
          </table:table-cell>
          <table:table-cell table:number-columns-repeated="9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.29370903968811" calcext:value-type="float">
            <text:p>2.2937090397</text:p>
          </table:table-cell>
          <table:table-cell office:value-type="float" office:value="2.27435159683228" calcext:value-type="float">
            <text:p>2.2743515968</text:p>
          </table:table-cell>
          <table:table-cell office:value-type="float" office:value="1.61037588119507" calcext:value-type="float">
            <text:p>1.6103758812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2.17414331436157" calcext:value-type="float">
            <text:p>2.1741433144</text:p>
          </table:table-cell>
          <table:table-cell office:value-type="float" office:value="1.75118052959442" calcext:value-type="float">
            <text:p>1.7511805296</text:p>
          </table:table-cell>
          <table:table-cell table:number-columns-repeated="9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.30094718933105" calcext:value-type="float">
            <text:p>2.3009471893</text:p>
          </table:table-cell>
          <table:table-cell office:value-type="float" office:value="2.26478171348572" calcext:value-type="float">
            <text:p>2.2647817135</text:p>
          </table:table-cell>
          <table:table-cell office:value-type="float" office:value="1.60736012458801" calcext:value-type="float">
            <text:p>1.6073601246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2.13387298583984" calcext:value-type="float">
            <text:p>2.1338729858</text:p>
          </table:table-cell>
          <table:table-cell office:value-type="float" office:value="1.96469187736511" calcext:value-type="float">
            <text:p>1.9646918774</text:p>
          </table:table-cell>
          <table:table-cell table:number-columns-repeated="9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.30029106140137" calcext:value-type="float">
            <text:p>2.3002910614</text:p>
          </table:table-cell>
          <table:table-cell office:value-type="float" office:value="2.26593065261841" calcext:value-type="float">
            <text:p>2.2659306526</text:p>
          </table:table-cell>
          <table:table-cell office:value-type="float" office:value="1.61010479927063" calcext:value-type="float">
            <text:p>1.6101047993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447850227356" calcext:value-type="float">
            <text:p>2.0447850227</text:p>
          </table:table-cell>
          <table:table-cell office:value-type="float" office:value="1.96881473064423" calcext:value-type="float">
            <text:p>1.9688147306</text:p>
          </table:table-cell>
          <table:table-cell table:number-columns-repeated="9"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.30027914047241" calcext:value-type="float">
            <text:p>2.3002791405</text:p>
          </table:table-cell>
          <table:table-cell office:value-type="float" office:value="2.28405141830444" calcext:value-type="float">
            <text:p>2.2840514183</text:p>
          </table:table-cell>
          <table:table-cell office:value-type="float" office:value="1.61003232002258" calcext:value-type="float">
            <text:p>1.61003232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7007384300232" calcext:value-type="float">
            <text:p>2.070073843</text:p>
          </table:table-cell>
          <table:table-cell office:value-type="float" office:value="1.90195882320404" calcext:value-type="float">
            <text:p>1.9019588232</text:p>
          </table:table-cell>
          <table:table-cell table:number-columns-repeated="9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2.30023694038391" calcext:value-type="float">
            <text:p>2.3002369404</text:p>
          </table:table-cell>
          <table:table-cell office:value-type="float" office:value="2.27024984359741" calcext:value-type="float">
            <text:p>2.2702498436</text:p>
          </table:table-cell>
          <table:table-cell office:value-type="float" office:value="1.61848831176758" calcext:value-type="float">
            <text:p>1.6184883118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86063599586487" calcext:value-type="float">
            <text:p>1.8606359959</text:p>
          </table:table-cell>
          <table:table-cell office:value-type="float" office:value="1.98560619354248" calcext:value-type="float">
            <text:p>1.9856061935</text:p>
          </table:table-cell>
          <table:table-cell table:number-columns-repeated="9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2.30212068557739" calcext:value-type="float">
            <text:p>2.3021206856</text:p>
          </table:table-cell>
          <table:table-cell office:value-type="float" office:value="2.26792001724243" calcext:value-type="float">
            <text:p>2.2679200172</text:p>
          </table:table-cell>
          <table:table-cell office:value-type="float" office:value="1.61570143699646" calcext:value-type="float">
            <text:p>1.615701437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1.95356047153473" calcext:value-type="float">
            <text:p>1.9535604715</text:p>
          </table:table-cell>
          <table:table-cell office:value-type="float" office:value="1.83463501930237" calcext:value-type="float">
            <text:p>1.8346350193</text:p>
          </table:table-cell>
          <table:table-cell table:number-columns-repeated="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.29878330230713" calcext:value-type="float">
            <text:p>2.2987833023</text:p>
          </table:table-cell>
          <table:table-cell office:value-type="float" office:value="2.27261781692505" calcext:value-type="float">
            <text:p>2.2726178169</text:p>
          </table:table-cell>
          <table:table-cell office:value-type="float" office:value="1.61853849887848" calcext:value-type="float">
            <text:p>1.6185384989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2.13340759277344" calcext:value-type="float">
            <text:p>2.1334075928</text:p>
          </table:table-cell>
          <table:table-cell office:value-type="float" office:value="1.8993558883667" calcext:value-type="float">
            <text:p>1.8993558884</text:p>
          </table:table-cell>
          <table:table-cell table:number-columns-repeated="9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2.3009238243103" calcext:value-type="float">
            <text:p>2.3009238243</text:p>
          </table:table-cell>
          <table:table-cell office:value-type="float" office:value="2.27509164810181" calcext:value-type="float">
            <text:p>2.2750916481</text:p>
          </table:table-cell>
          <table:table-cell office:value-type="float" office:value="1.62545776367188" calcext:value-type="float">
            <text:p>1.6254577637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2.00903058052063" calcext:value-type="float">
            <text:p>2.0090305805</text:p>
          </table:table-cell>
          <table:table-cell office:value-type="float" office:value="1.90289926528931" calcext:value-type="float">
            <text:p>1.9028992653</text:p>
          </table:table-cell>
          <table:table-cell table:number-columns-repeated="9"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2.30244994163513" calcext:value-type="float">
            <text:p>2.3024499416</text:p>
          </table:table-cell>
          <table:table-cell office:value-type="float" office:value="2.26791596412659" calcext:value-type="float">
            <text:p>2.2679159641</text:p>
          </table:table-cell>
          <table:table-cell office:value-type="float" office:value="1.62160432338715" calcext:value-type="float">
            <text:p>1.6216043234</text:p>
          </table:table-cell>
          <table:table-cell office:value-type="float" office:value="2.30255222320557" calcext:value-type="float">
            <text:p>2.3025522232</text:p>
          </table:table-cell>
          <table:table-cell office:value-type="float" office:value="1.8659542798996" calcext:value-type="float">
            <text:p>1.8659542799</text:p>
          </table:table-cell>
          <table:table-cell office:value-type="float" office:value="2.10005664825439" calcext:value-type="float">
            <text:p>2.1000566483</text:p>
          </table:table-cell>
          <table:table-cell table:number-columns-repeated="9"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2.28214168548584" calcext:value-type="float">
            <text:p>2.2821416855</text:p>
          </table:table-cell>
          <table:table-cell office:value-type="float" office:value="2.26099061965942" calcext:value-type="float">
            <text:p>2.2609906197</text:p>
          </table:table-cell>
          <table:table-cell office:value-type="float" office:value="1.68489694595337" calcext:value-type="float">
            <text:p>1.684896946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83016061782837" calcext:value-type="float">
            <text:p>1.8301606178</text:p>
          </table:table-cell>
          <table:table-cell office:value-type="float" office:value="2.01445913314819" calcext:value-type="float">
            <text:p>2.0144591331</text:p>
          </table:table-cell>
          <table:table-cell table:number-columns-repeated="9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2.30108332633972" calcext:value-type="float">
            <text:p>2.3010833263</text:p>
          </table:table-cell>
          <table:table-cell office:value-type="float" office:value="2.27174043655395" calcext:value-type="float">
            <text:p>2.2717404366</text:p>
          </table:table-cell>
          <table:table-cell office:value-type="float" office:value="1.61628437042236" calcext:value-type="float">
            <text:p>1.6162843704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2.17369771003723" calcext:value-type="float">
            <text:p>2.17369771</text:p>
          </table:table-cell>
          <table:table-cell office:value-type="float" office:value="1.86418688297272" calcext:value-type="float">
            <text:p>1.864186883</text:p>
          </table:table-cell>
          <table:table-cell table:number-columns-repeated="9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.29608964920044" calcext:value-type="float">
            <text:p>2.2960896492</text:p>
          </table:table-cell>
          <table:table-cell office:value-type="float" office:value="2.27689981460571" calcext:value-type="float">
            <text:p>2.2768998146</text:p>
          </table:table-cell>
          <table:table-cell office:value-type="float" office:value="1.61481988430023" calcext:value-type="float">
            <text:p>1.6148198843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76703429222107" calcext:value-type="float">
            <text:p>1.7670342922</text:p>
          </table:table-cell>
          <table:table-cell office:value-type="float" office:value="1.93068909645081" calcext:value-type="float">
            <text:p>1.9306890965</text:p>
          </table:table-cell>
          <table:table-cell table:number-columns-repeated="9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2.30214500427246" calcext:value-type="float">
            <text:p>2.3021450043</text:p>
          </table:table-cell>
          <table:table-cell office:value-type="float" office:value="2.27569818496704" calcext:value-type="float">
            <text:p>2.275698185</text:p>
          </table:table-cell>
          <table:table-cell office:value-type="float" office:value="1.62294054031372" calcext:value-type="float">
            <text:p>1.6229405403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1.93892014026642" calcext:value-type="float">
            <text:p>1.9389201403</text:p>
          </table:table-cell>
          <table:table-cell office:value-type="float" office:value="1.75679337978363" calcext:value-type="float">
            <text:p>1.7567933798</text:p>
          </table:table-cell>
          <table:table-cell table:number-columns-repeated="9"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2.30175876617432" calcext:value-type="float">
            <text:p>2.3017587662</text:p>
          </table:table-cell>
          <table:table-cell office:value-type="float" office:value="2.26583933830261" calcext:value-type="float">
            <text:p>2.2658393383</text:p>
          </table:table-cell>
          <table:table-cell office:value-type="float" office:value="1.61427450180054" calcext:value-type="float">
            <text:p>1.6142745018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138521194458" calcext:value-type="float">
            <text:p>2.0138521194</text:p>
          </table:table-cell>
          <table:table-cell office:value-type="float" office:value="1.98460185527802" calcext:value-type="float">
            <text:p>1.9846018553</text:p>
          </table:table-cell>
          <table:table-cell table:number-columns-repeated="9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2.29479765892029" calcext:value-type="float">
            <text:p>2.2947976589</text:p>
          </table:table-cell>
          <table:table-cell office:value-type="float" office:value="2.27340745925903" calcext:value-type="float">
            <text:p>2.2734074593</text:p>
          </table:table-cell>
          <table:table-cell office:value-type="float" office:value="1.61448228359222" calcext:value-type="float">
            <text:p>1.6144822836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08683705329895" calcext:value-type="float">
            <text:p>2.0868370533</text:p>
          </table:table-cell>
          <table:table-cell office:value-type="float" office:value="1.92234289646149" calcext:value-type="float">
            <text:p>1.9223428965</text:p>
          </table:table-cell>
          <table:table-cell table:number-columns-repeated="9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2.29978942871094" calcext:value-type="float">
            <text:p>2.2997894287</text:p>
          </table:table-cell>
          <table:table-cell office:value-type="float" office:value="2.26794838905334" calcext:value-type="float">
            <text:p>2.2679483891</text:p>
          </table:table-cell>
          <table:table-cell office:value-type="float" office:value="1.62849342823029" calcext:value-type="float">
            <text:p>1.6284934282</text:p>
          </table:table-cell>
          <table:table-cell office:value-type="float" office:value="2.30252170562744" calcext:value-type="float">
            <text:p>2.3025217056</text:p>
          </table:table-cell>
          <table:table-cell office:value-type="float" office:value="1.80272197723389" calcext:value-type="float">
            <text:p>1.8027219772</text:p>
          </table:table-cell>
          <table:table-cell office:value-type="float" office:value="2.26672959327698" calcext:value-type="float">
            <text:p>2.2667295933</text:p>
          </table:table-cell>
          <table:table-cell table:number-columns-repeated="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.29545402526855" calcext:value-type="float">
            <text:p>2.2954540253</text:p>
          </table:table-cell>
          <table:table-cell office:value-type="float" office:value="2.28052997589111" calcext:value-type="float">
            <text:p>2.2805299759</text:p>
          </table:table-cell>
          <table:table-cell office:value-type="float" office:value="1.61020374298096" calcext:value-type="float">
            <text:p>1.610203743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1.77846205234528" calcext:value-type="float">
            <text:p>1.7784620523</text:p>
          </table:table-cell>
          <table:table-cell office:value-type="float" office:value="2.087078332901" calcext:value-type="float">
            <text:p>2.0870783329</text:p>
          </table:table-cell>
          <table:table-cell table:number-columns-repeated="9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2.30067229270935" calcext:value-type="float">
            <text:p>2.3006722927</text:p>
          </table:table-cell>
          <table:table-cell office:value-type="float" office:value="2.27364778518677" calcext:value-type="float">
            <text:p>2.2736477852</text:p>
          </table:table-cell>
          <table:table-cell office:value-type="float" office:value="1.61099886894226" calcext:value-type="float">
            <text:p>1.6109988689</text:p>
          </table:table-cell>
          <table:table-cell office:value-type="float" office:value="2.30251407623291" calcext:value-type="float">
            <text:p>2.3025140762</text:p>
          </table:table-cell>
          <table:table-cell office:value-type="float" office:value="1.82003033161163" calcext:value-type="float">
            <text:p>1.8200303316</text:p>
          </table:table-cell>
          <table:table-cell office:value-type="float" office:value="2.01156377792358" calcext:value-type="float">
            <text:p>2.0115637779</text:p>
          </table:table-cell>
          <table:table-cell table:number-columns-repeated="9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2.30197620391846" calcext:value-type="float">
            <text:p>2.3019762039</text:p>
          </table:table-cell>
          <table:table-cell office:value-type="float" office:value="2.27866649627686" calcext:value-type="float">
            <text:p>2.2786664963</text:p>
          </table:table-cell>
          <table:table-cell office:value-type="float" office:value="1.61317682266235" calcext:value-type="float">
            <text:p>1.6131768227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18342971801758" calcext:value-type="float">
            <text:p>2.183429718</text:p>
          </table:table-cell>
          <table:table-cell office:value-type="float" office:value="1.85911309719086" calcext:value-type="float">
            <text:p>1.8591130972</text:p>
          </table:table-cell>
          <table:table-cell table:number-columns-repeated="9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2.3004298210144" calcext:value-type="float">
            <text:p>2.300429821</text:p>
          </table:table-cell>
          <table:table-cell office:value-type="float" office:value="2.27372193336487" calcext:value-type="float">
            <text:p>2.2737219334</text:p>
          </table:table-cell>
          <table:table-cell office:value-type="float" office:value="1.62067794799805" calcext:value-type="float">
            <text:p>1.620677948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93453764915466" calcext:value-type="float">
            <text:p>1.9345376492</text:p>
          </table:table-cell>
          <table:table-cell office:value-type="float" office:value="2.13582062721252" calcext:value-type="float">
            <text:p>2.1358206272</text:p>
          </table:table-cell>
          <table:table-cell table:number-columns-repeated="9"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2.30211043357849" calcext:value-type="float">
            <text:p>2.3021104336</text:p>
          </table:table-cell>
          <table:table-cell office:value-type="float" office:value="2.27188849449158" calcext:value-type="float">
            <text:p>2.2718884945</text:p>
          </table:table-cell>
          <table:table-cell office:value-type="float" office:value="1.61610531806946" calcext:value-type="float">
            <text:p>1.6161053181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1.78744196891785" calcext:value-type="float">
            <text:p>1.7874419689</text:p>
          </table:table-cell>
          <table:table-cell office:value-type="float" office:value="1.99812304973602" calcext:value-type="float">
            <text:p>1.9981230497</text:p>
          </table:table-cell>
          <table:table-cell table:number-columns-repeated="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.29931998252869" calcext:value-type="float">
            <text:p>2.2993199825</text:p>
          </table:table-cell>
          <table:table-cell office:value-type="float" office:value="2.26870679855347" calcext:value-type="float">
            <text:p>2.2687067986</text:p>
          </table:table-cell>
          <table:table-cell office:value-type="float" office:value="1.60201179981232" calcext:value-type="float">
            <text:p>1.6020117998</text:p>
          </table:table-cell>
          <table:table-cell office:value-type="float" office:value="2.30252599716187" calcext:value-type="float">
            <text:p>2.3025259972</text:p>
          </table:table-cell>
          <table:table-cell office:value-type="float" office:value="1.87246525287628" calcext:value-type="float">
            <text:p>1.8724652529</text:p>
          </table:table-cell>
          <table:table-cell office:value-type="float" office:value="1.56084680557251" calcext:value-type="float">
            <text:p>1.5608468056</text:p>
          </table:table-cell>
          <table:table-cell table:number-columns-repeated="9"/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2.29911732673645" calcext:value-type="float">
            <text:p>2.2991173267</text:p>
          </table:table-cell>
          <table:table-cell office:value-type="float" office:value="2.27688646316528" calcext:value-type="float">
            <text:p>2.2768864632</text:p>
          </table:table-cell>
          <table:table-cell office:value-type="float" office:value="1.61663842201233" calcext:value-type="float">
            <text:p>1.616638422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1.65818953514099" calcext:value-type="float">
            <text:p>1.6581895351</text:p>
          </table:table-cell>
          <table:table-cell office:value-type="float" office:value="2.03548383712769" calcext:value-type="float">
            <text:p>2.0354838371</text:p>
          </table:table-cell>
          <table:table-cell table:number-columns-repeated="9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2.29897141456604" calcext:value-type="float">
            <text:p>2.2989714146</text:p>
          </table:table-cell>
          <table:table-cell office:value-type="float" office:value="2.26752495765686" calcext:value-type="float">
            <text:p>2.2675249577</text:p>
          </table:table-cell>
          <table:table-cell office:value-type="float" office:value="1.61612904071808" calcext:value-type="float">
            <text:p>1.6161290407</text:p>
          </table:table-cell>
          <table:table-cell office:value-type="float" office:value="2.30254244804382" calcext:value-type="float">
            <text:p>2.302542448</text:p>
          </table:table-cell>
          <table:table-cell office:value-type="float" office:value="2.03961372375488" calcext:value-type="float">
            <text:p>2.0396137238</text:p>
          </table:table-cell>
          <table:table-cell office:value-type="float" office:value="1.96361255645752" calcext:value-type="float">
            <text:p>1.9636125565</text:p>
          </table:table-cell>
          <table:table-cell table:number-columns-repeated="9"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2.30236983299255" calcext:value-type="float">
            <text:p>2.302369833</text:p>
          </table:table-cell>
          <table:table-cell office:value-type="float" office:value="2.27248477935791" calcext:value-type="float">
            <text:p>2.2724847794</text:p>
          </table:table-cell>
          <table:table-cell office:value-type="float" office:value="1.61215913295746" calcext:value-type="float">
            <text:p>1.612159133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1.76303052902222" calcext:value-type="float">
            <text:p>1.763030529</text:p>
          </table:table-cell>
          <table:table-cell office:value-type="float" office:value="2.08441686630249" calcext:value-type="float">
            <text:p>2.0844168663</text:p>
          </table:table-cell>
          <table:table-cell table:number-columns-repeated="9"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2.30186128616333" calcext:value-type="float">
            <text:p>2.3018612862</text:p>
          </table:table-cell>
          <table:table-cell office:value-type="float" office:value="2.27841901779175" calcext:value-type="float">
            <text:p>2.2784190178</text:p>
          </table:table-cell>
          <table:table-cell office:value-type="float" office:value="1.61719918251038" calcext:value-type="float">
            <text:p>1.6171991825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2.0837881565094" calcext:value-type="float">
            <text:p>2.0837881565</text:p>
          </table:table-cell>
          <table:table-cell office:value-type="float" office:value="1.68886315822601" calcext:value-type="float">
            <text:p>1.6888631582</text:p>
          </table:table-cell>
          <table:table-cell table:number-columns-repeated="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.30236530303955" calcext:value-type="float">
            <text:p>2.302365303</text:p>
          </table:table-cell>
          <table:table-cell office:value-type="float" office:value="2.27088928222656" calcext:value-type="float">
            <text:p>2.2708892822</text:p>
          </table:table-cell>
          <table:table-cell office:value-type="float" office:value="1.64087510108948" calcext:value-type="float">
            <text:p>1.6408751011</text:p>
          </table:table-cell>
          <table:table-cell office:value-type="float" office:value="2.30250549316406" calcext:value-type="float">
            <text:p>2.3025054932</text:p>
          </table:table-cell>
          <table:table-cell office:value-type="float" office:value="1.75644540786743" calcext:value-type="float">
            <text:p>1.7564454079</text:p>
          </table:table-cell>
          <table:table-cell office:value-type="float" office:value="2.08538365364075" calcext:value-type="float">
            <text:p>2.0853836536</text:p>
          </table:table-cell>
          <table:table-cell table:number-columns-repeated="9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2.30202674865723" calcext:value-type="float">
            <text:p>2.3020267487</text:p>
          </table:table-cell>
          <table:table-cell office:value-type="float" office:value="2.26805686950684" calcext:value-type="float">
            <text:p>2.2680568695</text:p>
          </table:table-cell>
          <table:table-cell office:value-type="float" office:value="1.61298263072968" calcext:value-type="float">
            <text:p>1.6129826307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02752685546875" calcext:value-type="float">
            <text:p>2.0275268555</text:p>
          </table:table-cell>
          <table:table-cell office:value-type="float" office:value="1.89591729640961" calcext:value-type="float">
            <text:p>1.8959172964</text:p>
          </table:table-cell>
          <table:table-cell table:number-columns-repeated="9"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2.300452709198" calcext:value-type="float">
            <text:p>2.3004527092</text:p>
          </table:table-cell>
          <table:table-cell office:value-type="float" office:value="2.27208280563354" calcext:value-type="float">
            <text:p>2.2720828056</text:p>
          </table:table-cell>
          <table:table-cell office:value-type="float" office:value="1.61084651947021" calcext:value-type="float">
            <text:p>1.6108465195</text:p>
          </table:table-cell>
          <table:table-cell office:value-type="float" office:value="2.30251884460449" calcext:value-type="float">
            <text:p>2.3025188446</text:p>
          </table:table-cell>
          <table:table-cell office:value-type="float" office:value="1.90682351589203" calcext:value-type="float">
            <text:p>1.9068235159</text:p>
          </table:table-cell>
          <table:table-cell office:value-type="float" office:value="1.8779730796814" calcext:value-type="float">
            <text:p>1.8779730797</text:p>
          </table:table-cell>
          <table:table-cell table:number-columns-repeated="9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2.29888677597046" calcext:value-type="float">
            <text:p>2.298886776</text:p>
          </table:table-cell>
          <table:table-cell office:value-type="float" office:value="2.26634168624878" calcext:value-type="float">
            <text:p>2.2663416862</text:p>
          </table:table-cell>
          <table:table-cell office:value-type="float" office:value="1.61453580856323" calcext:value-type="float">
            <text:p>1.6145358086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1.9920574426651" calcext:value-type="float">
            <text:p>1.9920574427</text:p>
          </table:table-cell>
          <table:table-cell office:value-type="float" office:value="2.03550267219543" calcext:value-type="float">
            <text:p>2.0355026722</text:p>
          </table:table-cell>
          <table:table-cell table:number-columns-repeated="9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2.29992079734802" calcext:value-type="float">
            <text:p>2.2999207973</text:p>
          </table:table-cell>
          <table:table-cell office:value-type="float" office:value="2.27055191993713" calcext:value-type="float">
            <text:p>2.2705519199</text:p>
          </table:table-cell>
          <table:table-cell office:value-type="float" office:value="1.61471772193909" calcext:value-type="float">
            <text:p>1.6147177219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07893228530884" calcext:value-type="float">
            <text:p>2.0789322853</text:p>
          </table:table-cell>
          <table:table-cell office:value-type="float" office:value="2.06636261940002" calcext:value-type="float">
            <text:p>2.0663626194</text:p>
          </table:table-cell>
          <table:table-cell table:number-columns-repeated="9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.29996728897095" calcext:value-type="float">
            <text:p>2.299967289</text:p>
          </table:table-cell>
          <table:table-cell office:value-type="float" office:value="2.27434539794922" calcext:value-type="float">
            <text:p>2.2743453979</text:p>
          </table:table-cell>
          <table:table-cell office:value-type="float" office:value="1.60948991775513" calcext:value-type="float">
            <text:p>1.6094899178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470290184021" calcext:value-type="float">
            <text:p>2.0470290184</text:p>
          </table:table-cell>
          <table:table-cell office:value-type="float" office:value="1.93146324157715" calcext:value-type="float">
            <text:p>1.9314632416</text:p>
          </table:table-cell>
          <table:table-cell table:number-columns-repeated="9"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.2979884147644" calcext:value-type="float">
            <text:p>2.2979884148</text:p>
          </table:table-cell>
          <table:table-cell office:value-type="float" office:value="2.27896595001221" calcext:value-type="float">
            <text:p>2.27896595</text:p>
          </table:table-cell>
          <table:table-cell office:value-type="float" office:value="1.61214232444763" calcext:value-type="float">
            <text:p>1.6121423244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7398924827576" calcext:value-type="float">
            <text:p>1.9739892483</text:p>
          </table:table-cell>
          <table:table-cell office:value-type="float" office:value="1.82962667942047" calcext:value-type="float">
            <text:p>1.8296266794</text:p>
          </table:table-cell>
          <table:table-cell table:number-columns-repeated="9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2.29526448249817" calcext:value-type="float">
            <text:p>2.2952644825</text:p>
          </table:table-cell>
          <table:table-cell office:value-type="float" office:value="2.27135825157166" calcext:value-type="float">
            <text:p>2.2713582516</text:p>
          </table:table-cell>
          <table:table-cell office:value-type="float" office:value="1.61032962799072" calcext:value-type="float">
            <text:p>1.610329628</text:p>
          </table:table-cell>
          <table:table-cell office:value-type="float" office:value="2.30254292488098" calcext:value-type="float">
            <text:p>2.3025429249</text:p>
          </table:table-cell>
          <table:table-cell office:value-type="float" office:value="2.01750421524048" calcext:value-type="float">
            <text:p>2.0175042152</text:p>
          </table:table-cell>
          <table:table-cell office:value-type="float" office:value="1.78878402709961" calcext:value-type="float">
            <text:p>1.7887840271</text:p>
          </table:table-cell>
          <table:table-cell table:number-columns-repeated="9"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2.30099725723267" calcext:value-type="float">
            <text:p>2.3009972572</text:p>
          </table:table-cell>
          <table:table-cell office:value-type="float" office:value="2.26523303985596" calcext:value-type="float">
            <text:p>2.2652330399</text:p>
          </table:table-cell>
          <table:table-cell office:value-type="float" office:value="1.61375260353088" calcext:value-type="float">
            <text:p>1.6137526035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7798671722412" calcext:value-type="float">
            <text:p>2.0779867172</text:p>
          </table:table-cell>
          <table:table-cell office:value-type="float" office:value="1.8715785741806" calcext:value-type="float">
            <text:p>1.8715785742</text:p>
          </table:table-cell>
          <table:table-cell table:number-columns-repeated="9"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.29981637001038" calcext:value-type="float">
            <text:p>2.29981637</text:p>
          </table:table-cell>
          <table:table-cell office:value-type="float" office:value="2.2701621055603" calcext:value-type="float">
            <text:p>2.2701621056</text:p>
          </table:table-cell>
          <table:table-cell office:value-type="float" office:value="1.63421058654785" calcext:value-type="float">
            <text:p>1.6342105865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1.96008217334747" calcext:value-type="float">
            <text:p>1.9600821733</text:p>
          </table:table-cell>
          <table:table-cell office:value-type="float" office:value="1.90603590011597" calcext:value-type="float">
            <text:p>1.9060359001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30151081085205" calcext:value-type="float">
            <text:p>2.3015108109</text:p>
          </table:table-cell>
          <table:table-cell office:value-type="float" office:value="2.26643419265747" calcext:value-type="float">
            <text:p>2.2664341927</text:p>
          </table:table-cell>
          <table:table-cell office:value-type="float" office:value="1.61421251296997" calcext:value-type="float">
            <text:p>1.614212513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2.13212966918945" calcext:value-type="float">
            <text:p>2.1321296692</text:p>
          </table:table-cell>
          <table:table-cell office:value-type="float" office:value="1.87252855300903" calcext:value-type="float">
            <text:p>1.872528553</text:p>
          </table:table-cell>
          <table:table-cell table:number-columns-repeated="9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2.30046081542969" calcext:value-type="float">
            <text:p>2.3004608154</text:p>
          </table:table-cell>
          <table:table-cell office:value-type="float" office:value="2.27629208564758" calcext:value-type="float">
            <text:p>2.2762920856</text:p>
          </table:table-cell>
          <table:table-cell office:value-type="float" office:value="1.61088263988495" calcext:value-type="float">
            <text:p>1.6108826399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77465093135834" calcext:value-type="float">
            <text:p>1.7746509314</text:p>
          </table:table-cell>
          <table:table-cell office:value-type="float" office:value="1.97237992286682" calcext:value-type="float">
            <text:p>1.9723799229</text:p>
          </table:table-cell>
          <table:table-cell table:number-columns-repeated="9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.3016049861908" calcext:value-type="float">
            <text:p>2.3016049862</text:p>
          </table:table-cell>
          <table:table-cell office:value-type="float" office:value="2.28093147277832" calcext:value-type="float">
            <text:p>2.2809314728</text:p>
          </table:table-cell>
          <table:table-cell office:value-type="float" office:value="1.61843752861023" calcext:value-type="float">
            <text:p>1.6184375286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0333108901978" calcext:value-type="float">
            <text:p>2.103331089</text:p>
          </table:table-cell>
          <table:table-cell office:value-type="float" office:value="1.8602043390274" calcext:value-type="float">
            <text:p>1.860204339</text:p>
          </table:table-cell>
          <table:table-cell table:number-columns-repeated="9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.30241823196411" calcext:value-type="float">
            <text:p>2.302418232</text:p>
          </table:table-cell>
          <table:table-cell office:value-type="float" office:value="2.25742363929749" calcext:value-type="float">
            <text:p>2.2574236393</text:p>
          </table:table-cell>
          <table:table-cell office:value-type="float" office:value="1.61441922187805" calcext:value-type="float">
            <text:p>1.6144192219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13945436477661" calcext:value-type="float">
            <text:p>2.1394543648</text:p>
          </table:table-cell>
          <table:table-cell office:value-type="float" office:value="1.86238443851471" calcext:value-type="float">
            <text:p>1.8623844385</text:p>
          </table:table-cell>
          <table:table-cell table:number-columns-repeated="9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2.30219078063965" calcext:value-type="float">
            <text:p>2.3021907806</text:p>
          </table:table-cell>
          <table:table-cell office:value-type="float" office:value="2.27777433395386" calcext:value-type="float">
            <text:p>2.277774334</text:p>
          </table:table-cell>
          <table:table-cell office:value-type="float" office:value="1.61888360977173" calcext:value-type="float">
            <text:p>1.6188836098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1.85129344463348" calcext:value-type="float">
            <text:p>1.8512934446</text:p>
          </table:table-cell>
          <table:table-cell office:value-type="float" office:value="2.08013296127319" calcext:value-type="float">
            <text:p>2.0801329613</text:p>
          </table:table-cell>
          <table:table-cell table:number-columns-repeated="9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.30200338363647" calcext:value-type="float">
            <text:p>2.3020033836</text:p>
          </table:table-cell>
          <table:table-cell office:value-type="float" office:value="2.26443719863892" calcext:value-type="float">
            <text:p>2.2644371986</text:p>
          </table:table-cell>
          <table:table-cell office:value-type="float" office:value="1.62389194965363" calcext:value-type="float">
            <text:p>1.6238919497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01787090301514" calcext:value-type="float">
            <text:p>2.017870903</text:p>
          </table:table-cell>
          <table:table-cell office:value-type="float" office:value="2.12352252006531" calcext:value-type="float">
            <text:p>2.1235225201</text:p>
          </table:table-cell>
          <table:table-cell table:number-columns-repeated="9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.30135083198547" calcext:value-type="float">
            <text:p>2.301350832</text:p>
          </table:table-cell>
          <table:table-cell office:value-type="float" office:value="2.26820373535156" calcext:value-type="float">
            <text:p>2.2682037354</text:p>
          </table:table-cell>
          <table:table-cell office:value-type="float" office:value="1.61577320098877" calcext:value-type="float">
            <text:p>1.615773201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2.14368152618408" calcext:value-type="float">
            <text:p>2.1436815262</text:p>
          </table:table-cell>
          <table:table-cell office:value-type="float" office:value="1.68651044368744" calcext:value-type="float">
            <text:p>1.6865104437</text:p>
          </table:table-cell>
          <table:table-cell table:number-columns-repeated="9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2.29730033874512" calcext:value-type="float">
            <text:p>2.2973003387</text:p>
          </table:table-cell>
          <table:table-cell office:value-type="float" office:value="2.27462458610535" calcext:value-type="float">
            <text:p>2.2746245861</text:p>
          </table:table-cell>
          <table:table-cell office:value-type="float" office:value="1.60985517501831" calcext:value-type="float">
            <text:p>1.609855175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2.16026902198791" calcext:value-type="float">
            <text:p>2.160269022</text:p>
          </table:table-cell>
          <table:table-cell office:value-type="float" office:value="1.91063952445984" calcext:value-type="float">
            <text:p>1.9106395245</text:p>
          </table:table-cell>
          <table:table-cell table:number-columns-repeated="9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2.3013162612915" calcext:value-type="float">
            <text:p>2.3013162613</text:p>
          </table:table-cell>
          <table:table-cell office:value-type="float" office:value="2.25682306289673" calcext:value-type="float">
            <text:p>2.2568230629</text:p>
          </table:table-cell>
          <table:table-cell office:value-type="float" office:value="1.61371791362762" calcext:value-type="float">
            <text:p>1.6137179136</text:p>
          </table:table-cell>
          <table:table-cell office:value-type="float" office:value="2.30255579948425" calcext:value-type="float">
            <text:p>2.3025557995</text:p>
          </table:table-cell>
          <table:table-cell office:value-type="float" office:value="2.0715389251709" calcext:value-type="float">
            <text:p>2.0715389252</text:p>
          </table:table-cell>
          <table:table-cell office:value-type="float" office:value="1.86509323120117" calcext:value-type="float">
            <text:p>1.8650932312</text:p>
          </table:table-cell>
          <table:table-cell table:number-columns-repeated="9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2.30211400985718" calcext:value-type="float">
            <text:p>2.3021140099</text:p>
          </table:table-cell>
          <table:table-cell office:value-type="float" office:value="2.26887989044189" calcext:value-type="float">
            <text:p>2.2688798904</text:p>
          </table:table-cell>
          <table:table-cell office:value-type="float" office:value="1.61356353759766" calcext:value-type="float">
            <text:p>1.6135635376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1.69350934028626" calcext:value-type="float">
            <text:p>1.6935093403</text:p>
          </table:table-cell>
          <table:table-cell office:value-type="float" office:value="1.02414262294769" calcext:value-type="float">
            <text:p>1.0241426229</text:p>
          </table:table-cell>
          <table:table-cell table:number-columns-repeated="9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.29970788955688" calcext:value-type="float">
            <text:p>2.2997078896</text:p>
          </table:table-cell>
          <table:table-cell office:value-type="float" office:value="2.27208280563354" calcext:value-type="float">
            <text:p>2.2720828056</text:p>
          </table:table-cell>
          <table:table-cell office:value-type="float" office:value="1.61490797996521" calcext:value-type="float">
            <text:p>1.61490798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15132808685303" calcext:value-type="float">
            <text:p>2.1513280869</text:p>
          </table:table-cell>
          <table:table-cell office:value-type="float" office:value="1.96345245838165" calcext:value-type="float">
            <text:p>1.9634524584</text:p>
          </table:table-cell>
          <table:table-cell table:number-columns-repeated="9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2.30172371864319" calcext:value-type="float">
            <text:p>2.3017237186</text:p>
          </table:table-cell>
          <table:table-cell office:value-type="float" office:value="2.27322483062744" calcext:value-type="float">
            <text:p>2.2732248306</text:p>
          </table:table-cell>
          <table:table-cell office:value-type="float" office:value="1.64678287506104" calcext:value-type="float">
            <text:p>1.6467828751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07962799072266" calcext:value-type="float">
            <text:p>2.0796279907</text:p>
          </table:table-cell>
          <table:table-cell office:value-type="float" office:value="2.04244351387024" calcext:value-type="float">
            <text:p>2.0424435139</text:p>
          </table:table-cell>
          <table:table-cell table:number-columns-repeated="9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.29578876495361" calcext:value-type="float">
            <text:p>2.295788765</text:p>
          </table:table-cell>
          <table:table-cell office:value-type="float" office:value="2.27219104766846" calcext:value-type="float">
            <text:p>2.2721910477</text:p>
          </table:table-cell>
          <table:table-cell office:value-type="float" office:value="1.6107177734375" calcext:value-type="float">
            <text:p>1.6107177734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9707059860229" calcext:value-type="float">
            <text:p>2.1970705986</text:p>
          </table:table-cell>
          <table:table-cell office:value-type="float" office:value="1.65742385387421" calcext:value-type="float">
            <text:p>1.6574238539</text:p>
          </table:table-cell>
          <table:table-cell table:number-columns-repeated="9"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2.3012421131134" calcext:value-type="float">
            <text:p>2.3012421131</text:p>
          </table:table-cell>
          <table:table-cell office:value-type="float" office:value="2.25271892547607" calcext:value-type="float">
            <text:p>2.2527189255</text:p>
          </table:table-cell>
          <table:table-cell office:value-type="float" office:value="1.61158514022827" calcext:value-type="float">
            <text:p>1.6115851402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87228238582611" calcext:value-type="float">
            <text:p>1.8722823858</text:p>
          </table:table-cell>
          <table:table-cell office:value-type="float" office:value="2.04669904708862" calcext:value-type="float">
            <text:p>2.0466990471</text:p>
          </table:table-cell>
          <table:table-cell table:number-columns-repeated="9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2.30217933654785" calcext:value-type="float">
            <text:p>2.3021793365</text:p>
          </table:table-cell>
          <table:table-cell office:value-type="float" office:value="2.2765691280365" calcext:value-type="float">
            <text:p>2.276569128</text:p>
          </table:table-cell>
          <table:table-cell office:value-type="float" office:value="1.63353228569031" calcext:value-type="float">
            <text:p>1.6335322857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1.85523200035095" calcext:value-type="float">
            <text:p>1.8552320004</text:p>
          </table:table-cell>
          <table:table-cell office:value-type="float" office:value="2.05959892272949" calcext:value-type="float">
            <text:p>2.0595989227</text:p>
          </table:table-cell>
          <table:table-cell table:number-columns-repeated="9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.30120992660522" calcext:value-type="float">
            <text:p>2.3012099266</text:p>
          </table:table-cell>
          <table:table-cell office:value-type="float" office:value="2.27869606018066" calcext:value-type="float">
            <text:p>2.2786960602</text:p>
          </table:table-cell>
          <table:table-cell office:value-type="float" office:value="1.62215340137482" calcext:value-type="float">
            <text:p>1.6221534014</text:p>
          </table:table-cell>
          <table:table-cell office:value-type="float" office:value="2.30252718925476" calcext:value-type="float">
            <text:p>2.3025271893</text:p>
          </table:table-cell>
          <table:table-cell office:value-type="float" office:value="2.06594848632812" calcext:value-type="float">
            <text:p>2.0659484863</text:p>
          </table:table-cell>
          <table:table-cell office:value-type="float" office:value="2.10015320777893" calcext:value-type="float">
            <text:p>2.1001532078</text:p>
          </table:table-cell>
          <table:table-cell table:number-columns-repeated="9"/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2.30209684371948" calcext:value-type="float">
            <text:p>2.3020968437</text:p>
          </table:table-cell>
          <table:table-cell office:value-type="float" office:value="2.26528167724609" calcext:value-type="float">
            <text:p>2.2652816772</text:p>
          </table:table-cell>
          <table:table-cell office:value-type="float" office:value="1.6179370880127" calcext:value-type="float">
            <text:p>1.617937088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02448630332947" calcext:value-type="float">
            <text:p>2.0244863033</text:p>
          </table:table-cell>
          <table:table-cell office:value-type="float" office:value="1.90684974193573" calcext:value-type="float">
            <text:p>1.9068497419</text:p>
          </table:table-cell>
          <table:table-cell table:number-columns-repeated="9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2.30186915397644" calcext:value-type="float">
            <text:p>2.301869154</text:p>
          </table:table-cell>
          <table:table-cell office:value-type="float" office:value="2.27397632598877" calcext:value-type="float">
            <text:p>2.273976326</text:p>
          </table:table-cell>
          <table:table-cell office:value-type="float" office:value="1.62259829044342" calcext:value-type="float">
            <text:p>1.6225982904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1728119850159" calcext:value-type="float">
            <text:p>2.1172811985</text:p>
          </table:table-cell>
          <table:table-cell office:value-type="float" office:value="1.95030617713928" calcext:value-type="float">
            <text:p>1.9503061771</text:p>
          </table:table-cell>
          <table:table-cell table:number-columns-repeated="9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2.3017737865448" calcext:value-type="float">
            <text:p>2.3017737865</text:p>
          </table:table-cell>
          <table:table-cell office:value-type="float" office:value="2.2665319442749" calcext:value-type="float">
            <text:p>2.2665319443</text:p>
          </table:table-cell>
          <table:table-cell office:value-type="float" office:value="1.64485800266266" calcext:value-type="float">
            <text:p>1.6448580027</text:p>
          </table:table-cell>
          <table:table-cell office:value-type="float" office:value="2.3025689125061" calcext:value-type="float">
            <text:p>2.3025689125</text:p>
          </table:table-cell>
          <table:table-cell office:value-type="float" office:value="2.17373466491699" calcext:value-type="float">
            <text:p>2.1737346649</text:p>
          </table:table-cell>
          <table:table-cell office:value-type="float" office:value="1.92098438739777" calcext:value-type="float">
            <text:p>1.9209843874</text:p>
          </table:table-cell>
          <table:table-cell table:number-columns-repeated="9"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2.30134725570679" calcext:value-type="float">
            <text:p>2.3013472557</text:p>
          </table:table-cell>
          <table:table-cell office:value-type="float" office:value="2.27207708358765" calcext:value-type="float">
            <text:p>2.2720770836</text:p>
          </table:table-cell>
          <table:table-cell office:value-type="float" office:value="1.62964653968811" calcext:value-type="float">
            <text:p>1.6296465397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1833367347717" calcext:value-type="float">
            <text:p>2.0183336735</text:p>
          </table:table-cell>
          <table:table-cell office:value-type="float" office:value="2.02765011787415" calcext:value-type="float">
            <text:p>2.0276501179</text:p>
          </table:table-cell>
          <table:table-cell table:number-columns-repeated="9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.29620671272278" calcext:value-type="float">
            <text:p>2.2962067127</text:p>
          </table:table-cell>
          <table:table-cell office:value-type="float" office:value="2.26945805549622" calcext:value-type="float">
            <text:p>2.2694580555</text:p>
          </table:table-cell>
          <table:table-cell office:value-type="float" office:value="1.64878845214844" calcext:value-type="float">
            <text:p>1.6487884521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2.01715016365051" calcext:value-type="float">
            <text:p>2.0171501637</text:p>
          </table:table-cell>
          <table:table-cell office:value-type="float" office:value="1.7856171131134" calcext:value-type="float">
            <text:p>1.7856171131</text:p>
          </table:table-cell>
          <table:table-cell table:number-columns-repeated="9"/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2.3016254901886" calcext:value-type="float">
            <text:p>2.3016254902</text:p>
          </table:table-cell>
          <table:table-cell office:value-type="float" office:value="2.26854586601257" calcext:value-type="float">
            <text:p>2.268545866</text:p>
          </table:table-cell>
          <table:table-cell office:value-type="float" office:value="1.62290930747986" calcext:value-type="float">
            <text:p>1.6229093075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1.79733240604401" calcext:value-type="float">
            <text:p>1.797332406</text:p>
          </table:table-cell>
          <table:table-cell office:value-type="float" office:value="2.11297059059143" calcext:value-type="float">
            <text:p>2.1129705906</text:p>
          </table:table-cell>
          <table:table-cell table:number-columns-repeated="9"/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2.30158543586731" calcext:value-type="float">
            <text:p>2.3015854359</text:p>
          </table:table-cell>
          <table:table-cell office:value-type="float" office:value="2.27075171470642" calcext:value-type="float">
            <text:p>2.2707517147</text:p>
          </table:table-cell>
          <table:table-cell office:value-type="float" office:value="1.62553071975708" calcext:value-type="float">
            <text:p>1.6255307198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10888886451721" calcext:value-type="float">
            <text:p>2.1088888645</text:p>
          </table:table-cell>
          <table:table-cell office:value-type="float" office:value="1.84512627124786" calcext:value-type="float">
            <text:p>1.8451262712</text:p>
          </table:table-cell>
          <table:table-cell table:number-columns-repeated="9"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2.29994106292725" calcext:value-type="float">
            <text:p>2.2999410629</text:p>
          </table:table-cell>
          <table:table-cell office:value-type="float" office:value="2.25587224960327" calcext:value-type="float">
            <text:p>2.2558722496</text:p>
          </table:table-cell>
          <table:table-cell office:value-type="float" office:value="1.61687433719635" calcext:value-type="float">
            <text:p>1.6168743372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04557037353516" calcext:value-type="float">
            <text:p>2.0455703735</text:p>
          </table:table-cell>
          <table:table-cell office:value-type="float" office:value="1.9316691160202" calcext:value-type="float">
            <text:p>1.931669116</text:p>
          </table:table-cell>
          <table:table-cell table:number-columns-repeated="9"/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2.29999828338623" calcext:value-type="float">
            <text:p>2.2999982834</text:p>
          </table:table-cell>
          <table:table-cell office:value-type="float" office:value="2.26731157302856" calcext:value-type="float">
            <text:p>2.267311573</text:p>
          </table:table-cell>
          <table:table-cell office:value-type="float" office:value="1.63378119468689" calcext:value-type="float">
            <text:p>1.6337811947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17159366607666" calcext:value-type="float">
            <text:p>2.1715936661</text:p>
          </table:table-cell>
          <table:table-cell office:value-type="float" office:value="1.92655289173126" calcext:value-type="float">
            <text:p>1.9265528917</text:p>
          </table:table-cell>
          <table:table-cell table:number-columns-repeated="9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.30234098434448" calcext:value-type="float">
            <text:p>2.3023409843</text:p>
          </table:table-cell>
          <table:table-cell office:value-type="float" office:value="2.27163505554199" calcext:value-type="float">
            <text:p>2.2716350555</text:p>
          </table:table-cell>
          <table:table-cell office:value-type="float" office:value="1.60554647445679" calcext:value-type="float">
            <text:p>1.6055464745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1.89564847946167" calcext:value-type="float">
            <text:p>1.8956484795</text:p>
          </table:table-cell>
          <table:table-cell office:value-type="float" office:value="1.75873291492462" calcext:value-type="float">
            <text:p>1.7587329149</text:p>
          </table:table-cell>
          <table:table-cell table:number-columns-repeated="9"/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2.30144023895264" calcext:value-type="float">
            <text:p>2.301440239</text:p>
          </table:table-cell>
          <table:table-cell office:value-type="float" office:value="2.2722315788269" calcext:value-type="float">
            <text:p>2.2722315788</text:p>
          </table:table-cell>
          <table:table-cell office:value-type="float" office:value="1.61639988422394" calcext:value-type="float">
            <text:p>1.6163998842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11700916290283" calcext:value-type="float">
            <text:p>2.1170091629</text:p>
          </table:table-cell>
          <table:table-cell office:value-type="float" office:value="1.7631471157074" calcext:value-type="float">
            <text:p>1.7631471157</text:p>
          </table:table-cell>
          <table:table-cell table:number-columns-repeated="9"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2.29559993743896" calcext:value-type="float">
            <text:p>2.2955999374</text:p>
          </table:table-cell>
          <table:table-cell office:value-type="float" office:value="2.26675963401794" calcext:value-type="float">
            <text:p>2.266759634</text:p>
          </table:table-cell>
          <table:table-cell office:value-type="float" office:value="1.63085222244263" calcext:value-type="float">
            <text:p>1.6308522224</text:p>
          </table:table-cell>
          <table:table-cell office:value-type="float" office:value="2.30254626274109" calcext:value-type="float">
            <text:p>2.3025462627</text:p>
          </table:table-cell>
          <table:table-cell office:value-type="float" office:value="1.85192537307739" calcext:value-type="float">
            <text:p>1.8519253731</text:p>
          </table:table-cell>
          <table:table-cell office:value-type="float" office:value="1.98476302623749" calcext:value-type="float">
            <text:p>1.9847630262</text:p>
          </table:table-cell>
          <table:table-cell table:number-columns-repeated="9"/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2.30187320709229" calcext:value-type="float">
            <text:p>2.3018732071</text:p>
          </table:table-cell>
          <table:table-cell office:value-type="float" office:value="2.26692295074463" calcext:value-type="float">
            <text:p>2.2669229507</text:p>
          </table:table-cell>
          <table:table-cell office:value-type="float" office:value="1.61696064472199" calcext:value-type="float">
            <text:p>1.6169606447</text:p>
          </table:table-cell>
          <table:table-cell office:value-type="float" office:value="2.30252814292908" calcext:value-type="float">
            <text:p>2.3025281429</text:p>
          </table:table-cell>
          <table:table-cell office:value-type="float" office:value="1.97357702255249" calcext:value-type="float">
            <text:p>1.9735770226</text:p>
          </table:table-cell>
          <table:table-cell office:value-type="float" office:value="2.00564098358154" calcext:value-type="float">
            <text:p>2.0056409836</text:p>
          </table:table-cell>
          <table:table-cell table:number-columns-repeated="9"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float" office:value="2.30124235153198" calcext:value-type="float">
            <text:p>2.3012423515</text:p>
          </table:table-cell>
          <table:table-cell office:value-type="float" office:value="2.26154708862305" calcext:value-type="float">
            <text:p>2.2615470886</text:p>
          </table:table-cell>
          <table:table-cell office:value-type="float" office:value="1.61996293067932" calcext:value-type="float">
            <text:p>1.619962930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0759792327881" calcext:value-type="float">
            <text:p>2.0075979233</text:p>
          </table:table-cell>
          <table:table-cell office:value-type="float" office:value="1.84792709350586" calcext:value-type="float">
            <text:p>1.8479270935</text:p>
          </table:table-cell>
          <table:table-cell table:number-columns-repeated="9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.3024206161499" calcext:value-type="float">
            <text:p>2.3024206161</text:p>
          </table:table-cell>
          <table:table-cell office:value-type="float" office:value="2.26980805397034" calcext:value-type="float">
            <text:p>2.269808054</text:p>
          </table:table-cell>
          <table:table-cell office:value-type="float" office:value="1.61579990386963" calcext:value-type="float">
            <text:p>1.6157999039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19593286514282" calcext:value-type="float">
            <text:p>2.1959328651</text:p>
          </table:table-cell>
          <table:table-cell office:value-type="float" office:value="1.76976716518402" calcext:value-type="float">
            <text:p>1.7697671652</text:p>
          </table:table-cell>
          <table:table-cell table:number-columns-repeated="9"/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2.30223917961121" calcext:value-type="float">
            <text:p>2.3022391796</text:p>
          </table:table-cell>
          <table:table-cell office:value-type="float" office:value="2.25796890258789" calcext:value-type="float">
            <text:p>2.2579689026</text:p>
          </table:table-cell>
          <table:table-cell office:value-type="float" office:value="1.67731881141663" calcext:value-type="float">
            <text:p>1.6773188114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9201264381409" calcext:value-type="float">
            <text:p>2.0920126438</text:p>
          </table:table-cell>
          <table:table-cell office:value-type="float" office:value="1.71642279624939" calcext:value-type="float">
            <text:p>1.7164227962</text:p>
          </table:table-cell>
          <table:table-cell table:number-columns-repeated="9"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2.30224561691284" calcext:value-type="float">
            <text:p>2.3022456169</text:p>
          </table:table-cell>
          <table:table-cell office:value-type="float" office:value="2.26256704330444" calcext:value-type="float">
            <text:p>2.2625670433</text:p>
          </table:table-cell>
          <table:table-cell office:value-type="float" office:value="1.62279498577118" calcext:value-type="float">
            <text:p>1.6227949858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15364289283752" calcext:value-type="float">
            <text:p>2.1536428928</text:p>
          </table:table-cell>
          <table:table-cell office:value-type="float" office:value="1.66841340065002" calcext:value-type="float">
            <text:p>1.6684134007</text:p>
          </table:table-cell>
          <table:table-cell table:number-columns-repeated="9"/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2.30207967758179" calcext:value-type="float">
            <text:p>2.3020796776</text:p>
          </table:table-cell>
          <table:table-cell office:value-type="float" office:value="2.26883363723755" calcext:value-type="float">
            <text:p>2.2688336372</text:p>
          </table:table-cell>
          <table:table-cell office:value-type="float" office:value="1.61260533332825" calcext:value-type="float">
            <text:p>1.6126053333</text:p>
          </table:table-cell>
          <table:table-cell office:value-type="float" office:value="2.30252575874329" calcext:value-type="float">
            <text:p>2.3025257587</text:p>
          </table:table-cell>
          <table:table-cell office:value-type="float" office:value="2.03911375999451" calcext:value-type="float">
            <text:p>2.03911376</text:p>
          </table:table-cell>
          <table:table-cell office:value-type="float" office:value="1.93481016159058" calcext:value-type="float">
            <text:p>1.9348101616</text:p>
          </table:table-cell>
          <table:table-cell table:number-columns-repeated="9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2.29998636245728" calcext:value-type="float">
            <text:p>2.2999863625</text:p>
          </table:table-cell>
          <table:table-cell office:value-type="float" office:value="2.25607776641846" calcext:value-type="float">
            <text:p>2.2560777664</text:p>
          </table:table-cell>
          <table:table-cell office:value-type="float" office:value="1.61652815341949" calcext:value-type="float">
            <text:p>1.6165281534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0028276443481" calcext:value-type="float">
            <text:p>2.0002827644</text:p>
          </table:table-cell>
          <table:table-cell office:value-type="float" office:value="2.12130546569824" calcext:value-type="float">
            <text:p>2.1213054657</text:p>
          </table:table-cell>
          <table:table-cell table:number-columns-repeated="9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.30245804786682" calcext:value-type="float">
            <text:p>2.3024580479</text:p>
          </table:table-cell>
          <table:table-cell office:value-type="float" office:value="2.26232576370239" calcext:value-type="float">
            <text:p>2.2623257637</text:p>
          </table:table-cell>
          <table:table-cell office:value-type="float" office:value="1.65280747413635" calcext:value-type="float">
            <text:p>1.6528074741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02139663696289" calcext:value-type="float">
            <text:p>2.021396637</text:p>
          </table:table-cell>
          <table:table-cell office:value-type="float" office:value="1.92322862148285" calcext:value-type="float">
            <text:p>1.9232286215</text:p>
          </table:table-cell>
          <table:table-cell table:number-columns-repeated="9"/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2.29958343505859" calcext:value-type="float">
            <text:p>2.2995834351</text:p>
          </table:table-cell>
          <table:table-cell office:value-type="float" office:value="2.26552724838257" calcext:value-type="float">
            <text:p>2.2655272484</text:p>
          </table:table-cell>
          <table:table-cell office:value-type="float" office:value="1.61315858364105" calcext:value-type="float">
            <text:p>1.6131585836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1.91616678237915" calcext:value-type="float">
            <text:p>1.9161667824</text:p>
          </table:table-cell>
          <table:table-cell office:value-type="float" office:value="1.89777255058289" calcext:value-type="float">
            <text:p>1.8977725506</text:p>
          </table:table-cell>
          <table:table-cell table:number-columns-repeated="9"/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2.30203437805176" calcext:value-type="float">
            <text:p>2.3020343781</text:p>
          </table:table-cell>
          <table:table-cell office:value-type="float" office:value="2.25209188461304" calcext:value-type="float">
            <text:p>2.2520918846</text:p>
          </table:table-cell>
          <table:table-cell office:value-type="float" office:value="1.62818884849548" calcext:value-type="float">
            <text:p>1.6281888485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13456535339355" calcext:value-type="float">
            <text:p>2.1345653534</text:p>
          </table:table-cell>
          <table:table-cell office:value-type="float" office:value="1.88515281677246" calcext:value-type="float">
            <text:p>1.8851528168</text:p>
          </table:table-cell>
          <table:table-cell table:number-columns-repeated="9"/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2.30197954177856" calcext:value-type="float">
            <text:p>2.3019795418</text:p>
          </table:table-cell>
          <table:table-cell office:value-type="float" office:value="2.27747654914856" calcext:value-type="float">
            <text:p>2.2774765491</text:p>
          </table:table-cell>
          <table:table-cell office:value-type="float" office:value="1.62084949016571" calcext:value-type="float">
            <text:p>1.620849490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97588670253754" calcext:value-type="float">
            <text:p>1.9758867025</text:p>
          </table:table-cell>
          <table:table-cell office:value-type="float" office:value="1.81468284130096" calcext:value-type="float">
            <text:p>1.8146828413</text:p>
          </table:table-cell>
          <table:table-cell table:number-columns-repeated="9"/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2.30099749565125" calcext:value-type="float">
            <text:p>2.3009974957</text:p>
          </table:table-cell>
          <table:table-cell office:value-type="float" office:value="2.27639317512512" calcext:value-type="float">
            <text:p>2.2763931751</text:p>
          </table:table-cell>
          <table:table-cell office:value-type="float" office:value="1.62855911254883" calcext:value-type="float">
            <text:p>1.6285591125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1504039764404" calcext:value-type="float">
            <text:p>2.0150403976</text:p>
          </table:table-cell>
          <table:table-cell office:value-type="float" office:value="2.02506113052368" calcext:value-type="float">
            <text:p>2.0250611305</text:p>
          </table:table-cell>
          <table:table-cell table:number-columns-repeated="9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.30085039138794" calcext:value-type="float">
            <text:p>2.3008503914</text:p>
          </table:table-cell>
          <table:table-cell office:value-type="float" office:value="2.27616930007935" calcext:value-type="float">
            <text:p>2.2761693001</text:p>
          </table:table-cell>
          <table:table-cell office:value-type="float" office:value="1.64174365997314" calcext:value-type="float">
            <text:p>1.64174366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1.89760208129883" calcext:value-type="float">
            <text:p>1.8976020813</text:p>
          </table:table-cell>
          <table:table-cell office:value-type="float" office:value="1.88677871227264" calcext:value-type="float">
            <text:p>1.8867787123</text:p>
          </table:table-cell>
          <table:table-cell table:number-columns-repeated="9"/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2.30170917510986" calcext:value-type="float">
            <text:p>2.3017091751</text:p>
          </table:table-cell>
          <table:table-cell office:value-type="float" office:value="2.26827335357666" calcext:value-type="float">
            <text:p>2.2682733536</text:p>
          </table:table-cell>
          <table:table-cell office:value-type="float" office:value="1.66804015636444" calcext:value-type="float">
            <text:p>1.6680401564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1.83056402206421" calcext:value-type="float">
            <text:p>1.8305640221</text:p>
          </table:table-cell>
          <table:table-cell office:value-type="float" office:value="1.80681478977203" calcext:value-type="float">
            <text:p>1.8068147898</text:p>
          </table:table-cell>
          <table:table-cell table:number-columns-repeated="9"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2.29543042182922" calcext:value-type="float">
            <text:p>2.2954304218</text:p>
          </table:table-cell>
          <table:table-cell office:value-type="float" office:value="2.27032446861267" calcext:value-type="float">
            <text:p>2.2703244686</text:p>
          </table:table-cell>
          <table:table-cell office:value-type="float" office:value="1.60147297382355" calcext:value-type="float">
            <text:p>1.6014729738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80953645706177" calcext:value-type="float">
            <text:p>1.8095364571</text:p>
          </table:table-cell>
          <table:table-cell office:value-type="float" office:value="1.88254797458649" calcext:value-type="float">
            <text:p>1.8825479746</text:p>
          </table:table-cell>
          <table:table-cell table:number-columns-repeated="9"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2.30179786682129" calcext:value-type="float">
            <text:p>2.3017978668</text:p>
          </table:table-cell>
          <table:table-cell office:value-type="float" office:value="2.26478791236877" calcext:value-type="float">
            <text:p>2.2647879124</text:p>
          </table:table-cell>
          <table:table-cell office:value-type="float" office:value="1.6044864654541" calcext:value-type="float">
            <text:p>1.6044864655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2.03749370574951" calcext:value-type="float">
            <text:p>2.0374937057</text:p>
          </table:table-cell>
          <table:table-cell office:value-type="float" office:value="1.92664980888367" calcext:value-type="float">
            <text:p>1.9266498089</text:p>
          </table:table-cell>
          <table:table-cell table:number-columns-repeated="9"/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2.30183458328247" calcext:value-type="float">
            <text:p>2.3018345833</text:p>
          </table:table-cell>
          <table:table-cell office:value-type="float" office:value="2.25370025634766" calcext:value-type="float">
            <text:p>2.2537002563</text:p>
          </table:table-cell>
          <table:table-cell office:value-type="float" office:value="1.65743291378021" calcext:value-type="float">
            <text:p>1.6574329138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8598480224609" calcext:value-type="float">
            <text:p>1.9859848022</text:p>
          </table:table-cell>
          <table:table-cell office:value-type="float" office:value="1.94590425491333" calcext:value-type="float">
            <text:p>1.9459042549</text:p>
          </table:table-cell>
          <table:table-cell table:number-columns-repeated="9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.29891228675842" calcext:value-type="float">
            <text:p>2.2989122868</text:p>
          </table:table-cell>
          <table:table-cell office:value-type="float" office:value="2.25995922088623" calcext:value-type="float">
            <text:p>2.2599592209</text:p>
          </table:table-cell>
          <table:table-cell office:value-type="float" office:value="1.64424872398376" calcext:value-type="float">
            <text:p>1.644248724</text:p>
          </table:table-cell>
          <table:table-cell office:value-type="float" office:value="2.30251312255859" calcext:value-type="float">
            <text:p>2.3025131226</text:p>
          </table:table-cell>
          <table:table-cell office:value-type="float" office:value="1.80316138267517" calcext:value-type="float">
            <text:p>1.8031613827</text:p>
          </table:table-cell>
          <table:table-cell office:value-type="float" office:value="2.12510395050049" calcext:value-type="float">
            <text:p>2.1251039505</text:p>
          </table:table-cell>
          <table:table-cell table:number-columns-repeated="9"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2.30242705345154" calcext:value-type="float">
            <text:p>2.3024270535</text:p>
          </table:table-cell>
          <table:table-cell office:value-type="float" office:value="2.26202058792114" calcext:value-type="float">
            <text:p>2.2620205879</text:p>
          </table:table-cell>
          <table:table-cell office:value-type="float" office:value="1.62386107444763" calcext:value-type="float">
            <text:p>1.6238610744</text:p>
          </table:table-cell>
          <table:table-cell office:value-type="float" office:value="2.30255770683289" calcext:value-type="float">
            <text:p>2.3025577068</text:p>
          </table:table-cell>
          <table:table-cell office:value-type="float" office:value="2.18124413490295" calcext:value-type="float">
            <text:p>2.1812441349</text:p>
          </table:table-cell>
          <table:table-cell office:value-type="float" office:value="1.86105847358704" calcext:value-type="float">
            <text:p>1.8610584736</text:p>
          </table:table-cell>
          <table:table-cell table:number-columns-repeated="9"/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float" office:value="2.30230760574341" calcext:value-type="float">
            <text:p>2.3023076057</text:p>
          </table:table-cell>
          <table:table-cell office:value-type="float" office:value="2.26896071434021" calcext:value-type="float">
            <text:p>2.2689607143</text:p>
          </table:table-cell>
          <table:table-cell office:value-type="float" office:value="1.6047797203064" calcext:value-type="float">
            <text:p>1.6047797203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410008430481" calcext:value-type="float">
            <text:p>2.041000843</text:p>
          </table:table-cell>
          <table:table-cell office:value-type="float" office:value="2.07891750335693" calcext:value-type="float">
            <text:p>2.0789175034</text:p>
          </table:table-cell>
          <table:table-cell table:number-columns-repeated="9"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2.30184030532837" calcext:value-type="float">
            <text:p>2.3018403053</text:p>
          </table:table-cell>
          <table:table-cell office:value-type="float" office:value="2.2668023109436" calcext:value-type="float">
            <text:p>2.2668023109</text:p>
          </table:table-cell>
          <table:table-cell office:value-type="float" office:value="1.61295628547668" calcext:value-type="float">
            <text:p>1.6129562855</text:p>
          </table:table-cell>
          <table:table-cell office:value-type="float" office:value="2.30250263214111" calcext:value-type="float">
            <text:p>2.3025026321</text:p>
          </table:table-cell>
          <table:table-cell office:value-type="float" office:value="2.00714492797852" calcext:value-type="float">
            <text:p>2.007144928</text:p>
          </table:table-cell>
          <table:table-cell office:value-type="float" office:value="2.07858443260193" calcext:value-type="float">
            <text:p>2.0785844326</text:p>
          </table:table-cell>
          <table:table-cell table:number-columns-repeated="9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2.30131816864014" calcext:value-type="float">
            <text:p>2.3013181686</text:p>
          </table:table-cell>
          <table:table-cell office:value-type="float" office:value="2.2536768913269" calcext:value-type="float">
            <text:p>2.2536768913</text:p>
          </table:table-cell>
          <table:table-cell office:value-type="float" office:value="1.61185240745544" calcext:value-type="float">
            <text:p>1.6118524075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1.87578427791595" calcext:value-type="float">
            <text:p>1.8757842779</text:p>
          </table:table-cell>
          <table:table-cell office:value-type="float" office:value="1.86628746986389" calcext:value-type="float">
            <text:p>1.8662874699</text:p>
          </table:table-cell>
          <table:table-cell table:number-columns-repeated="9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30197644233704" calcext:value-type="float">
            <text:p>2.3019764423</text:p>
          </table:table-cell>
          <table:table-cell office:value-type="float" office:value="2.23810791969299" calcext:value-type="float">
            <text:p>2.2381079197</text:p>
          </table:table-cell>
          <table:table-cell office:value-type="float" office:value="1.6108717918396" calcext:value-type="float">
            <text:p>1.610871791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05398607254028" calcext:value-type="float">
            <text:p>2.0539860725</text:p>
          </table:table-cell>
          <table:table-cell office:value-type="float" office:value="2.24244618415833" calcext:value-type="float">
            <text:p>2.2424461842</text:p>
          </table:table-cell>
          <table:table-cell table:number-columns-repeated="9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2.30185604095459" calcext:value-type="float">
            <text:p>2.301856041</text:p>
          </table:table-cell>
          <table:table-cell office:value-type="float" office:value="2.25913763046265" calcext:value-type="float">
            <text:p>2.2591376305</text:p>
          </table:table-cell>
          <table:table-cell office:value-type="float" office:value="1.61183881759644" calcext:value-type="float">
            <text:p>1.6118388176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80916428565979" calcext:value-type="float">
            <text:p>1.8091642857</text:p>
          </table:table-cell>
          <table:table-cell office:value-type="float" office:value="1.83228707313538" calcext:value-type="float">
            <text:p>1.8322870731</text:p>
          </table:table-cell>
          <table:table-cell table:number-columns-repeated="9"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2.30197238922119" calcext:value-type="float">
            <text:p>2.3019723892</text:p>
          </table:table-cell>
          <table:table-cell office:value-type="float" office:value="2.2532901763916" calcext:value-type="float">
            <text:p>2.2532901764</text:p>
          </table:table-cell>
          <table:table-cell office:value-type="float" office:value="1.6193151473999" calcext:value-type="float">
            <text:p>1.6193151474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2.02721643447876" calcext:value-type="float">
            <text:p>2.0272164345</text:p>
          </table:table-cell>
          <table:table-cell office:value-type="float" office:value="1.75729632377625" calcext:value-type="float">
            <text:p>1.7572963238</text:p>
          </table:table-cell>
          <table:table-cell table:number-columns-repeated="9"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float" office:value="2.30151557922363" calcext:value-type="float">
            <text:p>2.3015155792</text:p>
          </table:table-cell>
          <table:table-cell office:value-type="float" office:value="2.26258659362793" calcext:value-type="float">
            <text:p>2.2625865936</text:p>
          </table:table-cell>
          <table:table-cell office:value-type="float" office:value="1.60567677021027" calcext:value-type="float">
            <text:p>1.6056767702</text:p>
          </table:table-cell>
          <table:table-cell office:value-type="float" office:value="2.30255508422852" calcext:value-type="float">
            <text:p>2.3025550842</text:p>
          </table:table-cell>
          <table:table-cell office:value-type="float" office:value="2.18411540985107" calcext:value-type="float">
            <text:p>2.1841154099</text:p>
          </table:table-cell>
          <table:table-cell office:value-type="float" office:value="1.76663219928741" calcext:value-type="float">
            <text:p>1.7666321993</text:p>
          </table:table-cell>
          <table:table-cell table:number-columns-repeated="9"/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2.29867506027222" calcext:value-type="float">
            <text:p>2.2986750603</text:p>
          </table:table-cell>
          <table:table-cell office:value-type="float" office:value="2.2651686668396" calcext:value-type="float">
            <text:p>2.2651686668</text:p>
          </table:table-cell>
          <table:table-cell office:value-type="float" office:value="1.63064479827881" calcext:value-type="float">
            <text:p>1.6306447983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2.01259255409241" calcext:value-type="float">
            <text:p>2.0125925541</text:p>
          </table:table-cell>
          <table:table-cell office:value-type="float" office:value="1.93533408641815" calcext:value-type="float">
            <text:p>1.9353340864</text:p>
          </table:table-cell>
          <table:table-cell table:number-columns-repeated="9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.30217504501343" calcext:value-type="float">
            <text:p>2.302175045</text:p>
          </table:table-cell>
          <table:table-cell office:value-type="float" office:value="2.27301430702209" calcext:value-type="float">
            <text:p>2.273014307</text:p>
          </table:table-cell>
          <table:table-cell office:value-type="float" office:value="1.60683715343475" calcext:value-type="float">
            <text:p>1.6068371534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4434490203857" calcext:value-type="float">
            <text:p>2.044344902</text:p>
          </table:table-cell>
          <table:table-cell office:value-type="float" office:value="1.9593493938446" calcext:value-type="float">
            <text:p>1.9593493938</text:p>
          </table:table-cell>
          <table:table-cell table:number-columns-repeated="9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2.30212712287903" calcext:value-type="float">
            <text:p>2.3021271229</text:p>
          </table:table-cell>
          <table:table-cell office:value-type="float" office:value="2.26390719413757" calcext:value-type="float">
            <text:p>2.2639071941</text:p>
          </table:table-cell>
          <table:table-cell office:value-type="float" office:value="1.6089506149292" calcext:value-type="float">
            <text:p>1.6089506149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1.97289502620697" calcext:value-type="float">
            <text:p>1.9728950262</text:p>
          </table:table-cell>
          <table:table-cell office:value-type="float" office:value="1.89432179927826" calcext:value-type="float">
            <text:p>1.8943217993</text:p>
          </table:table-cell>
          <table:table-cell table:number-columns-repeated="9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2.30219960212708" calcext:value-type="float">
            <text:p>2.3021996021</text:p>
          </table:table-cell>
          <table:table-cell office:value-type="float" office:value="2.25362801551819" calcext:value-type="float">
            <text:p>2.2536280155</text:p>
          </table:table-cell>
          <table:table-cell office:value-type="float" office:value="1.62971580028534" calcext:value-type="float">
            <text:p>1.6297158003</text:p>
          </table:table-cell>
          <table:table-cell office:value-type="float" office:value="2.30254602432251" calcext:value-type="float">
            <text:p>2.3025460243</text:p>
          </table:table-cell>
          <table:table-cell office:value-type="float" office:value="2.01991057395935" calcext:value-type="float">
            <text:p>2.019910574</text:p>
          </table:table-cell>
          <table:table-cell office:value-type="float" office:value="2.10594201087952" calcext:value-type="float">
            <text:p>2.1059420109</text:p>
          </table:table-cell>
          <table:table-cell table:number-columns-repeated="9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2.30211615562439" calcext:value-type="float">
            <text:p>2.3021161556</text:p>
          </table:table-cell>
          <table:table-cell office:value-type="float" office:value="2.26553440093994" calcext:value-type="float">
            <text:p>2.2655344009</text:p>
          </table:table-cell>
          <table:table-cell office:value-type="float" office:value="1.60976803302765" calcext:value-type="float">
            <text:p>1.609768033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5071926116943" calcext:value-type="float">
            <text:p>2.0507192612</text:p>
          </table:table-cell>
          <table:table-cell office:value-type="float" office:value="2.00440096855164" calcext:value-type="float">
            <text:p>2.0044009686</text:p>
          </table:table-cell>
          <table:table-cell table:number-columns-repeated="9"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float" office:value="2.30135059356689" calcext:value-type="float">
            <text:p>2.3013505936</text:p>
          </table:table-cell>
          <table:table-cell office:value-type="float" office:value="2.26017761230469" calcext:value-type="float">
            <text:p>2.2601776123</text:p>
          </table:table-cell>
          <table:table-cell office:value-type="float" office:value="1.61042857170105" calcext:value-type="float">
            <text:p>1.6104285717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1.98051178455353" calcext:value-type="float">
            <text:p>1.9805117846</text:p>
          </table:table-cell>
          <table:table-cell office:value-type="float" office:value="1.99201643466949" calcext:value-type="float">
            <text:p>1.9920164347</text:p>
          </table:table-cell>
          <table:table-cell table:number-columns-repeated="9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.2880437374115" calcext:value-type="float">
            <text:p>2.2880437374</text:p>
          </table:table-cell>
          <table:table-cell office:value-type="float" office:value="2.27024865150452" calcext:value-type="float">
            <text:p>2.2702486515</text:p>
          </table:table-cell>
          <table:table-cell office:value-type="float" office:value="1.61140179634094" calcext:value-type="float">
            <text:p>1.6114017963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7290945053101" calcext:value-type="float">
            <text:p>1.9729094505</text:p>
          </table:table-cell>
          <table:table-cell office:value-type="float" office:value="2.11815905570984" calcext:value-type="float">
            <text:p>2.1181590557</text:p>
          </table:table-cell>
          <table:table-cell table:number-columns-repeated="9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2.30188202857971" calcext:value-type="float">
            <text:p>2.3018820286</text:p>
          </table:table-cell>
          <table:table-cell office:value-type="float" office:value="2.25142955780029" calcext:value-type="float">
            <text:p>2.2514295578</text:p>
          </table:table-cell>
          <table:table-cell office:value-type="float" office:value="1.60258555412292" calcext:value-type="float">
            <text:p>1.6025855541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3630862236023" calcext:value-type="float">
            <text:p>1.9363086224</text:p>
          </table:table-cell>
          <table:table-cell office:value-type="float" office:value="1.73476552963257" calcext:value-type="float">
            <text:p>1.7347655296</text:p>
          </table:table-cell>
          <table:table-cell table:number-columns-repeated="9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2.30190992355347" calcext:value-type="float">
            <text:p>2.3019099236</text:p>
          </table:table-cell>
          <table:table-cell office:value-type="float" office:value="2.27056360244751" calcext:value-type="float">
            <text:p>2.2705636024</text:p>
          </table:table-cell>
          <table:table-cell office:value-type="float" office:value="1.61320662498474" calcext:value-type="float">
            <text:p>1.613206625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84148406982422" calcext:value-type="float">
            <text:p>1.8414840698</text:p>
          </table:table-cell>
          <table:table-cell office:value-type="float" office:value="1.96464598178864" calcext:value-type="float">
            <text:p>1.9646459818</text:p>
          </table:table-cell>
          <table:table-cell table:number-columns-repeated="9"/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2.30159616470337" calcext:value-type="float">
            <text:p>2.3015961647</text:p>
          </table:table-cell>
          <table:table-cell office:value-type="float" office:value="2.24576282501221" calcext:value-type="float">
            <text:p>2.245762825</text:p>
          </table:table-cell>
          <table:table-cell office:value-type="float" office:value="1.62045884132385" calcext:value-type="float">
            <text:p>1.6204588413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95249032974243" calcext:value-type="float">
            <text:p>1.9524903297</text:p>
          </table:table-cell>
          <table:table-cell office:value-type="float" office:value="1.9860771894455" calcext:value-type="float">
            <text:p>1.9860771894</text:p>
          </table:table-cell>
          <table:table-cell table:number-columns-repeated="9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2.30078029632568" calcext:value-type="float">
            <text:p>2.3007802963</text:p>
          </table:table-cell>
          <table:table-cell office:value-type="float" office:value="2.25800657272339" calcext:value-type="float">
            <text:p>2.2580065727</text:p>
          </table:table-cell>
          <table:table-cell office:value-type="float" office:value="1.61223554611206" calcext:value-type="float">
            <text:p>1.6122355461</text:p>
          </table:table-cell>
          <table:table-cell office:value-type="float" office:value="2.30254435539246" calcext:value-type="float">
            <text:p>2.3025443554</text:p>
          </table:table-cell>
          <table:table-cell office:value-type="float" office:value="2.12105703353882" calcext:value-type="float">
            <text:p>2.1210570335</text:p>
          </table:table-cell>
          <table:table-cell office:value-type="float" office:value="1.80642974376678" calcext:value-type="float">
            <text:p>1.8064297438</text:p>
          </table:table-cell>
          <table:table-cell table:number-columns-repeated="9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.30171585083008" calcext:value-type="float">
            <text:p>2.3017158508</text:p>
          </table:table-cell>
          <table:table-cell office:value-type="float" office:value="2.25384950637817" calcext:value-type="float">
            <text:p>2.2538495064</text:p>
          </table:table-cell>
          <table:table-cell office:value-type="float" office:value="1.61113691329956" calcext:value-type="float">
            <text:p>1.6111369133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06437230110168" calcext:value-type="float">
            <text:p>2.0643723011</text:p>
          </table:table-cell>
          <table:table-cell office:value-type="float" office:value="1.97031688690186" calcext:value-type="float">
            <text:p>1.9703168869</text:p>
          </table:table-cell>
          <table:table-cell table:number-columns-repeated="9"/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float" office:value="2.30154275894165" calcext:value-type="float">
            <text:p>2.3015427589</text:p>
          </table:table-cell>
          <table:table-cell office:value-type="float" office:value="2.26150751113892" calcext:value-type="float">
            <text:p>2.2615075111</text:p>
          </table:table-cell>
          <table:table-cell office:value-type="float" office:value="1.61888611316681" calcext:value-type="float">
            <text:p>1.6188861132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1.93344306945801" calcext:value-type="float">
            <text:p>1.9334430695</text:p>
          </table:table-cell>
          <table:table-cell office:value-type="float" office:value="1.95157933235168" calcext:value-type="float">
            <text:p>1.9515793324</text:p>
          </table:table-cell>
          <table:table-cell table:number-columns-repeated="9"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2.29780387878418" calcext:value-type="float">
            <text:p>2.2978038788</text:p>
          </table:table-cell>
          <table:table-cell office:value-type="float" office:value="2.26172256469727" calcext:value-type="float">
            <text:p>2.2617225647</text:p>
          </table:table-cell>
          <table:table-cell office:value-type="float" office:value="1.62494421005249" calcext:value-type="float">
            <text:p>1.6249442101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1.88891530036926" calcext:value-type="float">
            <text:p>1.8889153004</text:p>
          </table:table-cell>
          <table:table-cell office:value-type="float" office:value="2.07463407516479" calcext:value-type="float">
            <text:p>2.0746340752</text:p>
          </table:table-cell>
          <table:table-cell table:number-columns-repeated="9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2.29696702957153" calcext:value-type="float">
            <text:p>2.2969670296</text:p>
          </table:table-cell>
          <table:table-cell office:value-type="float" office:value="2.25723791122437" calcext:value-type="float">
            <text:p>2.2572379112</text:p>
          </table:table-cell>
          <table:table-cell office:value-type="float" office:value="1.61776375770569" calcext:value-type="float">
            <text:p>1.6177637577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03622817993164" calcext:value-type="float">
            <text:p>2.0362281799</text:p>
          </table:table-cell>
          <table:table-cell office:value-type="float" office:value="1.87759780883789" calcext:value-type="float">
            <text:p>1.8775978088</text:p>
          </table:table-cell>
          <table:table-cell table:number-columns-repeated="9"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float" office:value="2.30123472213745" calcext:value-type="float">
            <text:p>2.3012347221</text:p>
          </table:table-cell>
          <table:table-cell office:value-type="float" office:value="2.27416110038757" calcext:value-type="float">
            <text:p>2.2741611004</text:p>
          </table:table-cell>
          <table:table-cell office:value-type="float" office:value="1.6128396987915" calcext:value-type="float">
            <text:p>1.6128396988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1.96782660484314" calcext:value-type="float">
            <text:p>1.9678266048</text:p>
          </table:table-cell>
          <table:table-cell office:value-type="float" office:value="2.05097842216492" calcext:value-type="float">
            <text:p>2.0509784222</text:p>
          </table:table-cell>
          <table:table-cell table:number-columns-repeated="9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.29696798324585" calcext:value-type="float">
            <text:p>2.2969679832</text:p>
          </table:table-cell>
          <table:table-cell office:value-type="float" office:value="2.26977825164795" calcext:value-type="float">
            <text:p>2.2697782516</text:p>
          </table:table-cell>
          <table:table-cell office:value-type="float" office:value="1.6129846572876" calcext:value-type="float">
            <text:p>1.6129846573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1.97059404850006" calcext:value-type="float">
            <text:p>1.9705940485</text:p>
          </table:table-cell>
          <table:table-cell office:value-type="float" office:value="1.88721394538879" calcext:value-type="float">
            <text:p>1.8872139454</text:p>
          </table:table-cell>
          <table:table-cell table:number-columns-repeated="9"/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2.30233669281006" calcext:value-type="float">
            <text:p>2.3023366928</text:p>
          </table:table-cell>
          <table:table-cell office:value-type="float" office:value="2.25824451446533" calcext:value-type="float">
            <text:p>2.2582445145</text:p>
          </table:table-cell>
          <table:table-cell office:value-type="float" office:value="1.61025810241699" calcext:value-type="float">
            <text:p>1.6102581024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2727150917053" calcext:value-type="float">
            <text:p>2.0272715092</text:p>
          </table:table-cell>
          <table:table-cell office:value-type="float" office:value="1.99775397777557" calcext:value-type="float">
            <text:p>1.9977539778</text:p>
          </table:table-cell>
          <table:table-cell table:number-columns-repeated="9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2.30111742019653" calcext:value-type="float">
            <text:p>2.3011174202</text:p>
          </table:table-cell>
          <table:table-cell office:value-type="float" office:value="2.27458143234253" calcext:value-type="float">
            <text:p>2.2745814323</text:p>
          </table:table-cell>
          <table:table-cell office:value-type="float" office:value="1.61959505081177" calcext:value-type="float">
            <text:p>1.6195950508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2.1301794052124" calcext:value-type="float">
            <text:p>2.1301794052</text:p>
          </table:table-cell>
          <table:table-cell office:value-type="float" office:value="1.76510918140411" calcext:value-type="float">
            <text:p>1.7651091814</text:p>
          </table:table-cell>
          <table:table-cell table:number-columns-repeated="9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2.29814100265503" calcext:value-type="float">
            <text:p>2.2981410027</text:p>
          </table:table-cell>
          <table:table-cell office:value-type="float" office:value="2.26738119125366" calcext:value-type="float">
            <text:p>2.2673811913</text:p>
          </table:table-cell>
          <table:table-cell office:value-type="float" office:value="1.60590267181396" calcext:value-type="float">
            <text:p>1.6059026718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2.18324780464172" calcext:value-type="float">
            <text:p>2.1832478046</text:p>
          </table:table-cell>
          <table:table-cell office:value-type="float" office:value="2.0348482131958" calcext:value-type="float">
            <text:p>2.0348482132</text:p>
          </table:table-cell>
          <table:table-cell table:number-columns-repeated="9"/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2.29933142662048" calcext:value-type="float">
            <text:p>2.2993314266</text:p>
          </table:table-cell>
          <table:table-cell office:value-type="float" office:value="2.26229906082153" calcext:value-type="float">
            <text:p>2.2622990608</text:p>
          </table:table-cell>
          <table:table-cell office:value-type="float" office:value="1.62744832038879" calcext:value-type="float">
            <text:p>1.6274483204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92502796649933" calcext:value-type="float">
            <text:p>1.9250279665</text:p>
          </table:table-cell>
          <table:table-cell office:value-type="float" office:value="2.18191242218018" calcext:value-type="float">
            <text:p>2.1819124222</text:p>
          </table:table-cell>
          <table:table-cell table:number-columns-repeated="9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.30176591873169" calcext:value-type="float">
            <text:p>2.3017659187</text:p>
          </table:table-cell>
          <table:table-cell office:value-type="float" office:value="2.26998662948608" calcext:value-type="float">
            <text:p>2.2699866295</text:p>
          </table:table-cell>
          <table:table-cell office:value-type="float" office:value="1.60302567481995" calcext:value-type="float">
            <text:p>1.6030256748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11097860336304" calcext:value-type="float">
            <text:p>2.1109786034</text:p>
          </table:table-cell>
          <table:table-cell office:value-type="float" office:value="1.90396273136139" calcext:value-type="float">
            <text:p>1.9039627314</text:p>
          </table:table-cell>
          <table:table-cell table:number-columns-repeated="9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2.30179476737976" calcext:value-type="float">
            <text:p>2.3017947674</text:p>
          </table:table-cell>
          <table:table-cell office:value-type="float" office:value="2.24575257301331" calcext:value-type="float">
            <text:p>2.245752573</text:p>
          </table:table-cell>
          <table:table-cell office:value-type="float" office:value="1.61306691169739" calcext:value-type="float">
            <text:p>1.6130669117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2.09606719017029" calcext:value-type="float">
            <text:p>2.0960671902</text:p>
          </table:table-cell>
          <table:table-cell office:value-type="float" office:value="1.92959558963776" calcext:value-type="float">
            <text:p>1.9295955896</text:p>
          </table:table-cell>
          <table:table-cell table:number-columns-repeated="9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2.30164337158203" calcext:value-type="float">
            <text:p>2.3016433716</text:p>
          </table:table-cell>
          <table:table-cell office:value-type="float" office:value="2.26208329200745" calcext:value-type="float">
            <text:p>2.262083292</text:p>
          </table:table-cell>
          <table:table-cell office:value-type="float" office:value="1.59973275661469" calcext:value-type="float">
            <text:p>1.5997327566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2750062942505" calcext:value-type="float">
            <text:p>2.0275006294</text:p>
          </table:table-cell>
          <table:table-cell office:value-type="float" office:value="2.0091552734375" calcext:value-type="float">
            <text:p>2.0091552734</text:p>
          </table:table-cell>
          <table:table-cell table:number-columns-repeated="9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float" office:value="2.30158305168152" calcext:value-type="float">
            <text:p>2.3015830517</text:p>
          </table:table-cell>
          <table:table-cell office:value-type="float" office:value="2.26594161987305" calcext:value-type="float">
            <text:p>2.2659416199</text:p>
          </table:table-cell>
          <table:table-cell office:value-type="float" office:value="1.60747075080872" calcext:value-type="float">
            <text:p>1.6074707508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1.96865820884705" calcext:value-type="float">
            <text:p>1.9686582088</text:p>
          </table:table-cell>
          <table:table-cell office:value-type="float" office:value="2.09311032295227" calcext:value-type="float">
            <text:p>2.093110323</text:p>
          </table:table-cell>
          <table:table-cell table:number-columns-repeated="9"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2.30202674865723" calcext:value-type="float">
            <text:p>2.3020267487</text:p>
          </table:table-cell>
          <table:table-cell office:value-type="float" office:value="2.24068236351013" calcext:value-type="float">
            <text:p>2.2406823635</text:p>
          </table:table-cell>
          <table:table-cell office:value-type="float" office:value="1.62765836715698" calcext:value-type="float">
            <text:p>1.6276583672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2777361869812" calcext:value-type="float">
            <text:p>2.0277736187</text:p>
          </table:table-cell>
          <table:table-cell office:value-type="float" office:value="1.68667531013489" calcext:value-type="float">
            <text:p>1.6866753101</text:p>
          </table:table-cell>
          <table:table-cell table:number-columns-repeated="9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.30212044715881" calcext:value-type="float">
            <text:p>2.3021204472</text:p>
          </table:table-cell>
          <table:table-cell office:value-type="float" office:value="2.2490291595459" calcext:value-type="float">
            <text:p>2.2490291595</text:p>
          </table:table-cell>
          <table:table-cell office:value-type="float" office:value="1.65900230407715" calcext:value-type="float">
            <text:p>1.6590023041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1.93626642227173" calcext:value-type="float">
            <text:p>1.9362664223</text:p>
          </table:table-cell>
          <table:table-cell office:value-type="float" office:value="1.86667859554291" calcext:value-type="float">
            <text:p>1.8666785955</text:p>
          </table:table-cell>
          <table:table-cell table:number-columns-repeated="9"/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float" office:value="2.29183435440063" calcext:value-type="float">
            <text:p>2.2918343544</text:p>
          </table:table-cell>
          <table:table-cell office:value-type="float" office:value="2.26075434684753" calcext:value-type="float">
            <text:p>2.2607543468</text:p>
          </table:table-cell>
          <table:table-cell office:value-type="float" office:value="1.61801028251648" calcext:value-type="float">
            <text:p>1.6180102825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1.81818187236786" calcext:value-type="float">
            <text:p>1.8181818724</text:p>
          </table:table-cell>
          <table:table-cell office:value-type="float" office:value="1.9303594827652" calcext:value-type="float">
            <text:p>1.9303594828</text:p>
          </table:table-cell>
          <table:table-cell table:number-columns-repeated="9"/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2.30159902572632" calcext:value-type="float">
            <text:p>2.3015990257</text:p>
          </table:table-cell>
          <table:table-cell office:value-type="float" office:value="2.2659056186676" calcext:value-type="float">
            <text:p>2.2659056187</text:p>
          </table:table-cell>
          <table:table-cell office:value-type="float" office:value="1.6306893825531" calcext:value-type="float">
            <text:p>1.6306893826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02239871025085" calcext:value-type="float">
            <text:p>2.0223987103</text:p>
          </table:table-cell>
          <table:table-cell office:value-type="float" office:value="1.92495739459991" calcext:value-type="float">
            <text:p>1.9249573946</text:p>
          </table:table-cell>
          <table:table-cell table:number-columns-repeated="9"/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2.29714012145996" calcext:value-type="float">
            <text:p>2.2971401215</text:p>
          </table:table-cell>
          <table:table-cell office:value-type="float" office:value="2.26002669334412" calcext:value-type="float">
            <text:p>2.2600266933</text:p>
          </table:table-cell>
          <table:table-cell office:value-type="float" office:value="1.61766445636749" calcext:value-type="float">
            <text:p>1.6176644564</text:p>
          </table:table-cell>
          <table:table-cell office:value-type="float" office:value="2.30249667167664" calcext:value-type="float">
            <text:p>2.3024966717</text:p>
          </table:table-cell>
          <table:table-cell office:value-type="float" office:value="2.016841173172" calcext:value-type="float">
            <text:p>2.0168411732</text:p>
          </table:table-cell>
          <table:table-cell office:value-type="float" office:value="2.18113231658936" calcext:value-type="float">
            <text:p>2.1811323166</text:p>
          </table:table-cell>
          <table:table-cell table:number-columns-repeated="9"/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float" office:value="2.30134963989258" calcext:value-type="float">
            <text:p>2.3013496399</text:p>
          </table:table-cell>
          <table:table-cell office:value-type="float" office:value="2.2581467628479" calcext:value-type="float">
            <text:p>2.2581467628</text:p>
          </table:table-cell>
          <table:table-cell office:value-type="float" office:value="1.61696517467499" calcext:value-type="float">
            <text:p>1.6169651747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98903775215149" calcext:value-type="float">
            <text:p>1.9890377522</text:p>
          </table:table-cell>
          <table:table-cell office:value-type="float" office:value="1.9482696056366" calcext:value-type="float">
            <text:p>1.9482696056</text:p>
          </table:table-cell>
          <table:table-cell table:number-columns-repeated="9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.30246162414551" calcext:value-type="float">
            <text:p>2.3024616241</text:p>
          </table:table-cell>
          <table:table-cell office:value-type="float" office:value="2.26141667366028" calcext:value-type="float">
            <text:p>2.2614166737</text:p>
          </table:table-cell>
          <table:table-cell office:value-type="float" office:value="1.6131911277771" calcext:value-type="float">
            <text:p>1.6131911278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14221286773682" calcext:value-type="float">
            <text:p>2.1422128677</text:p>
          </table:table-cell>
          <table:table-cell office:value-type="float" office:value="1.7990460395813" calcext:value-type="float">
            <text:p>1.7990460396</text:p>
          </table:table-cell>
          <table:table-cell table:number-columns-repeated="9"/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2.30060029029846" calcext:value-type="float">
            <text:p>2.3006002903</text:p>
          </table:table-cell>
          <table:table-cell office:value-type="float" office:value="2.27032589912415" calcext:value-type="float">
            <text:p>2.2703258991</text:p>
          </table:table-cell>
          <table:table-cell office:value-type="float" office:value="1.61860799789429" calcext:value-type="float">
            <text:p>1.6186079979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04265594482422" calcext:value-type="float">
            <text:p>2.0426559448</text:p>
          </table:table-cell>
          <table:table-cell office:value-type="float" office:value="2.12286710739136" calcext:value-type="float">
            <text:p>2.1228671074</text:p>
          </table:table-cell>
          <table:table-cell table:number-columns-repeated="9"/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2.29937338829041" calcext:value-type="float">
            <text:p>2.2993733883</text:p>
          </table:table-cell>
          <table:table-cell office:value-type="float" office:value="2.26640009880066" calcext:value-type="float">
            <text:p>2.2664000988</text:p>
          </table:table-cell>
          <table:table-cell office:value-type="float" office:value="1.61277592182159" calcext:value-type="float">
            <text:p>1.6127759218</text:p>
          </table:table-cell>
          <table:table-cell office:value-type="float" office:value="2.30255651473999" calcext:value-type="float">
            <text:p>2.3025565147</text:p>
          </table:table-cell>
          <table:table-cell office:value-type="float" office:value="1.89489984512329" calcext:value-type="float">
            <text:p>1.8948998451</text:p>
          </table:table-cell>
          <table:table-cell office:value-type="float" office:value="1.84814560413361" calcext:value-type="float">
            <text:p>1.8481456041</text:p>
          </table:table-cell>
          <table:table-cell table:number-columns-repeated="9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2.29402685165405" calcext:value-type="float">
            <text:p>2.2940268517</text:p>
          </table:table-cell>
          <table:table-cell office:value-type="float" office:value="2.26422715187073" calcext:value-type="float">
            <text:p>2.2642271519</text:p>
          </table:table-cell>
          <table:table-cell office:value-type="float" office:value="1.67927479743958" calcext:value-type="float">
            <text:p>1.6792747974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83398234844208" calcext:value-type="float">
            <text:p>1.8339823484</text:p>
          </table:table-cell>
          <table:table-cell office:value-type="float" office:value="1.78836798667908" calcext:value-type="float">
            <text:p>1.7883679867</text:p>
          </table:table-cell>
          <table:table-cell table:number-columns-repeated="9"/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2.3003306388855" calcext:value-type="float">
            <text:p>2.3003306389</text:p>
          </table:table-cell>
          <table:table-cell office:value-type="float" office:value="2.26921629905701" calcext:value-type="float">
            <text:p>2.2692162991</text:p>
          </table:table-cell>
          <table:table-cell office:value-type="float" office:value="1.60802173614502" calcext:value-type="float">
            <text:p>1.6080217361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5297470092773" calcext:value-type="float">
            <text:p>2.0529747009</text:p>
          </table:table-cell>
          <table:table-cell office:value-type="float" office:value="1.63179957866669" calcext:value-type="float">
            <text:p>1.6317995787</text:p>
          </table:table-cell>
          <table:table-cell table:number-columns-repeated="9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.29579949378967" calcext:value-type="float">
            <text:p>2.2957994938</text:p>
          </table:table-cell>
          <table:table-cell office:value-type="float" office:value="2.26069736480713" calcext:value-type="float">
            <text:p>2.2606973648</text:p>
          </table:table-cell>
          <table:table-cell office:value-type="float" office:value="1.63154971599579" calcext:value-type="float">
            <text:p>1.631549716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88603615760803" calcext:value-type="float">
            <text:p>1.8860361576</text:p>
          </table:table-cell>
          <table:table-cell office:value-type="float" office:value="2.04037570953369" calcext:value-type="float">
            <text:p>2.0403757095</text:p>
          </table:table-cell>
          <table:table-cell table:number-columns-repeated="9"/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2.30233669281006" calcext:value-type="float">
            <text:p>2.3023366928</text:p>
          </table:table-cell>
          <table:table-cell office:value-type="float" office:value="2.25434494018555" calcext:value-type="float">
            <text:p>2.2543449402</text:p>
          </table:table-cell>
          <table:table-cell office:value-type="float" office:value="1.61252021789551" calcext:value-type="float">
            <text:p>1.6125202179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15201139450073" calcext:value-type="float">
            <text:p>2.1520113945</text:p>
          </table:table-cell>
          <table:table-cell office:value-type="float" office:value="1.92079567909241" calcext:value-type="float">
            <text:p>1.9207956791</text:p>
          </table:table-cell>
          <table:table-cell table:number-columns-repeated="9"/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2.30218505859375" calcext:value-type="float">
            <text:p>2.3021850586</text:p>
          </table:table-cell>
          <table:table-cell office:value-type="float" office:value="2.26526045799255" calcext:value-type="float">
            <text:p>2.265260458</text:p>
          </table:table-cell>
          <table:table-cell office:value-type="float" office:value="1.65001177787781" calcext:value-type="float">
            <text:p>1.6500117779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89360129833221" calcext:value-type="float">
            <text:p>1.8936012983</text:p>
          </table:table-cell>
          <table:table-cell office:value-type="float" office:value="1.88141942024231" calcext:value-type="float">
            <text:p>1.8814194202</text:p>
          </table:table-cell>
          <table:table-cell table:number-columns-repeated="9"/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float" office:value="2.3023853302002" calcext:value-type="float">
            <text:p>2.3023853302</text:p>
          </table:table-cell>
          <table:table-cell office:value-type="float" office:value="2.26028776168823" calcext:value-type="float">
            <text:p>2.2602877617</text:p>
          </table:table-cell>
          <table:table-cell office:value-type="float" office:value="1.62288641929626" calcext:value-type="float">
            <text:p>1.6228864193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08058571815491" calcext:value-type="float">
            <text:p>2.0805857182</text:p>
          </table:table-cell>
          <table:table-cell office:value-type="float" office:value="1.98969197273254" calcext:value-type="float">
            <text:p>1.9896919727</text:p>
          </table:table-cell>
          <table:table-cell table:number-columns-repeated="9"/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2.30177545547485" calcext:value-type="float">
            <text:p>2.3017754555</text:p>
          </table:table-cell>
          <table:table-cell office:value-type="float" office:value="2.26874041557312" calcext:value-type="float">
            <text:p>2.2687404156</text:p>
          </table:table-cell>
          <table:table-cell office:value-type="float" office:value="1.61051177978516" calcext:value-type="float">
            <text:p>1.6105117798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1.79132521152496" calcext:value-type="float">
            <text:p>1.7913252115</text:p>
          </table:table-cell>
          <table:table-cell office:value-type="float" office:value="2.05022120475769" calcext:value-type="float">
            <text:p>2.0502212048</text:p>
          </table:table-cell>
          <table:table-cell table:number-columns-repeated="9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.30150842666626" calcext:value-type="float">
            <text:p>2.3015084267</text:p>
          </table:table-cell>
          <table:table-cell office:value-type="float" office:value="2.25348281860352" calcext:value-type="float">
            <text:p>2.2534828186</text:p>
          </table:table-cell>
          <table:table-cell office:value-type="float" office:value="1.6113874912262" calcext:value-type="float">
            <text:p>1.6113874912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1.63437843322754" calcext:value-type="float">
            <text:p>1.6343784332</text:p>
          </table:table-cell>
          <table:table-cell office:value-type="float" office:value="1.87215113639832" calcext:value-type="float">
            <text:p>1.8721511364</text:p>
          </table:table-cell>
          <table:table-cell table:number-columns-repeated="9"/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2.29892086982727" calcext:value-type="float">
            <text:p>2.2989208698</text:p>
          </table:table-cell>
          <table:table-cell office:value-type="float" office:value="2.26207542419434" calcext:value-type="float">
            <text:p>2.2620754242</text:p>
          </table:table-cell>
          <table:table-cell office:value-type="float" office:value="1.65767955780029" calcext:value-type="float">
            <text:p>1.6576795578</text:p>
          </table:table-cell>
          <table:table-cell office:value-type="float" office:value="2.30251479148865" calcext:value-type="float">
            <text:p>2.3025147915</text:p>
          </table:table-cell>
          <table:table-cell office:value-type="float" office:value="2.17767834663391" calcext:value-type="float">
            <text:p>2.1776783466</text:p>
          </table:table-cell>
          <table:table-cell office:value-type="float" office:value="1.97637832164764" calcext:value-type="float">
            <text:p>1.9763783216</text:p>
          </table:table-cell>
          <table:table-cell table:number-columns-repeated="9"/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2.30203771591187" calcext:value-type="float">
            <text:p>2.3020377159</text:p>
          </table:table-cell>
          <table:table-cell office:value-type="float" office:value="2.25472545623779" calcext:value-type="float">
            <text:p>2.2547254562</text:p>
          </table:table-cell>
          <table:table-cell office:value-type="float" office:value="1.61343288421631" calcext:value-type="float">
            <text:p>1.6134328842</text:p>
          </table:table-cell>
          <table:table-cell office:value-type="float" office:value="2.30250644683838" calcext:value-type="float">
            <text:p>2.3025064468</text:p>
          </table:table-cell>
          <table:table-cell office:value-type="float" office:value="2.07837152481079" calcext:value-type="float">
            <text:p>2.0783715248</text:p>
          </table:table-cell>
          <table:table-cell office:value-type="float" office:value="2.12704110145569" calcext:value-type="float">
            <text:p>2.1270411015</text:p>
          </table:table-cell>
          <table:table-cell table:number-columns-repeated="9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2.30065035820007" calcext:value-type="float">
            <text:p>2.3006503582</text:p>
          </table:table-cell>
          <table:table-cell office:value-type="float" office:value="2.26311731338501" calcext:value-type="float">
            <text:p>2.2631173134</text:p>
          </table:table-cell>
          <table:table-cell office:value-type="float" office:value="1.61235213279724" calcext:value-type="float">
            <text:p>1.6123521328</text:p>
          </table:table-cell>
          <table:table-cell office:value-type="float" office:value="2.30253481864929" calcext:value-type="float">
            <text:p>2.3025348186</text:p>
          </table:table-cell>
          <table:table-cell office:value-type="float" office:value="1.996955037117" calcext:value-type="float">
            <text:p>1.9969550371</text:p>
          </table:table-cell>
          <table:table-cell office:value-type="float" office:value="1.75485062599182" calcext:value-type="float">
            <text:p>1.754850626</text:p>
          </table:table-cell>
          <table:table-cell table:number-columns-repeated="9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2.29408597946167" calcext:value-type="float">
            <text:p>2.2940859795</text:p>
          </table:table-cell>
          <table:table-cell office:value-type="float" office:value="2.25579690933228" calcext:value-type="float">
            <text:p>2.2557969093</text:p>
          </table:table-cell>
          <table:table-cell office:value-type="float" office:value="1.60640168190002" calcext:value-type="float">
            <text:p>1.6064016819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15578651428223" calcext:value-type="float">
            <text:p>2.1557865143</text:p>
          </table:table-cell>
          <table:table-cell office:value-type="float" office:value="1.94465470314026" calcext:value-type="float">
            <text:p>1.9446547031</text:p>
          </table:table-cell>
          <table:table-cell table:number-columns-repeated="9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.30230450630188" calcext:value-type="float">
            <text:p>2.3023045063</text:p>
          </table:table-cell>
          <table:table-cell office:value-type="float" office:value="2.26224279403687" calcext:value-type="float">
            <text:p>2.262242794</text:p>
          </table:table-cell>
          <table:table-cell office:value-type="float" office:value="1.62665939331055" calcext:value-type="float">
            <text:p>1.6266593933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1.79847609996796" calcext:value-type="float">
            <text:p>1.7984761</text:p>
          </table:table-cell>
          <table:table-cell office:value-type="float" office:value="2.04696130752563" calcext:value-type="float">
            <text:p>2.0469613075</text:p>
          </table:table-cell>
          <table:table-cell table:number-columns-repeated="9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2.29345798492432" calcext:value-type="float">
            <text:p>2.2934579849</text:p>
          </table:table-cell>
          <table:table-cell office:value-type="float" office:value="2.24775695800781" calcext:value-type="float">
            <text:p>2.247756958</text:p>
          </table:table-cell>
          <table:table-cell office:value-type="float" office:value="1.62308311462402" calcext:value-type="float">
            <text:p>1.6230831146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00207567214966" calcext:value-type="float">
            <text:p>2.0020756721</text:p>
          </table:table-cell>
          <table:table-cell office:value-type="float" office:value="1.98282968997955" calcext:value-type="float">
            <text:p>1.98282969</text:p>
          </table:table-cell>
          <table:table-cell table:number-columns-repeated="9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float" office:value="2.30076956748962" calcext:value-type="float">
            <text:p>2.3007695675</text:p>
          </table:table-cell>
          <table:table-cell office:value-type="float" office:value="2.25622892379761" calcext:value-type="float">
            <text:p>2.2562289238</text:p>
          </table:table-cell>
          <table:table-cell office:value-type="float" office:value="1.61115312576294" calcext:value-type="float">
            <text:p>1.6111531258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82452249526978" calcext:value-type="float">
            <text:p>1.8245224953</text:p>
          </table:table-cell>
          <table:table-cell office:value-type="float" office:value="1.96534419059753" calcext:value-type="float">
            <text:p>1.9653441906</text:p>
          </table:table-cell>
          <table:table-cell table:number-columns-repeated="9"/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2.30220699310303" calcext:value-type="float">
            <text:p>2.3022069931</text:p>
          </table:table-cell>
          <table:table-cell office:value-type="float" office:value="2.26338815689087" calcext:value-type="float">
            <text:p>2.2633881569</text:p>
          </table:table-cell>
          <table:table-cell office:value-type="float" office:value="1.60945284366608" calcext:value-type="float">
            <text:p>1.6094528437</text:p>
          </table:table-cell>
          <table:table-cell office:value-type="float" office:value="2.30255484580994" calcext:value-type="float">
            <text:p>2.3025548458</text:p>
          </table:table-cell>
          <table:table-cell office:value-type="float" office:value="2.0676863193512" calcext:value-type="float">
            <text:p>2.0676863194</text:p>
          </table:table-cell>
          <table:table-cell office:value-type="float" office:value="2.01622176170349" calcext:value-type="float">
            <text:p>2.0162217617</text:p>
          </table:table-cell>
          <table:table-cell table:number-columns-repeated="9"/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float" office:value="2.29786849021912" calcext:value-type="float">
            <text:p>2.2978684902</text:p>
          </table:table-cell>
          <table:table-cell office:value-type="float" office:value="2.25709962844849" calcext:value-type="float">
            <text:p>2.2570996284</text:p>
          </table:table-cell>
          <table:table-cell office:value-type="float" office:value="1.60955667495728" calcext:value-type="float">
            <text:p>1.609556675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2.17681193351746" calcext:value-type="float">
            <text:p>2.1768119335</text:p>
          </table:table-cell>
          <table:table-cell office:value-type="float" office:value="1.85447084903717" calcext:value-type="float">
            <text:p>1.854470849</text:p>
          </table:table-cell>
          <table:table-cell table:number-columns-repeated="9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.30153036117554" calcext:value-type="float">
            <text:p>2.3015303612</text:p>
          </table:table-cell>
          <table:table-cell office:value-type="float" office:value="2.26611280441284" calcext:value-type="float">
            <text:p>2.2661128044</text:p>
          </table:table-cell>
          <table:table-cell office:value-type="float" office:value="1.62880086898804" calcext:value-type="float">
            <text:p>1.628800869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1.89874672889709" calcext:value-type="float">
            <text:p>1.8987467289</text:p>
          </table:table-cell>
          <table:table-cell office:value-type="float" office:value="2.05901193618774" calcext:value-type="float">
            <text:p>2.0590119362</text:p>
          </table:table-cell>
          <table:table-cell table:number-columns-repeated="9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.30173802375793" calcext:value-type="float">
            <text:p>2.3017380238</text:p>
          </table:table-cell>
          <table:table-cell office:value-type="float" office:value="2.26705884933472" calcext:value-type="float">
            <text:p>2.2670588493</text:p>
          </table:table-cell>
          <table:table-cell office:value-type="float" office:value="1.61390161514282" calcext:value-type="float">
            <text:p>1.6139016151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1.82097208499908" calcext:value-type="float">
            <text:p>1.820972085</text:p>
          </table:table-cell>
          <table:table-cell office:value-type="float" office:value="1.9097386598587" calcext:value-type="float">
            <text:p>1.9097386599</text:p>
          </table:table-cell>
          <table:table-cell table:number-columns-repeated="9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2.29761171340942" calcext:value-type="float">
            <text:p>2.2976117134</text:p>
          </table:table-cell>
          <table:table-cell office:value-type="float" office:value="2.25794744491577" calcext:value-type="float">
            <text:p>2.2579474449</text:p>
          </table:table-cell>
          <table:table-cell office:value-type="float" office:value="1.65006470680237" calcext:value-type="float">
            <text:p>1.6500647068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12030267715454" calcext:value-type="float">
            <text:p>2.1203026772</text:p>
          </table:table-cell>
          <table:table-cell office:value-type="float" office:value="1.94587111473084" calcext:value-type="float">
            <text:p>1.9458711147</text:p>
          </table:table-cell>
          <table:table-cell table:number-columns-repeated="9"/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2.28223919868469" calcext:value-type="float">
            <text:p>2.2822391987</text:p>
          </table:table-cell>
          <table:table-cell office:value-type="float" office:value="2.24949097633362" calcext:value-type="float">
            <text:p>2.2494909763</text:p>
          </table:table-cell>
          <table:table-cell office:value-type="float" office:value="1.60812115669251" calcext:value-type="float">
            <text:p>1.608121156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1.72622442245483" calcext:value-type="float">
            <text:p>1.7262244225</text:p>
          </table:table-cell>
          <table:table-cell office:value-type="float" office:value="1.78295969963074" calcext:value-type="float">
            <text:p>1.7829596996</text:p>
          </table:table-cell>
          <table:table-cell table:number-columns-repeated="9"/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2.3021194934845" calcext:value-type="float">
            <text:p>2.3021194935</text:p>
          </table:table-cell>
          <table:table-cell office:value-type="float" office:value="2.25157904624939" calcext:value-type="float">
            <text:p>2.2515790462</text:p>
          </table:table-cell>
          <table:table-cell office:value-type="float" office:value="1.60932922363281" calcext:value-type="float">
            <text:p>1.6093292236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1.94708812236786" calcext:value-type="float">
            <text:p>1.9470881224</text:p>
          </table:table-cell>
          <table:table-cell office:value-type="float" office:value="2.11197447776794" calcext:value-type="float">
            <text:p>2.1119744778</text:p>
          </table:table-cell>
          <table:table-cell table:number-columns-repeated="9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.30123972892761" calcext:value-type="float">
            <text:p>2.3012397289</text:p>
          </table:table-cell>
          <table:table-cell office:value-type="float" office:value="2.25209665298462" calcext:value-type="float">
            <text:p>2.252096653</text:p>
          </table:table-cell>
          <table:table-cell office:value-type="float" office:value="1.61248779296875" calcext:value-type="float">
            <text:p>1.612487793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13272953033447" calcext:value-type="float">
            <text:p>2.1327295303</text:p>
          </table:table-cell>
          <table:table-cell office:value-type="float" office:value="2.01321721076965" calcext:value-type="float">
            <text:p>2.0132172108</text:p>
          </table:table-cell>
          <table:table-cell table:number-columns-repeated="9"/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2.30178642272949" calcext:value-type="float">
            <text:p>2.3017864227</text:p>
          </table:table-cell>
          <table:table-cell office:value-type="float" office:value="2.26197052001953" calcext:value-type="float">
            <text:p>2.26197052</text:p>
          </table:table-cell>
          <table:table-cell office:value-type="float" office:value="1.61694228649139" calcext:value-type="float">
            <text:p>1.6169422865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2.06597805023193" calcext:value-type="float">
            <text:p>2.0659780502</text:p>
          </table:table-cell>
          <table:table-cell office:value-type="float" office:value="1.98907899856567" calcext:value-type="float">
            <text:p>1.9890789986</text:p>
          </table:table-cell>
          <table:table-cell table:number-columns-repeated="9"/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2.30081462860107" calcext:value-type="float">
            <text:p>2.3008146286</text:p>
          </table:table-cell>
          <table:table-cell office:value-type="float" office:value="2.2589328289032" calcext:value-type="float">
            <text:p>2.2589328289</text:p>
          </table:table-cell>
          <table:table-cell office:value-type="float" office:value="1.61505603790283" calcext:value-type="float">
            <text:p>1.6150560379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840470790863" calcext:value-type="float">
            <text:p>2.0840470791</text:p>
          </table:table-cell>
          <table:table-cell office:value-type="float" office:value="1.73867881298065" calcext:value-type="float">
            <text:p>1.738678813</text:p>
          </table:table-cell>
          <table:table-cell table:number-columns-repeated="9"/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2.30236625671387" calcext:value-type="float">
            <text:p>2.3023662567</text:p>
          </table:table-cell>
          <table:table-cell office:value-type="float" office:value="2.24623799324036" calcext:value-type="float">
            <text:p>2.2462379932</text:p>
          </table:table-cell>
          <table:table-cell office:value-type="float" office:value="1.61447167396545" calcext:value-type="float">
            <text:p>1.614471674</text:p>
          </table:table-cell>
          <table:table-cell office:value-type="float" office:value="2.30256128311157" calcext:value-type="float">
            <text:p>2.3025612831</text:p>
          </table:table-cell>
          <table:table-cell office:value-type="float" office:value="1.9348691701889" calcext:value-type="float">
            <text:p>1.9348691702</text:p>
          </table:table-cell>
          <table:table-cell office:value-type="float" office:value="1.72094178199768" calcext:value-type="float">
            <text:p>1.720941782</text:p>
          </table:table-cell>
          <table:table-cell table:number-columns-repeated="9"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2.30073499679565" calcext:value-type="float">
            <text:p>2.3007349968</text:p>
          </table:table-cell>
          <table:table-cell office:value-type="float" office:value="2.27931523323059" calcext:value-type="float">
            <text:p>2.2793152332</text:p>
          </table:table-cell>
          <table:table-cell office:value-type="float" office:value="1.61454606056213" calcext:value-type="float">
            <text:p>1.6145460606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04229879379272" calcext:value-type="float">
            <text:p>2.0422987938</text:p>
          </table:table-cell>
          <table:table-cell office:value-type="float" office:value="1.9964816570282" calcext:value-type="float">
            <text:p>1.996481657</text:p>
          </table:table-cell>
          <table:table-cell table:number-columns-repeated="9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.29975366592407" calcext:value-type="float">
            <text:p>2.2997536659</text:p>
          </table:table-cell>
          <table:table-cell office:value-type="float" office:value="2.25623202323914" calcext:value-type="float">
            <text:p>2.2562320232</text:p>
          </table:table-cell>
          <table:table-cell office:value-type="float" office:value="1.6114227771759" calcext:value-type="float">
            <text:p>1.6114227772</text:p>
          </table:table-cell>
          <table:table-cell office:value-type="float" office:value="2.30251812934875" calcext:value-type="float">
            <text:p>2.3025181293</text:p>
          </table:table-cell>
          <table:table-cell office:value-type="float" office:value="2.07309627532959" calcext:value-type="float">
            <text:p>2.0730962753</text:p>
          </table:table-cell>
          <table:table-cell office:value-type="float" office:value="2.05628252029419" calcext:value-type="float">
            <text:p>2.0562825203</text:p>
          </table:table-cell>
          <table:table-cell table:number-columns-repeated="9"/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2.30219864845276" calcext:value-type="float">
            <text:p>2.3021986485</text:p>
          </table:table-cell>
          <table:table-cell office:value-type="float" office:value="2.25826072692871" calcext:value-type="float">
            <text:p>2.2582607269</text:p>
          </table:table-cell>
          <table:table-cell office:value-type="float" office:value="1.61310482025146" calcext:value-type="float">
            <text:p>1.6131048203</text:p>
          </table:table-cell>
          <table:table-cell office:value-type="float" office:value="2.30251264572144" calcext:value-type="float">
            <text:p>2.3025126457</text:p>
          </table:table-cell>
          <table:table-cell office:value-type="float" office:value="2.087735414505" calcext:value-type="float">
            <text:p>2.0877354145</text:p>
          </table:table-cell>
          <table:table-cell office:value-type="float" office:value="1.62054049968719" calcext:value-type="float">
            <text:p>1.6205404997</text:p>
          </table:table-cell>
          <table:table-cell table:number-columns-repeated="9"/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2.302401304245" calcext:value-type="float">
            <text:p>2.3024013042</text:p>
          </table:table-cell>
          <table:table-cell office:value-type="float" office:value="2.25839519500732" calcext:value-type="float">
            <text:p>2.258395195</text:p>
          </table:table-cell>
          <table:table-cell office:value-type="float" office:value="1.61392784118652" calcext:value-type="float">
            <text:p>1.6139278412</text:p>
          </table:table-cell>
          <table:table-cell office:value-type="float" office:value="2.30255627632141" calcext:value-type="float">
            <text:p>2.3025562763</text:p>
          </table:table-cell>
          <table:table-cell office:value-type="float" office:value="1.68649983406067" calcext:value-type="float">
            <text:p>1.6864998341</text:p>
          </table:table-cell>
          <table:table-cell office:value-type="float" office:value="2.1803867816925" calcext:value-type="float">
            <text:p>2.1803867817</text:p>
          </table:table-cell>
          <table:table-cell table:number-columns-repeated="9"/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2.29771518707275" calcext:value-type="float">
            <text:p>2.2977151871</text:p>
          </table:table-cell>
          <table:table-cell office:value-type="float" office:value="2.26034927368164" calcext:value-type="float">
            <text:p>2.2603492737</text:p>
          </table:table-cell>
          <table:table-cell office:value-type="float" office:value="1.62284588813782" calcext:value-type="float">
            <text:p>1.6228458881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10783720016479" calcext:value-type="float">
            <text:p>2.1078372002</text:p>
          </table:table-cell>
          <table:table-cell office:value-type="float" office:value="2.03120565414429" calcext:value-type="float">
            <text:p>2.0312056541</text:p>
          </table:table-cell>
          <table:table-cell table:number-columns-repeated="9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2.30223417282104" calcext:value-type="float">
            <text:p>2.3022341728</text:p>
          </table:table-cell>
          <table:table-cell office:value-type="float" office:value="2.24299669265747" calcext:value-type="float">
            <text:p>2.2429966927</text:p>
          </table:table-cell>
          <table:table-cell office:value-type="float" office:value="1.61439025402069" calcext:value-type="float">
            <text:p>1.614390254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03839874267578" calcext:value-type="float">
            <text:p>2.0383987427</text:p>
          </table:table-cell>
          <table:table-cell office:value-type="float" office:value="1.61563098430634" calcext:value-type="float">
            <text:p>1.6156309843</text:p>
          </table:table-cell>
          <table:table-cell table:number-columns-repeated="9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.2947781085968" calcext:value-type="float">
            <text:p>2.2947781086</text:p>
          </table:table-cell>
          <table:table-cell office:value-type="float" office:value="2.25549340248108" calcext:value-type="float">
            <text:p>2.2554934025</text:p>
          </table:table-cell>
          <table:table-cell office:value-type="float" office:value="1.61066269874573" calcext:value-type="float">
            <text:p>1.6106626987</text:p>
          </table:table-cell>
          <table:table-cell office:value-type="float" office:value="2.3025221824646" calcext:value-type="float">
            <text:p>2.3025221825</text:p>
          </table:table-cell>
          <table:table-cell office:value-type="float" office:value="2.05378150939941" calcext:value-type="float">
            <text:p>2.0537815094</text:p>
          </table:table-cell>
          <table:table-cell office:value-type="float" office:value="1.93285727500916" calcext:value-type="float">
            <text:p>1.932857275</text:p>
          </table:table-cell>
          <table:table-cell table:number-columns-repeated="9"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2.30057525634766" calcext:value-type="float">
            <text:p>2.3005752563</text:p>
          </table:table-cell>
          <table:table-cell office:value-type="float" office:value="2.24804306030273" calcext:value-type="float">
            <text:p>2.2480430603</text:p>
          </table:table-cell>
          <table:table-cell office:value-type="float" office:value="1.60786175727844" calcext:value-type="float">
            <text:p>1.6078617573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2.12792086601257" calcext:value-type="float">
            <text:p>2.127920866</text:p>
          </table:table-cell>
          <table:table-cell office:value-type="float" office:value="1.70490050315857" calcext:value-type="float">
            <text:p>1.7049005032</text:p>
          </table:table-cell>
          <table:table-cell table:number-columns-repeated="9"/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2.29854846000671" calcext:value-type="float">
            <text:p>2.29854846</text:p>
          </table:table-cell>
          <table:table-cell office:value-type="float" office:value="2.24325346946716" calcext:value-type="float">
            <text:p>2.2432534695</text:p>
          </table:table-cell>
          <table:table-cell office:value-type="float" office:value="1.63820147514343" calcext:value-type="float">
            <text:p>1.6382014751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10246205329895" calcext:value-type="float">
            <text:p>2.1024620533</text:p>
          </table:table-cell>
          <table:table-cell office:value-type="float" office:value="1.84477031230927" calcext:value-type="float">
            <text:p>1.8447703123</text:p>
          </table:table-cell>
          <table:table-cell table:number-columns-repeated="9"/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2.29807043075562" calcext:value-type="float">
            <text:p>2.2980704308</text:p>
          </table:table-cell>
          <table:table-cell office:value-type="float" office:value="2.25137376785278" calcext:value-type="float">
            <text:p>2.2513737679</text:p>
          </table:table-cell>
          <table:table-cell office:value-type="float" office:value="1.60661804676056" calcext:value-type="float">
            <text:p>1.606618046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01767873764038" calcext:value-type="float">
            <text:p>2.0176787376</text:p>
          </table:table-cell>
          <table:table-cell office:value-type="float" office:value="1.72854828834534" calcext:value-type="float">
            <text:p>1.7285482883</text:p>
          </table:table-cell>
          <table:table-cell table:number-columns-repeated="9"/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2.3020920753479" calcext:value-type="float">
            <text:p>2.3020920753</text:p>
          </table:table-cell>
          <table:table-cell office:value-type="float" office:value="2.25437116622925" calcext:value-type="float">
            <text:p>2.2543711662</text:p>
          </table:table-cell>
          <table:table-cell office:value-type="float" office:value="1.60796976089478" calcext:value-type="float">
            <text:p>1.6079697609</text:p>
          </table:table-cell>
          <table:table-cell office:value-type="float" office:value="2.30251359939575" calcext:value-type="float">
            <text:p>2.3025135994</text:p>
          </table:table-cell>
          <table:table-cell office:value-type="float" office:value="1.73424029350281" calcext:value-type="float">
            <text:p>1.7342402935</text:p>
          </table:table-cell>
          <table:table-cell office:value-type="float" office:value="2.10255479812622" calcext:value-type="float">
            <text:p>2.1025547981</text:p>
          </table:table-cell>
          <table:table-cell table:number-columns-repeated="9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30192708969116" calcext:value-type="float">
            <text:p>2.3019270897</text:p>
          </table:table-cell>
          <table:table-cell office:value-type="float" office:value="2.25337934494019" calcext:value-type="float">
            <text:p>2.2533793449</text:p>
          </table:table-cell>
          <table:table-cell office:value-type="float" office:value="1.62909436225891" calcext:value-type="float">
            <text:p>1.6290943623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02987241744995" calcext:value-type="float">
            <text:p>2.0298724174</text:p>
          </table:table-cell>
          <table:table-cell office:value-type="float" office:value="1.83042025566101" calcext:value-type="float">
            <text:p>1.8304202557</text:p>
          </table:table-cell>
          <table:table-cell table:number-columns-repeated="9"/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2.30074882507324" calcext:value-type="float">
            <text:p>2.3007488251</text:p>
          </table:table-cell>
          <table:table-cell office:value-type="float" office:value="2.24713540077209" calcext:value-type="float">
            <text:p>2.2471354008</text:p>
          </table:table-cell>
          <table:table-cell office:value-type="float" office:value="1.62379217147827" calcext:value-type="float">
            <text:p>1.6237921715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3906178474426" calcext:value-type="float">
            <text:p>2.0390617847</text:p>
          </table:table-cell>
          <table:table-cell office:value-type="float" office:value="2.03006267547607" calcext:value-type="float">
            <text:p>2.0300626755</text:p>
          </table:table-cell>
          <table:table-cell table:number-columns-repeated="9"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2.30225324630737" calcext:value-type="float">
            <text:p>2.3022532463</text:p>
          </table:table-cell>
          <table:table-cell office:value-type="float" office:value="2.24974703788757" calcext:value-type="float">
            <text:p>2.2497470379</text:p>
          </table:table-cell>
          <table:table-cell office:value-type="float" office:value="1.62875080108643" calcext:value-type="float">
            <text:p>1.6287508011</text:p>
          </table:table-cell>
          <table:table-cell office:value-type="float" office:value="2.30252432823181" calcext:value-type="float">
            <text:p>2.3025243282</text:p>
          </table:table-cell>
          <table:table-cell office:value-type="float" office:value="2.0967812538147" calcext:value-type="float">
            <text:p>2.0967812538</text:p>
          </table:table-cell>
          <table:table-cell office:value-type="float" office:value="2.07957220077515" calcext:value-type="float">
            <text:p>2.0795722008</text:p>
          </table:table-cell>
          <table:table-cell table:number-columns-repeated="9"/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2.30171418190002" calcext:value-type="float">
            <text:p>2.3017141819</text:p>
          </table:table-cell>
          <table:table-cell office:value-type="float" office:value="2.24752473831177" calcext:value-type="float">
            <text:p>2.2475247383</text:p>
          </table:table-cell>
          <table:table-cell office:value-type="float" office:value="1.61934459209442" calcext:value-type="float">
            <text:p>1.6193445921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1.96769046783447" calcext:value-type="float">
            <text:p>1.9676904678</text:p>
          </table:table-cell>
          <table:table-cell office:value-type="float" office:value="1.84031820297241" calcext:value-type="float">
            <text:p>1.840318203</text:p>
          </table:table-cell>
          <table:table-cell table:number-columns-repeated="9"/>
        </table:table-row>
        <table:table-row table:style-name="ro1">
          <table:table-cell office:value-type="float" office:value="12580" calcext:value-type="float">
            <text:p>12580</text:p>
          </table:table-cell>
          <table:table-cell office:value-type="float" office:value="2.29722929000854" calcext:value-type="float">
            <text:p>2.29722929</text:p>
          </table:table-cell>
          <table:table-cell office:value-type="float" office:value="2.26117563247681" calcext:value-type="float">
            <text:p>2.2611756325</text:p>
          </table:table-cell>
          <table:table-cell office:value-type="float" office:value="1.63270163536072" calcext:value-type="float">
            <text:p>1.6327016354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06294798851013" calcext:value-type="float">
            <text:p>2.0629479885</text:p>
          </table:table-cell>
          <table:table-cell office:value-type="float" office:value="1.89354860782623" calcext:value-type="float">
            <text:p>1.8935486078</text:p>
          </table:table-cell>
          <table:table-cell table:number-columns-repeated="9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.30059385299683" calcext:value-type="float">
            <text:p>2.300593853</text:p>
          </table:table-cell>
          <table:table-cell office:value-type="float" office:value="2.26367163658142" calcext:value-type="float">
            <text:p>2.2636716366</text:p>
          </table:table-cell>
          <table:table-cell office:value-type="float" office:value="1.65449035167694" calcext:value-type="float">
            <text:p>1.6544903517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2.00304126739502" calcext:value-type="float">
            <text:p>2.0030412674</text:p>
          </table:table-cell>
          <table:table-cell office:value-type="float" office:value="1.79653942584991" calcext:value-type="float">
            <text:p>1.7965394258</text:p>
          </table:table-cell>
          <table:table-cell table:number-columns-repeated="9"/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2.30147886276245" calcext:value-type="float">
            <text:p>2.3014788628</text:p>
          </table:table-cell>
          <table:table-cell office:value-type="float" office:value="2.26212096214294" calcext:value-type="float">
            <text:p>2.2621209621</text:p>
          </table:table-cell>
          <table:table-cell office:value-type="float" office:value="1.60932099819183" calcext:value-type="float">
            <text:p>1.6093209982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11125135421753" calcext:value-type="float">
            <text:p>2.1112513542</text:p>
          </table:table-cell>
          <table:table-cell office:value-type="float" office:value="1.85792601108551" calcext:value-type="float">
            <text:p>1.8579260111</text:p>
          </table:table-cell>
          <table:table-cell table:number-columns-repeated="9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float" office:value="2.30174374580383" calcext:value-type="float">
            <text:p>2.3017437458</text:p>
          </table:table-cell>
          <table:table-cell office:value-type="float" office:value="2.23453235626221" calcext:value-type="float">
            <text:p>2.2345323563</text:p>
          </table:table-cell>
          <table:table-cell office:value-type="float" office:value="1.61030650138855" calcext:value-type="float">
            <text:p>1.6103065014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1.96209037303925" calcext:value-type="float">
            <text:p>1.962090373</text:p>
          </table:table-cell>
          <table:table-cell office:value-type="float" office:value="1.96022439002991" calcext:value-type="float">
            <text:p>1.96022439</text:p>
          </table:table-cell>
          <table:table-cell table:number-columns-repeated="9"/>
        </table:table-row>
        <table:table-row table:style-name="ro1">
          <table:table-cell office:value-type="float" office:value="12660" calcext:value-type="float">
            <text:p>12660</text:p>
          </table:table-cell>
          <table:table-cell office:value-type="float" office:value="2.30064654350281" calcext:value-type="float">
            <text:p>2.3006465435</text:p>
          </table:table-cell>
          <table:table-cell office:value-type="float" office:value="2.25425124168396" calcext:value-type="float">
            <text:p>2.2542512417</text:p>
          </table:table-cell>
          <table:table-cell office:value-type="float" office:value="1.61643981933594" calcext:value-type="float">
            <text:p>1.6164398193</text:p>
          </table:table-cell>
          <table:table-cell office:value-type="float" office:value="2.3025631904602" calcext:value-type="float">
            <text:p>2.3025631905</text:p>
          </table:table-cell>
          <table:table-cell office:value-type="float" office:value="1.99329710006714" calcext:value-type="float">
            <text:p>1.9932971001</text:p>
          </table:table-cell>
          <table:table-cell office:value-type="float" office:value="1.82863533496857" calcext:value-type="float">
            <text:p>1.828635335</text:p>
          </table:table-cell>
          <table:table-cell table:number-columns-repeated="9"/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2.30182075500488" calcext:value-type="float">
            <text:p>2.301820755</text:p>
          </table:table-cell>
          <table:table-cell office:value-type="float" office:value="2.25166416168213" calcext:value-type="float">
            <text:p>2.2516641617</text:p>
          </table:table-cell>
          <table:table-cell office:value-type="float" office:value="1.61119627952576" calcext:value-type="float">
            <text:p>1.6111962795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2.24035930633545" calcext:value-type="float">
            <text:p>2.2403593063</text:p>
          </table:table-cell>
          <table:table-cell office:value-type="float" office:value="1.94500064849854" calcext:value-type="float">
            <text:p>1.9450006485</text:p>
          </table:table-cell>
          <table:table-cell table:number-columns-repeated="9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.29778265953064" calcext:value-type="float">
            <text:p>2.2977826595</text:p>
          </table:table-cell>
          <table:table-cell office:value-type="float" office:value="2.25412130355835" calcext:value-type="float">
            <text:p>2.2541213036</text:p>
          </table:table-cell>
          <table:table-cell office:value-type="float" office:value="1.67650163173676" calcext:value-type="float">
            <text:p>1.6765016317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12350034713745" calcext:value-type="float">
            <text:p>2.1235003471</text:p>
          </table:table-cell>
          <table:table-cell office:value-type="float" office:value="1.78599870204926" calcext:value-type="float">
            <text:p>1.785998702</text:p>
          </table:table-cell>
          <table:table-cell table:number-columns-repeated="9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2.3022608757019" calcext:value-type="float">
            <text:p>2.3022608757</text:p>
          </table:table-cell>
          <table:table-cell office:value-type="float" office:value="2.25434446334839" calcext:value-type="float">
            <text:p>2.2543444633</text:p>
          </table:table-cell>
          <table:table-cell office:value-type="float" office:value="1.61569333076477" calcext:value-type="float">
            <text:p>1.6156933308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09994387626648" calcext:value-type="float">
            <text:p>2.0999438763</text:p>
          </table:table-cell>
          <table:table-cell office:value-type="float" office:value="1.59515380859375" calcext:value-type="float">
            <text:p>1.5951538086</text:p>
          </table:table-cell>
          <table:table-cell table:number-columns-repeated="9"/>
        </table:table-row>
        <table:table-row table:style-name="ro1">
          <table:table-cell office:value-type="float" office:value="12740" calcext:value-type="float">
            <text:p>12740</text:p>
          </table:table-cell>
          <table:table-cell office:value-type="float" office:value="2.29974603652954" calcext:value-type="float">
            <text:p>2.2997460365</text:p>
          </table:table-cell>
          <table:table-cell office:value-type="float" office:value="2.23049545288086" calcext:value-type="float">
            <text:p>2.2304954529</text:p>
          </table:table-cell>
          <table:table-cell office:value-type="float" office:value="1.60916638374329" calcext:value-type="float">
            <text:p>1.6091663837</text:p>
          </table:table-cell>
          <table:table-cell office:value-type="float" office:value="2.30248022079468" calcext:value-type="float">
            <text:p>2.3024802208</text:p>
          </table:table-cell>
          <table:table-cell office:value-type="float" office:value="2.07356977462769" calcext:value-type="float">
            <text:p>2.0735697746</text:p>
          </table:table-cell>
          <table:table-cell office:value-type="float" office:value="1.67698585987091" calcext:value-type="float">
            <text:p>1.6769858599</text:p>
          </table:table-cell>
          <table:table-cell table:number-columns-repeated="9"/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float" office:value="2.27736568450928" calcext:value-type="float">
            <text:p>2.2773656845</text:p>
          </table:table-cell>
          <table:table-cell office:value-type="float" office:value="2.25211310386658" calcext:value-type="float">
            <text:p>2.2521131039</text:p>
          </table:table-cell>
          <table:table-cell office:value-type="float" office:value="1.61305499076843" calcext:value-type="float">
            <text:p>1.6130549908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1.64999890327454" calcext:value-type="float">
            <text:p>1.6499989033</text:p>
          </table:table-cell>
          <table:table-cell office:value-type="float" office:value="2.20152902603149" calcext:value-type="float">
            <text:p>2.201529026</text:p>
          </table:table-cell>
          <table:table-cell table:number-columns-repeated="9"/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2.30205726623535" calcext:value-type="float">
            <text:p>2.3020572662</text:p>
          </table:table-cell>
          <table:table-cell office:value-type="float" office:value="2.24701833724976" calcext:value-type="float">
            <text:p>2.2470183372</text:p>
          </table:table-cell>
          <table:table-cell office:value-type="float" office:value="1.61493420600891" calcext:value-type="float">
            <text:p>1.614934206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1.92053651809692" calcext:value-type="float">
            <text:p>1.9205365181</text:p>
          </table:table-cell>
          <table:table-cell office:value-type="float" office:value="2.12746691703796" calcext:value-type="float">
            <text:p>2.127466917</text:p>
          </table:table-cell>
          <table:table-cell table:number-columns-repeated="9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.29688358306885" calcext:value-type="float">
            <text:p>2.2968835831</text:p>
          </table:table-cell>
          <table:table-cell office:value-type="float" office:value="2.26354122161865" calcext:value-type="float">
            <text:p>2.2635412216</text:p>
          </table:table-cell>
          <table:table-cell office:value-type="float" office:value="1.61860227584839" calcext:value-type="float">
            <text:p>1.6186022758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1.97231769561768" calcext:value-type="float">
            <text:p>1.9723176956</text:p>
          </table:table-cell>
          <table:table-cell office:value-type="float" office:value="2.05068945884705" calcext:value-type="float">
            <text:p>2.0506894588</text:p>
          </table:table-cell>
          <table:table-cell table:number-columns-repeated="9"/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2.30195713043213" calcext:value-type="float">
            <text:p>2.3019571304</text:p>
          </table:table-cell>
          <table:table-cell office:value-type="float" office:value="2.25802254676819" calcext:value-type="float">
            <text:p>2.2580225468</text:p>
          </table:table-cell>
          <table:table-cell office:value-type="float" office:value="1.61052083969116" calcext:value-type="float">
            <text:p>1.6105208397</text:p>
          </table:table-cell>
          <table:table-cell office:value-type="float" office:value="2.3025221824646" calcext:value-type="float">
            <text:p>2.3025221825</text:p>
          </table:table-cell>
          <table:table-cell office:value-type="float" office:value="2.15169382095337" calcext:value-type="float">
            <text:p>2.151693821</text:p>
          </table:table-cell>
          <table:table-cell office:value-type="float" office:value="1.72100567817688" calcext:value-type="float">
            <text:p>1.7210056782</text:p>
          </table:table-cell>
          <table:table-cell table:number-columns-repeated="9"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2.29823184013367" calcext:value-type="float">
            <text:p>2.2982318401</text:p>
          </table:table-cell>
          <table:table-cell office:value-type="float" office:value="2.23718976974487" calcext:value-type="float">
            <text:p>2.2371897697</text:p>
          </table:table-cell>
          <table:table-cell office:value-type="float" office:value="1.6104884147644" calcext:value-type="float">
            <text:p>1.6104884148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1.9267144203186" calcext:value-type="float">
            <text:p>1.9267144203</text:p>
          </table:table-cell>
          <table:table-cell office:value-type="float" office:value="1.78310167789459" calcext:value-type="float">
            <text:p>1.7831016779</text:p>
          </table:table-cell>
          <table:table-cell table:number-columns-repeated="9"/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float" office:value="2.30203223228455" calcext:value-type="float">
            <text:p>2.3020322323</text:p>
          </table:table-cell>
          <table:table-cell office:value-type="float" office:value="2.26619839668274" calcext:value-type="float">
            <text:p>2.2661983967</text:p>
          </table:table-cell>
          <table:table-cell office:value-type="float" office:value="1.62049067020416" calcext:value-type="float">
            <text:p>1.6204906702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1.81518995761871" calcext:value-type="float">
            <text:p>1.8151899576</text:p>
          </table:table-cell>
          <table:table-cell office:value-type="float" office:value="1.61595380306244" calcext:value-type="float">
            <text:p>1.6159538031</text:p>
          </table:table-cell>
          <table:table-cell table:number-columns-repeated="9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2.30084848403931" calcext:value-type="float">
            <text:p>2.300848484</text:p>
          </table:table-cell>
          <table:table-cell office:value-type="float" office:value="2.25996971130371" calcext:value-type="float">
            <text:p>2.2599697113</text:p>
          </table:table-cell>
          <table:table-cell office:value-type="float" office:value="1.60732984542847" calcext:value-type="float">
            <text:p>1.6073298454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07166719436645" calcext:value-type="float">
            <text:p>2.0716671944</text:p>
          </table:table-cell>
          <table:table-cell office:value-type="float" office:value="1.95322465896606" calcext:value-type="float">
            <text:p>1.953224659</text:p>
          </table:table-cell>
          <table:table-cell table:number-columns-repeated="9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.29880475997925" calcext:value-type="float">
            <text:p>2.29880476</text:p>
          </table:table-cell>
          <table:table-cell office:value-type="float" office:value="2.26019906997681" calcext:value-type="float">
            <text:p>2.26019907</text:p>
          </table:table-cell>
          <table:table-cell office:value-type="float" office:value="1.60303640365601" calcext:value-type="float">
            <text:p>1.6030364037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8464169502258" calcext:value-type="float">
            <text:p>2.084641695</text:p>
          </table:table-cell>
          <table:table-cell office:value-type="float" office:value="1.98818218708038" calcext:value-type="float">
            <text:p>1.9881821871</text:p>
          </table:table-cell>
          <table:table-cell table:number-columns-repeated="9"/>
        </table:table-row>
        <table:table-row table:style-name="ro1">
          <table:table-cell office:value-type="float" office:value="12920" calcext:value-type="float">
            <text:p>12920</text:p>
          </table:table-cell>
          <table:table-cell office:value-type="float" office:value="2.30220127105713" calcext:value-type="float">
            <text:p>2.3022012711</text:p>
          </table:table-cell>
          <table:table-cell office:value-type="float" office:value="2.25165867805481" calcext:value-type="float">
            <text:p>2.2516586781</text:p>
          </table:table-cell>
          <table:table-cell office:value-type="float" office:value="1.62020766735077" calcext:value-type="float">
            <text:p>1.6202076674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2.00290274620056" calcext:value-type="float">
            <text:p>2.0029027462</text:p>
          </table:table-cell>
          <table:table-cell office:value-type="float" office:value="2.01728677749634" calcext:value-type="float">
            <text:p>2.0172867775</text:p>
          </table:table-cell>
          <table:table-cell table:number-columns-repeated="9"/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2.3020384311676" calcext:value-type="float">
            <text:p>2.3020384312</text:p>
          </table:table-cell>
          <table:table-cell office:value-type="float" office:value="2.25072169303894" calcext:value-type="float">
            <text:p>2.250721693</text:p>
          </table:table-cell>
          <table:table-cell office:value-type="float" office:value="1.61262035369873" calcext:value-type="float">
            <text:p>1.6126203537</text:p>
          </table:table-cell>
          <table:table-cell office:value-type="float" office:value="2.30250930786133" calcext:value-type="float">
            <text:p>2.3025093079</text:p>
          </table:table-cell>
          <table:table-cell office:value-type="float" office:value="1.92028963565826" calcext:value-type="float">
            <text:p>1.9202896357</text:p>
          </table:table-cell>
          <table:table-cell office:value-type="float" office:value="2.1263313293457" calcext:value-type="float">
            <text:p>2.1263313293</text:p>
          </table:table-cell>
          <table:table-cell table:number-columns-repeated="9"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2.30175042152405" calcext:value-type="float">
            <text:p>2.3017504215</text:p>
          </table:table-cell>
          <table:table-cell office:value-type="float" office:value="2.25365161895752" calcext:value-type="float">
            <text:p>2.253651619</text:p>
          </table:table-cell>
          <table:table-cell office:value-type="float" office:value="1.60978543758392" calcext:value-type="float">
            <text:p>1.6097854376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8611831665039" calcext:value-type="float">
            <text:p>1.9861183167</text:p>
          </table:table-cell>
          <table:table-cell office:value-type="float" office:value="2.08744716644287" calcext:value-type="float">
            <text:p>2.0874471664</text:p>
          </table:table-cell>
          <table:table-cell table:number-columns-repeated="9"/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float" office:value="2.29620265960693" calcext:value-type="float">
            <text:p>2.2962026596</text:p>
          </table:table-cell>
          <table:table-cell office:value-type="float" office:value="2.24452424049377" calcext:value-type="float">
            <text:p>2.2445242405</text:p>
          </table:table-cell>
          <table:table-cell office:value-type="float" office:value="1.60336446762085" calcext:value-type="float">
            <text:p>1.6033644676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92723000049591" calcext:value-type="float">
            <text:p>1.9272300005</text:p>
          </table:table-cell>
          <table:table-cell office:value-type="float" office:value="2.05514740943909" calcext:value-type="float">
            <text:p>2.0551474094</text:p>
          </table:table-cell>
          <table:table-cell table:number-columns-repeated="9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30225324630737" calcext:value-type="float">
            <text:p>2.3022532463</text:p>
          </table:table-cell>
          <table:table-cell office:value-type="float" office:value="2.23535966873169" calcext:value-type="float">
            <text:p>2.2353596687</text:p>
          </table:table-cell>
          <table:table-cell office:value-type="float" office:value="1.61074471473694" calcext:value-type="float">
            <text:p>1.6107447147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1.97912764549255" calcext:value-type="float">
            <text:p>1.9791276455</text:p>
          </table:table-cell>
          <table:table-cell office:value-type="float" office:value="1.84538054466248" calcext:value-type="float">
            <text:p>1.8453805447</text:p>
          </table:table-cell>
          <table:table-cell table:number-columns-repeated="9"/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float" office:value="2.30135226249695" calcext:value-type="float">
            <text:p>2.3013522625</text:p>
          </table:table-cell>
          <table:table-cell office:value-type="float" office:value="2.23654365539551" calcext:value-type="float">
            <text:p>2.2365436554</text:p>
          </table:table-cell>
          <table:table-cell office:value-type="float" office:value="1.60665202140808" calcext:value-type="float">
            <text:p>1.6066520214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3704605102539" calcext:value-type="float">
            <text:p>1.937046051</text:p>
          </table:table-cell>
          <table:table-cell office:value-type="float" office:value="1.96466076374054" calcext:value-type="float">
            <text:p>1.9646607637</text:p>
          </table:table-cell>
          <table:table-cell table:number-columns-repeated="9"/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float" office:value="2.29970026016235" calcext:value-type="float">
            <text:p>2.2997002602</text:p>
          </table:table-cell>
          <table:table-cell office:value-type="float" office:value="2.24149012565613" calcext:value-type="float">
            <text:p>2.2414901257</text:p>
          </table:table-cell>
          <table:table-cell office:value-type="float" office:value="1.61421382427216" calcext:value-type="float">
            <text:p>1.6142138243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1.77791726589203" calcext:value-type="float">
            <text:p>1.7779172659</text:p>
          </table:table-cell>
          <table:table-cell office:value-type="float" office:value="2.04345655441284" calcext:value-type="float">
            <text:p>2.0434565544</text:p>
          </table:table-cell>
          <table:table-cell table:number-columns-repeated="9"/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float" office:value="2.30047512054443" calcext:value-type="float">
            <text:p>2.3004751205</text:p>
          </table:table-cell>
          <table:table-cell office:value-type="float" office:value="2.25754594802856" calcext:value-type="float">
            <text:p>2.257545948</text:p>
          </table:table-cell>
          <table:table-cell office:value-type="float" office:value="1.61458432674408" calcext:value-type="float">
            <text:p>1.6145843267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1.79662847518921" calcext:value-type="float">
            <text:p>1.7966284752</text:p>
          </table:table-cell>
          <table:table-cell office:value-type="float" office:value="2.05443501472473" calcext:value-type="float">
            <text:p>2.0544350147</text:p>
          </table:table-cell>
          <table:table-cell table:number-columns-repeated="9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2.30213832855225" calcext:value-type="float">
            <text:p>2.3021383286</text:p>
          </table:table-cell>
          <table:table-cell office:value-type="float" office:value="2.26068925857544" calcext:value-type="float">
            <text:p>2.2606892586</text:p>
          </table:table-cell>
          <table:table-cell office:value-type="float" office:value="1.61640071868896" calcext:value-type="float">
            <text:p>1.6164007187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82671213150024" calcext:value-type="float">
            <text:p>1.8267121315</text:p>
          </table:table-cell>
          <table:table-cell office:value-type="float" office:value="1.89664435386658" calcext:value-type="float">
            <text:p>1.8966443539</text:p>
          </table:table-cell>
          <table:table-cell table:number-columns-repeated="9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.29750680923462" calcext:value-type="float">
            <text:p>2.2975068092</text:p>
          </table:table-cell>
          <table:table-cell office:value-type="float" office:value="2.24033331871033" calcext:value-type="float">
            <text:p>2.2403333187</text:p>
          </table:table-cell>
          <table:table-cell office:value-type="float" office:value="1.63668274879456" calcext:value-type="float">
            <text:p>1.6366827488</text:p>
          </table:table-cell>
          <table:table-cell office:value-type="float" office:value="2.30251836776733" calcext:value-type="float">
            <text:p>2.3025183678</text:p>
          </table:table-cell>
          <table:table-cell office:value-type="float" office:value="1.98941707611084" calcext:value-type="float">
            <text:p>1.9894170761</text:p>
          </table:table-cell>
          <table:table-cell office:value-type="float" office:value="1.79681241512299" calcext:value-type="float">
            <text:p>1.7968124151</text:p>
          </table:table-cell>
          <table:table-cell table:number-columns-repeated="9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2.30054998397827" calcext:value-type="float">
            <text:p>2.300549984</text:p>
          </table:table-cell>
          <table:table-cell office:value-type="float" office:value="2.2287163734436" calcext:value-type="float">
            <text:p>2.2287163734</text:p>
          </table:table-cell>
          <table:table-cell office:value-type="float" office:value="1.60633909702301" calcext:value-type="float">
            <text:p>1.606339097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97124290466309" calcext:value-type="float">
            <text:p>1.9712429047</text:p>
          </table:table-cell>
          <table:table-cell office:value-type="float" office:value="2.07219648361206" calcext:value-type="float">
            <text:p>2.0721964836</text:p>
          </table:table-cell>
          <table:table-cell table:number-columns-repeated="9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2.30159187316895" calcext:value-type="float">
            <text:p>2.3015918732</text:p>
          </table:table-cell>
          <table:table-cell office:value-type="float" office:value="2.25549936294556" calcext:value-type="float">
            <text:p>2.2554993629</text:p>
          </table:table-cell>
          <table:table-cell office:value-type="float" office:value="1.62499594688416" calcext:value-type="float">
            <text:p>1.6249959469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091472864151" calcext:value-type="float">
            <text:p>2.0914728642</text:p>
          </table:table-cell>
          <table:table-cell office:value-type="float" office:value="2.12207651138306" calcext:value-type="float">
            <text:p>2.1220765114</text:p>
          </table:table-cell>
          <table:table-cell table:number-columns-repeated="9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float" office:value="2.30025744438171" calcext:value-type="float">
            <text:p>2.3002574444</text:p>
          </table:table-cell>
          <table:table-cell office:value-type="float" office:value="2.24370789527893" calcext:value-type="float">
            <text:p>2.2437078953</text:p>
          </table:table-cell>
          <table:table-cell office:value-type="float" office:value="1.61481869220734" calcext:value-type="float">
            <text:p>1.6148186922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7956600189209" calcext:value-type="float">
            <text:p>2.0795660019</text:p>
          </table:table-cell>
          <table:table-cell office:value-type="float" office:value="2.00944709777832" calcext:value-type="float">
            <text:p>2.0094470978</text:p>
          </table:table-cell>
          <table:table-cell table:number-columns-repeated="9"/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2.28553009033203" calcext:value-type="float">
            <text:p>2.2855300903</text:p>
          </table:table-cell>
          <table:table-cell office:value-type="float" office:value="2.24612736701965" calcext:value-type="float">
            <text:p>2.246127367</text:p>
          </table:table-cell>
          <table:table-cell office:value-type="float" office:value="1.62058627605438" calcext:value-type="float">
            <text:p>1.6205862761</text:p>
          </table:table-cell>
          <table:table-cell office:value-type="float" office:value="2.30248260498047" calcext:value-type="float">
            <text:p>2.302482605</text:p>
          </table:table-cell>
          <table:table-cell office:value-type="float" office:value="1.98894238471985" calcext:value-type="float">
            <text:p>1.9889423847</text:p>
          </table:table-cell>
          <table:table-cell office:value-type="float" office:value="1.90773987770081" calcext:value-type="float">
            <text:p>1.9077398777</text:p>
          </table:table-cell>
          <table:table-cell table:number-columns-repeated="9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.30168271064758" calcext:value-type="float">
            <text:p>2.3016827106</text:p>
          </table:table-cell>
          <table:table-cell office:value-type="float" office:value="2.23192739486694" calcext:value-type="float">
            <text:p>2.2319273949</text:p>
          </table:table-cell>
          <table:table-cell office:value-type="float" office:value="1.61142730712891" calcext:value-type="float">
            <text:p>1.6114273071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2.22136926651001" calcext:value-type="float">
            <text:p>2.2213692665</text:p>
          </table:table-cell>
          <table:table-cell office:value-type="float" office:value="1.74293601512909" calcext:value-type="float">
            <text:p>1.7429360151</text:p>
          </table:table-cell>
          <table:table-cell table:number-columns-repeated="9"/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2.30027437210083" calcext:value-type="float">
            <text:p>2.3002743721</text:p>
          </table:table-cell>
          <table:table-cell office:value-type="float" office:value="2.23931288719177" calcext:value-type="float">
            <text:p>2.2393128872</text:p>
          </table:table-cell>
          <table:table-cell office:value-type="float" office:value="1.61982202529907" calcext:value-type="float">
            <text:p>1.6198220253</text:p>
          </table:table-cell>
          <table:table-cell office:value-type="float" office:value="2.30249214172363" calcext:value-type="float">
            <text:p>2.3024921417</text:p>
          </table:table-cell>
          <table:table-cell office:value-type="float" office:value="1.8872948884964" calcext:value-type="float">
            <text:p>1.8872948885</text:p>
          </table:table-cell>
          <table:table-cell office:value-type="float" office:value="1.91576564311981" calcext:value-type="float">
            <text:p>1.9157656431</text:p>
          </table:table-cell>
          <table:table-cell table:number-columns-repeated="9"/>
        </table:table-row>
        <table:table-row table:style-name="ro1">
          <table:table-cell office:value-type="float" office:value="13240" calcext:value-type="float">
            <text:p>13240</text:p>
          </table:table-cell>
          <table:table-cell office:value-type="float" office:value="2.30129790306091" calcext:value-type="float">
            <text:p>2.3012979031</text:p>
          </table:table-cell>
          <table:table-cell office:value-type="float" office:value="2.24928641319275" calcext:value-type="float">
            <text:p>2.2492864132</text:p>
          </table:table-cell>
          <table:table-cell office:value-type="float" office:value="1.61925768852234" calcext:value-type="float">
            <text:p>1.6192576885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1.94406998157501" calcext:value-type="float">
            <text:p>1.9440699816</text:p>
          </table:table-cell>
          <table:table-cell office:value-type="float" office:value="1.73648726940155" calcext:value-type="float">
            <text:p>1.7364872694</text:p>
          </table:table-cell>
          <table:table-cell table:number-columns-repeated="9"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2.30195927619934" calcext:value-type="float">
            <text:p>2.3019592762</text:p>
          </table:table-cell>
          <table:table-cell office:value-type="float" office:value="2.23212289810181" calcext:value-type="float">
            <text:p>2.2321228981</text:p>
          </table:table-cell>
          <table:table-cell office:value-type="float" office:value="1.6114706993103" calcext:value-type="float">
            <text:p>1.6114706993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85234022140503" calcext:value-type="float">
            <text:p>1.8523402214</text:p>
          </table:table-cell>
          <table:table-cell office:value-type="float" office:value="2.19384956359863" calcext:value-type="float">
            <text:p>2.1938495636</text:p>
          </table:table-cell>
          <table:table-cell table:number-columns-repeated="9"/>
        </table:table-row>
        <table:table-row table:style-name="ro1">
          <table:table-cell office:value-type="float" office:value="13280" calcext:value-type="float">
            <text:p>13280</text:p>
          </table:table-cell>
          <table:table-cell office:value-type="float" office:value="2.30172228813171" calcext:value-type="float">
            <text:p>2.3017222881</text:p>
          </table:table-cell>
          <table:table-cell office:value-type="float" office:value="2.25803995132446" calcext:value-type="float">
            <text:p>2.2580399513</text:p>
          </table:table-cell>
          <table:table-cell office:value-type="float" office:value="1.61516320705414" calcext:value-type="float">
            <text:p>1.6151632071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75741815567017" calcext:value-type="float">
            <text:p>1.7574181557</text:p>
          </table:table-cell>
          <table:table-cell office:value-type="float" office:value="1.99864959716797" calcext:value-type="float">
            <text:p>1.9986495972</text:p>
          </table:table-cell>
          <table:table-cell table:number-columns-repeated="9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.30236029624939" calcext:value-type="float">
            <text:p>2.3023602962</text:p>
          </table:table-cell>
          <table:table-cell office:value-type="float" office:value="2.25516080856323" calcext:value-type="float">
            <text:p>2.2551608086</text:p>
          </table:table-cell>
          <table:table-cell office:value-type="float" office:value="1.62194299697876" calcext:value-type="float">
            <text:p>1.621942997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4935121536255" calcext:value-type="float">
            <text:p>2.0493512154</text:p>
          </table:table-cell>
          <table:table-cell office:value-type="float" office:value="2.02738523483276" calcext:value-type="float">
            <text:p>2.0273852348</text:p>
          </table:table-cell>
          <table:table-cell table:number-columns-repeated="9"/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float" office:value="2.30223274230957" calcext:value-type="float">
            <text:p>2.3022327423</text:p>
          </table:table-cell>
          <table:table-cell office:value-type="float" office:value="2.24943971633911" calcext:value-type="float">
            <text:p>2.2494397163</text:p>
          </table:table-cell>
          <table:table-cell office:value-type="float" office:value="1.64974629878998" calcext:value-type="float">
            <text:p>1.6497462988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7288417816162" calcext:value-type="float">
            <text:p>1.9728841782</text:p>
          </table:table-cell>
          <table:table-cell office:value-type="float" office:value="2.06007146835327" calcext:value-type="float">
            <text:p>2.0600714684</text:p>
          </table:table-cell>
          <table:table-cell table:number-columns-repeated="9"/>
        </table:table-row>
        <table:table-row table:style-name="ro1">
          <table:table-cell office:value-type="float" office:value="13340" calcext:value-type="float">
            <text:p>13340</text:p>
          </table:table-cell>
          <table:table-cell office:value-type="float" office:value="2.30021715164185" calcext:value-type="float">
            <text:p>2.3002171516</text:p>
          </table:table-cell>
          <table:table-cell office:value-type="float" office:value="2.2409029006958" calcext:value-type="float">
            <text:p>2.2409029007</text:p>
          </table:table-cell>
          <table:table-cell office:value-type="float" office:value="1.61675953865051" calcext:value-type="float">
            <text:p>1.6167595387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2.03521919250488" calcext:value-type="float">
            <text:p>2.0352191925</text:p>
          </table:table-cell>
          <table:table-cell office:value-type="float" office:value="1.77308773994446" calcext:value-type="float">
            <text:p>1.7730877399</text:p>
          </table:table-cell>
          <table:table-cell table:number-columns-repeated="9"/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2.30107355117798" calcext:value-type="float">
            <text:p>2.3010735512</text:p>
          </table:table-cell>
          <table:table-cell office:value-type="float" office:value="2.25623202323914" calcext:value-type="float">
            <text:p>2.2562320232</text:p>
          </table:table-cell>
          <table:table-cell office:value-type="float" office:value="1.63109016418457" calcext:value-type="float">
            <text:p>1.6310901642</text:p>
          </table:table-cell>
          <table:table-cell office:value-type="float" office:value="2.30256247520447" calcext:value-type="float">
            <text:p>2.3025624752</text:p>
          </table:table-cell>
          <table:table-cell office:value-type="float" office:value="2.03669476509094" calcext:value-type="float">
            <text:p>2.0366947651</text:p>
          </table:table-cell>
          <table:table-cell office:value-type="float" office:value="2.0102002620697" calcext:value-type="float">
            <text:p>2.0102002621</text:p>
          </table:table-cell>
          <table:table-cell table:number-columns-repeated="9"/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2.30232644081116" calcext:value-type="float">
            <text:p>2.3023264408</text:p>
          </table:table-cell>
          <table:table-cell office:value-type="float" office:value="2.26027894020081" calcext:value-type="float">
            <text:p>2.2602789402</text:p>
          </table:table-cell>
          <table:table-cell office:value-type="float" office:value="1.60603642463684" calcext:value-type="float">
            <text:p>1.6060364246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88932275772095" calcext:value-type="float">
            <text:p>1.8893227577</text:p>
          </table:table-cell>
          <table:table-cell office:value-type="float" office:value="2.02307319641113" calcext:value-type="float">
            <text:p>2.0230731964</text:p>
          </table:table-cell>
          <table:table-cell table:number-columns-repeated="9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.30065178871155" calcext:value-type="float">
            <text:p>2.3006517887</text:p>
          </table:table-cell>
          <table:table-cell office:value-type="float" office:value="2.24004030227661" calcext:value-type="float">
            <text:p>2.2400403023</text:p>
          </table:table-cell>
          <table:table-cell office:value-type="float" office:value="1.65197992324829" calcext:value-type="float">
            <text:p>1.6519799232</text:p>
          </table:table-cell>
          <table:table-cell office:value-type="float" office:value="2.30251884460449" calcext:value-type="float">
            <text:p>2.3025188446</text:p>
          </table:table-cell>
          <table:table-cell office:value-type="float" office:value="1.98131287097931" calcext:value-type="float">
            <text:p>1.981312871</text:p>
          </table:table-cell>
          <table:table-cell office:value-type="float" office:value="1.89671564102173" calcext:value-type="float">
            <text:p>1.896715641</text:p>
          </table:table-cell>
          <table:table-cell table:number-columns-repeated="9"/>
        </table:table-row>
        <table:table-row table:style-name="ro1">
          <table:table-cell office:value-type="float" office:value="13420" calcext:value-type="float">
            <text:p>13420</text:p>
          </table:table-cell>
          <table:table-cell office:value-type="float" office:value="2.30205583572388" calcext:value-type="float">
            <text:p>2.3020558357</text:p>
          </table:table-cell>
          <table:table-cell office:value-type="float" office:value="2.24448347091675" calcext:value-type="float">
            <text:p>2.2444834709</text:p>
          </table:table-cell>
          <table:table-cell office:value-type="float" office:value="1.6139794588089" calcext:value-type="float">
            <text:p>1.6139794588</text:p>
          </table:table-cell>
          <table:table-cell office:value-type="float" office:value="2.30255961418152" calcext:value-type="float">
            <text:p>2.3025596142</text:p>
          </table:table-cell>
          <table:table-cell office:value-type="float" office:value="1.9020140171051" calcext:value-type="float">
            <text:p>1.9020140171</text:p>
          </table:table-cell>
          <table:table-cell office:value-type="float" office:value="1.69920670986176" calcext:value-type="float">
            <text:p>1.6992067099</text:p>
          </table:table-cell>
          <table:table-cell table:number-columns-repeated="9"/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2.30234217643738" calcext:value-type="float">
            <text:p>2.3023421764</text:p>
          </table:table-cell>
          <table:table-cell office:value-type="float" office:value="2.2500638961792" calcext:value-type="float">
            <text:p>2.2500638962</text:p>
          </table:table-cell>
          <table:table-cell office:value-type="float" office:value="1.64902126789093" calcext:value-type="float">
            <text:p>1.6490212679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3290507793427" calcext:value-type="float">
            <text:p>1.9329050779</text:p>
          </table:table-cell>
          <table:table-cell office:value-type="float" office:value="2.15892481803894" calcext:value-type="float">
            <text:p>2.158924818</text:p>
          </table:table-cell>
          <table:table-cell table:number-columns-repeated="9"/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2.29918146133423" calcext:value-type="float">
            <text:p>2.2991814613</text:p>
          </table:table-cell>
          <table:table-cell office:value-type="float" office:value="2.25554418563843" calcext:value-type="float">
            <text:p>2.2555441856</text:p>
          </table:table-cell>
          <table:table-cell office:value-type="float" office:value="1.61490631103516" calcext:value-type="float">
            <text:p>1.614906311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7774791717529" calcext:value-type="float">
            <text:p>1.9777479172</text:p>
          </table:table-cell>
          <table:table-cell office:value-type="float" office:value="1.96015393733978" calcext:value-type="float">
            <text:p>1.9601539373</text:p>
          </table:table-cell>
          <table:table-cell table:number-columns-repeated="9"/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2.30150556564331" calcext:value-type="float">
            <text:p>2.3015055656</text:p>
          </table:table-cell>
          <table:table-cell office:value-type="float" office:value="2.22560834884644" calcext:value-type="float">
            <text:p>2.2256083488</text:p>
          </table:table-cell>
          <table:table-cell office:value-type="float" office:value="1.61544334888458" calcext:value-type="float">
            <text:p>1.6154433489</text:p>
          </table:table-cell>
          <table:table-cell office:value-type="float" office:value="2.3025209903717" calcext:value-type="float">
            <text:p>2.3025209904</text:p>
          </table:table-cell>
          <table:table-cell office:value-type="float" office:value="1.85389578342438" calcext:value-type="float">
            <text:p>1.8538957834</text:p>
          </table:table-cell>
          <table:table-cell office:value-type="float" office:value="1.98157691955566" calcext:value-type="float">
            <text:p>1.9815769196</text:p>
          </table:table-cell>
          <table:table-cell table:number-columns-repeated="9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.3022928237915" calcext:value-type="float">
            <text:p>2.3022928238</text:p>
          </table:table-cell>
          <table:table-cell office:value-type="float" office:value="2.24456882476807" calcext:value-type="float">
            <text:p>2.2445688248</text:p>
          </table:table-cell>
          <table:table-cell office:value-type="float" office:value="1.61336731910706" calcext:value-type="float">
            <text:p>1.6133673191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6532905101776" calcext:value-type="float">
            <text:p>1.965329051</text:p>
          </table:table-cell>
          <table:table-cell office:value-type="float" office:value="1.87791264057159" calcext:value-type="float">
            <text:p>1.8779126406</text:p>
          </table:table-cell>
          <table:table-cell table:number-columns-repeated="9"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2.29480671882629" calcext:value-type="float">
            <text:p>2.2948067188</text:p>
          </table:table-cell>
          <table:table-cell office:value-type="float" office:value="2.24750685691833" calcext:value-type="float">
            <text:p>2.2475068569</text:p>
          </table:table-cell>
          <table:table-cell office:value-type="float" office:value="1.60963225364685" calcext:value-type="float">
            <text:p>1.6096322536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2585170269012" calcext:value-type="float">
            <text:p>1.9258517027</text:p>
          </table:table-cell>
          <table:table-cell office:value-type="float" office:value="1.90592467784882" calcext:value-type="float">
            <text:p>1.9059246778</text:p>
          </table:table-cell>
          <table:table-cell table:number-columns-repeated="9"/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float" office:value="2.30207657814026" calcext:value-type="float">
            <text:p>2.3020765781</text:p>
          </table:table-cell>
          <table:table-cell office:value-type="float" office:value="2.24137759208679" calcext:value-type="float">
            <text:p>2.2413775921</text:p>
          </table:table-cell>
          <table:table-cell office:value-type="float" office:value="1.65071618556976" calcext:value-type="float">
            <text:p>1.6507161856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2.19931054115295" calcext:value-type="float">
            <text:p>2.1993105412</text:p>
          </table:table-cell>
          <table:table-cell office:value-type="float" office:value="2.10949349403381" calcext:value-type="float">
            <text:p>2.109493494</text:p>
          </table:table-cell>
          <table:table-cell table:number-columns-repeated="9"/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2.30094480514526" calcext:value-type="float">
            <text:p>2.3009448051</text:p>
          </table:table-cell>
          <table:table-cell office:value-type="float" office:value="2.25446605682373" calcext:value-type="float">
            <text:p>2.2544660568</text:p>
          </table:table-cell>
          <table:table-cell office:value-type="float" office:value="1.61337411403656" calcext:value-type="float">
            <text:p>1.613374114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95773673057556" calcext:value-type="float">
            <text:p>1.9577367306</text:p>
          </table:table-cell>
          <table:table-cell office:value-type="float" office:value="1.91963326931" calcext:value-type="float">
            <text:p>1.9196332693</text:p>
          </table:table-cell>
          <table:table-cell table:number-columns-repeated="9"/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float" office:value="2.3009819984436" calcext:value-type="float">
            <text:p>2.3009819984</text:p>
          </table:table-cell>
          <table:table-cell office:value-type="float" office:value="2.23033976554871" calcext:value-type="float">
            <text:p>2.2303397655</text:p>
          </table:table-cell>
          <table:table-cell office:value-type="float" office:value="1.60953116416931" calcext:value-type="float">
            <text:p>1.6095311642</text:p>
          </table:table-cell>
          <table:table-cell office:value-type="float" office:value="2.30255508422852" calcext:value-type="float">
            <text:p>2.3025550842</text:p>
          </table:table-cell>
          <table:table-cell office:value-type="float" office:value="1.61211478710175" calcext:value-type="float">
            <text:p>1.6121147871</text:p>
          </table:table-cell>
          <table:table-cell office:value-type="float" office:value="1.60351467132568" calcext:value-type="float">
            <text:p>1.6035146713</text:p>
          </table:table-cell>
          <table:table-cell table:number-columns-repeated="9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.3022186756134" calcext:value-type="float">
            <text:p>2.3022186756</text:p>
          </table:table-cell>
          <table:table-cell office:value-type="float" office:value="2.22821426391602" calcext:value-type="float">
            <text:p>2.2282142639</text:p>
          </table:table-cell>
          <table:table-cell office:value-type="float" office:value="1.62673878669739" calcext:value-type="float">
            <text:p>1.6267387867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83217585086823" calcext:value-type="float">
            <text:p>1.8321758509</text:p>
          </table:table-cell>
          <table:table-cell office:value-type="float" office:value="1.8451988697052" calcext:value-type="float">
            <text:p>1.8451988697</text:p>
          </table:table-cell>
          <table:table-cell table:number-columns-repeated="9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2.30171394348145" calcext:value-type="float">
            <text:p>2.3017139435</text:p>
          </table:table-cell>
          <table:table-cell office:value-type="float" office:value="2.26259994506836" calcext:value-type="float">
            <text:p>2.2625999451</text:p>
          </table:table-cell>
          <table:table-cell office:value-type="float" office:value="1.63055658340454" calcext:value-type="float">
            <text:p>1.6305565834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99447727203369" calcext:value-type="float">
            <text:p>1.994477272</text:p>
          </table:table-cell>
          <table:table-cell office:value-type="float" office:value="1.79260015487671" calcext:value-type="float">
            <text:p>1.7926001549</text:p>
          </table:table-cell>
          <table:table-cell table:number-columns-repeated="9"/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2.30183839797974" calcext:value-type="float">
            <text:p>2.301838398</text:p>
          </table:table-cell>
          <table:table-cell office:value-type="float" office:value="2.2288875579834" calcext:value-type="float">
            <text:p>2.228887558</text:p>
          </table:table-cell>
          <table:table-cell office:value-type="float" office:value="1.62494909763336" calcext:value-type="float">
            <text:p>1.6249490976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1.92795765399933" calcext:value-type="float">
            <text:p>1.927957654</text:p>
          </table:table-cell>
          <table:table-cell office:value-type="float" office:value="1.72155499458313" calcext:value-type="float">
            <text:p>1.7215549946</text:p>
          </table:table-cell>
          <table:table-cell table:number-columns-repeated="9"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2.30218386650085" calcext:value-type="float">
            <text:p>2.3021838665</text:p>
          </table:table-cell>
          <table:table-cell office:value-type="float" office:value="2.24838447570801" calcext:value-type="float">
            <text:p>2.2483844757</text:p>
          </table:table-cell>
          <table:table-cell office:value-type="float" office:value="1.61129534244537" calcext:value-type="float">
            <text:p>1.6112953424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1.731409907341" calcext:value-type="float">
            <text:p>1.7314099073</text:p>
          </table:table-cell>
          <table:table-cell office:value-type="float" office:value="1.64155089855194" calcext:value-type="float">
            <text:p>1.6415508986</text:p>
          </table:table-cell>
          <table:table-cell table:number-columns-repeated="9"/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2.29683566093445" calcext:value-type="float">
            <text:p>2.2968356609</text:p>
          </table:table-cell>
          <table:table-cell office:value-type="float" office:value="2.25563907623291" calcext:value-type="float">
            <text:p>2.2556390762</text:p>
          </table:table-cell>
          <table:table-cell office:value-type="float" office:value="1.62257850170136" calcext:value-type="float">
            <text:p>1.6225785017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17064309120178" calcext:value-type="float">
            <text:p>2.1706430912</text:p>
          </table:table-cell>
          <table:table-cell office:value-type="float" office:value="1.88169074058533" calcext:value-type="float">
            <text:p>1.8816907406</text:p>
          </table:table-cell>
          <table:table-cell table:number-columns-repeated="9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.30238556861877" calcext:value-type="float">
            <text:p>2.3023855686</text:p>
          </table:table-cell>
          <table:table-cell office:value-type="float" office:value="2.26204180717468" calcext:value-type="float">
            <text:p>2.2620418072</text:p>
          </table:table-cell>
          <table:table-cell office:value-type="float" office:value="1.61151003837585" calcext:value-type="float">
            <text:p>1.6115100384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1.84352970123291" calcext:value-type="float">
            <text:p>1.8435297012</text:p>
          </table:table-cell>
          <table:table-cell office:value-type="float" office:value="2.02263975143433" calcext:value-type="float">
            <text:p>2.0226397514</text:p>
          </table:table-cell>
          <table:table-cell table:number-columns-repeated="9"/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2.29373407363892" calcext:value-type="float">
            <text:p>2.2937340736</text:p>
          </table:table-cell>
          <table:table-cell office:value-type="float" office:value="2.25935125350952" calcext:value-type="float">
            <text:p>2.2593512535</text:p>
          </table:table-cell>
          <table:table-cell office:value-type="float" office:value="1.60916137695313" calcext:value-type="float">
            <text:p>1.60916137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10558080673218" calcext:value-type="float">
            <text:p>2.1055808067</text:p>
          </table:table-cell>
          <table:table-cell office:value-type="float" office:value="1.76412153244019" calcext:value-type="float">
            <text:p>1.7641215324</text:p>
          </table:table-cell>
          <table:table-cell table:number-columns-repeated="9"/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2.30220890045166" calcext:value-type="float">
            <text:p>2.3022089005</text:p>
          </table:table-cell>
          <table:table-cell office:value-type="float" office:value="2.24283742904663" calcext:value-type="float">
            <text:p>2.242837429</text:p>
          </table:table-cell>
          <table:table-cell office:value-type="float" office:value="1.68886816501617" calcext:value-type="float">
            <text:p>1.688868165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07063174247742" calcext:value-type="float">
            <text:p>2.0706317425</text:p>
          </table:table-cell>
          <table:table-cell office:value-type="float" office:value="1.85187077522278" calcext:value-type="float">
            <text:p>1.8518707752</text:p>
          </table:table-cell>
          <table:table-cell table:number-columns-repeated="9"/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2.30201601982117" calcext:value-type="float">
            <text:p>2.3020160198</text:p>
          </table:table-cell>
          <table:table-cell office:value-type="float" office:value="2.24233245849609" calcext:value-type="float">
            <text:p>2.2423324585</text:p>
          </table:table-cell>
          <table:table-cell office:value-type="float" office:value="1.6105420589447" calcext:value-type="float">
            <text:p>1.6105420589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83599746227264" calcext:value-type="float">
            <text:p>1.8359974623</text:p>
          </table:table-cell>
          <table:table-cell office:value-type="float" office:value="1.70201539993286" calcext:value-type="float">
            <text:p>1.7020153999</text:p>
          </table:table-cell>
          <table:table-cell table:number-columns-repeated="9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2.30202865600586" calcext:value-type="float">
            <text:p>2.302028656</text:p>
          </table:table-cell>
          <table:table-cell office:value-type="float" office:value="2.24048280715942" calcext:value-type="float">
            <text:p>2.2404828072</text:p>
          </table:table-cell>
          <table:table-cell office:value-type="float" office:value="1.6211998462677" calcext:value-type="float">
            <text:p>1.6211998463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1.95723843574524" calcext:value-type="float">
            <text:p>1.9572384357</text:p>
          </table:table-cell>
          <table:table-cell office:value-type="float" office:value="2.01919364929199" calcext:value-type="float">
            <text:p>2.0191936493</text:p>
          </table:table-cell>
          <table:table-cell table:number-columns-repeated="9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.30127787590027" calcext:value-type="float">
            <text:p>2.3012778759</text:p>
          </table:table-cell>
          <table:table-cell office:value-type="float" office:value="2.25554990768433" calcext:value-type="float">
            <text:p>2.2555499077</text:p>
          </table:table-cell>
          <table:table-cell office:value-type="float" office:value="1.61896800994873" calcext:value-type="float">
            <text:p>1.6189680099</text:p>
          </table:table-cell>
          <table:table-cell office:value-type="float" office:value="2.30252909660339" calcext:value-type="float">
            <text:p>2.3025290966</text:p>
          </table:table-cell>
          <table:table-cell office:value-type="float" office:value="1.86216878890991" calcext:value-type="float">
            <text:p>1.8621687889</text:p>
          </table:table-cell>
          <table:table-cell office:value-type="float" office:value="1.97356295585632" calcext:value-type="float">
            <text:p>1.9735629559</text:p>
          </table:table-cell>
          <table:table-cell table:number-columns-repeated="9"/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float" office:value="2.30117893218994" calcext:value-type="float">
            <text:p>2.3011789322</text:p>
          </table:table-cell>
          <table:table-cell office:value-type="float" office:value="2.23872852325439" calcext:value-type="float">
            <text:p>2.2387285233</text:p>
          </table:table-cell>
          <table:table-cell office:value-type="float" office:value="1.60557997226715" calcext:value-type="float">
            <text:p>1.6055799723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05098795890808" calcext:value-type="float">
            <text:p>2.0509879589</text:p>
          </table:table-cell>
          <table:table-cell office:value-type="float" office:value="1.84334349632263" calcext:value-type="float">
            <text:p>1.8433434963</text:p>
          </table:table-cell>
          <table:table-cell table:number-columns-repeated="9"/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2.28166580200195" calcext:value-type="float">
            <text:p>2.281665802</text:p>
          </table:table-cell>
          <table:table-cell office:value-type="float" office:value="2.2552502155304" calcext:value-type="float">
            <text:p>2.2552502155</text:p>
          </table:table-cell>
          <table:table-cell office:value-type="float" office:value="1.62252044677734" calcext:value-type="float">
            <text:p>1.6225204468</text:p>
          </table:table-cell>
          <table:table-cell office:value-type="float" office:value="2.30251622200012" calcext:value-type="float">
            <text:p>2.302516222</text:p>
          </table:table-cell>
          <table:table-cell office:value-type="float" office:value="1.84017324447632" calcext:value-type="float">
            <text:p>1.8401732445</text:p>
          </table:table-cell>
          <table:table-cell office:value-type="float" office:value="2.10206151008606" calcext:value-type="float">
            <text:p>2.1020615101</text:p>
          </table:table-cell>
          <table:table-cell table:number-columns-repeated="9"/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2.30217146873474" calcext:value-type="float">
            <text:p>2.3021714687</text:p>
          </table:table-cell>
          <table:table-cell office:value-type="float" office:value="2.23940992355347" calcext:value-type="float">
            <text:p>2.2394099236</text:p>
          </table:table-cell>
          <table:table-cell office:value-type="float" office:value="1.61029732227325" calcext:value-type="float">
            <text:p>1.6102973223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1.99755597114563" calcext:value-type="float">
            <text:p>1.9975559711</text:p>
          </table:table-cell>
          <table:table-cell office:value-type="float" office:value="2.06884288787842" calcext:value-type="float">
            <text:p>2.0688428879</text:p>
          </table:table-cell>
          <table:table-cell table:number-columns-repeated="9"/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2.30221724510193" calcext:value-type="float">
            <text:p>2.3022172451</text:p>
          </table:table-cell>
          <table:table-cell office:value-type="float" office:value="2.25387167930603" calcext:value-type="float">
            <text:p>2.2538716793</text:p>
          </table:table-cell>
          <table:table-cell office:value-type="float" office:value="1.61210191249847" calcext:value-type="float">
            <text:p>1.6121019125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1.91545248031616" calcext:value-type="float">
            <text:p>1.9154524803</text:p>
          </table:table-cell>
          <table:table-cell office:value-type="float" office:value="1.82902264595032" calcext:value-type="float">
            <text:p>1.829022646</text:p>
          </table:table-cell>
          <table:table-cell table:number-columns-repeated="9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.30189824104309" calcext:value-type="float">
            <text:p>2.301898241</text:p>
          </table:table-cell>
          <table:table-cell office:value-type="float" office:value="2.23706197738647" calcext:value-type="float">
            <text:p>2.2370619774</text:p>
          </table:table-cell>
          <table:table-cell office:value-type="float" office:value="1.60644853115082" calcext:value-type="float">
            <text:p>1.6064485312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2.13459205627441" calcext:value-type="float">
            <text:p>2.1345920563</text:p>
          </table:table-cell>
          <table:table-cell office:value-type="float" office:value="2.04128170013428" calcext:value-type="float">
            <text:p>2.0412817001</text:p>
          </table:table-cell>
          <table:table-cell table:number-columns-repeated="9"/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2.30170679092407" calcext:value-type="float">
            <text:p>2.3017067909</text:p>
          </table:table-cell>
          <table:table-cell office:value-type="float" office:value="2.25742626190186" calcext:value-type="float">
            <text:p>2.2574262619</text:p>
          </table:table-cell>
          <table:table-cell office:value-type="float" office:value="1.61450028419495" calcext:value-type="float">
            <text:p>1.6145002842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1.8651442527771" calcext:value-type="float">
            <text:p>1.8651442528</text:p>
          </table:table-cell>
          <table:table-cell office:value-type="float" office:value="1.52221691608429" calcext:value-type="float">
            <text:p>1.5222169161</text:p>
          </table:table-cell>
          <table:table-cell table:number-columns-repeated="9"/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2.30236029624939" calcext:value-type="float">
            <text:p>2.3023602962</text:p>
          </table:table-cell>
          <table:table-cell office:value-type="float" office:value="2.24836945533752" calcext:value-type="float">
            <text:p>2.2483694553</text:p>
          </table:table-cell>
          <table:table-cell office:value-type="float" office:value="1.61186027526855" calcext:value-type="float">
            <text:p>1.6118602753</text:p>
          </table:table-cell>
          <table:table-cell office:value-type="float" office:value="2.30251550674438" calcext:value-type="float">
            <text:p>2.3025155067</text:p>
          </table:table-cell>
          <table:table-cell office:value-type="float" office:value="2.00333404541016" calcext:value-type="float">
            <text:p>2.0033340454</text:p>
          </table:table-cell>
          <table:table-cell office:value-type="float" office:value="1.94800353050232" calcext:value-type="float">
            <text:p>1.9480035305</text:p>
          </table:table-cell>
          <table:table-cell table:number-columns-repeated="9"/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2.29260492324829" calcext:value-type="float">
            <text:p>2.2926049232</text:p>
          </table:table-cell>
          <table:table-cell office:value-type="float" office:value="2.25809526443481" calcext:value-type="float">
            <text:p>2.2580952644</text:p>
          </table:table-cell>
          <table:table-cell office:value-type="float" office:value="1.61720728874207" calcext:value-type="float">
            <text:p>1.6172072887</text:p>
          </table:table-cell>
          <table:table-cell office:value-type="float" office:value="2.30252265930176" calcext:value-type="float">
            <text:p>2.3025226593</text:p>
          </table:table-cell>
          <table:table-cell office:value-type="float" office:value="1.88167309761047" calcext:value-type="float">
            <text:p>1.8816730976</text:p>
          </table:table-cell>
          <table:table-cell office:value-type="float" office:value="2.02819633483887" calcext:value-type="float">
            <text:p>2.0281963348</text:p>
          </table:table-cell>
          <table:table-cell table:number-columns-repeated="9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2.30010867118835" calcext:value-type="float">
            <text:p>2.3001086712</text:p>
          </table:table-cell>
          <table:table-cell office:value-type="float" office:value="2.24450540542603" calcext:value-type="float">
            <text:p>2.2445054054</text:p>
          </table:table-cell>
          <table:table-cell office:value-type="float" office:value="1.60773825645447" calcext:value-type="float">
            <text:p>1.6077382565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3534784317017" calcext:value-type="float">
            <text:p>2.1353478432</text:p>
          </table:table-cell>
          <table:table-cell office:value-type="float" office:value="1.7487655878067" calcext:value-type="float">
            <text:p>1.7487655878</text:p>
          </table:table-cell>
          <table:table-cell table:number-columns-repeated="9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30147838592529" calcext:value-type="float">
            <text:p>2.3014783859</text:p>
          </table:table-cell>
          <table:table-cell office:value-type="float" office:value="2.23717164993286" calcext:value-type="float">
            <text:p>2.2371716499</text:p>
          </table:table-cell>
          <table:table-cell office:value-type="float" office:value="1.62519574165344" calcext:value-type="float">
            <text:p>1.6251957417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1.97311556339264" calcext:value-type="float">
            <text:p>1.9731155634</text:p>
          </table:table-cell>
          <table:table-cell office:value-type="float" office:value="2.05786061286926" calcext:value-type="float">
            <text:p>2.0578606129</text:p>
          </table:table-cell>
          <table:table-cell table:number-columns-repeated="9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2.29998660087585" calcext:value-type="float">
            <text:p>2.2999866009</text:p>
          </table:table-cell>
          <table:table-cell office:value-type="float" office:value="2.25424480438232" calcext:value-type="float">
            <text:p>2.2542448044</text:p>
          </table:table-cell>
          <table:table-cell office:value-type="float" office:value="1.60972833633423" calcext:value-type="float">
            <text:p>1.6097283363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03581547737122" calcext:value-type="float">
            <text:p>2.0358154774</text:p>
          </table:table-cell>
          <table:table-cell office:value-type="float" office:value="1.79593658447266" calcext:value-type="float">
            <text:p>1.7959365845</text:p>
          </table:table-cell>
          <table:table-cell table:number-columns-repeated="9"/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2.29743146896362" calcext:value-type="float">
            <text:p>2.297431469</text:p>
          </table:table-cell>
          <table:table-cell office:value-type="float" office:value="2.24544024467468" calcext:value-type="float">
            <text:p>2.2454402447</text:p>
          </table:table-cell>
          <table:table-cell office:value-type="float" office:value="1.61577367782593" calcext:value-type="float">
            <text:p>1.6157736778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00088238716125" calcext:value-type="float">
            <text:p>2.0008823872</text:p>
          </table:table-cell>
          <table:table-cell office:value-type="float" office:value="1.97163164615631" calcext:value-type="float">
            <text:p>1.9716316462</text:p>
          </table:table-cell>
          <table:table-cell table:number-columns-repeated="9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2.30239701271057" calcext:value-type="float">
            <text:p>2.3023970127</text:p>
          </table:table-cell>
          <table:table-cell office:value-type="float" office:value="2.23579144477844" calcext:value-type="float">
            <text:p>2.2357914448</text:p>
          </table:table-cell>
          <table:table-cell office:value-type="float" office:value="1.61175632476807" calcext:value-type="float">
            <text:p>1.6117563248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5563101768494" calcext:value-type="float">
            <text:p>1.9556310177</text:p>
          </table:table-cell>
          <table:table-cell office:value-type="float" office:value="1.80548012256622" calcext:value-type="float">
            <text:p>1.8054801226</text:p>
          </table:table-cell>
          <table:table-cell table:number-columns-repeated="9"/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2.23627161979675" calcext:value-type="float">
            <text:p>2.2362716198</text:p>
          </table:table-cell>
          <table:table-cell office:value-type="float" office:value="1.63397908210754" calcext:value-type="float">
            <text:p>1.6339790821</text:p>
          </table:table-cell>
          <table:table-cell office:value-type="float" office:value="2.30255103111267" calcext:value-type="float">
            <text:p>2.3025510311</text:p>
          </table:table-cell>
          <table:table-cell office:value-type="float" office:value="2.0197491645813" calcext:value-type="float">
            <text:p>2.0197491646</text:p>
          </table:table-cell>
          <table:table-cell office:value-type="float" office:value="1.45940828323364" calcext:value-type="float">
            <text:p>1.4594082832</text:p>
          </table:table-cell>
          <table:table-cell table:number-columns-repeated="9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.30159020423889" calcext:value-type="float">
            <text:p>2.3015902042</text:p>
          </table:table-cell>
          <table:table-cell office:value-type="float" office:value="2.24208784103394" calcext:value-type="float">
            <text:p>2.242087841</text:p>
          </table:table-cell>
          <table:table-cell office:value-type="float" office:value="1.60371708869934" calcext:value-type="float">
            <text:p>1.6037170887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1.98845422267914" calcext:value-type="float">
            <text:p>1.9884542227</text:p>
          </table:table-cell>
          <table:table-cell office:value-type="float" office:value="1.90174543857574" calcext:value-type="float">
            <text:p>1.9017454386</text:p>
          </table:table-cell>
          <table:table-cell table:number-columns-repeated="9"/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float" office:value="2.30083322525024" calcext:value-type="float">
            <text:p>2.3008332253</text:p>
          </table:table-cell>
          <table:table-cell office:value-type="float" office:value="2.24297833442688" calcext:value-type="float">
            <text:p>2.2429783344</text:p>
          </table:table-cell>
          <table:table-cell office:value-type="float" office:value="1.61474108695984" calcext:value-type="float">
            <text:p>1.614741087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86009240150452" calcext:value-type="float">
            <text:p>1.8600924015</text:p>
          </table:table-cell>
          <table:table-cell office:value-type="float" office:value="2.06230783462524" calcext:value-type="float">
            <text:p>2.0623078346</text:p>
          </table:table-cell>
          <table:table-cell table:number-columns-repeated="9"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2.30202507972717" calcext:value-type="float">
            <text:p>2.3020250797</text:p>
          </table:table-cell>
          <table:table-cell office:value-type="float" office:value="2.22042107582092" calcext:value-type="float">
            <text:p>2.2204210758</text:p>
          </table:table-cell>
          <table:table-cell office:value-type="float" office:value="1.61365842819214" calcext:value-type="float">
            <text:p>1.6136584282</text:p>
          </table:table-cell>
          <table:table-cell office:value-type="float" office:value="2.30252361297607" calcext:value-type="float">
            <text:p>2.302523613</text:p>
          </table:table-cell>
          <table:table-cell office:value-type="float" office:value="2.07630038261414" calcext:value-type="float">
            <text:p>2.0763003826</text:p>
          </table:table-cell>
          <table:table-cell office:value-type="float" office:value="1.9232029914856" calcext:value-type="float">
            <text:p>1.9232029915</text:p>
          </table:table-cell>
          <table:table-cell table:number-columns-repeated="9"/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2.3006706237793" calcext:value-type="float">
            <text:p>2.3006706238</text:p>
          </table:table-cell>
          <table:table-cell office:value-type="float" office:value="2.24949979782104" calcext:value-type="float">
            <text:p>2.2494997978</text:p>
          </table:table-cell>
          <table:table-cell office:value-type="float" office:value="1.60875916481018" calcext:value-type="float">
            <text:p>1.6087591648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6915616989136" calcext:value-type="float">
            <text:p>2.0691561699</text:p>
          </table:table-cell>
          <table:table-cell office:value-type="float" office:value="1.78914022445679" calcext:value-type="float">
            <text:p>1.7891402245</text:p>
          </table:table-cell>
          <table:table-cell table:number-columns-repeated="9"/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2.23817753791809" calcext:value-type="float">
            <text:p>2.2381775379</text:p>
          </table:table-cell>
          <table:table-cell office:value-type="float" office:value="1.6098849773407" calcext:value-type="float">
            <text:p>1.6098849773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87359058856964" calcext:value-type="float">
            <text:p>1.8735905886</text:p>
          </table:table-cell>
          <table:table-cell office:value-type="float" office:value="1.48080515861511" calcext:value-type="float">
            <text:p>1.4808051586</text:p>
          </table:table-cell>
          <table:table-cell table:number-columns-repeated="9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.29902482032776" calcext:value-type="float">
            <text:p>2.2990248203</text:p>
          </table:table-cell>
          <table:table-cell office:value-type="float" office:value="2.23232460021973" calcext:value-type="float">
            <text:p>2.2323246002</text:p>
          </table:table-cell>
          <table:table-cell office:value-type="float" office:value="1.62031412124634" calcext:value-type="float">
            <text:p>1.6203141212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97163438797" calcext:value-type="float">
            <text:p>2.0971634388</text:p>
          </table:table-cell>
          <table:table-cell office:value-type="float" office:value="1.76949572563171" calcext:value-type="float">
            <text:p>1.7694957256</text:p>
          </table:table-cell>
          <table:table-cell table:number-columns-repeated="9"/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2.29941582679749" calcext:value-type="float">
            <text:p>2.2994158268</text:p>
          </table:table-cell>
          <table:table-cell office:value-type="float" office:value="2.23583173751831" calcext:value-type="float">
            <text:p>2.2358317375</text:p>
          </table:table-cell>
          <table:table-cell office:value-type="float" office:value="1.61046457290649" calcext:value-type="float">
            <text:p>1.6104645729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2750382423401" calcext:value-type="float">
            <text:p>1.9275038242</text:p>
          </table:table-cell>
          <table:table-cell office:value-type="float" office:value="1.67773056030273" calcext:value-type="float">
            <text:p>1.6777305603</text:p>
          </table:table-cell>
          <table:table-cell table:number-columns-repeated="9"/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float" office:value="2.30233359336853" calcext:value-type="float">
            <text:p>2.3023335934</text:p>
          </table:table-cell>
          <table:table-cell office:value-type="float" office:value="2.25027990341187" calcext:value-type="float">
            <text:p>2.2502799034</text:p>
          </table:table-cell>
          <table:table-cell office:value-type="float" office:value="1.67081928253174" calcext:value-type="float">
            <text:p>1.6708192825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90934586524963" calcext:value-type="float">
            <text:p>1.9093458652</text:p>
          </table:table-cell>
          <table:table-cell office:value-type="float" office:value="1.73469090461731" calcext:value-type="float">
            <text:p>1.7346909046</text:p>
          </table:table-cell>
          <table:table-cell table:number-columns-repeated="9"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2.30175042152405" calcext:value-type="float">
            <text:p>2.3017504215</text:p>
          </table:table-cell>
          <table:table-cell office:value-type="float" office:value="2.24235391616821" calcext:value-type="float">
            <text:p>2.2423539162</text:p>
          </table:table-cell>
          <table:table-cell office:value-type="float" office:value="1.61577439308167" calcext:value-type="float">
            <text:p>1.6157743931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0300931930542" calcext:value-type="float">
            <text:p>2.0030093193</text:p>
          </table:table-cell>
          <table:table-cell office:value-type="float" office:value="1.79492223262787" calcext:value-type="float">
            <text:p>1.7949222326</text:p>
          </table:table-cell>
          <table:table-cell table:number-columns-repeated="9"/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float" office:value="2.28889274597168" calcext:value-type="float">
            <text:p>2.288892746</text:p>
          </table:table-cell>
          <table:table-cell office:value-type="float" office:value="2.24490880966187" calcext:value-type="float">
            <text:p>2.2449088097</text:p>
          </table:table-cell>
          <table:table-cell office:value-type="float" office:value="1.60846364498138" calcext:value-type="float">
            <text:p>1.608463645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00790309906006" calcext:value-type="float">
            <text:p>2.0079030991</text:p>
          </table:table-cell>
          <table:table-cell office:value-type="float" office:value="1.91868960857391" calcext:value-type="float">
            <text:p>1.9186896086</text:p>
          </table:table-cell>
          <table:table-cell table:number-columns-repeated="9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.30201578140259" calcext:value-type="float">
            <text:p>2.3020157814</text:p>
          </table:table-cell>
          <table:table-cell office:value-type="float" office:value="2.2456226348877" calcext:value-type="float">
            <text:p>2.2456226349</text:p>
          </table:table-cell>
          <table:table-cell office:value-type="float" office:value="1.60859096050262" calcext:value-type="float">
            <text:p>1.6085909605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2.15391492843628" calcext:value-type="float">
            <text:p>2.1539149284</text:p>
          </table:table-cell>
          <table:table-cell office:value-type="float" office:value="1.90354752540588" calcext:value-type="float">
            <text:p>1.9035475254</text:p>
          </table:table-cell>
          <table:table-cell table:number-columns-repeated="9"/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float" office:value="2.30193400382996" calcext:value-type="float">
            <text:p>2.3019340038</text:p>
          </table:table-cell>
          <table:table-cell office:value-type="float" office:value="2.24518418312073" calcext:value-type="float">
            <text:p>2.2451841831</text:p>
          </table:table-cell>
          <table:table-cell office:value-type="float" office:value="1.60922193527222" calcext:value-type="float">
            <text:p>1.6092219353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1.79172599315643" calcext:value-type="float">
            <text:p>1.7917259932</text:p>
          </table:table-cell>
          <table:table-cell office:value-type="float" office:value="1.58017075061798" calcext:value-type="float">
            <text:p>1.5801707506</text:p>
          </table:table-cell>
          <table:table-cell table:number-columns-repeated="9"/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float" office:value="2.30198526382446" calcext:value-type="float">
            <text:p>2.3019852638</text:p>
          </table:table-cell>
          <table:table-cell office:value-type="float" office:value="2.24569702148437" calcext:value-type="float">
            <text:p>2.2456970215</text:p>
          </table:table-cell>
          <table:table-cell office:value-type="float" office:value="1.64203143119812" calcext:value-type="float">
            <text:p>1.6420314312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1.97948586940765" calcext:value-type="float">
            <text:p>1.9794858694</text:p>
          </table:table-cell>
          <table:table-cell office:value-type="float" office:value="1.82686269283295" calcext:value-type="float">
            <text:p>1.8268626928</text:p>
          </table:table-cell>
          <table:table-cell table:number-columns-repeated="9"/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2.30084347724915" calcext:value-type="float">
            <text:p>2.3008434772</text:p>
          </table:table-cell>
          <table:table-cell office:value-type="float" office:value="2.22344732284546" calcext:value-type="float">
            <text:p>2.2234473228</text:p>
          </table:table-cell>
          <table:table-cell office:value-type="float" office:value="1.6127769947052" calcext:value-type="float">
            <text:p>1.6127769947</text:p>
          </table:table-cell>
          <table:table-cell office:value-type="float" office:value="2.30254292488098" calcext:value-type="float">
            <text:p>2.3025429249</text:p>
          </table:table-cell>
          <table:table-cell office:value-type="float" office:value="1.89136791229248" calcext:value-type="float">
            <text:p>1.8913679123</text:p>
          </table:table-cell>
          <table:table-cell office:value-type="float" office:value="2.07019972801208" calcext:value-type="float">
            <text:p>2.070199728</text:p>
          </table:table-cell>
          <table:table-cell table:number-columns-repeated="9"/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2.30227994918823" calcext:value-type="float">
            <text:p>2.3022799492</text:p>
          </table:table-cell>
          <table:table-cell office:value-type="float" office:value="2.25655698776245" calcext:value-type="float">
            <text:p>2.2565569878</text:p>
          </table:table-cell>
          <table:table-cell office:value-type="float" office:value="1.61291241645813" calcext:value-type="float">
            <text:p>1.6129124165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12338638305664" calcext:value-type="float">
            <text:p>2.1233863831</text:p>
          </table:table-cell>
          <table:table-cell office:value-type="float" office:value="1.83774375915527" calcext:value-type="float">
            <text:p>1.8377437592</text:p>
          </table:table-cell>
          <table:table-cell table:number-columns-repeated="9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.29990077018738" calcext:value-type="float">
            <text:p>2.2999007702</text:p>
          </table:table-cell>
          <table:table-cell office:value-type="float" office:value="2.25041079521179" calcext:value-type="float">
            <text:p>2.2504107952</text:p>
          </table:table-cell>
          <table:table-cell office:value-type="float" office:value="1.61423587799072" calcext:value-type="float">
            <text:p>1.614235878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06040334701538" calcext:value-type="float">
            <text:p>2.060403347</text:p>
          </table:table-cell>
          <table:table-cell office:value-type="float" office:value="1.92369890213013" calcext:value-type="float">
            <text:p>1.9236989021</text:p>
          </table:table-cell>
          <table:table-cell table:number-columns-repeated="9"/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float" office:value="2.30174160003662" calcext:value-type="float">
            <text:p>2.3017416</text:p>
          </table:table-cell>
          <table:table-cell office:value-type="float" office:value="2.24467849731445" calcext:value-type="float">
            <text:p>2.2446784973</text:p>
          </table:table-cell>
          <table:table-cell office:value-type="float" office:value="1.64362227916718" calcext:value-type="float">
            <text:p>1.6436222792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1.8067399263382" calcext:value-type="float">
            <text:p>1.8067399263</text:p>
          </table:table-cell>
          <table:table-cell office:value-type="float" office:value="1.86363327503204" calcext:value-type="float">
            <text:p>1.863633275</text:p>
          </table:table-cell>
          <table:table-cell table:number-columns-repeated="9"/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float" office:value="2.30135941505432" calcext:value-type="float">
            <text:p>2.3013594151</text:p>
          </table:table-cell>
          <table:table-cell office:value-type="float" office:value="2.23900365829468" calcext:value-type="float">
            <text:p>2.2390036583</text:p>
          </table:table-cell>
          <table:table-cell office:value-type="float" office:value="1.6096522808075" calcext:value-type="float">
            <text:p>1.6096522808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1.8299241065979" calcext:value-type="float">
            <text:p>1.8299241066</text:p>
          </table:table-cell>
          <table:table-cell office:value-type="float" office:value="2.0023193359375" calcext:value-type="float">
            <text:p>2.0023193359</text:p>
          </table:table-cell>
          <table:table-cell table:number-columns-repeated="9"/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float" office:value="2.30121946334839" calcext:value-type="float">
            <text:p>2.3012194633</text:p>
          </table:table-cell>
          <table:table-cell office:value-type="float" office:value="2.22709512710571" calcext:value-type="float">
            <text:p>2.2270951271</text:p>
          </table:table-cell>
          <table:table-cell office:value-type="float" office:value="1.67600643634796" calcext:value-type="float">
            <text:p>1.6760064363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87547433376312" calcext:value-type="float">
            <text:p>1.8754743338</text:p>
          </table:table-cell>
          <table:table-cell office:value-type="float" office:value="1.89895439147949" calcext:value-type="float">
            <text:p>1.8989543915</text:p>
          </table:table-cell>
          <table:table-cell table:number-columns-repeated="9"/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float" office:value="2.30107688903809" calcext:value-type="float">
            <text:p>2.301076889</text:p>
          </table:table-cell>
          <table:table-cell office:value-type="float" office:value="2.23338580131531" calcext:value-type="float">
            <text:p>2.2333858013</text:p>
          </table:table-cell>
          <table:table-cell office:value-type="float" office:value="1.60781288146973" calcext:value-type="float">
            <text:p>1.6078128815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2.01790642738342" calcext:value-type="float">
            <text:p>2.0179064274</text:p>
          </table:table-cell>
          <table:table-cell office:value-type="float" office:value="1.70394062995911" calcext:value-type="float">
            <text:p>1.70394063</text:p>
          </table:table-cell>
          <table:table-cell table:number-columns-repeated="9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.3007984161377" calcext:value-type="float">
            <text:p>2.3007984161</text:p>
          </table:table-cell>
          <table:table-cell office:value-type="float" office:value="2.25109148025513" calcext:value-type="float">
            <text:p>2.2510914803</text:p>
          </table:table-cell>
          <table:table-cell office:value-type="float" office:value="1.61173045635223" calcext:value-type="float">
            <text:p>1.6117304564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09892678260803" calcext:value-type="float">
            <text:p>2.0989267826</text:p>
          </table:table-cell>
          <table:table-cell office:value-type="float" office:value="1.96045351028442" calcext:value-type="float">
            <text:p>1.9604535103</text:p>
          </table:table-cell>
          <table:table-cell table:number-columns-repeated="9"/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2.30178618431091" calcext:value-type="float">
            <text:p>2.3017861843</text:p>
          </table:table-cell>
          <table:table-cell office:value-type="float" office:value="2.2407078742981" calcext:value-type="float">
            <text:p>2.2407078743</text:p>
          </table:table-cell>
          <table:table-cell office:value-type="float" office:value="1.6128876209259" calcext:value-type="float">
            <text:p>1.6128876209</text:p>
          </table:table-cell>
          <table:table-cell office:value-type="float" office:value="2.30255603790283" calcext:value-type="float">
            <text:p>2.3025560379</text:p>
          </table:table-cell>
          <table:table-cell office:value-type="float" office:value="2.03152751922607" calcext:value-type="float">
            <text:p>2.0315275192</text:p>
          </table:table-cell>
          <table:table-cell office:value-type="float" office:value="1.97468018531799" calcext:value-type="float">
            <text:p>1.9746801853</text:p>
          </table:table-cell>
          <table:table-cell table:number-columns-repeated="9"/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float" office:value="2.30213689804077" calcext:value-type="float">
            <text:p>2.302136898</text:p>
          </table:table-cell>
          <table:table-cell office:value-type="float" office:value="2.24819231033325" calcext:value-type="float">
            <text:p>2.2481923103</text:p>
          </table:table-cell>
          <table:table-cell office:value-type="float" office:value="1.60926985740662" calcext:value-type="float">
            <text:p>1.6092698574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1.85635924339294" calcext:value-type="float">
            <text:p>1.8563592434</text:p>
          </table:table-cell>
          <table:table-cell office:value-type="float" office:value="2.0245246887207" calcext:value-type="float">
            <text:p>2.0245246887</text:p>
          </table:table-cell>
          <table:table-cell table:number-columns-repeated="9"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2.30206656455994" calcext:value-type="float">
            <text:p>2.3020665646</text:p>
          </table:table-cell>
          <table:table-cell office:value-type="float" office:value="2.24326133728027" calcext:value-type="float">
            <text:p>2.2432613373</text:p>
          </table:table-cell>
          <table:table-cell office:value-type="float" office:value="1.61153078079224" calcext:value-type="float">
            <text:p>1.6115307808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2.01336479187012" calcext:value-type="float">
            <text:p>2.0133647919</text:p>
          </table:table-cell>
          <table:table-cell office:value-type="float" office:value="2.02088928222656" calcext:value-type="float">
            <text:p>2.0208892822</text:p>
          </table:table-cell>
          <table:table-cell table:number-columns-repeated="9"/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float" office:value="2.30172681808472" calcext:value-type="float">
            <text:p>2.3017268181</text:p>
          </table:table-cell>
          <table:table-cell office:value-type="float" office:value="2.26519227027893" calcext:value-type="float">
            <text:p>2.2651922703</text:p>
          </table:table-cell>
          <table:table-cell office:value-type="float" office:value="1.60458815097809" calcext:value-type="float">
            <text:p>1.604588151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14302921295166" calcext:value-type="float">
            <text:p>2.143029213</text:p>
          </table:table-cell>
          <table:table-cell office:value-type="float" office:value="1.83424055576324" calcext:value-type="float">
            <text:p>1.8342405558</text:p>
          </table:table-cell>
          <table:table-cell table:number-columns-repeated="9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.3018217086792" calcext:value-type="float">
            <text:p>2.3018217087</text:p>
          </table:table-cell>
          <table:table-cell office:value-type="float" office:value="2.25480937957764" calcext:value-type="float">
            <text:p>2.2548093796</text:p>
          </table:table-cell>
          <table:table-cell office:value-type="float" office:value="1.61428534984589" calcext:value-type="float">
            <text:p>1.6142853498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73927664756775" calcext:value-type="float">
            <text:p>1.7392766476</text:p>
          </table:table-cell>
          <table:table-cell office:value-type="float" office:value="2.08120822906494" calcext:value-type="float">
            <text:p>2.0812082291</text:p>
          </table:table-cell>
          <table:table-cell table:number-columns-repeated="9"/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float" office:value="2.30077791213989" calcext:value-type="float">
            <text:p>2.3007779121</text:p>
          </table:table-cell>
          <table:table-cell office:value-type="float" office:value="2.24378657341003" calcext:value-type="float">
            <text:p>2.2437865734</text:p>
          </table:table-cell>
          <table:table-cell office:value-type="float" office:value="1.61700987815857" calcext:value-type="float">
            <text:p>1.6170098782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1.75345611572266" calcext:value-type="float">
            <text:p>1.7534561157</text:p>
          </table:table-cell>
          <table:table-cell office:value-type="float" office:value="2.08270907402039" calcext:value-type="float">
            <text:p>2.082709074</text:p>
          </table:table-cell>
          <table:table-cell table:number-columns-repeated="9"/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.30195260047913" calcext:value-type="float">
            <text:p>2.3019526005</text:p>
          </table:table-cell>
          <table:table-cell office:value-type="float" office:value="2.23717498779297" calcext:value-type="float">
            <text:p>2.2371749878</text:p>
          </table:table-cell>
          <table:table-cell office:value-type="float" office:value="1.60414731502533" calcext:value-type="float">
            <text:p>1.604147315</text:p>
          </table:table-cell>
          <table:table-cell office:value-type="float" office:value="2.30252361297607" calcext:value-type="float">
            <text:p>2.302523613</text:p>
          </table:table-cell>
          <table:table-cell office:value-type="float" office:value="2.13467216491699" calcext:value-type="float">
            <text:p>2.1346721649</text:p>
          </table:table-cell>
          <table:table-cell office:value-type="float" office:value="1.75240051746368" calcext:value-type="float">
            <text:p>1.7524005175</text:p>
          </table:table-cell>
          <table:table-cell table:number-columns-repeated="9"/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float" office:value="2.29948949813843" calcext:value-type="float">
            <text:p>2.2994894981</text:p>
          </table:table-cell>
          <table:table-cell office:value-type="float" office:value="2.21070146560669" calcext:value-type="float">
            <text:p>2.2107014656</text:p>
          </table:table-cell>
          <table:table-cell office:value-type="float" office:value="1.60440230369568" calcext:value-type="float">
            <text:p>1.6044023037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2.08665537834167" calcext:value-type="float">
            <text:p>2.0866553783</text:p>
          </table:table-cell>
          <table:table-cell office:value-type="float" office:value="1.72648000717163" calcext:value-type="float">
            <text:p>1.7264800072</text:p>
          </table:table-cell>
          <table:table-cell table:number-columns-repeated="9"/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float" office:value="2.30048871040344" calcext:value-type="float">
            <text:p>2.3004887104</text:p>
          </table:table-cell>
          <table:table-cell office:value-type="float" office:value="2.2511203289032" calcext:value-type="float">
            <text:p>2.2511203289</text:p>
          </table:table-cell>
          <table:table-cell office:value-type="float" office:value="1.61782073974609" calcext:value-type="float">
            <text:p>1.6178207397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1.88996887207031" calcext:value-type="float">
            <text:p>1.8899688721</text:p>
          </table:table-cell>
          <table:table-cell office:value-type="float" office:value="1.95587503910065" calcext:value-type="float">
            <text:p>1.9558750391</text:p>
          </table:table-cell>
          <table:table-cell table:number-columns-repeated="9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.30161118507385" calcext:value-type="float">
            <text:p>2.3016111851</text:p>
          </table:table-cell>
          <table:table-cell office:value-type="float" office:value="2.24640846252441" calcext:value-type="float">
            <text:p>2.2464084625</text:p>
          </table:table-cell>
          <table:table-cell office:value-type="float" office:value="1.60619151592255" calcext:value-type="float">
            <text:p>1.6061915159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1.89193785190582" calcext:value-type="float">
            <text:p>1.8919378519</text:p>
          </table:table-cell>
          <table:table-cell office:value-type="float" office:value="1.74097394943237" calcext:value-type="float">
            <text:p>1.7409739494</text:p>
          </table:table-cell>
          <table:table-cell table:number-columns-repeated="9"/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2.30219888687134" calcext:value-type="float">
            <text:p>2.3021988869</text:p>
          </table:table-cell>
          <table:table-cell office:value-type="float" office:value="2.23884749412537" calcext:value-type="float">
            <text:p>2.2388474941</text:p>
          </table:table-cell>
          <table:table-cell office:value-type="float" office:value="1.60931825637817" calcext:value-type="float">
            <text:p>1.6093182564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2.14603638648987" calcext:value-type="float">
            <text:p>2.1460363865</text:p>
          </table:table-cell>
          <table:table-cell office:value-type="float" office:value="1.94740176200867" calcext:value-type="float">
            <text:p>1.947401762</text:p>
          </table:table-cell>
          <table:table-cell table:number-columns-repeated="9"/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2.30132699012756" calcext:value-type="float">
            <text:p>2.3013269901</text:p>
          </table:table-cell>
          <table:table-cell office:value-type="float" office:value="2.25371217727661" calcext:value-type="float">
            <text:p>2.2537121773</text:p>
          </table:table-cell>
          <table:table-cell office:value-type="float" office:value="1.62071526050568" calcext:value-type="float">
            <text:p>1.6207152605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2.06091499328613" calcext:value-type="float">
            <text:p>2.0609149933</text:p>
          </table:table-cell>
          <table:table-cell office:value-type="float" office:value="2.07853126525879" calcext:value-type="float">
            <text:p>2.0785312653</text:p>
          </table:table-cell>
          <table:table-cell table:number-columns-repeated="9"/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2.3014714717865" calcext:value-type="float">
            <text:p>2.3014714718</text:p>
          </table:table-cell>
          <table:table-cell office:value-type="float" office:value="2.23086738586426" calcext:value-type="float">
            <text:p>2.2308673859</text:p>
          </table:table-cell>
          <table:table-cell office:value-type="float" office:value="1.60473608970642" calcext:value-type="float">
            <text:p>1.6047360897</text:p>
          </table:table-cell>
          <table:table-cell office:value-type="float" office:value="2.30256032943726" calcext:value-type="float">
            <text:p>2.3025603294</text:p>
          </table:table-cell>
          <table:table-cell office:value-type="float" office:value="2.05976009368896" calcext:value-type="float">
            <text:p>2.0597600937</text:p>
          </table:table-cell>
          <table:table-cell office:value-type="float" office:value="2.01752710342407" calcext:value-type="float">
            <text:p>2.0175271034</text:p>
          </table:table-cell>
          <table:table-cell table:number-columns-repeated="9"/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2.30238366127014" calcext:value-type="float">
            <text:p>2.3023836613</text:p>
          </table:table-cell>
          <table:table-cell office:value-type="float" office:value="2.24987435340881" calcext:value-type="float">
            <text:p>2.2498743534</text:p>
          </table:table-cell>
          <table:table-cell office:value-type="float" office:value="1.61306715011597" calcext:value-type="float">
            <text:p>1.6130671501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1.91309285163879" calcext:value-type="float">
            <text:p>1.9130928516</text:p>
          </table:table-cell>
          <table:table-cell office:value-type="float" office:value="1.90821266174316" calcext:value-type="float">
            <text:p>1.9082126617</text:p>
          </table:table-cell>
          <table:table-cell table:number-columns-repeated="9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.3007493019104" calcext:value-type="float">
            <text:p>2.3007493019</text:p>
          </table:table-cell>
          <table:table-cell office:value-type="float" office:value="2.25925350189209" calcext:value-type="float">
            <text:p>2.2592535019</text:p>
          </table:table-cell>
          <table:table-cell office:value-type="float" office:value="1.61394441127777" calcext:value-type="float">
            <text:p>1.6139444113</text:p>
          </table:table-cell>
          <table:table-cell office:value-type="float" office:value="2.30255007743835" calcext:value-type="float">
            <text:p>2.3025500774</text:p>
          </table:table-cell>
          <table:table-cell office:value-type="float" office:value="1.74216020107269" calcext:value-type="float">
            <text:p>1.7421602011</text:p>
          </table:table-cell>
          <table:table-cell office:value-type="float" office:value="1.68399667739868" calcext:value-type="float">
            <text:p>1.6839966774</text:p>
          </table:table-cell>
          <table:table-cell table:number-columns-repeated="9"/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2.30080556869507" calcext:value-type="float">
            <text:p>2.3008055687</text:p>
          </table:table-cell>
          <table:table-cell office:value-type="float" office:value="2.23446202278137" calcext:value-type="float">
            <text:p>2.2344620228</text:p>
          </table:table-cell>
          <table:table-cell office:value-type="float" office:value="1.61182045936584" calcext:value-type="float">
            <text:p>1.6118204594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82105624675751" calcext:value-type="float">
            <text:p>1.8210562468</text:p>
          </table:table-cell>
          <table:table-cell office:value-type="float" office:value="1.95004463195801" calcext:value-type="float">
            <text:p>1.950044632</text:p>
          </table:table-cell>
          <table:table-cell table:number-columns-repeated="9"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2.30049562454224" calcext:value-type="float">
            <text:p>2.3004956245</text:p>
          </table:table-cell>
          <table:table-cell office:value-type="float" office:value="2.23749256134033" calcext:value-type="float">
            <text:p>2.2374925613</text:p>
          </table:table-cell>
          <table:table-cell office:value-type="float" office:value="1.62058305740356" calcext:value-type="float">
            <text:p>1.6205830574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00668263435364" calcext:value-type="float">
            <text:p>2.0066826344</text:p>
          </table:table-cell>
          <table:table-cell office:value-type="float" office:value="2.0154550075531" calcext:value-type="float">
            <text:p>2.0154550076</text:p>
          </table:table-cell>
          <table:table-cell table:number-columns-repeated="9"/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2.29121541976929" calcext:value-type="float">
            <text:p>2.2912154198</text:p>
          </table:table-cell>
          <table:table-cell office:value-type="float" office:value="2.25181722640991" calcext:value-type="float">
            <text:p>2.2518172264</text:p>
          </table:table-cell>
          <table:table-cell office:value-type="float" office:value="1.61023843288422" calcext:value-type="float">
            <text:p>1.6102384329</text:p>
          </table:table-cell>
          <table:table-cell office:value-type="float" office:value="2.30251955986023" calcext:value-type="float">
            <text:p>2.3025195599</text:p>
          </table:table-cell>
          <table:table-cell office:value-type="float" office:value="2.18764686584473" calcext:value-type="float">
            <text:p>2.1876468658</text:p>
          </table:table-cell>
          <table:table-cell office:value-type="float" office:value="1.66125845909119" calcext:value-type="float">
            <text:p>1.6612584591</text:p>
          </table:table-cell>
          <table:table-cell table:number-columns-repeated="9"/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2.30181980133057" calcext:value-type="float">
            <text:p>2.3018198013</text:p>
          </table:table-cell>
          <table:table-cell office:value-type="float" office:value="2.24245429039001" calcext:value-type="float">
            <text:p>2.2424542904</text:p>
          </table:table-cell>
          <table:table-cell office:value-type="float" office:value="1.61924958229065" calcext:value-type="float">
            <text:p>1.6192495823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97315299510956" calcext:value-type="float">
            <text:p>1.9731529951</text:p>
          </table:table-cell>
          <table:table-cell office:value-type="float" office:value="1.89587473869324" calcext:value-type="float">
            <text:p>1.8958747387</text:p>
          </table:table-cell>
          <table:table-cell table:number-columns-repeated="9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.30226612091064" calcext:value-type="float">
            <text:p>2.3022661209</text:p>
          </table:table-cell>
          <table:table-cell office:value-type="float" office:value="2.23234939575195" calcext:value-type="float">
            <text:p>2.2323493958</text:p>
          </table:table-cell>
          <table:table-cell office:value-type="float" office:value="1.61155557632446" calcext:value-type="float">
            <text:p>1.6115555763</text:p>
          </table:table-cell>
          <table:table-cell office:value-type="float" office:value="2.30252718925476" calcext:value-type="float">
            <text:p>2.3025271893</text:p>
          </table:table-cell>
          <table:table-cell office:value-type="float" office:value="1.82589304447174" calcext:value-type="float">
            <text:p>1.8258930445</text:p>
          </table:table-cell>
          <table:table-cell office:value-type="float" office:value="1.94460713863373" calcext:value-type="float">
            <text:p>1.9446071386</text:p>
          </table:table-cell>
          <table:table-cell table:number-columns-repeated="9"/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float" office:value="2.30165719985962" calcext:value-type="float">
            <text:p>2.3016571999</text:p>
          </table:table-cell>
          <table:table-cell office:value-type="float" office:value="2.21859645843506" calcext:value-type="float">
            <text:p>2.2185964584</text:p>
          </table:table-cell>
          <table:table-cell office:value-type="float" office:value="1.59963512420654" calcext:value-type="float">
            <text:p>1.5996351242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09933948516846" calcext:value-type="float">
            <text:p>2.0993394852</text:p>
          </table:table-cell>
          <table:table-cell office:value-type="float" office:value="1.82667541503906" calcext:value-type="float">
            <text:p>1.826675415</text:p>
          </table:table-cell>
          <table:table-cell table:number-columns-repeated="9"/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2.29711580276489" calcext:value-type="float">
            <text:p>2.2971158028</text:p>
          </table:table-cell>
          <table:table-cell office:value-type="float" office:value="2.23427677154541" calcext:value-type="float">
            <text:p>2.2342767715</text:p>
          </table:table-cell>
          <table:table-cell office:value-type="float" office:value="1.61422467231751" calcext:value-type="float">
            <text:p>1.6142246723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1.93472278118134" calcext:value-type="float">
            <text:p>1.9347227812</text:p>
          </table:table-cell>
          <table:table-cell office:value-type="float" office:value="1.7878429889679" calcext:value-type="float">
            <text:p>1.787842989</text:p>
          </table:table-cell>
          <table:table-cell table:number-columns-repeated="9"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2.30107808113098" calcext:value-type="float">
            <text:p>2.3010780811</text:p>
          </table:table-cell>
          <table:table-cell office:value-type="float" office:value="2.22840142250061" calcext:value-type="float">
            <text:p>2.2284014225</text:p>
          </table:table-cell>
          <table:table-cell office:value-type="float" office:value="1.63510012626648" calcext:value-type="float">
            <text:p>1.6351001263</text:p>
          </table:table-cell>
          <table:table-cell office:value-type="float" office:value="2.302485704422" calcext:value-type="float">
            <text:p>2.3024857044</text:p>
          </table:table-cell>
          <table:table-cell office:value-type="float" office:value="1.7990597486496" calcext:value-type="float">
            <text:p>1.7990597486</text:p>
          </table:table-cell>
          <table:table-cell office:value-type="float" office:value="2.04708361625671" calcext:value-type="float">
            <text:p>2.0470836163</text:p>
          </table:table-cell>
          <table:table-cell table:number-columns-repeated="9"/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float" office:value="2.30098676681519" calcext:value-type="float">
            <text:p>2.3009867668</text:p>
          </table:table-cell>
          <table:table-cell office:value-type="float" office:value="2.25488138198853" calcext:value-type="float">
            <text:p>2.254881382</text:p>
          </table:table-cell>
          <table:table-cell office:value-type="float" office:value="1.60094630718231" calcext:value-type="float">
            <text:p>1.6009463072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92984509468079" calcext:value-type="float">
            <text:p>1.9298450947</text:p>
          </table:table-cell>
          <table:table-cell office:value-type="float" office:value="1.84374129772186" calcext:value-type="float">
            <text:p>1.8437412977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928102016449" calcext:value-type="float">
            <text:p>2.2928102016</text:p>
          </table:table-cell>
          <table:table-cell office:value-type="float" office:value="2.25456809997559" calcext:value-type="float">
            <text:p>2.2545681</text:p>
          </table:table-cell>
          <table:table-cell office:value-type="float" office:value="1.61669063568115" calcext:value-type="float">
            <text:p>1.6166906357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80063557624817" calcext:value-type="float">
            <text:p>1.8006355762</text:p>
          </table:table-cell>
          <table:table-cell office:value-type="float" office:value="1.73738133907318" calcext:value-type="float">
            <text:p>1.7373813391</text:p>
          </table:table-cell>
          <table:table-cell table:number-columns-repeated="9"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2.30129170417786" calcext:value-type="float">
            <text:p>2.3012917042</text:p>
          </table:table-cell>
          <table:table-cell office:value-type="float" office:value="2.23735737800598" calcext:value-type="float">
            <text:p>2.237357378</text:p>
          </table:table-cell>
          <table:table-cell office:value-type="float" office:value="1.61395502090454" calcext:value-type="float">
            <text:p>1.6139550209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1.93709778785706" calcext:value-type="float">
            <text:p>1.9370977879</text:p>
          </table:table-cell>
          <table:table-cell office:value-type="float" office:value="1.84838378429413" calcext:value-type="float">
            <text:p>1.8483837843</text:p>
          </table:table-cell>
          <table:table-cell table:number-columns-repeated="9"/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2.29930448532104" calcext:value-type="float">
            <text:p>2.2993044853</text:p>
          </table:table-cell>
          <table:table-cell office:value-type="float" office:value="2.23635578155518" calcext:value-type="float">
            <text:p>2.2363557816</text:p>
          </table:table-cell>
          <table:table-cell office:value-type="float" office:value="1.62140822410584" calcext:value-type="float">
            <text:p>1.6214082241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81195378303528" calcext:value-type="float">
            <text:p>1.811953783</text:p>
          </table:table-cell>
          <table:table-cell office:value-type="float" office:value="2.05501556396484" calcext:value-type="float">
            <text:p>2.055015564</text:p>
          </table:table-cell>
          <table:table-cell table:number-columns-repeated="9"/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2.30213713645935" calcext:value-type="float">
            <text:p>2.3021371365</text:p>
          </table:table-cell>
          <table:table-cell office:value-type="float" office:value="2.21735191345215" calcext:value-type="float">
            <text:p>2.2173519135</text:p>
          </table:table-cell>
          <table:table-cell office:value-type="float" office:value="1.63745141029358" calcext:value-type="float">
            <text:p>1.6374514103</text:p>
          </table:table-cell>
          <table:table-cell office:value-type="float" office:value="2.30252814292908" calcext:value-type="float">
            <text:p>2.3025281429</text:p>
          </table:table-cell>
          <table:table-cell office:value-type="float" office:value="2.0947482585907" calcext:value-type="float">
            <text:p>2.0947482586</text:p>
          </table:table-cell>
          <table:table-cell office:value-type="float" office:value="1.92064118385315" calcext:value-type="float">
            <text:p>1.9206411839</text:p>
          </table:table-cell>
          <table:table-cell table:number-columns-repeated="9"/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2.29070901870728" calcext:value-type="float">
            <text:p>2.2907090187</text:p>
          </table:table-cell>
          <table:table-cell office:value-type="float" office:value="2.24015545845032" calcext:value-type="float">
            <text:p>2.2401554585</text:p>
          </table:table-cell>
          <table:table-cell office:value-type="float" office:value="1.6091423034668" calcext:value-type="float">
            <text:p>1.6091423035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2.01613068580627" calcext:value-type="float">
            <text:p>2.0161306858</text:p>
          </table:table-cell>
          <table:table-cell office:value-type="float" office:value="1.87339186668396" calcext:value-type="float">
            <text:p>1.8733918667</text:p>
          </table:table-cell>
          <table:table-cell table:number-columns-repeated="9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.30156373977661" calcext:value-type="float">
            <text:p>2.3015637398</text:p>
          </table:table-cell>
          <table:table-cell office:value-type="float" office:value="2.23050022125244" calcext:value-type="float">
            <text:p>2.2305002213</text:p>
          </table:table-cell>
          <table:table-cell office:value-type="float" office:value="1.6122989654541" calcext:value-type="float">
            <text:p>1.6122989655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2.04020929336548" calcext:value-type="float">
            <text:p>2.0402092934</text:p>
          </table:table-cell>
          <table:table-cell office:value-type="float" office:value="1.91165840625763" calcext:value-type="float">
            <text:p>1.9116584063</text:p>
          </table:table-cell>
          <table:table-cell table:number-columns-repeated="9"/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2.29970860481262" calcext:value-type="float">
            <text:p>2.2997086048</text:p>
          </table:table-cell>
          <table:table-cell office:value-type="float" office:value="2.23412370681763" calcext:value-type="float">
            <text:p>2.2341237068</text:p>
          </table:table-cell>
          <table:table-cell office:value-type="float" office:value="1.61054944992065" calcext:value-type="float">
            <text:p>1.6105494499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08700132369995" calcext:value-type="float">
            <text:p>2.0870013237</text:p>
          </table:table-cell>
          <table:table-cell office:value-type="float" office:value="2.06575226783752" calcext:value-type="float">
            <text:p>2.0657522678</text:p>
          </table:table-cell>
          <table:table-cell table:number-columns-repeated="9"/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2.30231952667236" calcext:value-type="float">
            <text:p>2.3023195267</text:p>
          </table:table-cell>
          <table:table-cell office:value-type="float" office:value="2.25210547447205" calcext:value-type="float">
            <text:p>2.2521054745</text:p>
          </table:table-cell>
          <table:table-cell office:value-type="float" office:value="1.61369061470032" calcext:value-type="float">
            <text:p>1.6136906147</text:p>
          </table:table-cell>
          <table:table-cell office:value-type="float" office:value="2.30254197120666" calcext:value-type="float">
            <text:p>2.3025419712</text:p>
          </table:table-cell>
          <table:table-cell office:value-type="float" office:value="1.70755863189697" calcext:value-type="float">
            <text:p>1.7075586319</text:p>
          </table:table-cell>
          <table:table-cell office:value-type="float" office:value="2.00008702278137" calcext:value-type="float">
            <text:p>2.0000870228</text:p>
          </table:table-cell>
          <table:table-cell table:number-columns-repeated="9"/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2.29671263694763" calcext:value-type="float">
            <text:p>2.2967126369</text:p>
          </table:table-cell>
          <table:table-cell office:value-type="float" office:value="2.23748898506165" calcext:value-type="float">
            <text:p>2.2374889851</text:p>
          </table:table-cell>
          <table:table-cell office:value-type="float" office:value="1.60472536087036" calcext:value-type="float">
            <text:p>1.6047253609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92229437828064" calcext:value-type="float">
            <text:p>1.9222943783</text:p>
          </table:table-cell>
          <table:table-cell office:value-type="float" office:value="2.06161403656006" calcext:value-type="float">
            <text:p>2.0616140366</text:p>
          </table:table-cell>
          <table:table-cell table:number-columns-repeated="9"/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2.30139684677124" calcext:value-type="float">
            <text:p>2.3013968468</text:p>
          </table:table-cell>
          <table:table-cell office:value-type="float" office:value="2.2370662689209" calcext:value-type="float">
            <text:p>2.2370662689</text:p>
          </table:table-cell>
          <table:table-cell office:value-type="float" office:value="1.65291774272919" calcext:value-type="float">
            <text:p>1.6529177427</text:p>
          </table:table-cell>
          <table:table-cell office:value-type="float" office:value="2.30251049995422" calcext:value-type="float">
            <text:p>2.3025105</text:p>
          </table:table-cell>
          <table:table-cell office:value-type="float" office:value="1.73040795326233" calcext:value-type="float">
            <text:p>1.7304079533</text:p>
          </table:table-cell>
          <table:table-cell office:value-type="float" office:value="2.06878328323364" calcext:value-type="float">
            <text:p>2.0687832832</text:p>
          </table:table-cell>
          <table:table-cell table:number-columns-repeated="9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.30158925056458" calcext:value-type="float">
            <text:p>2.3015892506</text:p>
          </table:table-cell>
          <table:table-cell office:value-type="float" office:value="2.21666669845581" calcext:value-type="float">
            <text:p>2.2166666985</text:p>
          </table:table-cell>
          <table:table-cell office:value-type="float" office:value="1.61884820461273" calcext:value-type="float">
            <text:p>1.6188482046</text:p>
          </table:table-cell>
          <table:table-cell office:value-type="float" office:value="2.30256175994873" calcext:value-type="float">
            <text:p>2.3025617599</text:p>
          </table:table-cell>
          <table:table-cell office:value-type="float" office:value="1.93364429473877" calcext:value-type="float">
            <text:p>1.9336442947</text:p>
          </table:table-cell>
          <table:table-cell office:value-type="float" office:value="1.84012138843536" calcext:value-type="float">
            <text:p>1.8401213884</text:p>
          </table:table-cell>
          <table:table-cell table:number-columns-repeated="9"/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float" office:value="2.30080842971802" calcext:value-type="float">
            <text:p>2.3008084297</text:p>
          </table:table-cell>
          <table:table-cell office:value-type="float" office:value="2.24902820587158" calcext:value-type="float">
            <text:p>2.2490282059</text:p>
          </table:table-cell>
          <table:table-cell office:value-type="float" office:value="1.61800026893616" calcext:value-type="float">
            <text:p>1.6180002689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66542422771454" calcext:value-type="float">
            <text:p>1.6654242277</text:p>
          </table:table-cell>
          <table:table-cell office:value-type="float" office:value="2.10881686210632" calcext:value-type="float">
            <text:p>2.1088168621</text:p>
          </table:table-cell>
          <table:table-cell table:number-columns-repeated="9"/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2.28843832015991" calcext:value-type="float">
            <text:p>2.2884383202</text:p>
          </table:table-cell>
          <table:table-cell office:value-type="float" office:value="2.23789381980896" calcext:value-type="float">
            <text:p>2.2378938198</text:p>
          </table:table-cell>
          <table:table-cell office:value-type="float" office:value="1.60996031761169" calcext:value-type="float">
            <text:p>1.6099603176</text:p>
          </table:table-cell>
          <table:table-cell office:value-type="float" office:value="2.30245423316956" calcext:value-type="float">
            <text:p>2.3024542332</text:p>
          </table:table-cell>
          <table:table-cell office:value-type="float" office:value="2.11693525314331" calcext:value-type="float">
            <text:p>2.1169352531</text:p>
          </table:table-cell>
          <table:table-cell office:value-type="float" office:value="1.81886160373688" calcext:value-type="float">
            <text:p>1.8188616037</text:p>
          </table:table-cell>
          <table:table-cell table:number-columns-repeated="9"/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float" office:value="2.2998571395874" calcext:value-type="float">
            <text:p>2.2998571396</text:p>
          </table:table-cell>
          <table:table-cell office:value-type="float" office:value="2.2304220199585" calcext:value-type="float">
            <text:p>2.23042202</text:p>
          </table:table-cell>
          <table:table-cell office:value-type="float" office:value="1.61082482337952" calcext:value-type="float">
            <text:p>1.6108248234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1.90207982063293" calcext:value-type="float">
            <text:p>1.9020798206</text:p>
          </table:table-cell>
          <table:table-cell office:value-type="float" office:value="1.78269040584564" calcext:value-type="float">
            <text:p>1.7826904058</text:p>
          </table:table-cell>
          <table:table-cell table:number-columns-repeated="9"/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float" office:value="2.30175805091858" calcext:value-type="float">
            <text:p>2.3017580509</text:p>
          </table:table-cell>
          <table:table-cell office:value-type="float" office:value="2.25602602958679" calcext:value-type="float">
            <text:p>2.2560260296</text:p>
          </table:table-cell>
          <table:table-cell office:value-type="float" office:value="1.63714206218719" calcext:value-type="float">
            <text:p>1.6371420622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0849173069" calcext:value-type="float">
            <text:p>1.9084917307</text:p>
          </table:table-cell>
          <table:table-cell office:value-type="float" office:value="1.81002950668335" calcext:value-type="float">
            <text:p>1.8100295067</text:p>
          </table:table-cell>
          <table:table-cell table:number-columns-repeated="9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.29998779296875" calcext:value-type="float">
            <text:p>2.299987793</text:p>
          </table:table-cell>
          <table:table-cell office:value-type="float" office:value="2.22624015808105" calcext:value-type="float">
            <text:p>2.2262401581</text:p>
          </table:table-cell>
          <table:table-cell office:value-type="float" office:value="1.60966598987579" calcext:value-type="float">
            <text:p>1.6096659899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527214050293" calcext:value-type="float">
            <text:p>2.152721405</text:p>
          </table:table-cell>
          <table:table-cell office:value-type="float" office:value="1.92302846908569" calcext:value-type="float">
            <text:p>1.9230284691</text:p>
          </table:table-cell>
          <table:table-cell table:number-columns-repeated="9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2.29681897163391" calcext:value-type="float">
            <text:p>2.2968189716</text:p>
          </table:table-cell>
          <table:table-cell office:value-type="float" office:value="2.25399112701416" calcext:value-type="float">
            <text:p>2.253991127</text:p>
          </table:table-cell>
          <table:table-cell office:value-type="float" office:value="1.61034548282623" calcext:value-type="float">
            <text:p>1.6103454828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8619306087494" calcext:value-type="float">
            <text:p>1.9861930609</text:p>
          </table:table-cell>
          <table:table-cell office:value-type="float" office:value="1.91325044631958" calcext:value-type="float">
            <text:p>1.9132504463</text:p>
          </table:table-cell>
          <table:table-cell table:number-columns-repeated="9"/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2.30239057540894" calcext:value-type="float">
            <text:p>2.3023905754</text:p>
          </table:table-cell>
          <table:table-cell office:value-type="float" office:value="2.23557543754578" calcext:value-type="float">
            <text:p>2.2355754375</text:p>
          </table:table-cell>
          <table:table-cell office:value-type="float" office:value="1.61334633827209" calcext:value-type="float">
            <text:p>1.6133463383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1.94820952415466" calcext:value-type="float">
            <text:p>1.9482095242</text:p>
          </table:table-cell>
          <table:table-cell office:value-type="float" office:value="2.08768439292908" calcext:value-type="float">
            <text:p>2.0876843929</text:p>
          </table:table-cell>
          <table:table-cell table:number-columns-repeated="9"/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2.29795074462891" calcext:value-type="float">
            <text:p>2.2979507446</text:p>
          </table:table-cell>
          <table:table-cell office:value-type="float" office:value="2.24328708648682" calcext:value-type="float">
            <text:p>2.2432870865</text:p>
          </table:table-cell>
          <table:table-cell office:value-type="float" office:value="1.60741066932678" calcext:value-type="float">
            <text:p>1.6074106693</text:p>
          </table:table-cell>
          <table:table-cell office:value-type="float" office:value="2.30252552032471" calcext:value-type="float">
            <text:p>2.3025255203</text:p>
          </table:table-cell>
          <table:table-cell office:value-type="float" office:value="2.06145644187927" calcext:value-type="float">
            <text:p>2.0614564419</text:p>
          </table:table-cell>
          <table:table-cell office:value-type="float" office:value="1.98959672451019" calcext:value-type="float">
            <text:p>1.9895967245</text:p>
          </table:table-cell>
          <table:table-cell table:number-columns-repeated="9"/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float" office:value="2.30217266082764" calcext:value-type="float">
            <text:p>2.3021726608</text:p>
          </table:table-cell>
          <table:table-cell office:value-type="float" office:value="2.24913930892944" calcext:value-type="float">
            <text:p>2.2491393089</text:p>
          </table:table-cell>
          <table:table-cell office:value-type="float" office:value="1.6080858707428" calcext:value-type="float">
            <text:p>1.6080858707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1367712020874" calcext:value-type="float">
            <text:p>2.1367712021</text:p>
          </table:table-cell>
          <table:table-cell office:value-type="float" office:value="1.59297156333923" calcext:value-type="float">
            <text:p>1.5929715633</text:p>
          </table:table-cell>
          <table:table-cell table:number-columns-repeated="9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.30194640159607" calcext:value-type="float">
            <text:p>2.3019464016</text:p>
          </table:table-cell>
          <table:table-cell office:value-type="float" office:value="2.21537828445435" calcext:value-type="float">
            <text:p>2.2153782845</text:p>
          </table:table-cell>
          <table:table-cell office:value-type="float" office:value="1.61509358882904" calcext:value-type="float">
            <text:p>1.6150935888</text:p>
          </table:table-cell>
          <table:table-cell office:value-type="float" office:value="2.30254292488098" calcext:value-type="float">
            <text:p>2.3025429249</text:p>
          </table:table-cell>
          <table:table-cell office:value-type="float" office:value="2.01441121101379" calcext:value-type="float">
            <text:p>2.014411211</text:p>
          </table:table-cell>
          <table:table-cell office:value-type="float" office:value="2.12103128433228" calcext:value-type="float">
            <text:p>2.1210312843</text:p>
          </table:table-cell>
          <table:table-cell table:number-columns-repeated="9"/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float" office:value="2.30140495300293" calcext:value-type="float">
            <text:p>2.301404953</text:p>
          </table:table-cell>
          <table:table-cell office:value-type="float" office:value="2.23408508300781" calcext:value-type="float">
            <text:p>2.234085083</text:p>
          </table:table-cell>
          <table:table-cell office:value-type="float" office:value="1.59909296035767" calcext:value-type="float">
            <text:p>1.5990929604</text:p>
          </table:table-cell>
          <table:table-cell office:value-type="float" office:value="2.30249691009521" calcext:value-type="float">
            <text:p>2.3024969101</text:p>
          </table:table-cell>
          <table:table-cell office:value-type="float" office:value="2.19131231307983" calcext:value-type="float">
            <text:p>2.1913123131</text:p>
          </table:table-cell>
          <table:table-cell office:value-type="float" office:value="1.86614453792572" calcext:value-type="float">
            <text:p>1.8661445379</text:p>
          </table:table-cell>
          <table:table-cell table:number-columns-repeated="9"/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2.29667806625366" calcext:value-type="float">
            <text:p>2.2966780663</text:p>
          </table:table-cell>
          <table:table-cell office:value-type="float" office:value="2.23810601234436" calcext:value-type="float">
            <text:p>2.2381060123</text:p>
          </table:table-cell>
          <table:table-cell office:value-type="float" office:value="1.59624218940735" calcext:value-type="float">
            <text:p>1.5962421894</text:p>
          </table:table-cell>
          <table:table-cell office:value-type="float" office:value="2.30255532264709" calcext:value-type="float">
            <text:p>2.3025553226</text:p>
          </table:table-cell>
          <table:table-cell office:value-type="float" office:value="1.87974417209625" calcext:value-type="float">
            <text:p>1.8797441721</text:p>
          </table:table-cell>
          <table:table-cell office:value-type="float" office:value="2.13493251800537" calcext:value-type="float">
            <text:p>2.134932518</text:p>
          </table:table-cell>
          <table:table-cell table:number-columns-repeated="9"/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float" office:value="2.30196452140808" calcext:value-type="float">
            <text:p>2.3019645214</text:p>
          </table:table-cell>
          <table:table-cell office:value-type="float" office:value="2.22856712341309" calcext:value-type="float">
            <text:p>2.2285671234</text:p>
          </table:table-cell>
          <table:table-cell office:value-type="float" office:value="1.60458254814148" calcext:value-type="float">
            <text:p>1.6045825481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2192497253418" calcext:value-type="float">
            <text:p>2.2192497253</text:p>
          </table:table-cell>
          <table:table-cell office:value-type="float" office:value="1.72616863250732" calcext:value-type="float">
            <text:p>1.7261686325</text:p>
          </table:table-cell>
          <table:table-cell table:number-columns-repeated="9"/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float" office:value="2.30198168754578" calcext:value-type="float">
            <text:p>2.3019816875</text:p>
          </table:table-cell>
          <table:table-cell office:value-type="float" office:value="2.21695804595947" calcext:value-type="float">
            <text:p>2.216958046</text:p>
          </table:table-cell>
          <table:table-cell office:value-type="float" office:value="1.61181569099426" calcext:value-type="float">
            <text:p>1.611815691</text:p>
          </table:table-cell>
          <table:table-cell office:value-type="float" office:value="2.30256080627441" calcext:value-type="float">
            <text:p>2.3025608063</text:p>
          </table:table-cell>
          <table:table-cell office:value-type="float" office:value="1.8128969669342" calcext:value-type="float">
            <text:p>1.8128969669</text:p>
          </table:table-cell>
          <table:table-cell office:value-type="float" office:value="1.8537712097168" calcext:value-type="float">
            <text:p>1.8537712097</text:p>
          </table:table-cell>
          <table:table-cell table:number-columns-repeated="9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30020475387573" calcext:value-type="float">
            <text:p>2.3002047539</text:p>
          </table:table-cell>
          <table:table-cell office:value-type="float" office:value="2.24406361579895" calcext:value-type="float">
            <text:p>2.2440636158</text:p>
          </table:table-cell>
          <table:table-cell office:value-type="float" office:value="1.61730062961578" calcext:value-type="float">
            <text:p>1.6173006296</text:p>
          </table:table-cell>
          <table:table-cell office:value-type="float" office:value="2.30255222320557" calcext:value-type="float">
            <text:p>2.3025522232</text:p>
          </table:table-cell>
          <table:table-cell office:value-type="float" office:value="2.01856064796448" calcext:value-type="float">
            <text:p>2.018560648</text:p>
          </table:table-cell>
          <table:table-cell office:value-type="float" office:value="1.86748659610748" calcext:value-type="float">
            <text:p>1.8674865961</text:p>
          </table:table-cell>
          <table:table-cell table:number-columns-repeated="9"/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float" office:value="2.30180525779724" calcext:value-type="float">
            <text:p>2.3018052578</text:p>
          </table:table-cell>
          <table:table-cell office:value-type="float" office:value="2.23584866523743" calcext:value-type="float">
            <text:p>2.2358486652</text:p>
          </table:table-cell>
          <table:table-cell office:value-type="float" office:value="1.61582589149475" calcext:value-type="float">
            <text:p>1.6158258915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1.87684345245361" calcext:value-type="float">
            <text:p>1.8768434525</text:p>
          </table:table-cell>
          <table:table-cell office:value-type="float" office:value="1.9278324842453" calcext:value-type="float">
            <text:p>1.9278324842</text:p>
          </table:table-cell>
          <table:table-cell table:number-columns-repeated="9"/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float" office:value="2.30159711837769" calcext:value-type="float">
            <text:p>2.3015971184</text:p>
          </table:table-cell>
          <table:table-cell office:value-type="float" office:value="2.23720479011536" calcext:value-type="float">
            <text:p>2.2372047901</text:p>
          </table:table-cell>
          <table:table-cell office:value-type="float" office:value="1.60690879821777" calcext:value-type="float">
            <text:p>1.6069087982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8908406496048" calcext:value-type="float">
            <text:p>1.8908406496</text:p>
          </table:table-cell>
          <table:table-cell office:value-type="float" office:value="2.08433628082275" calcext:value-type="float">
            <text:p>2.0843362808</text:p>
          </table:table-cell>
          <table:table-cell table:number-columns-repeated="9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2.2787127494812" calcext:value-type="float">
            <text:p>2.2787127495</text:p>
          </table:table-cell>
          <table:table-cell office:value-type="float" office:value="2.23144245147705" calcext:value-type="float">
            <text:p>2.2314424515</text:p>
          </table:table-cell>
          <table:table-cell office:value-type="float" office:value="1.61206698417664" calcext:value-type="float">
            <text:p>1.6120669842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2.07064723968506" calcext:value-type="float">
            <text:p>2.0706472397</text:p>
          </table:table-cell>
          <table:table-cell office:value-type="float" office:value="2.14182782173157" calcext:value-type="float">
            <text:p>2.1418278217</text:p>
          </table:table-cell>
          <table:table-cell table:number-columns-repeated="9"/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float" office:value="2.29868936538696" calcext:value-type="float">
            <text:p>2.2986893654</text:p>
          </table:table-cell>
          <table:table-cell office:value-type="float" office:value="2.22880697250366" calcext:value-type="float">
            <text:p>2.2288069725</text:p>
          </table:table-cell>
          <table:table-cell office:value-type="float" office:value="1.61713933944702" calcext:value-type="float">
            <text:p>1.6171393394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1.71827375888824" calcext:value-type="float">
            <text:p>1.7182737589</text:p>
          </table:table-cell>
          <table:table-cell office:value-type="float" office:value="2.06447219848633" calcext:value-type="float">
            <text:p>2.0644721985</text:p>
          </table:table-cell>
          <table:table-cell table:number-columns-repeated="9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.30210447311401" calcext:value-type="float">
            <text:p>2.3021044731</text:p>
          </table:table-cell>
          <table:table-cell office:value-type="float" office:value="2.23427152633667" calcext:value-type="float">
            <text:p>2.2342715263</text:p>
          </table:table-cell>
          <table:table-cell office:value-type="float" office:value="1.61289143562317" calcext:value-type="float">
            <text:p>1.6128914356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88790321350098" calcext:value-type="float">
            <text:p>1.8879032135</text:p>
          </table:table-cell>
          <table:table-cell office:value-type="float" office:value="1.89190983772278" calcext:value-type="float">
            <text:p>1.8919098377</text:p>
          </table:table-cell>
          <table:table-cell table:number-columns-repeated="9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float" office:value="2.29569983482361" calcext:value-type="float">
            <text:p>2.2956998348</text:p>
          </table:table-cell>
          <table:table-cell office:value-type="float" office:value="2.22660779953003" calcext:value-type="float">
            <text:p>2.2266077995</text:p>
          </table:table-cell>
          <table:table-cell office:value-type="float" office:value="1.61742067337036" calcext:value-type="float">
            <text:p>1.6174206734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1597309112549" calcext:value-type="float">
            <text:p>2.0159730911</text:p>
          </table:table-cell>
          <table:table-cell office:value-type="float" office:value="1.99003970623016" calcext:value-type="float">
            <text:p>1.9900397062</text:p>
          </table:table-cell>
          <table:table-cell table:number-columns-repeated="9"/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float" office:value="2.29928016662598" calcext:value-type="float">
            <text:p>2.2992801666</text:p>
          </table:table-cell>
          <table:table-cell office:value-type="float" office:value="2.21256709098816" calcext:value-type="float">
            <text:p>2.212567091</text:p>
          </table:table-cell>
          <table:table-cell office:value-type="float" office:value="1.61304295063019" calcext:value-type="float">
            <text:p>1.6130429506</text:p>
          </table:table-cell>
          <table:table-cell office:value-type="float" office:value="2.30251336097717" calcext:value-type="float">
            <text:p>2.302513361</text:p>
          </table:table-cell>
          <table:table-cell office:value-type="float" office:value="1.99235010147095" calcext:value-type="float">
            <text:p>1.9923501015</text:p>
          </table:table-cell>
          <table:table-cell office:value-type="float" office:value="1.74195146560669" calcext:value-type="float">
            <text:p>1.7419514656</text:p>
          </table:table-cell>
          <table:table-cell table:number-columns-repeated="9"/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float" office:value="2.30221462249756" calcext:value-type="float">
            <text:p>2.3022146225</text:p>
          </table:table-cell>
          <table:table-cell office:value-type="float" office:value="2.2277398109436" calcext:value-type="float">
            <text:p>2.2277398109</text:p>
          </table:table-cell>
          <table:table-cell office:value-type="float" office:value="1.61346137523651" calcext:value-type="float">
            <text:p>1.6134613752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2.10911750793457" calcext:value-type="float">
            <text:p>2.1091175079</text:p>
          </table:table-cell>
          <table:table-cell office:value-type="float" office:value="1.9914710521698" calcext:value-type="float">
            <text:p>1.9914710522</text:p>
          </table:table-cell>
          <table:table-cell table:number-columns-repeated="9"/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2.30174231529236" calcext:value-type="float">
            <text:p>2.3017423153</text:p>
          </table:table-cell>
          <table:table-cell office:value-type="float" office:value="2.23338460922241" calcext:value-type="float">
            <text:p>2.2333846092</text:p>
          </table:table-cell>
          <table:table-cell office:value-type="float" office:value="1.62467277050018" calcext:value-type="float">
            <text:p>1.6246727705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78455781936646" calcext:value-type="float">
            <text:p>1.7845578194</text:p>
          </table:table-cell>
          <table:table-cell office:value-type="float" office:value="2.11525273323059" calcext:value-type="float">
            <text:p>2.1152527332</text:p>
          </table:table-cell>
          <table:table-cell table:number-columns-repeated="9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.30178666114807" calcext:value-type="float">
            <text:p>2.3017866611</text:p>
          </table:table-cell>
          <table:table-cell office:value-type="float" office:value="2.21053838729858" calcext:value-type="float">
            <text:p>2.2105383873</text:p>
          </table:table-cell>
          <table:table-cell office:value-type="float" office:value="1.613685131073" calcext:value-type="float">
            <text:p>1.6136851311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2.06437921524048" calcext:value-type="float">
            <text:p>2.0643792152</text:p>
          </table:table-cell>
          <table:table-cell office:value-type="float" office:value="1.89079475402832" calcext:value-type="float">
            <text:p>1.890794754</text:p>
          </table:table-cell>
          <table:table-cell table:number-columns-repeated="9"/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2.30114126205444" calcext:value-type="float">
            <text:p>2.3011412621</text:p>
          </table:table-cell>
          <table:table-cell office:value-type="float" office:value="2.24238729476929" calcext:value-type="float">
            <text:p>2.2423872948</text:p>
          </table:table-cell>
          <table:table-cell office:value-type="float" office:value="1.61133456230164" calcext:value-type="float">
            <text:p>1.6113345623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0869562625885" calcext:value-type="float">
            <text:p>2.0869562626</text:p>
          </table:table-cell>
          <table:table-cell office:value-type="float" office:value="1.95953118801117" calcext:value-type="float">
            <text:p>1.959531188</text:p>
          </table:table-cell>
          <table:table-cell table:number-columns-repeated="9"/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float" office:value="2.30082130432129" calcext:value-type="float">
            <text:p>2.3008213043</text:p>
          </table:table-cell>
          <table:table-cell office:value-type="float" office:value="2.19800090789795" calcext:value-type="float">
            <text:p>2.1980009079</text:p>
          </table:table-cell>
          <table:table-cell office:value-type="float" office:value="1.64808785915375" calcext:value-type="float">
            <text:p>1.6480878592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2.18754577636719" calcext:value-type="float">
            <text:p>2.1875457764</text:p>
          </table:table-cell>
          <table:table-cell office:value-type="float" office:value="1.83092105388641" calcext:value-type="float">
            <text:p>1.8309210539</text:p>
          </table:table-cell>
          <table:table-cell table:number-columns-repeated="9"/>
        </table:table-row>
        <table:table-row table:style-name="ro1">
          <table:table-cell office:value-type="float" office:value="15760" calcext:value-type="float">
            <text:p>15760</text:p>
          </table:table-cell>
          <table:table-cell office:value-type="float" office:value="2.29011297225952" calcext:value-type="float">
            <text:p>2.2901129723</text:p>
          </table:table-cell>
          <table:table-cell office:value-type="float" office:value="2.24515390396118" calcext:value-type="float">
            <text:p>2.245153904</text:p>
          </table:table-cell>
          <table:table-cell office:value-type="float" office:value="1.62943851947784" calcext:value-type="float">
            <text:p>1.6294385195</text:p>
          </table:table-cell>
          <table:table-cell office:value-type="float" office:value="2.30251359939575" calcext:value-type="float">
            <text:p>2.3025135994</text:p>
          </table:table-cell>
          <table:table-cell office:value-type="float" office:value="2.04968047142029" calcext:value-type="float">
            <text:p>2.0496804714</text:p>
          </table:table-cell>
          <table:table-cell office:value-type="float" office:value="1.80524706840515" calcext:value-type="float">
            <text:p>1.8052470684</text:p>
          </table:table-cell>
          <table:table-cell table:number-columns-repeated="9"/>
        </table:table-row>
        <table:table-row table:style-name="ro1">
          <table:table-cell office:value-type="float" office:value="15780" calcext:value-type="float">
            <text:p>15780</text:p>
          </table:table-cell>
          <table:table-cell office:value-type="float" office:value="2.29497575759888" calcext:value-type="float">
            <text:p>2.2949757576</text:p>
          </table:table-cell>
          <table:table-cell office:value-type="float" office:value="2.23235273361206" calcext:value-type="float">
            <text:p>2.2323527336</text:p>
          </table:table-cell>
          <table:table-cell office:value-type="float" office:value="1.62346649169922" calcext:value-type="float">
            <text:p>1.6234664917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2560520172119" calcext:value-type="float">
            <text:p>2.0256052017</text:p>
          </table:table-cell>
          <table:table-cell office:value-type="float" office:value="1.87528300285339" calcext:value-type="float">
            <text:p>1.8752830029</text:p>
          </table:table-cell>
          <table:table-cell table:number-columns-repeated="9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.30176448822021" calcext:value-type="float">
            <text:p>2.3017644882</text:p>
          </table:table-cell>
          <table:table-cell office:value-type="float" office:value="2.22214603424072" calcext:value-type="float">
            <text:p>2.2221460342</text:p>
          </table:table-cell>
          <table:table-cell office:value-type="float" office:value="1.60994601249695" calcext:value-type="float">
            <text:p>1.6099460125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2.02144074440002" calcext:value-type="float">
            <text:p>2.0214407444</text:p>
          </table:table-cell>
          <table:table-cell office:value-type="float" office:value="2.08191132545471" calcext:value-type="float">
            <text:p>2.0819113255</text:p>
          </table:table-cell>
          <table:table-cell table:number-columns-repeated="9"/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2.30114316940308" calcext:value-type="float">
            <text:p>2.3011431694</text:p>
          </table:table-cell>
          <table:table-cell office:value-type="float" office:value="2.22435522079468" calcext:value-type="float">
            <text:p>2.2243552208</text:p>
          </table:table-cell>
          <table:table-cell office:value-type="float" office:value="1.60957586765289" calcext:value-type="float">
            <text:p>1.6095758677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8175983428955" calcext:value-type="float">
            <text:p>2.1817598343</text:p>
          </table:table-cell>
          <table:table-cell office:value-type="float" office:value="2.04739117622375" calcext:value-type="float">
            <text:p>2.0473911762</text:p>
          </table:table-cell>
          <table:table-cell table:number-columns-repeated="9"/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2.29902124404907" calcext:value-type="float">
            <text:p>2.299021244</text:p>
          </table:table-cell>
          <table:table-cell office:value-type="float" office:value="2.24730730056763" calcext:value-type="float">
            <text:p>2.2473073006</text:p>
          </table:table-cell>
          <table:table-cell office:value-type="float" office:value="1.61379241943359" calcext:value-type="float">
            <text:p>1.6137924194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1.87681150436401" calcext:value-type="float">
            <text:p>1.8768115044</text:p>
          </table:table-cell>
          <table:table-cell office:value-type="float" office:value="1.66250789165497" calcext:value-type="float">
            <text:p>1.6625078917</text:p>
          </table:table-cell>
          <table:table-cell table:number-columns-repeated="9"/>
        </table:table-row>
        <table:table-row table:style-name="ro1">
          <table:table-cell office:value-type="float" office:value="15860" calcext:value-type="float">
            <text:p>15860</text:p>
          </table:table-cell>
          <table:table-cell office:value-type="float" office:value="2.30181479454041" calcext:value-type="float">
            <text:p>2.3018147945</text:p>
          </table:table-cell>
          <table:table-cell office:value-type="float" office:value="2.20187854766846" calcext:value-type="float">
            <text:p>2.2018785477</text:p>
          </table:table-cell>
          <table:table-cell office:value-type="float" office:value="1.60717797279358" calcext:value-type="float">
            <text:p>1.6071779728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98455333709717" calcext:value-type="float">
            <text:p>1.9845533371</text:p>
          </table:table-cell>
          <table:table-cell office:value-type="float" office:value="1.88253688812256" calcext:value-type="float">
            <text:p>1.8825368881</text:p>
          </table:table-cell>
          <table:table-cell table:number-columns-repeated="9"/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2.29788732528687" calcext:value-type="float">
            <text:p>2.2978873253</text:p>
          </table:table-cell>
          <table:table-cell office:value-type="float" office:value="2.21825051307678" calcext:value-type="float">
            <text:p>2.2182505131</text:p>
          </table:table-cell>
          <table:table-cell office:value-type="float" office:value="1.60859787464142" calcext:value-type="float">
            <text:p>1.6085978746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1.80906224250793" calcext:value-type="float">
            <text:p>1.8090622425</text:p>
          </table:table-cell>
          <table:table-cell office:value-type="float" office:value="1.93682503700256" calcext:value-type="float">
            <text:p>1.936825037</text:p>
          </table:table-cell>
          <table:table-cell table:number-columns-repeated="9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.29913473129272" calcext:value-type="float">
            <text:p>2.2991347313</text:p>
          </table:table-cell>
          <table:table-cell office:value-type="float" office:value="2.21969413757324" calcext:value-type="float">
            <text:p>2.2196941376</text:p>
          </table:table-cell>
          <table:table-cell office:value-type="float" office:value="1.60757565498352" calcext:value-type="float">
            <text:p>1.607575655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2.07489395141602" calcext:value-type="float">
            <text:p>2.0748939514</text:p>
          </table:table-cell>
          <table:table-cell office:value-type="float" office:value="1.91598558425903" calcext:value-type="float">
            <text:p>1.9159855843</text:p>
          </table:table-cell>
          <table:table-cell table:number-columns-repeated="9"/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2.29937815666199" calcext:value-type="float">
            <text:p>2.2993781567</text:p>
          </table:table-cell>
          <table:table-cell office:value-type="float" office:value="2.21912264823914" calcext:value-type="float">
            <text:p>2.2191226482</text:p>
          </table:table-cell>
          <table:table-cell office:value-type="float" office:value="1.61357259750366" calcext:value-type="float">
            <text:p>1.6135725975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1.68360996246338" calcext:value-type="float">
            <text:p>1.6836099625</text:p>
          </table:table-cell>
          <table:table-cell office:value-type="float" office:value="2.16428351402283" calcext:value-type="float">
            <text:p>2.164283514</text:p>
          </table:table-cell>
          <table:table-cell table:number-columns-repeated="9"/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float" office:value="2.30147337913513" calcext:value-type="float">
            <text:p>2.3014733791</text:p>
          </table:table-cell>
          <table:table-cell office:value-type="float" office:value="2.2432074546814" calcext:value-type="float">
            <text:p>2.2432074547</text:p>
          </table:table-cell>
          <table:table-cell office:value-type="float" office:value="1.60894513130188" calcext:value-type="float">
            <text:p>1.6089451313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4194188117981" calcext:value-type="float">
            <text:p>2.0419418812</text:p>
          </table:table-cell>
          <table:table-cell office:value-type="float" office:value="1.93340218067169" calcext:value-type="float">
            <text:p>1.9334021807</text:p>
          </table:table-cell>
          <table:table-cell table:number-columns-repeated="9"/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2.30059814453125" calcext:value-type="float">
            <text:p>2.3005981445</text:p>
          </table:table-cell>
          <table:table-cell office:value-type="float" office:value="2.23744893074036" calcext:value-type="float">
            <text:p>2.2374489307</text:p>
          </table:table-cell>
          <table:table-cell office:value-type="float" office:value="1.61102771759033" calcext:value-type="float">
            <text:p>1.6110277176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6890726089478" calcext:value-type="float">
            <text:p>2.0689072609</text:p>
          </table:table-cell>
          <table:table-cell office:value-type="float" office:value="1.82207012176514" calcext:value-type="float">
            <text:p>1.8220701218</text:p>
          </table:table-cell>
          <table:table-cell table:number-columns-repeated="9"/>
        </table:table-row>
        <table:table-row table:style-name="ro1">
          <table:table-cell office:value-type="float" office:value="15980" calcext:value-type="float">
            <text:p>15980</text:p>
          </table:table-cell>
          <table:table-cell office:value-type="float" office:value="2.30237865447998" calcext:value-type="float">
            <text:p>2.3023786545</text:p>
          </table:table-cell>
          <table:table-cell office:value-type="float" office:value="2.23259687423706" calcext:value-type="float">
            <text:p>2.2325968742</text:p>
          </table:table-cell>
          <table:table-cell office:value-type="float" office:value="1.60702204704285" calcext:value-type="float">
            <text:p>1.607022047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93250572681427" calcext:value-type="float">
            <text:p>1.9325057268</text:p>
          </table:table-cell>
          <table:table-cell office:value-type="float" office:value="1.92099177837372" calcext:value-type="float">
            <text:p>1.9209917784</text:p>
          </table:table-cell>
          <table:table-cell table:number-columns-repeated="9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29973483085632" calcext:value-type="float">
            <text:p>2.2997348309</text:p>
          </table:table-cell>
          <table:table-cell office:value-type="float" office:value="2.23529148101807" calcext:value-type="float">
            <text:p>2.235291481</text:p>
          </table:table-cell>
          <table:table-cell office:value-type="float" office:value="1.6460280418396" calcext:value-type="float">
            <text:p>1.6460280418</text:p>
          </table:table-cell>
          <table:table-cell office:value-type="float" office:value="2.30252480506897" calcext:value-type="float">
            <text:p>2.3025248051</text:p>
          </table:table-cell>
          <table:table-cell office:value-type="float" office:value="2.06759214401245" calcext:value-type="float">
            <text:p>2.067592144</text:p>
          </table:table-cell>
          <table:table-cell office:value-type="float" office:value="1.8685941696167" calcext:value-type="float">
            <text:p>1.8685941696</text:p>
          </table:table-cell>
          <table:table-cell table:number-columns-repeated="9"/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2.30152249336243" calcext:value-type="float">
            <text:p>2.3015224934</text:p>
          </table:table-cell>
          <table:table-cell office:value-type="float" office:value="2.24396347999573" calcext:value-type="float">
            <text:p>2.24396348</text:p>
          </table:table-cell>
          <table:table-cell office:value-type="float" office:value="1.61811077594757" calcext:value-type="float">
            <text:p>1.6181107759</text:p>
          </table:table-cell>
          <table:table-cell office:value-type="float" office:value="2.30255484580994" calcext:value-type="float">
            <text:p>2.3025548458</text:p>
          </table:table-cell>
          <table:table-cell office:value-type="float" office:value="2.07243824005127" calcext:value-type="float">
            <text:p>2.0724382401</text:p>
          </table:table-cell>
          <table:table-cell office:value-type="float" office:value="1.66022968292236" calcext:value-type="float">
            <text:p>1.6602296829</text:p>
          </table:table-cell>
          <table:table-cell table:number-columns-repeated="9"/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2.29850673675537" calcext:value-type="float">
            <text:p>2.2985067368</text:p>
          </table:table-cell>
          <table:table-cell office:value-type="float" office:value="2.25413966178894" calcext:value-type="float">
            <text:p>2.2541396618</text:p>
          </table:table-cell>
          <table:table-cell office:value-type="float" office:value="1.58781027793884" calcext:value-type="float">
            <text:p>1.5878102779</text:p>
          </table:table-cell>
          <table:table-cell office:value-type="float" office:value="2.30249452590942" calcext:value-type="float">
            <text:p>2.3024945259</text:p>
          </table:table-cell>
          <table:table-cell office:value-type="float" office:value="2.11805963516235" calcext:value-type="float">
            <text:p>2.1180596352</text:p>
          </table:table-cell>
          <table:table-cell office:value-type="float" office:value="2.0387544631958" calcext:value-type="float">
            <text:p>2.0387544632</text:p>
          </table:table-cell>
          <table:table-cell table:number-columns-repeated="9"/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2.30170226097107" calcext:value-type="float">
            <text:p>2.301702261</text:p>
          </table:table-cell>
          <table:table-cell office:value-type="float" office:value="2.22105550765991" calcext:value-type="float">
            <text:p>2.2210555077</text:p>
          </table:table-cell>
          <table:table-cell office:value-type="float" office:value="1.61617541313171" calcext:value-type="float">
            <text:p>1.6161754131</text:p>
          </table:table-cell>
          <table:table-cell office:value-type="float" office:value="2.30251288414001" calcext:value-type="float">
            <text:p>2.3025128841</text:p>
          </table:table-cell>
          <table:table-cell office:value-type="float" office:value="1.99122965335846" calcext:value-type="float">
            <text:p>1.9912296534</text:p>
          </table:table-cell>
          <table:table-cell office:value-type="float" office:value="2.01909732818604" calcext:value-type="float">
            <text:p>2.0190973282</text:p>
          </table:table-cell>
          <table:table-cell table:number-columns-repeated="9"/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2.30055618286133" calcext:value-type="float">
            <text:p>2.3005561829</text:p>
          </table:table-cell>
          <table:table-cell office:value-type="float" office:value="2.22077226638794" calcext:value-type="float">
            <text:p>2.2207722664</text:p>
          </table:table-cell>
          <table:table-cell office:value-type="float" office:value="1.61279380321503" calcext:value-type="float">
            <text:p>1.6127938032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65443313121796" calcext:value-type="float">
            <text:p>1.6544331312</text:p>
          </table:table-cell>
          <table:table-cell office:value-type="float" office:value="2.03275012969971" calcext:value-type="float">
            <text:p>2.0327501297</text:p>
          </table:table-cell>
          <table:table-cell table:number-columns-repeated="9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.30235290527344" calcext:value-type="float">
            <text:p>2.3023529053</text:p>
          </table:table-cell>
          <table:table-cell office:value-type="float" office:value="2.23691010475159" calcext:value-type="float">
            <text:p>2.2369101048</text:p>
          </table:table-cell>
          <table:table-cell office:value-type="float" office:value="1.61045789718628" calcext:value-type="float">
            <text:p>1.6104578972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1.89142858982086" calcext:value-type="float">
            <text:p>1.8914285898</text:p>
          </table:table-cell>
          <table:table-cell office:value-type="float" office:value="2.00415134429932" calcext:value-type="float">
            <text:p>2.0041513443</text:p>
          </table:table-cell>
          <table:table-cell table:number-columns-repeated="9"/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2.30036783218384" calcext:value-type="float">
            <text:p>2.3003678322</text:p>
          </table:table-cell>
          <table:table-cell office:value-type="float" office:value="2.21478199958801" calcext:value-type="float">
            <text:p>2.2147819996</text:p>
          </table:table-cell>
          <table:table-cell office:value-type="float" office:value="1.62746918201447" calcext:value-type="float">
            <text:p>1.627469182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11825752258301" calcext:value-type="float">
            <text:p>2.1182575226</text:p>
          </table:table-cell>
          <table:table-cell office:value-type="float" office:value="1.7755571603775" calcext:value-type="float">
            <text:p>1.7755571604</text:p>
          </table:table-cell>
          <table:table-cell table:number-columns-repeated="9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2.30094909667969" calcext:value-type="float">
            <text:p>2.3009490967</text:p>
          </table:table-cell>
          <table:table-cell office:value-type="float" office:value="2.20804572105408" calcext:value-type="float">
            <text:p>2.2080457211</text:p>
          </table:table-cell>
          <table:table-cell office:value-type="float" office:value="1.62456345558167" calcext:value-type="float">
            <text:p>1.6245634556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95291352272034" calcext:value-type="float">
            <text:p>1.9529135227</text:p>
          </table:table-cell>
          <table:table-cell office:value-type="float" office:value="2.0191764831543" calcext:value-type="float">
            <text:p>2.0191764832</text:p>
          </table:table-cell>
          <table:table-cell table:number-columns-repeated="9"/>
        </table:table-row>
        <table:table-row table:style-name="ro1">
          <table:table-cell office:value-type="float" office:value="16160" calcext:value-type="float">
            <text:p>16160</text:p>
          </table:table-cell>
          <table:table-cell office:value-type="float" office:value="2.3013482093811" calcext:value-type="float">
            <text:p>2.3013482094</text:p>
          </table:table-cell>
          <table:table-cell office:value-type="float" office:value="2.22174692153931" calcext:value-type="float">
            <text:p>2.2217469215</text:p>
          </table:table-cell>
          <table:table-cell office:value-type="float" office:value="1.62105989456177" calcext:value-type="float">
            <text:p>1.6210598946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2.03414487838745" calcext:value-type="float">
            <text:p>2.0341448784</text:p>
          </table:table-cell>
          <table:table-cell office:value-type="float" office:value="1.93530106544495" calcext:value-type="float">
            <text:p>1.9353010654</text:p>
          </table:table-cell>
          <table:table-cell table:number-columns-repeated="9"/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float" office:value="2.30099487304687" calcext:value-type="float">
            <text:p>2.300994873</text:p>
          </table:table-cell>
          <table:table-cell office:value-type="float" office:value="2.22665309906006" calcext:value-type="float">
            <text:p>2.2266530991</text:p>
          </table:table-cell>
          <table:table-cell office:value-type="float" office:value="1.61854541301727" calcext:value-type="float">
            <text:p>1.618545413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83968019485474" calcext:value-type="float">
            <text:p>1.8396801949</text:p>
          </table:table-cell>
          <table:table-cell office:value-type="float" office:value="1.91529190540314" calcext:value-type="float">
            <text:p>1.9152919054</text:p>
          </table:table-cell>
          <table:table-cell table:number-columns-repeated="9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.30218601226807" calcext:value-type="float">
            <text:p>2.3021860123</text:p>
          </table:table-cell>
          <table:table-cell office:value-type="float" office:value="2.21423125267029" calcext:value-type="float">
            <text:p>2.2142312527</text:p>
          </table:table-cell>
          <table:table-cell office:value-type="float" office:value="1.61734926700592" calcext:value-type="float">
            <text:p>1.61734926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7945328950882" calcext:value-type="float">
            <text:p>1.7945328951</text:p>
          </table:table-cell>
          <table:table-cell office:value-type="float" office:value="1.79423797130585" calcext:value-type="float">
            <text:p>1.7942379713</text:p>
          </table:table-cell>
          <table:table-cell table:number-columns-repeated="9"/>
        </table:table-row>
        <table:table-row table:style-name="ro1">
          <table:table-cell office:value-type="float" office:value="16220" calcext:value-type="float">
            <text:p>16220</text:p>
          </table:table-cell>
          <table:table-cell office:value-type="float" office:value="2.30056428909302" calcext:value-type="float">
            <text:p>2.3005642891</text:p>
          </table:table-cell>
          <table:table-cell office:value-type="float" office:value="2.22509503364563" calcext:value-type="float">
            <text:p>2.2250950336</text:p>
          </table:table-cell>
          <table:table-cell office:value-type="float" office:value="1.62523353099823" calcext:value-type="float">
            <text:p>1.625233531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3449461460114" calcext:value-type="float">
            <text:p>1.9344946146</text:p>
          </table:table-cell>
          <table:table-cell office:value-type="float" office:value="1.6766642332077" calcext:value-type="float">
            <text:p>1.6766642332</text:p>
          </table:table-cell>
          <table:table-cell table:number-columns-repeated="9"/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2.28984141349792" calcext:value-type="float">
            <text:p>2.2898414135</text:p>
          </table:table-cell>
          <table:table-cell office:value-type="float" office:value="2.22359919548035" calcext:value-type="float">
            <text:p>2.2235991955</text:p>
          </table:table-cell>
          <table:table-cell office:value-type="float" office:value="1.62652397155762" calcext:value-type="float">
            <text:p>1.6265239716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12169218063354" calcext:value-type="float">
            <text:p>2.1216921806</text:p>
          </table:table-cell>
          <table:table-cell office:value-type="float" office:value="1.7797155380249" calcext:value-type="float">
            <text:p>1.779715538</text:p>
          </table:table-cell>
          <table:table-cell table:number-columns-repeated="9"/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2.30226016044617" calcext:value-type="float">
            <text:p>2.3022601604</text:p>
          </table:table-cell>
          <table:table-cell office:value-type="float" office:value="2.21059656143188" calcext:value-type="float">
            <text:p>2.2105965614</text:p>
          </table:table-cell>
          <table:table-cell office:value-type="float" office:value="1.61400818824768" calcext:value-type="float">
            <text:p>1.6140081882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12797021865845" calcext:value-type="float">
            <text:p>2.1279702187</text:p>
          </table:table-cell>
          <table:table-cell office:value-type="float" office:value="1.79724752902985" calcext:value-type="float">
            <text:p>1.797247529</text:p>
          </table:table-cell>
          <table:table-cell table:number-columns-repeated="9"/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float" office:value="2.29825520515442" calcext:value-type="float">
            <text:p>2.2982552052</text:p>
          </table:table-cell>
          <table:table-cell office:value-type="float" office:value="2.23461580276489" calcext:value-type="float">
            <text:p>2.2346158028</text:p>
          </table:table-cell>
          <table:table-cell office:value-type="float" office:value="1.61323153972626" calcext:value-type="float">
            <text:p>1.6132315397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1.96326220035553" calcext:value-type="float">
            <text:p>1.9632622004</text:p>
          </table:table-cell>
          <table:table-cell office:value-type="float" office:value="2.12633585929871" calcext:value-type="float">
            <text:p>2.1263358593</text:p>
          </table:table-cell>
          <table:table-cell table:number-columns-repeated="9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.30225706100464" calcext:value-type="float">
            <text:p>2.302257061</text:p>
          </table:table-cell>
          <table:table-cell office:value-type="float" office:value="2.2135922908783" calcext:value-type="float">
            <text:p>2.2135922909</text:p>
          </table:table-cell>
          <table:table-cell office:value-type="float" office:value="1.64137578010559" calcext:value-type="float">
            <text:p>1.6413757801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1.95477533340454" calcext:value-type="float">
            <text:p>1.9547753334</text:p>
          </table:table-cell>
          <table:table-cell office:value-type="float" office:value="2.01455926895142" calcext:value-type="float">
            <text:p>2.014559269</text:p>
          </table:table-cell>
          <table:table-cell table:number-columns-repeated="9"/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2.30204486846924" calcext:value-type="float">
            <text:p>2.3020448685</text:p>
          </table:table-cell>
          <table:table-cell office:value-type="float" office:value="2.2405059337616" calcext:value-type="float">
            <text:p>2.2405059338</text:p>
          </table:table-cell>
          <table:table-cell office:value-type="float" office:value="1.62426948547363" calcext:value-type="float">
            <text:p>1.6242694855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96727764606476" calcext:value-type="float">
            <text:p>1.9672776461</text:p>
          </table:table-cell>
          <table:table-cell office:value-type="float" office:value="1.91871082782745" calcext:value-type="float">
            <text:p>1.9187108278</text:p>
          </table:table-cell>
          <table:table-cell table:number-columns-repeated="9"/>
        </table:table-row>
        <table:table-row table:style-name="ro1">
          <table:table-cell office:value-type="float" office:value="16340" calcext:value-type="float">
            <text:p>16340</text:p>
          </table:table-cell>
          <table:table-cell office:value-type="float" office:value="2.30214285850525" calcext:value-type="float">
            <text:p>2.3021428585</text:p>
          </table:table-cell>
          <table:table-cell office:value-type="float" office:value="2.20668745040894" calcext:value-type="float">
            <text:p>2.2066874504</text:p>
          </table:table-cell>
          <table:table-cell office:value-type="float" office:value="1.6255669593811" calcext:value-type="float">
            <text:p>1.6255669594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1.86120140552521" calcext:value-type="float">
            <text:p>1.8612014055</text:p>
          </table:table-cell>
          <table:table-cell office:value-type="float" office:value="1.75691521167755" calcext:value-type="float">
            <text:p>1.7569152117</text:p>
          </table:table-cell>
          <table:table-cell table:number-columns-repeated="9"/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2.30205154418945" calcext:value-type="float">
            <text:p>2.3020515442</text:p>
          </table:table-cell>
          <table:table-cell office:value-type="float" office:value="2.20727777481079" calcext:value-type="float">
            <text:p>2.2072777748</text:p>
          </table:table-cell>
          <table:table-cell office:value-type="float" office:value="1.61456096172333" calcext:value-type="float">
            <text:p>1.6145609617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0004935264587" calcext:value-type="float">
            <text:p>2.0000493526</text:p>
          </table:table-cell>
          <table:table-cell office:value-type="float" office:value="1.91172397136688" calcext:value-type="float">
            <text:p>1.9117239714</text:p>
          </table:table-cell>
          <table:table-cell table:number-columns-repeated="9"/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2.30168867111206" calcext:value-type="float">
            <text:p>2.3016886711</text:p>
          </table:table-cell>
          <table:table-cell office:value-type="float" office:value="2.2352192401886" calcext:value-type="float">
            <text:p>2.2352192402</text:p>
          </table:table-cell>
          <table:table-cell office:value-type="float" office:value="1.6100115776062" calcext:value-type="float">
            <text:p>1.6100115776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63653337955475" calcext:value-type="float">
            <text:p>1.6365333796</text:p>
          </table:table-cell>
          <table:table-cell office:value-type="float" office:value="1.77106523513794" calcext:value-type="float">
            <text:p>1.7710652351</text:p>
          </table:table-cell>
          <table:table-cell table:number-columns-repeated="9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.30118346214294" calcext:value-type="float">
            <text:p>2.3011834621</text:p>
          </table:table-cell>
          <table:table-cell office:value-type="float" office:value="2.19689464569092" calcext:value-type="float">
            <text:p>2.1968946457</text:p>
          </table:table-cell>
          <table:table-cell office:value-type="float" office:value="1.61409020423889" calcext:value-type="float">
            <text:p>1.6140902042</text:p>
          </table:table-cell>
          <table:table-cell office:value-type="float" office:value="2.30255508422852" calcext:value-type="float">
            <text:p>2.3025550842</text:p>
          </table:table-cell>
          <table:table-cell office:value-type="float" office:value="2.12528824806213" calcext:value-type="float">
            <text:p>2.1252882481</text:p>
          </table:table-cell>
          <table:table-cell office:value-type="float" office:value="1.72793829441071" calcext:value-type="float">
            <text:p>1.7279382944</text:p>
          </table:table-cell>
          <table:table-cell table:number-columns-repeated="9"/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float" office:value="2.30134081840515" calcext:value-type="float">
            <text:p>2.3013408184</text:p>
          </table:table-cell>
          <table:table-cell office:value-type="float" office:value="2.23586010932922" calcext:value-type="float">
            <text:p>2.2358601093</text:p>
          </table:table-cell>
          <table:table-cell office:value-type="float" office:value="1.60260629653931" calcext:value-type="float">
            <text:p>1.6026062965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2.05981969833374" calcext:value-type="float">
            <text:p>2.0598196983</text:p>
          </table:table-cell>
          <table:table-cell office:value-type="float" office:value="1.96198213100433" calcext:value-type="float">
            <text:p>1.961982131</text:p>
          </table:table-cell>
          <table:table-cell table:number-columns-repeated="9"/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2.30237770080566" calcext:value-type="float">
            <text:p>2.3023777008</text:p>
          </table:table-cell>
          <table:table-cell office:value-type="float" office:value="2.2443528175354" calcext:value-type="float">
            <text:p>2.2443528175</text:p>
          </table:table-cell>
          <table:table-cell office:value-type="float" office:value="1.61661529541016" calcext:value-type="float">
            <text:p>1.6166152954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08654975891113" calcext:value-type="float">
            <text:p>2.0865497589</text:p>
          </table:table-cell>
          <table:table-cell office:value-type="float" office:value="1.80910170078278" calcext:value-type="float">
            <text:p>1.8091017008</text:p>
          </table:table-cell>
          <table:table-cell table:number-columns-repeated="9"/>
        </table:table-row>
        <table:table-row table:style-name="ro1">
          <table:table-cell office:value-type="float" office:value="16460" calcext:value-type="float">
            <text:p>16460</text:p>
          </table:table-cell>
          <table:table-cell office:value-type="float" office:value="2.3010950088501" calcext:value-type="float">
            <text:p>2.3010950089</text:p>
          </table:table-cell>
          <table:table-cell office:value-type="float" office:value="2.22916793823242" calcext:value-type="float">
            <text:p>2.2291679382</text:p>
          </table:table-cell>
          <table:table-cell office:value-type="float" office:value="1.61398553848267" calcext:value-type="float">
            <text:p>1.6139855385</text:p>
          </table:table-cell>
          <table:table-cell office:value-type="float" office:value="2.30250310897827" calcext:value-type="float">
            <text:p>2.302503109</text:p>
          </table:table-cell>
          <table:table-cell office:value-type="float" office:value="1.98869872093201" calcext:value-type="float">
            <text:p>1.9886987209</text:p>
          </table:table-cell>
          <table:table-cell office:value-type="float" office:value="1.84057664871216" calcext:value-type="float">
            <text:p>1.8405766487</text:p>
          </table:table-cell>
          <table:table-cell table:number-columns-repeated="9"/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2.30128359794617" calcext:value-type="float">
            <text:p>2.3012835979</text:p>
          </table:table-cell>
          <table:table-cell office:value-type="float" office:value="2.23392629623413" calcext:value-type="float">
            <text:p>2.2339262962</text:p>
          </table:table-cell>
          <table:table-cell office:value-type="float" office:value="1.62229514122009" calcext:value-type="float">
            <text:p>1.6222951412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2.08924293518066" calcext:value-type="float">
            <text:p>2.0892429352</text:p>
          </table:table-cell>
          <table:table-cell office:value-type="float" office:value="1.92853987216949" calcext:value-type="float">
            <text:p>1.9285398722</text:p>
          </table:table-cell>
          <table:table-cell table:number-columns-repeated="9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.30186295509338" calcext:value-type="float">
            <text:p>2.3018629551</text:p>
          </table:table-cell>
          <table:table-cell office:value-type="float" office:value="2.2417573928833" calcext:value-type="float">
            <text:p>2.2417573929</text:p>
          </table:table-cell>
          <table:table-cell office:value-type="float" office:value="1.61060953140259" calcext:value-type="float">
            <text:p>1.6106095314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09982848167419" calcext:value-type="float">
            <text:p>2.0998284817</text:p>
          </table:table-cell>
          <table:table-cell office:value-type="float" office:value="1.88023364543915" calcext:value-type="float">
            <text:p>1.8802336454</text:p>
          </table:table-cell>
          <table:table-cell table:number-columns-repeated="9"/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2.30129981040955" calcext:value-type="float">
            <text:p>2.3012998104</text:p>
          </table:table-cell>
          <table:table-cell office:value-type="float" office:value="2.21597695350647" calcext:value-type="float">
            <text:p>2.2159769535</text:p>
          </table:table-cell>
          <table:table-cell office:value-type="float" office:value="1.61075580120087" calcext:value-type="float">
            <text:p>1.6107558012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1.99415135383606" calcext:value-type="float">
            <text:p>1.9941513538</text:p>
          </table:table-cell>
          <table:table-cell office:value-type="float" office:value="2.01065611839294" calcext:value-type="float">
            <text:p>2.0106561184</text:p>
          </table:table-cell>
          <table:table-cell table:number-columns-repeated="9"/>
        </table:table-row>
        <table:table-row table:style-name="ro1">
          <table:table-cell office:value-type="float" office:value="16540" calcext:value-type="float">
            <text:p>16540</text:p>
          </table:table-cell>
          <table:table-cell office:value-type="float" office:value="2.30078554153442" calcext:value-type="float">
            <text:p>2.3007855415</text:p>
          </table:table-cell>
          <table:table-cell office:value-type="float" office:value="2.22827124595642" calcext:value-type="float">
            <text:p>2.228271246</text:p>
          </table:table-cell>
          <table:table-cell office:value-type="float" office:value="1.61286926269531" calcext:value-type="float">
            <text:p>1.6128692627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99609887599945" calcext:value-type="float">
            <text:p>1.996098876</text:p>
          </table:table-cell>
          <table:table-cell office:value-type="float" office:value="1.21252059936523" calcext:value-type="float">
            <text:p>1.2125205994</text:p>
          </table:table-cell>
          <table:table-cell table:number-columns-repeated="9"/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2.30154943466187" calcext:value-type="float">
            <text:p>2.3015494347</text:p>
          </table:table-cell>
          <table:table-cell office:value-type="float" office:value="2.21354794502258" calcext:value-type="float">
            <text:p>2.213547945</text:p>
          </table:table-cell>
          <table:table-cell office:value-type="float" office:value="1.60691976547241" calcext:value-type="float">
            <text:p>1.6069197655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68741357326508" calcext:value-type="float">
            <text:p>1.6874135733</text:p>
          </table:table-cell>
          <table:table-cell office:value-type="float" office:value="2.06338739395142" calcext:value-type="float">
            <text:p>2.063387394</text:p>
          </table:table-cell>
          <table:table-cell table:number-columns-repeated="9"/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2.29720544815063" calcext:value-type="float">
            <text:p>2.2972054482</text:p>
          </table:table-cell>
          <table:table-cell office:value-type="float" office:value="2.2178692817688" calcext:value-type="float">
            <text:p>2.2178692818</text:p>
          </table:table-cell>
          <table:table-cell office:value-type="float" office:value="1.61162519454956" calcext:value-type="float">
            <text:p>1.6116251945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03491973876953" calcext:value-type="float">
            <text:p>2.0349197388</text:p>
          </table:table-cell>
          <table:table-cell office:value-type="float" office:value="2.038245677948" calcext:value-type="float">
            <text:p>2.0382456779</text:p>
          </table:table-cell>
          <table:table-cell table:number-columns-repeated="9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.29791259765625" calcext:value-type="float">
            <text:p>2.2979125977</text:p>
          </table:table-cell>
          <table:table-cell office:value-type="float" office:value="2.21447372436523" calcext:value-type="float">
            <text:p>2.2144737244</text:p>
          </table:table-cell>
          <table:table-cell office:value-type="float" office:value="1.61096119880676" calcext:value-type="float">
            <text:p>1.610961198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1145424842834" calcext:value-type="float">
            <text:p>2.1114542484</text:p>
          </table:table-cell>
          <table:table-cell office:value-type="float" office:value="1.88350701332092" calcext:value-type="float">
            <text:p>1.8835070133</text:p>
          </table:table-cell>
          <table:table-cell table:number-columns-repeated="9"/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2.30221772193909" calcext:value-type="float">
            <text:p>2.3022177219</text:p>
          </table:table-cell>
          <table:table-cell office:value-type="float" office:value="2.22205352783203" calcext:value-type="float">
            <text:p>2.2220535278</text:p>
          </table:table-cell>
          <table:table-cell office:value-type="float" office:value="1.61477303504944" calcext:value-type="float">
            <text:p>1.614773035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1.87887978553772" calcext:value-type="float">
            <text:p>1.8788797855</text:p>
          </table:table-cell>
          <table:table-cell office:value-type="float" office:value="2.12617230415344" calcext:value-type="float">
            <text:p>2.1261723042</text:p>
          </table:table-cell>
          <table:table-cell table:number-columns-repeated="9"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2.29844236373901" calcext:value-type="float">
            <text:p>2.2984423637</text:p>
          </table:table-cell>
          <table:table-cell office:value-type="float" office:value="2.21781802177429" calcext:value-type="float">
            <text:p>2.2178180218</text:p>
          </table:table-cell>
          <table:table-cell office:value-type="float" office:value="1.61086010932922" calcext:value-type="float">
            <text:p>1.6108601093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1.74072539806366" calcext:value-type="float">
            <text:p>1.7407253981</text:p>
          </table:table-cell>
          <table:table-cell office:value-type="float" office:value="1.74778258800507" calcext:value-type="float">
            <text:p>1.747782588</text:p>
          </table:table-cell>
          <table:table-cell table:number-columns-repeated="9"/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2.30242419242859" calcext:value-type="float">
            <text:p>2.3024241924</text:p>
          </table:table-cell>
          <table:table-cell office:value-type="float" office:value="2.197585105896" calcext:value-type="float">
            <text:p>2.1975851059</text:p>
          </table:table-cell>
          <table:table-cell office:value-type="float" office:value="1.61221587657928" calcext:value-type="float">
            <text:p>1.6122158766</text:p>
          </table:table-cell>
          <table:table-cell office:value-type="float" office:value="2.30255627632141" calcext:value-type="float">
            <text:p>2.3025562763</text:p>
          </table:table-cell>
          <table:table-cell office:value-type="float" office:value="1.83556401729584" calcext:value-type="float">
            <text:p>1.8355640173</text:p>
          </table:table-cell>
          <table:table-cell office:value-type="float" office:value="1.39101111888886" calcext:value-type="float">
            <text:p>1.3910111189</text:p>
          </table:table-cell>
          <table:table-cell table:number-columns-repeated="9"/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2.30035853385925" calcext:value-type="float">
            <text:p>2.3003585339</text:p>
          </table:table-cell>
          <table:table-cell office:value-type="float" office:value="2.20870089530945" calcext:value-type="float">
            <text:p>2.2087008953</text:p>
          </table:table-cell>
          <table:table-cell office:value-type="float" office:value="1.61213111877441" calcext:value-type="float">
            <text:p>1.6121311188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1.91118240356445" calcext:value-type="float">
            <text:p>1.9111824036</text:p>
          </table:table-cell>
          <table:table-cell office:value-type="float" office:value="1.65649735927582" calcext:value-type="float">
            <text:p>1.6564973593</text:p>
          </table:table-cell>
          <table:table-cell table:number-columns-repeated="9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.30172157287598" calcext:value-type="float">
            <text:p>2.3017215729</text:p>
          </table:table-cell>
          <table:table-cell office:value-type="float" office:value="2.23707914352417" calcext:value-type="float">
            <text:p>2.2370791435</text:p>
          </table:table-cell>
          <table:table-cell office:value-type="float" office:value="1.60537242889404" calcext:value-type="float">
            <text:p>1.605372428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0450158119202" calcext:value-type="float">
            <text:p>2.0045015812</text:p>
          </table:table-cell>
          <table:table-cell office:value-type="float" office:value="2.01816773414612" calcext:value-type="float">
            <text:p>2.0181677341</text:p>
          </table:table-cell>
          <table:table-cell table:number-columns-repeated="9"/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2.30231952667236" calcext:value-type="float">
            <text:p>2.3023195267</text:p>
          </table:table-cell>
          <table:table-cell office:value-type="float" office:value="2.2037615776062" calcext:value-type="float">
            <text:p>2.2037615776</text:p>
          </table:table-cell>
          <table:table-cell office:value-type="float" office:value="1.60140228271484" calcext:value-type="float">
            <text:p>1.6014022827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98748934268951" calcext:value-type="float">
            <text:p>1.9874893427</text:p>
          </table:table-cell>
          <table:table-cell office:value-type="float" office:value="1.78179323673248" calcext:value-type="float">
            <text:p>1.7817932367</text:p>
          </table:table-cell>
          <table:table-cell table:number-columns-repeated="9"/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2.2990140914917" calcext:value-type="float">
            <text:p>2.2990140915</text:p>
          </table:table-cell>
          <table:table-cell office:value-type="float" office:value="2.23695707321167" calcext:value-type="float">
            <text:p>2.2369570732</text:p>
          </table:table-cell>
          <table:table-cell office:value-type="float" office:value="1.60975670814514" calcext:value-type="float">
            <text:p>1.6097567081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81065392494202" calcext:value-type="float">
            <text:p>1.8106539249</text:p>
          </table:table-cell>
          <table:table-cell office:value-type="float" office:value="2.02755284309387" calcext:value-type="float">
            <text:p>2.0275528431</text:p>
          </table:table-cell>
          <table:table-cell table:number-columns-repeated="9"/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2.30057549476624" calcext:value-type="float">
            <text:p>2.3005754948</text:p>
          </table:table-cell>
          <table:table-cell office:value-type="float" office:value="2.22397422790527" calcext:value-type="float">
            <text:p>2.2239742279</text:p>
          </table:table-cell>
          <table:table-cell office:value-type="float" office:value="1.60901951789856" calcext:value-type="float">
            <text:p>1.6090195179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84853386878967" calcext:value-type="float">
            <text:p>1.8485338688</text:p>
          </table:table-cell>
          <table:table-cell office:value-type="float" office:value="1.99008667469025" calcext:value-type="float">
            <text:p>1.9900866747</text:p>
          </table:table-cell>
          <table:table-cell table:number-columns-repeated="9"/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2.30151844024658" calcext:value-type="float">
            <text:p>2.3015184402</text:p>
          </table:table-cell>
          <table:table-cell office:value-type="float" office:value="2.22852826118469" calcext:value-type="float">
            <text:p>2.2285282612</text:p>
          </table:table-cell>
          <table:table-cell office:value-type="float" office:value="1.62017858028412" calcext:value-type="float">
            <text:p>1.6201785803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1.81561613082886" calcext:value-type="float">
            <text:p>1.8156161308</text:p>
          </table:table-cell>
          <table:table-cell office:value-type="float" office:value="1.96791470050812" calcext:value-type="float">
            <text:p>1.9679147005</text:p>
          </table:table-cell>
          <table:table-cell table:number-columns-repeated="9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.3022894859314" calcext:value-type="float">
            <text:p>2.3022894859</text:p>
          </table:table-cell>
          <table:table-cell office:value-type="float" office:value="2.21745467185974" calcext:value-type="float">
            <text:p>2.2174546719</text:p>
          </table:table-cell>
          <table:table-cell office:value-type="float" office:value="1.61658525466919" calcext:value-type="float">
            <text:p>1.6165852547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4625978469849" calcext:value-type="float">
            <text:p>2.1462597847</text:p>
          </table:table-cell>
          <table:table-cell office:value-type="float" office:value="1.6452054977417" calcext:value-type="float">
            <text:p>1.6452054977</text:p>
          </table:table-cell>
          <table:table-cell table:number-columns-repeated="9"/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float" office:value="2.29424262046814" calcext:value-type="float">
            <text:p>2.2942426205</text:p>
          </table:table-cell>
          <table:table-cell office:value-type="float" office:value="2.21281671524048" calcext:value-type="float">
            <text:p>2.2128167152</text:p>
          </table:table-cell>
          <table:table-cell office:value-type="float" office:value="1.60985803604126" calcext:value-type="float">
            <text:p>1.609858036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2.15130925178528" calcext:value-type="float">
            <text:p>2.1513092518</text:p>
          </table:table-cell>
          <table:table-cell office:value-type="float" office:value="1.90564954280853" calcext:value-type="float">
            <text:p>1.9056495428</text:p>
          </table:table-cell>
          <table:table-cell table:number-columns-repeated="9"/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2.29877042770386" calcext:value-type="float">
            <text:p>2.2987704277</text:p>
          </table:table-cell>
          <table:table-cell office:value-type="float" office:value="2.22386264801025" calcext:value-type="float">
            <text:p>2.223862648</text:p>
          </table:table-cell>
          <table:table-cell office:value-type="float" office:value="1.6107280254364" calcext:value-type="float">
            <text:p>1.6107280254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16648554801941" calcext:value-type="float">
            <text:p>2.166485548</text:p>
          </table:table-cell>
          <table:table-cell office:value-type="float" office:value="1.74291634559631" calcext:value-type="float">
            <text:p>1.7429163456</text:p>
          </table:table-cell>
          <table:table-cell table:number-columns-repeated="9"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2.2989239692688" calcext:value-type="float">
            <text:p>2.2989239693</text:p>
          </table:table-cell>
          <table:table-cell office:value-type="float" office:value="2.22380495071411" calcext:value-type="float">
            <text:p>2.2238049507</text:p>
          </table:table-cell>
          <table:table-cell office:value-type="float" office:value="1.60778903961182" calcext:value-type="float">
            <text:p>1.6077890396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1.8320939540863" calcext:value-type="float">
            <text:p>1.8320939541</text:p>
          </table:table-cell>
          <table:table-cell office:value-type="float" office:value="1.95951390266418" calcext:value-type="float">
            <text:p>1.9595139027</text:p>
          </table:table-cell>
          <table:table-cell table:number-columns-repeated="9"/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2.29578971862793" calcext:value-type="float">
            <text:p>2.2957897186</text:p>
          </table:table-cell>
          <table:table-cell office:value-type="float" office:value="2.23025250434875" calcext:value-type="float">
            <text:p>2.2302525043</text:p>
          </table:table-cell>
          <table:table-cell office:value-type="float" office:value="1.61093533039093" calcext:value-type="float">
            <text:p>1.6109353304</text:p>
          </table:table-cell>
          <table:table-cell office:value-type="float" office:value="2.30252051353455" calcext:value-type="float">
            <text:p>2.3025205135</text:p>
          </table:table-cell>
          <table:table-cell office:value-type="float" office:value="2.12995624542236" calcext:value-type="float">
            <text:p>2.1299562454</text:p>
          </table:table-cell>
          <table:table-cell office:value-type="float" office:value="1.71586084365845" calcext:value-type="float">
            <text:p>1.7158608437</text:p>
          </table:table-cell>
          <table:table-cell table:number-columns-repeated="9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.30234861373901" calcext:value-type="float">
            <text:p>2.3023486137</text:p>
          </table:table-cell>
          <table:table-cell office:value-type="float" office:value="2.21470379829407" calcext:value-type="float">
            <text:p>2.2147037983</text:p>
          </table:table-cell>
          <table:table-cell office:value-type="float" office:value="1.6229681968689" calcext:value-type="float">
            <text:p>1.6229681969</text:p>
          </table:table-cell>
          <table:table-cell office:value-type="float" office:value="2.30255460739136" calcext:value-type="float">
            <text:p>2.3025546074</text:p>
          </table:table-cell>
          <table:table-cell office:value-type="float" office:value="1.80304026603699" calcext:value-type="float">
            <text:p>1.803040266</text:p>
          </table:table-cell>
          <table:table-cell office:value-type="float" office:value="2.06013107299805" calcext:value-type="float">
            <text:p>2.060131073</text:p>
          </table:table-cell>
          <table:table-cell table:number-columns-repeated="9"/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2.30228877067566" calcext:value-type="float">
            <text:p>2.3022887707</text:p>
          </table:table-cell>
          <table:table-cell office:value-type="float" office:value="2.22789812088013" calcext:value-type="float">
            <text:p>2.2278981209</text:p>
          </table:table-cell>
          <table:table-cell office:value-type="float" office:value="1.61616098880768" calcext:value-type="float">
            <text:p>1.6161609888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1.98487174510956" calcext:value-type="float">
            <text:p>1.9848717451</text:p>
          </table:table-cell>
          <table:table-cell office:value-type="float" office:value="1.78995883464813" calcext:value-type="float">
            <text:p>1.7899588346</text:p>
          </table:table-cell>
          <table:table-cell table:number-columns-repeated="9"/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float" office:value="2.29847431182861" calcext:value-type="float">
            <text:p>2.2984743118</text:p>
          </table:table-cell>
          <table:table-cell office:value-type="float" office:value="2.23459506034851" calcext:value-type="float">
            <text:p>2.2345950603</text:p>
          </table:table-cell>
          <table:table-cell office:value-type="float" office:value="1.61155641078949" calcext:value-type="float">
            <text:p>1.6115564108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11916637420654" calcext:value-type="float">
            <text:p>2.1191663742</text:p>
          </table:table-cell>
          <table:table-cell office:value-type="float" office:value="1.97193253040314" calcext:value-type="float">
            <text:p>1.9719325304</text:p>
          </table:table-cell>
          <table:table-cell table:number-columns-repeated="9"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2.30242204666138" calcext:value-type="float">
            <text:p>2.3024220467</text:p>
          </table:table-cell>
          <table:table-cell office:value-type="float" office:value="2.21148419380188" calcext:value-type="float">
            <text:p>2.2114841938</text:p>
          </table:table-cell>
          <table:table-cell office:value-type="float" office:value="1.60898613929749" calcext:value-type="float">
            <text:p>1.6089861393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12766742706299" calcext:value-type="float">
            <text:p>2.1276674271</text:p>
          </table:table-cell>
          <table:table-cell office:value-type="float" office:value="1.74726545810699" calcext:value-type="float">
            <text:p>1.7472654581</text:p>
          </table:table-cell>
          <table:table-cell table:number-columns-repeated="9"/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float" office:value="2.29754233360291" calcext:value-type="float">
            <text:p>2.2975423336</text:p>
          </table:table-cell>
          <table:table-cell office:value-type="float" office:value="2.24337100982666" calcext:value-type="float">
            <text:p>2.2433710098</text:p>
          </table:table-cell>
          <table:table-cell office:value-type="float" office:value="1.60813903808594" calcext:value-type="float">
            <text:p>1.6081390381</text:p>
          </table:table-cell>
          <table:table-cell office:value-type="float" office:value="2.30254626274109" calcext:value-type="float">
            <text:p>2.3025462627</text:p>
          </table:table-cell>
          <table:table-cell office:value-type="float" office:value="2.13646507263184" calcext:value-type="float">
            <text:p>2.1364650726</text:p>
          </table:table-cell>
          <table:table-cell office:value-type="float" office:value="1.94064700603485" calcext:value-type="float">
            <text:p>1.940647006</text:p>
          </table:table-cell>
          <table:table-cell table:number-columns-repeated="9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30076289176941" calcext:value-type="float">
            <text:p>2.3007628918</text:p>
          </table:table-cell>
          <table:table-cell office:value-type="float" office:value="2.24213171005249" calcext:value-type="float">
            <text:p>2.2421317101</text:p>
          </table:table-cell>
          <table:table-cell office:value-type="float" office:value="1.60742807388306" calcext:value-type="float">
            <text:p>1.6074280739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5753183364868" calcext:value-type="float">
            <text:p>2.0575318336</text:p>
          </table:table-cell>
          <table:table-cell office:value-type="float" office:value="1.83112490177155" calcext:value-type="float">
            <text:p>1.8311249018</text:p>
          </table:table-cell>
          <table:table-cell table:number-columns-repeated="9"/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float" office:value="2.30193638801575" calcext:value-type="float">
            <text:p>2.301936388</text:p>
          </table:table-cell>
          <table:table-cell office:value-type="float" office:value="2.1969690322876" calcext:value-type="float">
            <text:p>2.1969690323</text:p>
          </table:table-cell>
          <table:table-cell office:value-type="float" office:value="1.60953664779663" calcext:value-type="float">
            <text:p>1.6095366478</text:p>
          </table:table-cell>
          <table:table-cell office:value-type="float" office:value="2.30253481864929" calcext:value-type="float">
            <text:p>2.3025348186</text:p>
          </table:table-cell>
          <table:table-cell office:value-type="float" office:value="1.8055032491684" calcext:value-type="float">
            <text:p>1.8055032492</text:p>
          </table:table-cell>
          <table:table-cell office:value-type="float" office:value="2.06604290008545" calcext:value-type="float">
            <text:p>2.0660429001</text:p>
          </table:table-cell>
          <table:table-cell table:number-columns-repeated="9"/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2.30229449272156" calcext:value-type="float">
            <text:p>2.3022944927</text:p>
          </table:table-cell>
          <table:table-cell office:value-type="float" office:value="2.1973876953125" calcext:value-type="float">
            <text:p>2.1973876953</text:p>
          </table:table-cell>
          <table:table-cell office:value-type="float" office:value="1.60714793205261" calcext:value-type="float">
            <text:p>1.6071479321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0823826789856" calcext:value-type="float">
            <text:p>2.082382679</text:p>
          </table:table-cell>
          <table:table-cell office:value-type="float" office:value="2.0457272529602" calcext:value-type="float">
            <text:p>2.045727253</text:p>
          </table:table-cell>
          <table:table-cell table:number-columns-repeated="9"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2.29020500183105" calcext:value-type="float">
            <text:p>2.2902050018</text:p>
          </table:table-cell>
          <table:table-cell office:value-type="float" office:value="2.23599672317505" calcext:value-type="float">
            <text:p>2.2359967232</text:p>
          </table:table-cell>
          <table:table-cell office:value-type="float" office:value="1.61291766166687" calcext:value-type="float">
            <text:p>1.6129176617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0747599601746" calcext:value-type="float">
            <text:p>2.107475996</text:p>
          </table:table-cell>
          <table:table-cell office:value-type="float" office:value="1.848996758461" calcext:value-type="float">
            <text:p>1.8489967585</text:p>
          </table:table-cell>
          <table:table-cell table:number-columns-repeated="9"/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2.30223989486694" calcext:value-type="float">
            <text:p>2.3022398949</text:p>
          </table:table-cell>
          <table:table-cell office:value-type="float" office:value="2.23460102081299" calcext:value-type="float">
            <text:p>2.2346010208</text:p>
          </table:table-cell>
          <table:table-cell office:value-type="float" office:value="1.62483978271484" calcext:value-type="float">
            <text:p>1.6248397827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2.18074321746826" calcext:value-type="float">
            <text:p>2.1807432175</text:p>
          </table:table-cell>
          <table:table-cell office:value-type="float" office:value="1.75543522834778" calcext:value-type="float">
            <text:p>1.7554352283</text:p>
          </table:table-cell>
          <table:table-cell table:number-columns-repeated="9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.30125617980957" calcext:value-type="float">
            <text:p>2.3012561798</text:p>
          </table:table-cell>
          <table:table-cell office:value-type="float" office:value="2.25217533111572" calcext:value-type="float">
            <text:p>2.2521753311</text:p>
          </table:table-cell>
          <table:table-cell office:value-type="float" office:value="1.6168497800827" calcext:value-type="float">
            <text:p>1.6168497801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093355178833" calcext:value-type="float">
            <text:p>2.0093355179</text:p>
          </table:table-cell>
          <table:table-cell office:value-type="float" office:value="1.96463966369629" calcext:value-type="float">
            <text:p>1.9646396637</text:p>
          </table:table-cell>
          <table:table-cell table:number-columns-repeated="9"/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2.30196690559387" calcext:value-type="float">
            <text:p>2.3019669056</text:p>
          </table:table-cell>
          <table:table-cell office:value-type="float" office:value="2.21568179130554" calcext:value-type="float">
            <text:p>2.2156817913</text:p>
          </table:table-cell>
          <table:table-cell office:value-type="float" office:value="1.62657392024994" calcext:value-type="float">
            <text:p>1.6265739202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7975027561188" calcext:value-type="float">
            <text:p>1.9797502756</text:p>
          </table:table-cell>
          <table:table-cell office:value-type="float" office:value="2.02289390563965" calcext:value-type="float">
            <text:p>2.0228939056</text:p>
          </table:table-cell>
          <table:table-cell table:number-columns-repeated="9"/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float" office:value="2.30110025405884" calcext:value-type="float">
            <text:p>2.3011002541</text:p>
          </table:table-cell>
          <table:table-cell office:value-type="float" office:value="2.21187925338745" calcext:value-type="float">
            <text:p>2.2118792534</text:p>
          </table:table-cell>
          <table:table-cell office:value-type="float" office:value="1.60783004760742" calcext:value-type="float">
            <text:p>1.6078300476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99372863769531" calcext:value-type="float">
            <text:p>1.9937286377</text:p>
          </table:table-cell>
          <table:table-cell office:value-type="float" office:value="1.85453772544861" calcext:value-type="float">
            <text:p>1.8545377254</text:p>
          </table:table-cell>
          <table:table-cell table:number-columns-repeated="9"/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2.30198049545288" calcext:value-type="float">
            <text:p>2.3019804955</text:p>
          </table:table-cell>
          <table:table-cell office:value-type="float" office:value="2.24679088592529" calcext:value-type="float">
            <text:p>2.2467908859</text:p>
          </table:table-cell>
          <table:table-cell office:value-type="float" office:value="1.61254620552063" calcext:value-type="float">
            <text:p>1.6125462055</text:p>
          </table:table-cell>
          <table:table-cell office:value-type="float" office:value="2.30255651473999" calcext:value-type="float">
            <text:p>2.3025565147</text:p>
          </table:table-cell>
          <table:table-cell office:value-type="float" office:value="1.91827702522278" calcext:value-type="float">
            <text:p>1.9182770252</text:p>
          </table:table-cell>
          <table:table-cell office:value-type="float" office:value="2.15807604789734" calcext:value-type="float">
            <text:p>2.1580760479</text:p>
          </table:table-cell>
          <table:table-cell table:number-columns-repeated="9"/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float" office:value="2.30146861076355" calcext:value-type="float">
            <text:p>2.3014686108</text:p>
          </table:table-cell>
          <table:table-cell office:value-type="float" office:value="2.21725988388062" calcext:value-type="float">
            <text:p>2.2172598839</text:p>
          </table:table-cell>
          <table:table-cell office:value-type="float" office:value="1.61046302318573" calcext:value-type="float">
            <text:p>1.6104630232</text:p>
          </table:table-cell>
          <table:table-cell office:value-type="float" office:value="2.30251908302307" calcext:value-type="float">
            <text:p>2.302519083</text:p>
          </table:table-cell>
          <table:table-cell office:value-type="float" office:value="2.02748227119446" calcext:value-type="float">
            <text:p>2.0274822712</text:p>
          </table:table-cell>
          <table:table-cell office:value-type="float" office:value="2.08512616157532" calcext:value-type="float">
            <text:p>2.0851261616</text:p>
          </table:table-cell>
          <table:table-cell table:number-columns-repeated="9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.30203747749329" calcext:value-type="float">
            <text:p>2.3020374775</text:p>
          </table:table-cell>
          <table:table-cell office:value-type="float" office:value="2.22921657562256" calcext:value-type="float">
            <text:p>2.2292165756</text:p>
          </table:table-cell>
          <table:table-cell office:value-type="float" office:value="1.67958426475525" calcext:value-type="float">
            <text:p>1.6795842648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2579069137573" calcext:value-type="float">
            <text:p>2.0257906914</text:p>
          </table:table-cell>
          <table:table-cell office:value-type="float" office:value="1.89527297019959" calcext:value-type="float">
            <text:p>1.8952729702</text:p>
          </table:table-cell>
          <table:table-cell table:number-columns-repeated="9"/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float" office:value="2.30154800415039" calcext:value-type="float">
            <text:p>2.3015480042</text:p>
          </table:table-cell>
          <table:table-cell office:value-type="float" office:value="2.24250531196594" calcext:value-type="float">
            <text:p>2.242505312</text:p>
          </table:table-cell>
          <table:table-cell office:value-type="float" office:value="1.63355040550232" calcext:value-type="float">
            <text:p>1.6335504055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9425311088562" calcext:value-type="float">
            <text:p>1.9425311089</text:p>
          </table:table-cell>
          <table:table-cell office:value-type="float" office:value="1.76682782173157" calcext:value-type="float">
            <text:p>1.7668278217</text:p>
          </table:table-cell>
          <table:table-cell table:number-columns-repeated="9"/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2.29978108406067" calcext:value-type="float">
            <text:p>2.2997810841</text:p>
          </table:table-cell>
          <table:table-cell office:value-type="float" office:value="2.20621728897095" calcext:value-type="float">
            <text:p>2.206217289</text:p>
          </table:table-cell>
          <table:table-cell office:value-type="float" office:value="1.60892534255981" calcext:value-type="float">
            <text:p>1.6089253426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12569522857666" calcext:value-type="float">
            <text:p>2.1256952286</text:p>
          </table:table-cell>
          <table:table-cell office:value-type="float" office:value="1.77911615371704" calcext:value-type="float">
            <text:p>1.7791161537</text:p>
          </table:table-cell>
          <table:table-cell table:number-columns-repeated="9"/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2.30173635482788" calcext:value-type="float">
            <text:p>2.3017363548</text:p>
          </table:table-cell>
          <table:table-cell office:value-type="float" office:value="2.24327492713928" calcext:value-type="float">
            <text:p>2.2432749271</text:p>
          </table:table-cell>
          <table:table-cell office:value-type="float" office:value="1.65425431728363" calcext:value-type="float">
            <text:p>1.6542543173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09032297134399" calcext:value-type="float">
            <text:p>2.0903229713</text:p>
          </table:table-cell>
          <table:table-cell office:value-type="float" office:value="1.97262227535248" calcext:value-type="float">
            <text:p>1.9726222754</text:p>
          </table:table-cell>
          <table:table-cell table:number-columns-repeated="9"/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2.30234622955322" calcext:value-type="float">
            <text:p>2.3023462296</text:p>
          </table:table-cell>
          <table:table-cell office:value-type="float" office:value="2.23279905319214" calcext:value-type="float">
            <text:p>2.2327990532</text:p>
          </table:table-cell>
          <table:table-cell office:value-type="float" office:value="1.61499738693237" calcext:value-type="float">
            <text:p>1.6149973869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1.91371774673462" calcext:value-type="float">
            <text:p>1.9137177467</text:p>
          </table:table-cell>
          <table:table-cell office:value-type="float" office:value="1.95480620861053" calcext:value-type="float">
            <text:p>1.9548062086</text:p>
          </table:table-cell>
          <table:table-cell table:number-columns-repeated="9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.30196809768677" calcext:value-type="float">
            <text:p>2.3019680977</text:p>
          </table:table-cell>
          <table:table-cell office:value-type="float" office:value="2.20635652542114" calcext:value-type="float">
            <text:p>2.2063565254</text:p>
          </table:table-cell>
          <table:table-cell office:value-type="float" office:value="1.61810755729675" calcext:value-type="float">
            <text:p>1.6181075573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1.91033864021301" calcext:value-type="float">
            <text:p>1.9103386402</text:p>
          </table:table-cell>
          <table:table-cell office:value-type="float" office:value="1.60367023944855" calcext:value-type="float">
            <text:p>1.6036702394</text:p>
          </table:table-cell>
          <table:table-cell table:number-columns-repeated="9"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2.30159759521484" calcext:value-type="float">
            <text:p>2.3015975952</text:p>
          </table:table-cell>
          <table:table-cell office:value-type="float" office:value="2.23557567596436" calcext:value-type="float">
            <text:p>2.235575676</text:p>
          </table:table-cell>
          <table:table-cell office:value-type="float" office:value="1.61029267311096" calcext:value-type="float">
            <text:p>1.6102926731</text:p>
          </table:table-cell>
          <table:table-cell office:value-type="float" office:value="2.30251336097717" calcext:value-type="float">
            <text:p>2.302513361</text:p>
          </table:table-cell>
          <table:table-cell office:value-type="float" office:value="2.23751401901245" calcext:value-type="float">
            <text:p>2.237514019</text:p>
          </table:table-cell>
          <table:table-cell office:value-type="float" office:value="1.80907893180847" calcext:value-type="float">
            <text:p>1.8090789318</text:p>
          </table:table-cell>
          <table:table-cell table:number-columns-repeated="9"/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2.30166864395142" calcext:value-type="float">
            <text:p>2.301668644</text:p>
          </table:table-cell>
          <table:table-cell office:value-type="float" office:value="2.23095107078552" calcext:value-type="float">
            <text:p>2.2309510708</text:p>
          </table:table-cell>
          <table:table-cell office:value-type="float" office:value="1.62665629386902" calcext:value-type="float">
            <text:p>1.6266562939</text:p>
          </table:table-cell>
          <table:table-cell office:value-type="float" office:value="2.30251693725586" calcext:value-type="float">
            <text:p>2.3025169373</text:p>
          </table:table-cell>
          <table:table-cell office:value-type="float" office:value="1.89899635314941" calcext:value-type="float">
            <text:p>1.8989963531</text:p>
          </table:table-cell>
          <table:table-cell office:value-type="float" office:value="2.12978076934814" calcext:value-type="float">
            <text:p>2.1297807693</text:p>
          </table:table-cell>
          <table:table-cell table:number-columns-repeated="9"/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float" office:value="2.30178427696228" calcext:value-type="float">
            <text:p>2.301784277</text:p>
          </table:table-cell>
          <table:table-cell office:value-type="float" office:value="2.22738909721375" calcext:value-type="float">
            <text:p>2.2273890972</text:p>
          </table:table-cell>
          <table:table-cell office:value-type="float" office:value="1.60760951042175" calcext:value-type="float">
            <text:p>1.6076095104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2.08436870574951" calcext:value-type="float">
            <text:p>2.0843687057</text:p>
          </table:table-cell>
          <table:table-cell office:value-type="float" office:value="1.93085789680481" calcext:value-type="float">
            <text:p>1.9308578968</text:p>
          </table:table-cell>
          <table:table-cell table:number-columns-repeated="9"/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float" office:value="2.30222606658936" calcext:value-type="float">
            <text:p>2.3022260666</text:p>
          </table:table-cell>
          <table:table-cell office:value-type="float" office:value="2.21603584289551" calcext:value-type="float">
            <text:p>2.2160358429</text:p>
          </table:table-cell>
          <table:table-cell office:value-type="float" office:value="1.62895965576172" calcext:value-type="float">
            <text:p>1.6289596558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1.93140435218811" calcext:value-type="float">
            <text:p>1.9314043522</text:p>
          </table:table-cell>
          <table:table-cell office:value-type="float" office:value="1.95408403873444" calcext:value-type="float">
            <text:p>1.9540840387</text:p>
          </table:table-cell>
          <table:table-cell table:number-columns-repeated="9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.30230093002319" calcext:value-type="float">
            <text:p>2.30230093</text:p>
          </table:table-cell>
          <table:table-cell office:value-type="float" office:value="2.22004866600037" calcext:value-type="float">
            <text:p>2.220048666</text:p>
          </table:table-cell>
          <table:table-cell office:value-type="float" office:value="1.60127353668213" calcext:value-type="float">
            <text:p>1.6012735367</text:p>
          </table:table-cell>
          <table:table-cell office:value-type="float" office:value="2.30255603790283" calcext:value-type="float">
            <text:p>2.3025560379</text:p>
          </table:table-cell>
          <table:table-cell office:value-type="float" office:value="1.96896719932556" calcext:value-type="float">
            <text:p>1.9689671993</text:p>
          </table:table-cell>
          <table:table-cell office:value-type="float" office:value="1.7939989566803" calcext:value-type="float">
            <text:p>1.7939989567</text:p>
          </table:table-cell>
          <table:table-cell table:number-columns-repeated="9"/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float" office:value="2.29964113235474" calcext:value-type="float">
            <text:p>2.2996411324</text:p>
          </table:table-cell>
          <table:table-cell office:value-type="float" office:value="2.21203255653381" calcext:value-type="float">
            <text:p>2.2120325565</text:p>
          </table:table-cell>
          <table:table-cell office:value-type="float" office:value="1.61027407646179" calcext:value-type="float">
            <text:p>1.6102740765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2.0946364402771" calcext:value-type="float">
            <text:p>2.0946364403</text:p>
          </table:table-cell>
          <table:table-cell office:value-type="float" office:value="1.91549897193909" calcext:value-type="float">
            <text:p>1.9154989719</text:p>
          </table:table-cell>
          <table:table-cell table:number-columns-repeated="9"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2.30248188972473" calcext:value-type="float">
            <text:p>2.3024818897</text:p>
          </table:table-cell>
          <table:table-cell office:value-type="float" office:value="2.22483730316162" calcext:value-type="float">
            <text:p>2.2248373032</text:p>
          </table:table-cell>
          <table:table-cell office:value-type="float" office:value="1.60968625545502" calcext:value-type="float">
            <text:p>1.6096862555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18211317062378" calcext:value-type="float">
            <text:p>2.1821131706</text:p>
          </table:table-cell>
          <table:table-cell office:value-type="float" office:value="1.67245864868164" calcext:value-type="float">
            <text:p>1.6724586487</text:p>
          </table:table-cell>
          <table:table-cell table:number-columns-repeated="9"/>
        </table:table-row>
        <table:table-row table:style-name="ro1">
          <table:table-cell office:value-type="float" office:value="17460" calcext:value-type="float">
            <text:p>17460</text:p>
          </table:table-cell>
          <table:table-cell office:value-type="float" office:value="2.3022403717041" calcext:value-type="float">
            <text:p>2.3022403717</text:p>
          </table:table-cell>
          <table:table-cell office:value-type="float" office:value="2.23560094833374" calcext:value-type="float">
            <text:p>2.2356009483</text:p>
          </table:table-cell>
          <table:table-cell office:value-type="float" office:value="1.62690162658691" calcext:value-type="float">
            <text:p>1.6269016266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99333512783051" calcext:value-type="float">
            <text:p>1.9933351278</text:p>
          </table:table-cell>
          <table:table-cell office:value-type="float" office:value="1.6543163061142" calcext:value-type="float">
            <text:p>1.6543163061</text:p>
          </table:table-cell>
          <table:table-cell table:number-columns-repeated="9"/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2.27604532241821" calcext:value-type="float">
            <text:p>2.2760453224</text:p>
          </table:table-cell>
          <table:table-cell office:value-type="float" office:value="2.21571636199951" calcext:value-type="float">
            <text:p>2.215716362</text:p>
          </table:table-cell>
          <table:table-cell office:value-type="float" office:value="1.61425518989563" calcext:value-type="float">
            <text:p>1.6142551899</text:p>
          </table:table-cell>
          <table:table-cell office:value-type="float" office:value="2.30251479148865" calcext:value-type="float">
            <text:p>2.3025147915</text:p>
          </table:table-cell>
          <table:table-cell office:value-type="float" office:value="1.94563722610474" calcext:value-type="float">
            <text:p>1.9456372261</text:p>
          </table:table-cell>
          <table:table-cell office:value-type="float" office:value="2.13068675994873" calcext:value-type="float">
            <text:p>2.1306867599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30195808410645" calcext:value-type="float">
            <text:p>2.3019580841</text:p>
          </table:table-cell>
          <table:table-cell office:value-type="float" office:value="2.2434515953064" calcext:value-type="float">
            <text:p>2.2434515953</text:p>
          </table:table-cell>
          <table:table-cell office:value-type="float" office:value="1.61285495758057" calcext:value-type="float">
            <text:p>1.6128549576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06758069992065" calcext:value-type="float">
            <text:p>2.0675806999</text:p>
          </table:table-cell>
          <table:table-cell office:value-type="float" office:value="2.01073265075684" calcext:value-type="float">
            <text:p>2.0107326508</text:p>
          </table:table-cell>
          <table:table-cell table:number-columns-repeated="9"/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2.30178761482239" calcext:value-type="float">
            <text:p>2.3017876148</text:p>
          </table:table-cell>
          <table:table-cell office:value-type="float" office:value="2.23731279373169" calcext:value-type="float">
            <text:p>2.2373127937</text:p>
          </table:table-cell>
          <table:table-cell office:value-type="float" office:value="1.61372470855713" calcext:value-type="float">
            <text:p>1.6137247086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1.81761085987091" calcext:value-type="float">
            <text:p>1.8176108599</text:p>
          </table:table-cell>
          <table:table-cell office:value-type="float" office:value="2.01990532875061" calcext:value-type="float">
            <text:p>2.0199053288</text:p>
          </table:table-cell>
          <table:table-cell table:number-columns-repeated="9"/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2.30071759223938" calcext:value-type="float">
            <text:p>2.3007175922</text:p>
          </table:table-cell>
          <table:table-cell office:value-type="float" office:value="2.23528599739075" calcext:value-type="float">
            <text:p>2.2352859974</text:p>
          </table:table-cell>
          <table:table-cell office:value-type="float" office:value="1.6171247959137" calcext:value-type="float">
            <text:p>1.6171247959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1.97295331954956" calcext:value-type="float">
            <text:p>1.9729533195</text:p>
          </table:table-cell>
          <table:table-cell office:value-type="float" office:value="1.86415159702301" calcext:value-type="float">
            <text:p>1.864151597</text:p>
          </table:table-cell>
          <table:table-cell table:number-columns-repeated="9"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2.3021297454834" calcext:value-type="float">
            <text:p>2.3021297455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1.59927117824554" calcext:value-type="float">
            <text:p>1.5992711782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1.93928062915802" calcext:value-type="float">
            <text:p>1.9392806292</text:p>
          </table:table-cell>
          <table:table-cell office:value-type="float" office:value="1.79660511016846" calcext:value-type="float">
            <text:p>1.7966051102</text:p>
          </table:table-cell>
          <table:table-cell table:number-columns-repeated="9"/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2.30240797996521" calcext:value-type="float">
            <text:p>2.30240798</text:p>
          </table:table-cell>
          <table:table-cell office:value-type="float" office:value="2.22731733322144" calcext:value-type="float">
            <text:p>2.2273173332</text:p>
          </table:table-cell>
          <table:table-cell office:value-type="float" office:value="1.61824333667755" calcext:value-type="float">
            <text:p>1.6182433367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5152487754822" calcext:value-type="float">
            <text:p>2.0515248775</text:p>
          </table:table-cell>
          <table:table-cell office:value-type="float" office:value="1.77939355373383" calcext:value-type="float">
            <text:p>1.7793935537</text:p>
          </table:table-cell>
          <table:table-cell table:number-columns-repeated="9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.30146074295044" calcext:value-type="float">
            <text:p>2.301460743</text:p>
          </table:table-cell>
          <table:table-cell office:value-type="float" office:value="2.22490549087524" calcext:value-type="float">
            <text:p>2.2249054909</text:p>
          </table:table-cell>
          <table:table-cell office:value-type="float" office:value="1.6087601184845" calcext:value-type="float">
            <text:p>1.6087601185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1.87922394275665" calcext:value-type="float">
            <text:p>1.8792239428</text:p>
          </table:table-cell>
          <table:table-cell office:value-type="float" office:value="2.03538823127747" calcext:value-type="float">
            <text:p>2.0353882313</text:p>
          </table:table-cell>
          <table:table-cell table:number-columns-repeated="9"/>
        </table:table-row>
        <table:table-row table:style-name="ro1">
          <table:table-cell office:value-type="float" office:value="17620" calcext:value-type="float">
            <text:p>17620</text:p>
          </table:table-cell>
          <table:table-cell office:value-type="float" office:value="2.30226135253906" calcext:value-type="float">
            <text:p>2.3022613525</text:p>
          </table:table-cell>
          <table:table-cell office:value-type="float" office:value="2.23132658004761" calcext:value-type="float">
            <text:p>2.23132658</text:p>
          </table:table-cell>
          <table:table-cell office:value-type="float" office:value="1.61042141914368" calcext:value-type="float">
            <text:p>1.6104214191</text:p>
          </table:table-cell>
          <table:table-cell office:value-type="float" office:value="2.30255007743835" calcext:value-type="float">
            <text:p>2.3025500774</text:p>
          </table:table-cell>
          <table:table-cell office:value-type="float" office:value="2.03015804290771" calcext:value-type="float">
            <text:p>2.0301580429</text:p>
          </table:table-cell>
          <table:table-cell office:value-type="float" office:value="1.73076832294464" calcext:value-type="float">
            <text:p>1.7307683229</text:p>
          </table:table-cell>
          <table:table-cell table:number-columns-repeated="9"/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2.30004596710205" calcext:value-type="float">
            <text:p>2.3000459671</text:p>
          </table:table-cell>
          <table:table-cell office:value-type="float" office:value="2.23121476173401" calcext:value-type="float">
            <text:p>2.2312147617</text:p>
          </table:table-cell>
          <table:table-cell office:value-type="float" office:value="1.62211322784424" calcext:value-type="float">
            <text:p>1.6221132278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82985782623291" calcext:value-type="float">
            <text:p>1.8298578262</text:p>
          </table:table-cell>
          <table:table-cell office:value-type="float" office:value="2.03175044059753" calcext:value-type="float">
            <text:p>2.0317504406</text:p>
          </table:table-cell>
          <table:table-cell table:number-columns-repeated="9"/>
        </table:table-row>
        <table:table-row table:style-name="ro1">
          <table:table-cell office:value-type="float" office:value="17660" calcext:value-type="float">
            <text:p>17660</text:p>
          </table:table-cell>
          <table:table-cell office:value-type="float" office:value="2.30210423469543" calcext:value-type="float">
            <text:p>2.3021042347</text:p>
          </table:table-cell>
          <table:table-cell office:value-type="float" office:value="2.21762657165527" calcext:value-type="float">
            <text:p>2.2176265717</text:p>
          </table:table-cell>
          <table:table-cell office:value-type="float" office:value="1.62340867519379" calcext:value-type="float">
            <text:p>1.6234086752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08090496063232" calcext:value-type="float">
            <text:p>2.0809049606</text:p>
          </table:table-cell>
          <table:table-cell office:value-type="float" office:value="1.90265285968781" calcext:value-type="float">
            <text:p>1.9026528597</text:p>
          </table:table-cell>
          <table:table-cell table:number-columns-repeated="9"/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2.30115079879761" calcext:value-type="float">
            <text:p>2.3011507988</text:p>
          </table:table-cell>
          <table:table-cell office:value-type="float" office:value="2.22380113601685" calcext:value-type="float">
            <text:p>2.223801136</text:p>
          </table:table-cell>
          <table:table-cell office:value-type="float" office:value="1.61203765869141" calcext:value-type="float">
            <text:p>1.6120376587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1.98003375530243" calcext:value-type="float">
            <text:p>1.9800337553</text:p>
          </table:table-cell>
          <table:table-cell office:value-type="float" office:value="2.00989270210266" calcext:value-type="float">
            <text:p>2.0098927021</text:p>
          </table:table-cell>
          <table:table-cell table:number-columns-repeated="9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.29599213600159" calcext:value-type="float">
            <text:p>2.295992136</text:p>
          </table:table-cell>
          <table:table-cell office:value-type="float" office:value="2.21324324607849" calcext:value-type="float">
            <text:p>2.2132432461</text:p>
          </table:table-cell>
          <table:table-cell office:value-type="float" office:value="1.60996890068054" calcext:value-type="float">
            <text:p>1.6099689007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1.94247603416443" calcext:value-type="float">
            <text:p>1.9424760342</text:p>
          </table:table-cell>
          <table:table-cell office:value-type="float" office:value="1.88685870170593" calcext:value-type="float">
            <text:p>1.8868587017</text:p>
          </table:table-cell>
          <table:table-cell table:number-columns-repeated="9"/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2.30185842514038" calcext:value-type="float">
            <text:p>2.3018584251</text:p>
          </table:table-cell>
          <table:table-cell office:value-type="float" office:value="2.20335674285889" calcext:value-type="float">
            <text:p>2.2033567429</text:p>
          </table:table-cell>
          <table:table-cell office:value-type="float" office:value="1.60665965080261" calcext:value-type="float">
            <text:p>1.6066596508</text:p>
          </table:table-cell>
          <table:table-cell office:value-type="float" office:value="2.30252242088318" calcext:value-type="float">
            <text:p>2.3025224209</text:p>
          </table:table-cell>
          <table:table-cell office:value-type="float" office:value="1.97752940654755" calcext:value-type="float">
            <text:p>1.9775294065</text:p>
          </table:table-cell>
          <table:table-cell office:value-type="float" office:value="1.96009540557861" calcext:value-type="float">
            <text:p>1.9600954056</text:p>
          </table:table-cell>
          <table:table-cell table:number-columns-repeated="9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2.30016946792603" calcext:value-type="float">
            <text:p>2.3001694679</text:p>
          </table:table-cell>
          <table:table-cell office:value-type="float" office:value="2.24170589447021" calcext:value-type="float">
            <text:p>2.2417058945</text:p>
          </table:table-cell>
          <table:table-cell office:value-type="float" office:value="1.61407423019409" calcext:value-type="float">
            <text:p>1.6140742302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1.92065000534058" calcext:value-type="float">
            <text:p>1.9206500053</text:p>
          </table:table-cell>
          <table:table-cell office:value-type="float" office:value="2.03788471221924" calcext:value-type="float">
            <text:p>2.0378847122</text:p>
          </table:table-cell>
          <table:table-cell table:number-columns-repeated="9"/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2.3014760017395" calcext:value-type="float">
            <text:p>2.3014760017</text:p>
          </table:table-cell>
          <table:table-cell office:value-type="float" office:value="2.21212339401245" calcext:value-type="float">
            <text:p>2.212123394</text:p>
          </table:table-cell>
          <table:table-cell office:value-type="float" office:value="1.61065936088562" calcext:value-type="float">
            <text:p>1.6106593609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7066035270691" calcext:value-type="float">
            <text:p>2.0706603527</text:p>
          </table:table-cell>
          <table:table-cell office:value-type="float" office:value="1.82364594936371" calcext:value-type="float">
            <text:p>1.8236459494</text:p>
          </table:table-cell>
          <table:table-cell table:number-columns-repeated="9"/>
        </table:table-row>
        <table:table-row table:style-name="ro1">
          <table:table-cell office:value-type="float" office:value="17780" calcext:value-type="float">
            <text:p>17780</text:p>
          </table:table-cell>
          <table:table-cell office:value-type="float" office:value="2.30194187164307" calcext:value-type="float">
            <text:p>2.3019418716</text:p>
          </table:table-cell>
          <table:table-cell office:value-type="float" office:value="2.21976399421692" calcext:value-type="float">
            <text:p>2.2197639942</text:p>
          </table:table-cell>
          <table:table-cell office:value-type="float" office:value="1.63023924827576" calcext:value-type="float">
            <text:p>1.6302392483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1.8107807636261" calcext:value-type="float">
            <text:p>1.8107807636</text:p>
          </table:table-cell>
          <table:table-cell office:value-type="float" office:value="1.66953539848328" calcext:value-type="float">
            <text:p>1.6695353985</text:p>
          </table:table-cell>
          <table:table-cell table:number-columns-repeated="9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.28071188926697" calcext:value-type="float">
            <text:p>2.2807118893</text:p>
          </table:table-cell>
          <table:table-cell office:value-type="float" office:value="2.23381614685059" calcext:value-type="float">
            <text:p>2.2338161469</text:p>
          </table:table-cell>
          <table:table-cell office:value-type="float" office:value="1.61868691444397" calcext:value-type="float">
            <text:p>1.6186869144</text:p>
          </table:table-cell>
          <table:table-cell office:value-type="float" office:value="2.30250930786133" calcext:value-type="float">
            <text:p>2.3025093079</text:p>
          </table:table-cell>
          <table:table-cell office:value-type="float" office:value="1.93435287475586" calcext:value-type="float">
            <text:p>1.9343528748</text:p>
          </table:table-cell>
          <table:table-cell office:value-type="float" office:value="1.83428132534027" calcext:value-type="float">
            <text:p>1.8342813253</text:p>
          </table:table-cell>
          <table:table-cell table:number-columns-repeated="9"/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2.30189990997314" calcext:value-type="float">
            <text:p>2.30189991</text:p>
          </table:table-cell>
          <table:table-cell office:value-type="float" office:value="2.22204852104187" calcext:value-type="float">
            <text:p>2.222048521</text:p>
          </table:table-cell>
          <table:table-cell office:value-type="float" office:value="1.60839474201202" calcext:value-type="float">
            <text:p>1.608394742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3764772415161" calcext:value-type="float">
            <text:p>2.0376477242</text:p>
          </table:table-cell>
          <table:table-cell office:value-type="float" office:value="2.00170946121216" calcext:value-type="float">
            <text:p>2.0017094612</text:p>
          </table:table-cell>
          <table:table-cell table:number-columns-repeated="9"/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2.30137896537781" calcext:value-type="float">
            <text:p>2.3013789654</text:p>
          </table:table-cell>
          <table:table-cell office:value-type="float" office:value="2.20974254608154" calcext:value-type="float">
            <text:p>2.2097425461</text:p>
          </table:table-cell>
          <table:table-cell office:value-type="float" office:value="1.60676085948944" calcext:value-type="float">
            <text:p>1.6067608595</text:p>
          </table:table-cell>
          <table:table-cell office:value-type="float" office:value="2.30254101753235" calcext:value-type="float">
            <text:p>2.3025410175</text:p>
          </table:table-cell>
          <table:table-cell office:value-type="float" office:value="1.86162865161896" calcext:value-type="float">
            <text:p>1.8616286516</text:p>
          </table:table-cell>
          <table:table-cell office:value-type="float" office:value="1.90633428096771" calcext:value-type="float">
            <text:p>1.906334281</text:p>
          </table:table-cell>
          <table:table-cell table:number-columns-repeated="9"/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2.30116105079651" calcext:value-type="float">
            <text:p>2.3011610508</text:p>
          </table:table-cell>
          <table:table-cell office:value-type="float" office:value="2.23058772087097" calcext:value-type="float">
            <text:p>2.2305877209</text:p>
          </table:table-cell>
          <table:table-cell office:value-type="float" office:value="1.61591911315918" calcext:value-type="float">
            <text:p>1.6159191132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01435089111328" calcext:value-type="float">
            <text:p>2.0143508911</text:p>
          </table:table-cell>
          <table:table-cell office:value-type="float" office:value="1.90682935714722" calcext:value-type="float">
            <text:p>1.9068293571</text:p>
          </table:table-cell>
          <table:table-cell table:number-columns-repeated="9"/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2.30247616767883" calcext:value-type="float">
            <text:p>2.3024761677</text:p>
          </table:table-cell>
          <table:table-cell office:value-type="float" office:value="2.21156787872314" calcext:value-type="float">
            <text:p>2.2115678787</text:p>
          </table:table-cell>
          <table:table-cell office:value-type="float" office:value="1.62962687015533" calcext:value-type="float">
            <text:p>1.6296268702</text:p>
          </table:table-cell>
          <table:table-cell office:value-type="float" office:value="2.30252361297607" calcext:value-type="float">
            <text:p>2.302523613</text:p>
          </table:table-cell>
          <table:table-cell office:value-type="float" office:value="1.82925522327423" calcext:value-type="float">
            <text:p>1.8292552233</text:p>
          </table:table-cell>
          <table:table-cell office:value-type="float" office:value="1.95457875728607" calcext:value-type="float">
            <text:p>1.9545787573</text:p>
          </table:table-cell>
          <table:table-cell table:number-columns-repeated="9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.30186009407043" calcext:value-type="float">
            <text:p>2.3018600941</text:p>
          </table:table-cell>
          <table:table-cell office:value-type="float" office:value="2.21082305908203" calcext:value-type="float">
            <text:p>2.2108230591</text:p>
          </table:table-cell>
          <table:table-cell office:value-type="float" office:value="1.62733912467957" calcext:value-type="float">
            <text:p>1.6273391247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1.85200536251068" calcext:value-type="float">
            <text:p>1.8520053625</text:p>
          </table:table-cell>
          <table:table-cell office:value-type="float" office:value="2.0879054069519" calcext:value-type="float">
            <text:p>2.087905407</text:p>
          </table:table-cell>
          <table:table-cell table:number-columns-repeated="9"/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2.3017201423645" calcext:value-type="float">
            <text:p>2.3017201424</text:p>
          </table:table-cell>
          <table:table-cell office:value-type="float" office:value="2.20743894577026" calcext:value-type="float">
            <text:p>2.2074389458</text:p>
          </table:table-cell>
          <table:table-cell office:value-type="float" office:value="1.61465311050415" calcext:value-type="float">
            <text:p>1.6146531105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2.02770233154297" calcext:value-type="float">
            <text:p>2.0277023315</text:p>
          </table:table-cell>
          <table:table-cell office:value-type="float" office:value="2.00835037231445" calcext:value-type="float">
            <text:p>2.0083503723</text:p>
          </table:table-cell>
          <table:table-cell table:number-columns-repeated="9"/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2.28505825996399" calcext:value-type="float">
            <text:p>2.28505826</text:p>
          </table:table-cell>
          <table:table-cell office:value-type="float" office:value="2.21942949295044" calcext:value-type="float">
            <text:p>2.219429493</text:p>
          </table:table-cell>
          <table:table-cell office:value-type="float" office:value="1.6105135679245" calcext:value-type="float">
            <text:p>1.6105135679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079984664917" calcext:value-type="float">
            <text:p>2.0079984665</text:p>
          </table:table-cell>
          <table:table-cell office:value-type="float" office:value="1.78822457790375" calcext:value-type="float">
            <text:p>1.7882245779</text:p>
          </table:table-cell>
          <table:table-cell table:number-columns-repeated="9"/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2.30135726928711" calcext:value-type="float">
            <text:p>2.3013572693</text:p>
          </table:table-cell>
          <table:table-cell office:value-type="float" office:value="2.2136127948761" calcext:value-type="float">
            <text:p>2.2136127949</text:p>
          </table:table-cell>
          <table:table-cell office:value-type="float" office:value="1.62345516681671" calcext:value-type="float">
            <text:p>1.6234551668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2312278747559" calcext:value-type="float">
            <text:p>2.0231227875</text:p>
          </table:table-cell>
          <table:table-cell office:value-type="float" office:value="1.59384608268738" calcext:value-type="float">
            <text:p>1.5938460827</text:p>
          </table:table-cell>
          <table:table-cell table:number-columns-repeated="9"/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float" office:value="2.30237603187561" calcext:value-type="float">
            <text:p>2.3023760319</text:p>
          </table:table-cell>
          <table:table-cell office:value-type="float" office:value="2.22368192672729" calcext:value-type="float">
            <text:p>2.2236819267</text:p>
          </table:table-cell>
          <table:table-cell office:value-type="float" office:value="1.60937070846558" calcext:value-type="float">
            <text:p>1.6093707085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4988288879395" calcext:value-type="float">
            <text:p>2.0498828888</text:p>
          </table:table-cell>
          <table:table-cell office:value-type="float" office:value="1.90099775791168" calcext:value-type="float">
            <text:p>1.9009977579</text:p>
          </table:table-cell>
          <table:table-cell table:number-columns-repeated="9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.30214738845825" calcext:value-type="float">
            <text:p>2.3021473885</text:p>
          </table:table-cell>
          <table:table-cell office:value-type="float" office:value="2.24751615524292" calcext:value-type="float">
            <text:p>2.2475161552</text:p>
          </table:table-cell>
          <table:table-cell office:value-type="float" office:value="1.60619139671326" calcext:value-type="float">
            <text:p>1.6061913967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6247315406799" calcext:value-type="float">
            <text:p>1.9624731541</text:p>
          </table:table-cell>
          <table:table-cell office:value-type="float" office:value="1.97544252872467" calcext:value-type="float">
            <text:p>1.9754425287</text:p>
          </table:table-cell>
          <table:table-cell table:number-columns-repeated="9"/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float" office:value="2.28717303276062" calcext:value-type="float">
            <text:p>2.2871730328</text:p>
          </table:table-cell>
          <table:table-cell office:value-type="float" office:value="2.20293235778809" calcext:value-type="float">
            <text:p>2.2029323578</text:p>
          </table:table-cell>
          <table:table-cell office:value-type="float" office:value="1.6252281665802" calcext:value-type="float">
            <text:p>1.6252281666</text:p>
          </table:table-cell>
          <table:table-cell office:value-type="float" office:value="2.30250573158264" calcext:value-type="float">
            <text:p>2.3025057316</text:p>
          </table:table-cell>
          <table:table-cell office:value-type="float" office:value="2.02223968505859" calcext:value-type="float">
            <text:p>2.0222396851</text:p>
          </table:table-cell>
          <table:table-cell office:value-type="float" office:value="1.88721168041229" calcext:value-type="float">
            <text:p>1.8872116804</text:p>
          </table:table-cell>
          <table:table-cell table:number-columns-repeated="9"/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2.30240702629089" calcext:value-type="float">
            <text:p>2.3024070263</text:p>
          </table:table-cell>
          <table:table-cell office:value-type="float" office:value="2.20957803726196" calcext:value-type="float">
            <text:p>2.2095780373</text:p>
          </table:table-cell>
          <table:table-cell office:value-type="float" office:value="1.60737264156342" calcext:value-type="float">
            <text:p>1.6073726416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11843037605286" calcext:value-type="float">
            <text:p>2.1184303761</text:p>
          </table:table-cell>
          <table:table-cell office:value-type="float" office:value="1.55141961574554" calcext:value-type="float">
            <text:p>1.5514196157</text:p>
          </table:table-cell>
          <table:table-cell table:number-columns-repeated="9"/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2.29744338989258" calcext:value-type="float">
            <text:p>2.2974433899</text:p>
          </table:table-cell>
          <table:table-cell office:value-type="float" office:value="2.2135009765625" calcext:value-type="float">
            <text:p>2.2135009766</text:p>
          </table:table-cell>
          <table:table-cell office:value-type="float" office:value="1.61488699913025" calcext:value-type="float">
            <text:p>1.6148869991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211918592453" calcext:value-type="float">
            <text:p>2.2119185925</text:p>
          </table:table-cell>
          <table:table-cell office:value-type="float" office:value="1.81001627445221" calcext:value-type="float">
            <text:p>1.8100162745</text:p>
          </table:table-cell>
          <table:table-cell table:number-columns-repeated="9"/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2.30162692070007" calcext:value-type="float">
            <text:p>2.3016269207</text:p>
          </table:table-cell>
          <table:table-cell office:value-type="float" office:value="2.19089007377625" calcext:value-type="float">
            <text:p>2.1908900738</text:p>
          </table:table-cell>
          <table:table-cell office:value-type="float" office:value="1.61468005180359" calcext:value-type="float">
            <text:p>1.6146800518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00419163703918" calcext:value-type="float">
            <text:p>2.004191637</text:p>
          </table:table-cell>
          <table:table-cell office:value-type="float" office:value="1.76981866359711" calcext:value-type="float">
            <text:p>1.7698186636</text:p>
          </table:table-cell>
          <table:table-cell table:number-columns-repeated="9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.30229330062866" calcext:value-type="float">
            <text:p>2.3022933006</text:p>
          </table:table-cell>
          <table:table-cell office:value-type="float" office:value="2.20718359947205" calcext:value-type="float">
            <text:p>2.2071835995</text:p>
          </table:table-cell>
          <table:table-cell office:value-type="float" office:value="1.61375451087952" calcext:value-type="float">
            <text:p>1.6137545109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4765357971191" calcext:value-type="float">
            <text:p>2.1476535797</text:p>
          </table:table-cell>
          <table:table-cell office:value-type="float" office:value="1.89923775196075" calcext:value-type="float">
            <text:p>1.899237752</text:p>
          </table:table-cell>
          <table:table-cell table:number-columns-repeated="9"/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2.30177450180054" calcext:value-type="float">
            <text:p>2.3017745018</text:p>
          </table:table-cell>
          <table:table-cell office:value-type="float" office:value="2.21960639953613" calcext:value-type="float">
            <text:p>2.2196063995</text:p>
          </table:table-cell>
          <table:table-cell office:value-type="float" office:value="1.62840461730957" calcext:value-type="float">
            <text:p>1.6284046173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00480246543884" calcext:value-type="float">
            <text:p>2.0048024654</text:p>
          </table:table-cell>
          <table:table-cell office:value-type="float" office:value="1.8054291009903" calcext:value-type="float">
            <text:p>1.805429101</text:p>
          </table:table-cell>
          <table:table-cell table:number-columns-repeated="9"/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2.30088067054749" calcext:value-type="float">
            <text:p>2.3008806705</text:p>
          </table:table-cell>
          <table:table-cell office:value-type="float" office:value="2.20987725257874" calcext:value-type="float">
            <text:p>2.2098772526</text:p>
          </table:table-cell>
          <table:table-cell office:value-type="float" office:value="1.61542010307312" calcext:value-type="float">
            <text:p>1.6154201031</text:p>
          </table:table-cell>
          <table:table-cell office:value-type="float" office:value="2.30254101753235" calcext:value-type="float">
            <text:p>2.3025410175</text:p>
          </table:table-cell>
          <table:table-cell office:value-type="float" office:value="1.781085729599" calcext:value-type="float">
            <text:p>1.7810857296</text:p>
          </table:table-cell>
          <table:table-cell office:value-type="float" office:value="2.08096814155579" calcext:value-type="float">
            <text:p>2.0809681416</text:p>
          </table:table-cell>
          <table:table-cell table:number-columns-repeated="9"/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2.30111980438232" calcext:value-type="float">
            <text:p>2.3011198044</text:p>
          </table:table-cell>
          <table:table-cell office:value-type="float" office:value="2.1877121925354" calcext:value-type="float">
            <text:p>2.1877121925</text:p>
          </table:table-cell>
          <table:table-cell office:value-type="float" office:value="1.6162611246109" calcext:value-type="float">
            <text:p>1.6162611246</text:p>
          </table:table-cell>
          <table:table-cell office:value-type="float" office:value="2.30254197120666" calcext:value-type="float">
            <text:p>2.3025419712</text:p>
          </table:table-cell>
          <table:table-cell office:value-type="float" office:value="2.13520002365112" calcext:value-type="float">
            <text:p>2.1352000237</text:p>
          </table:table-cell>
          <table:table-cell office:value-type="float" office:value="1.88717389106751" calcext:value-type="float">
            <text:p>1.8871738911</text:p>
          </table:table-cell>
          <table:table-cell table:number-columns-repeated="9"/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2.29597568511963" calcext:value-type="float">
            <text:p>2.2959756851</text:p>
          </table:table-cell>
          <table:table-cell office:value-type="float" office:value="2.20269393920898" calcext:value-type="float">
            <text:p>2.2026939392</text:p>
          </table:table-cell>
          <table:table-cell office:value-type="float" office:value="1.61825120449066" calcext:value-type="float">
            <text:p>1.6182512045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2.00520253181458" calcext:value-type="float">
            <text:p>2.0052025318</text:p>
          </table:table-cell>
          <table:table-cell office:value-type="float" office:value="1.96066474914551" calcext:value-type="float">
            <text:p>1.9606647491</text:p>
          </table:table-cell>
          <table:table-cell table:number-columns-repeated="9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.29453754425049" calcext:value-type="float">
            <text:p>2.2945375443</text:p>
          </table:table-cell>
          <table:table-cell office:value-type="float" office:value="2.20592212677002" calcext:value-type="float">
            <text:p>2.2059221268</text:p>
          </table:table-cell>
          <table:table-cell office:value-type="float" office:value="1.62394499778748" calcext:value-type="float">
            <text:p>1.6239449978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5905017852783" calcext:value-type="float">
            <text:p>1.9590501785</text:p>
          </table:table-cell>
          <table:table-cell office:value-type="float" office:value="1.87982869148254" calcext:value-type="float">
            <text:p>1.8798286915</text:p>
          </table:table-cell>
          <table:table-cell table:number-columns-repeated="9"/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float" office:value="2.29420280456543" calcext:value-type="float">
            <text:p>2.2942028046</text:p>
          </table:table-cell>
          <table:table-cell office:value-type="float" office:value="2.23755359649658" calcext:value-type="float">
            <text:p>2.2375535965</text:p>
          </table:table-cell>
          <table:table-cell office:value-type="float" office:value="1.60660934448242" calcext:value-type="float">
            <text:p>1.6066093445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0252294540405" calcext:value-type="float">
            <text:p>2.0025229454</text:p>
          </table:table-cell>
          <table:table-cell office:value-type="float" office:value="2.16482019424438" calcext:value-type="float">
            <text:p>2.1648201942</text:p>
          </table:table-cell>
          <table:table-cell table:number-columns-repeated="9"/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2.29991102218628" calcext:value-type="float">
            <text:p>2.2999110222</text:p>
          </table:table-cell>
          <table:table-cell office:value-type="float" office:value="2.20390892028809" calcext:value-type="float">
            <text:p>2.2039089203</text:p>
          </table:table-cell>
          <table:table-cell office:value-type="float" office:value="1.62656879425049" calcext:value-type="float">
            <text:p>1.6265687943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1.79120278358459" calcext:value-type="float">
            <text:p>1.7912027836</text:p>
          </table:table-cell>
          <table:table-cell office:value-type="float" office:value="1.81775307655334" calcext:value-type="float">
            <text:p>1.8177530766</text:p>
          </table:table-cell>
          <table:table-cell table:number-columns-repeated="9"/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.30240297317505" calcext:value-type="float">
            <text:p>2.3024029732</text:p>
          </table:table-cell>
          <table:table-cell office:value-type="float" office:value="2.20906925201416" calcext:value-type="float">
            <text:p>2.209069252</text:p>
          </table:table-cell>
          <table:table-cell office:value-type="float" office:value="1.60913395881653" calcext:value-type="float">
            <text:p>1.6091339588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11845541000366" calcext:value-type="float">
            <text:p>2.11845541</text:p>
          </table:table-cell>
          <table:table-cell office:value-type="float" office:value="1.64814949035645" calcext:value-type="float">
            <text:p>1.6481494904</text:p>
          </table:table-cell>
          <table:table-cell table:number-columns-repeated="9"/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2.30167269706726" calcext:value-type="float">
            <text:p>2.3016726971</text:p>
          </table:table-cell>
          <table:table-cell office:value-type="float" office:value="2.20180940628052" calcext:value-type="float">
            <text:p>2.2018094063</text:p>
          </table:table-cell>
          <table:table-cell office:value-type="float" office:value="1.60905265808105" calcext:value-type="float">
            <text:p>1.6090526581</text:p>
          </table:table-cell>
          <table:table-cell office:value-type="float" office:value="2.30250811576843" calcext:value-type="float">
            <text:p>2.3025081158</text:p>
          </table:table-cell>
          <table:table-cell office:value-type="float" office:value="2.17234086990356" calcext:value-type="float">
            <text:p>2.1723408699</text:p>
          </table:table-cell>
          <table:table-cell office:value-type="float" office:value="2.05436015129089" calcext:value-type="float">
            <text:p>2.0543601513</text:p>
          </table:table-cell>
          <table:table-cell table:number-columns-repeated="9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.30077719688416" calcext:value-type="float">
            <text:p>2.3007771969</text:p>
          </table:table-cell>
          <table:table-cell office:value-type="float" office:value="2.21016550064087" calcext:value-type="float">
            <text:p>2.2101655006</text:p>
          </table:table-cell>
          <table:table-cell office:value-type="float" office:value="1.61035108566284" calcext:value-type="float">
            <text:p>1.6103510857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1.84565830230713" calcext:value-type="float">
            <text:p>1.8456583023</text:p>
          </table:table-cell>
          <table:table-cell office:value-type="float" office:value="2.12456154823303" calcext:value-type="float">
            <text:p>2.1245615482</text:p>
          </table:table-cell>
          <table:table-cell table:number-columns-repeated="9"/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2.300288438797" calcext:value-type="float">
            <text:p>2.3002884388</text:p>
          </table:table-cell>
          <table:table-cell office:value-type="float" office:value="2.21671628952026" calcext:value-type="float">
            <text:p>2.2167162895</text:p>
          </table:table-cell>
          <table:table-cell office:value-type="float" office:value="1.6126012802124" calcext:value-type="float">
            <text:p>1.6126012802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1.97361874580383" calcext:value-type="float">
            <text:p>1.9736187458</text:p>
          </table:table-cell>
          <table:table-cell office:value-type="float" office:value="1.96292352676392" calcext:value-type="float">
            <text:p>1.9629235268</text:p>
          </table:table-cell>
          <table:table-cell table:number-columns-repeated="9"/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2.29741787910461" calcext:value-type="float">
            <text:p>2.2974178791</text:p>
          </table:table-cell>
          <table:table-cell office:value-type="float" office:value="2.23058605194092" calcext:value-type="float">
            <text:p>2.2305860519</text:p>
          </table:table-cell>
          <table:table-cell office:value-type="float" office:value="1.60911118984222" calcext:value-type="float">
            <text:p>1.6091111898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09293413162231" calcext:value-type="float">
            <text:p>2.0929341316</text:p>
          </table:table-cell>
          <table:table-cell office:value-type="float" office:value="1.92046678066254" calcext:value-type="float">
            <text:p>1.9204667807</text:p>
          </table:table-cell>
          <table:table-cell table:number-columns-repeated="9"/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2.30212664604187" calcext:value-type="float">
            <text:p>2.302126646</text:p>
          </table:table-cell>
          <table:table-cell office:value-type="float" office:value="2.19354200363159" calcext:value-type="float">
            <text:p>2.1935420036</text:p>
          </table:table-cell>
          <table:table-cell office:value-type="float" office:value="1.61843693256378" calcext:value-type="float">
            <text:p>1.6184369326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1.89314317703247" calcext:value-type="float">
            <text:p>1.893143177</text:p>
          </table:table-cell>
          <table:table-cell office:value-type="float" office:value="2.10937356948853" calcext:value-type="float">
            <text:p>2.1093735695</text:p>
          </table:table-cell>
          <table:table-cell table:number-columns-repeated="9"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2.30152940750122" calcext:value-type="float">
            <text:p>2.3015294075</text:p>
          </table:table-cell>
          <table:table-cell office:value-type="float" office:value="2.22398996353149" calcext:value-type="float">
            <text:p>2.2239899635</text:p>
          </table:table-cell>
          <table:table-cell office:value-type="float" office:value="1.62355995178223" calcext:value-type="float">
            <text:p>1.6235599518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1.93124520778656" calcext:value-type="float">
            <text:p>1.9312452078</text:p>
          </table:table-cell>
          <table:table-cell office:value-type="float" office:value="2.03061842918396" calcext:value-type="float">
            <text:p>2.0306184292</text:p>
          </table:table-cell>
          <table:table-cell table:number-columns-repeated="9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.3021411895752" calcext:value-type="float">
            <text:p>2.3021411896</text:p>
          </table:table-cell>
          <table:table-cell office:value-type="float" office:value="2.21727108955383" calcext:value-type="float">
            <text:p>2.2172710896</text:p>
          </table:table-cell>
          <table:table-cell office:value-type="float" office:value="1.61594462394714" calcext:value-type="float">
            <text:p>1.6159446239</text:p>
          </table:table-cell>
          <table:table-cell office:value-type="float" office:value="2.30255532264709" calcext:value-type="float">
            <text:p>2.3025553226</text:p>
          </table:table-cell>
          <table:table-cell office:value-type="float" office:value="1.71933031082153" calcext:value-type="float">
            <text:p>1.7193303108</text:p>
          </table:table-cell>
          <table:table-cell office:value-type="float" office:value="2.02875471115112" calcext:value-type="float">
            <text:p>2.0287547112</text:p>
          </table:table-cell>
          <table:table-cell table:number-columns-repeated="9"/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2.30164813995361" calcext:value-type="float">
            <text:p>2.30164814</text:p>
          </table:table-cell>
          <table:table-cell office:value-type="float" office:value="2.2183210849762" calcext:value-type="float">
            <text:p>2.218321085</text:p>
          </table:table-cell>
          <table:table-cell office:value-type="float" office:value="1.61526393890381" calcext:value-type="float">
            <text:p>1.615263938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12776708602905" calcext:value-type="float">
            <text:p>2.127767086</text:p>
          </table:table-cell>
          <table:table-cell office:value-type="float" office:value="2.04581737518311" calcext:value-type="float">
            <text:p>2.0458173752</text:p>
          </table:table-cell>
          <table:table-cell table:number-columns-repeated="9"/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2.29848504066467" calcext:value-type="float">
            <text:p>2.2984850407</text:p>
          </table:table-cell>
          <table:table-cell office:value-type="float" office:value="2.22362112998962" calcext:value-type="float">
            <text:p>2.22362113</text:p>
          </table:table-cell>
          <table:table-cell office:value-type="float" office:value="1.61300981044769" calcext:value-type="float">
            <text:p>1.6130098104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1.68823421001434" calcext:value-type="float">
            <text:p>1.68823421</text:p>
          </table:table-cell>
          <table:table-cell office:value-type="float" office:value="2.02384614944458" calcext:value-type="float">
            <text:p>2.0238461494</text:p>
          </table:table-cell>
          <table:table-cell table:number-columns-repeated="9"/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2.30135273933411" calcext:value-type="float">
            <text:p>2.3013527393</text:p>
          </table:table-cell>
          <table:table-cell office:value-type="float" office:value="2.19156694412231" calcext:value-type="float">
            <text:p>2.1915669441</text:p>
          </table:table-cell>
          <table:table-cell office:value-type="float" office:value="1.60965895652771" calcext:value-type="float">
            <text:p>1.6096589565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7154951095581" calcext:value-type="float">
            <text:p>1.971549511</text:p>
          </table:table-cell>
          <table:table-cell office:value-type="float" office:value="1.99585628509521" calcext:value-type="float">
            <text:p>1.9958562851</text:p>
          </table:table-cell>
          <table:table-cell table:number-columns-repeated="9"/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2.30238938331604" calcext:value-type="float">
            <text:p>2.3023893833</text:p>
          </table:table-cell>
          <table:table-cell office:value-type="float" office:value="2.20384669303894" calcext:value-type="float">
            <text:p>2.203846693</text:p>
          </table:table-cell>
          <table:table-cell office:value-type="float" office:value="1.61151373386383" calcext:value-type="float">
            <text:p>1.6115137339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1.98150277137756" calcext:value-type="float">
            <text:p>1.9815027714</text:p>
          </table:table-cell>
          <table:table-cell office:value-type="float" office:value="1.95426392555237" calcext:value-type="float">
            <text:p>1.9542639256</text:p>
          </table:table-cell>
          <table:table-cell table:number-columns-repeated="9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0077409744263" calcext:value-type="float">
            <text:p>2.3007740974</text:p>
          </table:table-cell>
          <table:table-cell office:value-type="float" office:value="2.2242546081543" calcext:value-type="float">
            <text:p>2.2242546082</text:p>
          </table:table-cell>
          <table:table-cell office:value-type="float" office:value="1.61996507644653" calcext:value-type="float">
            <text:p>1.6199650764</text:p>
          </table:table-cell>
          <table:table-cell office:value-type="float" office:value="2.30252146720886" calcext:value-type="float">
            <text:p>2.3025214672</text:p>
          </table:table-cell>
          <table:table-cell office:value-type="float" office:value="2.05006670951843" calcext:value-type="float">
            <text:p>2.0500667095</text:p>
          </table:table-cell>
          <table:table-cell office:value-type="float" office:value="1.83779990673065" calcext:value-type="float">
            <text:p>1.8377999067</text:p>
          </table:table-cell>
          <table:table-cell table:number-columns-repeated="9"/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2.2960422039032" calcext:value-type="float">
            <text:p>2.2960422039</text:p>
          </table:table-cell>
          <table:table-cell office:value-type="float" office:value="2.22321248054504" calcext:value-type="float">
            <text:p>2.2232124805</text:p>
          </table:table-cell>
          <table:table-cell office:value-type="float" office:value="1.61116075515747" calcext:value-type="float">
            <text:p>1.6111607552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7490850687027" calcext:value-type="float">
            <text:p>1.7490850687</text:p>
          </table:table-cell>
          <table:table-cell office:value-type="float" office:value="1.94539046287537" calcext:value-type="float">
            <text:p>1.9453904629</text:p>
          </table:table-cell>
          <table:table-cell table:number-columns-repeated="9"/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2.30187344551086" calcext:value-type="float">
            <text:p>2.3018734455</text:p>
          </table:table-cell>
          <table:table-cell office:value-type="float" office:value="2.2025203704834" calcext:value-type="float">
            <text:p>2.2025203705</text:p>
          </table:table-cell>
          <table:table-cell office:value-type="float" office:value="1.61732494831085" calcext:value-type="float">
            <text:p>1.6173249483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3546190261841" calcext:value-type="float">
            <text:p>2.0354619026</text:p>
          </table:table-cell>
          <table:table-cell office:value-type="float" office:value="2.06519222259521" calcext:value-type="float">
            <text:p>2.0651922226</text:p>
          </table:table-cell>
          <table:table-cell table:number-columns-repeated="9"/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2.30129814147949" calcext:value-type="float">
            <text:p>2.3012981415</text:p>
          </table:table-cell>
          <table:table-cell office:value-type="float" office:value="2.22456884384155" calcext:value-type="float">
            <text:p>2.2245688438</text:p>
          </table:table-cell>
          <table:table-cell office:value-type="float" office:value="1.61247682571411" calcext:value-type="float">
            <text:p>1.6124768257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9358882904053" calcext:value-type="float">
            <text:p>2.093588829</text:p>
          </table:table-cell>
          <table:table-cell office:value-type="float" office:value="1.98870134353638" calcext:value-type="float">
            <text:p>1.9887013435</text:p>
          </table:table-cell>
          <table:table-cell table:number-columns-repeated="9"/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2.29956459999084" calcext:value-type="float">
            <text:p>2.2995646</text:p>
          </table:table-cell>
          <table:table-cell office:value-type="float" office:value="2.23849296569824" calcext:value-type="float">
            <text:p>2.2384929657</text:p>
          </table:table-cell>
          <table:table-cell office:value-type="float" office:value="1.61128258705139" calcext:value-type="float">
            <text:p>1.6112825871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3927421569824" calcext:value-type="float">
            <text:p>2.0392742157</text:p>
          </table:table-cell>
          <table:table-cell office:value-type="float" office:value="1.94387972354889" calcext:value-type="float">
            <text:p>1.9438797235</text:p>
          </table:table-cell>
          <table:table-cell table:number-columns-repeated="9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.30202078819275" calcext:value-type="float">
            <text:p>2.3020207882</text:p>
          </table:table-cell>
          <table:table-cell office:value-type="float" office:value="2.21360492706299" calcext:value-type="float">
            <text:p>2.2136049271</text:p>
          </table:table-cell>
          <table:table-cell office:value-type="float" office:value="1.61776006221771" calcext:value-type="float">
            <text:p>1.6177600622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2.01973676681519" calcext:value-type="float">
            <text:p>2.0197367668</text:p>
          </table:table-cell>
          <table:table-cell office:value-type="float" office:value="2.00873732566833" calcext:value-type="float">
            <text:p>2.0087373257</text:p>
          </table:table-cell>
          <table:table-cell table:number-columns-repeated="9"/>
        </table:table-row>
        <table:table-row table:style-name="ro1">
          <table:table-cell office:value-type="float" office:value="18620" calcext:value-type="float">
            <text:p>18620</text:p>
          </table:table-cell>
          <table:table-cell office:value-type="float" office:value="2.30212116241455" calcext:value-type="float">
            <text:p>2.3021211624</text:p>
          </table:table-cell>
          <table:table-cell office:value-type="float" office:value="2.2039361000061" calcext:value-type="float">
            <text:p>2.2039361</text:p>
          </table:table-cell>
          <table:table-cell office:value-type="float" office:value="1.61035668849945" calcext:value-type="float">
            <text:p>1.6103566885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04253387451172" calcext:value-type="float">
            <text:p>2.0425338745</text:p>
          </table:table-cell>
          <table:table-cell office:value-type="float" office:value="1.91332864761353" calcext:value-type="float">
            <text:p>1.9133286476</text:p>
          </table:table-cell>
          <table:table-cell table:number-columns-repeated="9"/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2.30238437652588" calcext:value-type="float">
            <text:p>2.3023843765</text:p>
          </table:table-cell>
          <table:table-cell office:value-type="float" office:value="2.20901203155518" calcext:value-type="float">
            <text:p>2.2090120316</text:p>
          </table:table-cell>
          <table:table-cell office:value-type="float" office:value="1.62615287303925" calcext:value-type="float">
            <text:p>1.626152873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09964108467102" calcext:value-type="float">
            <text:p>2.0996410847</text:p>
          </table:table-cell>
          <table:table-cell office:value-type="float" office:value="2.06396245956421" calcext:value-type="float">
            <text:p>2.0639624596</text:p>
          </table:table-cell>
          <table:table-cell table:number-columns-repeated="9"/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float" office:value="2.30136632919312" calcext:value-type="float">
            <text:p>2.3013663292</text:p>
          </table:table-cell>
          <table:table-cell office:value-type="float" office:value="2.19888377189636" calcext:value-type="float">
            <text:p>2.1988837719</text:p>
          </table:table-cell>
          <table:table-cell office:value-type="float" office:value="1.61667335033417" calcext:value-type="float">
            <text:p>1.6166733503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08541345596313" calcext:value-type="float">
            <text:p>2.085413456</text:p>
          </table:table-cell>
          <table:table-cell office:value-type="float" office:value="1.6525696516037" calcext:value-type="float">
            <text:p>1.6525696516</text:p>
          </table:table-cell>
          <table:table-cell table:number-columns-repeated="9"/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2.30080986022949" calcext:value-type="float">
            <text:p>2.3008098602</text:p>
          </table:table-cell>
          <table:table-cell office:value-type="float" office:value="2.2011079788208" calcext:value-type="float">
            <text:p>2.2011079788</text:p>
          </table:table-cell>
          <table:table-cell office:value-type="float" office:value="1.61971282958984" calcext:value-type="float">
            <text:p>1.6197128296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1.80592179298401" calcext:value-type="float">
            <text:p>1.805921793</text:p>
          </table:table-cell>
          <table:table-cell office:value-type="float" office:value="1.63976991176605" calcext:value-type="float">
            <text:p>1.6397699118</text:p>
          </table:table-cell>
          <table:table-cell table:number-columns-repeated="9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.30136275291443" calcext:value-type="float">
            <text:p>2.3013627529</text:p>
          </table:table-cell>
          <table:table-cell office:value-type="float" office:value="2.22206926345825" calcext:value-type="float">
            <text:p>2.2220692635</text:p>
          </table:table-cell>
          <table:table-cell office:value-type="float" office:value="1.6129264831543" calcext:value-type="float">
            <text:p>1.6129264832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6161595582962" calcext:value-type="float">
            <text:p>1.6161595583</text:p>
          </table:table-cell>
          <table:table-cell office:value-type="float" office:value="1.62457668781281" calcext:value-type="float">
            <text:p>1.6245766878</text:p>
          </table:table-cell>
          <table:table-cell table:number-columns-repeated="9"/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2.29557585716248" calcext:value-type="float">
            <text:p>2.2955758572</text:p>
          </table:table-cell>
          <table:table-cell office:value-type="float" office:value="2.20204901695251" calcext:value-type="float">
            <text:p>2.202049017</text:p>
          </table:table-cell>
          <table:table-cell office:value-type="float" office:value="1.60584878921509" calcext:value-type="float">
            <text:p>1.6058487892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2.04299545288086" calcext:value-type="float">
            <text:p>2.0429954529</text:p>
          </table:table-cell>
          <table:table-cell office:value-type="float" office:value="2.00913071632385" calcext:value-type="float">
            <text:p>2.0091307163</text:p>
          </table:table-cell>
          <table:table-cell table:number-columns-repeated="9"/>
        </table:table-row>
        <table:table-row table:style-name="ro1">
          <table:table-cell office:value-type="float" office:value="18740" calcext:value-type="float">
            <text:p>18740</text:p>
          </table:table-cell>
          <table:table-cell office:value-type="float" office:value="2.30187940597534" calcext:value-type="float">
            <text:p>2.301879406</text:p>
          </table:table-cell>
          <table:table-cell office:value-type="float" office:value="2.23226356506348" calcext:value-type="float">
            <text:p>2.2322635651</text:p>
          </table:table-cell>
          <table:table-cell office:value-type="float" office:value="1.64575898647308" calcext:value-type="float">
            <text:p>1.6457589865</text:p>
          </table:table-cell>
          <table:table-cell office:value-type="float" office:value="2.30252552032471" calcext:value-type="float">
            <text:p>2.3025255203</text:p>
          </table:table-cell>
          <table:table-cell office:value-type="float" office:value="1.64970898628235" calcext:value-type="float">
            <text:p>1.6497089863</text:p>
          </table:table-cell>
          <table:table-cell office:value-type="float" office:value="2.03966331481934" calcext:value-type="float">
            <text:p>2.0396633148</text:p>
          </table:table-cell>
          <table:table-cell table:number-columns-repeated="9"/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2.30229449272156" calcext:value-type="float">
            <text:p>2.3022944927</text:p>
          </table:table-cell>
          <table:table-cell office:value-type="float" office:value="2.2289719581604" calcext:value-type="float">
            <text:p>2.2289719582</text:p>
          </table:table-cell>
          <table:table-cell office:value-type="float" office:value="1.60105657577515" calcext:value-type="float">
            <text:p>1.6010565758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1.65272879600525" calcext:value-type="float">
            <text:p>1.652728796</text:p>
          </table:table-cell>
          <table:table-cell office:value-type="float" office:value="1.59782433509827" calcext:value-type="float">
            <text:p>1.5978243351</text:p>
          </table:table-cell>
          <table:table-cell table:number-columns-repeated="9"/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2.30244708061218" calcext:value-type="float">
            <text:p>2.3024470806</text:p>
          </table:table-cell>
          <table:table-cell office:value-type="float" office:value="2.2013099193573" calcext:value-type="float">
            <text:p>2.2013099194</text:p>
          </table:table-cell>
          <table:table-cell office:value-type="float" office:value="1.64078998565674" calcext:value-type="float">
            <text:p>1.6407899857</text:p>
          </table:table-cell>
          <table:table-cell office:value-type="float" office:value="2.30256581306458" calcext:value-type="float">
            <text:p>2.3025658131</text:p>
          </table:table-cell>
          <table:table-cell office:value-type="float" office:value="2.01509189605713" calcext:value-type="float">
            <text:p>2.0150918961</text:p>
          </table:table-cell>
          <table:table-cell office:value-type="float" office:value="1.95414304733276" calcext:value-type="float">
            <text:p>1.9541430473</text:p>
          </table:table-cell>
          <table:table-cell table:number-columns-repeated="9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.30061101913452" calcext:value-type="float">
            <text:p>2.3006110191</text:p>
          </table:table-cell>
          <table:table-cell office:value-type="float" office:value="2.17871117591858" calcext:value-type="float">
            <text:p>2.1787111759</text:p>
          </table:table-cell>
          <table:table-cell office:value-type="float" office:value="1.61900985240936" calcext:value-type="float">
            <text:p>1.6190098524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1.94980263710022" calcext:value-type="float">
            <text:p>1.9498026371</text:p>
          </table:table-cell>
          <table:table-cell office:value-type="float" office:value="1.89378559589386" calcext:value-type="float">
            <text:p>1.8937855959</text:p>
          </table:table-cell>
          <table:table-cell table:number-columns-repeated="9"/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2.30160784721375" calcext:value-type="float">
            <text:p>2.3016078472</text:p>
          </table:table-cell>
          <table:table-cell office:value-type="float" office:value="2.21089100837708" calcext:value-type="float">
            <text:p>2.2108910084</text:p>
          </table:table-cell>
          <table:table-cell office:value-type="float" office:value="1.61072659492493" calcext:value-type="float">
            <text:p>1.6107265949</text:p>
          </table:table-cell>
          <table:table-cell office:value-type="float" office:value="2.30255365371704" calcext:value-type="float">
            <text:p>2.3025536537</text:p>
          </table:table-cell>
          <table:table-cell office:value-type="float" office:value="2.08871412277222" calcext:value-type="float">
            <text:p>2.0887141228</text:p>
          </table:table-cell>
          <table:table-cell office:value-type="float" office:value="2.10251617431641" calcext:value-type="float">
            <text:p>2.1025161743</text:p>
          </table:table-cell>
          <table:table-cell table:number-columns-repeated="9"/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2.29609036445618" calcext:value-type="float">
            <text:p>2.2960903645</text:p>
          </table:table-cell>
          <table:table-cell office:value-type="float" office:value="2.19955897331238" calcext:value-type="float">
            <text:p>2.1995589733</text:p>
          </table:table-cell>
          <table:table-cell office:value-type="float" office:value="1.61290299892426" calcext:value-type="float">
            <text:p>1.6129029989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2430081367493" calcext:value-type="float">
            <text:p>2.0243008137</text:p>
          </table:table-cell>
          <table:table-cell office:value-type="float" office:value="1.79707384109497" calcext:value-type="float">
            <text:p>1.7970738411</text:p>
          </table:table-cell>
          <table:table-cell table:number-columns-repeated="9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2.29420900344849" calcext:value-type="float">
            <text:p>2.2942090034</text:p>
          </table:table-cell>
          <table:table-cell office:value-type="float" office:value="2.19895386695862" calcext:value-type="float">
            <text:p>2.198953867</text:p>
          </table:table-cell>
          <table:table-cell office:value-type="float" office:value="1.59420609474182" calcext:value-type="float">
            <text:p>1.5942060947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13102149963379" calcext:value-type="float">
            <text:p>2.1310214996</text:p>
          </table:table-cell>
          <table:table-cell office:value-type="float" office:value="1.8656313419342" calcext:value-type="float">
            <text:p>1.8656313419</text:p>
          </table:table-cell>
          <table:table-cell table:number-columns-repeated="9"/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2.29969787597656" calcext:value-type="float">
            <text:p>2.299697876</text:p>
          </table:table-cell>
          <table:table-cell office:value-type="float" office:value="2.20593357086182" calcext:value-type="float">
            <text:p>2.2059335709</text:p>
          </table:table-cell>
          <table:table-cell office:value-type="float" office:value="1.61081206798553" calcext:value-type="float">
            <text:p>1.610812068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1.9160670042038" calcext:value-type="float">
            <text:p>1.9160670042</text:p>
          </table:table-cell>
          <table:table-cell office:value-type="float" office:value="1.94154572486877" calcext:value-type="float">
            <text:p>1.9415457249</text:p>
          </table:table-cell>
          <table:table-cell table:number-columns-repeated="9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.30225777626038" calcext:value-type="float">
            <text:p>2.3022577763</text:p>
          </table:table-cell>
          <table:table-cell office:value-type="float" office:value="2.19852876663208" calcext:value-type="float">
            <text:p>2.1985287666</text:p>
          </table:table-cell>
          <table:table-cell office:value-type="float" office:value="1.60625720024109" calcext:value-type="float">
            <text:p>1.6062572002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77554225921631" calcext:value-type="float">
            <text:p>1.7755422592</text:p>
          </table:table-cell>
          <table:table-cell office:value-type="float" office:value="1.98956775665283" calcext:value-type="float">
            <text:p>1.9895677567</text:p>
          </table:table-cell>
          <table:table-cell table:number-columns-repeated="9"/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2.3021833896637" calcext:value-type="float">
            <text:p>2.3021833897</text:p>
          </table:table-cell>
          <table:table-cell office:value-type="float" office:value="2.18541526794434" calcext:value-type="float">
            <text:p>2.1854152679</text:p>
          </table:table-cell>
          <table:table-cell office:value-type="float" office:value="1.60616719722748" calcext:value-type="float">
            <text:p>1.6061671972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04722166061401" calcext:value-type="float">
            <text:p>2.0472216606</text:p>
          </table:table-cell>
          <table:table-cell office:value-type="float" office:value="1.85655450820923" calcext:value-type="float">
            <text:p>1.8565545082</text:p>
          </table:table-cell>
          <table:table-cell table:number-columns-repeated="9"/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float" office:value="2.30207276344299" calcext:value-type="float">
            <text:p>2.3020727634</text:p>
          </table:table-cell>
          <table:table-cell office:value-type="float" office:value="2.21821355819702" calcext:value-type="float">
            <text:p>2.2182135582</text:p>
          </table:table-cell>
          <table:table-cell office:value-type="float" office:value="1.61598432064056" calcext:value-type="float">
            <text:p>1.6159843206</text:p>
          </table:table-cell>
          <table:table-cell office:value-type="float" office:value="2.30248546600342" calcext:value-type="float">
            <text:p>2.302485466</text:p>
          </table:table-cell>
          <table:table-cell office:value-type="float" office:value="1.91288602352142" calcext:value-type="float">
            <text:p>1.9128860235</text:p>
          </table:table-cell>
          <table:table-cell office:value-type="float" office:value="2.18813896179199" calcext:value-type="float">
            <text:p>2.1881389618</text:p>
          </table:table-cell>
          <table:table-cell table:number-columns-repeated="9"/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2.29874014854431" calcext:value-type="float">
            <text:p>2.2987401485</text:p>
          </table:table-cell>
          <table:table-cell office:value-type="float" office:value="2.180180311203" calcext:value-type="float">
            <text:p>2.1801803112</text:p>
          </table:table-cell>
          <table:table-cell office:value-type="float" office:value="1.62065601348877" calcext:value-type="float">
            <text:p>1.6206560135</text:p>
          </table:table-cell>
          <table:table-cell office:value-type="float" office:value="2.30255484580994" calcext:value-type="float">
            <text:p>2.3025548458</text:p>
          </table:table-cell>
          <table:table-cell office:value-type="float" office:value="1.86822605133057" calcext:value-type="float">
            <text:p>1.8682260513</text:p>
          </table:table-cell>
          <table:table-cell office:value-type="float" office:value="1.95285189151764" calcext:value-type="float">
            <text:p>1.9528518915</text:p>
          </table:table-cell>
          <table:table-cell table:number-columns-repeated="9"/>
        </table:table-row>
        <table:table-row table:style-name="ro1">
          <table:table-cell office:value-type="float" office:value="18980" calcext:value-type="float">
            <text:p>18980</text:p>
          </table:table-cell>
          <table:table-cell office:value-type="float" office:value="2.30151462554932" calcext:value-type="float">
            <text:p>2.3015146255</text:p>
          </table:table-cell>
          <table:table-cell office:value-type="float" office:value="2.19876432418823" calcext:value-type="float">
            <text:p>2.1987643242</text:p>
          </table:table-cell>
          <table:table-cell office:value-type="float" office:value="1.60956931114197" calcext:value-type="float">
            <text:p>1.6095693111</text:p>
          </table:table-cell>
          <table:table-cell office:value-type="float" office:value="2.30256056785583" calcext:value-type="float">
            <text:p>2.3025605679</text:p>
          </table:table-cell>
          <table:table-cell office:value-type="float" office:value="2.00899791717529" calcext:value-type="float">
            <text:p>2.0089979172</text:p>
          </table:table-cell>
          <table:table-cell office:value-type="float" office:value="1.97902262210846" calcext:value-type="float">
            <text:p>1.9790226221</text:p>
          </table:table-cell>
          <table:table-cell table:number-columns-repeated="9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.30082130432129" calcext:value-type="float">
            <text:p>2.3008213043</text:p>
          </table:table-cell>
          <table:table-cell office:value-type="float" office:value="2.18857884407043" calcext:value-type="float">
            <text:p>2.1885788441</text:p>
          </table:table-cell>
          <table:table-cell office:value-type="float" office:value="1.60641086101532" calcext:value-type="float">
            <text:p>1.606410861</text:p>
          </table:table-cell>
          <table:table-cell office:value-type="float" office:value="2.30254626274109" calcext:value-type="float">
            <text:p>2.3025462627</text:p>
          </table:table-cell>
          <table:table-cell office:value-type="float" office:value="2.07374405860901" calcext:value-type="float">
            <text:p>2.0737440586</text:p>
          </table:table-cell>
          <table:table-cell office:value-type="float" office:value="1.72296237945557" calcext:value-type="float">
            <text:p>1.7229623795</text:p>
          </table:table-cell>
          <table:table-cell table:number-columns-repeated="9"/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2.28072810173035" calcext:value-type="float">
            <text:p>2.2807281017</text:p>
          </table:table-cell>
          <table:table-cell office:value-type="float" office:value="2.19833564758301" calcext:value-type="float">
            <text:p>2.1983356476</text:p>
          </table:table-cell>
          <table:table-cell office:value-type="float" office:value="1.60994482040405" calcext:value-type="float">
            <text:p>1.6099448204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2.10881423950195" calcext:value-type="float">
            <text:p>2.1088142395</text:p>
          </table:table-cell>
          <table:table-cell office:value-type="float" office:value="1.8032683134079" calcext:value-type="float">
            <text:p>1.8032683134</text:p>
          </table:table-cell>
          <table:table-cell table:number-columns-repeated="9"/>
        </table:table-row>
        <table:table-row table:style-name="ro1">
          <table:table-cell office:value-type="float" office:value="19040" calcext:value-type="float">
            <text:p>19040</text:p>
          </table:table-cell>
          <table:table-cell office:value-type="float" office:value="2.29657292366028" calcext:value-type="float">
            <text:p>2.2965729237</text:p>
          </table:table-cell>
          <table:table-cell office:value-type="float" office:value="2.20621156692505" calcext:value-type="float">
            <text:p>2.2062115669</text:p>
          </table:table-cell>
          <table:table-cell office:value-type="float" office:value="1.60783791542053" calcext:value-type="float">
            <text:p>1.6078379154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93050301074982" calcext:value-type="float">
            <text:p>1.9305030107</text:p>
          </table:table-cell>
          <table:table-cell office:value-type="float" office:value="1.99109983444214" calcext:value-type="float">
            <text:p>1.9910998344</text:p>
          </table:table-cell>
          <table:table-cell table:number-columns-repeated="9"/>
        </table:table-row>
        <table:table-row table:style-name="ro1">
          <table:table-cell office:value-type="float" office:value="19060" calcext:value-type="float">
            <text:p>19060</text:p>
          </table:table-cell>
          <table:table-cell office:value-type="float" office:value="2.30111813545227" calcext:value-type="float">
            <text:p>2.3011181355</text:p>
          </table:table-cell>
          <table:table-cell office:value-type="float" office:value="2.19322538375854" calcext:value-type="float">
            <text:p>2.1932253838</text:p>
          </table:table-cell>
          <table:table-cell office:value-type="float" office:value="1.60810959339142" calcext:value-type="float">
            <text:p>1.6081095934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2.1225757598877" calcext:value-type="float">
            <text:p>2.1225757599</text:p>
          </table:table-cell>
          <table:table-cell office:value-type="float" office:value="1.70938611030579" calcext:value-type="float">
            <text:p>1.7093861103</text:p>
          </table:table-cell>
          <table:table-cell table:number-columns-repeated="9"/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2.30158233642578" calcext:value-type="float">
            <text:p>2.3015823364</text:p>
          </table:table-cell>
          <table:table-cell office:value-type="float" office:value="2.19081497192383" calcext:value-type="float">
            <text:p>2.1908149719</text:p>
          </table:table-cell>
          <table:table-cell office:value-type="float" office:value="1.63028359413147" calcext:value-type="float">
            <text:p>1.6302835941</text:p>
          </table:table-cell>
          <table:table-cell office:value-type="float" office:value="2.30252146720886" calcext:value-type="float">
            <text:p>2.3025214672</text:p>
          </table:table-cell>
          <table:table-cell office:value-type="float" office:value="2.00249290466309" calcext:value-type="float">
            <text:p>2.0024929047</text:p>
          </table:table-cell>
          <table:table-cell office:value-type="float" office:value="1.90618479251862" calcext:value-type="float">
            <text:p>1.9061847925</text:p>
          </table:table-cell>
          <table:table-cell table:number-columns-repeated="9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.29964017868042" calcext:value-type="float">
            <text:p>2.2996401787</text:p>
          </table:table-cell>
          <table:table-cell office:value-type="float" office:value="2.20158648490906" calcext:value-type="float">
            <text:p>2.2015864849</text:p>
          </table:table-cell>
          <table:table-cell office:value-type="float" office:value="1.62068390846252" calcext:value-type="float">
            <text:p>1.6206839085</text:p>
          </table:table-cell>
          <table:table-cell office:value-type="float" office:value="2.30252265930176" calcext:value-type="float">
            <text:p>2.3025226593</text:p>
          </table:table-cell>
          <table:table-cell office:value-type="float" office:value="2.17290496826172" calcext:value-type="float">
            <text:p>2.1729049683</text:p>
          </table:table-cell>
          <table:table-cell office:value-type="float" office:value="1.85039889812469" calcext:value-type="float">
            <text:p>1.8503988981</text:p>
          </table:table-cell>
          <table:table-cell table:number-columns-repeated="9"/>
        </table:table-row>
        <table:table-row table:style-name="ro1">
          <table:table-cell office:value-type="float" office:value="19120" calcext:value-type="float">
            <text:p>19120</text:p>
          </table:table-cell>
          <table:table-cell office:value-type="float" office:value="2.30234527587891" calcext:value-type="float">
            <text:p>2.3023452759</text:p>
          </table:table-cell>
          <table:table-cell office:value-type="float" office:value="2.22159934043884" calcext:value-type="float">
            <text:p>2.2215993404</text:p>
          </table:table-cell>
          <table:table-cell office:value-type="float" office:value="1.61073994636536" calcext:value-type="float">
            <text:p>1.6107399464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1.914381980896" calcext:value-type="float">
            <text:p>1.9143819809</text:p>
          </table:table-cell>
          <table:table-cell office:value-type="float" office:value="1.89016437530518" calcext:value-type="float">
            <text:p>1.8901643753</text:p>
          </table:table-cell>
          <table:table-cell table:number-columns-repeated="9"/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2.30187630653381" calcext:value-type="float">
            <text:p>2.3018763065</text:p>
          </table:table-cell>
          <table:table-cell office:value-type="float" office:value="2.18224239349365" calcext:value-type="float">
            <text:p>2.1822423935</text:p>
          </table:table-cell>
          <table:table-cell office:value-type="float" office:value="1.62551975250244" calcext:value-type="float">
            <text:p>1.6255197525</text:p>
          </table:table-cell>
          <table:table-cell office:value-type="float" office:value="2.30251455307007" calcext:value-type="float">
            <text:p>2.3025145531</text:p>
          </table:table-cell>
          <table:table-cell office:value-type="float" office:value="1.85542750358582" calcext:value-type="float">
            <text:p>1.8554275036</text:p>
          </table:table-cell>
          <table:table-cell office:value-type="float" office:value="1.89119493961334" calcext:value-type="float">
            <text:p>1.8911949396</text:p>
          </table:table-cell>
          <table:table-cell table:number-columns-repeated="9"/>
        </table:table-row>
        <table:table-row table:style-name="ro1">
          <table:table-cell office:value-type="float" office:value="19160" calcext:value-type="float">
            <text:p>19160</text:p>
          </table:table-cell>
          <table:table-cell office:value-type="float" office:value="2.30134797096252" calcext:value-type="float">
            <text:p>2.301347971</text:p>
          </table:table-cell>
          <table:table-cell office:value-type="float" office:value="2.21479296684265" calcext:value-type="float">
            <text:p>2.2147929668</text:p>
          </table:table-cell>
          <table:table-cell office:value-type="float" office:value="1.61182880401611" calcext:value-type="float">
            <text:p>1.611828804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0480175018311" calcext:value-type="float">
            <text:p>2.0048017502</text:p>
          </table:table-cell>
          <table:table-cell office:value-type="float" office:value="2.05277967453003" calcext:value-type="float">
            <text:p>2.0527796745</text:p>
          </table:table-cell>
          <table:table-cell table:number-columns-repeated="9"/>
        </table:table-row>
        <table:table-row table:style-name="ro1">
          <table:table-cell office:value-type="float" office:value="19180" calcext:value-type="float">
            <text:p>19180</text:p>
          </table:table-cell>
          <table:table-cell office:value-type="float" office:value="2.29933142662048" calcext:value-type="float">
            <text:p>2.2993314266</text:p>
          </table:table-cell>
          <table:table-cell office:value-type="float" office:value="2.1890594959259" calcext:value-type="float">
            <text:p>2.1890594959</text:p>
          </table:table-cell>
          <table:table-cell office:value-type="float" office:value="1.61933135986328" calcext:value-type="float">
            <text:p>1.6193313599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3914999961853" calcext:value-type="float">
            <text:p>2.0391499996</text:p>
          </table:table-cell>
          <table:table-cell office:value-type="float" office:value="1.92203080654144" calcext:value-type="float">
            <text:p>1.9220308065</text:p>
          </table:table-cell>
          <table:table-cell table:number-columns-repeated="9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.30092167854309" calcext:value-type="float">
            <text:p>2.3009216785</text:p>
          </table:table-cell>
          <table:table-cell office:value-type="float" office:value="2.19035339355469" calcext:value-type="float">
            <text:p>2.1903533936</text:p>
          </table:table-cell>
          <table:table-cell office:value-type="float" office:value="1.61085653305054" calcext:value-type="float">
            <text:p>1.6108565331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97511458396912" calcext:value-type="float">
            <text:p>1.975114584</text:p>
          </table:table-cell>
          <table:table-cell office:value-type="float" office:value="1.98406934738159" calcext:value-type="float">
            <text:p>1.9840693474</text:p>
          </table:table-cell>
          <table:table-cell table:number-columns-repeated="9"/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2.30085134506226" calcext:value-type="float">
            <text:p>2.3008513451</text:p>
          </table:table-cell>
          <table:table-cell office:value-type="float" office:value="2.2370138168335" calcext:value-type="float">
            <text:p>2.2370138168</text:p>
          </table:table-cell>
          <table:table-cell office:value-type="float" office:value="1.59760880470276" calcext:value-type="float">
            <text:p>1.5976088047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2.16458010673523" calcext:value-type="float">
            <text:p>2.1645801067</text:p>
          </table:table-cell>
          <table:table-cell office:value-type="float" office:value="1.83505213260651" calcext:value-type="float">
            <text:p>1.8350521326</text:p>
          </table:table-cell>
          <table:table-cell table:number-columns-repeated="9"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2.30001425743103" calcext:value-type="float">
            <text:p>2.3000142574</text:p>
          </table:table-cell>
          <table:table-cell office:value-type="float" office:value="2.18952417373657" calcext:value-type="float">
            <text:p>2.1895241737</text:p>
          </table:table-cell>
          <table:table-cell office:value-type="float" office:value="1.60882019996643" calcext:value-type="float">
            <text:p>1.6088202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1.56179296970367" calcext:value-type="float">
            <text:p>1.5617929697</text:p>
          </table:table-cell>
          <table:table-cell office:value-type="float" office:value="1.62207114696503" calcext:value-type="float">
            <text:p>1.622071147</text:p>
          </table:table-cell>
          <table:table-cell table:number-columns-repeated="9"/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float" office:value="2.30184435844421" calcext:value-type="float">
            <text:p>2.3018443584</text:p>
          </table:table-cell>
          <table:table-cell office:value-type="float" office:value="2.18070507049561" calcext:value-type="float">
            <text:p>2.1807050705</text:p>
          </table:table-cell>
          <table:table-cell office:value-type="float" office:value="1.61492681503296" calcext:value-type="float">
            <text:p>1.614926815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07025837898254" calcext:value-type="float">
            <text:p>2.070258379</text:p>
          </table:table-cell>
          <table:table-cell office:value-type="float" office:value="1.87971234321594" calcext:value-type="float">
            <text:p>1.8797123432</text:p>
          </table:table-cell>
          <table:table-cell table:number-columns-repeated="9"/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float" office:value="2.30233097076416" calcext:value-type="float">
            <text:p>2.3023309708</text:p>
          </table:table-cell>
          <table:table-cell office:value-type="float" office:value="2.21140575408936" calcext:value-type="float">
            <text:p>2.2114057541</text:p>
          </table:table-cell>
          <table:table-cell office:value-type="float" office:value="1.61097550392151" calcext:value-type="float">
            <text:p>1.6109755039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91677248477936" calcext:value-type="float">
            <text:p>1.9167724848</text:p>
          </table:table-cell>
          <table:table-cell office:value-type="float" office:value="1.98114860057831" calcext:value-type="float">
            <text:p>1.9811486006</text:p>
          </table:table-cell>
          <table:table-cell table:number-columns-repeated="9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.29726028442383" calcext:value-type="float">
            <text:p>2.2972602844</text:p>
          </table:table-cell>
          <table:table-cell office:value-type="float" office:value="2.19180870056152" calcext:value-type="float">
            <text:p>2.1918087006</text:p>
          </table:table-cell>
          <table:table-cell office:value-type="float" office:value="1.60759425163269" calcext:value-type="float">
            <text:p>1.6075942516</text:p>
          </table:table-cell>
          <table:table-cell office:value-type="float" office:value="2.30251049995422" calcext:value-type="float">
            <text:p>2.3025105</text:p>
          </table:table-cell>
          <table:table-cell office:value-type="float" office:value="1.9427787065506" calcext:value-type="float">
            <text:p>1.9427787066</text:p>
          </table:table-cell>
          <table:table-cell office:value-type="float" office:value="1.94275951385498" calcext:value-type="float">
            <text:p>1.9427595139</text:p>
          </table:table-cell>
          <table:table-cell table:number-columns-repeated="9"/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float" office:value="2.30215072631836" calcext:value-type="float">
            <text:p>2.3021507263</text:p>
          </table:table-cell>
          <table:table-cell office:value-type="float" office:value="2.21665048599243" calcext:value-type="float">
            <text:p>2.216650486</text:p>
          </table:table-cell>
          <table:table-cell office:value-type="float" office:value="1.61227464675903" calcext:value-type="float">
            <text:p>1.6122746468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92693591117859" calcext:value-type="float">
            <text:p>1.9269359112</text:p>
          </table:table-cell>
          <table:table-cell office:value-type="float" office:value="1.81614100933075" calcext:value-type="float">
            <text:p>1.8161410093</text:p>
          </table:table-cell>
          <table:table-cell table:number-columns-repeated="9"/>
        </table:table-row>
        <table:table-row table:style-name="ro1">
          <table:table-cell office:value-type="float" office:value="19340" calcext:value-type="float">
            <text:p>19340</text:p>
          </table:table-cell>
          <table:table-cell office:value-type="float" office:value="2.29911780357361" calcext:value-type="float">
            <text:p>2.2991178036</text:p>
          </table:table-cell>
          <table:table-cell office:value-type="float" office:value="2.1920485496521" calcext:value-type="float">
            <text:p>2.1920485497</text:p>
          </table:table-cell>
          <table:table-cell office:value-type="float" office:value="1.60869753360748" calcext:value-type="float">
            <text:p>1.6086975336</text:p>
          </table:table-cell>
          <table:table-cell office:value-type="float" office:value="2.30254244804382" calcext:value-type="float">
            <text:p>2.302542448</text:p>
          </table:table-cell>
          <table:table-cell office:value-type="float" office:value="2.03690910339355" calcext:value-type="float">
            <text:p>2.0369091034</text:p>
          </table:table-cell>
          <table:table-cell office:value-type="float" office:value="1.94841313362122" calcext:value-type="float">
            <text:p>1.9484131336</text:p>
          </table:table-cell>
          <table:table-cell table:number-columns-repeated="9"/>
        </table:table-row>
        <table:table-row table:style-name="ro1">
          <table:table-cell office:value-type="float" office:value="19360" calcext:value-type="float">
            <text:p>19360</text:p>
          </table:table-cell>
          <table:table-cell office:value-type="float" office:value="2.29538488388062" calcext:value-type="float">
            <text:p>2.2953848839</text:p>
          </table:table-cell>
          <table:table-cell office:value-type="float" office:value="2.17880988121033" calcext:value-type="float">
            <text:p>2.1788098812</text:p>
          </table:table-cell>
          <table:table-cell office:value-type="float" office:value="1.61272752285004" calcext:value-type="float">
            <text:p>1.6127275229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2.00022459030151" calcext:value-type="float">
            <text:p>2.0002245903</text:p>
          </table:table-cell>
          <table:table-cell office:value-type="float" office:value="1.88965082168579" calcext:value-type="float">
            <text:p>1.8896508217</text:p>
          </table:table-cell>
          <table:table-cell table:number-columns-repeated="9"/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2.30208325386047" calcext:value-type="float">
            <text:p>2.3020832539</text:p>
          </table:table-cell>
          <table:table-cell office:value-type="float" office:value="2.21628642082214" calcext:value-type="float">
            <text:p>2.2162864208</text:p>
          </table:table-cell>
          <table:table-cell office:value-type="float" office:value="1.61046552658081" calcext:value-type="float">
            <text:p>1.6104655266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82684862613678" calcext:value-type="float">
            <text:p>1.8268486261</text:p>
          </table:table-cell>
          <table:table-cell office:value-type="float" office:value="2.14996123313904" calcext:value-type="float">
            <text:p>2.1499612331</text:p>
          </table:table-cell>
          <table:table-cell table:number-columns-repeated="9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.30213403701782" calcext:value-type="float">
            <text:p>2.302134037</text:p>
          </table:table-cell>
          <table:table-cell office:value-type="float" office:value="2.17616748809814" calcext:value-type="float">
            <text:p>2.1761674881</text:p>
          </table:table-cell>
          <table:table-cell office:value-type="float" office:value="1.60594952106476" calcext:value-type="float">
            <text:p>1.6059495211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1169741153717" calcext:value-type="float">
            <text:p>2.1169741154</text:p>
          </table:table-cell>
          <table:table-cell office:value-type="float" office:value="2.06881093978882" calcext:value-type="float">
            <text:p>2.0688109398</text:p>
          </table:table-cell>
          <table:table-cell table:number-columns-repeated="9"/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.29910778999329" calcext:value-type="float">
            <text:p>2.29910779</text:p>
          </table:table-cell>
          <table:table-cell office:value-type="float" office:value="2.23570394515991" calcext:value-type="float">
            <text:p>2.2357039452</text:p>
          </table:table-cell>
          <table:table-cell office:value-type="float" office:value="1.62287855148315" calcext:value-type="float">
            <text:p>1.6228785515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6399688720703" calcext:value-type="float">
            <text:p>1.9639968872</text:p>
          </table:table-cell>
          <table:table-cell office:value-type="float" office:value="2.08349347114563" calcext:value-type="float">
            <text:p>2.0834934711</text:p>
          </table:table-cell>
          <table:table-cell table:number-columns-repeated="9"/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float" office:value="2.30204319953918" calcext:value-type="float">
            <text:p>2.3020431995</text:p>
          </table:table-cell>
          <table:table-cell office:value-type="float" office:value="2.18412971496582" calcext:value-type="float">
            <text:p>2.184129715</text:p>
          </table:table-cell>
          <table:table-cell office:value-type="float" office:value="1.62064218521118" calcext:value-type="float">
            <text:p>1.6206421852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79590106010437" calcext:value-type="float">
            <text:p>1.7959010601</text:p>
          </table:table-cell>
          <table:table-cell office:value-type="float" office:value="2.03871321678162" calcext:value-type="float">
            <text:p>2.0387132168</text:p>
          </table:table-cell>
          <table:table-cell table:number-columns-repeated="9"/>
        </table:table-row>
        <table:table-row table:style-name="ro1">
          <table:table-cell office:value-type="float" office:value="19460" calcext:value-type="float">
            <text:p>19460</text:p>
          </table:table-cell>
          <table:table-cell office:value-type="float" office:value="2.30016589164734" calcext:value-type="float">
            <text:p>2.3001658916</text:p>
          </table:table-cell>
          <table:table-cell office:value-type="float" office:value="2.20390582084656" calcext:value-type="float">
            <text:p>2.2039058208</text:p>
          </table:table-cell>
          <table:table-cell office:value-type="float" office:value="1.61721754074097" calcext:value-type="float">
            <text:p>1.6172175407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1.89211118221283" calcext:value-type="float">
            <text:p>1.8921111822</text:p>
          </table:table-cell>
          <table:table-cell office:value-type="float" office:value="1.93074858188629" calcext:value-type="float">
            <text:p>1.9307485819</text:p>
          </table:table-cell>
          <table:table-cell table:number-columns-repeated="9"/>
        </table:table-row>
        <table:table-row table:style-name="ro1">
          <table:table-cell office:value-type="float" office:value="19480" calcext:value-type="float">
            <text:p>19480</text:p>
          </table:table-cell>
          <table:table-cell office:value-type="float" office:value="2.29828476905823" calcext:value-type="float">
            <text:p>2.2982847691</text:p>
          </table:table-cell>
          <table:table-cell office:value-type="float" office:value="2.20710945129395" calcext:value-type="float">
            <text:p>2.2071094513</text:p>
          </table:table-cell>
          <table:table-cell office:value-type="float" office:value="1.61474108695984" calcext:value-type="float">
            <text:p>1.614741087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10733652114868" calcext:value-type="float">
            <text:p>2.1073365211</text:p>
          </table:table-cell>
          <table:table-cell office:value-type="float" office:value="1.8363983631134" calcext:value-type="float">
            <text:p>1.8363983631</text:p>
          </table:table-cell>
          <table:table-cell table:number-columns-repeated="9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.30225396156311" calcext:value-type="float">
            <text:p>2.3022539616</text:p>
          </table:table-cell>
          <table:table-cell office:value-type="float" office:value="2.20688843727112" calcext:value-type="float">
            <text:p>2.2068884373</text:p>
          </table:table-cell>
          <table:table-cell office:value-type="float" office:value="1.60989284515381" calcext:value-type="float">
            <text:p>1.6098928452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2.14672231674194" calcext:value-type="float">
            <text:p>2.1467223167</text:p>
          </table:table-cell>
          <table:table-cell office:value-type="float" office:value="1.97547745704651" calcext:value-type="float">
            <text:p>1.975477457</text:p>
          </table:table-cell>
          <table:table-cell table:number-columns-repeated="9"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2.3014132976532" calcext:value-type="float">
            <text:p>2.3014132977</text:p>
          </table:table-cell>
          <table:table-cell office:value-type="float" office:value="2.20536780357361" calcext:value-type="float">
            <text:p>2.2053678036</text:p>
          </table:table-cell>
          <table:table-cell office:value-type="float" office:value="1.60990178585053" calcext:value-type="float">
            <text:p>1.6099017859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1.80206346511841" calcext:value-type="float">
            <text:p>1.8020634651</text:p>
          </table:table-cell>
          <table:table-cell office:value-type="float" office:value="1.89493918418884" calcext:value-type="float">
            <text:p>1.8949391842</text:p>
          </table:table-cell>
          <table:table-cell table:number-columns-repeated="9"/>
        </table:table-row>
        <table:table-row table:style-name="ro1">
          <table:table-cell office:value-type="float" office:value="19540" calcext:value-type="float">
            <text:p>19540</text:p>
          </table:table-cell>
          <table:table-cell office:value-type="float" office:value="2.30013179779053" calcext:value-type="float">
            <text:p>2.3001317978</text:p>
          </table:table-cell>
          <table:table-cell office:value-type="float" office:value="2.20436692237854" calcext:value-type="float">
            <text:p>2.2043669224</text:p>
          </table:table-cell>
          <table:table-cell office:value-type="float" office:value="1.60688018798828" calcext:value-type="float">
            <text:p>1.606880188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2.12814950942993" calcext:value-type="float">
            <text:p>2.1281495094</text:p>
          </table:table-cell>
          <table:table-cell office:value-type="float" office:value="1.74282085895538" calcext:value-type="float">
            <text:p>1.742820859</text:p>
          </table:table-cell>
          <table:table-cell table:number-columns-repeated="9"/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2.30038952827454" calcext:value-type="float">
            <text:p>2.3003895283</text:p>
          </table:table-cell>
          <table:table-cell office:value-type="float" office:value="2.22019791603088" calcext:value-type="float">
            <text:p>2.220197916</text:p>
          </table:table-cell>
          <table:table-cell office:value-type="float" office:value="1.62093210220337" calcext:value-type="float">
            <text:p>1.6209321022</text:p>
          </table:table-cell>
          <table:table-cell office:value-type="float" office:value="2.30255794525146" calcext:value-type="float">
            <text:p>2.3025579453</text:p>
          </table:table-cell>
          <table:table-cell office:value-type="float" office:value="1.77003955841064" calcext:value-type="float">
            <text:p>1.7700395584</text:p>
          </table:table-cell>
          <table:table-cell office:value-type="float" office:value="2.17342162132263" calcext:value-type="float">
            <text:p>2.1734216213</text:p>
          </table:table-cell>
          <table:table-cell table:number-columns-repeated="9"/>
        </table:table-row>
        <table:table-row table:style-name="ro1">
          <table:table-cell office:value-type="float" office:value="19580" calcext:value-type="float">
            <text:p>19580</text:p>
          </table:table-cell>
          <table:table-cell office:value-type="float" office:value="2.30160880088806" calcext:value-type="float">
            <text:p>2.3016088009</text:p>
          </table:table-cell>
          <table:table-cell office:value-type="float" office:value="2.20387411117554" calcext:value-type="float">
            <text:p>2.2038741112</text:p>
          </table:table-cell>
          <table:table-cell office:value-type="float" office:value="1.61179900169373" calcext:value-type="float">
            <text:p>1.6117990017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2.12873363494873" calcext:value-type="float">
            <text:p>2.1287336349</text:p>
          </table:table-cell>
          <table:table-cell office:value-type="float" office:value="1.72314488887787" calcext:value-type="float">
            <text:p>1.7231448889</text:p>
          </table:table-cell>
          <table:table-cell table:number-columns-repeated="9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.2976803779602" calcext:value-type="float">
            <text:p>2.297680378</text:p>
          </table:table-cell>
          <table:table-cell office:value-type="float" office:value="2.21979141235352" calcext:value-type="float">
            <text:p>2.2197914124</text:p>
          </table:table-cell>
          <table:table-cell office:value-type="float" office:value="1.6136965751648" calcext:value-type="float">
            <text:p>1.6136965752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05201959609985" calcext:value-type="float">
            <text:p>2.0520195961</text:p>
          </table:table-cell>
          <table:table-cell office:value-type="float" office:value="1.85223293304443" calcext:value-type="float">
            <text:p>1.852232933</text:p>
          </table:table-cell>
          <table:table-cell table:number-columns-repeated="9"/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2.30211544036865" calcext:value-type="float">
            <text:p>2.3021154404</text:p>
          </table:table-cell>
          <table:table-cell office:value-type="float" office:value="2.23946833610535" calcext:value-type="float">
            <text:p>2.2394683361</text:p>
          </table:table-cell>
          <table:table-cell office:value-type="float" office:value="1.64030241966248" calcext:value-type="float">
            <text:p>1.6403024197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1.67353963851929" calcext:value-type="float">
            <text:p>1.6735396385</text:p>
          </table:table-cell>
          <table:table-cell office:value-type="float" office:value="2.12188696861267" calcext:value-type="float">
            <text:p>2.1218869686</text:p>
          </table:table-cell>
          <table:table-cell table:number-columns-repeated="9"/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2.30217981338501" calcext:value-type="float">
            <text:p>2.3021798134</text:p>
          </table:table-cell>
          <table:table-cell office:value-type="float" office:value="2.2426609992981" calcext:value-type="float">
            <text:p>2.2426609993</text:p>
          </table:table-cell>
          <table:table-cell office:value-type="float" office:value="1.63278758525848" calcext:value-type="float">
            <text:p>1.6327875853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1.99163687229157" calcext:value-type="float">
            <text:p>1.9916368723</text:p>
          </table:table-cell>
          <table:table-cell office:value-type="float" office:value="1.83727478981018" calcext:value-type="float">
            <text:p>1.8372747898</text:p>
          </table:table-cell>
          <table:table-cell table:number-columns-repeated="9"/>
        </table:table-row>
        <table:table-row table:style-name="ro1">
          <table:table-cell office:value-type="float" office:value="19660" calcext:value-type="float">
            <text:p>19660</text:p>
          </table:table-cell>
          <table:table-cell office:value-type="float" office:value="2.30221509933472" calcext:value-type="float">
            <text:p>2.3022150993</text:p>
          </table:table-cell>
          <table:table-cell office:value-type="float" office:value="2.1652307510376" calcext:value-type="float">
            <text:p>2.165230751</text:p>
          </table:table-cell>
          <table:table-cell office:value-type="float" office:value="1.62074756622314" calcext:value-type="float">
            <text:p>1.6207475662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9535551071167" calcext:value-type="float">
            <text:p>1.9535551071</text:p>
          </table:table-cell>
          <table:table-cell office:value-type="float" office:value="1.98575139045715" calcext:value-type="float">
            <text:p>1.9857513905</text:p>
          </table:table-cell>
          <table:table-cell table:number-columns-repeated="9"/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2.30139255523682" calcext:value-type="float">
            <text:p>2.3013925552</text:p>
          </table:table-cell>
          <table:table-cell office:value-type="float" office:value="2.1862964630127" calcext:value-type="float">
            <text:p>2.186296463</text:p>
          </table:table-cell>
          <table:table-cell office:value-type="float" office:value="1.61215686798096" calcext:value-type="float">
            <text:p>1.612156868</text:p>
          </table:table-cell>
          <table:table-cell office:value-type="float" office:value="2.30254769325256" calcext:value-type="float">
            <text:p>2.3025476933</text:p>
          </table:table-cell>
          <table:table-cell office:value-type="float" office:value="2.13335275650024" calcext:value-type="float">
            <text:p>2.1333527565</text:p>
          </table:table-cell>
          <table:table-cell office:value-type="float" office:value="1.67795968055725" calcext:value-type="float">
            <text:p>1.6779596806</text:p>
          </table:table-cell>
          <table:table-cell table:number-columns-repeated="9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.30145311355591" calcext:value-type="float">
            <text:p>2.3014531136</text:p>
          </table:table-cell>
          <table:table-cell office:value-type="float" office:value="2.19962668418884" calcext:value-type="float">
            <text:p>2.1996266842</text:p>
          </table:table-cell>
          <table:table-cell office:value-type="float" office:value="1.60993456840515" calcext:value-type="float">
            <text:p>1.6099345684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0419180393219" calcext:value-type="float">
            <text:p>2.0419180393</text:p>
          </table:table-cell>
          <table:table-cell office:value-type="float" office:value="1.83744752407074" calcext:value-type="float">
            <text:p>1.8374475241</text:p>
          </table:table-cell>
          <table:table-cell table:number-columns-repeated="9"/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2.30150055885315" calcext:value-type="float">
            <text:p>2.3015005589</text:p>
          </table:table-cell>
          <table:table-cell office:value-type="float" office:value="2.19143199920654" calcext:value-type="float">
            <text:p>2.1914319992</text:p>
          </table:table-cell>
          <table:table-cell office:value-type="float" office:value="1.61151707172394" calcext:value-type="float">
            <text:p>1.6115170717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20065546035767" calcext:value-type="float">
            <text:p>2.2006554604</text:p>
          </table:table-cell>
          <table:table-cell office:value-type="float" office:value="1.6097514629364" calcext:value-type="float">
            <text:p>1.6097514629</text:p>
          </table:table-cell>
          <table:table-cell table:number-columns-repeated="9"/>
        </table:table-row>
        <table:table-row table:style-name="ro1">
          <table:table-cell office:value-type="float" office:value="19740" calcext:value-type="float">
            <text:p>19740</text:p>
          </table:table-cell>
          <table:table-cell office:value-type="float" office:value="2.30097532272339" calcext:value-type="float">
            <text:p>2.3009753227</text:p>
          </table:table-cell>
          <table:table-cell office:value-type="float" office:value="2.21236610412598" calcext:value-type="float">
            <text:p>2.2123661041</text:p>
          </table:table-cell>
          <table:table-cell office:value-type="float" office:value="1.61734449863434" calcext:value-type="float">
            <text:p>1.6173444986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20013403892517" calcext:value-type="float">
            <text:p>2.2001340389</text:p>
          </table:table-cell>
          <table:table-cell office:value-type="float" office:value="2.05559635162354" calcext:value-type="float">
            <text:p>2.0555963516</text:p>
          </table:table-cell>
          <table:table-cell table:number-columns-repeated="9"/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2.30224752426147" calcext:value-type="float">
            <text:p>2.3022475243</text:p>
          </table:table-cell>
          <table:table-cell office:value-type="float" office:value="2.21880841255188" calcext:value-type="float">
            <text:p>2.2188084126</text:p>
          </table:table-cell>
          <table:table-cell office:value-type="float" office:value="1.61149752140045" calcext:value-type="float">
            <text:p>1.6114975214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1.86920690536499" calcext:value-type="float">
            <text:p>1.8692069054</text:p>
          </table:table-cell>
          <table:table-cell office:value-type="float" office:value="1.75593173503876" calcext:value-type="float">
            <text:p>1.755931735</text:p>
          </table:table-cell>
          <table:table-cell table:number-columns-repeated="9"/>
        </table:table-row>
        <table:table-row table:style-name="ro1">
          <table:table-cell office:value-type="float" office:value="19780" calcext:value-type="float">
            <text:p>19780</text:p>
          </table:table-cell>
          <table:table-cell office:value-type="float" office:value="2.30170345306396" calcext:value-type="float">
            <text:p>2.3017034531</text:p>
          </table:table-cell>
          <table:table-cell office:value-type="float" office:value="2.190505027771" calcext:value-type="float">
            <text:p>2.1905050278</text:p>
          </table:table-cell>
          <table:table-cell office:value-type="float" office:value="1.63570332527161" calcext:value-type="float">
            <text:p>1.6357033253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1.66382360458374" calcext:value-type="float">
            <text:p>1.6638236046</text:p>
          </table:table-cell>
          <table:table-cell office:value-type="float" office:value="2.01573133468628" calcext:value-type="float">
            <text:p>2.0157313347</text:p>
          </table:table-cell>
          <table:table-cell table:number-columns-repeated="9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.2997567653656" calcext:value-type="float">
            <text:p>2.2997567654</text:p>
          </table:table-cell>
          <table:table-cell office:value-type="float" office:value="2.22522258758545" calcext:value-type="float">
            <text:p>2.2252225876</text:p>
          </table:table-cell>
          <table:table-cell office:value-type="float" office:value="1.61011838912964" calcext:value-type="float">
            <text:p>1.6101183891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1.89376759529114" calcext:value-type="float">
            <text:p>1.8937675953</text:p>
          </table:table-cell>
          <table:table-cell office:value-type="float" office:value="1.85942256450653" calcext:value-type="float">
            <text:p>1.8594225645</text:p>
          </table:table-cell>
          <table:table-cell table:number-columns-repeated="9"/>
        </table:table-row>
        <table:table-row table:style-name="ro1">
          <table:table-cell office:value-type="float" office:value="19820" calcext:value-type="float">
            <text:p>19820</text:p>
          </table:table-cell>
          <table:table-cell office:value-type="float" office:value="2.30221557617187" calcext:value-type="float">
            <text:p>2.3022155762</text:p>
          </table:table-cell>
          <table:table-cell office:value-type="float" office:value="2.1943359375" calcext:value-type="float">
            <text:p>2.1943359375</text:p>
          </table:table-cell>
          <table:table-cell office:value-type="float" office:value="1.61022281646729" calcext:value-type="float">
            <text:p>1.6102228165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91763603687286" calcext:value-type="float">
            <text:p>1.9176360369</text:p>
          </table:table-cell>
          <table:table-cell office:value-type="float" office:value="1.70854794979095" calcext:value-type="float">
            <text:p>1.7085479498</text:p>
          </table:table-cell>
          <table:table-cell table:number-columns-repeated="9"/>
        </table:table-row>
        <table:table-row table:style-name="ro1">
          <table:table-cell office:value-type="float" office:value="19840" calcext:value-type="float">
            <text:p>19840</text:p>
          </table:table-cell>
          <table:table-cell office:value-type="float" office:value="2.30032444000244" calcext:value-type="float">
            <text:p>2.30032444</text:p>
          </table:table-cell>
          <table:table-cell office:value-type="float" office:value="2.18693399429321" calcext:value-type="float">
            <text:p>2.1869339943</text:p>
          </table:table-cell>
          <table:table-cell office:value-type="float" office:value="1.61754679679871" calcext:value-type="float">
            <text:p>1.6175467968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2.08338689804077" calcext:value-type="float">
            <text:p>2.083386898</text:p>
          </table:table-cell>
          <table:table-cell office:value-type="float" office:value="1.69829952716827" calcext:value-type="float">
            <text:p>1.6982995272</text:p>
          </table:table-cell>
          <table:table-cell table:number-columns-repeated="9"/>
        </table:table-row>
        <table:table-row table:style-name="ro1">
          <table:table-cell office:value-type="float" office:value="19860" calcext:value-type="float">
            <text:p>19860</text:p>
          </table:table-cell>
          <table:table-cell office:value-type="float" office:value="2.30155849456787" calcext:value-type="float">
            <text:p>2.3015584946</text:p>
          </table:table-cell>
          <table:table-cell office:value-type="float" office:value="2.21081614494324" calcext:value-type="float">
            <text:p>2.2108161449</text:p>
          </table:table-cell>
          <table:table-cell office:value-type="float" office:value="1.61651408672333" calcext:value-type="float">
            <text:p>1.6165140867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2.03938794136047" calcext:value-type="float">
            <text:p>2.0393879414</text:p>
          </table:table-cell>
          <table:table-cell office:value-type="float" office:value="1.91965591907501" calcext:value-type="float">
            <text:p>1.9196559191</text:p>
          </table:table-cell>
          <table:table-cell table:number-columns-repeated="9"/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float" office:value="2.30233526229858" calcext:value-type="float">
            <text:p>2.3023352623</text:p>
          </table:table-cell>
          <table:table-cell office:value-type="float" office:value="2.15983724594116" calcext:value-type="float">
            <text:p>2.1598372459</text:p>
          </table:table-cell>
          <table:table-cell office:value-type="float" office:value="1.60997557640076" calcext:value-type="float">
            <text:p>1.6099755764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6603169441223" calcext:value-type="float">
            <text:p>2.0660316944</text:p>
          </table:table-cell>
          <table:table-cell office:value-type="float" office:value="1.8938159942627" calcext:value-type="float">
            <text:p>1.8938159943</text:p>
          </table:table-cell>
          <table:table-cell table:number-columns-repeated="9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.30199384689331" calcext:value-type="float">
            <text:p>2.3019938469</text:p>
          </table:table-cell>
          <table:table-cell office:value-type="float" office:value="2.22000074386597" calcext:value-type="float">
            <text:p>2.2200007439</text:p>
          </table:table-cell>
          <table:table-cell office:value-type="float" office:value="1.61644911766052" calcext:value-type="float">
            <text:p>1.6164491177</text:p>
          </table:table-cell>
          <table:table-cell office:value-type="float" office:value="2.30255675315857" calcext:value-type="float">
            <text:p>2.3025567532</text:p>
          </table:table-cell>
          <table:table-cell office:value-type="float" office:value="1.97954773902893" calcext:value-type="float">
            <text:p>1.979547739</text:p>
          </table:table-cell>
          <table:table-cell office:value-type="float" office:value="1.72786104679108" calcext:value-type="float">
            <text:p>1.7278610468</text:p>
          </table:table-cell>
          <table:table-cell table:number-columns-repeated="9"/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2.30034375190735" calcext:value-type="float">
            <text:p>2.3003437519</text:p>
          </table:table-cell>
          <table:table-cell office:value-type="float" office:value="2.2020149230957" calcext:value-type="float">
            <text:p>2.2020149231</text:p>
          </table:table-cell>
          <table:table-cell office:value-type="float" office:value="1.64573562145233" calcext:value-type="float">
            <text:p>1.6457356215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7444976568222" calcext:value-type="float">
            <text:p>1.7444976568</text:p>
          </table:table-cell>
          <table:table-cell office:value-type="float" office:value="1.99571967124939" calcext:value-type="float">
            <text:p>1.9957196712</text:p>
          </table:table-cell>
          <table:table-cell table:number-columns-repeated="9"/>
        </table:table-row>
        <table:table-row table:style-name="ro1">
          <table:table-cell office:value-type="float" office:value="19940" calcext:value-type="float">
            <text:p>19940</text:p>
          </table:table-cell>
          <table:table-cell office:value-type="float" office:value="2.29254031181335" calcext:value-type="float">
            <text:p>2.2925403118</text:p>
          </table:table-cell>
          <table:table-cell office:value-type="float" office:value="2.17823028564453" calcext:value-type="float">
            <text:p>2.1782302856</text:p>
          </table:table-cell>
          <table:table-cell office:value-type="float" office:value="1.64216041564941" calcext:value-type="float">
            <text:p>1.6421604156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1.79410600662231" calcext:value-type="float">
            <text:p>1.7941060066</text:p>
          </table:table-cell>
          <table:table-cell office:value-type="float" office:value="1.96370339393616" calcext:value-type="float">
            <text:p>1.9637033939</text:p>
          </table:table-cell>
          <table:table-cell table:number-columns-repeated="9"/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2.29871559143066" calcext:value-type="float">
            <text:p>2.2987155914</text:p>
          </table:table-cell>
          <table:table-cell office:value-type="float" office:value="2.19000053405762" calcext:value-type="float">
            <text:p>2.1900005341</text:p>
          </table:table-cell>
          <table:table-cell office:value-type="float" office:value="1.61336302757263" calcext:value-type="float">
            <text:p>1.6133630276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14970135688782" calcext:value-type="float">
            <text:p>2.1497013569</text:p>
          </table:table-cell>
          <table:table-cell office:value-type="float" office:value="1.86702823638916" calcext:value-type="float">
            <text:p>1.8670282364</text:p>
          </table:table-cell>
          <table:table-cell table:number-columns-repeated="9"/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float" office:value="2.30206394195557" calcext:value-type="float">
            <text:p>2.302063942</text:p>
          </table:table-cell>
          <table:table-cell office:value-type="float" office:value="2.16636157035828" calcext:value-type="float">
            <text:p>2.1663615704</text:p>
          </table:table-cell>
          <table:table-cell office:value-type="float" office:value="1.60023331642151" calcext:value-type="float">
            <text:p>1.6002333164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1.76334536075592" calcext:value-type="float">
            <text:p>1.7633453608</text:p>
          </table:table-cell>
          <table:table-cell office:value-type="float" office:value="2.0008499622345" calcext:value-type="float">
            <text:p>2.0008499622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30027842521667" calcext:value-type="float">
            <text:p>2.3002784252</text:p>
          </table:table-cell>
          <table:table-cell office:value-type="float" office:value="2.21641492843628" calcext:value-type="float">
            <text:p>2.2164149284</text:p>
          </table:table-cell>
          <table:table-cell office:value-type="float" office:value="1.60339498519897" calcext:value-type="float">
            <text:p>1.6033949852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08647918701172" calcext:value-type="float">
            <text:p>2.086479187</text:p>
          </table:table-cell>
          <table:table-cell office:value-type="float" office:value="1.77176201343536" calcext:value-type="float">
            <text:p>1.771762013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5:00:15.556834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15:00:37.167291578</dc:date>
    <meta:editing-duration>PT45M30S</meta:editing-duration>
    <meta:editing-cycles>3</meta:editing-cycles>
    <meta:generator>LibreOffice/5.1.6.2$Linux_X86_64 LibreOffice_project/10m0$Build-2</meta:generator>
    <meta:document-statistic meta:table-count="1" meta:cell-count="7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30%" draw:fill-color="#004586" draw:opacity="3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svg:stroke-opacity="30%" draw:fill-color="#ff420e" draw:opacity="30%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29cm" svg:height="11.38cm" xlink:href=".." xlink:type="simple" chart:class="chart:scatter" chart:style-name="ch1">
        <chart:title svg:x="7.953cm" svg:y="0.363cm" chart:style-name="ch2">
          <text:p>(a)</text:p>
        </chart:title>
        <chart:legend svg:x="10.815cm" svg:y="8.414cm" style:legend-expansion="custom" chartooo:width="5.813cm" chartooo:height="1.721cm" style:legend-expansion-aspect-ratio="3.37768739105171" chart:style-name="ch3"/>
        <chart:plot-area chart:style-name="ch4"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C1001 'run_2_cifar100_10_09-10_15_06_conv_cifar10way_gated_deep_alt_min_copyrand_reptile_5steps-tag-prediction_entropy_train_target'.B1:'run_2_cifar100_10_09-10_15_06_conv_cifar10way_gated_deep_alt_min_copyrand_reptile_5steps-tag-prediction_entropy_train_target'.C1" chart:data-source-has-labels="row" svg:x="0.573cm" svg:y="0.245cm" svg:width="16.002cm" svg:height="10.49cm">
          <chartooo:coordinate-region svg:x="1.485cm" svg:y="0.445cm" svg:width="14.626cm" svg:height="9.643cm"/>
          <chart:axis chart:dimension="x" chart:name="primary-x" chart:style-name="ch5">
            <chart:title svg:x="7.935cm" svg:y="10.82cm" chart:style-name="ch6">
              <text:p>Iteration</text:p>
            </chart:title>
          </chart:axis>
          <chart:axis chart:dimension="y" chart:name="primary-y" chart:style-name="ch7">
            <chart:title svg:x="0cm" svg:y="7.32cm" chart:style-name="ch8">
              <text:p>Batch Prediction Entropy</text:p>
            </chart:title>
            <chart:grid chart:style-name="ch9" chart:class="major"/>
          </chart:axis>
          <chart:series chart:style-name="ch10" chart:values-cell-range-address="'run_2_cifar100_10_09-10_15_06_conv_cifar10way_gated_deep_alt_min_copyrand_reptile_5steps-tag-prediction_entropy_train_target'.B2:'run_2_cifar100_10_09-10_15_06_conv_cifar10way_gated_deep_alt_min_copyrand_reptile_5steps-tag-prediction_entropy_train_target'.B1001" chart:label-cell-address="'run_2_cifar100_10_09-10_15_06_conv_cifar10way_gated_deep_alt_min_copyrand_reptile_5steps-tag-prediction_entropy_train_target'.B1:'run_2_cifar100_10_09-10_15_06_conv_cifar10way_gated_deep_alt_min_copyrand_reptile_5steps-tag-prediction_entropy_train_target'.B1" chart:class="chart:scatter">
            <chart:domain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"/>
            <chart:regression-curve chart:style-name="ch11"/>
            <chart:data-point chart:repeated="1000"/>
          </chart:series>
          <chart:series chart:style-name="ch12" chart:values-cell-range-address="'run_2_cifar100_10_09-10_15_06_conv_cifar10way_gated_deep_alt_min_copyrand_reptile_5steps-tag-prediction_entropy_train_target'.C2:'run_2_cifar100_10_09-10_15_06_conv_cifar10way_gated_deep_alt_min_copyrand_reptile_5steps-tag-prediction_entropy_train_target'.C1001" chart:label-cell-address="'run_2_cifar100_10_09-10_15_06_conv_cifar10way_gated_deep_alt_min_copyrand_reptile_5steps-tag-prediction_entropy_train_target'.C1:'run_2_cifar100_10_09-10_15_06_conv_cifar10way_gated_deep_alt_min_copyrand_reptile_5steps-tag-prediction_entropy_train_target'.C1" chart:class="chart:scatter">
            <chart:regression-curve chart:style-name="ch13"/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'run_2_cifar100_10_09-10_15_06_conv_cifar10way_gated_deep_alt_min_copyrand_reptile_5steps-tag-prediction_entropy_train_target'.B1:'run_2_cifar100_10_09-10_15_06_conv_cifar10way_gated_deep_alt_min_copyrand_reptile_5steps-tag-prediction_entropy_train_target'.B1</svg:desc>
                </draw:g>
              </table:table-cell>
              <table:table-cell office:value-type="string">
                <text:p>Source</text:p>
                <draw:g>
                  <svg:desc>'run_2_cifar100_10_09-10_15_06_conv_cifar10way_gated_deep_alt_min_copyrand_reptile_5steps-tag-prediction_entropy_train_target'.C1:'run_2_cifar100_10_09-10_15_06_conv_cifar10way_gated_deep_alt_min_copyrand_reptile_5steps-tag-prediction_entropy_train_targ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un_2_cifar100_10_09-10_15_06_conv_cifar10way_gated_deep_alt_min_copyrand_reptile_5steps-tag-prediction_entropy_train_target'.A2:'run_2_cifar100_10_09-10_15_06_conv_cifar10way_gated_deep_alt_min_copyrand_reptile_5steps-tag-prediction_entropy_train_target'.A1001</svg:desc>
                </draw:g>
              </table:table-cell>
              <table:table-cell office:value-type="float" office:value="2.30219197273254">
                <text:p>2.30219197273254</text:p>
                <draw:g>
                  <svg:desc>'run_2_cifar100_10_09-10_15_06_conv_cifar10way_gated_deep_alt_min_copyrand_reptile_5steps-tag-prediction_entropy_train_target'.B2:'run_2_cifar100_10_09-10_15_06_conv_cifar10way_gated_deep_alt_min_copyrand_reptile_5steps-tag-prediction_entropy_train_target'.B1001</svg:desc>
                </draw:g>
              </table:table-cell>
              <table:table-cell office:value-type="float" office:value="2.30254936218262">
                <text:p>2.30254936218262</text:p>
                <draw:g>
                  <svg:desc>'run_2_cifar100_10_09-10_15_06_conv_cifar10way_gated_deep_alt_min_copyrand_reptile_5steps-tag-prediction_entropy_train_target'.C2:'run_2_cifar100_10_09-10_15_06_conv_cifar10way_gated_deep_alt_min_copyrand_reptile_5steps-tag-prediction_entropy_train_target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30010867118835">
                <text:p>2.30010867118835</text:p>
              </table:table-cell>
              <table:table-cell office:value-type="float" office:value="2.30257129669189">
                <text:p>2.30257129669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3021092414856">
                <text:p>2.3021092414856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30075120925903">
                <text:p>2.30075120925903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29776668548584">
                <text:p>2.29776668548584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.30059933662415">
                <text:p>2.30059933662415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.30145692825317">
                <text:p>2.30145692825317</text:p>
              </table:table-cell>
              <table:table-cell office:value-type="float" office:value="2.30250000953674">
                <text:p>2.30250000953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.30201935768127">
                <text:p>2.30201935768127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.30041122436523">
                <text:p>2.30041122436523</text:p>
              </table:table-cell>
              <table:table-cell office:value-type="float" office:value="2.30250978469849">
                <text:p>2.30250978469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.3005645275116">
                <text:p>2.3005645275116</text:p>
              </table:table-cell>
              <table:table-cell office:value-type="float" office:value="2.30250310897827">
                <text:p>2.3025031089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2.30172395706177">
                <text:p>2.30172395706177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.30082249641418">
                <text:p>2.30082249641418</text:p>
              </table:table-cell>
              <table:table-cell office:value-type="float" office:value="2.30246233940125">
                <text:p>2.30246233940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2.30229568481445">
                <text:p>2.30229568481445</text:p>
              </table:table-cell>
              <table:table-cell office:value-type="float" office:value="2.30241990089416">
                <text:p>2.30241990089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2.30126905441284">
                <text:p>2.30126905441284</text:p>
              </table:table-cell>
              <table:table-cell office:value-type="float" office:value="2.3024377822876">
                <text:p>2.3024377822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2.30002570152283">
                <text:p>2.30002570152283</text:p>
              </table:table-cell>
              <table:table-cell office:value-type="float" office:value="2.30249214172363">
                <text:p>2.30249214172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2.30192637443542">
                <text:p>2.30192637443542</text:p>
              </table:table-cell>
              <table:table-cell office:value-type="float" office:value="2.30243468284607">
                <text:p>2.30243468284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2.30142664909363">
                <text:p>2.30142664909363</text:p>
              </table:table-cell>
              <table:table-cell office:value-type="float" office:value="2.30239248275757">
                <text:p>2.30239248275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2.30116415023804">
                <text:p>2.30116415023804</text:p>
              </table:table-cell>
              <table:table-cell office:value-type="float" office:value="2.30248856544495">
                <text:p>2.30248856544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2.30230641365051">
                <text:p>2.30230641365051</text:p>
              </table:table-cell>
              <table:table-cell office:value-type="float" office:value="2.30245971679687">
                <text:p>2.30245971679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2.30015182495117">
                <text:p>2.30015182495117</text:p>
              </table:table-cell>
              <table:table-cell office:value-type="float" office:value="2.30246305465698">
                <text:p>2.30246305465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2.30156850814819">
                <text:p>2.30156850814819</text:p>
              </table:table-cell>
              <table:table-cell office:value-type="float" office:value="2.30241966247559">
                <text:p>2.30241966247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2.3012363910675">
                <text:p>2.3012363910675</text:p>
              </table:table-cell>
              <table:table-cell office:value-type="float" office:value="2.302405834198">
                <text:p>2.302405834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2.30232357978821">
                <text:p>2.30232357978821</text:p>
              </table:table-cell>
              <table:table-cell office:value-type="float" office:value="2.3023886680603">
                <text:p>2.3023886680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2.30110359191895">
                <text:p>2.30110359191895</text:p>
              </table:table-cell>
              <table:table-cell office:value-type="float" office:value="2.30236506462097">
                <text:p>2.30236506462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29913473129272">
                <text:p>2.29913473129272</text:p>
              </table:table-cell>
              <table:table-cell office:value-type="float" office:value="2.3024046421051">
                <text:p>2.3024046421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2.29976081848145">
                <text:p>2.29976081848145</text:p>
              </table:table-cell>
              <table:table-cell office:value-type="float" office:value="2.30238008499145">
                <text:p>2.30238008499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2.30141711235046">
                <text:p>2.30141711235046</text:p>
              </table:table-cell>
              <table:table-cell office:value-type="float" office:value="2.30230975151062">
                <text:p>2.30230975151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2.30160307884216">
                <text:p>2.30160307884216</text:p>
              </table:table-cell>
              <table:table-cell office:value-type="float" office:value="2.30235815048218">
                <text:p>2.30235815048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2.28917384147644">
                <text:p>2.28917384147644</text:p>
              </table:table-cell>
              <table:table-cell office:value-type="float" office:value="2.30217242240906">
                <text:p>2.30217242240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2.30112361907959">
                <text:p>2.30112361907959</text:p>
              </table:table-cell>
              <table:table-cell office:value-type="float" office:value="2.30233478546143">
                <text:p>2.30233478546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2.30199408531189">
                <text:p>2.30199408531189</text:p>
              </table:table-cell>
              <table:table-cell office:value-type="float" office:value="2.30237889289856">
                <text:p>2.30237889289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2.30116248130798">
                <text:p>2.30116248130798</text:p>
              </table:table-cell>
              <table:table-cell office:value-type="float" office:value="2.30231547355652">
                <text:p>2.30231547355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2.30185055732727">
                <text:p>2.30185055732727</text:p>
              </table:table-cell>
              <table:table-cell office:value-type="float" office:value="2.30221390724182">
                <text:p>2.30221390724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2.30145597457886">
                <text:p>2.30145597457886</text:p>
              </table:table-cell>
              <table:table-cell office:value-type="float" office:value="2.30228757858276">
                <text:p>2.30228757858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2.30089616775513">
                <text:p>2.30089616775513</text:p>
              </table:table-cell>
              <table:table-cell office:value-type="float" office:value="2.30211997032166">
                <text:p>2.30211997032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2.30040836334229">
                <text:p>2.30040836334229</text:p>
              </table:table-cell>
              <table:table-cell office:value-type="float" office:value="2.3023157119751">
                <text:p>2.3023157119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2.30234789848328">
                <text:p>2.30234789848328</text:p>
              </table:table-cell>
              <table:table-cell office:value-type="float" office:value="2.30222845077515">
                <text:p>2.30222845077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2.30017757415771">
                <text:p>2.30017757415771</text:p>
              </table:table-cell>
              <table:table-cell office:value-type="float" office:value="2.30216431617737">
                <text:p>2.30216431617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2.30081248283386">
                <text:p>2.30081248283386</text:p>
              </table:table-cell>
              <table:table-cell office:value-type="float" office:value="2.30220675468445">
                <text:p>2.30220675468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2.30239033699036">
                <text:p>2.30239033699036</text:p>
              </table:table-cell>
              <table:table-cell office:value-type="float" office:value="2.30208516120911">
                <text:p>2.302085161209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2.30147480964661">
                <text:p>2.30147480964661</text:p>
              </table:table-cell>
              <table:table-cell office:value-type="float" office:value="2.30202889442444">
                <text:p>2.30202889442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2.29912257194519">
                <text:p>2.29912257194519</text:p>
              </table:table-cell>
              <table:table-cell office:value-type="float" office:value="2.30213952064514">
                <text:p>2.30213952064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2.30233287811279">
                <text:p>2.30233287811279</text:p>
              </table:table-cell>
              <table:table-cell office:value-type="float" office:value="2.30213212966919">
                <text:p>2.30213212966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2.30143070220947">
                <text:p>2.30143070220947</text:p>
              </table:table-cell>
              <table:table-cell office:value-type="float" office:value="2.3021388053894">
                <text:p>2.3021388053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2.30198669433594">
                <text:p>2.30198669433594</text:p>
              </table:table-cell>
              <table:table-cell office:value-type="float" office:value="2.30219292640686">
                <text:p>2.30219292640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2.29298543930054">
                <text:p>2.29298543930054</text:p>
              </table:table-cell>
              <table:table-cell office:value-type="float" office:value="2.30202865600586">
                <text:p>2.30202865600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2.30237054824829">
                <text:p>2.30237054824829</text:p>
              </table:table-cell>
              <table:table-cell office:value-type="float" office:value="2.30206489562988">
                <text:p>2.30206489562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2.2993597984314">
                <text:p>2.2993597984314</text:p>
              </table:table-cell>
              <table:table-cell office:value-type="float" office:value="2.3020715713501">
                <text:p>2.3020715713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2.30220937728882">
                <text:p>2.30220937728882</text:p>
              </table:table-cell>
              <table:table-cell office:value-type="float" office:value="2.30211925506592">
                <text:p>2.30211925506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.29861092567444">
                <text:p>2.29861092567444</text:p>
              </table:table-cell>
              <table:table-cell office:value-type="float" office:value="2.30200338363647">
                <text:p>2.30200338363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2.30127859115601">
                <text:p>2.30127859115601</text:p>
              </table:table-cell>
              <table:table-cell office:value-type="float" office:value="2.30205988883972">
                <text:p>2.30205988883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2.30237126350403">
                <text:p>2.30237126350403</text:p>
              </table:table-cell>
              <table:table-cell office:value-type="float" office:value="2.30203628540039">
                <text:p>2.30203628540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2.30242443084717">
                <text:p>2.30242443084717</text:p>
              </table:table-cell>
              <table:table-cell office:value-type="float" office:value="2.301837682724">
                <text:p>2.301837682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2.30086851119995">
                <text:p>2.30086851119995</text:p>
              </table:table-cell>
              <table:table-cell office:value-type="float" office:value="2.30189061164856">
                <text:p>2.30189061164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2.30001449584961">
                <text:p>2.30001449584961</text:p>
              </table:table-cell>
              <table:table-cell office:value-type="float" office:value="2.30191540718079">
                <text:p>2.30191540718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2.3020715713501">
                <text:p>2.3020715713501</text:p>
              </table:table-cell>
              <table:table-cell office:value-type="float" office:value="2.3018102645874">
                <text:p>2.3018102645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2.29821634292603">
                <text:p>2.29821634292603</text:p>
              </table:table-cell>
              <table:table-cell office:value-type="float" office:value="2.30188465118408">
                <text:p>2.301884651184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2.2971978187561">
                <text:p>2.2971978187561</text:p>
              </table:table-cell>
              <table:table-cell office:value-type="float" office:value="2.30166792869568">
                <text:p>2.301667928695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2.30183148384094">
                <text:p>2.30183148384094</text:p>
              </table:table-cell>
              <table:table-cell office:value-type="float" office:value="2.30197143554687">
                <text:p>2.30197143554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2.30100560188293">
                <text:p>2.30100560188293</text:p>
              </table:table-cell>
              <table:table-cell office:value-type="float" office:value="2.3018913269043">
                <text:p>2.3018913269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2.30073833465576">
                <text:p>2.30073833465576</text:p>
              </table:table-cell>
              <table:table-cell office:value-type="float" office:value="2.30186939239502">
                <text:p>2.30186939239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2.30232667922974">
                <text:p>2.30232667922974</text:p>
              </table:table-cell>
              <table:table-cell office:value-type="float" office:value="2.30162048339844">
                <text:p>2.30162048339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2.30216479301453">
                <text:p>2.30216479301453</text:p>
              </table:table-cell>
              <table:table-cell office:value-type="float" office:value="2.30176067352295">
                <text:p>2.301760673522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2.30087900161743">
                <text:p>2.30087900161743</text:p>
              </table:table-cell>
              <table:table-cell office:value-type="float" office:value="2.30201745033264">
                <text:p>2.30201745033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2.30177307128906">
                <text:p>2.30177307128906</text:p>
              </table:table-cell>
              <table:table-cell office:value-type="float" office:value="2.30193567276001">
                <text:p>2.30193567276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2.30226588249207">
                <text:p>2.30226588249207</text:p>
              </table:table-cell>
              <table:table-cell office:value-type="float" office:value="2.30174708366394">
                <text:p>2.30174708366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2.30214190483093">
                <text:p>2.30214190483093</text:p>
              </table:table-cell>
              <table:table-cell office:value-type="float" office:value="2.30154514312744">
                <text:p>2.3015451431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2.29775953292847">
                <text:p>2.29775953292847</text:p>
              </table:table-cell>
              <table:table-cell office:value-type="float" office:value="2.30181050300598">
                <text:p>2.30181050300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2.30215072631836">
                <text:p>2.30215072631836</text:p>
              </table:table-cell>
              <table:table-cell office:value-type="float" office:value="2.30188322067261">
                <text:p>2.30188322067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2.30105996131897">
                <text:p>2.30105996131897</text:p>
              </table:table-cell>
              <table:table-cell office:value-type="float" office:value="2.3015992641449">
                <text:p>2.3015992641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2.30163097381592">
                <text:p>2.30163097381592</text:p>
              </table:table-cell>
              <table:table-cell office:value-type="float" office:value="2.3019163608551">
                <text:p>2.3019163608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2.30248641967773">
                <text:p>2.30248641967773</text:p>
              </table:table-cell>
              <table:table-cell office:value-type="float" office:value="2.30147099494934">
                <text:p>2.301470994949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2.30202460289001">
                <text:p>2.30202460289001</text:p>
              </table:table-cell>
              <table:table-cell office:value-type="float" office:value="2.30163192749023">
                <text:p>2.30163192749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2.29602909088135">
                <text:p>2.29602909088135</text:p>
              </table:table-cell>
              <table:table-cell office:value-type="float" office:value="2.30144691467285">
                <text:p>2.30144691467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2.30239343643188">
                <text:p>2.30239343643188</text:p>
              </table:table-cell>
              <table:table-cell office:value-type="float" office:value="2.30136585235596">
                <text:p>2.3013658523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2.30161929130554">
                <text:p>2.30161929130554</text:p>
              </table:table-cell>
              <table:table-cell office:value-type="float" office:value="2.30146741867065">
                <text:p>2.30146741867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2.3008131980896">
                <text:p>2.3008131980896</text:p>
              </table:table-cell>
              <table:table-cell office:value-type="float" office:value="2.30124282836914">
                <text:p>2.301242828369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2.30230379104614">
                <text:p>2.30230379104614</text:p>
              </table:table-cell>
              <table:table-cell office:value-type="float" office:value="2.30101847648621">
                <text:p>2.30101847648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2.30043077468872">
                <text:p>2.30043077468872</text:p>
              </table:table-cell>
              <table:table-cell office:value-type="float" office:value="2.30112719535828">
                <text:p>2.30112719535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2.3011634349823">
                <text:p>2.3011634349823</text:p>
              </table:table-cell>
              <table:table-cell office:value-type="float" office:value="2.30150842666626">
                <text:p>2.30150842666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2.29854893684387">
                <text:p>2.29854893684387</text:p>
              </table:table-cell>
              <table:table-cell office:value-type="float" office:value="2.30103421211243">
                <text:p>2.30103421211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2.30209827423096">
                <text:p>2.30209827423096</text:p>
              </table:table-cell>
              <table:table-cell office:value-type="float" office:value="2.30128502845764">
                <text:p>2.30128502845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2.30181121826172">
                <text:p>2.30181121826172</text:p>
              </table:table-cell>
              <table:table-cell office:value-type="float" office:value="2.30131459236145">
                <text:p>2.30131459236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2.30230593681335">
                <text:p>2.30230593681335</text:p>
              </table:table-cell>
              <table:table-cell office:value-type="float" office:value="2.30162644386291">
                <text:p>2.30162644386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2.30065107345581">
                <text:p>2.30065107345581</text:p>
              </table:table-cell>
              <table:table-cell office:value-type="float" office:value="2.30141115188599">
                <text:p>2.30141115188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2.30120444297791">
                <text:p>2.30120444297791</text:p>
              </table:table-cell>
              <table:table-cell office:value-type="float" office:value="2.30111193656921">
                <text:p>2.30111193656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2.30132603645325">
                <text:p>2.30132603645325</text:p>
              </table:table-cell>
              <table:table-cell office:value-type="float" office:value="2.30096435546875">
                <text:p>2.3009643554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2.3020498752594">
                <text:p>2.3020498752594</text:p>
              </table:table-cell>
              <table:table-cell office:value-type="float" office:value="2.3013002872467">
                <text:p>2.30130028724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2.30089735984802">
                <text:p>2.30089735984802</text:p>
              </table:table-cell>
              <table:table-cell office:value-type="float" office:value="2.30083084106445">
                <text:p>2.30083084106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.30234098434448">
                <text:p>2.30234098434448</text:p>
              </table:table-cell>
              <table:table-cell office:value-type="float" office:value="2.30098986625671">
                <text:p>2.3009898662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2.30247926712036">
                <text:p>2.30247926712036</text:p>
              </table:table-cell>
              <table:table-cell office:value-type="float" office:value="2.30063223838806">
                <text:p>2.300632238388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2.30076313018799">
                <text:p>2.30076313018799</text:p>
              </table:table-cell>
              <table:table-cell office:value-type="float" office:value="2.30110597610474">
                <text:p>2.30110597610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2.30194330215454">
                <text:p>2.30194330215454</text:p>
              </table:table-cell>
              <table:table-cell office:value-type="float" office:value="2.30070328712463">
                <text:p>2.30070328712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2.30188179016113">
                <text:p>2.30188179016113</text:p>
              </table:table-cell>
              <table:table-cell office:value-type="float" office:value="2.30130529403687">
                <text:p>2.30130529403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2.30233812332153">
                <text:p>2.30233812332153</text:p>
              </table:table-cell>
              <table:table-cell office:value-type="float" office:value="2.30110120773315">
                <text:p>2.30110120773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2.29834890365601">
                <text:p>2.29834890365601</text:p>
              </table:table-cell>
              <table:table-cell office:value-type="float" office:value="2.30057883262634">
                <text:p>2.300578832626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2.29890394210815">
                <text:p>2.29890394210815</text:p>
              </table:table-cell>
              <table:table-cell office:value-type="float" office:value="2.30115604400635">
                <text:p>2.30115604400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2.29887413978577">
                <text:p>2.29887413978577</text:p>
              </table:table-cell>
              <table:table-cell office:value-type="float" office:value="2.30102062225342">
                <text:p>2.30102062225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2.30237722396851">
                <text:p>2.30237722396851</text:p>
              </table:table-cell>
              <table:table-cell office:value-type="float" office:value="2.30094599723816">
                <text:p>2.30094599723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2.30247092247009">
                <text:p>2.30247092247009</text:p>
              </table:table-cell>
              <table:table-cell office:value-type="float" office:value="2.30122208595276">
                <text:p>2.30122208595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2.30167531967163">
                <text:p>2.30167531967163</text:p>
              </table:table-cell>
              <table:table-cell office:value-type="float" office:value="2.30097103118896">
                <text:p>2.300971031188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2.29593658447266">
                <text:p>2.29593658447266</text:p>
              </table:table-cell>
              <table:table-cell office:value-type="float" office:value="2.30079746246338">
                <text:p>2.30079746246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2.30231857299805">
                <text:p>2.30231857299805</text:p>
              </table:table-cell>
              <table:table-cell office:value-type="float" office:value="2.30082631111145">
                <text:p>2.30082631111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2.29851007461548">
                <text:p>2.29851007461548</text:p>
              </table:table-cell>
              <table:table-cell office:value-type="float" office:value="2.30100178718567">
                <text:p>2.30100178718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2.30205297470093">
                <text:p>2.30205297470093</text:p>
              </table:table-cell>
              <table:table-cell office:value-type="float" office:value="2.30045771598816">
                <text:p>2.30045771598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2.29949617385864">
                <text:p>2.29949617385864</text:p>
              </table:table-cell>
              <table:table-cell office:value-type="float" office:value="2.30110359191895">
                <text:p>2.30110359191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2.30136895179749">
                <text:p>2.30136895179749</text:p>
              </table:table-cell>
              <table:table-cell office:value-type="float" office:value="2.30036902427673">
                <text:p>2.300369024276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2.29922795295715">
                <text:p>2.29922795295715</text:p>
              </table:table-cell>
              <table:table-cell office:value-type="float" office:value="2.30122184753418">
                <text:p>2.30122184753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2.3005518913269">
                <text:p>2.3005518913269</text:p>
              </table:table-cell>
              <table:table-cell office:value-type="float" office:value="2.3012387752533">
                <text:p>2.30123877525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2.29572057723999">
                <text:p>2.29572057723999</text:p>
              </table:table-cell>
              <table:table-cell office:value-type="float" office:value="2.30074429512024">
                <text:p>2.30074429512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2.30003452301025">
                <text:p>2.30003452301025</text:p>
              </table:table-cell>
              <table:table-cell office:value-type="float" office:value="2.30076742172241">
                <text:p>2.30076742172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2.29833698272705">
                <text:p>2.29833698272705</text:p>
              </table:table-cell>
              <table:table-cell office:value-type="float" office:value="2.3006796836853">
                <text:p>2.3006796836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2.30118417739868">
                <text:p>2.30118417739868</text:p>
              </table:table-cell>
              <table:table-cell office:value-type="float" office:value="2.300861120224">
                <text:p>2.3008611202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2.30214095115662">
                <text:p>2.30214095115662</text:p>
              </table:table-cell>
              <table:table-cell office:value-type="float" office:value="2.30053687095642">
                <text:p>2.300536870956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2.30116367340088">
                <text:p>2.30116367340088</text:p>
              </table:table-cell>
              <table:table-cell office:value-type="float" office:value="2.30045986175537">
                <text:p>2.30045986175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2.29893231391907">
                <text:p>2.29893231391907</text:p>
              </table:table-cell>
              <table:table-cell office:value-type="float" office:value="2.30095338821411">
                <text:p>2.30095338821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2.30147385597229">
                <text:p>2.30147385597229</text:p>
              </table:table-cell>
              <table:table-cell office:value-type="float" office:value="2.30041813850403">
                <text:p>2.30041813850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2.30114364624023">
                <text:p>2.30114364624023</text:p>
              </table:table-cell>
              <table:table-cell office:value-type="float" office:value="2.30063724517822">
                <text:p>2.30063724517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2.29473161697388">
                <text:p>2.29473161697388</text:p>
              </table:table-cell>
              <table:table-cell office:value-type="float" office:value="2.3011462688446">
                <text:p>2.3011462688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2.30199408531189">
                <text:p>2.30199408531189</text:p>
              </table:table-cell>
              <table:table-cell office:value-type="float" office:value="2.30096173286438">
                <text:p>2.30096173286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2.30227208137512">
                <text:p>2.30227208137512</text:p>
              </table:table-cell>
              <table:table-cell office:value-type="float" office:value="2.30058741569519">
                <text:p>2.300587415695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2.30167937278748">
                <text:p>2.30167937278748</text:p>
              </table:table-cell>
              <table:table-cell office:value-type="float" office:value="2.30009651184082">
                <text:p>2.300096511840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2.29390788078308">
                <text:p>2.29390788078308</text:p>
              </table:table-cell>
              <table:table-cell office:value-type="float" office:value="2.30057668685913">
                <text:p>2.30057668685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2.30001163482666">
                <text:p>2.30001163482666</text:p>
              </table:table-cell>
              <table:table-cell office:value-type="float" office:value="2.3003785610199">
                <text:p>2.3003785610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2.30216646194458">
                <text:p>2.30216646194458</text:p>
              </table:table-cell>
              <table:table-cell office:value-type="float" office:value="2.30041980743408">
                <text:p>2.30041980743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2.30055522918701">
                <text:p>2.30055522918701</text:p>
              </table:table-cell>
              <table:table-cell office:value-type="float" office:value="2.30002522468567">
                <text:p>2.30002522468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2.3021411895752">
                <text:p>2.3021411895752</text:p>
              </table:table-cell>
              <table:table-cell office:value-type="float" office:value="2.29994440078735">
                <text:p>2.29994440078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2.30242347717285">
                <text:p>2.30242347717285</text:p>
              </table:table-cell>
              <table:table-cell office:value-type="float" office:value="2.2998673915863">
                <text:p>2.2998673915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2.30078077316284">
                <text:p>2.30078077316284</text:p>
              </table:table-cell>
              <table:table-cell office:value-type="float" office:value="2.29978227615356">
                <text:p>2.29978227615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2.30128216743469">
                <text:p>2.30128216743469</text:p>
              </table:table-cell>
              <table:table-cell office:value-type="float" office:value="2.29964470863342">
                <text:p>2.299644708633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2.30162787437439">
                <text:p>2.30162787437439</text:p>
              </table:table-cell>
              <table:table-cell office:value-type="float" office:value="2.2994647026062">
                <text:p>2.2994647026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2.30242252349854">
                <text:p>2.30242252349854</text:p>
              </table:table-cell>
              <table:table-cell office:value-type="float" office:value="2.29980564117432">
                <text:p>2.299805641174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2.30201101303101">
                <text:p>2.30201101303101</text:p>
              </table:table-cell>
              <table:table-cell office:value-type="float" office:value="2.30000972747803">
                <text:p>2.30000972747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2.29983234405518">
                <text:p>2.29983234405518</text:p>
              </table:table-cell>
              <table:table-cell office:value-type="float" office:value="2.30037260055542">
                <text:p>2.300372600555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2.29649806022644">
                <text:p>2.29649806022644</text:p>
              </table:table-cell>
              <table:table-cell office:value-type="float" office:value="2.30059289932251">
                <text:p>2.3005928993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2.29921936988831">
                <text:p>2.29921936988831</text:p>
              </table:table-cell>
              <table:table-cell office:value-type="float" office:value="2.30083799362183">
                <text:p>2.30083799362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2.30189251899719">
                <text:p>2.30189251899719</text:p>
              </table:table-cell>
              <table:table-cell office:value-type="float" office:value="2.30021047592163">
                <text:p>2.30021047592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2.29801368713379">
                <text:p>2.29801368713379</text:p>
              </table:table-cell>
              <table:table-cell office:value-type="float" office:value="2.29974436759949">
                <text:p>2.299744367599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2.29671740531921">
                <text:p>2.29671740531921</text:p>
              </table:table-cell>
              <table:table-cell office:value-type="float" office:value="2.29890608787537">
                <text:p>2.29890608787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2.30225133895874">
                <text:p>2.30225133895874</text:p>
              </table:table-cell>
              <table:table-cell office:value-type="float" office:value="2.2997579574585">
                <text:p>2.29975795745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2.30043029785156">
                <text:p>2.30043029785156</text:p>
              </table:table-cell>
              <table:table-cell office:value-type="float" office:value="2.29925441741943">
                <text:p>2.2992544174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2.30210280418396">
                <text:p>2.30210280418396</text:p>
              </table:table-cell>
              <table:table-cell office:value-type="float" office:value="2.30006814002991">
                <text:p>2.30006814002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2.30008912086487">
                <text:p>2.30008912086487</text:p>
              </table:table-cell>
              <table:table-cell office:value-type="float" office:value="2.29958605766296">
                <text:p>2.29958605766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2.29736661911011">
                <text:p>2.29736661911011</text:p>
              </table:table-cell>
              <table:table-cell office:value-type="float" office:value="2.29944634437561">
                <text:p>2.29944634437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2.30014371871948">
                <text:p>2.30014371871948</text:p>
              </table:table-cell>
              <table:table-cell office:value-type="float" office:value="2.29906606674194">
                <text:p>2.299066066741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2.30213737487793">
                <text:p>2.30213737487793</text:p>
              </table:table-cell>
              <table:table-cell office:value-type="float" office:value="2.29924535751343">
                <text:p>2.299245357513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2.30156564712524">
                <text:p>2.30156564712524</text:p>
              </table:table-cell>
              <table:table-cell office:value-type="float" office:value="2.30025172233582">
                <text:p>2.30025172233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2.30181884765625">
                <text:p>2.30181884765625</text:p>
              </table:table-cell>
              <table:table-cell office:value-type="float" office:value="2.29978227615356">
                <text:p>2.299782276153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2.29642796516418">
                <text:p>2.29642796516418</text:p>
              </table:table-cell>
              <table:table-cell office:value-type="float" office:value="2.29887700080872">
                <text:p>2.29887700080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2.30106544494629">
                <text:p>2.30106544494629</text:p>
              </table:table-cell>
              <table:table-cell office:value-type="float" office:value="2.29973435401916">
                <text:p>2.299734354019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2.30118083953857">
                <text:p>2.30118083953857</text:p>
              </table:table-cell>
              <table:table-cell office:value-type="float" office:value="2.2998104095459">
                <text:p>2.2998104095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2.3002598285675">
                <text:p>2.3002598285675</text:p>
              </table:table-cell>
              <table:table-cell office:value-type="float" office:value="2.29895186424255">
                <text:p>2.29895186424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2.30053734779358">
                <text:p>2.30053734779358</text:p>
              </table:table-cell>
              <table:table-cell office:value-type="float" office:value="2.29884743690491">
                <text:p>2.29884743690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2.29873967170715">
                <text:p>2.29873967170715</text:p>
              </table:table-cell>
              <table:table-cell office:value-type="float" office:value="2.29966473579407">
                <text:p>2.29966473579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2.2892632484436">
                <text:p>2.2892632484436</text:p>
              </table:table-cell>
              <table:table-cell office:value-type="float" office:value="2.29871964454651">
                <text:p>2.29871964454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2.30168390274048">
                <text:p>2.30168390274048</text:p>
              </table:table-cell>
              <table:table-cell office:value-type="float" office:value="2.29797577857971">
                <text:p>2.297975778579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2.29061412811279">
                <text:p>2.29061412811279</text:p>
              </table:table-cell>
              <table:table-cell office:value-type="float" office:value="2.29918074607849">
                <text:p>2.29918074607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2.2961163520813">
                <text:p>2.2961163520813</text:p>
              </table:table-cell>
              <table:table-cell office:value-type="float" office:value="2.29905200004578">
                <text:p>2.29905200004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2.30230665206909">
                <text:p>2.30230665206909</text:p>
              </table:table-cell>
              <table:table-cell office:value-type="float" office:value="2.29957675933838">
                <text:p>2.299576759338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2.3007435798645">
                <text:p>2.3007435798645</text:p>
              </table:table-cell>
              <table:table-cell office:value-type="float" office:value="2.29904341697693">
                <text:p>2.299043416976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2.29616212844849">
                <text:p>2.29616212844849</text:p>
              </table:table-cell>
              <table:table-cell office:value-type="float" office:value="2.2992091178894">
                <text:p>2.29920911788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2.30085062980652">
                <text:p>2.30085062980652</text:p>
              </table:table-cell>
              <table:table-cell office:value-type="float" office:value="2.29959416389465">
                <text:p>2.29959416389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2.30238056182861">
                <text:p>2.30238056182861</text:p>
              </table:table-cell>
              <table:table-cell office:value-type="float" office:value="2.29916882514954">
                <text:p>2.299168825149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2.30206704139709">
                <text:p>2.30206704139709</text:p>
              </table:table-cell>
              <table:table-cell office:value-type="float" office:value="2.29831051826477">
                <text:p>2.298310518264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2.3021125793457">
                <text:p>2.3021125793457</text:p>
              </table:table-cell>
              <table:table-cell office:value-type="float" office:value="2.29894399642944">
                <text:p>2.298943996429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2.3014612197876">
                <text:p>2.3014612197876</text:p>
              </table:table-cell>
              <table:table-cell office:value-type="float" office:value="2.29777765274048">
                <text:p>2.29777765274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2.30221223831177">
                <text:p>2.30221223831177</text:p>
              </table:table-cell>
              <table:table-cell office:value-type="float" office:value="2.29814004898071">
                <text:p>2.29814004898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2.30200457572937">
                <text:p>2.30200457572937</text:p>
              </table:table-cell>
              <table:table-cell office:value-type="float" office:value="2.2983570098877">
                <text:p>2.29835700988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2.30230522155762">
                <text:p>2.30230522155762</text:p>
              </table:table-cell>
              <table:table-cell office:value-type="float" office:value="2.29623532295227">
                <text:p>2.296235322952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2.30200171470642">
                <text:p>2.30200171470642</text:p>
              </table:table-cell>
              <table:table-cell office:value-type="float" office:value="2.29928731918335">
                <text:p>2.299287319183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2.29992008209229">
                <text:p>2.29992008209229</text:p>
              </table:table-cell>
              <table:table-cell office:value-type="float" office:value="2.2987163066864">
                <text:p>2.29871630668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2.30112743377686">
                <text:p>2.30112743377686</text:p>
              </table:table-cell>
              <table:table-cell office:value-type="float" office:value="2.29855465888977">
                <text:p>2.298554658889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2.30179524421692">
                <text:p>2.30179524421692</text:p>
              </table:table-cell>
              <table:table-cell office:value-type="float" office:value="2.2976975440979">
                <text:p>2.29769754409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2.29693150520325">
                <text:p>2.29693150520325</text:p>
              </table:table-cell>
              <table:table-cell office:value-type="float" office:value="2.29823040962219">
                <text:p>2.298230409622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2.3017406463623">
                <text:p>2.3017406463623</text:p>
              </table:table-cell>
              <table:table-cell office:value-type="float" office:value="2.29761576652527">
                <text:p>2.29761576652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2.30146741867065">
                <text:p>2.30146741867065</text:p>
              </table:table-cell>
              <table:table-cell office:value-type="float" office:value="2.29777383804321">
                <text:p>2.297773838043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2.30081367492676">
                <text:p>2.30081367492676</text:p>
              </table:table-cell>
              <table:table-cell office:value-type="float" office:value="2.29937243461609">
                <text:p>2.299372434616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2.30048298835754">
                <text:p>2.30048298835754</text:p>
              </table:table-cell>
              <table:table-cell office:value-type="float" office:value="2.29686188697815">
                <text:p>2.29686188697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2.30073046684265">
                <text:p>2.30073046684265</text:p>
              </table:table-cell>
              <table:table-cell office:value-type="float" office:value="2.29814386367798">
                <text:p>2.298143863677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2.2983238697052">
                <text:p>2.2983238697052</text:p>
              </table:table-cell>
              <table:table-cell office:value-type="float" office:value="2.29768466949463">
                <text:p>2.297684669494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2.30184745788574">
                <text:p>2.30184745788574</text:p>
              </table:table-cell>
              <table:table-cell office:value-type="float" office:value="2.29502296447754">
                <text:p>2.29502296447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2.29549717903137">
                <text:p>2.29549717903137</text:p>
              </table:table-cell>
              <table:table-cell office:value-type="float" office:value="2.29703140258789">
                <text:p>2.297031402587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2.29917740821838">
                <text:p>2.29917740821838</text:p>
              </table:table-cell>
              <table:table-cell office:value-type="float" office:value="2.29769492149353">
                <text:p>2.297694921493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2.30137729644775">
                <text:p>2.30137729644775</text:p>
              </table:table-cell>
              <table:table-cell office:value-type="float" office:value="2.29844069480896">
                <text:p>2.298440694808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2.30165600776672">
                <text:p>2.30165600776672</text:p>
              </table:table-cell>
              <table:table-cell office:value-type="float" office:value="2.29749369621277">
                <text:p>2.29749369621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2.30136895179749">
                <text:p>2.30136895179749</text:p>
              </table:table-cell>
              <table:table-cell office:value-type="float" office:value="2.29899716377258">
                <text:p>2.298997163772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2.30124592781067">
                <text:p>2.30124592781067</text:p>
              </table:table-cell>
              <table:table-cell office:value-type="float" office:value="2.29638910293579">
                <text:p>2.296389102935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2.29422378540039">
                <text:p>2.29422378540039</text:p>
              </table:table-cell>
              <table:table-cell office:value-type="float" office:value="2.29621982574463">
                <text:p>2.29621982574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2.30177402496338">
                <text:p>2.30177402496338</text:p>
              </table:table-cell>
              <table:table-cell office:value-type="float" office:value="2.29744744300842">
                <text:p>2.297447443008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2.2983660697937">
                <text:p>2.2983660697937</text:p>
              </table:table-cell>
              <table:table-cell office:value-type="float" office:value="2.29666376113892">
                <text:p>2.296663761138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2.30122828483582">
                <text:p>2.30122828483582</text:p>
              </table:table-cell>
              <table:table-cell office:value-type="float" office:value="2.29724049568176">
                <text:p>2.29724049568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2.30204224586487">
                <text:p>2.30204224586487</text:p>
              </table:table-cell>
              <table:table-cell office:value-type="float" office:value="2.2965304851532">
                <text:p>2.2965304851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2.29790234565735">
                <text:p>2.29790234565735</text:p>
              </table:table-cell>
              <table:table-cell office:value-type="float" office:value="2.29604697227478">
                <text:p>2.29604697227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2.30207681655884">
                <text:p>2.30207681655884</text:p>
              </table:table-cell>
              <table:table-cell office:value-type="float" office:value="2.29827928543091">
                <text:p>2.298279285430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2.30187892913818">
                <text:p>2.30187892913818</text:p>
              </table:table-cell>
              <table:table-cell office:value-type="float" office:value="2.29608869552612">
                <text:p>2.29608869552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2.30227899551392">
                <text:p>2.30227899551392</text:p>
              </table:table-cell>
              <table:table-cell office:value-type="float" office:value="2.29762196540833">
                <text:p>2.29762196540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2.29845523834229">
                <text:p>2.29845523834229</text:p>
              </table:table-cell>
              <table:table-cell office:value-type="float" office:value="2.29901146888733">
                <text:p>2.299011468887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2.29979920387268">
                <text:p>2.29979920387268</text:p>
              </table:table-cell>
              <table:table-cell office:value-type="float" office:value="2.29730486869812">
                <text:p>2.29730486869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2.29688310623169">
                <text:p>2.29688310623169</text:p>
              </table:table-cell>
              <table:table-cell office:value-type="float" office:value="2.29720115661621">
                <text:p>2.29720115661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2.30202770233154">
                <text:p>2.30202770233154</text:p>
              </table:table-cell>
              <table:table-cell office:value-type="float" office:value="2.29652571678162">
                <text:p>2.296525716781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2.30211877822876">
                <text:p>2.30211877822876</text:p>
              </table:table-cell>
              <table:table-cell office:value-type="float" office:value="2.29545259475708">
                <text:p>2.29545259475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2.29647016525269">
                <text:p>2.29647016525269</text:p>
              </table:table-cell>
              <table:table-cell office:value-type="float" office:value="2.29805469512939">
                <text:p>2.29805469512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2.30161213874817">
                <text:p>2.30161213874817</text:p>
              </table:table-cell>
              <table:table-cell office:value-type="float" office:value="2.29661512374878">
                <text:p>2.29661512374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2.29707956314087">
                <text:p>2.29707956314087</text:p>
              </table:table-cell>
              <table:table-cell office:value-type="float" office:value="2.29682540893555">
                <text:p>2.296825408935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2.30153369903564">
                <text:p>2.30153369903564</text:p>
              </table:table-cell>
              <table:table-cell office:value-type="float" office:value="2.29840016365051">
                <text:p>2.29840016365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2.30102396011353">
                <text:p>2.30102396011353</text:p>
              </table:table-cell>
              <table:table-cell office:value-type="float" office:value="2.29659676551819">
                <text:p>2.296596765518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2.30160355567932">
                <text:p>2.30160355567932</text:p>
              </table:table-cell>
              <table:table-cell office:value-type="float" office:value="2.29608917236328">
                <text:p>2.296089172363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2.30044364929199">
                <text:p>2.30044364929199</text:p>
              </table:table-cell>
              <table:table-cell office:value-type="float" office:value="2.29686307907104">
                <text:p>2.29686307907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2.30026793479919">
                <text:p>2.30026793479919</text:p>
              </table:table-cell>
              <table:table-cell office:value-type="float" office:value="2.29643201828003">
                <text:p>2.29643201828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2.30067300796509">
                <text:p>2.30067300796509</text:p>
              </table:table-cell>
              <table:table-cell office:value-type="float" office:value="2.29398345947266">
                <text:p>2.29398345947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2.30228519439697">
                <text:p>2.30228519439697</text:p>
              </table:table-cell>
              <table:table-cell office:value-type="float" office:value="2.2981550693512">
                <text:p>2.2981550693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2.30204010009766">
                <text:p>2.30204010009766</text:p>
              </table:table-cell>
              <table:table-cell office:value-type="float" office:value="2.29597425460815">
                <text:p>2.29597425460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2.30077362060547">
                <text:p>2.30077362060547</text:p>
              </table:table-cell>
              <table:table-cell office:value-type="float" office:value="2.29677557945251">
                <text:p>2.296775579452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2.29874968528748">
                <text:p>2.29874968528748</text:p>
              </table:table-cell>
              <table:table-cell office:value-type="float" office:value="2.29782772064209">
                <text:p>2.297827720642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2.30135893821716">
                <text:p>2.30135893821716</text:p>
              </table:table-cell>
              <table:table-cell office:value-type="float" office:value="2.29630899429321">
                <text:p>2.296308994293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2.30132627487183">
                <text:p>2.30132627487183</text:p>
              </table:table-cell>
              <table:table-cell office:value-type="float" office:value="2.29500532150269">
                <text:p>2.295005321502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2.30068802833557">
                <text:p>2.30068802833557</text:p>
              </table:table-cell>
              <table:table-cell office:value-type="float" office:value="2.29342937469482">
                <text:p>2.293429374694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2.30236768722534">
                <text:p>2.30236768722534</text:p>
              </table:table-cell>
              <table:table-cell office:value-type="float" office:value="2.29500126838684">
                <text:p>2.295001268386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2.30169081687927">
                <text:p>2.30169081687927</text:p>
              </table:table-cell>
              <table:table-cell office:value-type="float" office:value="2.29503774642944">
                <text:p>2.295037746429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2.30117416381836">
                <text:p>2.30117416381836</text:p>
              </table:table-cell>
              <table:table-cell office:value-type="float" office:value="2.29714870452881">
                <text:p>2.29714870452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2.29930543899536">
                <text:p>2.29930543899536</text:p>
              </table:table-cell>
              <table:table-cell office:value-type="float" office:value="2.29703783988953">
                <text:p>2.297037839889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2.30156970024109">
                <text:p>2.30156970024109</text:p>
              </table:table-cell>
              <table:table-cell office:value-type="float" office:value="2.29471826553345">
                <text:p>2.294718265533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2.30101656913757">
                <text:p>2.30101656913757</text:p>
              </table:table-cell>
              <table:table-cell office:value-type="float" office:value="2.29417085647583">
                <text:p>2.294170856475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2.3006899356842">
                <text:p>2.3006899356842</text:p>
              </table:table-cell>
              <table:table-cell office:value-type="float" office:value="2.29525709152222">
                <text:p>2.295257091522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2.30095195770264">
                <text:p>2.30095195770264</text:p>
              </table:table-cell>
              <table:table-cell office:value-type="float" office:value="2.2960352897644">
                <text:p>2.2960352897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2.30239462852478">
                <text:p>2.30239462852478</text:p>
              </table:table-cell>
              <table:table-cell office:value-type="float" office:value="2.29451823234558">
                <text:p>2.294518232345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2.30087995529175">
                <text:p>2.30087995529175</text:p>
              </table:table-cell>
              <table:table-cell office:value-type="float" office:value="2.29418039321899">
                <text:p>2.294180393218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2.30096054077148">
                <text:p>2.30096054077148</text:p>
              </table:table-cell>
              <table:table-cell office:value-type="float" office:value="2.29619646072388">
                <text:p>2.29619646072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2.30161070823669">
                <text:p>2.30161070823669</text:p>
              </table:table-cell>
              <table:table-cell office:value-type="float" office:value="2.29495239257812">
                <text:p>2.294952392578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2.30218553543091">
                <text:p>2.30218553543091</text:p>
              </table:table-cell>
              <table:table-cell office:value-type="float" office:value="2.29423761367798">
                <text:p>2.294237613677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2.30170559883118">
                <text:p>2.30170559883118</text:p>
              </table:table-cell>
              <table:table-cell office:value-type="float" office:value="2.29429197311401">
                <text:p>2.294291973114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2.30152082443237">
                <text:p>2.30152082443237</text:p>
              </table:table-cell>
              <table:table-cell office:value-type="float" office:value="2.29372501373291">
                <text:p>2.29372501373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2.3019757270813">
                <text:p>2.3019757270813</text:p>
              </table:table-cell>
              <table:table-cell office:value-type="float" office:value="2.29440641403198">
                <text:p>2.29440641403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2.30241584777832">
                <text:p>2.30241584777832</text:p>
              </table:table-cell>
              <table:table-cell office:value-type="float" office:value="2.29682421684265">
                <text:p>2.296824216842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2.30238223075867">
                <text:p>2.30238223075867</text:p>
              </table:table-cell>
              <table:table-cell office:value-type="float" office:value="2.29363489151001">
                <text:p>2.29363489151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2.30150055885315">
                <text:p>2.30150055885315</text:p>
              </table:table-cell>
              <table:table-cell office:value-type="float" office:value="2.29356694221497">
                <text:p>2.293566942214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2.30216646194458">
                <text:p>2.30216646194458</text:p>
              </table:table-cell>
              <table:table-cell office:value-type="float" office:value="2.29452276229858">
                <text:p>2.294522762298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2.28930521011353">
                <text:p>2.28930521011353</text:p>
              </table:table-cell>
              <table:table-cell office:value-type="float" office:value="2.29476857185364">
                <text:p>2.294768571853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2.30241084098816">
                <text:p>2.30241084098816</text:p>
              </table:table-cell>
              <table:table-cell office:value-type="float" office:value="2.29322719573975">
                <text:p>2.29322719573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2.30134129524231">
                <text:p>2.30134129524231</text:p>
              </table:table-cell>
              <table:table-cell office:value-type="float" office:value="2.29557037353516">
                <text:p>2.295570373535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2.29529786109924">
                <text:p>2.29529786109924</text:p>
              </table:table-cell>
              <table:table-cell office:value-type="float" office:value="2.29570865631104">
                <text:p>2.295708656311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2.3022940158844">
                <text:p>2.3022940158844</text:p>
              </table:table-cell>
              <table:table-cell office:value-type="float" office:value="2.29458928108215">
                <text:p>2.294589281082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2.29787635803223">
                <text:p>2.29787635803223</text:p>
              </table:table-cell>
              <table:table-cell office:value-type="float" office:value="2.29578757286072">
                <text:p>2.29578757286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2.29985976219177">
                <text:p>2.29985976219177</text:p>
              </table:table-cell>
              <table:table-cell office:value-type="float" office:value="2.29467439651489">
                <text:p>2.294674396514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2.3015398979187">
                <text:p>2.3015398979187</text:p>
              </table:table-cell>
              <table:table-cell office:value-type="float" office:value="2.29435157775879">
                <text:p>2.29435157775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2.29681468009949">
                <text:p>2.29681468009949</text:p>
              </table:table-cell>
              <table:table-cell office:value-type="float" office:value="2.29560947418213">
                <text:p>2.295609474182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2.30118203163147">
                <text:p>2.30118203163147</text:p>
              </table:table-cell>
              <table:table-cell office:value-type="float" office:value="2.29458999633789">
                <text:p>2.294589996337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2.30050539970398">
                <text:p>2.30050539970398</text:p>
              </table:table-cell>
              <table:table-cell office:value-type="float" office:value="2.29310488700867">
                <text:p>2.29310488700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2.30188703536987">
                <text:p>2.30188703536987</text:p>
              </table:table-cell>
              <table:table-cell office:value-type="float" office:value="2.29381418228149">
                <text:p>2.293814182281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2.30090403556824">
                <text:p>2.30090403556824</text:p>
              </table:table-cell>
              <table:table-cell office:value-type="float" office:value="2.29415607452393">
                <text:p>2.29415607452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2.30132508277893">
                <text:p>2.30132508277893</text:p>
              </table:table-cell>
              <table:table-cell office:value-type="float" office:value="2.29233074188232">
                <text:p>2.29233074188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2.29871273040771">
                <text:p>2.29871273040771</text:p>
              </table:table-cell>
              <table:table-cell office:value-type="float" office:value="2.29246282577515">
                <text:p>2.292462825775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2.3023509979248">
                <text:p>2.3023509979248</text:p>
              </table:table-cell>
              <table:table-cell office:value-type="float" office:value="2.29532623291016">
                <text:p>2.295326232910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2.30211806297302">
                <text:p>2.30211806297302</text:p>
              </table:table-cell>
              <table:table-cell office:value-type="float" office:value="2.2943217754364">
                <text:p>2.2943217754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2.30193376541138">
                <text:p>2.30193376541138</text:p>
              </table:table-cell>
              <table:table-cell office:value-type="float" office:value="2.29570150375366">
                <text:p>2.295701503753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2.29922795295715">
                <text:p>2.29922795295715</text:p>
              </table:table-cell>
              <table:table-cell office:value-type="float" office:value="2.29377794265747">
                <text:p>2.293777942657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2.30204343795776">
                <text:p>2.30204343795776</text:p>
              </table:table-cell>
              <table:table-cell office:value-type="float" office:value="2.29396677017212">
                <text:p>2.293966770172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2.30142879486084">
                <text:p>2.30142879486084</text:p>
              </table:table-cell>
              <table:table-cell office:value-type="float" office:value="2.29397821426392">
                <text:p>2.293978214263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2.30124449729919">
                <text:p>2.30124449729919</text:p>
              </table:table-cell>
              <table:table-cell office:value-type="float" office:value="2.29309415817261">
                <text:p>2.293094158172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2.30202507972717">
                <text:p>2.30202507972717</text:p>
              </table:table-cell>
              <table:table-cell office:value-type="float" office:value="2.29219222068787">
                <text:p>2.292192220687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2.30230855941772">
                <text:p>2.30230855941772</text:p>
              </table:table-cell>
              <table:table-cell office:value-type="float" office:value="2.29331588745117">
                <text:p>2.29331588745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2.29711127281189">
                <text:p>2.29711127281189</text:p>
              </table:table-cell>
              <table:table-cell office:value-type="float" office:value="2.29388737678528">
                <text:p>2.293887376785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2.30238127708435">
                <text:p>2.30238127708435</text:p>
              </table:table-cell>
              <table:table-cell office:value-type="float" office:value="2.2887327671051">
                <text:p>2.28873276710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2.30101251602173">
                <text:p>2.30101251602173</text:p>
              </table:table-cell>
              <table:table-cell office:value-type="float" office:value="2.29490685462952">
                <text:p>2.29490685462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2.30197381973267">
                <text:p>2.30197381973267</text:p>
              </table:table-cell>
              <table:table-cell office:value-type="float" office:value="2.29305458068848">
                <text:p>2.293054580688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2.2977180480957">
                <text:p>2.2977180480957</text:p>
              </table:table-cell>
              <table:table-cell office:value-type="float" office:value="2.28850078582764">
                <text:p>2.288500785827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2.30179476737976">
                <text:p>2.30179476737976</text:p>
              </table:table-cell>
              <table:table-cell office:value-type="float" office:value="2.28853940963745">
                <text:p>2.288539409637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2.30176448822021">
                <text:p>2.30176448822021</text:p>
              </table:table-cell>
              <table:table-cell office:value-type="float" office:value="2.29057693481445">
                <text:p>2.29057693481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2.29842138290405">
                <text:p>2.29842138290405</text:p>
              </table:table-cell>
              <table:table-cell office:value-type="float" office:value="2.29008936882019">
                <text:p>2.29008936882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2.2999153137207">
                <text:p>2.2999153137207</text:p>
              </table:table-cell>
              <table:table-cell office:value-type="float" office:value="2.29281091690063">
                <text:p>2.29281091690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2.28899025917053">
                <text:p>2.28899025917053</text:p>
              </table:table-cell>
              <table:table-cell office:value-type="float" office:value="2.29012584686279">
                <text:p>2.29012584686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2.30039548873901">
                <text:p>2.30039548873901</text:p>
              </table:table-cell>
              <table:table-cell office:value-type="float" office:value="2.2910373210907">
                <text:p>2.2910373210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2.30189990997314">
                <text:p>2.30189990997314</text:p>
              </table:table-cell>
              <table:table-cell office:value-type="float" office:value="2.29003429412842">
                <text:p>2.29003429412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2.30177474021912">
                <text:p>2.30177474021912</text:p>
              </table:table-cell>
              <table:table-cell office:value-type="float" office:value="2.28679180145264">
                <text:p>2.286791801452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2.30167484283447">
                <text:p>2.30167484283447</text:p>
              </table:table-cell>
              <table:table-cell office:value-type="float" office:value="2.29118514060974">
                <text:p>2.29118514060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2.30192232131958">
                <text:p>2.30192232131958</text:p>
              </table:table-cell>
              <table:table-cell office:value-type="float" office:value="2.29162120819092">
                <text:p>2.291621208190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2.30198240280151">
                <text:p>2.30198240280151</text:p>
              </table:table-cell>
              <table:table-cell office:value-type="float" office:value="2.29289841651916">
                <text:p>2.292898416519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2.30152177810669">
                <text:p>2.30152177810669</text:p>
              </table:table-cell>
              <table:table-cell office:value-type="float" office:value="2.2929699420929">
                <text:p>2.2929699420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2.29651856422424">
                <text:p>2.29651856422424</text:p>
              </table:table-cell>
              <table:table-cell office:value-type="float" office:value="2.29420208930969">
                <text:p>2.294202089309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2.30218935012817">
                <text:p>2.30218935012817</text:p>
              </table:table-cell>
              <table:table-cell office:value-type="float" office:value="2.29252958297729">
                <text:p>2.292529582977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2.30240249633789">
                <text:p>2.30240249633789</text:p>
              </table:table-cell>
              <table:table-cell office:value-type="float" office:value="2.29292011260986">
                <text:p>2.292920112609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2.30190944671631">
                <text:p>2.30190944671631</text:p>
              </table:table-cell>
              <table:table-cell office:value-type="float" office:value="2.29192423820496">
                <text:p>2.291924238204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2.30053353309631">
                <text:p>2.30053353309631</text:p>
              </table:table-cell>
              <table:table-cell office:value-type="float" office:value="2.29397416114807">
                <text:p>2.293974161148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2.29772877693176">
                <text:p>2.29772877693176</text:p>
              </table:table-cell>
              <table:table-cell office:value-type="float" office:value="2.29214429855347">
                <text:p>2.292144298553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2.29411149024963">
                <text:p>2.29411149024963</text:p>
              </table:table-cell>
              <table:table-cell office:value-type="float" office:value="2.29353332519531">
                <text:p>2.293533325195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2.30071711540222">
                <text:p>2.30071711540222</text:p>
              </table:table-cell>
              <table:table-cell office:value-type="float" office:value="2.28896546363831">
                <text:p>2.288965463638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2.30000638961792">
                <text:p>2.30000638961792</text:p>
              </table:table-cell>
              <table:table-cell office:value-type="float" office:value="2.29315900802612">
                <text:p>2.29315900802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2.30158710479736">
                <text:p>2.30158710479736</text:p>
              </table:table-cell>
              <table:table-cell office:value-type="float" office:value="2.28904843330383">
                <text:p>2.289048433303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2.29496908187866">
                <text:p>2.29496908187866</text:p>
              </table:table-cell>
              <table:table-cell office:value-type="float" office:value="2.29231715202332">
                <text:p>2.292317152023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2.29717111587524">
                <text:p>2.29717111587524</text:p>
              </table:table-cell>
              <table:table-cell office:value-type="float" office:value="2.294926404953">
                <text:p>2.2949264049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2.30110740661621">
                <text:p>2.30110740661621</text:p>
              </table:table-cell>
              <table:table-cell office:value-type="float" office:value="2.29107522964478">
                <text:p>2.291075229644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2.30053281784058">
                <text:p>2.30053281784058</text:p>
              </table:table-cell>
              <table:table-cell office:value-type="float" office:value="2.2920253276825">
                <text:p>2.2920253276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2.30116271972656">
                <text:p>2.30116271972656</text:p>
              </table:table-cell>
              <table:table-cell office:value-type="float" office:value="2.29197835922241">
                <text:p>2.291978359222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2.30045628547668">
                <text:p>2.30045628547668</text:p>
              </table:table-cell>
              <table:table-cell office:value-type="float" office:value="2.2895188331604">
                <text:p>2.28951883316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2.30078315734863">
                <text:p>2.30078315734863</text:p>
              </table:table-cell>
              <table:table-cell office:value-type="float" office:value="2.29384565353394">
                <text:p>2.293845653533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2.3013379573822">
                <text:p>2.3013379573822</text:p>
              </table:table-cell>
              <table:table-cell office:value-type="float" office:value="2.29370832443237">
                <text:p>2.293708324432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2.300785779953">
                <text:p>2.300785779953</text:p>
              </table:table-cell>
              <table:table-cell office:value-type="float" office:value="2.29177665710449">
                <text:p>2.291776657104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2.3019528388977">
                <text:p>2.3019528388977</text:p>
              </table:table-cell>
              <table:table-cell office:value-type="float" office:value="2.28785610198975">
                <text:p>2.28785610198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2.29759383201599">
                <text:p>2.29759383201599</text:p>
              </table:table-cell>
              <table:table-cell office:value-type="float" office:value="2.29139733314514">
                <text:p>2.291397333145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2.30242133140564">
                <text:p>2.30242133140564</text:p>
              </table:table-cell>
              <table:table-cell office:value-type="float" office:value="2.28972578048706">
                <text:p>2.289725780487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2.30107355117798">
                <text:p>2.30107355117798</text:p>
              </table:table-cell>
              <table:table-cell office:value-type="float" office:value="2.29009294509888">
                <text:p>2.290092945098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2.29679203033447">
                <text:p>2.29679203033447</text:p>
              </table:table-cell>
              <table:table-cell office:value-type="float" office:value="2.28899741172791">
                <text:p>2.288997411727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2.29970288276672">
                <text:p>2.29970288276672</text:p>
              </table:table-cell>
              <table:table-cell office:value-type="float" office:value="2.28907012939453">
                <text:p>2.289070129394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2.30081558227539">
                <text:p>2.30081558227539</text:p>
              </table:table-cell>
              <table:table-cell office:value-type="float" office:value="2.29338836669922">
                <text:p>2.293388366699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2.3006157875061">
                <text:p>2.3006157875061</text:p>
              </table:table-cell>
              <table:table-cell office:value-type="float" office:value="2.28850650787354">
                <text:p>2.28850650787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2.30128717422485">
                <text:p>2.30128717422485</text:p>
              </table:table-cell>
              <table:table-cell office:value-type="float" office:value="2.28359580039978">
                <text:p>2.283595800399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2.30223751068115">
                <text:p>2.30223751068115</text:p>
              </table:table-cell>
              <table:table-cell office:value-type="float" office:value="2.29086446762085">
                <text:p>2.290864467620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2.30223250389099">
                <text:p>2.30223250389099</text:p>
              </table:table-cell>
              <table:table-cell office:value-type="float" office:value="2.28655171394348">
                <text:p>2.286551713943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2.30221557617187">
                <text:p>2.30221557617187</text:p>
              </table:table-cell>
              <table:table-cell office:value-type="float" office:value="2.28689670562744">
                <text:p>2.28689670562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2.30099034309387">
                <text:p>2.30099034309387</text:p>
              </table:table-cell>
              <table:table-cell office:value-type="float" office:value="2.28825283050537">
                <text:p>2.288252830505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2.3020031452179">
                <text:p>2.3020031452179</text:p>
              </table:table-cell>
              <table:table-cell office:value-type="float" office:value="2.28850817680359">
                <text:p>2.288508176803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2.30094480514526">
                <text:p>2.30094480514526</text:p>
              </table:table-cell>
              <table:table-cell office:value-type="float" office:value="2.28873777389526">
                <text:p>2.288737773895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2.30102014541626">
                <text:p>2.30102014541626</text:p>
              </table:table-cell>
              <table:table-cell office:value-type="float" office:value="2.29013419151306">
                <text:p>2.290134191513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2.29795360565186">
                <text:p>2.29795360565186</text:p>
              </table:table-cell>
              <table:table-cell office:value-type="float" office:value="2.28401613235474">
                <text:p>2.284016132354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2.30036187171936">
                <text:p>2.30036187171936</text:p>
              </table:table-cell>
              <table:table-cell office:value-type="float" office:value="2.28927969932556">
                <text:p>2.28927969932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2.29884886741638">
                <text:p>2.29884886741638</text:p>
              </table:table-cell>
              <table:table-cell office:value-type="float" office:value="2.29041528701782">
                <text:p>2.290415287017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2.30252385139465">
                <text:p>2.30252385139465</text:p>
              </table:table-cell>
              <table:table-cell office:value-type="float" office:value="2.28983902931213">
                <text:p>2.289839029312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2.28909635543823">
                <text:p>2.28909635543823</text:p>
              </table:table-cell>
              <table:table-cell office:value-type="float" office:value="2.28765320777893">
                <text:p>2.287653207778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2.30123853683472">
                <text:p>2.30123853683472</text:p>
              </table:table-cell>
              <table:table-cell office:value-type="float" office:value="2.28672647476196">
                <text:p>2.286726474761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2.3006534576416">
                <text:p>2.3006534576416</text:p>
              </table:table-cell>
              <table:table-cell office:value-type="float" office:value="2.28954982757568">
                <text:p>2.289549827575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2.30157065391541">
                <text:p>2.30157065391541</text:p>
              </table:table-cell>
              <table:table-cell office:value-type="float" office:value="2.28985118865967">
                <text:p>2.289851188659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2.29943799972534">
                <text:p>2.29943799972534</text:p>
              </table:table-cell>
              <table:table-cell office:value-type="float" office:value="2.29106450080872">
                <text:p>2.291064500808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2.30161452293396">
                <text:p>2.30161452293396</text:p>
              </table:table-cell>
              <table:table-cell office:value-type="float" office:value="2.28988838195801">
                <text:p>2.289888381958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2.29812717437744">
                <text:p>2.29812717437744</text:p>
              </table:table-cell>
              <table:table-cell office:value-type="float" office:value="2.28971195220947">
                <text:p>2.289711952209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2.29586243629456">
                <text:p>2.29586243629456</text:p>
              </table:table-cell>
              <table:table-cell office:value-type="float" office:value="2.28305959701538">
                <text:p>2.283059597015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2.30205202102661">
                <text:p>2.30205202102661</text:p>
              </table:table-cell>
              <table:table-cell office:value-type="float" office:value="2.28687953948975">
                <text:p>2.286879539489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2.29777479171753">
                <text:p>2.29777479171753</text:p>
              </table:table-cell>
              <table:table-cell office:value-type="float" office:value="2.28738451004028">
                <text:p>2.28738451004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2.30197310447693">
                <text:p>2.30197310447693</text:p>
              </table:table-cell>
              <table:table-cell office:value-type="float" office:value="2.28492140769958">
                <text:p>2.284921407699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2.30166435241699">
                <text:p>2.30166435241699</text:p>
              </table:table-cell>
              <table:table-cell office:value-type="float" office:value="2.28047227859497">
                <text:p>2.280472278594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2.30240535736084">
                <text:p>2.30240535736084</text:p>
              </table:table-cell>
              <table:table-cell office:value-type="float" office:value="2.28305745124817">
                <text:p>2.283057451248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2.29735016822815">
                <text:p>2.29735016822815</text:p>
              </table:table-cell>
              <table:table-cell office:value-type="float" office:value="2.2890772819519">
                <text:p>2.28907728195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2.2999804019928">
                <text:p>2.2999804019928</text:p>
              </table:table-cell>
              <table:table-cell office:value-type="float" office:value="2.29042100906372">
                <text:p>2.290421009063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2.30105185508728">
                <text:p>2.30105185508728</text:p>
              </table:table-cell>
              <table:table-cell office:value-type="float" office:value="2.28936886787415">
                <text:p>2.289368867874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2.30204820632935">
                <text:p>2.30204820632935</text:p>
              </table:table-cell>
              <table:table-cell office:value-type="float" office:value="2.28695845603943">
                <text:p>2.28695845603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2.30213356018066">
                <text:p>2.30213356018066</text:p>
              </table:table-cell>
              <table:table-cell office:value-type="float" office:value="2.28540730476379">
                <text:p>2.285407304763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2.30205297470093">
                <text:p>2.30205297470093</text:p>
              </table:table-cell>
              <table:table-cell office:value-type="float" office:value="2.28521513938904">
                <text:p>2.28521513938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2.29514598846436">
                <text:p>2.29514598846436</text:p>
              </table:table-cell>
              <table:table-cell office:value-type="float" office:value="2.28315377235413">
                <text:p>2.28315377235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2.30001139640808">
                <text:p>2.30001139640808</text:p>
              </table:table-cell>
              <table:table-cell office:value-type="float" office:value="2.28491806983948">
                <text:p>2.284918069839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2.30211305618286">
                <text:p>2.30211305618286</text:p>
              </table:table-cell>
              <table:table-cell office:value-type="float" office:value="2.28148746490479">
                <text:p>2.281487464904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2.30095458030701">
                <text:p>2.30095458030701</text:p>
              </table:table-cell>
              <table:table-cell office:value-type="float" office:value="2.28831839561462">
                <text:p>2.288318395614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2.3023202419281">
                <text:p>2.3023202419281</text:p>
              </table:table-cell>
              <table:table-cell office:value-type="float" office:value="2.2880220413208">
                <text:p>2.28802204132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2.29977464675903">
                <text:p>2.29977464675903</text:p>
              </table:table-cell>
              <table:table-cell office:value-type="float" office:value="2.29075527191162">
                <text:p>2.290755271911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2.30217313766479">
                <text:p>2.30217313766479</text:p>
              </table:table-cell>
              <table:table-cell office:value-type="float" office:value="2.28784942626953">
                <text:p>2.287849426269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2.30210208892822">
                <text:p>2.30210208892822</text:p>
              </table:table-cell>
              <table:table-cell office:value-type="float" office:value="2.29093194007874">
                <text:p>2.290931940078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2.30202412605286">
                <text:p>2.30202412605286</text:p>
              </table:table-cell>
              <table:table-cell office:value-type="float" office:value="2.2864453792572">
                <text:p>2.28644537925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2.30224323272705">
                <text:p>2.30224323272705</text:p>
              </table:table-cell>
              <table:table-cell office:value-type="float" office:value="2.28374767303467">
                <text:p>2.283747673034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2.30228686332703">
                <text:p>2.30228686332703</text:p>
              </table:table-cell>
              <table:table-cell office:value-type="float" office:value="2.28123950958252">
                <text:p>2.281239509582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2.30166983604431">
                <text:p>2.30166983604431</text:p>
              </table:table-cell>
              <table:table-cell office:value-type="float" office:value="2.28572106361389">
                <text:p>2.285721063613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2.3023157119751">
                <text:p>2.3023157119751</text:p>
              </table:table-cell>
              <table:table-cell office:value-type="float" office:value="2.2887806892395">
                <text:p>2.28878068923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2.29607915878296">
                <text:p>2.29607915878296</text:p>
              </table:table-cell>
              <table:table-cell office:value-type="float" office:value="2.28884434700012">
                <text:p>2.288844347000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2.3019118309021">
                <text:p>2.3019118309021</text:p>
              </table:table-cell>
              <table:table-cell office:value-type="float" office:value="2.28735971450806">
                <text:p>2.287359714508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2.30117058753967">
                <text:p>2.30117058753967</text:p>
              </table:table-cell>
              <table:table-cell office:value-type="float" office:value="2.2847843170166">
                <text:p>2.28478431701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2.30026340484619">
                <text:p>2.30026340484619</text:p>
              </table:table-cell>
              <table:table-cell office:value-type="float" office:value="2.28909683227539">
                <text:p>2.289096832275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2.30212569236755">
                <text:p>2.30212569236755</text:p>
              </table:table-cell>
              <table:table-cell office:value-type="float" office:value="2.2833423614502">
                <text:p>2.28334236145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2.29897713661194">
                <text:p>2.29897713661194</text:p>
              </table:table-cell>
              <table:table-cell office:value-type="float" office:value="2.28093552589416">
                <text:p>2.280935525894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2.30210661888123">
                <text:p>2.30210661888123</text:p>
              </table:table-cell>
              <table:table-cell office:value-type="float" office:value="2.28863167762756">
                <text:p>2.288631677627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2.3000864982605">
                <text:p>2.3000864982605</text:p>
              </table:table-cell>
              <table:table-cell office:value-type="float" office:value="2.28442192077637">
                <text:p>2.284421920776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2.30192470550537">
                <text:p>2.30192470550537</text:p>
              </table:table-cell>
              <table:table-cell office:value-type="float" office:value="2.28026342391968">
                <text:p>2.280263423919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2.30219984054565">
                <text:p>2.30219984054565</text:p>
              </table:table-cell>
              <table:table-cell office:value-type="float" office:value="2.28362083435059">
                <text:p>2.283620834350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2.30217862129211">
                <text:p>2.30217862129211</text:p>
              </table:table-cell>
              <table:table-cell office:value-type="float" office:value="2.28313994407654">
                <text:p>2.283139944076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2.30039882659912">
                <text:p>2.30039882659912</text:p>
              </table:table-cell>
              <table:table-cell office:value-type="float" office:value="2.28038311004639">
                <text:p>2.280383110046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2.30175757408142">
                <text:p>2.30175757408142</text:p>
              </table:table-cell>
              <table:table-cell office:value-type="float" office:value="2.28221082687378">
                <text:p>2.282210826873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2.29891967773437">
                <text:p>2.29891967773437</text:p>
              </table:table-cell>
              <table:table-cell office:value-type="float" office:value="2.27961206436157">
                <text:p>2.279612064361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2.30085682868958">
                <text:p>2.30085682868958</text:p>
              </table:table-cell>
              <table:table-cell office:value-type="float" office:value="2.28926658630371">
                <text:p>2.289266586303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2.3004424571991">
                <text:p>2.3004424571991</text:p>
              </table:table-cell>
              <table:table-cell office:value-type="float" office:value="2.28958320617676">
                <text:p>2.289583206176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2.30123567581177">
                <text:p>2.30123567581177</text:p>
              </table:table-cell>
              <table:table-cell office:value-type="float" office:value="2.28828477859497">
                <text:p>2.288284778594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2.30213737487793">
                <text:p>2.30213737487793</text:p>
              </table:table-cell>
              <table:table-cell office:value-type="float" office:value="2.28398013114929">
                <text:p>2.283980131149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2.30241274833679">
                <text:p>2.30241274833679</text:p>
              </table:table-cell>
              <table:table-cell office:value-type="float" office:value="2.27572846412659">
                <text:p>2.275728464126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2.30058622360229">
                <text:p>2.30058622360229</text:p>
              </table:table-cell>
              <table:table-cell office:value-type="float" office:value="2.28359222412109">
                <text:p>2.283592224121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2.30066347122192">
                <text:p>2.30066347122192</text:p>
              </table:table-cell>
              <table:table-cell office:value-type="float" office:value="2.27996587753296">
                <text:p>2.279965877532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2.30151152610779">
                <text:p>2.30151152610779</text:p>
              </table:table-cell>
              <table:table-cell office:value-type="float" office:value="2.28315114974976">
                <text:p>2.28315114974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2.30154228210449">
                <text:p>2.30154228210449</text:p>
              </table:table-cell>
              <table:table-cell office:value-type="float" office:value="2.28567099571228">
                <text:p>2.285670995712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2.30198502540588">
                <text:p>2.30198502540588</text:p>
              </table:table-cell>
              <table:table-cell office:value-type="float" office:value="2.28845262527466">
                <text:p>2.288452625274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2.29249286651611">
                <text:p>2.29249286651611</text:p>
              </table:table-cell>
              <table:table-cell office:value-type="float" office:value="2.28027725219727">
                <text:p>2.280277252197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2.30184412002563">
                <text:p>2.30184412002563</text:p>
              </table:table-cell>
              <table:table-cell office:value-type="float" office:value="2.28592348098755">
                <text:p>2.285923480987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2.29859185218811">
                <text:p>2.29859185218811</text:p>
              </table:table-cell>
              <table:table-cell office:value-type="float" office:value="2.28001856803894">
                <text:p>2.280018568038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2.29208898544312">
                <text:p>2.29208898544312</text:p>
              </table:table-cell>
              <table:table-cell office:value-type="float" office:value="2.27923035621643">
                <text:p>2.279230356216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2.30097913742065">
                <text:p>2.30097913742065</text:p>
              </table:table-cell>
              <table:table-cell office:value-type="float" office:value="2.28462314605713">
                <text:p>2.284623146057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2.30060768127441">
                <text:p>2.30060768127441</text:p>
              </table:table-cell>
              <table:table-cell office:value-type="float" office:value="2.27830958366394">
                <text:p>2.278309583663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2.30159020423889">
                <text:p>2.30159020423889</text:p>
              </table:table-cell>
              <table:table-cell office:value-type="float" office:value="2.27743887901306">
                <text:p>2.277438879013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2.30223917961121">
                <text:p>2.30223917961121</text:p>
              </table:table-cell>
              <table:table-cell office:value-type="float" office:value="2.27958679199219">
                <text:p>2.27958679199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2.30222797393799">
                <text:p>2.30222797393799</text:p>
              </table:table-cell>
              <table:table-cell office:value-type="float" office:value="2.28106188774109">
                <text:p>2.281061887741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2.29921674728394">
                <text:p>2.29921674728394</text:p>
              </table:table-cell>
              <table:table-cell office:value-type="float" office:value="2.28016233444214">
                <text:p>2.280162334442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2.30162119865417">
                <text:p>2.30162119865417</text:p>
              </table:table-cell>
              <table:table-cell office:value-type="float" office:value="2.28403925895691">
                <text:p>2.284039258956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2.30162167549133">
                <text:p>2.30162167549133</text:p>
              </table:table-cell>
              <table:table-cell office:value-type="float" office:value="2.28437280654907">
                <text:p>2.284372806549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2.30050349235535">
                <text:p>2.30050349235535</text:p>
              </table:table-cell>
              <table:table-cell office:value-type="float" office:value="2.28585815429687">
                <text:p>2.28585815429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2.29976439476013">
                <text:p>2.29976439476013</text:p>
              </table:table-cell>
              <table:table-cell office:value-type="float" office:value="2.28694677352905">
                <text:p>2.286946773529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2.3015398979187">
                <text:p>2.3015398979187</text:p>
              </table:table-cell>
              <table:table-cell office:value-type="float" office:value="2.27875280380249">
                <text:p>2.27875280380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2.30109095573425">
                <text:p>2.30109095573425</text:p>
              </table:table-cell>
              <table:table-cell office:value-type="float" office:value="2.28373980522156">
                <text:p>2.283739805221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2.30154395103455">
                <text:p>2.30154395103455</text:p>
              </table:table-cell>
              <table:table-cell office:value-type="float" office:value="2.2852737903595">
                <text:p>2.28527379035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2.30229330062866">
                <text:p>2.30229330062866</text:p>
              </table:table-cell>
              <table:table-cell office:value-type="float" office:value="2.28004884719849">
                <text:p>2.280048847198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2.30236291885376">
                <text:p>2.30236291885376</text:p>
              </table:table-cell>
              <table:table-cell office:value-type="float" office:value="2.28609991073608">
                <text:p>2.286099910736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2.30183362960815">
                <text:p>2.30183362960815</text:p>
              </table:table-cell>
              <table:table-cell office:value-type="float" office:value="2.27852606773376">
                <text:p>2.278526067733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2.29728960990906">
                <text:p>2.29728960990906</text:p>
              </table:table-cell>
              <table:table-cell office:value-type="float" office:value="2.2774920463562">
                <text:p>2.27749204635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2.29928708076477">
                <text:p>2.29928708076477</text:p>
              </table:table-cell>
              <table:table-cell office:value-type="float" office:value="2.28118801116943">
                <text:p>2.281188011169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2.29033374786377">
                <text:p>2.29033374786377</text:p>
              </table:table-cell>
              <table:table-cell office:value-type="float" office:value="2.28154850006104">
                <text:p>2.281548500061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2.3011360168457">
                <text:p>2.3011360168457</text:p>
              </table:table-cell>
              <table:table-cell office:value-type="float" office:value="2.2874608039856">
                <text:p>2.28746080398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2.29674959182739">
                <text:p>2.29674959182739</text:p>
              </table:table-cell>
              <table:table-cell office:value-type="float" office:value="2.27641916275024">
                <text:p>2.276419162750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2.30197095870972">
                <text:p>2.30197095870972</text:p>
              </table:table-cell>
              <table:table-cell office:value-type="float" office:value="2.2810492515564">
                <text:p>2.28104925155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2.30059361457825">
                <text:p>2.30059361457825</text:p>
              </table:table-cell>
              <table:table-cell office:value-type="float" office:value="2.2814450263977">
                <text:p>2.2814450263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">
                <text:p>8020</text:p>
              </table:table-cell>
              <table:table-cell office:value-type="float" office:value="2.30227327346802">
                <text:p>2.30227327346802</text:p>
              </table:table-cell>
              <table:table-cell office:value-type="float" office:value="2.28037309646606">
                <text:p>2.280373096466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">
                <text:p>8040</text:p>
              </table:table-cell>
              <table:table-cell office:value-type="float" office:value="2.30155158042908">
                <text:p>2.30155158042908</text:p>
              </table:table-cell>
              <table:table-cell office:value-type="float" office:value="2.28342866897583">
                <text:p>2.283428668975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">
                <text:p>8060</text:p>
              </table:table-cell>
              <table:table-cell office:value-type="float" office:value="2.2962429523468">
                <text:p>2.2962429523468</text:p>
              </table:table-cell>
              <table:table-cell office:value-type="float" office:value="2.28101897239685">
                <text:p>2.281018972396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">
                <text:p>8080</text:p>
              </table:table-cell>
              <table:table-cell office:value-type="float" office:value="2.29949927330017">
                <text:p>2.29949927330017</text:p>
              </table:table-cell>
              <table:table-cell office:value-type="float" office:value="2.28610944747925">
                <text:p>2.286109447479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">
                <text:p>8100</text:p>
              </table:table-cell>
              <table:table-cell office:value-type="float" office:value="2.2879638671875">
                <text:p>2.2879638671875</text:p>
              </table:table-cell>
              <table:table-cell office:value-type="float" office:value="2.28412199020386">
                <text:p>2.284121990203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">
                <text:p>8120</text:p>
              </table:table-cell>
              <table:table-cell office:value-type="float" office:value="2.30083227157593">
                <text:p>2.30083227157593</text:p>
              </table:table-cell>
              <table:table-cell office:value-type="float" office:value="2.2793824672699">
                <text:p>2.27938246726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">
                <text:p>8140</text:p>
              </table:table-cell>
              <table:table-cell office:value-type="float" office:value="2.3018217086792">
                <text:p>2.3018217086792</text:p>
              </table:table-cell>
              <table:table-cell office:value-type="float" office:value="2.28670883178711">
                <text:p>2.286708831787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">
                <text:p>8160</text:p>
              </table:table-cell>
              <table:table-cell office:value-type="float" office:value="2.30065488815308">
                <text:p>2.30065488815308</text:p>
              </table:table-cell>
              <table:table-cell office:value-type="float" office:value="2.28575372695923">
                <text:p>2.285753726959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">
                <text:p>8180</text:p>
              </table:table-cell>
              <table:table-cell office:value-type="float" office:value="2.29977893829346">
                <text:p>2.29977893829346</text:p>
              </table:table-cell>
              <table:table-cell office:value-type="float" office:value="2.28593444824219">
                <text:p>2.285934448242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">
                <text:p>8200</text:p>
              </table:table-cell>
              <table:table-cell office:value-type="float" office:value="2.30186319351196">
                <text:p>2.30186319351196</text:p>
              </table:table-cell>
              <table:table-cell office:value-type="float" office:value="2.27852344512939">
                <text:p>2.27852344512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">
                <text:p>8220</text:p>
              </table:table-cell>
              <table:table-cell office:value-type="float" office:value="2.29578161239624">
                <text:p>2.29578161239624</text:p>
              </table:table-cell>
              <table:table-cell office:value-type="float" office:value="2.26232099533081">
                <text:p>2.262320995330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">
                <text:p>8240</text:p>
              </table:table-cell>
              <table:table-cell office:value-type="float" office:value="2.30230450630188">
                <text:p>2.30230450630188</text:p>
              </table:table-cell>
              <table:table-cell office:value-type="float" office:value="2.27823615074158">
                <text:p>2.278236150741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">
                <text:p>8260</text:p>
              </table:table-cell>
              <table:table-cell office:value-type="float" office:value="2.30179500579834">
                <text:p>2.30179500579834</text:p>
              </table:table-cell>
              <table:table-cell office:value-type="float" office:value="2.28244972229004">
                <text:p>2.282449722290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">
                <text:p>8280</text:p>
              </table:table-cell>
              <table:table-cell office:value-type="float" office:value="2.30228543281555">
                <text:p>2.30228543281555</text:p>
              </table:table-cell>
              <table:table-cell office:value-type="float" office:value="2.28317975997925">
                <text:p>2.283179759979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">
                <text:p>8300</text:p>
              </table:table-cell>
              <table:table-cell office:value-type="float" office:value="2.30233430862427">
                <text:p>2.30233430862427</text:p>
              </table:table-cell>
              <table:table-cell office:value-type="float" office:value="2.27332878112793">
                <text:p>2.273328781127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">
                <text:p>8320</text:p>
              </table:table-cell>
              <table:table-cell office:value-type="float" office:value="2.30242443084717">
                <text:p>2.30242443084717</text:p>
              </table:table-cell>
              <table:table-cell office:value-type="float" office:value="2.27961301803589">
                <text:p>2.279613018035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">
                <text:p>8340</text:p>
              </table:table-cell>
              <table:table-cell office:value-type="float" office:value="2.30103087425232">
                <text:p>2.30103087425232</text:p>
              </table:table-cell>
              <table:table-cell office:value-type="float" office:value="2.28268694877625">
                <text:p>2.28268694877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">
                <text:p>8360</text:p>
              </table:table-cell>
              <table:table-cell office:value-type="float" office:value="2.30036687850952">
                <text:p>2.30036687850952</text:p>
              </table:table-cell>
              <table:table-cell office:value-type="float" office:value="2.281334400177">
                <text:p>2.2813344001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">
                <text:p>8380</text:p>
              </table:table-cell>
              <table:table-cell office:value-type="float" office:value="2.30171942710876">
                <text:p>2.30171942710876</text:p>
              </table:table-cell>
              <table:table-cell office:value-type="float" office:value="2.2782199382782">
                <text:p>2.2782199382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">
                <text:p>8400</text:p>
              </table:table-cell>
              <table:table-cell office:value-type="float" office:value="2.30136871337891">
                <text:p>2.30136871337891</text:p>
              </table:table-cell>
              <table:table-cell office:value-type="float" office:value="2.27427530288696">
                <text:p>2.274275302886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">
                <text:p>8420</text:p>
              </table:table-cell>
              <table:table-cell office:value-type="float" office:value="2.30045652389526">
                <text:p>2.30045652389526</text:p>
              </table:table-cell>
              <table:table-cell office:value-type="float" office:value="2.27826881408691">
                <text:p>2.278268814086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">
                <text:p>8440</text:p>
              </table:table-cell>
              <table:table-cell office:value-type="float" office:value="2.30250000953674">
                <text:p>2.30250000953674</text:p>
              </table:table-cell>
              <table:table-cell office:value-type="float" office:value="2.2791543006897">
                <text:p>2.27915430068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">
                <text:p>8460</text:p>
              </table:table-cell>
              <table:table-cell office:value-type="float" office:value="2.30131387710571">
                <text:p>2.30131387710571</text:p>
              </table:table-cell>
              <table:table-cell office:value-type="float" office:value="2.27732968330383">
                <text:p>2.277329683303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">
                <text:p>8480</text:p>
              </table:table-cell>
              <table:table-cell office:value-type="float" office:value="2.30102968215942">
                <text:p>2.30102968215942</text:p>
              </table:table-cell>
              <table:table-cell office:value-type="float" office:value="2.28540086746216">
                <text:p>2.285400867462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">
                <text:p>8500</text:p>
              </table:table-cell>
              <table:table-cell office:value-type="float" office:value="2.30201983451843">
                <text:p>2.30201983451843</text:p>
              </table:table-cell>
              <table:table-cell office:value-type="float" office:value="2.28246688842773">
                <text:p>2.282466888427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">
                <text:p>8520</text:p>
              </table:table-cell>
              <table:table-cell office:value-type="float" office:value="2.30138540267944">
                <text:p>2.30138540267944</text:p>
              </table:table-cell>
              <table:table-cell office:value-type="float" office:value="2.27607846260071">
                <text:p>2.276078462600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">
                <text:p>8540</text:p>
              </table:table-cell>
              <table:table-cell office:value-type="float" office:value="2.2985668182373">
                <text:p>2.2985668182373</text:p>
              </table:table-cell>
              <table:table-cell office:value-type="float" office:value="2.2777042388916">
                <text:p>2.27770423889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">
                <text:p>8560</text:p>
              </table:table-cell>
              <table:table-cell office:value-type="float" office:value="2.30114054679871">
                <text:p>2.30114054679871</text:p>
              </table:table-cell>
              <table:table-cell office:value-type="float" office:value="2.28247380256653">
                <text:p>2.282473802566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">
                <text:p>8580</text:p>
              </table:table-cell>
              <table:table-cell office:value-type="float" office:value="2.30121040344238">
                <text:p>2.30121040344238</text:p>
              </table:table-cell>
              <table:table-cell office:value-type="float" office:value="2.27759265899658">
                <text:p>2.27759265899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">
                <text:p>8600</text:p>
              </table:table-cell>
              <table:table-cell office:value-type="float" office:value="2.30030179023743">
                <text:p>2.30030179023743</text:p>
              </table:table-cell>
              <table:table-cell office:value-type="float" office:value="2.27797389030457">
                <text:p>2.277973890304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">
                <text:p>8620</text:p>
              </table:table-cell>
              <table:table-cell office:value-type="float" office:value="2.30099105834961">
                <text:p>2.30099105834961</text:p>
              </table:table-cell>
              <table:table-cell office:value-type="float" office:value="2.26800537109375">
                <text:p>2.2680053710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">
                <text:p>8640</text:p>
              </table:table-cell>
              <table:table-cell office:value-type="float" office:value="2.29901885986328">
                <text:p>2.29901885986328</text:p>
              </table:table-cell>
              <table:table-cell office:value-type="float" office:value="2.27034306526184">
                <text:p>2.270343065261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">
                <text:p>8660</text:p>
              </table:table-cell>
              <table:table-cell office:value-type="float" office:value="2.30123114585876">
                <text:p>2.30123114585876</text:p>
              </table:table-cell>
              <table:table-cell office:value-type="float" office:value="2.28188037872314">
                <text:p>2.281880378723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">
                <text:p>8680</text:p>
              </table:table-cell>
              <table:table-cell office:value-type="float" office:value="2.2994921207428">
                <text:p>2.2994921207428</text:p>
              </table:table-cell>
              <table:table-cell office:value-type="float" office:value="2.27161908149719">
                <text:p>2.271619081497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">
                <text:p>8700</text:p>
              </table:table-cell>
              <table:table-cell office:value-type="float" office:value="2.30182266235352">
                <text:p>2.30182266235352</text:p>
              </table:table-cell>
              <table:table-cell office:value-type="float" office:value="2.27567529678345">
                <text:p>2.275675296783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">
                <text:p>8720</text:p>
              </table:table-cell>
              <table:table-cell office:value-type="float" office:value="2.30203866958618">
                <text:p>2.30203866958618</text:p>
              </table:table-cell>
              <table:table-cell office:value-type="float" office:value="2.28472280502319">
                <text:p>2.284722805023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  <table:table-cell office:value-type="float" office:value="2.29379487037659">
                <text:p>2.29379487037659</text:p>
              </table:table-cell>
              <table:table-cell office:value-type="float" office:value="2.28158140182495">
                <text:p>2.281581401824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">
                <text:p>8760</text:p>
              </table:table-cell>
              <table:table-cell office:value-type="float" office:value="2.29590344429016">
                <text:p>2.29590344429016</text:p>
              </table:table-cell>
              <table:table-cell office:value-type="float" office:value="2.27759885787964">
                <text:p>2.277598857879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">
                <text:p>8780</text:p>
              </table:table-cell>
              <table:table-cell office:value-type="float" office:value="2.29670429229736">
                <text:p>2.29670429229736</text:p>
              </table:table-cell>
              <table:table-cell office:value-type="float" office:value="2.28078675270081">
                <text:p>2.280786752700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2.30132961273193">
                <text:p>2.30132961273193</text:p>
              </table:table-cell>
              <table:table-cell office:value-type="float" office:value="2.26424598693848">
                <text:p>2.264245986938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2.29944348335266">
                <text:p>2.29944348335266</text:p>
              </table:table-cell>
              <table:table-cell office:value-type="float" office:value="2.27934455871582">
                <text:p>2.279344558715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2.29168248176575">
                <text:p>2.29168248176575</text:p>
              </table:table-cell>
              <table:table-cell office:value-type="float" office:value="2.28418517112732">
                <text:p>2.284185171127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2.30194330215454">
                <text:p>2.30194330215454</text:p>
              </table:table-cell>
              <table:table-cell office:value-type="float" office:value="2.28018140792847">
                <text:p>2.280181407928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2.30153727531433">
                <text:p>2.30153727531433</text:p>
              </table:table-cell>
              <table:table-cell office:value-type="float" office:value="2.27580118179321">
                <text:p>2.275801181793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2.30226135253906">
                <text:p>2.30226135253906</text:p>
              </table:table-cell>
              <table:table-cell office:value-type="float" office:value="2.28511953353882">
                <text:p>2.285119533538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2.3016459941864">
                <text:p>2.3016459941864</text:p>
              </table:table-cell>
              <table:table-cell office:value-type="float" office:value="2.2761082649231">
                <text:p>2.27610826492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2.3012707233429">
                <text:p>2.3012707233429</text:p>
              </table:table-cell>
              <table:table-cell office:value-type="float" office:value="2.27673768997192">
                <text:p>2.27673768997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2.30152225494385">
                <text:p>2.30152225494385</text:p>
              </table:table-cell>
              <table:table-cell office:value-type="float" office:value="2.28436279296875">
                <text:p>2.2843627929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2.30196213722229">
                <text:p>2.30196213722229</text:p>
              </table:table-cell>
              <table:table-cell office:value-type="float" office:value="2.27996587753296">
                <text:p>2.279965877532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2.30107951164246">
                <text:p>2.30107951164246</text:p>
              </table:table-cell>
              <table:table-cell office:value-type="float" office:value="2.26796388626099">
                <text:p>2.267963886260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2.29868197441101">
                <text:p>2.29868197441101</text:p>
              </table:table-cell>
              <table:table-cell office:value-type="float" office:value="2.27131056785583">
                <text:p>2.271310567855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2.30139875411987">
                <text:p>2.30139875411987</text:p>
              </table:table-cell>
              <table:table-cell office:value-type="float" office:value="2.27488231658936">
                <text:p>2.274882316589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2.30192255973816">
                <text:p>2.30192255973816</text:p>
              </table:table-cell>
              <table:table-cell office:value-type="float" office:value="2.28069233894348">
                <text:p>2.280692338943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2.29852962493896">
                <text:p>2.29852962493896</text:p>
              </table:table-cell>
              <table:table-cell office:value-type="float" office:value="2.28668308258057">
                <text:p>2.286683082580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2.29599142074585">
                <text:p>2.29599142074585</text:p>
              </table:table-cell>
              <table:table-cell office:value-type="float" office:value="2.26738595962524">
                <text:p>2.267385959625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2.30169129371643">
                <text:p>2.30169129371643</text:p>
              </table:table-cell>
              <table:table-cell office:value-type="float" office:value="2.27739453315735">
                <text:p>2.277394533157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2.30243372917175">
                <text:p>2.30243372917175</text:p>
              </table:table-cell>
              <table:table-cell office:value-type="float" office:value="2.26599788665771">
                <text:p>2.265997886657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2.29929804801941">
                <text:p>2.29929804801941</text:p>
              </table:table-cell>
              <table:table-cell office:value-type="float" office:value="2.27180194854736">
                <text:p>2.271801948547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2.29458141326904">
                <text:p>2.29458141326904</text:p>
              </table:table-cell>
              <table:table-cell office:value-type="float" office:value="2.27449417114258">
                <text:p>2.274494171142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2.30007266998291">
                <text:p>2.30007266998291</text:p>
              </table:table-cell>
              <table:table-cell office:value-type="float" office:value="2.27065420150757">
                <text:p>2.270654201507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2.30181813240051">
                <text:p>2.30181813240051</text:p>
              </table:table-cell>
              <table:table-cell office:value-type="float" office:value="2.26981616020203">
                <text:p>2.269816160202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2.30073499679565">
                <text:p>2.30073499679565</text:p>
              </table:table-cell>
              <table:table-cell office:value-type="float" office:value="2.27635169029236">
                <text:p>2.276351690292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2.30171179771423">
                <text:p>2.30171179771423</text:p>
              </table:table-cell>
              <table:table-cell office:value-type="float" office:value="2.27647686004639">
                <text:p>2.276476860046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2.29370903968811">
                <text:p>2.29370903968811</text:p>
              </table:table-cell>
              <table:table-cell office:value-type="float" office:value="2.27435159683228">
                <text:p>2.274351596832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2.30094718933105">
                <text:p>2.30094718933105</text:p>
              </table:table-cell>
              <table:table-cell office:value-type="float" office:value="2.26478171348572">
                <text:p>2.264781713485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2.30029106140137">
                <text:p>2.30029106140137</text:p>
              </table:table-cell>
              <table:table-cell office:value-type="float" office:value="2.26593065261841">
                <text:p>2.265930652618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2.30027914047241">
                <text:p>2.30027914047241</text:p>
              </table:table-cell>
              <table:table-cell office:value-type="float" office:value="2.28405141830444">
                <text:p>2.28405141830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2.30023694038391">
                <text:p>2.30023694038391</text:p>
              </table:table-cell>
              <table:table-cell office:value-type="float" office:value="2.27024984359741">
                <text:p>2.270249843597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2.30212068557739">
                <text:p>2.30212068557739</text:p>
              </table:table-cell>
              <table:table-cell office:value-type="float" office:value="2.26792001724243">
                <text:p>2.267920017242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2.29878330230713">
                <text:p>2.29878330230713</text:p>
              </table:table-cell>
              <table:table-cell office:value-type="float" office:value="2.27261781692505">
                <text:p>2.27261781692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2.3009238243103">
                <text:p>2.3009238243103</text:p>
              </table:table-cell>
              <table:table-cell office:value-type="float" office:value="2.27509164810181">
                <text:p>2.275091648101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2.30244994163513">
                <text:p>2.30244994163513</text:p>
              </table:table-cell>
              <table:table-cell office:value-type="float" office:value="2.26791596412659">
                <text:p>2.267915964126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2.28214168548584">
                <text:p>2.28214168548584</text:p>
              </table:table-cell>
              <table:table-cell office:value-type="float" office:value="2.26099061965942">
                <text:p>2.260990619659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2.30108332633972">
                <text:p>2.30108332633972</text:p>
              </table:table-cell>
              <table:table-cell office:value-type="float" office:value="2.27174043655395">
                <text:p>2.27174043655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2.29608964920044">
                <text:p>2.29608964920044</text:p>
              </table:table-cell>
              <table:table-cell office:value-type="float" office:value="2.27689981460571">
                <text:p>2.276899814605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2.30214500427246">
                <text:p>2.30214500427246</text:p>
              </table:table-cell>
              <table:table-cell office:value-type="float" office:value="2.27569818496704">
                <text:p>2.275698184967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2.30175876617432">
                <text:p>2.30175876617432</text:p>
              </table:table-cell>
              <table:table-cell office:value-type="float" office:value="2.26583933830261">
                <text:p>2.265839338302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2.29479765892029">
                <text:p>2.29479765892029</text:p>
              </table:table-cell>
              <table:table-cell office:value-type="float" office:value="2.27340745925903">
                <text:p>2.273407459259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2.29978942871094">
                <text:p>2.29978942871094</text:p>
              </table:table-cell>
              <table:table-cell office:value-type="float" office:value="2.26794838905334">
                <text:p>2.267948389053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2.29545402526855">
                <text:p>2.29545402526855</text:p>
              </table:table-cell>
              <table:table-cell office:value-type="float" office:value="2.28052997589111">
                <text:p>2.280529975891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2.30067229270935">
                <text:p>2.30067229270935</text:p>
              </table:table-cell>
              <table:table-cell office:value-type="float" office:value="2.27364778518677">
                <text:p>2.273647785186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2.30197620391846">
                <text:p>2.30197620391846</text:p>
              </table:table-cell>
              <table:table-cell office:value-type="float" office:value="2.27866649627686">
                <text:p>2.278666496276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2.3004298210144">
                <text:p>2.3004298210144</text:p>
              </table:table-cell>
              <table:table-cell office:value-type="float" office:value="2.27372193336487">
                <text:p>2.273721933364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2.30211043357849">
                <text:p>2.30211043357849</text:p>
              </table:table-cell>
              <table:table-cell office:value-type="float" office:value="2.27188849449158">
                <text:p>2.271888494491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2.29931998252869">
                <text:p>2.29931998252869</text:p>
              </table:table-cell>
              <table:table-cell office:value-type="float" office:value="2.26870679855347">
                <text:p>2.268706798553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2.29911732673645">
                <text:p>2.29911732673645</text:p>
              </table:table-cell>
              <table:table-cell office:value-type="float" office:value="2.27688646316528">
                <text:p>2.276886463165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2.29897141456604">
                <text:p>2.29897141456604</text:p>
              </table:table-cell>
              <table:table-cell office:value-type="float" office:value="2.26752495765686">
                <text:p>2.267524957656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2.30236983299255">
                <text:p>2.30236983299255</text:p>
              </table:table-cell>
              <table:table-cell office:value-type="float" office:value="2.27248477935791">
                <text:p>2.272484779357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2.30186128616333">
                <text:p>2.30186128616333</text:p>
              </table:table-cell>
              <table:table-cell office:value-type="float" office:value="2.27841901779175">
                <text:p>2.278419017791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2.30236530303955">
                <text:p>2.30236530303955</text:p>
              </table:table-cell>
              <table:table-cell office:value-type="float" office:value="2.27088928222656">
                <text:p>2.270889282226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">
                <text:p>9820</text:p>
              </table:table-cell>
              <table:table-cell office:value-type="float" office:value="2.30202674865723">
                <text:p>2.30202674865723</text:p>
              </table:table-cell>
              <table:table-cell office:value-type="float" office:value="2.26805686950684">
                <text:p>2.268056869506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">
                <text:p>9840</text:p>
              </table:table-cell>
              <table:table-cell office:value-type="float" office:value="2.300452709198">
                <text:p>2.300452709198</text:p>
              </table:table-cell>
              <table:table-cell office:value-type="float" office:value="2.27208280563354">
                <text:p>2.272082805633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">
                <text:p>9860</text:p>
              </table:table-cell>
              <table:table-cell office:value-type="float" office:value="2.29888677597046">
                <text:p>2.29888677597046</text:p>
              </table:table-cell>
              <table:table-cell office:value-type="float" office:value="2.26634168624878">
                <text:p>2.266341686248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">
                <text:p>9880</text:p>
              </table:table-cell>
              <table:table-cell office:value-type="float" office:value="2.29992079734802">
                <text:p>2.29992079734802</text:p>
              </table:table-cell>
              <table:table-cell office:value-type="float" office:value="2.27055191993713">
                <text:p>2.270551919937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">
                <text:p>9900</text:p>
              </table:table-cell>
              <table:table-cell office:value-type="float" office:value="2.29996728897095">
                <text:p>2.29996728897095</text:p>
              </table:table-cell>
              <table:table-cell office:value-type="float" office:value="2.27434539794922">
                <text:p>2.274345397949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">
                <text:p>9920</text:p>
              </table:table-cell>
              <table:table-cell office:value-type="float" office:value="2.2979884147644">
                <text:p>2.2979884147644</text:p>
              </table:table-cell>
              <table:table-cell office:value-type="float" office:value="2.27896595001221">
                <text:p>2.278965950012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">
                <text:p>9940</text:p>
              </table:table-cell>
              <table:table-cell office:value-type="float" office:value="2.29526448249817">
                <text:p>2.29526448249817</text:p>
              </table:table-cell>
              <table:table-cell office:value-type="float" office:value="2.27135825157166">
                <text:p>2.271358251571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">
                <text:p>9960</text:p>
              </table:table-cell>
              <table:table-cell office:value-type="float" office:value="2.30099725723267">
                <text:p>2.30099725723267</text:p>
              </table:table-cell>
              <table:table-cell office:value-type="float" office:value="2.26523303985596">
                <text:p>2.265233039855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">
                <text:p>9980</text:p>
              </table:table-cell>
              <table:table-cell office:value-type="float" office:value="2.29981637001038">
                <text:p>2.29981637001038</text:p>
              </table:table-cell>
              <table:table-cell office:value-type="float" office:value="2.2701621055603">
                <text:p>2.27016210556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2.30151081085205">
                <text:p>2.30151081085205</text:p>
              </table:table-cell>
              <table:table-cell office:value-type="float" office:value="2.26643419265747">
                <text:p>2.266434192657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">
                <text:p>10020</text:p>
              </table:table-cell>
              <table:table-cell office:value-type="float" office:value="2.30046081542969">
                <text:p>2.30046081542969</text:p>
              </table:table-cell>
              <table:table-cell office:value-type="float" office:value="2.27629208564758">
                <text:p>2.276292085647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">
                <text:p>10040</text:p>
              </table:table-cell>
              <table:table-cell office:value-type="float" office:value="2.3016049861908">
                <text:p>2.3016049861908</text:p>
              </table:table-cell>
              <table:table-cell office:value-type="float" office:value="2.28093147277832">
                <text:p>2.28093147277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">
                <text:p>10060</text:p>
              </table:table-cell>
              <table:table-cell office:value-type="float" office:value="2.30241823196411">
                <text:p>2.30241823196411</text:p>
              </table:table-cell>
              <table:table-cell office:value-type="float" office:value="2.25742363929749">
                <text:p>2.257423639297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">
                <text:p>10080</text:p>
              </table:table-cell>
              <table:table-cell office:value-type="float" office:value="2.30219078063965">
                <text:p>2.30219078063965</text:p>
              </table:table-cell>
              <table:table-cell office:value-type="float" office:value="2.27777433395386">
                <text:p>2.277774333953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">
                <text:p>10100</text:p>
              </table:table-cell>
              <table:table-cell office:value-type="float" office:value="2.30200338363647">
                <text:p>2.30200338363647</text:p>
              </table:table-cell>
              <table:table-cell office:value-type="float" office:value="2.26443719863892">
                <text:p>2.264437198638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">
                <text:p>10120</text:p>
              </table:table-cell>
              <table:table-cell office:value-type="float" office:value="2.30135083198547">
                <text:p>2.30135083198547</text:p>
              </table:table-cell>
              <table:table-cell office:value-type="float" office:value="2.26820373535156">
                <text:p>2.268203735351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">
                <text:p>10140</text:p>
              </table:table-cell>
              <table:table-cell office:value-type="float" office:value="2.29730033874512">
                <text:p>2.29730033874512</text:p>
              </table:table-cell>
              <table:table-cell office:value-type="float" office:value="2.27462458610535">
                <text:p>2.274624586105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">
                <text:p>10160</text:p>
              </table:table-cell>
              <table:table-cell office:value-type="float" office:value="2.3013162612915">
                <text:p>2.3013162612915</text:p>
              </table:table-cell>
              <table:table-cell office:value-type="float" office:value="2.25682306289673">
                <text:p>2.256823062896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">
                <text:p>10180</text:p>
              </table:table-cell>
              <table:table-cell office:value-type="float" office:value="2.30211400985718">
                <text:p>2.30211400985718</text:p>
              </table:table-cell>
              <table:table-cell office:value-type="float" office:value="2.26887989044189">
                <text:p>2.268879890441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">
                <text:p>10200</text:p>
              </table:table-cell>
              <table:table-cell office:value-type="float" office:value="2.29970788955688">
                <text:p>2.29970788955688</text:p>
              </table:table-cell>
              <table:table-cell office:value-type="float" office:value="2.27208280563354">
                <text:p>2.272082805633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">
                <text:p>10220</text:p>
              </table:table-cell>
              <table:table-cell office:value-type="float" office:value="2.30172371864319">
                <text:p>2.30172371864319</text:p>
              </table:table-cell>
              <table:table-cell office:value-type="float" office:value="2.27322483062744">
                <text:p>2.273224830627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">
                <text:p>10240</text:p>
              </table:table-cell>
              <table:table-cell office:value-type="float" office:value="2.29578876495361">
                <text:p>2.29578876495361</text:p>
              </table:table-cell>
              <table:table-cell office:value-type="float" office:value="2.27219104766846">
                <text:p>2.272191047668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">
                <text:p>10260</text:p>
              </table:table-cell>
              <table:table-cell office:value-type="float" office:value="2.3012421131134">
                <text:p>2.3012421131134</text:p>
              </table:table-cell>
              <table:table-cell office:value-type="float" office:value="2.25271892547607">
                <text:p>2.252718925476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">
                <text:p>10280</text:p>
              </table:table-cell>
              <table:table-cell office:value-type="float" office:value="2.30217933654785">
                <text:p>2.30217933654785</text:p>
              </table:table-cell>
              <table:table-cell office:value-type="float" office:value="2.2765691280365">
                <text:p>2.27656912803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">
                <text:p>10300</text:p>
              </table:table-cell>
              <table:table-cell office:value-type="float" office:value="2.30120992660522">
                <text:p>2.30120992660522</text:p>
              </table:table-cell>
              <table:table-cell office:value-type="float" office:value="2.27869606018066">
                <text:p>2.278696060180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">
                <text:p>10320</text:p>
              </table:table-cell>
              <table:table-cell office:value-type="float" office:value="2.30209684371948">
                <text:p>2.30209684371948</text:p>
              </table:table-cell>
              <table:table-cell office:value-type="float" office:value="2.26528167724609">
                <text:p>2.265281677246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">
                <text:p>10340</text:p>
              </table:table-cell>
              <table:table-cell office:value-type="float" office:value="2.30186915397644">
                <text:p>2.30186915397644</text:p>
              </table:table-cell>
              <table:table-cell office:value-type="float" office:value="2.27397632598877">
                <text:p>2.273976325988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">
                <text:p>10360</text:p>
              </table:table-cell>
              <table:table-cell office:value-type="float" office:value="2.3017737865448">
                <text:p>2.3017737865448</text:p>
              </table:table-cell>
              <table:table-cell office:value-type="float" office:value="2.2665319442749">
                <text:p>2.26653194427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">
                <text:p>10380</text:p>
              </table:table-cell>
              <table:table-cell office:value-type="float" office:value="2.30134725570679">
                <text:p>2.30134725570679</text:p>
              </table:table-cell>
              <table:table-cell office:value-type="float" office:value="2.27207708358765">
                <text:p>2.27207708358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">
                <text:p>10400</text:p>
              </table:table-cell>
              <table:table-cell office:value-type="float" office:value="2.29620671272278">
                <text:p>2.29620671272278</text:p>
              </table:table-cell>
              <table:table-cell office:value-type="float" office:value="2.26945805549622">
                <text:p>2.269458055496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">
                <text:p>10420</text:p>
              </table:table-cell>
              <table:table-cell office:value-type="float" office:value="2.3016254901886">
                <text:p>2.3016254901886</text:p>
              </table:table-cell>
              <table:table-cell office:value-type="float" office:value="2.26854586601257">
                <text:p>2.268545866012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">
                <text:p>10440</text:p>
              </table:table-cell>
              <table:table-cell office:value-type="float" office:value="2.30158543586731">
                <text:p>2.30158543586731</text:p>
              </table:table-cell>
              <table:table-cell office:value-type="float" office:value="2.27075171470642">
                <text:p>2.270751714706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">
                <text:p>10460</text:p>
              </table:table-cell>
              <table:table-cell office:value-type="float" office:value="2.29994106292725">
                <text:p>2.29994106292725</text:p>
              </table:table-cell>
              <table:table-cell office:value-type="float" office:value="2.25587224960327">
                <text:p>2.255872249603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">
                <text:p>10480</text:p>
              </table:table-cell>
              <table:table-cell office:value-type="float" office:value="2.29999828338623">
                <text:p>2.29999828338623</text:p>
              </table:table-cell>
              <table:table-cell office:value-type="float" office:value="2.26731157302856">
                <text:p>2.267311573028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">
                <text:p>10500</text:p>
              </table:table-cell>
              <table:table-cell office:value-type="float" office:value="2.30234098434448">
                <text:p>2.30234098434448</text:p>
              </table:table-cell>
              <table:table-cell office:value-type="float" office:value="2.27163505554199">
                <text:p>2.271635055541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">
                <text:p>10520</text:p>
              </table:table-cell>
              <table:table-cell office:value-type="float" office:value="2.30144023895264">
                <text:p>2.30144023895264</text:p>
              </table:table-cell>
              <table:table-cell office:value-type="float" office:value="2.2722315788269">
                <text:p>2.27223157882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">
                <text:p>10540</text:p>
              </table:table-cell>
              <table:table-cell office:value-type="float" office:value="2.29559993743896">
                <text:p>2.29559993743896</text:p>
              </table:table-cell>
              <table:table-cell office:value-type="float" office:value="2.26675963401794">
                <text:p>2.266759634017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">
                <text:p>10560</text:p>
              </table:table-cell>
              <table:table-cell office:value-type="float" office:value="2.30187320709229">
                <text:p>2.30187320709229</text:p>
              </table:table-cell>
              <table:table-cell office:value-type="float" office:value="2.26692295074463">
                <text:p>2.266922950744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">
                <text:p>10580</text:p>
              </table:table-cell>
              <table:table-cell office:value-type="float" office:value="2.30124235153198">
                <text:p>2.30124235153198</text:p>
              </table:table-cell>
              <table:table-cell office:value-type="float" office:value="2.26154708862305">
                <text:p>2.261547088623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">
                <text:p>10600</text:p>
              </table:table-cell>
              <table:table-cell office:value-type="float" office:value="2.3024206161499">
                <text:p>2.3024206161499</text:p>
              </table:table-cell>
              <table:table-cell office:value-type="float" office:value="2.26980805397034">
                <text:p>2.269808053970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">
                <text:p>10620</text:p>
              </table:table-cell>
              <table:table-cell office:value-type="float" office:value="2.30223917961121">
                <text:p>2.30223917961121</text:p>
              </table:table-cell>
              <table:table-cell office:value-type="float" office:value="2.25796890258789">
                <text:p>2.257968902587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">
                <text:p>10640</text:p>
              </table:table-cell>
              <table:table-cell office:value-type="float" office:value="2.30224561691284">
                <text:p>2.30224561691284</text:p>
              </table:table-cell>
              <table:table-cell office:value-type="float" office:value="2.26256704330444">
                <text:p>2.262567043304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">
                <text:p>10660</text:p>
              </table:table-cell>
              <table:table-cell office:value-type="float" office:value="2.30207967758179">
                <text:p>2.30207967758179</text:p>
              </table:table-cell>
              <table:table-cell office:value-type="float" office:value="2.26883363723755">
                <text:p>2.268833637237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">
                <text:p>10680</text:p>
              </table:table-cell>
              <table:table-cell office:value-type="float" office:value="2.29998636245728">
                <text:p>2.29998636245728</text:p>
              </table:table-cell>
              <table:table-cell office:value-type="float" office:value="2.25607776641846">
                <text:p>2.256077766418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">
                <text:p>10700</text:p>
              </table:table-cell>
              <table:table-cell office:value-type="float" office:value="2.30245804786682">
                <text:p>2.30245804786682</text:p>
              </table:table-cell>
              <table:table-cell office:value-type="float" office:value="2.26232576370239">
                <text:p>2.262325763702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">
                <text:p>10720</text:p>
              </table:table-cell>
              <table:table-cell office:value-type="float" office:value="2.29958343505859">
                <text:p>2.29958343505859</text:p>
              </table:table-cell>
              <table:table-cell office:value-type="float" office:value="2.26552724838257">
                <text:p>2.265527248382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">
                <text:p>10740</text:p>
              </table:table-cell>
              <table:table-cell office:value-type="float" office:value="2.30203437805176">
                <text:p>2.30203437805176</text:p>
              </table:table-cell>
              <table:table-cell office:value-type="float" office:value="2.25209188461304">
                <text:p>2.252091884613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">
                <text:p>10760</text:p>
              </table:table-cell>
              <table:table-cell office:value-type="float" office:value="2.30197954177856">
                <text:p>2.30197954177856</text:p>
              </table:table-cell>
              <table:table-cell office:value-type="float" office:value="2.27747654914856">
                <text:p>2.277476549148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">
                <text:p>10780</text:p>
              </table:table-cell>
              <table:table-cell office:value-type="float" office:value="2.30099749565125">
                <text:p>2.30099749565125</text:p>
              </table:table-cell>
              <table:table-cell office:value-type="float" office:value="2.27639317512512">
                <text:p>2.276393175125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">
                <text:p>10800</text:p>
              </table:table-cell>
              <table:table-cell office:value-type="float" office:value="2.30085039138794">
                <text:p>2.30085039138794</text:p>
              </table:table-cell>
              <table:table-cell office:value-type="float" office:value="2.27616930007935">
                <text:p>2.276169300079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">
                <text:p>10820</text:p>
              </table:table-cell>
              <table:table-cell office:value-type="float" office:value="2.30170917510986">
                <text:p>2.30170917510986</text:p>
              </table:table-cell>
              <table:table-cell office:value-type="float" office:value="2.26827335357666">
                <text:p>2.268273353576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">
                <text:p>10840</text:p>
              </table:table-cell>
              <table:table-cell office:value-type="float" office:value="2.29543042182922">
                <text:p>2.29543042182922</text:p>
              </table:table-cell>
              <table:table-cell office:value-type="float" office:value="2.27032446861267">
                <text:p>2.270324468612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">
                <text:p>10860</text:p>
              </table:table-cell>
              <table:table-cell office:value-type="float" office:value="2.30179786682129">
                <text:p>2.30179786682129</text:p>
              </table:table-cell>
              <table:table-cell office:value-type="float" office:value="2.26478791236877">
                <text:p>2.264787912368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">
                <text:p>10880</text:p>
              </table:table-cell>
              <table:table-cell office:value-type="float" office:value="2.30183458328247">
                <text:p>2.30183458328247</text:p>
              </table:table-cell>
              <table:table-cell office:value-type="float" office:value="2.25370025634766">
                <text:p>2.253700256347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">
                <text:p>10900</text:p>
              </table:table-cell>
              <table:table-cell office:value-type="float" office:value="2.29891228675842">
                <text:p>2.29891228675842</text:p>
              </table:table-cell>
              <table:table-cell office:value-type="float" office:value="2.25995922088623">
                <text:p>2.259959220886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">
                <text:p>10920</text:p>
              </table:table-cell>
              <table:table-cell office:value-type="float" office:value="2.30242705345154">
                <text:p>2.30242705345154</text:p>
              </table:table-cell>
              <table:table-cell office:value-type="float" office:value="2.26202058792114">
                <text:p>2.262020587921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">
                <text:p>10940</text:p>
              </table:table-cell>
              <table:table-cell office:value-type="float" office:value="2.30230760574341">
                <text:p>2.30230760574341</text:p>
              </table:table-cell>
              <table:table-cell office:value-type="float" office:value="2.26896071434021">
                <text:p>2.268960714340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">
                <text:p>10960</text:p>
              </table:table-cell>
              <table:table-cell office:value-type="float" office:value="2.30184030532837">
                <text:p>2.30184030532837</text:p>
              </table:table-cell>
              <table:table-cell office:value-type="float" office:value="2.2668023109436">
                <text:p>2.26680231094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">
                <text:p>10980</text:p>
              </table:table-cell>
              <table:table-cell office:value-type="float" office:value="2.30131816864014">
                <text:p>2.30131816864014</text:p>
              </table:table-cell>
              <table:table-cell office:value-type="float" office:value="2.2536768913269">
                <text:p>2.25367689132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">
                <text:p>11000</text:p>
              </table:table-cell>
              <table:table-cell office:value-type="float" office:value="2.30197644233704">
                <text:p>2.30197644233704</text:p>
              </table:table-cell>
              <table:table-cell office:value-type="float" office:value="2.23810791969299">
                <text:p>2.238107919692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">
                <text:p>11020</text:p>
              </table:table-cell>
              <table:table-cell office:value-type="float" office:value="2.30185604095459">
                <text:p>2.30185604095459</text:p>
              </table:table-cell>
              <table:table-cell office:value-type="float" office:value="2.25913763046265">
                <text:p>2.259137630462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">
                <text:p>11040</text:p>
              </table:table-cell>
              <table:table-cell office:value-type="float" office:value="2.30197238922119">
                <text:p>2.30197238922119</text:p>
              </table:table-cell>
              <table:table-cell office:value-type="float" office:value="2.2532901763916">
                <text:p>2.25329017639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">
                <text:p>11060</text:p>
              </table:table-cell>
              <table:table-cell office:value-type="float" office:value="2.30151557922363">
                <text:p>2.30151557922363</text:p>
              </table:table-cell>
              <table:table-cell office:value-type="float" office:value="2.26258659362793">
                <text:p>2.262586593627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">
                <text:p>11080</text:p>
              </table:table-cell>
              <table:table-cell office:value-type="float" office:value="2.29867506027222">
                <text:p>2.29867506027222</text:p>
              </table:table-cell>
              <table:table-cell office:value-type="float" office:value="2.2651686668396">
                <text:p>2.26516866683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">
                <text:p>11100</text:p>
              </table:table-cell>
              <table:table-cell office:value-type="float" office:value="2.30217504501343">
                <text:p>2.30217504501343</text:p>
              </table:table-cell>
              <table:table-cell office:value-type="float" office:value="2.27301430702209">
                <text:p>2.273014307022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">
                <text:p>11120</text:p>
              </table:table-cell>
              <table:table-cell office:value-type="float" office:value="2.30212712287903">
                <text:p>2.30212712287903</text:p>
              </table:table-cell>
              <table:table-cell office:value-type="float" office:value="2.26390719413757">
                <text:p>2.263907194137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">
                <text:p>11140</text:p>
              </table:table-cell>
              <table:table-cell office:value-type="float" office:value="2.30219960212708">
                <text:p>2.30219960212708</text:p>
              </table:table-cell>
              <table:table-cell office:value-type="float" office:value="2.25362801551819">
                <text:p>2.253628015518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">
                <text:p>11160</text:p>
              </table:table-cell>
              <table:table-cell office:value-type="float" office:value="2.30211615562439">
                <text:p>2.30211615562439</text:p>
              </table:table-cell>
              <table:table-cell office:value-type="float" office:value="2.26553440093994">
                <text:p>2.265534400939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">
                <text:p>11180</text:p>
              </table:table-cell>
              <table:table-cell office:value-type="float" office:value="2.30135059356689">
                <text:p>2.30135059356689</text:p>
              </table:table-cell>
              <table:table-cell office:value-type="float" office:value="2.26017761230469">
                <text:p>2.260177612304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">
                <text:p>11200</text:p>
              </table:table-cell>
              <table:table-cell office:value-type="float" office:value="2.2880437374115">
                <text:p>2.2880437374115</text:p>
              </table:table-cell>
              <table:table-cell office:value-type="float" office:value="2.27024865150452">
                <text:p>2.270248651504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">
                <text:p>11220</text:p>
              </table:table-cell>
              <table:table-cell office:value-type="float" office:value="2.30188202857971">
                <text:p>2.30188202857971</text:p>
              </table:table-cell>
              <table:table-cell office:value-type="float" office:value="2.25142955780029">
                <text:p>2.251429557800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">
                <text:p>11240</text:p>
              </table:table-cell>
              <table:table-cell office:value-type="float" office:value="2.30190992355347">
                <text:p>2.30190992355347</text:p>
              </table:table-cell>
              <table:table-cell office:value-type="float" office:value="2.27056360244751">
                <text:p>2.270563602447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">
                <text:p>11260</text:p>
              </table:table-cell>
              <table:table-cell office:value-type="float" office:value="2.30159616470337">
                <text:p>2.30159616470337</text:p>
              </table:table-cell>
              <table:table-cell office:value-type="float" office:value="2.24576282501221">
                <text:p>2.245762825012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">
                <text:p>11280</text:p>
              </table:table-cell>
              <table:table-cell office:value-type="float" office:value="2.30078029632568">
                <text:p>2.30078029632568</text:p>
              </table:table-cell>
              <table:table-cell office:value-type="float" office:value="2.25800657272339">
                <text:p>2.258006572723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2.30171585083008">
                <text:p>2.30171585083008</text:p>
              </table:table-cell>
              <table:table-cell office:value-type="float" office:value="2.25384950637817">
                <text:p>2.25384950637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">
                <text:p>11320</text:p>
              </table:table-cell>
              <table:table-cell office:value-type="float" office:value="2.30154275894165">
                <text:p>2.30154275894165</text:p>
              </table:table-cell>
              <table:table-cell office:value-type="float" office:value="2.26150751113892">
                <text:p>2.261507511138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">
                <text:p>11340</text:p>
              </table:table-cell>
              <table:table-cell office:value-type="float" office:value="2.29780387878418">
                <text:p>2.29780387878418</text:p>
              </table:table-cell>
              <table:table-cell office:value-type="float" office:value="2.26172256469727">
                <text:p>2.261722564697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">
                <text:p>11360</text:p>
              </table:table-cell>
              <table:table-cell office:value-type="float" office:value="2.29696702957153">
                <text:p>2.29696702957153</text:p>
              </table:table-cell>
              <table:table-cell office:value-type="float" office:value="2.25723791122437">
                <text:p>2.257237911224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">
                <text:p>11380</text:p>
              </table:table-cell>
              <table:table-cell office:value-type="float" office:value="2.30123472213745">
                <text:p>2.30123472213745</text:p>
              </table:table-cell>
              <table:table-cell office:value-type="float" office:value="2.27416110038757">
                <text:p>2.274161100387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">
                <text:p>11400</text:p>
              </table:table-cell>
              <table:table-cell office:value-type="float" office:value="2.29696798324585">
                <text:p>2.29696798324585</text:p>
              </table:table-cell>
              <table:table-cell office:value-type="float" office:value="2.26977825164795">
                <text:p>2.269778251647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">
                <text:p>11420</text:p>
              </table:table-cell>
              <table:table-cell office:value-type="float" office:value="2.30233669281006">
                <text:p>2.30233669281006</text:p>
              </table:table-cell>
              <table:table-cell office:value-type="float" office:value="2.25824451446533">
                <text:p>2.258244514465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">
                <text:p>11440</text:p>
              </table:table-cell>
              <table:table-cell office:value-type="float" office:value="2.30111742019653">
                <text:p>2.30111742019653</text:p>
              </table:table-cell>
              <table:table-cell office:value-type="float" office:value="2.27458143234253">
                <text:p>2.274581432342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">
                <text:p>11460</text:p>
              </table:table-cell>
              <table:table-cell office:value-type="float" office:value="2.29814100265503">
                <text:p>2.29814100265503</text:p>
              </table:table-cell>
              <table:table-cell office:value-type="float" office:value="2.26738119125366">
                <text:p>2.267381191253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">
                <text:p>11480</text:p>
              </table:table-cell>
              <table:table-cell office:value-type="float" office:value="2.29933142662048">
                <text:p>2.29933142662048</text:p>
              </table:table-cell>
              <table:table-cell office:value-type="float" office:value="2.26229906082153">
                <text:p>2.262299060821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">
                <text:p>11500</text:p>
              </table:table-cell>
              <table:table-cell office:value-type="float" office:value="2.30176591873169">
                <text:p>2.30176591873169</text:p>
              </table:table-cell>
              <table:table-cell office:value-type="float" office:value="2.26998662948608">
                <text:p>2.269986629486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">
                <text:p>11520</text:p>
              </table:table-cell>
              <table:table-cell office:value-type="float" office:value="2.30179476737976">
                <text:p>2.30179476737976</text:p>
              </table:table-cell>
              <table:table-cell office:value-type="float" office:value="2.24575257301331">
                <text:p>2.245752573013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">
                <text:p>11540</text:p>
              </table:table-cell>
              <table:table-cell office:value-type="float" office:value="2.30164337158203">
                <text:p>2.30164337158203</text:p>
              </table:table-cell>
              <table:table-cell office:value-type="float" office:value="2.26208329200745">
                <text:p>2.26208329200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">
                <text:p>11560</text:p>
              </table:table-cell>
              <table:table-cell office:value-type="float" office:value="2.30158305168152">
                <text:p>2.30158305168152</text:p>
              </table:table-cell>
              <table:table-cell office:value-type="float" office:value="2.26594161987305">
                <text:p>2.265941619873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">
                <text:p>11580</text:p>
              </table:table-cell>
              <table:table-cell office:value-type="float" office:value="2.30202674865723">
                <text:p>2.30202674865723</text:p>
              </table:table-cell>
              <table:table-cell office:value-type="float" office:value="2.24068236351013">
                <text:p>2.24068236351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">
                <text:p>11600</text:p>
              </table:table-cell>
              <table:table-cell office:value-type="float" office:value="2.30212044715881">
                <text:p>2.30212044715881</text:p>
              </table:table-cell>
              <table:table-cell office:value-type="float" office:value="2.2490291595459">
                <text:p>2.24902915954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">
                <text:p>11620</text:p>
              </table:table-cell>
              <table:table-cell office:value-type="float" office:value="2.29183435440063">
                <text:p>2.29183435440063</text:p>
              </table:table-cell>
              <table:table-cell office:value-type="float" office:value="2.26075434684753">
                <text:p>2.260754346847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">
                <text:p>11640</text:p>
              </table:table-cell>
              <table:table-cell office:value-type="float" office:value="2.30159902572632">
                <text:p>2.30159902572632</text:p>
              </table:table-cell>
              <table:table-cell office:value-type="float" office:value="2.2659056186676">
                <text:p>2.26590561866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">
                <text:p>11660</text:p>
              </table:table-cell>
              <table:table-cell office:value-type="float" office:value="2.29714012145996">
                <text:p>2.29714012145996</text:p>
              </table:table-cell>
              <table:table-cell office:value-type="float" office:value="2.26002669334412">
                <text:p>2.260026693344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">
                <text:p>11680</text:p>
              </table:table-cell>
              <table:table-cell office:value-type="float" office:value="2.30134963989258">
                <text:p>2.30134963989258</text:p>
              </table:table-cell>
              <table:table-cell office:value-type="float" office:value="2.2581467628479">
                <text:p>2.25814676284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">
                <text:p>11700</text:p>
              </table:table-cell>
              <table:table-cell office:value-type="float" office:value="2.30246162414551">
                <text:p>2.30246162414551</text:p>
              </table:table-cell>
              <table:table-cell office:value-type="float" office:value="2.26141667366028">
                <text:p>2.261416673660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">
                <text:p>11720</text:p>
              </table:table-cell>
              <table:table-cell office:value-type="float" office:value="2.30060029029846">
                <text:p>2.30060029029846</text:p>
              </table:table-cell>
              <table:table-cell office:value-type="float" office:value="2.27032589912415">
                <text:p>2.270325899124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">
                <text:p>11740</text:p>
              </table:table-cell>
              <table:table-cell office:value-type="float" office:value="2.29937338829041">
                <text:p>2.29937338829041</text:p>
              </table:table-cell>
              <table:table-cell office:value-type="float" office:value="2.26640009880066">
                <text:p>2.26640009880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">
                <text:p>11760</text:p>
              </table:table-cell>
              <table:table-cell office:value-type="float" office:value="2.29402685165405">
                <text:p>2.29402685165405</text:p>
              </table:table-cell>
              <table:table-cell office:value-type="float" office:value="2.26422715187073">
                <text:p>2.264227151870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">
                <text:p>11780</text:p>
              </table:table-cell>
              <table:table-cell office:value-type="float" office:value="2.3003306388855">
                <text:p>2.3003306388855</text:p>
              </table:table-cell>
              <table:table-cell office:value-type="float" office:value="2.26921629905701">
                <text:p>2.269216299057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">
                <text:p>11800</text:p>
              </table:table-cell>
              <table:table-cell office:value-type="float" office:value="2.29579949378967">
                <text:p>2.29579949378967</text:p>
              </table:table-cell>
              <table:table-cell office:value-type="float" office:value="2.26069736480713">
                <text:p>2.260697364807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">
                <text:p>11820</text:p>
              </table:table-cell>
              <table:table-cell office:value-type="float" office:value="2.30233669281006">
                <text:p>2.30233669281006</text:p>
              </table:table-cell>
              <table:table-cell office:value-type="float" office:value="2.25434494018555">
                <text:p>2.254344940185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">
                <text:p>11840</text:p>
              </table:table-cell>
              <table:table-cell office:value-type="float" office:value="2.30218505859375">
                <text:p>2.30218505859375</text:p>
              </table:table-cell>
              <table:table-cell office:value-type="float" office:value="2.26526045799255">
                <text:p>2.265260457992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">
                <text:p>11860</text:p>
              </table:table-cell>
              <table:table-cell office:value-type="float" office:value="2.3023853302002">
                <text:p>2.3023853302002</text:p>
              </table:table-cell>
              <table:table-cell office:value-type="float" office:value="2.26028776168823">
                <text:p>2.260287761688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">
                <text:p>11880</text:p>
              </table:table-cell>
              <table:table-cell office:value-type="float" office:value="2.30177545547485">
                <text:p>2.30177545547485</text:p>
              </table:table-cell>
              <table:table-cell office:value-type="float" office:value="2.26874041557312">
                <text:p>2.268740415573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">
                <text:p>11900</text:p>
              </table:table-cell>
              <table:table-cell office:value-type="float" office:value="2.30150842666626">
                <text:p>2.30150842666626</text:p>
              </table:table-cell>
              <table:table-cell office:value-type="float" office:value="2.25348281860352">
                <text:p>2.253482818603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">
                <text:p>11920</text:p>
              </table:table-cell>
              <table:table-cell office:value-type="float" office:value="2.29892086982727">
                <text:p>2.29892086982727</text:p>
              </table:table-cell>
              <table:table-cell office:value-type="float" office:value="2.26207542419434">
                <text:p>2.262075424194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">
                <text:p>11940</text:p>
              </table:table-cell>
              <table:table-cell office:value-type="float" office:value="2.30203771591187">
                <text:p>2.30203771591187</text:p>
              </table:table-cell>
              <table:table-cell office:value-type="float" office:value="2.25472545623779">
                <text:p>2.254725456237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">
                <text:p>11960</text:p>
              </table:table-cell>
              <table:table-cell office:value-type="float" office:value="2.30065035820007">
                <text:p>2.30065035820007</text:p>
              </table:table-cell>
              <table:table-cell office:value-type="float" office:value="2.26311731338501">
                <text:p>2.263117313385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">
                <text:p>11980</text:p>
              </table:table-cell>
              <table:table-cell office:value-type="float" office:value="2.29408597946167">
                <text:p>2.29408597946167</text:p>
              </table:table-cell>
              <table:table-cell office:value-type="float" office:value="2.25579690933228">
                <text:p>2.255796909332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2.30230450630188">
                <text:p>2.30230450630188</text:p>
              </table:table-cell>
              <table:table-cell office:value-type="float" office:value="2.26224279403687">
                <text:p>2.262242794036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">
                <text:p>12020</text:p>
              </table:table-cell>
              <table:table-cell office:value-type="float" office:value="2.29345798492432">
                <text:p>2.29345798492432</text:p>
              </table:table-cell>
              <table:table-cell office:value-type="float" office:value="2.24775695800781">
                <text:p>2.247756958007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">
                <text:p>12040</text:p>
              </table:table-cell>
              <table:table-cell office:value-type="float" office:value="2.30076956748962">
                <text:p>2.30076956748962</text:p>
              </table:table-cell>
              <table:table-cell office:value-type="float" office:value="2.25622892379761">
                <text:p>2.256228923797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">
                <text:p>12060</text:p>
              </table:table-cell>
              <table:table-cell office:value-type="float" office:value="2.30220699310303">
                <text:p>2.30220699310303</text:p>
              </table:table-cell>
              <table:table-cell office:value-type="float" office:value="2.26338815689087">
                <text:p>2.263388156890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">
                <text:p>12080</text:p>
              </table:table-cell>
              <table:table-cell office:value-type="float" office:value="2.29786849021912">
                <text:p>2.29786849021912</text:p>
              </table:table-cell>
              <table:table-cell office:value-type="float" office:value="2.25709962844849">
                <text:p>2.257099628448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">
                <text:p>12100</text:p>
              </table:table-cell>
              <table:table-cell office:value-type="float" office:value="2.30153036117554">
                <text:p>2.30153036117554</text:p>
              </table:table-cell>
              <table:table-cell office:value-type="float" office:value="2.26611280441284">
                <text:p>2.266112804412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">
                <text:p>12120</text:p>
              </table:table-cell>
              <table:table-cell office:value-type="float" office:value="2.30173802375793">
                <text:p>2.30173802375793</text:p>
              </table:table-cell>
              <table:table-cell office:value-type="float" office:value="2.26705884933472">
                <text:p>2.267058849334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">
                <text:p>12140</text:p>
              </table:table-cell>
              <table:table-cell office:value-type="float" office:value="2.29761171340942">
                <text:p>2.29761171340942</text:p>
              </table:table-cell>
              <table:table-cell office:value-type="float" office:value="2.25794744491577">
                <text:p>2.257947444915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">
                <text:p>12160</text:p>
              </table:table-cell>
              <table:table-cell office:value-type="float" office:value="2.28223919868469">
                <text:p>2.28223919868469</text:p>
              </table:table-cell>
              <table:table-cell office:value-type="float" office:value="2.24949097633362">
                <text:p>2.249490976333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">
                <text:p>12180</text:p>
              </table:table-cell>
              <table:table-cell office:value-type="float" office:value="2.3021194934845">
                <text:p>2.3021194934845</text:p>
              </table:table-cell>
              <table:table-cell office:value-type="float" office:value="2.25157904624939">
                <text:p>2.251579046249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">
                <text:p>12200</text:p>
              </table:table-cell>
              <table:table-cell office:value-type="float" office:value="2.30123972892761">
                <text:p>2.30123972892761</text:p>
              </table:table-cell>
              <table:table-cell office:value-type="float" office:value="2.25209665298462">
                <text:p>2.252096652984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">
                <text:p>12220</text:p>
              </table:table-cell>
              <table:table-cell office:value-type="float" office:value="2.30178642272949">
                <text:p>2.30178642272949</text:p>
              </table:table-cell>
              <table:table-cell office:value-type="float" office:value="2.26197052001953">
                <text:p>2.261970520019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">
                <text:p>12240</text:p>
              </table:table-cell>
              <table:table-cell office:value-type="float" office:value="2.30081462860107">
                <text:p>2.30081462860107</text:p>
              </table:table-cell>
              <table:table-cell office:value-type="float" office:value="2.2589328289032">
                <text:p>2.25893282890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">
                <text:p>12260</text:p>
              </table:table-cell>
              <table:table-cell office:value-type="float" office:value="2.30236625671387">
                <text:p>2.30236625671387</text:p>
              </table:table-cell>
              <table:table-cell office:value-type="float" office:value="2.24623799324036">
                <text:p>2.246237993240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">
                <text:p>12280</text:p>
              </table:table-cell>
              <table:table-cell office:value-type="float" office:value="2.30073499679565">
                <text:p>2.30073499679565</text:p>
              </table:table-cell>
              <table:table-cell office:value-type="float" office:value="2.27931523323059">
                <text:p>2.279315233230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">
                <text:p>12300</text:p>
              </table:table-cell>
              <table:table-cell office:value-type="float" office:value="2.29975366592407">
                <text:p>2.29975366592407</text:p>
              </table:table-cell>
              <table:table-cell office:value-type="float" office:value="2.25623202323914">
                <text:p>2.256232023239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">
                <text:p>12320</text:p>
              </table:table-cell>
              <table:table-cell office:value-type="float" office:value="2.30219864845276">
                <text:p>2.30219864845276</text:p>
              </table:table-cell>
              <table:table-cell office:value-type="float" office:value="2.25826072692871">
                <text:p>2.258260726928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">
                <text:p>12340</text:p>
              </table:table-cell>
              <table:table-cell office:value-type="float" office:value="2.302401304245">
                <text:p>2.302401304245</text:p>
              </table:table-cell>
              <table:table-cell office:value-type="float" office:value="2.25839519500732">
                <text:p>2.258395195007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">
                <text:p>12360</text:p>
              </table:table-cell>
              <table:table-cell office:value-type="float" office:value="2.29771518707275">
                <text:p>2.29771518707275</text:p>
              </table:table-cell>
              <table:table-cell office:value-type="float" office:value="2.26034927368164">
                <text:p>2.260349273681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">
                <text:p>12380</text:p>
              </table:table-cell>
              <table:table-cell office:value-type="float" office:value="2.30223417282104">
                <text:p>2.30223417282104</text:p>
              </table:table-cell>
              <table:table-cell office:value-type="float" office:value="2.24299669265747">
                <text:p>2.242996692657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">
                <text:p>12400</text:p>
              </table:table-cell>
              <table:table-cell office:value-type="float" office:value="2.2947781085968">
                <text:p>2.2947781085968</text:p>
              </table:table-cell>
              <table:table-cell office:value-type="float" office:value="2.25549340248108">
                <text:p>2.255493402481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">
                <text:p>12420</text:p>
              </table:table-cell>
              <table:table-cell office:value-type="float" office:value="2.30057525634766">
                <text:p>2.30057525634766</text:p>
              </table:table-cell>
              <table:table-cell office:value-type="float" office:value="2.24804306030273">
                <text:p>2.24804306030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">
                <text:p>12440</text:p>
              </table:table-cell>
              <table:table-cell office:value-type="float" office:value="2.29854846000671">
                <text:p>2.29854846000671</text:p>
              </table:table-cell>
              <table:table-cell office:value-type="float" office:value="2.24325346946716">
                <text:p>2.243253469467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">
                <text:p>12460</text:p>
              </table:table-cell>
              <table:table-cell office:value-type="float" office:value="2.29807043075562">
                <text:p>2.29807043075562</text:p>
              </table:table-cell>
              <table:table-cell office:value-type="float" office:value="2.25137376785278">
                <text:p>2.251373767852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">
                <text:p>12480</text:p>
              </table:table-cell>
              <table:table-cell office:value-type="float" office:value="2.3020920753479">
                <text:p>2.3020920753479</text:p>
              </table:table-cell>
              <table:table-cell office:value-type="float" office:value="2.25437116622925">
                <text:p>2.254371166229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">
                <text:p>12500</text:p>
              </table:table-cell>
              <table:table-cell office:value-type="float" office:value="2.30192708969116">
                <text:p>2.30192708969116</text:p>
              </table:table-cell>
              <table:table-cell office:value-type="float" office:value="2.25337934494019">
                <text:p>2.25337934494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">
                <text:p>12520</text:p>
              </table:table-cell>
              <table:table-cell office:value-type="float" office:value="2.30074882507324">
                <text:p>2.30074882507324</text:p>
              </table:table-cell>
              <table:table-cell office:value-type="float" office:value="2.24713540077209">
                <text:p>2.247135400772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">
                <text:p>12540</text:p>
              </table:table-cell>
              <table:table-cell office:value-type="float" office:value="2.30225324630737">
                <text:p>2.30225324630737</text:p>
              </table:table-cell>
              <table:table-cell office:value-type="float" office:value="2.24974703788757">
                <text:p>2.249747037887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">
                <text:p>12560</text:p>
              </table:table-cell>
              <table:table-cell office:value-type="float" office:value="2.30171418190002">
                <text:p>2.30171418190002</text:p>
              </table:table-cell>
              <table:table-cell office:value-type="float" office:value="2.24752473831177">
                <text:p>2.247524738311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">
                <text:p>12580</text:p>
              </table:table-cell>
              <table:table-cell office:value-type="float" office:value="2.29722929000854">
                <text:p>2.29722929000854</text:p>
              </table:table-cell>
              <table:table-cell office:value-type="float" office:value="2.26117563247681">
                <text:p>2.261175632476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">
                <text:p>12600</text:p>
              </table:table-cell>
              <table:table-cell office:value-type="float" office:value="2.30059385299683">
                <text:p>2.30059385299683</text:p>
              </table:table-cell>
              <table:table-cell office:value-type="float" office:value="2.26367163658142">
                <text:p>2.263671636581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">
                <text:p>12620</text:p>
              </table:table-cell>
              <table:table-cell office:value-type="float" office:value="2.30147886276245">
                <text:p>2.30147886276245</text:p>
              </table:table-cell>
              <table:table-cell office:value-type="float" office:value="2.26212096214294">
                <text:p>2.262120962142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">
                <text:p>12640</text:p>
              </table:table-cell>
              <table:table-cell office:value-type="float" office:value="2.30174374580383">
                <text:p>2.30174374580383</text:p>
              </table:table-cell>
              <table:table-cell office:value-type="float" office:value="2.23453235626221">
                <text:p>2.234532356262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">
                <text:p>12660</text:p>
              </table:table-cell>
              <table:table-cell office:value-type="float" office:value="2.30064654350281">
                <text:p>2.30064654350281</text:p>
              </table:table-cell>
              <table:table-cell office:value-type="float" office:value="2.25425124168396">
                <text:p>2.254251241683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">
                <text:p>12680</text:p>
              </table:table-cell>
              <table:table-cell office:value-type="float" office:value="2.30182075500488">
                <text:p>2.30182075500488</text:p>
              </table:table-cell>
              <table:table-cell office:value-type="float" office:value="2.25166416168213">
                <text:p>2.251664161682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">
                <text:p>12700</text:p>
              </table:table-cell>
              <table:table-cell office:value-type="float" office:value="2.29778265953064">
                <text:p>2.29778265953064</text:p>
              </table:table-cell>
              <table:table-cell office:value-type="float" office:value="2.25412130355835">
                <text:p>2.254121303558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">
                <text:p>12720</text:p>
              </table:table-cell>
              <table:table-cell office:value-type="float" office:value="2.3022608757019">
                <text:p>2.3022608757019</text:p>
              </table:table-cell>
              <table:table-cell office:value-type="float" office:value="2.25434446334839">
                <text:p>2.254344463348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">
                <text:p>12740</text:p>
              </table:table-cell>
              <table:table-cell office:value-type="float" office:value="2.29974603652954">
                <text:p>2.29974603652954</text:p>
              </table:table-cell>
              <table:table-cell office:value-type="float" office:value="2.23049545288086">
                <text:p>2.230495452880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">
                <text:p>12760</text:p>
              </table:table-cell>
              <table:table-cell office:value-type="float" office:value="2.27736568450928">
                <text:p>2.27736568450928</text:p>
              </table:table-cell>
              <table:table-cell office:value-type="float" office:value="2.25211310386658">
                <text:p>2.252113103866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">
                <text:p>12780</text:p>
              </table:table-cell>
              <table:table-cell office:value-type="float" office:value="2.30205726623535">
                <text:p>2.30205726623535</text:p>
              </table:table-cell>
              <table:table-cell office:value-type="float" office:value="2.24701833724976">
                <text:p>2.247018337249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">
                <text:p>12800</text:p>
              </table:table-cell>
              <table:table-cell office:value-type="float" office:value="2.29688358306885">
                <text:p>2.29688358306885</text:p>
              </table:table-cell>
              <table:table-cell office:value-type="float" office:value="2.26354122161865">
                <text:p>2.263541221618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">
                <text:p>12820</text:p>
              </table:table-cell>
              <table:table-cell office:value-type="float" office:value="2.30195713043213">
                <text:p>2.30195713043213</text:p>
              </table:table-cell>
              <table:table-cell office:value-type="float" office:value="2.25802254676819">
                <text:p>2.258022546768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">
                <text:p>12840</text:p>
              </table:table-cell>
              <table:table-cell office:value-type="float" office:value="2.29823184013367">
                <text:p>2.29823184013367</text:p>
              </table:table-cell>
              <table:table-cell office:value-type="float" office:value="2.23718976974487">
                <text:p>2.237189769744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">
                <text:p>12860</text:p>
              </table:table-cell>
              <table:table-cell office:value-type="float" office:value="2.30203223228455">
                <text:p>2.30203223228455</text:p>
              </table:table-cell>
              <table:table-cell office:value-type="float" office:value="2.26619839668274">
                <text:p>2.266198396682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">
                <text:p>12880</text:p>
              </table:table-cell>
              <table:table-cell office:value-type="float" office:value="2.30084848403931">
                <text:p>2.30084848403931</text:p>
              </table:table-cell>
              <table:table-cell office:value-type="float" office:value="2.25996971130371">
                <text:p>2.259969711303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">
                <text:p>12900</text:p>
              </table:table-cell>
              <table:table-cell office:value-type="float" office:value="2.29880475997925">
                <text:p>2.29880475997925</text:p>
              </table:table-cell>
              <table:table-cell office:value-type="float" office:value="2.26019906997681">
                <text:p>2.260199069976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">
                <text:p>12920</text:p>
              </table:table-cell>
              <table:table-cell office:value-type="float" office:value="2.30220127105713">
                <text:p>2.30220127105713</text:p>
              </table:table-cell>
              <table:table-cell office:value-type="float" office:value="2.25165867805481">
                <text:p>2.251658678054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">
                <text:p>12940</text:p>
              </table:table-cell>
              <table:table-cell office:value-type="float" office:value="2.3020384311676">
                <text:p>2.3020384311676</text:p>
              </table:table-cell>
              <table:table-cell office:value-type="float" office:value="2.25072169303894">
                <text:p>2.250721693038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">
                <text:p>12960</text:p>
              </table:table-cell>
              <table:table-cell office:value-type="float" office:value="2.30175042152405">
                <text:p>2.30175042152405</text:p>
              </table:table-cell>
              <table:table-cell office:value-type="float" office:value="2.25365161895752">
                <text:p>2.253651618957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">
                <text:p>12980</text:p>
              </table:table-cell>
              <table:table-cell office:value-type="float" office:value="2.29620265960693">
                <text:p>2.29620265960693</text:p>
              </table:table-cell>
              <table:table-cell office:value-type="float" office:value="2.24452424049377">
                <text:p>2.244524240493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">
                <text:p>13000</text:p>
              </table:table-cell>
              <table:table-cell office:value-type="float" office:value="2.30225324630737">
                <text:p>2.30225324630737</text:p>
              </table:table-cell>
              <table:table-cell office:value-type="float" office:value="2.23535966873169">
                <text:p>2.235359668731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">
                <text:p>13020</text:p>
              </table:table-cell>
              <table:table-cell office:value-type="float" office:value="2.30135226249695">
                <text:p>2.30135226249695</text:p>
              </table:table-cell>
              <table:table-cell office:value-type="float" office:value="2.23654365539551">
                <text:p>2.236543655395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">
                <text:p>13040</text:p>
              </table:table-cell>
              <table:table-cell office:value-type="float" office:value="2.29970026016235">
                <text:p>2.29970026016235</text:p>
              </table:table-cell>
              <table:table-cell office:value-type="float" office:value="2.24149012565613">
                <text:p>2.241490125656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">
                <text:p>13060</text:p>
              </table:table-cell>
              <table:table-cell office:value-type="float" office:value="2.30047512054443">
                <text:p>2.30047512054443</text:p>
              </table:table-cell>
              <table:table-cell office:value-type="float" office:value="2.25754594802856">
                <text:p>2.257545948028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">
                <text:p>13080</text:p>
              </table:table-cell>
              <table:table-cell office:value-type="float" office:value="2.30213832855225">
                <text:p>2.30213832855225</text:p>
              </table:table-cell>
              <table:table-cell office:value-type="float" office:value="2.26068925857544">
                <text:p>2.260689258575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">
                <text:p>13100</text:p>
              </table:table-cell>
              <table:table-cell office:value-type="float" office:value="2.29750680923462">
                <text:p>2.29750680923462</text:p>
              </table:table-cell>
              <table:table-cell office:value-type="float" office:value="2.24033331871033">
                <text:p>2.240333318710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">
                <text:p>13120</text:p>
              </table:table-cell>
              <table:table-cell office:value-type="float" office:value="2.30054998397827">
                <text:p>2.30054998397827</text:p>
              </table:table-cell>
              <table:table-cell office:value-type="float" office:value="2.2287163734436">
                <text:p>2.22871637344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">
                <text:p>13140</text:p>
              </table:table-cell>
              <table:table-cell office:value-type="float" office:value="2.30159187316895">
                <text:p>2.30159187316895</text:p>
              </table:table-cell>
              <table:table-cell office:value-type="float" office:value="2.25549936294556">
                <text:p>2.255499362945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">
                <text:p>13160</text:p>
              </table:table-cell>
              <table:table-cell office:value-type="float" office:value="2.30025744438171">
                <text:p>2.30025744438171</text:p>
              </table:table-cell>
              <table:table-cell office:value-type="float" office:value="2.24370789527893">
                <text:p>2.243707895278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">
                <text:p>13180</text:p>
              </table:table-cell>
              <table:table-cell office:value-type="float" office:value="2.28553009033203">
                <text:p>2.28553009033203</text:p>
              </table:table-cell>
              <table:table-cell office:value-type="float" office:value="2.24612736701965">
                <text:p>2.246127367019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">
                <text:p>13200</text:p>
              </table:table-cell>
              <table:table-cell office:value-type="float" office:value="2.30168271064758">
                <text:p>2.30168271064758</text:p>
              </table:table-cell>
              <table:table-cell office:value-type="float" office:value="2.23192739486694">
                <text:p>2.231927394866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">
                <text:p>13220</text:p>
              </table:table-cell>
              <table:table-cell office:value-type="float" office:value="2.30027437210083">
                <text:p>2.30027437210083</text:p>
              </table:table-cell>
              <table:table-cell office:value-type="float" office:value="2.23931288719177">
                <text:p>2.239312887191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">
                <text:p>13240</text:p>
              </table:table-cell>
              <table:table-cell office:value-type="float" office:value="2.30129790306091">
                <text:p>2.30129790306091</text:p>
              </table:table-cell>
              <table:table-cell office:value-type="float" office:value="2.24928641319275">
                <text:p>2.249286413192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">
                <text:p>13260</text:p>
              </table:table-cell>
              <table:table-cell office:value-type="float" office:value="2.30195927619934">
                <text:p>2.30195927619934</text:p>
              </table:table-cell>
              <table:table-cell office:value-type="float" office:value="2.23212289810181">
                <text:p>2.232122898101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">
                <text:p>13280</text:p>
              </table:table-cell>
              <table:table-cell office:value-type="float" office:value="2.30172228813171">
                <text:p>2.30172228813171</text:p>
              </table:table-cell>
              <table:table-cell office:value-type="float" office:value="2.25803995132446">
                <text:p>2.258039951324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">
                <text:p>13300</text:p>
              </table:table-cell>
              <table:table-cell office:value-type="float" office:value="2.30236029624939">
                <text:p>2.30236029624939</text:p>
              </table:table-cell>
              <table:table-cell office:value-type="float" office:value="2.25516080856323">
                <text:p>2.255160808563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">
                <text:p>13320</text:p>
              </table:table-cell>
              <table:table-cell office:value-type="float" office:value="2.30223274230957">
                <text:p>2.30223274230957</text:p>
              </table:table-cell>
              <table:table-cell office:value-type="float" office:value="2.24943971633911">
                <text:p>2.249439716339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">
                <text:p>13340</text:p>
              </table:table-cell>
              <table:table-cell office:value-type="float" office:value="2.30021715164185">
                <text:p>2.30021715164185</text:p>
              </table:table-cell>
              <table:table-cell office:value-type="float" office:value="2.2409029006958">
                <text:p>2.24090290069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">
                <text:p>13360</text:p>
              </table:table-cell>
              <table:table-cell office:value-type="float" office:value="2.30107355117798">
                <text:p>2.30107355117798</text:p>
              </table:table-cell>
              <table:table-cell office:value-type="float" office:value="2.25623202323914">
                <text:p>2.256232023239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">
                <text:p>13380</text:p>
              </table:table-cell>
              <table:table-cell office:value-type="float" office:value="2.30232644081116">
                <text:p>2.30232644081116</text:p>
              </table:table-cell>
              <table:table-cell office:value-type="float" office:value="2.26027894020081">
                <text:p>2.260278940200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">
                <text:p>13400</text:p>
              </table:table-cell>
              <table:table-cell office:value-type="float" office:value="2.30065178871155">
                <text:p>2.30065178871155</text:p>
              </table:table-cell>
              <table:table-cell office:value-type="float" office:value="2.24004030227661">
                <text:p>2.240040302276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">
                <text:p>13420</text:p>
              </table:table-cell>
              <table:table-cell office:value-type="float" office:value="2.30205583572388">
                <text:p>2.30205583572388</text:p>
              </table:table-cell>
              <table:table-cell office:value-type="float" office:value="2.24448347091675">
                <text:p>2.244483470916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">
                <text:p>13440</text:p>
              </table:table-cell>
              <table:table-cell office:value-type="float" office:value="2.30234217643738">
                <text:p>2.30234217643738</text:p>
              </table:table-cell>
              <table:table-cell office:value-type="float" office:value="2.2500638961792">
                <text:p>2.25006389617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">
                <text:p>13460</text:p>
              </table:table-cell>
              <table:table-cell office:value-type="float" office:value="2.29918146133423">
                <text:p>2.29918146133423</text:p>
              </table:table-cell>
              <table:table-cell office:value-type="float" office:value="2.25554418563843">
                <text:p>2.255544185638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">
                <text:p>13480</text:p>
              </table:table-cell>
              <table:table-cell office:value-type="float" office:value="2.30150556564331">
                <text:p>2.30150556564331</text:p>
              </table:table-cell>
              <table:table-cell office:value-type="float" office:value="2.22560834884644">
                <text:p>2.225608348846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">
                <text:p>13500</text:p>
              </table:table-cell>
              <table:table-cell office:value-type="float" office:value="2.3022928237915">
                <text:p>2.3022928237915</text:p>
              </table:table-cell>
              <table:table-cell office:value-type="float" office:value="2.24456882476807">
                <text:p>2.244568824768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">
                <text:p>13520</text:p>
              </table:table-cell>
              <table:table-cell office:value-type="float" office:value="2.29480671882629">
                <text:p>2.29480671882629</text:p>
              </table:table-cell>
              <table:table-cell office:value-type="float" office:value="2.24750685691833">
                <text:p>2.247506856918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">
                <text:p>13540</text:p>
              </table:table-cell>
              <table:table-cell office:value-type="float" office:value="2.30207657814026">
                <text:p>2.30207657814026</text:p>
              </table:table-cell>
              <table:table-cell office:value-type="float" office:value="2.24137759208679">
                <text:p>2.241377592086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">
                <text:p>13560</text:p>
              </table:table-cell>
              <table:table-cell office:value-type="float" office:value="2.30094480514526">
                <text:p>2.30094480514526</text:p>
              </table:table-cell>
              <table:table-cell office:value-type="float" office:value="2.25446605682373">
                <text:p>2.254466056823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">
                <text:p>13580</text:p>
              </table:table-cell>
              <table:table-cell office:value-type="float" office:value="2.3009819984436">
                <text:p>2.3009819984436</text:p>
              </table:table-cell>
              <table:table-cell office:value-type="float" office:value="2.23033976554871">
                <text:p>2.230339765548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">
                <text:p>13600</text:p>
              </table:table-cell>
              <table:table-cell office:value-type="float" office:value="2.3022186756134">
                <text:p>2.3022186756134</text:p>
              </table:table-cell>
              <table:table-cell office:value-type="float" office:value="2.22821426391602">
                <text:p>2.228214263916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">
                <text:p>13620</text:p>
              </table:table-cell>
              <table:table-cell office:value-type="float" office:value="2.30171394348145">
                <text:p>2.30171394348145</text:p>
              </table:table-cell>
              <table:table-cell office:value-type="float" office:value="2.26259994506836">
                <text:p>2.262599945068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">
                <text:p>13640</text:p>
              </table:table-cell>
              <table:table-cell office:value-type="float" office:value="2.30183839797974">
                <text:p>2.30183839797974</text:p>
              </table:table-cell>
              <table:table-cell office:value-type="float" office:value="2.2288875579834">
                <text:p>2.22888755798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">
                <text:p>13660</text:p>
              </table:table-cell>
              <table:table-cell office:value-type="float" office:value="2.30218386650085">
                <text:p>2.30218386650085</text:p>
              </table:table-cell>
              <table:table-cell office:value-type="float" office:value="2.24838447570801">
                <text:p>2.248384475708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">
                <text:p>13680</text:p>
              </table:table-cell>
              <table:table-cell office:value-type="float" office:value="2.29683566093445">
                <text:p>2.29683566093445</text:p>
              </table:table-cell>
              <table:table-cell office:value-type="float" office:value="2.25563907623291">
                <text:p>2.255639076232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">
                <text:p>13700</text:p>
              </table:table-cell>
              <table:table-cell office:value-type="float" office:value="2.30238556861877">
                <text:p>2.30238556861877</text:p>
              </table:table-cell>
              <table:table-cell office:value-type="float" office:value="2.26204180717468">
                <text:p>2.262041807174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">
                <text:p>13720</text:p>
              </table:table-cell>
              <table:table-cell office:value-type="float" office:value="2.29373407363892">
                <text:p>2.29373407363892</text:p>
              </table:table-cell>
              <table:table-cell office:value-type="float" office:value="2.25935125350952">
                <text:p>2.259351253509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">
                <text:p>13740</text:p>
              </table:table-cell>
              <table:table-cell office:value-type="float" office:value="2.30220890045166">
                <text:p>2.30220890045166</text:p>
              </table:table-cell>
              <table:table-cell office:value-type="float" office:value="2.24283742904663">
                <text:p>2.242837429046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">
                <text:p>13760</text:p>
              </table:table-cell>
              <table:table-cell office:value-type="float" office:value="2.30201601982117">
                <text:p>2.30201601982117</text:p>
              </table:table-cell>
              <table:table-cell office:value-type="float" office:value="2.24233245849609">
                <text:p>2.242332458496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">
                <text:p>13780</text:p>
              </table:table-cell>
              <table:table-cell office:value-type="float" office:value="2.30202865600586">
                <text:p>2.30202865600586</text:p>
              </table:table-cell>
              <table:table-cell office:value-type="float" office:value="2.24048280715942">
                <text:p>2.240482807159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">
                <text:p>13800</text:p>
              </table:table-cell>
              <table:table-cell office:value-type="float" office:value="2.30127787590027">
                <text:p>2.30127787590027</text:p>
              </table:table-cell>
              <table:table-cell office:value-type="float" office:value="2.25554990768433">
                <text:p>2.255549907684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">
                <text:p>13820</text:p>
              </table:table-cell>
              <table:table-cell office:value-type="float" office:value="2.30117893218994">
                <text:p>2.30117893218994</text:p>
              </table:table-cell>
              <table:table-cell office:value-type="float" office:value="2.23872852325439">
                <text:p>2.238728523254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">
                <text:p>13840</text:p>
              </table:table-cell>
              <table:table-cell office:value-type="float" office:value="2.28166580200195">
                <text:p>2.28166580200195</text:p>
              </table:table-cell>
              <table:table-cell office:value-type="float" office:value="2.2552502155304">
                <text:p>2.25525021553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">
                <text:p>13860</text:p>
              </table:table-cell>
              <table:table-cell office:value-type="float" office:value="2.30217146873474">
                <text:p>2.30217146873474</text:p>
              </table:table-cell>
              <table:table-cell office:value-type="float" office:value="2.23940992355347">
                <text:p>2.239409923553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">
                <text:p>13880</text:p>
              </table:table-cell>
              <table:table-cell office:value-type="float" office:value="2.30221724510193">
                <text:p>2.30221724510193</text:p>
              </table:table-cell>
              <table:table-cell office:value-type="float" office:value="2.25387167930603">
                <text:p>2.253871679306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">
                <text:p>13900</text:p>
              </table:table-cell>
              <table:table-cell office:value-type="float" office:value="2.30189824104309">
                <text:p>2.30189824104309</text:p>
              </table:table-cell>
              <table:table-cell office:value-type="float" office:value="2.23706197738647">
                <text:p>2.237061977386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">
                <text:p>13920</text:p>
              </table:table-cell>
              <table:table-cell office:value-type="float" office:value="2.30170679092407">
                <text:p>2.30170679092407</text:p>
              </table:table-cell>
              <table:table-cell office:value-type="float" office:value="2.25742626190186">
                <text:p>2.257426261901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">
                <text:p>13940</text:p>
              </table:table-cell>
              <table:table-cell office:value-type="float" office:value="2.30236029624939">
                <text:p>2.30236029624939</text:p>
              </table:table-cell>
              <table:table-cell office:value-type="float" office:value="2.24836945533752">
                <text:p>2.248369455337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">
                <text:p>13960</text:p>
              </table:table-cell>
              <table:table-cell office:value-type="float" office:value="2.29260492324829">
                <text:p>2.29260492324829</text:p>
              </table:table-cell>
              <table:table-cell office:value-type="float" office:value="2.25809526443481">
                <text:p>2.258095264434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">
                <text:p>13980</text:p>
              </table:table-cell>
              <table:table-cell office:value-type="float" office:value="2.30010867118835">
                <text:p>2.30010867118835</text:p>
              </table:table-cell>
              <table:table-cell office:value-type="float" office:value="2.24450540542603">
                <text:p>2.244505405426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2.30147838592529">
                <text:p>2.30147838592529</text:p>
              </table:table-cell>
              <table:table-cell office:value-type="float" office:value="2.23717164993286">
                <text:p>2.23717164993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">
                <text:p>14020</text:p>
              </table:table-cell>
              <table:table-cell office:value-type="float" office:value="2.29998660087585">
                <text:p>2.29998660087585</text:p>
              </table:table-cell>
              <table:table-cell office:value-type="float" office:value="2.25424480438232">
                <text:p>2.254244804382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">
                <text:p>14040</text:p>
              </table:table-cell>
              <table:table-cell office:value-type="float" office:value="2.29743146896362">
                <text:p>2.29743146896362</text:p>
              </table:table-cell>
              <table:table-cell office:value-type="float" office:value="2.24544024467468">
                <text:p>2.245440244674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">
                <text:p>14060</text:p>
              </table:table-cell>
              <table:table-cell office:value-type="float" office:value="2.30239701271057">
                <text:p>2.30239701271057</text:p>
              </table:table-cell>
              <table:table-cell office:value-type="float" office:value="2.23579144477844">
                <text:p>2.235791444778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">
                <text:p>14080</text:p>
              </table:table-cell>
              <table:table-cell office:value-type="float" office:value="2.30252122879028">
                <text:p>2.30252122879028</text:p>
              </table:table-cell>
              <table:table-cell office:value-type="float" office:value="2.23627161979675">
                <text:p>2.236271619796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">
                <text:p>14100</text:p>
              </table:table-cell>
              <table:table-cell office:value-type="float" office:value="2.30159020423889">
                <text:p>2.30159020423889</text:p>
              </table:table-cell>
              <table:table-cell office:value-type="float" office:value="2.24208784103394">
                <text:p>2.242087841033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">
                <text:p>14120</text:p>
              </table:table-cell>
              <table:table-cell office:value-type="float" office:value="2.30083322525024">
                <text:p>2.30083322525024</text:p>
              </table:table-cell>
              <table:table-cell office:value-type="float" office:value="2.24297833442688">
                <text:p>2.242978334426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">
                <text:p>14140</text:p>
              </table:table-cell>
              <table:table-cell office:value-type="float" office:value="2.30202507972717">
                <text:p>2.30202507972717</text:p>
              </table:table-cell>
              <table:table-cell office:value-type="float" office:value="2.22042107582092">
                <text:p>2.220421075820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">
                <text:p>14160</text:p>
              </table:table-cell>
              <table:table-cell office:value-type="float" office:value="2.3006706237793">
                <text:p>2.3006706237793</text:p>
              </table:table-cell>
              <table:table-cell office:value-type="float" office:value="2.24949979782104">
                <text:p>2.249499797821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">
                <text:p>14180</text:p>
              </table:table-cell>
              <table:table-cell office:value-type="float" office:value="2.30250978469849">
                <text:p>2.30250978469849</text:p>
              </table:table-cell>
              <table:table-cell office:value-type="float" office:value="2.23817753791809">
                <text:p>2.238177537918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">
                <text:p>14200</text:p>
              </table:table-cell>
              <table:table-cell office:value-type="float" office:value="2.29902482032776">
                <text:p>2.29902482032776</text:p>
              </table:table-cell>
              <table:table-cell office:value-type="float" office:value="2.23232460021973">
                <text:p>2.232324600219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">
                <text:p>14220</text:p>
              </table:table-cell>
              <table:table-cell office:value-type="float" office:value="2.29941582679749">
                <text:p>2.29941582679749</text:p>
              </table:table-cell>
              <table:table-cell office:value-type="float" office:value="2.23583173751831">
                <text:p>2.235831737518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">
                <text:p>14240</text:p>
              </table:table-cell>
              <table:table-cell office:value-type="float" office:value="2.30233359336853">
                <text:p>2.30233359336853</text:p>
              </table:table-cell>
              <table:table-cell office:value-type="float" office:value="2.25027990341187">
                <text:p>2.250279903411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">
                <text:p>14260</text:p>
              </table:table-cell>
              <table:table-cell office:value-type="float" office:value="2.30175042152405">
                <text:p>2.30175042152405</text:p>
              </table:table-cell>
              <table:table-cell office:value-type="float" office:value="2.24235391616821">
                <text:p>2.24235391616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">
                <text:p>14280</text:p>
              </table:table-cell>
              <table:table-cell office:value-type="float" office:value="2.28889274597168">
                <text:p>2.28889274597168</text:p>
              </table:table-cell>
              <table:table-cell office:value-type="float" office:value="2.24490880966187">
                <text:p>2.244908809661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">
                <text:p>14300</text:p>
              </table:table-cell>
              <table:table-cell office:value-type="float" office:value="2.30201578140259">
                <text:p>2.30201578140259</text:p>
              </table:table-cell>
              <table:table-cell office:value-type="float" office:value="2.2456226348877">
                <text:p>2.24562263488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">
                <text:p>14320</text:p>
              </table:table-cell>
              <table:table-cell office:value-type="float" office:value="2.30193400382996">
                <text:p>2.30193400382996</text:p>
              </table:table-cell>
              <table:table-cell office:value-type="float" office:value="2.24518418312073">
                <text:p>2.245184183120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">
                <text:p>14340</text:p>
              </table:table-cell>
              <table:table-cell office:value-type="float" office:value="2.30198526382446">
                <text:p>2.30198526382446</text:p>
              </table:table-cell>
              <table:table-cell office:value-type="float" office:value="2.24569702148437">
                <text:p>2.245697021484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">
                <text:p>14360</text:p>
              </table:table-cell>
              <table:table-cell office:value-type="float" office:value="2.30084347724915">
                <text:p>2.30084347724915</text:p>
              </table:table-cell>
              <table:table-cell office:value-type="float" office:value="2.22344732284546">
                <text:p>2.223447322845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">
                <text:p>14380</text:p>
              </table:table-cell>
              <table:table-cell office:value-type="float" office:value="2.30227994918823">
                <text:p>2.30227994918823</text:p>
              </table:table-cell>
              <table:table-cell office:value-type="float" office:value="2.25655698776245">
                <text:p>2.256556987762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">
                <text:p>14400</text:p>
              </table:table-cell>
              <table:table-cell office:value-type="float" office:value="2.29990077018738">
                <text:p>2.29990077018738</text:p>
              </table:table-cell>
              <table:table-cell office:value-type="float" office:value="2.25041079521179">
                <text:p>2.250410795211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">
                <text:p>14420</text:p>
              </table:table-cell>
              <table:table-cell office:value-type="float" office:value="2.30174160003662">
                <text:p>2.30174160003662</text:p>
              </table:table-cell>
              <table:table-cell office:value-type="float" office:value="2.24467849731445">
                <text:p>2.244678497314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">
                <text:p>14440</text:p>
              </table:table-cell>
              <table:table-cell office:value-type="float" office:value="2.30135941505432">
                <text:p>2.30135941505432</text:p>
              </table:table-cell>
              <table:table-cell office:value-type="float" office:value="2.23900365829468">
                <text:p>2.239003658294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">
                <text:p>14460</text:p>
              </table:table-cell>
              <table:table-cell office:value-type="float" office:value="2.30121946334839">
                <text:p>2.30121946334839</text:p>
              </table:table-cell>
              <table:table-cell office:value-type="float" office:value="2.22709512710571">
                <text:p>2.227095127105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">
                <text:p>14480</text:p>
              </table:table-cell>
              <table:table-cell office:value-type="float" office:value="2.30107688903809">
                <text:p>2.30107688903809</text:p>
              </table:table-cell>
              <table:table-cell office:value-type="float" office:value="2.23338580131531">
                <text:p>2.233385801315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">
                <text:p>14500</text:p>
              </table:table-cell>
              <table:table-cell office:value-type="float" office:value="2.3007984161377">
                <text:p>2.3007984161377</text:p>
              </table:table-cell>
              <table:table-cell office:value-type="float" office:value="2.25109148025513">
                <text:p>2.251091480255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">
                <text:p>14520</text:p>
              </table:table-cell>
              <table:table-cell office:value-type="float" office:value="2.30178618431091">
                <text:p>2.30178618431091</text:p>
              </table:table-cell>
              <table:table-cell office:value-type="float" office:value="2.2407078742981">
                <text:p>2.24070787429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">
                <text:p>14540</text:p>
              </table:table-cell>
              <table:table-cell office:value-type="float" office:value="2.30213689804077">
                <text:p>2.30213689804077</text:p>
              </table:table-cell>
              <table:table-cell office:value-type="float" office:value="2.24819231033325">
                <text:p>2.248192310333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">
                <text:p>14560</text:p>
              </table:table-cell>
              <table:table-cell office:value-type="float" office:value="2.30206656455994">
                <text:p>2.30206656455994</text:p>
              </table:table-cell>
              <table:table-cell office:value-type="float" office:value="2.24326133728027">
                <text:p>2.243261337280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">
                <text:p>14580</text:p>
              </table:table-cell>
              <table:table-cell office:value-type="float" office:value="2.30172681808472">
                <text:p>2.30172681808472</text:p>
              </table:table-cell>
              <table:table-cell office:value-type="float" office:value="2.26519227027893">
                <text:p>2.265192270278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">
                <text:p>14600</text:p>
              </table:table-cell>
              <table:table-cell office:value-type="float" office:value="2.3018217086792">
                <text:p>2.3018217086792</text:p>
              </table:table-cell>
              <table:table-cell office:value-type="float" office:value="2.25480937957764">
                <text:p>2.254809379577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">
                <text:p>14620</text:p>
              </table:table-cell>
              <table:table-cell office:value-type="float" office:value="2.30077791213989">
                <text:p>2.30077791213989</text:p>
              </table:table-cell>
              <table:table-cell office:value-type="float" office:value="2.24378657341003">
                <text:p>2.24378657341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">
                <text:p>14640</text:p>
              </table:table-cell>
              <table:table-cell office:value-type="float" office:value="2.30195260047913">
                <text:p>2.30195260047913</text:p>
              </table:table-cell>
              <table:table-cell office:value-type="float" office:value="2.23717498779297">
                <text:p>2.237174987792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">
                <text:p>14660</text:p>
              </table:table-cell>
              <table:table-cell office:value-type="float" office:value="2.29948949813843">
                <text:p>2.29948949813843</text:p>
              </table:table-cell>
              <table:table-cell office:value-type="float" office:value="2.21070146560669">
                <text:p>2.210701465606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">
                <text:p>14680</text:p>
              </table:table-cell>
              <table:table-cell office:value-type="float" office:value="2.30048871040344">
                <text:p>2.30048871040344</text:p>
              </table:table-cell>
              <table:table-cell office:value-type="float" office:value="2.2511203289032">
                <text:p>2.25112032890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">
                <text:p>14700</text:p>
              </table:table-cell>
              <table:table-cell office:value-type="float" office:value="2.30161118507385">
                <text:p>2.30161118507385</text:p>
              </table:table-cell>
              <table:table-cell office:value-type="float" office:value="2.24640846252441">
                <text:p>2.246408462524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">
                <text:p>14720</text:p>
              </table:table-cell>
              <table:table-cell office:value-type="float" office:value="2.30219888687134">
                <text:p>2.30219888687134</text:p>
              </table:table-cell>
              <table:table-cell office:value-type="float" office:value="2.23884749412537">
                <text:p>2.238847494125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">
                <text:p>14740</text:p>
              </table:table-cell>
              <table:table-cell office:value-type="float" office:value="2.30132699012756">
                <text:p>2.30132699012756</text:p>
              </table:table-cell>
              <table:table-cell office:value-type="float" office:value="2.25371217727661">
                <text:p>2.253712177276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">
                <text:p>14760</text:p>
              </table:table-cell>
              <table:table-cell office:value-type="float" office:value="2.3014714717865">
                <text:p>2.3014714717865</text:p>
              </table:table-cell>
              <table:table-cell office:value-type="float" office:value="2.23086738586426">
                <text:p>2.230867385864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">
                <text:p>14780</text:p>
              </table:table-cell>
              <table:table-cell office:value-type="float" office:value="2.30238366127014">
                <text:p>2.30238366127014</text:p>
              </table:table-cell>
              <table:table-cell office:value-type="float" office:value="2.24987435340881">
                <text:p>2.249874353408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">
                <text:p>14800</text:p>
              </table:table-cell>
              <table:table-cell office:value-type="float" office:value="2.3007493019104">
                <text:p>2.3007493019104</text:p>
              </table:table-cell>
              <table:table-cell office:value-type="float" office:value="2.25925350189209">
                <text:p>2.259253501892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">
                <text:p>14820</text:p>
              </table:table-cell>
              <table:table-cell office:value-type="float" office:value="2.30080556869507">
                <text:p>2.30080556869507</text:p>
              </table:table-cell>
              <table:table-cell office:value-type="float" office:value="2.23446202278137">
                <text:p>2.234462022781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">
                <text:p>14840</text:p>
              </table:table-cell>
              <table:table-cell office:value-type="float" office:value="2.30049562454224">
                <text:p>2.30049562454224</text:p>
              </table:table-cell>
              <table:table-cell office:value-type="float" office:value="2.23749256134033">
                <text:p>2.237492561340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">
                <text:p>14860</text:p>
              </table:table-cell>
              <table:table-cell office:value-type="float" office:value="2.29121541976929">
                <text:p>2.29121541976929</text:p>
              </table:table-cell>
              <table:table-cell office:value-type="float" office:value="2.25181722640991">
                <text:p>2.25181722640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">
                <text:p>14880</text:p>
              </table:table-cell>
              <table:table-cell office:value-type="float" office:value="2.30181980133057">
                <text:p>2.30181980133057</text:p>
              </table:table-cell>
              <table:table-cell office:value-type="float" office:value="2.24245429039001">
                <text:p>2.242454290390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">
                <text:p>14900</text:p>
              </table:table-cell>
              <table:table-cell office:value-type="float" office:value="2.30226612091064">
                <text:p>2.30226612091064</text:p>
              </table:table-cell>
              <table:table-cell office:value-type="float" office:value="2.23234939575195">
                <text:p>2.232349395751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">
                <text:p>14920</text:p>
              </table:table-cell>
              <table:table-cell office:value-type="float" office:value="2.30165719985962">
                <text:p>2.30165719985962</text:p>
              </table:table-cell>
              <table:table-cell office:value-type="float" office:value="2.21859645843506">
                <text:p>2.218596458435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">
                <text:p>14940</text:p>
              </table:table-cell>
              <table:table-cell office:value-type="float" office:value="2.29711580276489">
                <text:p>2.29711580276489</text:p>
              </table:table-cell>
              <table:table-cell office:value-type="float" office:value="2.23427677154541">
                <text:p>2.234276771545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">
                <text:p>14960</text:p>
              </table:table-cell>
              <table:table-cell office:value-type="float" office:value="2.30107808113098">
                <text:p>2.30107808113098</text:p>
              </table:table-cell>
              <table:table-cell office:value-type="float" office:value="2.22840142250061">
                <text:p>2.228401422500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">
                <text:p>14980</text:p>
              </table:table-cell>
              <table:table-cell office:value-type="float" office:value="2.30098676681519">
                <text:p>2.30098676681519</text:p>
              </table:table-cell>
              <table:table-cell office:value-type="float" office:value="2.25488138198853">
                <text:p>2.254881381988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">
                <text:p>15000</text:p>
              </table:table-cell>
              <table:table-cell office:value-type="float" office:value="2.2928102016449">
                <text:p>2.2928102016449</text:p>
              </table:table-cell>
              <table:table-cell office:value-type="float" office:value="2.25456809997559">
                <text:p>2.254568099975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">
                <text:p>15020</text:p>
              </table:table-cell>
              <table:table-cell office:value-type="float" office:value="2.30129170417786">
                <text:p>2.30129170417786</text:p>
              </table:table-cell>
              <table:table-cell office:value-type="float" office:value="2.23735737800598">
                <text:p>2.237357378005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">
                <text:p>15040</text:p>
              </table:table-cell>
              <table:table-cell office:value-type="float" office:value="2.29930448532104">
                <text:p>2.29930448532104</text:p>
              </table:table-cell>
              <table:table-cell office:value-type="float" office:value="2.23635578155518">
                <text:p>2.236355781555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">
                <text:p>15060</text:p>
              </table:table-cell>
              <table:table-cell office:value-type="float" office:value="2.30213713645935">
                <text:p>2.30213713645935</text:p>
              </table:table-cell>
              <table:table-cell office:value-type="float" office:value="2.21735191345215">
                <text:p>2.217351913452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">
                <text:p>15080</text:p>
              </table:table-cell>
              <table:table-cell office:value-type="float" office:value="2.29070901870728">
                <text:p>2.29070901870728</text:p>
              </table:table-cell>
              <table:table-cell office:value-type="float" office:value="2.24015545845032">
                <text:p>2.240155458450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">
                <text:p>15100</text:p>
              </table:table-cell>
              <table:table-cell office:value-type="float" office:value="2.30156373977661">
                <text:p>2.30156373977661</text:p>
              </table:table-cell>
              <table:table-cell office:value-type="float" office:value="2.23050022125244">
                <text:p>2.230500221252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">
                <text:p>15120</text:p>
              </table:table-cell>
              <table:table-cell office:value-type="float" office:value="2.29970860481262">
                <text:p>2.29970860481262</text:p>
              </table:table-cell>
              <table:table-cell office:value-type="float" office:value="2.23412370681763">
                <text:p>2.234123706817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">
                <text:p>15140</text:p>
              </table:table-cell>
              <table:table-cell office:value-type="float" office:value="2.30231952667236">
                <text:p>2.30231952667236</text:p>
              </table:table-cell>
              <table:table-cell office:value-type="float" office:value="2.25210547447205">
                <text:p>2.252105474472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">
                <text:p>15160</text:p>
              </table:table-cell>
              <table:table-cell office:value-type="float" office:value="2.29671263694763">
                <text:p>2.29671263694763</text:p>
              </table:table-cell>
              <table:table-cell office:value-type="float" office:value="2.23748898506165">
                <text:p>2.237488985061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">
                <text:p>15180</text:p>
              </table:table-cell>
              <table:table-cell office:value-type="float" office:value="2.30139684677124">
                <text:p>2.30139684677124</text:p>
              </table:table-cell>
              <table:table-cell office:value-type="float" office:value="2.2370662689209">
                <text:p>2.23706626892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">
                <text:p>15200</text:p>
              </table:table-cell>
              <table:table-cell office:value-type="float" office:value="2.30158925056458">
                <text:p>2.30158925056458</text:p>
              </table:table-cell>
              <table:table-cell office:value-type="float" office:value="2.21666669845581">
                <text:p>2.216666698455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">
                <text:p>15220</text:p>
              </table:table-cell>
              <table:table-cell office:value-type="float" office:value="2.30080842971802">
                <text:p>2.30080842971802</text:p>
              </table:table-cell>
              <table:table-cell office:value-type="float" office:value="2.24902820587158">
                <text:p>2.249028205871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">
                <text:p>15240</text:p>
              </table:table-cell>
              <table:table-cell office:value-type="float" office:value="2.28843832015991">
                <text:p>2.28843832015991</text:p>
              </table:table-cell>
              <table:table-cell office:value-type="float" office:value="2.23789381980896">
                <text:p>2.237893819808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">
                <text:p>15260</text:p>
              </table:table-cell>
              <table:table-cell office:value-type="float" office:value="2.2998571395874">
                <text:p>2.2998571395874</text:p>
              </table:table-cell>
              <table:table-cell office:value-type="float" office:value="2.2304220199585">
                <text:p>2.23042201995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">
                <text:p>15280</text:p>
              </table:table-cell>
              <table:table-cell office:value-type="float" office:value="2.30175805091858">
                <text:p>2.30175805091858</text:p>
              </table:table-cell>
              <table:table-cell office:value-type="float" office:value="2.25602602958679">
                <text:p>2.256026029586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">
                <text:p>15300</text:p>
              </table:table-cell>
              <table:table-cell office:value-type="float" office:value="2.29998779296875">
                <text:p>2.29998779296875</text:p>
              </table:table-cell>
              <table:table-cell office:value-type="float" office:value="2.22624015808105">
                <text:p>2.226240158081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">
                <text:p>15320</text:p>
              </table:table-cell>
              <table:table-cell office:value-type="float" office:value="2.29681897163391">
                <text:p>2.29681897163391</text:p>
              </table:table-cell>
              <table:table-cell office:value-type="float" office:value="2.25399112701416">
                <text:p>2.25399112701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">
                <text:p>15340</text:p>
              </table:table-cell>
              <table:table-cell office:value-type="float" office:value="2.30239057540894">
                <text:p>2.30239057540894</text:p>
              </table:table-cell>
              <table:table-cell office:value-type="float" office:value="2.23557543754578">
                <text:p>2.235575437545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">
                <text:p>15360</text:p>
              </table:table-cell>
              <table:table-cell office:value-type="float" office:value="2.29795074462891">
                <text:p>2.29795074462891</text:p>
              </table:table-cell>
              <table:table-cell office:value-type="float" office:value="2.24328708648682">
                <text:p>2.243287086486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">
                <text:p>15380</text:p>
              </table:table-cell>
              <table:table-cell office:value-type="float" office:value="2.30217266082764">
                <text:p>2.30217266082764</text:p>
              </table:table-cell>
              <table:table-cell office:value-type="float" office:value="2.24913930892944">
                <text:p>2.249139308929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">
                <text:p>15400</text:p>
              </table:table-cell>
              <table:table-cell office:value-type="float" office:value="2.30194640159607">
                <text:p>2.30194640159607</text:p>
              </table:table-cell>
              <table:table-cell office:value-type="float" office:value="2.21537828445435">
                <text:p>2.215378284454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">
                <text:p>15420</text:p>
              </table:table-cell>
              <table:table-cell office:value-type="float" office:value="2.30140495300293">
                <text:p>2.30140495300293</text:p>
              </table:table-cell>
              <table:table-cell office:value-type="float" office:value="2.23408508300781">
                <text:p>2.234085083007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">
                <text:p>15440</text:p>
              </table:table-cell>
              <table:table-cell office:value-type="float" office:value="2.29667806625366">
                <text:p>2.29667806625366</text:p>
              </table:table-cell>
              <table:table-cell office:value-type="float" office:value="2.23810601234436">
                <text:p>2.238106012344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">
                <text:p>15460</text:p>
              </table:table-cell>
              <table:table-cell office:value-type="float" office:value="2.30196452140808">
                <text:p>2.30196452140808</text:p>
              </table:table-cell>
              <table:table-cell office:value-type="float" office:value="2.22856712341309">
                <text:p>2.228567123413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">
                <text:p>15480</text:p>
              </table:table-cell>
              <table:table-cell office:value-type="float" office:value="2.30198168754578">
                <text:p>2.30198168754578</text:p>
              </table:table-cell>
              <table:table-cell office:value-type="float" office:value="2.21695804595947">
                <text:p>2.216958045959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">
                <text:p>15500</text:p>
              </table:table-cell>
              <table:table-cell office:value-type="float" office:value="2.30020475387573">
                <text:p>2.30020475387573</text:p>
              </table:table-cell>
              <table:table-cell office:value-type="float" office:value="2.24406361579895">
                <text:p>2.244063615798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">
                <text:p>15520</text:p>
              </table:table-cell>
              <table:table-cell office:value-type="float" office:value="2.30180525779724">
                <text:p>2.30180525779724</text:p>
              </table:table-cell>
              <table:table-cell office:value-type="float" office:value="2.23584866523743">
                <text:p>2.235848665237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">
                <text:p>15540</text:p>
              </table:table-cell>
              <table:table-cell office:value-type="float" office:value="2.30159711837769">
                <text:p>2.30159711837769</text:p>
              </table:table-cell>
              <table:table-cell office:value-type="float" office:value="2.23720479011536">
                <text:p>2.237204790115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">
                <text:p>15560</text:p>
              </table:table-cell>
              <table:table-cell office:value-type="float" office:value="2.2787127494812">
                <text:p>2.2787127494812</text:p>
              </table:table-cell>
              <table:table-cell office:value-type="float" office:value="2.23144245147705">
                <text:p>2.231442451477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">
                <text:p>15580</text:p>
              </table:table-cell>
              <table:table-cell office:value-type="float" office:value="2.29868936538696">
                <text:p>2.29868936538696</text:p>
              </table:table-cell>
              <table:table-cell office:value-type="float" office:value="2.22880697250366">
                <text:p>2.228806972503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">
                <text:p>15600</text:p>
              </table:table-cell>
              <table:table-cell office:value-type="float" office:value="2.30210447311401">
                <text:p>2.30210447311401</text:p>
              </table:table-cell>
              <table:table-cell office:value-type="float" office:value="2.23427152633667">
                <text:p>2.23427152633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">
                <text:p>15620</text:p>
              </table:table-cell>
              <table:table-cell office:value-type="float" office:value="2.29569983482361">
                <text:p>2.29569983482361</text:p>
              </table:table-cell>
              <table:table-cell office:value-type="float" office:value="2.22660779953003">
                <text:p>2.226607799530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">
                <text:p>15640</text:p>
              </table:table-cell>
              <table:table-cell office:value-type="float" office:value="2.29928016662598">
                <text:p>2.29928016662598</text:p>
              </table:table-cell>
              <table:table-cell office:value-type="float" office:value="2.21256709098816">
                <text:p>2.212567090988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">
                <text:p>15660</text:p>
              </table:table-cell>
              <table:table-cell office:value-type="float" office:value="2.30221462249756">
                <text:p>2.30221462249756</text:p>
              </table:table-cell>
              <table:table-cell office:value-type="float" office:value="2.2277398109436">
                <text:p>2.22773981094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">
                <text:p>15680</text:p>
              </table:table-cell>
              <table:table-cell office:value-type="float" office:value="2.30174231529236">
                <text:p>2.30174231529236</text:p>
              </table:table-cell>
              <table:table-cell office:value-type="float" office:value="2.23338460922241">
                <text:p>2.233384609222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">
                <text:p>15700</text:p>
              </table:table-cell>
              <table:table-cell office:value-type="float" office:value="2.30178666114807">
                <text:p>2.30178666114807</text:p>
              </table:table-cell>
              <table:table-cell office:value-type="float" office:value="2.21053838729858">
                <text:p>2.210538387298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">
                <text:p>15720</text:p>
              </table:table-cell>
              <table:table-cell office:value-type="float" office:value="2.30114126205444">
                <text:p>2.30114126205444</text:p>
              </table:table-cell>
              <table:table-cell office:value-type="float" office:value="2.24238729476929">
                <text:p>2.242387294769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">
                <text:p>15740</text:p>
              </table:table-cell>
              <table:table-cell office:value-type="float" office:value="2.30082130432129">
                <text:p>2.30082130432129</text:p>
              </table:table-cell>
              <table:table-cell office:value-type="float" office:value="2.19800090789795">
                <text:p>2.198000907897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">
                <text:p>15760</text:p>
              </table:table-cell>
              <table:table-cell office:value-type="float" office:value="2.29011297225952">
                <text:p>2.29011297225952</text:p>
              </table:table-cell>
              <table:table-cell office:value-type="float" office:value="2.24515390396118">
                <text:p>2.245153903961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">
                <text:p>15780</text:p>
              </table:table-cell>
              <table:table-cell office:value-type="float" office:value="2.29497575759888">
                <text:p>2.29497575759888</text:p>
              </table:table-cell>
              <table:table-cell office:value-type="float" office:value="2.23235273361206">
                <text:p>2.23235273361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">
                <text:p>15800</text:p>
              </table:table-cell>
              <table:table-cell office:value-type="float" office:value="2.30176448822021">
                <text:p>2.30176448822021</text:p>
              </table:table-cell>
              <table:table-cell office:value-type="float" office:value="2.22214603424072">
                <text:p>2.222146034240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">
                <text:p>15820</text:p>
              </table:table-cell>
              <table:table-cell office:value-type="float" office:value="2.30114316940308">
                <text:p>2.30114316940308</text:p>
              </table:table-cell>
              <table:table-cell office:value-type="float" office:value="2.22435522079468">
                <text:p>2.224355220794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">
                <text:p>15840</text:p>
              </table:table-cell>
              <table:table-cell office:value-type="float" office:value="2.29902124404907">
                <text:p>2.29902124404907</text:p>
              </table:table-cell>
              <table:table-cell office:value-type="float" office:value="2.24730730056763">
                <text:p>2.247307300567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">
                <text:p>15860</text:p>
              </table:table-cell>
              <table:table-cell office:value-type="float" office:value="2.30181479454041">
                <text:p>2.30181479454041</text:p>
              </table:table-cell>
              <table:table-cell office:value-type="float" office:value="2.20187854766846">
                <text:p>2.201878547668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">
                <text:p>15880</text:p>
              </table:table-cell>
              <table:table-cell office:value-type="float" office:value="2.29788732528687">
                <text:p>2.29788732528687</text:p>
              </table:table-cell>
              <table:table-cell office:value-type="float" office:value="2.21825051307678">
                <text:p>2.21825051307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">
                <text:p>15900</text:p>
              </table:table-cell>
              <table:table-cell office:value-type="float" office:value="2.29913473129272">
                <text:p>2.29913473129272</text:p>
              </table:table-cell>
              <table:table-cell office:value-type="float" office:value="2.21969413757324">
                <text:p>2.219694137573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">
                <text:p>15920</text:p>
              </table:table-cell>
              <table:table-cell office:value-type="float" office:value="2.29937815666199">
                <text:p>2.29937815666199</text:p>
              </table:table-cell>
              <table:table-cell office:value-type="float" office:value="2.21912264823914">
                <text:p>2.21912264823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">
                <text:p>15940</text:p>
              </table:table-cell>
              <table:table-cell office:value-type="float" office:value="2.30147337913513">
                <text:p>2.30147337913513</text:p>
              </table:table-cell>
              <table:table-cell office:value-type="float" office:value="2.2432074546814">
                <text:p>2.24320745468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">
                <text:p>15960</text:p>
              </table:table-cell>
              <table:table-cell office:value-type="float" office:value="2.30059814453125">
                <text:p>2.30059814453125</text:p>
              </table:table-cell>
              <table:table-cell office:value-type="float" office:value="2.23744893074036">
                <text:p>2.237448930740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">
                <text:p>15980</text:p>
              </table:table-cell>
              <table:table-cell office:value-type="float" office:value="2.30237865447998">
                <text:p>2.30237865447998</text:p>
              </table:table-cell>
              <table:table-cell office:value-type="float" office:value="2.23259687423706">
                <text:p>2.232596874237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2.29973483085632">
                <text:p>2.29973483085632</text:p>
              </table:table-cell>
              <table:table-cell office:value-type="float" office:value="2.23529148101807">
                <text:p>2.235291481018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">
                <text:p>16020</text:p>
              </table:table-cell>
              <table:table-cell office:value-type="float" office:value="2.30152249336243">
                <text:p>2.30152249336243</text:p>
              </table:table-cell>
              <table:table-cell office:value-type="float" office:value="2.24396347999573">
                <text:p>2.243963479995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">
                <text:p>16040</text:p>
              </table:table-cell>
              <table:table-cell office:value-type="float" office:value="2.29850673675537">
                <text:p>2.29850673675537</text:p>
              </table:table-cell>
              <table:table-cell office:value-type="float" office:value="2.25413966178894">
                <text:p>2.254139661788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">
                <text:p>16060</text:p>
              </table:table-cell>
              <table:table-cell office:value-type="float" office:value="2.30170226097107">
                <text:p>2.30170226097107</text:p>
              </table:table-cell>
              <table:table-cell office:value-type="float" office:value="2.22105550765991">
                <text:p>2.22105550765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">
                <text:p>16080</text:p>
              </table:table-cell>
              <table:table-cell office:value-type="float" office:value="2.30055618286133">
                <text:p>2.30055618286133</text:p>
              </table:table-cell>
              <table:table-cell office:value-type="float" office:value="2.22077226638794">
                <text:p>2.220772266387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">
                <text:p>16100</text:p>
              </table:table-cell>
              <table:table-cell office:value-type="float" office:value="2.30235290527344">
                <text:p>2.30235290527344</text:p>
              </table:table-cell>
              <table:table-cell office:value-type="float" office:value="2.23691010475159">
                <text:p>2.236910104751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">
                <text:p>16120</text:p>
              </table:table-cell>
              <table:table-cell office:value-type="float" office:value="2.30036783218384">
                <text:p>2.30036783218384</text:p>
              </table:table-cell>
              <table:table-cell office:value-type="float" office:value="2.21478199958801">
                <text:p>2.214781999588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">
                <text:p>16140</text:p>
              </table:table-cell>
              <table:table-cell office:value-type="float" office:value="2.30094909667969">
                <text:p>2.30094909667969</text:p>
              </table:table-cell>
              <table:table-cell office:value-type="float" office:value="2.20804572105408">
                <text:p>2.208045721054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">
                <text:p>16160</text:p>
              </table:table-cell>
              <table:table-cell office:value-type="float" office:value="2.3013482093811">
                <text:p>2.3013482093811</text:p>
              </table:table-cell>
              <table:table-cell office:value-type="float" office:value="2.22174692153931">
                <text:p>2.221746921539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">
                <text:p>16180</text:p>
              </table:table-cell>
              <table:table-cell office:value-type="float" office:value="2.30099487304687">
                <text:p>2.30099487304687</text:p>
              </table:table-cell>
              <table:table-cell office:value-type="float" office:value="2.22665309906006">
                <text:p>2.22665309906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">
                <text:p>16200</text:p>
              </table:table-cell>
              <table:table-cell office:value-type="float" office:value="2.30218601226807">
                <text:p>2.30218601226807</text:p>
              </table:table-cell>
              <table:table-cell office:value-type="float" office:value="2.21423125267029">
                <text:p>2.214231252670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">
                <text:p>16220</text:p>
              </table:table-cell>
              <table:table-cell office:value-type="float" office:value="2.30056428909302">
                <text:p>2.30056428909302</text:p>
              </table:table-cell>
              <table:table-cell office:value-type="float" office:value="2.22509503364563">
                <text:p>2.225095033645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">
                <text:p>16240</text:p>
              </table:table-cell>
              <table:table-cell office:value-type="float" office:value="2.28984141349792">
                <text:p>2.28984141349792</text:p>
              </table:table-cell>
              <table:table-cell office:value-type="float" office:value="2.22359919548035">
                <text:p>2.22359919548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">
                <text:p>16260</text:p>
              </table:table-cell>
              <table:table-cell office:value-type="float" office:value="2.30226016044617">
                <text:p>2.30226016044617</text:p>
              </table:table-cell>
              <table:table-cell office:value-type="float" office:value="2.21059656143188">
                <text:p>2.210596561431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">
                <text:p>16280</text:p>
              </table:table-cell>
              <table:table-cell office:value-type="float" office:value="2.29825520515442">
                <text:p>2.29825520515442</text:p>
              </table:table-cell>
              <table:table-cell office:value-type="float" office:value="2.23461580276489">
                <text:p>2.234615802764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">
                <text:p>16300</text:p>
              </table:table-cell>
              <table:table-cell office:value-type="float" office:value="2.30225706100464">
                <text:p>2.30225706100464</text:p>
              </table:table-cell>
              <table:table-cell office:value-type="float" office:value="2.2135922908783">
                <text:p>2.21359229087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">
                <text:p>16320</text:p>
              </table:table-cell>
              <table:table-cell office:value-type="float" office:value="2.30204486846924">
                <text:p>2.30204486846924</text:p>
              </table:table-cell>
              <table:table-cell office:value-type="float" office:value="2.2405059337616">
                <text:p>2.24050593376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">
                <text:p>16340</text:p>
              </table:table-cell>
              <table:table-cell office:value-type="float" office:value="2.30214285850525">
                <text:p>2.30214285850525</text:p>
              </table:table-cell>
              <table:table-cell office:value-type="float" office:value="2.20668745040894">
                <text:p>2.206687450408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">
                <text:p>16360</text:p>
              </table:table-cell>
              <table:table-cell office:value-type="float" office:value="2.30205154418945">
                <text:p>2.30205154418945</text:p>
              </table:table-cell>
              <table:table-cell office:value-type="float" office:value="2.20727777481079">
                <text:p>2.2072777748107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">
                <text:p>16380</text:p>
              </table:table-cell>
              <table:table-cell office:value-type="float" office:value="2.30168867111206">
                <text:p>2.30168867111206</text:p>
              </table:table-cell>
              <table:table-cell office:value-type="float" office:value="2.2352192401886">
                <text:p>2.23521924018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">
                <text:p>16400</text:p>
              </table:table-cell>
              <table:table-cell office:value-type="float" office:value="2.30118346214294">
                <text:p>2.30118346214294</text:p>
              </table:table-cell>
              <table:table-cell office:value-type="float" office:value="2.19689464569092">
                <text:p>2.196894645690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">
                <text:p>16420</text:p>
              </table:table-cell>
              <table:table-cell office:value-type="float" office:value="2.30134081840515">
                <text:p>2.30134081840515</text:p>
              </table:table-cell>
              <table:table-cell office:value-type="float" office:value="2.23586010932922">
                <text:p>2.235860109329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">
                <text:p>16440</text:p>
              </table:table-cell>
              <table:table-cell office:value-type="float" office:value="2.30237770080566">
                <text:p>2.30237770080566</text:p>
              </table:table-cell>
              <table:table-cell office:value-type="float" office:value="2.2443528175354">
                <text:p>2.24435281753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">
                <text:p>16460</text:p>
              </table:table-cell>
              <table:table-cell office:value-type="float" office:value="2.3010950088501">
                <text:p>2.3010950088501</text:p>
              </table:table-cell>
              <table:table-cell office:value-type="float" office:value="2.22916793823242">
                <text:p>2.229167938232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">
                <text:p>16480</text:p>
              </table:table-cell>
              <table:table-cell office:value-type="float" office:value="2.30128359794617">
                <text:p>2.30128359794617</text:p>
              </table:table-cell>
              <table:table-cell office:value-type="float" office:value="2.23392629623413">
                <text:p>2.233926296234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">
                <text:p>16500</text:p>
              </table:table-cell>
              <table:table-cell office:value-type="float" office:value="2.30186295509338">
                <text:p>2.30186295509338</text:p>
              </table:table-cell>
              <table:table-cell office:value-type="float" office:value="2.2417573928833">
                <text:p>2.24175739288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">
                <text:p>16520</text:p>
              </table:table-cell>
              <table:table-cell office:value-type="float" office:value="2.30129981040955">
                <text:p>2.30129981040955</text:p>
              </table:table-cell>
              <table:table-cell office:value-type="float" office:value="2.21597695350647">
                <text:p>2.215976953506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">
                <text:p>16540</text:p>
              </table:table-cell>
              <table:table-cell office:value-type="float" office:value="2.30078554153442">
                <text:p>2.30078554153442</text:p>
              </table:table-cell>
              <table:table-cell office:value-type="float" office:value="2.22827124595642">
                <text:p>2.228271245956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">
                <text:p>16560</text:p>
              </table:table-cell>
              <table:table-cell office:value-type="float" office:value="2.30154943466187">
                <text:p>2.30154943466187</text:p>
              </table:table-cell>
              <table:table-cell office:value-type="float" office:value="2.21354794502258">
                <text:p>2.213547945022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">
                <text:p>16580</text:p>
              </table:table-cell>
              <table:table-cell office:value-type="float" office:value="2.29720544815063">
                <text:p>2.29720544815063</text:p>
              </table:table-cell>
              <table:table-cell office:value-type="float" office:value="2.2178692817688">
                <text:p>2.21786928176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">
                <text:p>16600</text:p>
              </table:table-cell>
              <table:table-cell office:value-type="float" office:value="2.29791259765625">
                <text:p>2.29791259765625</text:p>
              </table:table-cell>
              <table:table-cell office:value-type="float" office:value="2.21447372436523">
                <text:p>2.214473724365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">
                <text:p>16620</text:p>
              </table:table-cell>
              <table:table-cell office:value-type="float" office:value="2.30221772193909">
                <text:p>2.30221772193909</text:p>
              </table:table-cell>
              <table:table-cell office:value-type="float" office:value="2.22205352783203">
                <text:p>2.222053527832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">
                <text:p>16640</text:p>
              </table:table-cell>
              <table:table-cell office:value-type="float" office:value="2.29844236373901">
                <text:p>2.29844236373901</text:p>
              </table:table-cell>
              <table:table-cell office:value-type="float" office:value="2.21781802177429">
                <text:p>2.217818021774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">
                <text:p>16660</text:p>
              </table:table-cell>
              <table:table-cell office:value-type="float" office:value="2.30242419242859">
                <text:p>2.30242419242859</text:p>
              </table:table-cell>
              <table:table-cell office:value-type="float" office:value="2.197585105896">
                <text:p>2.1975851058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">
                <text:p>16680</text:p>
              </table:table-cell>
              <table:table-cell office:value-type="float" office:value="2.30035853385925">
                <text:p>2.30035853385925</text:p>
              </table:table-cell>
              <table:table-cell office:value-type="float" office:value="2.20870089530945">
                <text:p>2.208700895309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">
                <text:p>16700</text:p>
              </table:table-cell>
              <table:table-cell office:value-type="float" office:value="2.30172157287598">
                <text:p>2.30172157287598</text:p>
              </table:table-cell>
              <table:table-cell office:value-type="float" office:value="2.23707914352417">
                <text:p>2.237079143524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">
                <text:p>16720</text:p>
              </table:table-cell>
              <table:table-cell office:value-type="float" office:value="2.30231952667236">
                <text:p>2.30231952667236</text:p>
              </table:table-cell>
              <table:table-cell office:value-type="float" office:value="2.2037615776062">
                <text:p>2.20376157760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">
                <text:p>16740</text:p>
              </table:table-cell>
              <table:table-cell office:value-type="float" office:value="2.2990140914917">
                <text:p>2.2990140914917</text:p>
              </table:table-cell>
              <table:table-cell office:value-type="float" office:value="2.23695707321167">
                <text:p>2.236957073211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">
                <text:p>16760</text:p>
              </table:table-cell>
              <table:table-cell office:value-type="float" office:value="2.30057549476624">
                <text:p>2.30057549476624</text:p>
              </table:table-cell>
              <table:table-cell office:value-type="float" office:value="2.22397422790527">
                <text:p>2.223974227905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">
                <text:p>16780</text:p>
              </table:table-cell>
              <table:table-cell office:value-type="float" office:value="2.30151844024658">
                <text:p>2.30151844024658</text:p>
              </table:table-cell>
              <table:table-cell office:value-type="float" office:value="2.22852826118469">
                <text:p>2.228528261184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">
                <text:p>16800</text:p>
              </table:table-cell>
              <table:table-cell office:value-type="float" office:value="2.3022894859314">
                <text:p>2.3022894859314</text:p>
              </table:table-cell>
              <table:table-cell office:value-type="float" office:value="2.21745467185974">
                <text:p>2.217454671859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">
                <text:p>16820</text:p>
              </table:table-cell>
              <table:table-cell office:value-type="float" office:value="2.29424262046814">
                <text:p>2.29424262046814</text:p>
              </table:table-cell>
              <table:table-cell office:value-type="float" office:value="2.21281671524048">
                <text:p>2.21281671524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">
                <text:p>16840</text:p>
              </table:table-cell>
              <table:table-cell office:value-type="float" office:value="2.29877042770386">
                <text:p>2.29877042770386</text:p>
              </table:table-cell>
              <table:table-cell office:value-type="float" office:value="2.22386264801025">
                <text:p>2.223862648010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">
                <text:p>16860</text:p>
              </table:table-cell>
              <table:table-cell office:value-type="float" office:value="2.2989239692688">
                <text:p>2.2989239692688</text:p>
              </table:table-cell>
              <table:table-cell office:value-type="float" office:value="2.22380495071411">
                <text:p>2.223804950714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">
                <text:p>16880</text:p>
              </table:table-cell>
              <table:table-cell office:value-type="float" office:value="2.29578971862793">
                <text:p>2.29578971862793</text:p>
              </table:table-cell>
              <table:table-cell office:value-type="float" office:value="2.23025250434875">
                <text:p>2.230252504348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">
                <text:p>16900</text:p>
              </table:table-cell>
              <table:table-cell office:value-type="float" office:value="2.30234861373901">
                <text:p>2.30234861373901</text:p>
              </table:table-cell>
              <table:table-cell office:value-type="float" office:value="2.21470379829407">
                <text:p>2.214703798294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">
                <text:p>16920</text:p>
              </table:table-cell>
              <table:table-cell office:value-type="float" office:value="2.30228877067566">
                <text:p>2.30228877067566</text:p>
              </table:table-cell>
              <table:table-cell office:value-type="float" office:value="2.22789812088013">
                <text:p>2.227898120880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">
                <text:p>16940</text:p>
              </table:table-cell>
              <table:table-cell office:value-type="float" office:value="2.29847431182861">
                <text:p>2.29847431182861</text:p>
              </table:table-cell>
              <table:table-cell office:value-type="float" office:value="2.23459506034851">
                <text:p>2.234595060348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">
                <text:p>16960</text:p>
              </table:table-cell>
              <table:table-cell office:value-type="float" office:value="2.30242204666138">
                <text:p>2.30242204666138</text:p>
              </table:table-cell>
              <table:table-cell office:value-type="float" office:value="2.21148419380188">
                <text:p>2.211484193801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">
                <text:p>16980</text:p>
              </table:table-cell>
              <table:table-cell office:value-type="float" office:value="2.29754233360291">
                <text:p>2.29754233360291</text:p>
              </table:table-cell>
              <table:table-cell office:value-type="float" office:value="2.24337100982666">
                <text:p>2.243371009826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">
                <text:p>17000</text:p>
              </table:table-cell>
              <table:table-cell office:value-type="float" office:value="2.30076289176941">
                <text:p>2.30076289176941</text:p>
              </table:table-cell>
              <table:table-cell office:value-type="float" office:value="2.24213171005249">
                <text:p>2.242131710052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">
                <text:p>17020</text:p>
              </table:table-cell>
              <table:table-cell office:value-type="float" office:value="2.30193638801575">
                <text:p>2.30193638801575</text:p>
              </table:table-cell>
              <table:table-cell office:value-type="float" office:value="2.1969690322876">
                <text:p>2.19696903228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">
                <text:p>17040</text:p>
              </table:table-cell>
              <table:table-cell office:value-type="float" office:value="2.30229449272156">
                <text:p>2.30229449272156</text:p>
              </table:table-cell>
              <table:table-cell office:value-type="float" office:value="2.1973876953125">
                <text:p>2.1973876953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">
                <text:p>17060</text:p>
              </table:table-cell>
              <table:table-cell office:value-type="float" office:value="2.29020500183105">
                <text:p>2.29020500183105</text:p>
              </table:table-cell>
              <table:table-cell office:value-type="float" office:value="2.23599672317505">
                <text:p>2.235996723175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">
                <text:p>17080</text:p>
              </table:table-cell>
              <table:table-cell office:value-type="float" office:value="2.30223989486694">
                <text:p>2.30223989486694</text:p>
              </table:table-cell>
              <table:table-cell office:value-type="float" office:value="2.23460102081299">
                <text:p>2.234601020812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">
                <text:p>17100</text:p>
              </table:table-cell>
              <table:table-cell office:value-type="float" office:value="2.30125617980957">
                <text:p>2.30125617980957</text:p>
              </table:table-cell>
              <table:table-cell office:value-type="float" office:value="2.25217533111572">
                <text:p>2.252175331115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">
                <text:p>17120</text:p>
              </table:table-cell>
              <table:table-cell office:value-type="float" office:value="2.30196690559387">
                <text:p>2.30196690559387</text:p>
              </table:table-cell>
              <table:table-cell office:value-type="float" office:value="2.21568179130554">
                <text:p>2.215681791305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">
                <text:p>17140</text:p>
              </table:table-cell>
              <table:table-cell office:value-type="float" office:value="2.30110025405884">
                <text:p>2.30110025405884</text:p>
              </table:table-cell>
              <table:table-cell office:value-type="float" office:value="2.21187925338745">
                <text:p>2.211879253387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">
                <text:p>17160</text:p>
              </table:table-cell>
              <table:table-cell office:value-type="float" office:value="2.30198049545288">
                <text:p>2.30198049545288</text:p>
              </table:table-cell>
              <table:table-cell office:value-type="float" office:value="2.24679088592529">
                <text:p>2.246790885925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">
                <text:p>17180</text:p>
              </table:table-cell>
              <table:table-cell office:value-type="float" office:value="2.30146861076355">
                <text:p>2.30146861076355</text:p>
              </table:table-cell>
              <table:table-cell office:value-type="float" office:value="2.21725988388062">
                <text:p>2.217259883880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">
                <text:p>17200</text:p>
              </table:table-cell>
              <table:table-cell office:value-type="float" office:value="2.30203747749329">
                <text:p>2.30203747749329</text:p>
              </table:table-cell>
              <table:table-cell office:value-type="float" office:value="2.22921657562256">
                <text:p>2.229216575622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">
                <text:p>17220</text:p>
              </table:table-cell>
              <table:table-cell office:value-type="float" office:value="2.30154800415039">
                <text:p>2.30154800415039</text:p>
              </table:table-cell>
              <table:table-cell office:value-type="float" office:value="2.24250531196594">
                <text:p>2.242505311965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">
                <text:p>17240</text:p>
              </table:table-cell>
              <table:table-cell office:value-type="float" office:value="2.29978108406067">
                <text:p>2.29978108406067</text:p>
              </table:table-cell>
              <table:table-cell office:value-type="float" office:value="2.20621728897095">
                <text:p>2.206217288970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">
                <text:p>17260</text:p>
              </table:table-cell>
              <table:table-cell office:value-type="float" office:value="2.30173635482788">
                <text:p>2.30173635482788</text:p>
              </table:table-cell>
              <table:table-cell office:value-type="float" office:value="2.24327492713928">
                <text:p>2.243274927139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">
                <text:p>17280</text:p>
              </table:table-cell>
              <table:table-cell office:value-type="float" office:value="2.30234622955322">
                <text:p>2.30234622955322</text:p>
              </table:table-cell>
              <table:table-cell office:value-type="float" office:value="2.23279905319214">
                <text:p>2.232799053192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">
                <text:p>17300</text:p>
              </table:table-cell>
              <table:table-cell office:value-type="float" office:value="2.30196809768677">
                <text:p>2.30196809768677</text:p>
              </table:table-cell>
              <table:table-cell office:value-type="float" office:value="2.20635652542114">
                <text:p>2.206356525421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">
                <text:p>17320</text:p>
              </table:table-cell>
              <table:table-cell office:value-type="float" office:value="2.30159759521484">
                <text:p>2.30159759521484</text:p>
              </table:table-cell>
              <table:table-cell office:value-type="float" office:value="2.23557567596436">
                <text:p>2.235575675964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">
                <text:p>17340</text:p>
              </table:table-cell>
              <table:table-cell office:value-type="float" office:value="2.30166864395142">
                <text:p>2.30166864395142</text:p>
              </table:table-cell>
              <table:table-cell office:value-type="float" office:value="2.23095107078552">
                <text:p>2.230951070785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">
                <text:p>17360</text:p>
              </table:table-cell>
              <table:table-cell office:value-type="float" office:value="2.30178427696228">
                <text:p>2.30178427696228</text:p>
              </table:table-cell>
              <table:table-cell office:value-type="float" office:value="2.22738909721375">
                <text:p>2.22738909721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">
                <text:p>17380</text:p>
              </table:table-cell>
              <table:table-cell office:value-type="float" office:value="2.30222606658936">
                <text:p>2.30222606658936</text:p>
              </table:table-cell>
              <table:table-cell office:value-type="float" office:value="2.21603584289551">
                <text:p>2.216035842895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">
                <text:p>17400</text:p>
              </table:table-cell>
              <table:table-cell office:value-type="float" office:value="2.30230093002319">
                <text:p>2.30230093002319</text:p>
              </table:table-cell>
              <table:table-cell office:value-type="float" office:value="2.22004866600037">
                <text:p>2.220048666000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">
                <text:p>17420</text:p>
              </table:table-cell>
              <table:table-cell office:value-type="float" office:value="2.29964113235474">
                <text:p>2.29964113235474</text:p>
              </table:table-cell>
              <table:table-cell office:value-type="float" office:value="2.21203255653381">
                <text:p>2.212032556533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">
                <text:p>17440</text:p>
              </table:table-cell>
              <table:table-cell office:value-type="float" office:value="2.30248188972473">
                <text:p>2.30248188972473</text:p>
              </table:table-cell>
              <table:table-cell office:value-type="float" office:value="2.22483730316162">
                <text:p>2.224837303161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">
                <text:p>17460</text:p>
              </table:table-cell>
              <table:table-cell office:value-type="float" office:value="2.3022403717041">
                <text:p>2.3022403717041</text:p>
              </table:table-cell>
              <table:table-cell office:value-type="float" office:value="2.23560094833374">
                <text:p>2.235600948333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">
                <text:p>17480</text:p>
              </table:table-cell>
              <table:table-cell office:value-type="float" office:value="2.27604532241821">
                <text:p>2.27604532241821</text:p>
              </table:table-cell>
              <table:table-cell office:value-type="float" office:value="2.21571636199951">
                <text:p>2.215716361999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">
                <text:p>17500</text:p>
              </table:table-cell>
              <table:table-cell office:value-type="float" office:value="2.30195808410645">
                <text:p>2.30195808410645</text:p>
              </table:table-cell>
              <table:table-cell office:value-type="float" office:value="2.2434515953064">
                <text:p>2.24345159530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">
                <text:p>17520</text:p>
              </table:table-cell>
              <table:table-cell office:value-type="float" office:value="2.30178761482239">
                <text:p>2.30178761482239</text:p>
              </table:table-cell>
              <table:table-cell office:value-type="float" office:value="2.23731279373169">
                <text:p>2.237312793731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">
                <text:p>17540</text:p>
              </table:table-cell>
              <table:table-cell office:value-type="float" office:value="2.30071759223938">
                <text:p>2.30071759223938</text:p>
              </table:table-cell>
              <table:table-cell office:value-type="float" office:value="2.23528599739075">
                <text:p>2.235285997390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">
                <text:p>17560</text:p>
              </table:table-cell>
              <table:table-cell office:value-type="float" office:value="2.3021297454834">
                <text:p>2.3021297454834</text:p>
              </table:table-cell>
              <table:table-cell office:value-type="float" office:value="2.21000003814697">
                <text:p>2.210000038146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">
                <text:p>17580</text:p>
              </table:table-cell>
              <table:table-cell office:value-type="float" office:value="2.30240797996521">
                <text:p>2.30240797996521</text:p>
              </table:table-cell>
              <table:table-cell office:value-type="float" office:value="2.22731733322144">
                <text:p>2.227317333221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">
                <text:p>17600</text:p>
              </table:table-cell>
              <table:table-cell office:value-type="float" office:value="2.30146074295044">
                <text:p>2.30146074295044</text:p>
              </table:table-cell>
              <table:table-cell office:value-type="float" office:value="2.22490549087524">
                <text:p>2.224905490875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">
                <text:p>17620</text:p>
              </table:table-cell>
              <table:table-cell office:value-type="float" office:value="2.30226135253906">
                <text:p>2.30226135253906</text:p>
              </table:table-cell>
              <table:table-cell office:value-type="float" office:value="2.23132658004761">
                <text:p>2.231326580047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">
                <text:p>17640</text:p>
              </table:table-cell>
              <table:table-cell office:value-type="float" office:value="2.30004596710205">
                <text:p>2.30004596710205</text:p>
              </table:table-cell>
              <table:table-cell office:value-type="float" office:value="2.23121476173401">
                <text:p>2.231214761734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">
                <text:p>17660</text:p>
              </table:table-cell>
              <table:table-cell office:value-type="float" office:value="2.30210423469543">
                <text:p>2.30210423469543</text:p>
              </table:table-cell>
              <table:table-cell office:value-type="float" office:value="2.21762657165527">
                <text:p>2.217626571655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">
                <text:p>17680</text:p>
              </table:table-cell>
              <table:table-cell office:value-type="float" office:value="2.30115079879761">
                <text:p>2.30115079879761</text:p>
              </table:table-cell>
              <table:table-cell office:value-type="float" office:value="2.22380113601685">
                <text:p>2.223801136016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">
                <text:p>17700</text:p>
              </table:table-cell>
              <table:table-cell office:value-type="float" office:value="2.29599213600159">
                <text:p>2.29599213600159</text:p>
              </table:table-cell>
              <table:table-cell office:value-type="float" office:value="2.21324324607849">
                <text:p>2.213243246078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">
                <text:p>17720</text:p>
              </table:table-cell>
              <table:table-cell office:value-type="float" office:value="2.30185842514038">
                <text:p>2.30185842514038</text:p>
              </table:table-cell>
              <table:table-cell office:value-type="float" office:value="2.20335674285889">
                <text:p>2.203356742858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">
                <text:p>17740</text:p>
              </table:table-cell>
              <table:table-cell office:value-type="float" office:value="2.30016946792603">
                <text:p>2.30016946792603</text:p>
              </table:table-cell>
              <table:table-cell office:value-type="float" office:value="2.24170589447021">
                <text:p>2.241705894470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">
                <text:p>17760</text:p>
              </table:table-cell>
              <table:table-cell office:value-type="float" office:value="2.3014760017395">
                <text:p>2.3014760017395</text:p>
              </table:table-cell>
              <table:table-cell office:value-type="float" office:value="2.21212339401245">
                <text:p>2.212123394012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">
                <text:p>17780</text:p>
              </table:table-cell>
              <table:table-cell office:value-type="float" office:value="2.30194187164307">
                <text:p>2.30194187164307</text:p>
              </table:table-cell>
              <table:table-cell office:value-type="float" office:value="2.21976399421692">
                <text:p>2.219763994216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">
                <text:p>17800</text:p>
              </table:table-cell>
              <table:table-cell office:value-type="float" office:value="2.28071188926697">
                <text:p>2.28071188926697</text:p>
              </table:table-cell>
              <table:table-cell office:value-type="float" office:value="2.23381614685059">
                <text:p>2.233816146850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">
                <text:p>17820</text:p>
              </table:table-cell>
              <table:table-cell office:value-type="float" office:value="2.30189990997314">
                <text:p>2.30189990997314</text:p>
              </table:table-cell>
              <table:table-cell office:value-type="float" office:value="2.22204852104187">
                <text:p>2.222048521041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">
                <text:p>17840</text:p>
              </table:table-cell>
              <table:table-cell office:value-type="float" office:value="2.30137896537781">
                <text:p>2.30137896537781</text:p>
              </table:table-cell>
              <table:table-cell office:value-type="float" office:value="2.20974254608154">
                <text:p>2.209742546081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">
                <text:p>17860</text:p>
              </table:table-cell>
              <table:table-cell office:value-type="float" office:value="2.30116105079651">
                <text:p>2.30116105079651</text:p>
              </table:table-cell>
              <table:table-cell office:value-type="float" office:value="2.23058772087097">
                <text:p>2.230587720870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">
                <text:p>17880</text:p>
              </table:table-cell>
              <table:table-cell office:value-type="float" office:value="2.30247616767883">
                <text:p>2.30247616767883</text:p>
              </table:table-cell>
              <table:table-cell office:value-type="float" office:value="2.21156787872314">
                <text:p>2.211567878723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">
                <text:p>17900</text:p>
              </table:table-cell>
              <table:table-cell office:value-type="float" office:value="2.30186009407043">
                <text:p>2.30186009407043</text:p>
              </table:table-cell>
              <table:table-cell office:value-type="float" office:value="2.21082305908203">
                <text:p>2.210823059082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">
                <text:p>17920</text:p>
              </table:table-cell>
              <table:table-cell office:value-type="float" office:value="2.3017201423645">
                <text:p>2.3017201423645</text:p>
              </table:table-cell>
              <table:table-cell office:value-type="float" office:value="2.20743894577026">
                <text:p>2.207438945770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">
                <text:p>17940</text:p>
              </table:table-cell>
              <table:table-cell office:value-type="float" office:value="2.28505825996399">
                <text:p>2.28505825996399</text:p>
              </table:table-cell>
              <table:table-cell office:value-type="float" office:value="2.21942949295044">
                <text:p>2.219429492950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">
                <text:p>17960</text:p>
              </table:table-cell>
              <table:table-cell office:value-type="float" office:value="2.30135726928711">
                <text:p>2.30135726928711</text:p>
              </table:table-cell>
              <table:table-cell office:value-type="float" office:value="2.2136127948761">
                <text:p>2.21361279487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">
                <text:p>17980</text:p>
              </table:table-cell>
              <table:table-cell office:value-type="float" office:value="2.30237603187561">
                <text:p>2.30237603187561</text:p>
              </table:table-cell>
              <table:table-cell office:value-type="float" office:value="2.22368192672729">
                <text:p>2.223681926727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2.30214738845825">
                <text:p>2.30214738845825</text:p>
              </table:table-cell>
              <table:table-cell office:value-type="float" office:value="2.24751615524292">
                <text:p>2.247516155242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">
                <text:p>18020</text:p>
              </table:table-cell>
              <table:table-cell office:value-type="float" office:value="2.28717303276062">
                <text:p>2.28717303276062</text:p>
              </table:table-cell>
              <table:table-cell office:value-type="float" office:value="2.20293235778809">
                <text:p>2.202932357788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">
                <text:p>18040</text:p>
              </table:table-cell>
              <table:table-cell office:value-type="float" office:value="2.30240702629089">
                <text:p>2.30240702629089</text:p>
              </table:table-cell>
              <table:table-cell office:value-type="float" office:value="2.20957803726196">
                <text:p>2.209578037261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">
                <text:p>18060</text:p>
              </table:table-cell>
              <table:table-cell office:value-type="float" office:value="2.29744338989258">
                <text:p>2.29744338989258</text:p>
              </table:table-cell>
              <table:table-cell office:value-type="float" office:value="2.2135009765625">
                <text:p>2.2135009765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">
                <text:p>18080</text:p>
              </table:table-cell>
              <table:table-cell office:value-type="float" office:value="2.30162692070007">
                <text:p>2.30162692070007</text:p>
              </table:table-cell>
              <table:table-cell office:value-type="float" office:value="2.19089007377625">
                <text:p>2.190890073776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">
                <text:p>18100</text:p>
              </table:table-cell>
              <table:table-cell office:value-type="float" office:value="2.30229330062866">
                <text:p>2.30229330062866</text:p>
              </table:table-cell>
              <table:table-cell office:value-type="float" office:value="2.20718359947205">
                <text:p>2.207183599472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">
                <text:p>18120</text:p>
              </table:table-cell>
              <table:table-cell office:value-type="float" office:value="2.30177450180054">
                <text:p>2.30177450180054</text:p>
              </table:table-cell>
              <table:table-cell office:value-type="float" office:value="2.21960639953613">
                <text:p>2.219606399536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">
                <text:p>18140</text:p>
              </table:table-cell>
              <table:table-cell office:value-type="float" office:value="2.30088067054749">
                <text:p>2.30088067054749</text:p>
              </table:table-cell>
              <table:table-cell office:value-type="float" office:value="2.20987725257874">
                <text:p>2.209877252578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">
                <text:p>18160</text:p>
              </table:table-cell>
              <table:table-cell office:value-type="float" office:value="2.30111980438232">
                <text:p>2.30111980438232</text:p>
              </table:table-cell>
              <table:table-cell office:value-type="float" office:value="2.1877121925354">
                <text:p>2.18771219253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">
                <text:p>18180</text:p>
              </table:table-cell>
              <table:table-cell office:value-type="float" office:value="2.29597568511963">
                <text:p>2.29597568511963</text:p>
              </table:table-cell>
              <table:table-cell office:value-type="float" office:value="2.20269393920898">
                <text:p>2.202693939208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">
                <text:p>18200</text:p>
              </table:table-cell>
              <table:table-cell office:value-type="float" office:value="2.29453754425049">
                <text:p>2.29453754425049</text:p>
              </table:table-cell>
              <table:table-cell office:value-type="float" office:value="2.20592212677002">
                <text:p>2.20592212677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">
                <text:p>18220</text:p>
              </table:table-cell>
              <table:table-cell office:value-type="float" office:value="2.29420280456543">
                <text:p>2.29420280456543</text:p>
              </table:table-cell>
              <table:table-cell office:value-type="float" office:value="2.23755359649658">
                <text:p>2.23755359649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">
                <text:p>18240</text:p>
              </table:table-cell>
              <table:table-cell office:value-type="float" office:value="2.29991102218628">
                <text:p>2.29991102218628</text:p>
              </table:table-cell>
              <table:table-cell office:value-type="float" office:value="2.20390892028809">
                <text:p>2.203908920288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">
                <text:p>18260</text:p>
              </table:table-cell>
              <table:table-cell office:value-type="float" office:value="2.30240297317505">
                <text:p>2.30240297317505</text:p>
              </table:table-cell>
              <table:table-cell office:value-type="float" office:value="2.20906925201416">
                <text:p>2.20906925201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">
                <text:p>18280</text:p>
              </table:table-cell>
              <table:table-cell office:value-type="float" office:value="2.30167269706726">
                <text:p>2.30167269706726</text:p>
              </table:table-cell>
              <table:table-cell office:value-type="float" office:value="2.20180940628052">
                <text:p>2.201809406280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">
                <text:p>18300</text:p>
              </table:table-cell>
              <table:table-cell office:value-type="float" office:value="2.30077719688416">
                <text:p>2.30077719688416</text:p>
              </table:table-cell>
              <table:table-cell office:value-type="float" office:value="2.21016550064087">
                <text:p>2.210165500640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">
                <text:p>18320</text:p>
              </table:table-cell>
              <table:table-cell office:value-type="float" office:value="2.300288438797">
                <text:p>2.300288438797</text:p>
              </table:table-cell>
              <table:table-cell office:value-type="float" office:value="2.21671628952026">
                <text:p>2.216716289520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">
                <text:p>18340</text:p>
              </table:table-cell>
              <table:table-cell office:value-type="float" office:value="2.29741787910461">
                <text:p>2.29741787910461</text:p>
              </table:table-cell>
              <table:table-cell office:value-type="float" office:value="2.23058605194092">
                <text:p>2.230586051940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">
                <text:p>18360</text:p>
              </table:table-cell>
              <table:table-cell office:value-type="float" office:value="2.30212664604187">
                <text:p>2.30212664604187</text:p>
              </table:table-cell>
              <table:table-cell office:value-type="float" office:value="2.19354200363159">
                <text:p>2.193542003631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">
                <text:p>18380</text:p>
              </table:table-cell>
              <table:table-cell office:value-type="float" office:value="2.30152940750122">
                <text:p>2.30152940750122</text:p>
              </table:table-cell>
              <table:table-cell office:value-type="float" office:value="2.22398996353149">
                <text:p>2.223989963531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">
                <text:p>18400</text:p>
              </table:table-cell>
              <table:table-cell office:value-type="float" office:value="2.3021411895752">
                <text:p>2.3021411895752</text:p>
              </table:table-cell>
              <table:table-cell office:value-type="float" office:value="2.21727108955383">
                <text:p>2.217271089553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">
                <text:p>18420</text:p>
              </table:table-cell>
              <table:table-cell office:value-type="float" office:value="2.30164813995361">
                <text:p>2.30164813995361</text:p>
              </table:table-cell>
              <table:table-cell office:value-type="float" office:value="2.2183210849762">
                <text:p>2.21832108497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">
                <text:p>18440</text:p>
              </table:table-cell>
              <table:table-cell office:value-type="float" office:value="2.29848504066467">
                <text:p>2.29848504066467</text:p>
              </table:table-cell>
              <table:table-cell office:value-type="float" office:value="2.22362112998962">
                <text:p>2.223621129989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">
                <text:p>18460</text:p>
              </table:table-cell>
              <table:table-cell office:value-type="float" office:value="2.30135273933411">
                <text:p>2.30135273933411</text:p>
              </table:table-cell>
              <table:table-cell office:value-type="float" office:value="2.19156694412231">
                <text:p>2.191566944122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">
                <text:p>18480</text:p>
              </table:table-cell>
              <table:table-cell office:value-type="float" office:value="2.30238938331604">
                <text:p>2.30238938331604</text:p>
              </table:table-cell>
              <table:table-cell office:value-type="float" office:value="2.20384669303894">
                <text:p>2.203846693038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">
                <text:p>18500</text:p>
              </table:table-cell>
              <table:table-cell office:value-type="float" office:value="2.30077409744263">
                <text:p>2.30077409744263</text:p>
              </table:table-cell>
              <table:table-cell office:value-type="float" office:value="2.2242546081543">
                <text:p>2.22425460815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">
                <text:p>18520</text:p>
              </table:table-cell>
              <table:table-cell office:value-type="float" office:value="2.2960422039032">
                <text:p>2.2960422039032</text:p>
              </table:table-cell>
              <table:table-cell office:value-type="float" office:value="2.22321248054504">
                <text:p>2.223212480545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">
                <text:p>18540</text:p>
              </table:table-cell>
              <table:table-cell office:value-type="float" office:value="2.30187344551086">
                <text:p>2.30187344551086</text:p>
              </table:table-cell>
              <table:table-cell office:value-type="float" office:value="2.2025203704834">
                <text:p>2.2025203704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">
                <text:p>18560</text:p>
              </table:table-cell>
              <table:table-cell office:value-type="float" office:value="2.30129814147949">
                <text:p>2.30129814147949</text:p>
              </table:table-cell>
              <table:table-cell office:value-type="float" office:value="2.22456884384155">
                <text:p>2.224568843841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">
                <text:p>18580</text:p>
              </table:table-cell>
              <table:table-cell office:value-type="float" office:value="2.29956459999084">
                <text:p>2.29956459999084</text:p>
              </table:table-cell>
              <table:table-cell office:value-type="float" office:value="2.23849296569824">
                <text:p>2.238492965698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">
                <text:p>18600</text:p>
              </table:table-cell>
              <table:table-cell office:value-type="float" office:value="2.30202078819275">
                <text:p>2.30202078819275</text:p>
              </table:table-cell>
              <table:table-cell office:value-type="float" office:value="2.21360492706299">
                <text:p>2.213604927062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">
                <text:p>18620</text:p>
              </table:table-cell>
              <table:table-cell office:value-type="float" office:value="2.30212116241455">
                <text:p>2.30212116241455</text:p>
              </table:table-cell>
              <table:table-cell office:value-type="float" office:value="2.2039361000061">
                <text:p>2.20393610000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">
                <text:p>18640</text:p>
              </table:table-cell>
              <table:table-cell office:value-type="float" office:value="2.30238437652588">
                <text:p>2.30238437652588</text:p>
              </table:table-cell>
              <table:table-cell office:value-type="float" office:value="2.20901203155518">
                <text:p>2.209012031555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">
                <text:p>18660</text:p>
              </table:table-cell>
              <table:table-cell office:value-type="float" office:value="2.30136632919312">
                <text:p>2.30136632919312</text:p>
              </table:table-cell>
              <table:table-cell office:value-type="float" office:value="2.19888377189636">
                <text:p>2.198883771896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">
                <text:p>18680</text:p>
              </table:table-cell>
              <table:table-cell office:value-type="float" office:value="2.30080986022949">
                <text:p>2.30080986022949</text:p>
              </table:table-cell>
              <table:table-cell office:value-type="float" office:value="2.2011079788208">
                <text:p>2.20110797882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">
                <text:p>18700</text:p>
              </table:table-cell>
              <table:table-cell office:value-type="float" office:value="2.30136275291443">
                <text:p>2.30136275291443</text:p>
              </table:table-cell>
              <table:table-cell office:value-type="float" office:value="2.22206926345825">
                <text:p>2.222069263458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">
                <text:p>18720</text:p>
              </table:table-cell>
              <table:table-cell office:value-type="float" office:value="2.29557585716248">
                <text:p>2.29557585716248</text:p>
              </table:table-cell>
              <table:table-cell office:value-type="float" office:value="2.20204901695251">
                <text:p>2.202049016952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">
                <text:p>18740</text:p>
              </table:table-cell>
              <table:table-cell office:value-type="float" office:value="2.30187940597534">
                <text:p>2.30187940597534</text:p>
              </table:table-cell>
              <table:table-cell office:value-type="float" office:value="2.23226356506348">
                <text:p>2.232263565063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">
                <text:p>18760</text:p>
              </table:table-cell>
              <table:table-cell office:value-type="float" office:value="2.30229449272156">
                <text:p>2.30229449272156</text:p>
              </table:table-cell>
              <table:table-cell office:value-type="float" office:value="2.2289719581604">
                <text:p>2.22897195816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">
                <text:p>18780</text:p>
              </table:table-cell>
              <table:table-cell office:value-type="float" office:value="2.30244708061218">
                <text:p>2.30244708061218</text:p>
              </table:table-cell>
              <table:table-cell office:value-type="float" office:value="2.2013099193573">
                <text:p>2.20130991935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">
                <text:p>18800</text:p>
              </table:table-cell>
              <table:table-cell office:value-type="float" office:value="2.30061101913452">
                <text:p>2.30061101913452</text:p>
              </table:table-cell>
              <table:table-cell office:value-type="float" office:value="2.17871117591858">
                <text:p>2.178711175918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">
                <text:p>18820</text:p>
              </table:table-cell>
              <table:table-cell office:value-type="float" office:value="2.30160784721375">
                <text:p>2.30160784721375</text:p>
              </table:table-cell>
              <table:table-cell office:value-type="float" office:value="2.21089100837708">
                <text:p>2.210891008377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">
                <text:p>18840</text:p>
              </table:table-cell>
              <table:table-cell office:value-type="float" office:value="2.29609036445618">
                <text:p>2.29609036445618</text:p>
              </table:table-cell>
              <table:table-cell office:value-type="float" office:value="2.19955897331238">
                <text:p>2.199558973312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">
                <text:p>18860</text:p>
              </table:table-cell>
              <table:table-cell office:value-type="float" office:value="2.29420900344849">
                <text:p>2.29420900344849</text:p>
              </table:table-cell>
              <table:table-cell office:value-type="float" office:value="2.19895386695862">
                <text:p>2.198953866958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">
                <text:p>18880</text:p>
              </table:table-cell>
              <table:table-cell office:value-type="float" office:value="2.29969787597656">
                <text:p>2.29969787597656</text:p>
              </table:table-cell>
              <table:table-cell office:value-type="float" office:value="2.20593357086182">
                <text:p>2.205933570861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">
                <text:p>18900</text:p>
              </table:table-cell>
              <table:table-cell office:value-type="float" office:value="2.30225777626038">
                <text:p>2.30225777626038</text:p>
              </table:table-cell>
              <table:table-cell office:value-type="float" office:value="2.19852876663208">
                <text:p>2.198528766632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">
                <text:p>18920</text:p>
              </table:table-cell>
              <table:table-cell office:value-type="float" office:value="2.3021833896637">
                <text:p>2.3021833896637</text:p>
              </table:table-cell>
              <table:table-cell office:value-type="float" office:value="2.18541526794434">
                <text:p>2.185415267944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">
                <text:p>18940</text:p>
              </table:table-cell>
              <table:table-cell office:value-type="float" office:value="2.30207276344299">
                <text:p>2.30207276344299</text:p>
              </table:table-cell>
              <table:table-cell office:value-type="float" office:value="2.21821355819702">
                <text:p>2.218213558197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">
                <text:p>18960</text:p>
              </table:table-cell>
              <table:table-cell office:value-type="float" office:value="2.29874014854431">
                <text:p>2.29874014854431</text:p>
              </table:table-cell>
              <table:table-cell office:value-type="float" office:value="2.180180311203">
                <text:p>2.1801803112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">
                <text:p>18980</text:p>
              </table:table-cell>
              <table:table-cell office:value-type="float" office:value="2.30151462554932">
                <text:p>2.30151462554932</text:p>
              </table:table-cell>
              <table:table-cell office:value-type="float" office:value="2.19876432418823">
                <text:p>2.198764324188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">
                <text:p>19000</text:p>
              </table:table-cell>
              <table:table-cell office:value-type="float" office:value="2.30082130432129">
                <text:p>2.30082130432129</text:p>
              </table:table-cell>
              <table:table-cell office:value-type="float" office:value="2.18857884407043">
                <text:p>2.188578844070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">
                <text:p>19020</text:p>
              </table:table-cell>
              <table:table-cell office:value-type="float" office:value="2.28072810173035">
                <text:p>2.28072810173035</text:p>
              </table:table-cell>
              <table:table-cell office:value-type="float" office:value="2.19833564758301">
                <text:p>2.198335647583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">
                <text:p>19040</text:p>
              </table:table-cell>
              <table:table-cell office:value-type="float" office:value="2.29657292366028">
                <text:p>2.29657292366028</text:p>
              </table:table-cell>
              <table:table-cell office:value-type="float" office:value="2.20621156692505">
                <text:p>2.206211566925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">
                <text:p>19060</text:p>
              </table:table-cell>
              <table:table-cell office:value-type="float" office:value="2.30111813545227">
                <text:p>2.30111813545227</text:p>
              </table:table-cell>
              <table:table-cell office:value-type="float" office:value="2.19322538375854">
                <text:p>2.193225383758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">
                <text:p>19080</text:p>
              </table:table-cell>
              <table:table-cell office:value-type="float" office:value="2.30158233642578">
                <text:p>2.30158233642578</text:p>
              </table:table-cell>
              <table:table-cell office:value-type="float" office:value="2.19081497192383">
                <text:p>2.190814971923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">
                <text:p>19100</text:p>
              </table:table-cell>
              <table:table-cell office:value-type="float" office:value="2.29964017868042">
                <text:p>2.29964017868042</text:p>
              </table:table-cell>
              <table:table-cell office:value-type="float" office:value="2.20158648490906">
                <text:p>2.201586484909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">
                <text:p>19120</text:p>
              </table:table-cell>
              <table:table-cell office:value-type="float" office:value="2.30234527587891">
                <text:p>2.30234527587891</text:p>
              </table:table-cell>
              <table:table-cell office:value-type="float" office:value="2.22159934043884">
                <text:p>2.221599340438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">
                <text:p>19140</text:p>
              </table:table-cell>
              <table:table-cell office:value-type="float" office:value="2.30187630653381">
                <text:p>2.30187630653381</text:p>
              </table:table-cell>
              <table:table-cell office:value-type="float" office:value="2.18224239349365">
                <text:p>2.182242393493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">
                <text:p>19160</text:p>
              </table:table-cell>
              <table:table-cell office:value-type="float" office:value="2.30134797096252">
                <text:p>2.30134797096252</text:p>
              </table:table-cell>
              <table:table-cell office:value-type="float" office:value="2.21479296684265">
                <text:p>2.2147929668426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">
                <text:p>19180</text:p>
              </table:table-cell>
              <table:table-cell office:value-type="float" office:value="2.29933142662048">
                <text:p>2.29933142662048</text:p>
              </table:table-cell>
              <table:table-cell office:value-type="float" office:value="2.1890594959259">
                <text:p>2.18905949592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">
                <text:p>19200</text:p>
              </table:table-cell>
              <table:table-cell office:value-type="float" office:value="2.30092167854309">
                <text:p>2.30092167854309</text:p>
              </table:table-cell>
              <table:table-cell office:value-type="float" office:value="2.19035339355469">
                <text:p>2.190353393554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">
                <text:p>19220</text:p>
              </table:table-cell>
              <table:table-cell office:value-type="float" office:value="2.30085134506226">
                <text:p>2.30085134506226</text:p>
              </table:table-cell>
              <table:table-cell office:value-type="float" office:value="2.2370138168335">
                <text:p>2.23701381683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">
                <text:p>19240</text:p>
              </table:table-cell>
              <table:table-cell office:value-type="float" office:value="2.30001425743103">
                <text:p>2.30001425743103</text:p>
              </table:table-cell>
              <table:table-cell office:value-type="float" office:value="2.18952417373657">
                <text:p>2.189524173736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">
                <text:p>19260</text:p>
              </table:table-cell>
              <table:table-cell office:value-type="float" office:value="2.30184435844421">
                <text:p>2.30184435844421</text:p>
              </table:table-cell>
              <table:table-cell office:value-type="float" office:value="2.18070507049561">
                <text:p>2.180705070495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">
                <text:p>19280</text:p>
              </table:table-cell>
              <table:table-cell office:value-type="float" office:value="2.30233097076416">
                <text:p>2.30233097076416</text:p>
              </table:table-cell>
              <table:table-cell office:value-type="float" office:value="2.21140575408936">
                <text:p>2.211405754089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">
                <text:p>19300</text:p>
              </table:table-cell>
              <table:table-cell office:value-type="float" office:value="2.29726028442383">
                <text:p>2.29726028442383</text:p>
              </table:table-cell>
              <table:table-cell office:value-type="float" office:value="2.19180870056152">
                <text:p>2.19180870056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">
                <text:p>19320</text:p>
              </table:table-cell>
              <table:table-cell office:value-type="float" office:value="2.30215072631836">
                <text:p>2.30215072631836</text:p>
              </table:table-cell>
              <table:table-cell office:value-type="float" office:value="2.21665048599243">
                <text:p>2.216650485992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">
                <text:p>19340</text:p>
              </table:table-cell>
              <table:table-cell office:value-type="float" office:value="2.29911780357361">
                <text:p>2.29911780357361</text:p>
              </table:table-cell>
              <table:table-cell office:value-type="float" office:value="2.1920485496521">
                <text:p>2.19204854965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">
                <text:p>19360</text:p>
              </table:table-cell>
              <table:table-cell office:value-type="float" office:value="2.29538488388062">
                <text:p>2.29538488388062</text:p>
              </table:table-cell>
              <table:table-cell office:value-type="float" office:value="2.17880988121033">
                <text:p>2.178809881210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">
                <text:p>19380</text:p>
              </table:table-cell>
              <table:table-cell office:value-type="float" office:value="2.30208325386047">
                <text:p>2.30208325386047</text:p>
              </table:table-cell>
              <table:table-cell office:value-type="float" office:value="2.21628642082214">
                <text:p>2.216286420822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">
                <text:p>19400</text:p>
              </table:table-cell>
              <table:table-cell office:value-type="float" office:value="2.30213403701782">
                <text:p>2.30213403701782</text:p>
              </table:table-cell>
              <table:table-cell office:value-type="float" office:value="2.17616748809814">
                <text:p>2.176167488098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">
                <text:p>19420</text:p>
              </table:table-cell>
              <table:table-cell office:value-type="float" office:value="2.29910778999329">
                <text:p>2.29910778999329</text:p>
              </table:table-cell>
              <table:table-cell office:value-type="float" office:value="2.23570394515991">
                <text:p>2.235703945159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">
                <text:p>19440</text:p>
              </table:table-cell>
              <table:table-cell office:value-type="float" office:value="2.30204319953918">
                <text:p>2.30204319953918</text:p>
              </table:table-cell>
              <table:table-cell office:value-type="float" office:value="2.18412971496582">
                <text:p>2.184129714965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">
                <text:p>19460</text:p>
              </table:table-cell>
              <table:table-cell office:value-type="float" office:value="2.30016589164734">
                <text:p>2.30016589164734</text:p>
              </table:table-cell>
              <table:table-cell office:value-type="float" office:value="2.20390582084656">
                <text:p>2.203905820846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">
                <text:p>19480</text:p>
              </table:table-cell>
              <table:table-cell office:value-type="float" office:value="2.29828476905823">
                <text:p>2.29828476905823</text:p>
              </table:table-cell>
              <table:table-cell office:value-type="float" office:value="2.20710945129395">
                <text:p>2.207109451293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">
                <text:p>19500</text:p>
              </table:table-cell>
              <table:table-cell office:value-type="float" office:value="2.30225396156311">
                <text:p>2.30225396156311</text:p>
              </table:table-cell>
              <table:table-cell office:value-type="float" office:value="2.20688843727112">
                <text:p>2.206888437271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">
                <text:p>19520</text:p>
              </table:table-cell>
              <table:table-cell office:value-type="float" office:value="2.3014132976532">
                <text:p>2.3014132976532</text:p>
              </table:table-cell>
              <table:table-cell office:value-type="float" office:value="2.20536780357361">
                <text:p>2.205367803573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">
                <text:p>19540</text:p>
              </table:table-cell>
              <table:table-cell office:value-type="float" office:value="2.30013179779053">
                <text:p>2.30013179779053</text:p>
              </table:table-cell>
              <table:table-cell office:value-type="float" office:value="2.20436692237854">
                <text:p>2.204366922378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">
                <text:p>19560</text:p>
              </table:table-cell>
              <table:table-cell office:value-type="float" office:value="2.30038952827454">
                <text:p>2.30038952827454</text:p>
              </table:table-cell>
              <table:table-cell office:value-type="float" office:value="2.22019791603088">
                <text:p>2.220197916030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">
                <text:p>19580</text:p>
              </table:table-cell>
              <table:table-cell office:value-type="float" office:value="2.30160880088806">
                <text:p>2.30160880088806</text:p>
              </table:table-cell>
              <table:table-cell office:value-type="float" office:value="2.20387411117554">
                <text:p>2.203874111175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">
                <text:p>19600</text:p>
              </table:table-cell>
              <table:table-cell office:value-type="float" office:value="2.2976803779602">
                <text:p>2.2976803779602</text:p>
              </table:table-cell>
              <table:table-cell office:value-type="float" office:value="2.21979141235352">
                <text:p>2.219791412353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">
                <text:p>19620</text:p>
              </table:table-cell>
              <table:table-cell office:value-type="float" office:value="2.30211544036865">
                <text:p>2.30211544036865</text:p>
              </table:table-cell>
              <table:table-cell office:value-type="float" office:value="2.23946833610535">
                <text:p>2.239468336105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">
                <text:p>19640</text:p>
              </table:table-cell>
              <table:table-cell office:value-type="float" office:value="2.30217981338501">
                <text:p>2.30217981338501</text:p>
              </table:table-cell>
              <table:table-cell office:value-type="float" office:value="2.2426609992981">
                <text:p>2.2426609992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">
                <text:p>19660</text:p>
              </table:table-cell>
              <table:table-cell office:value-type="float" office:value="2.30221509933472">
                <text:p>2.30221509933472</text:p>
              </table:table-cell>
              <table:table-cell office:value-type="float" office:value="2.1652307510376">
                <text:p>2.16523075103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">
                <text:p>19680</text:p>
              </table:table-cell>
              <table:table-cell office:value-type="float" office:value="2.30139255523682">
                <text:p>2.30139255523682</text:p>
              </table:table-cell>
              <table:table-cell office:value-type="float" office:value="2.1862964630127">
                <text:p>2.18629646301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">
                <text:p>19700</text:p>
              </table:table-cell>
              <table:table-cell office:value-type="float" office:value="2.30145311355591">
                <text:p>2.30145311355591</text:p>
              </table:table-cell>
              <table:table-cell office:value-type="float" office:value="2.19962668418884">
                <text:p>2.199626684188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">
                <text:p>19720</text:p>
              </table:table-cell>
              <table:table-cell office:value-type="float" office:value="2.30150055885315">
                <text:p>2.30150055885315</text:p>
              </table:table-cell>
              <table:table-cell office:value-type="float" office:value="2.19143199920654">
                <text:p>2.191431999206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">
                <text:p>19740</text:p>
              </table:table-cell>
              <table:table-cell office:value-type="float" office:value="2.30097532272339">
                <text:p>2.30097532272339</text:p>
              </table:table-cell>
              <table:table-cell office:value-type="float" office:value="2.21236610412598">
                <text:p>2.212366104125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">
                <text:p>19760</text:p>
              </table:table-cell>
              <table:table-cell office:value-type="float" office:value="2.30224752426147">
                <text:p>2.30224752426147</text:p>
              </table:table-cell>
              <table:table-cell office:value-type="float" office:value="2.21880841255188">
                <text:p>2.218808412551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">
                <text:p>19780</text:p>
              </table:table-cell>
              <table:table-cell office:value-type="float" office:value="2.30170345306396">
                <text:p>2.30170345306396</text:p>
              </table:table-cell>
              <table:table-cell office:value-type="float" office:value="2.190505027771">
                <text:p>2.1905050277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">
                <text:p>19800</text:p>
              </table:table-cell>
              <table:table-cell office:value-type="float" office:value="2.2997567653656">
                <text:p>2.2997567653656</text:p>
              </table:table-cell>
              <table:table-cell office:value-type="float" office:value="2.22522258758545">
                <text:p>2.225222587585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">
                <text:p>19820</text:p>
              </table:table-cell>
              <table:table-cell office:value-type="float" office:value="2.30221557617187">
                <text:p>2.30221557617187</text:p>
              </table:table-cell>
              <table:table-cell office:value-type="float" office:value="2.1943359375">
                <text:p>2.1943359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">
                <text:p>19840</text:p>
              </table:table-cell>
              <table:table-cell office:value-type="float" office:value="2.30032444000244">
                <text:p>2.30032444000244</text:p>
              </table:table-cell>
              <table:table-cell office:value-type="float" office:value="2.18693399429321">
                <text:p>2.186933994293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">
                <text:p>19860</text:p>
              </table:table-cell>
              <table:table-cell office:value-type="float" office:value="2.30155849456787">
                <text:p>2.30155849456787</text:p>
              </table:table-cell>
              <table:table-cell office:value-type="float" office:value="2.21081614494324">
                <text:p>2.210816144943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">
                <text:p>19880</text:p>
              </table:table-cell>
              <table:table-cell office:value-type="float" office:value="2.30233526229858">
                <text:p>2.30233526229858</text:p>
              </table:table-cell>
              <table:table-cell office:value-type="float" office:value="2.15983724594116">
                <text:p>2.159837245941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">
                <text:p>19900</text:p>
              </table:table-cell>
              <table:table-cell office:value-type="float" office:value="2.30199384689331">
                <text:p>2.30199384689331</text:p>
              </table:table-cell>
              <table:table-cell office:value-type="float" office:value="2.22000074386597">
                <text:p>2.220000743865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">
                <text:p>19920</text:p>
              </table:table-cell>
              <table:table-cell office:value-type="float" office:value="2.30034375190735">
                <text:p>2.30034375190735</text:p>
              </table:table-cell>
              <table:table-cell office:value-type="float" office:value="2.2020149230957">
                <text:p>2.20201492309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">
                <text:p>19940</text:p>
              </table:table-cell>
              <table:table-cell office:value-type="float" office:value="2.29254031181335">
                <text:p>2.29254031181335</text:p>
              </table:table-cell>
              <table:table-cell office:value-type="float" office:value="2.17823028564453">
                <text:p>2.178230285644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">
                <text:p>19960</text:p>
              </table:table-cell>
              <table:table-cell office:value-type="float" office:value="2.29871559143066">
                <text:p>2.29871559143066</text:p>
              </table:table-cell>
              <table:table-cell office:value-type="float" office:value="2.19000053405762">
                <text:p>2.190000534057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">
                <text:p>19980</text:p>
              </table:table-cell>
              <table:table-cell office:value-type="float" office:value="2.30206394195557">
                <text:p>2.30206394195557</text:p>
              </table:table-cell>
              <table:table-cell office:value-type="float" office:value="2.16636157035828">
                <text:p>2.166361570358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2.30027842521667">
                <text:p>2.30027842521667</text:p>
              </table:table-cell>
              <table:table-cell office:value-type="float" office:value="2.21641492843628">
                <text:p>2.21641492843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30%" draw:fill-color="#004586" draw:opacity="3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svg:stroke-opacity="30%" draw:fill-color="#ff420e" draw:opacity="30%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29cm" svg:height="11.38cm" xlink:href=".." xlink:type="simple" chart:class="chart:scatter" chart:style-name="ch1">
        <chart:title svg:x="7.953cm" svg:y="0.363cm" chart:style-name="ch2">
          <text:p>(b)</text:p>
        </chart:title>
        <chart:legend svg:x="10.815cm" svg:y="8.414cm" style:legend-expansion="custom" chartooo:width="5.813cm" chartooo:height="1.721cm" style:legend-expansion-aspect-ratio="3.37768739105171" chart:style-name="ch3"/>
        <chart:plot-area chart:style-name="ch4"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C1 'run_2_cifar100_10_09-10_15_06_conv_cifar10way_gated_deep_alt_min_copyrand_reptile_5steps-tag-prediction_entropy_train_target'.D2:'run_2_cifar100_10_09-10_15_06_conv_cifar10way_gated_deep_alt_min_copyrand_reptile_5steps-tag-prediction_entropy_train_target'.E1001" chart:data-source-has-labels="row" svg:x="0.758cm" svg:y="0.246cm" svg:width="15.817cm" svg:height="10.489cm">
          <chartooo:coordinate-region svg:x="1.485cm" svg:y="0.445cm" svg:width="14.626cm" svg:height="9.643cm"/>
          <chart:axis chart:dimension="x" chart:name="primary-x" chart:style-name="ch5">
            <chart:title svg:x="8.027cm" svg:y="10.82cm" chart:style-name="ch6">
              <text:p>Iteration</text:p>
            </chart:title>
          </chart:axis>
          <chart:axis chart:dimension="y" chart:name="primary-y" chart:style-name="ch7">
            <chart:title svg:x="0cm" svg:y="7.32cm" chart:style-name="ch8">
              <text:p>Batch Prediction Entropy</text:p>
            </chart:title>
            <chart:grid chart:style-name="ch9" chart:class="major"/>
          </chart:axis>
          <chart:series chart:style-name="ch10" chart:values-cell-range-address="'run_2_cifar100_10_09-10_15_06_conv_cifar10way_gated_deep_alt_min_copyrand_reptile_5steps-tag-prediction_entropy_train_target'.D2:'run_2_cifar100_10_09-10_15_06_conv_cifar10way_gated_deep_alt_min_copyrand_reptile_5steps-tag-prediction_entropy_train_target'.D1001" chart:label-cell-address="'run_2_cifar100_10_09-10_15_06_conv_cifar10way_gated_deep_alt_min_copyrand_reptile_5steps-tag-prediction_entropy_train_target'.B1:'run_2_cifar100_10_09-10_15_06_conv_cifar10way_gated_deep_alt_min_copyrand_reptile_5steps-tag-prediction_entropy_train_target'.B1" chart:class="chart:scatter">
            <chart:domain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"/>
            <chart:regression-curve chart:style-name="ch11"/>
            <chart:data-point chart:repeated="1000"/>
          </chart:series>
          <chart:series chart:style-name="ch12" chart:values-cell-range-address="'run_2_cifar100_10_09-10_15_06_conv_cifar10way_gated_deep_alt_min_copyrand_reptile_5steps-tag-prediction_entropy_train_target'.E2:'run_2_cifar100_10_09-10_15_06_conv_cifar10way_gated_deep_alt_min_copyrand_reptile_5steps-tag-prediction_entropy_train_target'.E1001" chart:label-cell-address="'run_2_cifar100_10_09-10_15_06_conv_cifar10way_gated_deep_alt_min_copyrand_reptile_5steps-tag-prediction_entropy_train_target'.C1:'run_2_cifar100_10_09-10_15_06_conv_cifar10way_gated_deep_alt_min_copyrand_reptile_5steps-tag-prediction_entropy_train_target'.C1" chart:class="chart:scatter">
            <chart:regression-curve chart:style-name="ch13"/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'run_2_cifar100_10_09-10_15_06_conv_cifar10way_gated_deep_alt_min_copyrand_reptile_5steps-tag-prediction_entropy_train_target'.B1:'run_2_cifar100_10_09-10_15_06_conv_cifar10way_gated_deep_alt_min_copyrand_reptile_5steps-tag-prediction_entropy_train_target'.B1</svg:desc>
                </draw:g>
              </table:table-cell>
              <table:table-cell office:value-type="string">
                <text:p>Source</text:p>
                <draw:g>
                  <svg:desc>'run_2_cifar100_10_09-10_15_06_conv_cifar10way_gated_deep_alt_min_copyrand_reptile_5steps-tag-prediction_entropy_train_target'.C1:'run_2_cifar100_10_09-10_15_06_conv_cifar10way_gated_deep_alt_min_copyrand_reptile_5steps-tag-prediction_entropy_train_targ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un_2_cifar100_10_09-10_15_06_conv_cifar10way_gated_deep_alt_min_copyrand_reptile_5steps-tag-prediction_entropy_train_target'.A2:'run_2_cifar100_10_09-10_15_06_conv_cifar10way_gated_deep_alt_min_copyrand_reptile_5steps-tag-prediction_entropy_train_target'.A1001</svg:desc>
                </draw:g>
              </table:table-cell>
              <table:table-cell office:value-type="float" office:value="2.30256700515747">
                <text:p>2.30256700515747</text:p>
                <draw:g>
                  <svg:desc>'run_2_cifar100_10_09-10_15_06_conv_cifar10way_gated_deep_alt_min_copyrand_reptile_5steps-tag-prediction_entropy_train_target'.D2:'run_2_cifar100_10_09-10_15_06_conv_cifar10way_gated_deep_alt_min_copyrand_reptile_5steps-tag-prediction_entropy_train_target'.D1001</svg:desc>
                </draw:g>
              </table:table-cell>
              <table:table-cell office:value-type="float" office:value="2.30257225036621">
                <text:p>2.30257225036621</text:p>
                <draw:g>
                  <svg:desc>'run_2_cifar100_10_09-10_15_06_conv_cifar10way_gated_deep_alt_min_copyrand_reptile_5steps-tag-prediction_entropy_train_target'.E2:'run_2_cifar100_10_09-10_15_06_conv_cifar10way_gated_deep_alt_min_copyrand_reptile_5steps-tag-prediction_entropy_train_target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30257558822632">
                <text:p>2.30257558822632</text:p>
              </table:table-cell>
              <table:table-cell office:value-type="float" office:value="2.30257415771484">
                <text:p>2.30257415771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30256772041321">
                <text:p>2.30256772041321</text:p>
              </table:table-cell>
              <table:table-cell office:value-type="float" office:value="2.30256915092468">
                <text:p>2.30256915092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30257177352905">
                <text:p>2.30257177352905</text:p>
              </table:table-cell>
              <table:table-cell office:value-type="float" office:value="2.30256605148315">
                <text:p>2.3025660514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30257701873779">
                <text:p>2.30257701873779</text:p>
              </table:table-cell>
              <table:table-cell office:value-type="float" office:value="2.30256247520447">
                <text:p>2.30256247520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.30257701873779">
                <text:p>2.30257701873779</text:p>
              </table:table-cell>
              <table:table-cell office:value-type="float" office:value="2.3025631904602">
                <text:p>2.3025631904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.3022985458374">
                <text:p>2.3022985458374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.29824781417847">
                <text:p>2.29824781417847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.9445583820343">
                <text:p>1.9445583820343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.83491933345795">
                <text:p>1.83491933345795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1.96826124191284">
                <text:p>1.96826124191284</text:p>
              </table:table-cell>
              <table:table-cell office:value-type="float" office:value="2.30256104469299">
                <text:p>2.30256104469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.94983863830566">
                <text:p>1.94983863830566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1.79070925712585">
                <text:p>1.79070925712585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1.79934930801392">
                <text:p>1.79934930801392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1.85565984249115">
                <text:p>1.85565984249115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1.8672993183136">
                <text:p>1.8672993183136</text:p>
              </table:table-cell>
              <table:table-cell office:value-type="float" office:value="2.30251693725586">
                <text:p>2.30251693725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1.8012387752533">
                <text:p>1.8012387752533</text:p>
              </table:table-cell>
              <table:table-cell office:value-type="float" office:value="2.30250692367554">
                <text:p>2.30250692367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.8127863407135">
                <text:p>1.8127863407135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1.78496706485748">
                <text:p>1.78496706485748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1.82741236686707">
                <text:p>1.82741236686707</text:p>
              </table:table-cell>
              <table:table-cell office:value-type="float" office:value="2.30250597000122">
                <text:p>2.30250597000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1.82744872570038">
                <text:p>1.82744872570038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1.75945389270782">
                <text:p>1.75945389270782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1.72817957401276">
                <text:p>1.72817957401276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.72398459911346">
                <text:p>1.72398459911346</text:p>
              </table:table-cell>
              <table:table-cell office:value-type="float" office:value="2.30251216888428">
                <text:p>2.30251216888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1.75393164157867">
                <text:p>1.75393164157867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1.69024670124054">
                <text:p>1.69024670124054</text:p>
              </table:table-cell>
              <table:table-cell office:value-type="float" office:value="2.30255961418152">
                <text:p>2.30255961418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1.71365463733673">
                <text:p>1.71365463733673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1.76414740085602">
                <text:p>1.76414740085602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1.70946180820465">
                <text:p>1.70946180820465</text:p>
              </table:table-cell>
              <table:table-cell office:value-type="float" office:value="2.30251049995422">
                <text:p>2.30251049995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1.68736374378204">
                <text:p>1.68736374378204</text:p>
              </table:table-cell>
              <table:table-cell office:value-type="float" office:value="2.30250239372253">
                <text:p>2.3025023937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1.6887481212616">
                <text:p>1.6887481212616</text:p>
              </table:table-cell>
              <table:table-cell office:value-type="float" office:value="2.30252909660339">
                <text:p>2.30252909660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1.69820106029511">
                <text:p>1.69820106029511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1.69758689403534">
                <text:p>1.69758689403534</text:p>
              </table:table-cell>
              <table:table-cell office:value-type="float" office:value="2.30250811576843">
                <text:p>2.30250811576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1.68804693222046">
                <text:p>1.68804693222046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1.71563529968262">
                <text:p>1.71563529968262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1.69099092483521">
                <text:p>1.69099092483521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1.7777214050293">
                <text:p>1.7777214050293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1.74445390701294">
                <text:p>1.74445390701294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1.67724180221558">
                <text:p>1.67724180221558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1.78770518302917">
                <text:p>1.78770518302917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1.65775716304779">
                <text:p>1.65775716304779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1.67392182350159">
                <text:p>1.67392182350159</text:p>
              </table:table-cell>
              <table:table-cell office:value-type="float" office:value="2.30248856544495">
                <text:p>2.30248856544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1.65197169780731">
                <text:p>1.65197169780731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1.78984773159027">
                <text:p>1.78984773159027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1.69314134120941">
                <text:p>1.69314134120941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1.65060544013977">
                <text:p>1.65060544013977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1.64470219612122">
                <text:p>1.64470219612122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1.64762091636658">
                <text:p>1.64762091636658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1.72412633895874">
                <text:p>1.72412633895874</text:p>
              </table:table-cell>
              <table:table-cell office:value-type="float" office:value="2.3025176525116">
                <text:p>2.3025176525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.62291979789734">
                <text:p>1.62291979789734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1.65468430519104">
                <text:p>1.65468430519104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1.66009712219238">
                <text:p>1.66009712219238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1.73174297809601">
                <text:p>1.73174297809601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1.67498624324799">
                <text:p>1.6749862432479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1.64308023452759">
                <text:p>1.64308023452759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1.68739938735962">
                <text:p>1.68739938735962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1.66882526874542">
                <text:p>1.66882526874542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1.61677002906799">
                <text:p>1.6167700290679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1.64714324474335">
                <text:p>1.64714324474335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1.63432788848877">
                <text:p>1.63432788848877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1.66697561740875">
                <text:p>1.66697561740875</text:p>
              </table:table-cell>
              <table:table-cell office:value-type="float" office:value="2.30252170562744">
                <text:p>2.30252170562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1.63232266902924">
                <text:p>1.63232266902924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1.65688741207123">
                <text:p>1.65688741207123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1.63744688034058">
                <text:p>1.63744688034058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1.6370050907135">
                <text:p>1.6370050907135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1.61856162548065">
                <text:p>1.61856162548065</text:p>
              </table:table-cell>
              <table:table-cell office:value-type="float" office:value="2.30253982543945">
                <text:p>2.30253982543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1.62783300876617">
                <text:p>1.62783300876617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1.65619277954102">
                <text:p>1.65619277954102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1.63982951641083">
                <text:p>1.63982951641083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1.6296558380127">
                <text:p>1.629655838012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1.6269645690918">
                <text:p>1.6269645690918</text:p>
              </table:table-cell>
              <table:table-cell office:value-type="float" office:value="2.30254101753235">
                <text:p>2.30254101753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.64873194694519">
                <text:p>1.64873194694519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1.64075589179993">
                <text:p>1.64075589179993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1.62917041778564">
                <text:p>1.62917041778564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1.73543882369995">
                <text:p>1.73543882369995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1.63465404510498">
                <text:p>1.63465404510498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1.65667831897736">
                <text:p>1.65667831897736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1.61745965480804">
                <text:p>1.61745965480804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1.61699831485748">
                <text:p>1.61699831485748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1.61817622184753">
                <text:p>1.61817622184753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1.62500667572021">
                <text:p>1.62500667572021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1.62592589855194">
                <text:p>1.62592589855194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1.66891050338745">
                <text:p>1.66891050338745</text:p>
              </table:table-cell>
              <table:table-cell office:value-type="float" office:value="2.30252242088318">
                <text:p>2.30252242088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1.71581149101257">
                <text:p>1.71581149101257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1.62487888336182">
                <text:p>1.62487888336182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1.62098073959351">
                <text:p>1.62098073959351</text:p>
              </table:table-cell>
              <table:table-cell office:value-type="float" office:value="2.30251264572144">
                <text:p>2.30251264572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1.62267112731934">
                <text:p>1.62267112731934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1.62793409824371">
                <text:p>1.62793409824371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1.62365853786469">
                <text:p>1.62365853786469</text:p>
              </table:table-cell>
              <table:table-cell office:value-type="float" office:value="2.30251455307007">
                <text:p>2.30251455307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1.61854541301727">
                <text:p>1.6185454130172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1.62467789649963">
                <text:p>1.62467789649963</text:p>
              </table:table-cell>
              <table:table-cell office:value-type="float" office:value="2.30250334739685">
                <text:p>2.30250334739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1.67862629890442">
                <text:p>1.67862629890442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1.62475514411926">
                <text:p>1.62475514411926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1.61613965034485">
                <text:p>1.61613965034485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1.68591511249542">
                <text:p>1.68591511249542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1.61807334423065">
                <text:p>1.61807334423065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1.63227689266205">
                <text:p>1.63227689266205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1.62597465515137">
                <text:p>1.62597465515137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1.61762189865112">
                <text:p>1.61762189865112</text:p>
              </table:table-cell>
              <table:table-cell office:value-type="float" office:value="2.30250978469849">
                <text:p>2.302509784698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1.6422346830368">
                <text:p>1.6422346830368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1.64932012557983">
                <text:p>1.64932012557983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1.65020644664764">
                <text:p>1.65020644664764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1.63391506671906">
                <text:p>1.63391506671906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1.62341594696045">
                <text:p>1.62341594696045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1.61161875724792">
                <text:p>1.61161875724792</text:p>
              </table:table-cell>
              <table:table-cell office:value-type="float" office:value="2.30251836776733">
                <text:p>2.302518367767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1.61540877819061">
                <text:p>1.61540877819061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1.61683011054993">
                <text:p>1.61683011054993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1.62421119213104">
                <text:p>1.62421119213104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1.61797285079956">
                <text:p>1.61797285079956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1.62265908718109">
                <text:p>1.62265908718109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1.63528847694397">
                <text:p>1.63528847694397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1.62035894393921">
                <text:p>1.62035894393921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1.62755298614502">
                <text:p>1.62755298614502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1.65419399738312">
                <text:p>1.65419399738312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1.63260173797607">
                <text:p>1.63260173797607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1.63650333881378">
                <text:p>1.63650333881378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1.61498546600342">
                <text:p>1.61498546600342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1.61660647392273">
                <text:p>1.61660647392273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1.65545344352722">
                <text:p>1.65545344352722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1.62607717514038">
                <text:p>1.62607717514038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1.60693717002869">
                <text:p>1.6069371700286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1.61749172210693">
                <text:p>1.61749172210693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1.63407969474792">
                <text:p>1.63407969474792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1.6260621547699">
                <text:p>1.6260621547699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1.61558449268341">
                <text:p>1.61558449268341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1.61168658733368">
                <text:p>1.61168658733368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1.65192127227783">
                <text:p>1.65192127227783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1.62218153476715">
                <text:p>1.62218153476715</text:p>
              </table:table-cell>
              <table:table-cell office:value-type="float" office:value="2.30255103111267">
                <text:p>2.30255103111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1.61831223964691">
                <text:p>1.61831223964691</text:p>
              </table:table-cell>
              <table:table-cell office:value-type="float" office:value="2.30251407623291">
                <text:p>2.30251407623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1.63040721416473">
                <text:p>1.63040721416473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1.61741125583649">
                <text:p>1.61741125583649</text:p>
              </table:table-cell>
              <table:table-cell office:value-type="float" office:value="2.30251336097717">
                <text:p>2.302513360977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1.61779797077179">
                <text:p>1.61779797077179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1.66715395450592">
                <text:p>1.66715395450592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1.70920062065125">
                <text:p>1.70920062065125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1.63162636756897">
                <text:p>1.63162636756897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1.6323881149292">
                <text:p>1.6323881149292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1.64293932914734">
                <text:p>1.64293932914734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1.67917203903198">
                <text:p>1.67917203903198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1.6255077123642">
                <text:p>1.6255077123642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1.66325509548187">
                <text:p>1.66325509548187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1.61328673362732">
                <text:p>1.61328673362732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1.63541829586029">
                <text:p>1.63541829586029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1.67054319381714">
                <text:p>1.67054319381714</text:p>
              </table:table-cell>
              <table:table-cell office:value-type="float" office:value="2.30252432823181">
                <text:p>2.30252432823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1.66363859176636">
                <text:p>1.66363859176636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1.6380934715271">
                <text:p>1.6380934715271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1.63120746612549">
                <text:p>1.63120746612549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1.61313271522522">
                <text:p>1.61313271522522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1.61567831039429">
                <text:p>1.61567831039429</text:p>
              </table:table-cell>
              <table:table-cell office:value-type="float" office:value="2.30254602432251">
                <text:p>2.30254602432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1.6661342382431">
                <text:p>1.6661342382431</text:p>
              </table:table-cell>
              <table:table-cell office:value-type="float" office:value="2.30255937576294">
                <text:p>2.302559375762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1.61864817142487">
                <text:p>1.61864817142487</text:p>
              </table:table-cell>
              <table:table-cell office:value-type="float" office:value="2.30251121520996">
                <text:p>2.30251121520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1.61990404129028">
                <text:p>1.61990404129028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1.63398110866547">
                <text:p>1.6339811086654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1.64242386817932">
                <text:p>1.64242386817932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1.60520458221436">
                <text:p>1.60520458221436</text:p>
              </table:table-cell>
              <table:table-cell office:value-type="float" office:value="2.30255532264709">
                <text:p>2.30255532264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1.62960505485535">
                <text:p>1.62960505485535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1.63795781135559">
                <text:p>1.63795781135559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1.61477708816528">
                <text:p>1.61477708816528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1.63293552398682">
                <text:p>1.63293552398682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1.62207984924316">
                <text:p>1.62207984924316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1.61790037155151">
                <text:p>1.61790037155151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1.63135290145874">
                <text:p>1.63135290145874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1.64302754402161">
                <text:p>1.64302754402161</text:p>
              </table:table-cell>
              <table:table-cell office:value-type="float" office:value="2.30251383781433">
                <text:p>2.302513837814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1.61852884292603">
                <text:p>1.61852884292603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1.62856709957123">
                <text:p>1.62856709957123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1.62019968032837">
                <text:p>1.62019968032837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1.61025834083557">
                <text:p>1.61025834083557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1.63016033172607">
                <text:p>1.6301603317260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1.63720870018005">
                <text:p>1.63720870018005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1.61498928070068">
                <text:p>1.61498928070068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1.6792426109314">
                <text:p>1.6792426109314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1.61917972564697">
                <text:p>1.61917972564697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1.63670420646667">
                <text:p>1.63670420646667</text:p>
              </table:table-cell>
              <table:table-cell office:value-type="float" office:value="2.30252909660339">
                <text:p>2.302529096603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1.64832949638367">
                <text:p>1.64832949638367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1.63651704788208">
                <text:p>1.63651704788208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1.71819353103638">
                <text:p>1.71819353103638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1.64947390556335">
                <text:p>1.64947390556335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1.6102979183197">
                <text:p>1.6102979183197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1.65999484062195">
                <text:p>1.65999484062195</text:p>
              </table:table-cell>
              <table:table-cell office:value-type="float" office:value="2.3025176525116">
                <text:p>2.3025176525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1.63070917129517">
                <text:p>1.63070917129517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1.61740446090698">
                <text:p>1.61740446090698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1.67315196990967">
                <text:p>1.67315196990967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1.63198125362396">
                <text:p>1.63198125362396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1.62704575061798">
                <text:p>1.62704575061798</text:p>
              </table:table-cell>
              <table:table-cell office:value-type="float" office:value="2.30251359939575">
                <text:p>2.302513599395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1.63836181163788">
                <text:p>1.63836181163788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1.65125298500061">
                <text:p>1.65125298500061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1.81721293926239">
                <text:p>1.81721293926239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1.61762356758118">
                <text:p>1.61762356758118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1.62519454956055">
                <text:p>1.62519454956055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1.62454533576965">
                <text:p>1.62454533576965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1.61225652694702">
                <text:p>1.61225652694702</text:p>
              </table:table-cell>
              <table:table-cell office:value-type="float" office:value="2.30251455307007">
                <text:p>2.30251455307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1.61018872261047">
                <text:p>1.6101887226104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1.60957980155945">
                <text:p>1.60957980155945</text:p>
              </table:table-cell>
              <table:table-cell office:value-type="float" office:value="2.30255579948425">
                <text:p>2.30255579948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1.6207640171051">
                <text:p>1.6207640171051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1.63813233375549">
                <text:p>1.63813233375549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1.62164926528931">
                <text:p>1.62164926528931</text:p>
              </table:table-cell>
              <table:table-cell office:value-type="float" office:value="2.30254435539246">
                <text:p>2.302544355392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1.671062707901">
                <text:p>1.671062707901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1.63098323345184">
                <text:p>1.63098323345184</text:p>
              </table:table-cell>
              <table:table-cell office:value-type="float" office:value="2.30255913734436">
                <text:p>2.302559137344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1.63008379936218">
                <text:p>1.63008379936218</text:p>
              </table:table-cell>
              <table:table-cell office:value-type="float" office:value="2.30252289772034">
                <text:p>2.30252289772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1.65362644195557">
                <text:p>1.65362644195557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1.62874674797058">
                <text:p>1.62874674797058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1.667121052742">
                <text:p>1.667121052742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1.6138471364975">
                <text:p>1.6138471364975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1.62592399120331">
                <text:p>1.62592399120331</text:p>
              </table:table-cell>
              <table:table-cell office:value-type="float" office:value="2.30249238014221">
                <text:p>2.302492380142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1.64943540096283">
                <text:p>1.64943540096283</text:p>
              </table:table-cell>
              <table:table-cell office:value-type="float" office:value="2.30251407623291">
                <text:p>2.30251407623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1.63165307044983">
                <text:p>1.63165307044983</text:p>
              </table:table-cell>
              <table:table-cell office:value-type="float" office:value="2.30256104469299">
                <text:p>2.30256104469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1.6623809337616">
                <text:p>1.6623809337616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1.60952746868134">
                <text:p>1.60952746868134</text:p>
              </table:table-cell>
              <table:table-cell office:value-type="float" office:value="2.30252718925476">
                <text:p>2.302527189254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1.61576068401337">
                <text:p>1.61576068401337</text:p>
              </table:table-cell>
              <table:table-cell office:value-type="float" office:value="2.30254817008972">
                <text:p>2.302548170089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1.61974596977234">
                <text:p>1.61974596977234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1.62712073326111">
                <text:p>1.62712073326111</text:p>
              </table:table-cell>
              <table:table-cell office:value-type="float" office:value="2.30251026153564">
                <text:p>2.302510261535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1.61650061607361">
                <text:p>1.61650061607361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1.62247490882874">
                <text:p>1.62247490882874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1.62331116199493">
                <text:p>1.62331116199493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1.60734951496124">
                <text:p>1.60734951496124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1.64623534679413">
                <text:p>1.64623534679413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1.66846513748169">
                <text:p>1.66846513748169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1.64043927192688">
                <text:p>1.64043927192688</text:p>
              </table:table-cell>
              <table:table-cell office:value-type="float" office:value="2.30252051353455">
                <text:p>2.30252051353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1.6162109375">
                <text:p>1.6162109375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1.61264741420746">
                <text:p>1.61264741420746</text:p>
              </table:table-cell>
              <table:table-cell office:value-type="float" office:value="2.30255365371704">
                <text:p>2.302553653717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1.62592148780823">
                <text:p>1.62592148780823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1.61446869373322">
                <text:p>1.61446869373322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1.61255145072937">
                <text:p>1.61255145072937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1.61469495296478">
                <text:p>1.61469495296478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1.6219174861908">
                <text:p>1.6219174861908</text:p>
              </table:table-cell>
              <table:table-cell office:value-type="float" office:value="2.30255627632141">
                <text:p>2.302556276321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1.62114477157593">
                <text:p>1.62114477157593</text:p>
              </table:table-cell>
              <table:table-cell office:value-type="float" office:value="2.30247640609741">
                <text:p>2.302476406097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1.62217009067535">
                <text:p>1.62217009067535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1.61376655101776">
                <text:p>1.61376655101776</text:p>
              </table:table-cell>
              <table:table-cell office:value-type="float" office:value="2.30255365371704">
                <text:p>2.302553653717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1.64764475822449">
                <text:p>1.64764475822449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1.64044523239136">
                <text:p>1.64044523239136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1.61075508594513">
                <text:p>1.61075508594513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1.63694179058075">
                <text:p>1.63694179058075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1.63156628608704">
                <text:p>1.63156628608704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1.64057922363281">
                <text:p>1.64057922363281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1.62124693393707">
                <text:p>1.62124693393707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1.65297293663025">
                <text:p>1.65297293663025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1.63364934921265">
                <text:p>1.63364934921265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1.61802411079407">
                <text:p>1.61802411079407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1.64779806137085">
                <text:p>1.64779806137085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1.64701735973358">
                <text:p>1.64701735973358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1.62421083450317">
                <text:p>1.62421083450317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1.63814115524292">
                <text:p>1.63814115524292</text:p>
              </table:table-cell>
              <table:table-cell office:value-type="float" office:value="2.302565574646">
                <text:p>2.3025655746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1.61747193336487">
                <text:p>1.61747193336487</text:p>
              </table:table-cell>
              <table:table-cell office:value-type="float" office:value="2.30252480506897">
                <text:p>2.302524805068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1.64600706100464">
                <text:p>1.64600706100464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1.60944414138794">
                <text:p>1.60944414138794</text:p>
              </table:table-cell>
              <table:table-cell office:value-type="float" office:value="2.3025598526001">
                <text:p>2.3025598526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1.62252235412598">
                <text:p>1.62252235412598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1.6269326210022">
                <text:p>1.6269326210022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1.60112595558167">
                <text:p>1.60112595558167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1.62986969947815">
                <text:p>1.62986969947815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1.61042058467865">
                <text:p>1.61042058467865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1.61737072467804">
                <text:p>1.61737072467804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1.61767816543579">
                <text:p>1.61767816543579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1.6128169298172">
                <text:p>1.6128169298172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1.61887085437775">
                <text:p>1.61887085437775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1.72850179672241">
                <text:p>1.72850179672241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1.62978529930115">
                <text:p>1.62978529930115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1.62372064590454">
                <text:p>1.62372064590454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1.62040281295776">
                <text:p>1.62040281295776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1.61093318462372">
                <text:p>1.61093318462372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1.61161971092224">
                <text:p>1.61161971092224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1.61256098747253">
                <text:p>1.61256098747253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1.61033868789673">
                <text:p>1.61033868789673</text:p>
              </table:table-cell>
              <table:table-cell office:value-type="float" office:value="2.30252599716187">
                <text:p>2.302525997161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1.62381339073181">
                <text:p>1.62381339073181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1.61168122291565">
                <text:p>1.61168122291565</text:p>
              </table:table-cell>
              <table:table-cell office:value-type="float" office:value="2.30252146720886">
                <text:p>2.302521467208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1.6685802936554">
                <text:p>1.6685802936554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1.76015889644623">
                <text:p>1.76015889644623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1.62067401409149">
                <text:p>1.62067401409149</text:p>
              </table:table-cell>
              <table:table-cell office:value-type="float" office:value="2.30251550674438">
                <text:p>2.302515506744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1.60123097896576">
                <text:p>1.60123097896576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1.61720836162567">
                <text:p>1.61720836162567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1.6016001701355">
                <text:p>1.6016001701355</text:p>
              </table:table-cell>
              <table:table-cell office:value-type="float" office:value="2.30251240730286">
                <text:p>2.30251240730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1.63875985145569">
                <text:p>1.63875985145569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1.62733113765717">
                <text:p>1.62733113765717</text:p>
              </table:table-cell>
              <table:table-cell office:value-type="float" office:value="2.30251574516296">
                <text:p>2.302515745162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1.6151978969574">
                <text:p>1.6151978969574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1.61517977714539">
                <text:p>1.61517977714539</text:p>
              </table:table-cell>
              <table:table-cell office:value-type="float" office:value="2.30251550674438">
                <text:p>2.302515506744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1.62914204597473">
                <text:p>1.62914204597473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1.61282277107239">
                <text:p>1.6128227710723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1.62415242195129">
                <text:p>1.62415242195129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1.65026652812958">
                <text:p>1.65026652812958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1.6314924955368">
                <text:p>1.6314924955368</text:p>
              </table:table-cell>
              <table:table-cell office:value-type="float" office:value="2.30253982543945">
                <text:p>2.302539825439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1.62257814407349">
                <text:p>1.62257814407349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1.62179803848267">
                <text:p>1.62179803848267</text:p>
              </table:table-cell>
              <table:table-cell office:value-type="float" office:value="2.30251431465149">
                <text:p>2.302514314651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1.62998569011688">
                <text:p>1.62998569011688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1.61923956871033">
                <text:p>1.61923956871033</text:p>
              </table:table-cell>
              <table:table-cell office:value-type="float" office:value="2.30255818367004">
                <text:p>2.30255818367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1.6485253572464">
                <text:p>1.6485253572464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1.61514270305634">
                <text:p>1.61514270305634</text:p>
              </table:table-cell>
              <table:table-cell office:value-type="float" office:value="2.30256366729736">
                <text:p>2.3025636672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1.6882860660553">
                <text:p>1.6882860660553</text:p>
              </table:table-cell>
              <table:table-cell office:value-type="float" office:value="2.30254530906677">
                <text:p>2.302545309066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1.61395311355591">
                <text:p>1.61395311355591</text:p>
              </table:table-cell>
              <table:table-cell office:value-type="float" office:value="2.30256032943726">
                <text:p>2.30256032943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1.60365629196167">
                <text:p>1.60365629196167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1.61585092544556">
                <text:p>1.61585092544556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1.5906879901886">
                <text:p>1.5906879901886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1.61050343513489">
                <text:p>1.61050343513489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1.60867750644684">
                <text:p>1.60867750644684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1.61142253875732">
                <text:p>1.61142253875732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1.67252326011658">
                <text:p>1.67252326011658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1.62180423736572">
                <text:p>1.62180423736572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1.61650848388672">
                <text:p>1.61650848388672</text:p>
              </table:table-cell>
              <table:table-cell office:value-type="float" office:value="2.30252289772034">
                <text:p>2.302522897720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1.61233329772949">
                <text:p>1.6123332977294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1.60890650749207">
                <text:p>1.60890650749207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1.6126606464386">
                <text:p>1.6126606464386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1.6270124912262">
                <text:p>1.6270124912262</text:p>
              </table:table-cell>
              <table:table-cell office:value-type="float" office:value="2.30251884460449">
                <text:p>2.302518844604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1.63200378417969">
                <text:p>1.63200378417969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1.62386512756348">
                <text:p>1.6238651275634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1.62219870090485">
                <text:p>1.62219870090485</text:p>
              </table:table-cell>
              <table:table-cell office:value-type="float" office:value="2.30251622200012">
                <text:p>2.302516222000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1.6377809047699">
                <text:p>1.6377809047699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1.6089254617691">
                <text:p>1.6089254617691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1.66511416435242">
                <text:p>1.66511416435242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1.63831067085266">
                <text:p>1.63831067085266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1.61351597309113">
                <text:p>1.61351597309113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1.61167621612549">
                <text:p>1.6116762161254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1.61394834518433">
                <text:p>1.61394834518433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1.60714244842529">
                <text:p>1.60714244842529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1.61717200279236">
                <text:p>1.61717200279236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1.61648774147034">
                <text:p>1.61648774147034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1.61479377746582">
                <text:p>1.61479377746582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1.6258909702301">
                <text:p>1.6258909702301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1.61349952220917">
                <text:p>1.61349952220917</text:p>
              </table:table-cell>
              <table:table-cell office:value-type="float" office:value="2.30251622200012">
                <text:p>2.30251622200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1.61557173728943">
                <text:p>1.61557173728943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1.61523056030273">
                <text:p>1.61523056030273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1.61131763458252">
                <text:p>1.61131763458252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1.64828705787659">
                <text:p>1.64828705787659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1.61416292190552">
                <text:p>1.61416292190552</text:p>
              </table:table-cell>
              <table:table-cell office:value-type="float" office:value="2.30254197120666">
                <text:p>2.302541971206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1.61577916145325">
                <text:p>1.61577916145325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1.64297902584076">
                <text:p>1.64297902584076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1.63643562793732">
                <text:p>1.63643562793732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1.6069540977478">
                <text:p>1.6069540977478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1.61685419082642">
                <text:p>1.61685419082642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1.62207317352295">
                <text:p>1.62207317352295</text:p>
              </table:table-cell>
              <table:table-cell office:value-type="float" office:value="2.30255579948425">
                <text:p>2.30255579948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1.62757480144501">
                <text:p>1.62757480144501</text:p>
              </table:table-cell>
              <table:table-cell office:value-type="float" office:value="2.3025221824646">
                <text:p>2.30252218246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1.63578855991364">
                <text:p>1.63578855991364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1.61168873310089">
                <text:p>1.61168873310089</text:p>
              </table:table-cell>
              <table:table-cell office:value-type="float" office:value="2.30252027511597">
                <text:p>2.302520275115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1.69179630279541">
                <text:p>1.69179630279541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1.61471569538116">
                <text:p>1.61471569538116</text:p>
              </table:table-cell>
              <table:table-cell office:value-type="float" office:value="2.30255222320557">
                <text:p>2.302552223205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1.66865110397339">
                <text:p>1.66865110397339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1.62656164169312">
                <text:p>1.62656164169312</text:p>
              </table:table-cell>
              <table:table-cell office:value-type="float" office:value="2.30256223678589">
                <text:p>2.30256223678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1.60684275627136">
                <text:p>1.60684275627136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1.61327219009399">
                <text:p>1.61327219009399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1.61003696918488">
                <text:p>1.61003696918488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1.60520696640015">
                <text:p>1.60520696640015</text:p>
              </table:table-cell>
              <table:table-cell office:value-type="float" office:value="2.30252242088318">
                <text:p>2.302522420883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1.67787349224091">
                <text:p>1.67787349224091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1.61048901081085">
                <text:p>1.61048901081085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1.60822987556458">
                <text:p>1.60822987556458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1.60227751731873">
                <text:p>1.60227751731873</text:p>
              </table:table-cell>
              <table:table-cell office:value-type="float" office:value="2.30255603790283">
                <text:p>2.302556037902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1.61017417907715">
                <text:p>1.61017417907715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1.633629322052">
                <text:p>1.633629322052</text:p>
              </table:table-cell>
              <table:table-cell office:value-type="float" office:value="2.30256271362305">
                <text:p>2.302562713623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1.61517119407654">
                <text:p>1.61517119407654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1.61674022674561">
                <text:p>1.61674022674561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1.63119649887085">
                <text:p>1.63119649887085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1.60878539085388">
                <text:p>1.60878539085388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1.6260392665863">
                <text:p>1.6260392665863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1.60697174072266">
                <text:p>1.60697174072266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1.61819171905518">
                <text:p>1.61819171905518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1.61034536361694">
                <text:p>1.61034536361694</text:p>
              </table:table-cell>
              <table:table-cell office:value-type="float" office:value="2.30254602432251">
                <text:p>2.302546024322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1.62747955322266">
                <text:p>1.62747955322266</text:p>
              </table:table-cell>
              <table:table-cell office:value-type="float" office:value="2.30252432823181">
                <text:p>2.302524328231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1.62620484828949">
                <text:p>1.62620484828949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1.60993385314941">
                <text:p>1.60993385314941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1.62667894363403">
                <text:p>1.62667894363403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1.60800838470459">
                <text:p>1.60800838470459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1.59053218364716">
                <text:p>1.59053218364716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1.62011170387268">
                <text:p>1.62011170387268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1.6148247718811">
                <text:p>1.6148247718811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1.61004686355591">
                <text:p>1.61004686355591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1.62444531917572">
                <text:p>1.62444531917572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1.63814902305603">
                <text:p>1.63814902305603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1.61068272590637">
                <text:p>1.61068272590637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1.61122906208038">
                <text:p>1.61122906208038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1.62459802627563">
                <text:p>1.62459802627563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1.62250852584839">
                <text:p>1.62250852584839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1.60576105117798">
                <text:p>1.60576105117798</text:p>
              </table:table-cell>
              <table:table-cell office:value-type="float" office:value="2.30250978469849">
                <text:p>2.302509784698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1.61424660682678">
                <text:p>1.6142466068267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1.61471319198608">
                <text:p>1.61471319198608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1.63088119029999">
                <text:p>1.63088119029999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1.62971186637878">
                <text:p>1.62971186637878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1.62270283699036">
                <text:p>1.62270283699036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1.68140923976898">
                <text:p>1.68140923976898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1.61461234092712">
                <text:p>1.61461234092712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1.61413717269897">
                <text:p>1.61413717269897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1.61032807826996">
                <text:p>1.61032807826996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1.61688923835754">
                <text:p>1.61688923835754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1.6075587272644">
                <text:p>1.6075587272644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1.6110405921936">
                <text:p>1.6110405921936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1.66086792945862">
                <text:p>1.66086792945862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1.61756145954132">
                <text:p>1.61756145954132</text:p>
              </table:table-cell>
              <table:table-cell office:value-type="float" office:value="2.30255913734436">
                <text:p>2.302559137344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1.61238384246826">
                <text:p>1.61238384246826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1.61348795890808">
                <text:p>1.61348795890808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1.61324262619019">
                <text:p>1.61324262619019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1.61249113082886">
                <text:p>1.61249113082886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1.61066484451294">
                <text:p>1.61066484451294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1.60512983798981">
                <text:p>1.60512983798981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1.6109926700592">
                <text:p>1.6109926700592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1.66818141937256">
                <text:p>1.66818141937256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1.6163547039032">
                <text:p>1.6163547039032</text:p>
              </table:table-cell>
              <table:table-cell office:value-type="float" office:value="2.3025176525116">
                <text:p>2.30251765251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1.62943434715271">
                <text:p>1.62943434715271</text:p>
              </table:table-cell>
              <table:table-cell office:value-type="float" office:value="2.30248546600342">
                <text:p>2.302485466003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1.61351656913757">
                <text:p>1.61351656913757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1.61835634708405">
                <text:p>1.61835634708405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1.60935354232788">
                <text:p>1.60935354232788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1.61415362358093">
                <text:p>1.61415362358093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1.70067346096039">
                <text:p>1.70067346096039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1.61589562892914">
                <text:p>1.61589562892914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1.63553643226624">
                <text:p>1.63553643226624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1.61338675022125">
                <text:p>1.61338675022125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1.60590100288391">
                <text:p>1.60590100288391</text:p>
              </table:table-cell>
              <table:table-cell office:value-type="float" office:value="2.30255889892578">
                <text:p>2.302558898925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">
                <text:p>8020</text:p>
              </table:table-cell>
              <table:table-cell office:value-type="float" office:value="1.60539603233337">
                <text:p>1.60539603233337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">
                <text:p>8040</text:p>
              </table:table-cell>
              <table:table-cell office:value-type="float" office:value="1.61307406425476">
                <text:p>1.61307406425476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">
                <text:p>8060</text:p>
              </table:table-cell>
              <table:table-cell office:value-type="float" office:value="1.61953711509705">
                <text:p>1.61953711509705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">
                <text:p>8080</text:p>
              </table:table-cell>
              <table:table-cell office:value-type="float" office:value="1.6258544921875">
                <text:p>1.6258544921875</text:p>
              </table:table-cell>
              <table:table-cell office:value-type="float" office:value="2.30250072479248">
                <text:p>2.30250072479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">
                <text:p>8100</text:p>
              </table:table-cell>
              <table:table-cell office:value-type="float" office:value="1.6171703338623">
                <text:p>1.6171703338623</text:p>
              </table:table-cell>
              <table:table-cell office:value-type="float" office:value="2.30252575874329">
                <text:p>2.302525758743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">
                <text:p>8120</text:p>
              </table:table-cell>
              <table:table-cell office:value-type="float" office:value="1.61689066886902">
                <text:p>1.61689066886902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">
                <text:p>8140</text:p>
              </table:table-cell>
              <table:table-cell office:value-type="float" office:value="1.61442565917969">
                <text:p>1.61442565917969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">
                <text:p>8160</text:p>
              </table:table-cell>
              <table:table-cell office:value-type="float" office:value="1.61947965621948">
                <text:p>1.61947965621948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">
                <text:p>8180</text:p>
              </table:table-cell>
              <table:table-cell office:value-type="float" office:value="1.60654067993164">
                <text:p>1.60654067993164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">
                <text:p>8200</text:p>
              </table:table-cell>
              <table:table-cell office:value-type="float" office:value="1.60899674892426">
                <text:p>1.60899674892426</text:p>
              </table:table-cell>
              <table:table-cell office:value-type="float" office:value="2.30252599716187">
                <text:p>2.302525997161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">
                <text:p>8220</text:p>
              </table:table-cell>
              <table:table-cell office:value-type="float" office:value="1.61611127853394">
                <text:p>1.61611127853394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">
                <text:p>8240</text:p>
              </table:table-cell>
              <table:table-cell office:value-type="float" office:value="1.62496590614319">
                <text:p>1.62496590614319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">
                <text:p>8260</text:p>
              </table:table-cell>
              <table:table-cell office:value-type="float" office:value="1.6047739982605">
                <text:p>1.6047739982605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">
                <text:p>8280</text:p>
              </table:table-cell>
              <table:table-cell office:value-type="float" office:value="1.61012732982636">
                <text:p>1.61012732982636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">
                <text:p>8300</text:p>
              </table:table-cell>
              <table:table-cell office:value-type="float" office:value="1.63200497627258">
                <text:p>1.63200497627258</text:p>
              </table:table-cell>
              <table:table-cell office:value-type="float" office:value="2.3025598526001">
                <text:p>2.30255985260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">
                <text:p>8320</text:p>
              </table:table-cell>
              <table:table-cell office:value-type="float" office:value="1.61178648471832">
                <text:p>1.61178648471832</text:p>
              </table:table-cell>
              <table:table-cell office:value-type="float" office:value="2.30252552032471">
                <text:p>2.302525520324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">
                <text:p>8340</text:p>
              </table:table-cell>
              <table:table-cell office:value-type="float" office:value="1.60569977760315">
                <text:p>1.60569977760315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">
                <text:p>8360</text:p>
              </table:table-cell>
              <table:table-cell office:value-type="float" office:value="1.61150765419006">
                <text:p>1.61150765419006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">
                <text:p>8380</text:p>
              </table:table-cell>
              <table:table-cell office:value-type="float" office:value="1.6124861240387">
                <text:p>1.6124861240387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">
                <text:p>8400</text:p>
              </table:table-cell>
              <table:table-cell office:value-type="float" office:value="1.62993001937866">
                <text:p>1.62993001937866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">
                <text:p>8420</text:p>
              </table:table-cell>
              <table:table-cell office:value-type="float" office:value="1.62128067016602">
                <text:p>1.62128067016602</text:p>
              </table:table-cell>
              <table:table-cell office:value-type="float" office:value="2.30252814292908">
                <text:p>2.30252814292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">
                <text:p>8440</text:p>
              </table:table-cell>
              <table:table-cell office:value-type="float" office:value="1.67849087715149">
                <text:p>1.67849087715149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">
                <text:p>8460</text:p>
              </table:table-cell>
              <table:table-cell office:value-type="float" office:value="1.61003756523132">
                <text:p>1.61003756523132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">
                <text:p>8480</text:p>
              </table:table-cell>
              <table:table-cell office:value-type="float" office:value="1.60749232769012">
                <text:p>1.60749232769012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">
                <text:p>8500</text:p>
              </table:table-cell>
              <table:table-cell office:value-type="float" office:value="1.61402916908264">
                <text:p>1.61402916908264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">
                <text:p>8520</text:p>
              </table:table-cell>
              <table:table-cell office:value-type="float" office:value="1.61862814426422">
                <text:p>1.61862814426422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">
                <text:p>8540</text:p>
              </table:table-cell>
              <table:table-cell office:value-type="float" office:value="1.61909329891205">
                <text:p>1.61909329891205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">
                <text:p>8560</text:p>
              </table:table-cell>
              <table:table-cell office:value-type="float" office:value="1.60978627204895">
                <text:p>1.60978627204895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">
                <text:p>8580</text:p>
              </table:table-cell>
              <table:table-cell office:value-type="float" office:value="1.72736847400665">
                <text:p>1.72736847400665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">
                <text:p>8600</text:p>
              </table:table-cell>
              <table:table-cell office:value-type="float" office:value="1.60753679275513">
                <text:p>1.60753679275513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">
                <text:p>8620</text:p>
              </table:table-cell>
              <table:table-cell office:value-type="float" office:value="1.61763393878937">
                <text:p>1.61763393878937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">
                <text:p>8640</text:p>
              </table:table-cell>
              <table:table-cell office:value-type="float" office:value="1.62193024158478">
                <text:p>1.62193024158478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">
                <text:p>8660</text:p>
              </table:table-cell>
              <table:table-cell office:value-type="float" office:value="1.61784029006958">
                <text:p>1.61784029006958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">
                <text:p>8680</text:p>
              </table:table-cell>
              <table:table-cell office:value-type="float" office:value="1.61256098747253">
                <text:p>1.61256098747253</text:p>
              </table:table-cell>
              <table:table-cell office:value-type="float" office:value="2.3025209903717">
                <text:p>2.30252099037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">
                <text:p>8700</text:p>
              </table:table-cell>
              <table:table-cell office:value-type="float" office:value="1.61478686332703">
                <text:p>1.61478686332703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">
                <text:p>8720</text:p>
              </table:table-cell>
              <table:table-cell office:value-type="float" office:value="1.61568856239319">
                <text:p>1.61568856239319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  <table:table-cell office:value-type="float" office:value="1.61885344982147">
                <text:p>1.61885344982147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">
                <text:p>8760</text:p>
              </table:table-cell>
              <table:table-cell office:value-type="float" office:value="1.61515820026398">
                <text:p>1.61515820026398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">
                <text:p>8780</text:p>
              </table:table-cell>
              <table:table-cell office:value-type="float" office:value="1.61140537261963">
                <text:p>1.61140537261963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1.61503255367279">
                <text:p>1.61503255367279</text:p>
              </table:table-cell>
              <table:table-cell office:value-type="float" office:value="2.30251431465149">
                <text:p>2.302514314651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1.61143708229065">
                <text:p>1.61143708229065</text:p>
              </table:table-cell>
              <table:table-cell office:value-type="float" office:value="2.30252170562744">
                <text:p>2.302521705627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1.60460484027863">
                <text:p>1.60460484027863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1.6126115322113">
                <text:p>1.6126115322113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1.61220443248749">
                <text:p>1.61220443248749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1.61512696743011">
                <text:p>1.61512696743011</text:p>
              </table:table-cell>
              <table:table-cell office:value-type="float" office:value="2.30248284339905">
                <text:p>2.302482843399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1.63404452800751">
                <text:p>1.63404452800751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1.62282884120941">
                <text:p>1.62282884120941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1.63434290885925">
                <text:p>1.63434290885925</text:p>
              </table:table-cell>
              <table:table-cell office:value-type="float" office:value="2.30251216888428">
                <text:p>2.302512168884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1.6284806728363">
                <text:p>1.6284806728363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1.62348389625549">
                <text:p>1.62348389625549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1.62771201133728">
                <text:p>1.62771201133728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1.61424708366394">
                <text:p>1.61424708366394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1.61289548873901">
                <text:p>1.61289548873901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1.60426044464111">
                <text:p>1.60426044464111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1.61063027381897">
                <text:p>1.61063027381897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1.61231398582459">
                <text:p>1.61231398582459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1.61888098716736">
                <text:p>1.61888098716736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1.61151099205017">
                <text:p>1.61151099205017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1.64138674736023">
                <text:p>1.64138674736023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1.60899257659912">
                <text:p>1.60899257659912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1.61483502388001">
                <text:p>1.61483502388001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1.61044490337372">
                <text:p>1.61044490337372</text:p>
              </table:table-cell>
              <table:table-cell office:value-type="float" office:value="2.30248069763184">
                <text:p>2.30248069763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1.61796545982361">
                <text:p>1.61796545982361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1.61037588119507">
                <text:p>1.61037588119507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1.60736012458801">
                <text:p>1.60736012458801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1.61010479927063">
                <text:p>1.61010479927063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1.61003232002258">
                <text:p>1.61003232002258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1.61848831176758">
                <text:p>1.61848831176758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1.61570143699646">
                <text:p>1.61570143699646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1.61853849887848">
                <text:p>1.61853849887848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1.62545776367188">
                <text:p>1.62545776367188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1.62160432338715">
                <text:p>1.62160432338715</text:p>
              </table:table-cell>
              <table:table-cell office:value-type="float" office:value="2.30255222320557">
                <text:p>2.302552223205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1.68489694595337">
                <text:p>1.68489694595337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1.61628437042236">
                <text:p>1.61628437042236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1.61481988430023">
                <text:p>1.61481988430023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1.62294054031372">
                <text:p>1.62294054031372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1.61427450180054">
                <text:p>1.61427450180054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1.61448228359222">
                <text:p>1.61448228359222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1.62849342823029">
                <text:p>1.62849342823029</text:p>
              </table:table-cell>
              <table:table-cell office:value-type="float" office:value="2.30252170562744">
                <text:p>2.302521705627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1.61020374298096">
                <text:p>1.61020374298096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1.61099886894226">
                <text:p>1.61099886894226</text:p>
              </table:table-cell>
              <table:table-cell office:value-type="float" office:value="2.30251407623291">
                <text:p>2.302514076232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1.61317682266235">
                <text:p>1.61317682266235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1.62067794799805">
                <text:p>1.62067794799805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1.61610531806946">
                <text:p>1.61610531806946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1.60201179981232">
                <text:p>1.60201179981232</text:p>
              </table:table-cell>
              <table:table-cell office:value-type="float" office:value="2.30252599716187">
                <text:p>2.30252599716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1.61663842201233">
                <text:p>1.61663842201233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1.61612904071808">
                <text:p>1.61612904071808</text:p>
              </table:table-cell>
              <table:table-cell office:value-type="float" office:value="2.30254244804382">
                <text:p>2.302542448043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1.61215913295746">
                <text:p>1.61215913295746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1.61719918251038">
                <text:p>1.61719918251038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1.64087510108948">
                <text:p>1.64087510108948</text:p>
              </table:table-cell>
              <table:table-cell office:value-type="float" office:value="2.30250549316406">
                <text:p>2.302505493164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">
                <text:p>9820</text:p>
              </table:table-cell>
              <table:table-cell office:value-type="float" office:value="1.61298263072968">
                <text:p>1.61298263072968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">
                <text:p>9840</text:p>
              </table:table-cell>
              <table:table-cell office:value-type="float" office:value="1.61084651947021">
                <text:p>1.61084651947021</text:p>
              </table:table-cell>
              <table:table-cell office:value-type="float" office:value="2.30251884460449">
                <text:p>2.302518844604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">
                <text:p>9860</text:p>
              </table:table-cell>
              <table:table-cell office:value-type="float" office:value="1.61453580856323">
                <text:p>1.61453580856323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">
                <text:p>9880</text:p>
              </table:table-cell>
              <table:table-cell office:value-type="float" office:value="1.61471772193909">
                <text:p>1.61471772193909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">
                <text:p>9900</text:p>
              </table:table-cell>
              <table:table-cell office:value-type="float" office:value="1.60948991775513">
                <text:p>1.60948991775513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">
                <text:p>9920</text:p>
              </table:table-cell>
              <table:table-cell office:value-type="float" office:value="1.61214232444763">
                <text:p>1.61214232444763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">
                <text:p>9940</text:p>
              </table:table-cell>
              <table:table-cell office:value-type="float" office:value="1.61032962799072">
                <text:p>1.61032962799072</text:p>
              </table:table-cell>
              <table:table-cell office:value-type="float" office:value="2.30254292488098">
                <text:p>2.302542924880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">
                <text:p>9960</text:p>
              </table:table-cell>
              <table:table-cell office:value-type="float" office:value="1.61375260353088">
                <text:p>1.61375260353088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">
                <text:p>9980</text:p>
              </table:table-cell>
              <table:table-cell office:value-type="float" office:value="1.63421058654785">
                <text:p>1.63421058654785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1.61421251296997">
                <text:p>1.61421251296997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">
                <text:p>10020</text:p>
              </table:table-cell>
              <table:table-cell office:value-type="float" office:value="1.61088263988495">
                <text:p>1.61088263988495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">
                <text:p>10040</text:p>
              </table:table-cell>
              <table:table-cell office:value-type="float" office:value="1.61843752861023">
                <text:p>1.61843752861023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">
                <text:p>10060</text:p>
              </table:table-cell>
              <table:table-cell office:value-type="float" office:value="1.61441922187805">
                <text:p>1.61441922187805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">
                <text:p>10080</text:p>
              </table:table-cell>
              <table:table-cell office:value-type="float" office:value="1.61888360977173">
                <text:p>1.61888360977173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">
                <text:p>10100</text:p>
              </table:table-cell>
              <table:table-cell office:value-type="float" office:value="1.62389194965363">
                <text:p>1.62389194965363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">
                <text:p>10120</text:p>
              </table:table-cell>
              <table:table-cell office:value-type="float" office:value="1.61577320098877">
                <text:p>1.61577320098877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">
                <text:p>10140</text:p>
              </table:table-cell>
              <table:table-cell office:value-type="float" office:value="1.60985517501831">
                <text:p>1.60985517501831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">
                <text:p>10160</text:p>
              </table:table-cell>
              <table:table-cell office:value-type="float" office:value="1.61371791362762">
                <text:p>1.61371791362762</text:p>
              </table:table-cell>
              <table:table-cell office:value-type="float" office:value="2.30255579948425">
                <text:p>2.302555799484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">
                <text:p>10180</text:p>
              </table:table-cell>
              <table:table-cell office:value-type="float" office:value="1.61356353759766">
                <text:p>1.61356353759766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">
                <text:p>10200</text:p>
              </table:table-cell>
              <table:table-cell office:value-type="float" office:value="1.61490797996521">
                <text:p>1.61490797996521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">
                <text:p>10220</text:p>
              </table:table-cell>
              <table:table-cell office:value-type="float" office:value="1.64678287506104">
                <text:p>1.64678287506104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">
                <text:p>10240</text:p>
              </table:table-cell>
              <table:table-cell office:value-type="float" office:value="1.6107177734375">
                <text:p>1.6107177734375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">
                <text:p>10260</text:p>
              </table:table-cell>
              <table:table-cell office:value-type="float" office:value="1.61158514022827">
                <text:p>1.61158514022827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">
                <text:p>10280</text:p>
              </table:table-cell>
              <table:table-cell office:value-type="float" office:value="1.63353228569031">
                <text:p>1.63353228569031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">
                <text:p>10300</text:p>
              </table:table-cell>
              <table:table-cell office:value-type="float" office:value="1.62215340137482">
                <text:p>1.62215340137482</text:p>
              </table:table-cell>
              <table:table-cell office:value-type="float" office:value="2.30252718925476">
                <text:p>2.30252718925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">
                <text:p>10320</text:p>
              </table:table-cell>
              <table:table-cell office:value-type="float" office:value="1.6179370880127">
                <text:p>1.6179370880127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">
                <text:p>10340</text:p>
              </table:table-cell>
              <table:table-cell office:value-type="float" office:value="1.62259829044342">
                <text:p>1.62259829044342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">
                <text:p>10360</text:p>
              </table:table-cell>
              <table:table-cell office:value-type="float" office:value="1.64485800266266">
                <text:p>1.64485800266266</text:p>
              </table:table-cell>
              <table:table-cell office:value-type="float" office:value="2.3025689125061">
                <text:p>2.30256891250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">
                <text:p>10380</text:p>
              </table:table-cell>
              <table:table-cell office:value-type="float" office:value="1.62964653968811">
                <text:p>1.62964653968811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">
                <text:p>10400</text:p>
              </table:table-cell>
              <table:table-cell office:value-type="float" office:value="1.64878845214844">
                <text:p>1.64878845214844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">
                <text:p>10420</text:p>
              </table:table-cell>
              <table:table-cell office:value-type="float" office:value="1.62290930747986">
                <text:p>1.62290930747986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">
                <text:p>10440</text:p>
              </table:table-cell>
              <table:table-cell office:value-type="float" office:value="1.62553071975708">
                <text:p>1.62553071975708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">
                <text:p>10460</text:p>
              </table:table-cell>
              <table:table-cell office:value-type="float" office:value="1.61687433719635">
                <text:p>1.61687433719635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">
                <text:p>10480</text:p>
              </table:table-cell>
              <table:table-cell office:value-type="float" office:value="1.63378119468689">
                <text:p>1.63378119468689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">
                <text:p>10500</text:p>
              </table:table-cell>
              <table:table-cell office:value-type="float" office:value="1.60554647445679">
                <text:p>1.60554647445679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">
                <text:p>10520</text:p>
              </table:table-cell>
              <table:table-cell office:value-type="float" office:value="1.61639988422394">
                <text:p>1.61639988422394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">
                <text:p>10540</text:p>
              </table:table-cell>
              <table:table-cell office:value-type="float" office:value="1.63085222244263">
                <text:p>1.63085222244263</text:p>
              </table:table-cell>
              <table:table-cell office:value-type="float" office:value="2.30254626274109">
                <text:p>2.30254626274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">
                <text:p>10560</text:p>
              </table:table-cell>
              <table:table-cell office:value-type="float" office:value="1.61696064472199">
                <text:p>1.61696064472199</text:p>
              </table:table-cell>
              <table:table-cell office:value-type="float" office:value="2.30252814292908">
                <text:p>2.302528142929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">
                <text:p>10580</text:p>
              </table:table-cell>
              <table:table-cell office:value-type="float" office:value="1.61996293067932">
                <text:p>1.61996293067932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">
                <text:p>10600</text:p>
              </table:table-cell>
              <table:table-cell office:value-type="float" office:value="1.61579990386963">
                <text:p>1.61579990386963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">
                <text:p>10620</text:p>
              </table:table-cell>
              <table:table-cell office:value-type="float" office:value="1.67731881141663">
                <text:p>1.67731881141663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">
                <text:p>10640</text:p>
              </table:table-cell>
              <table:table-cell office:value-type="float" office:value="1.62279498577118">
                <text:p>1.62279498577118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">
                <text:p>10660</text:p>
              </table:table-cell>
              <table:table-cell office:value-type="float" office:value="1.61260533332825">
                <text:p>1.61260533332825</text:p>
              </table:table-cell>
              <table:table-cell office:value-type="float" office:value="2.30252575874329">
                <text:p>2.302525758743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">
                <text:p>10680</text:p>
              </table:table-cell>
              <table:table-cell office:value-type="float" office:value="1.61652815341949">
                <text:p>1.61652815341949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">
                <text:p>10700</text:p>
              </table:table-cell>
              <table:table-cell office:value-type="float" office:value="1.65280747413635">
                <text:p>1.65280747413635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">
                <text:p>10720</text:p>
              </table:table-cell>
              <table:table-cell office:value-type="float" office:value="1.61315858364105">
                <text:p>1.61315858364105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">
                <text:p>10740</text:p>
              </table:table-cell>
              <table:table-cell office:value-type="float" office:value="1.62818884849548">
                <text:p>1.62818884849548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">
                <text:p>10760</text:p>
              </table:table-cell>
              <table:table-cell office:value-type="float" office:value="1.62084949016571">
                <text:p>1.62084949016571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">
                <text:p>10780</text:p>
              </table:table-cell>
              <table:table-cell office:value-type="float" office:value="1.62855911254883">
                <text:p>1.62855911254883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">
                <text:p>10800</text:p>
              </table:table-cell>
              <table:table-cell office:value-type="float" office:value="1.64174365997314">
                <text:p>1.64174365997314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">
                <text:p>10820</text:p>
              </table:table-cell>
              <table:table-cell office:value-type="float" office:value="1.66804015636444">
                <text:p>1.66804015636444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">
                <text:p>10840</text:p>
              </table:table-cell>
              <table:table-cell office:value-type="float" office:value="1.60147297382355">
                <text:p>1.60147297382355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">
                <text:p>10860</text:p>
              </table:table-cell>
              <table:table-cell office:value-type="float" office:value="1.6044864654541">
                <text:p>1.6044864654541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">
                <text:p>10880</text:p>
              </table:table-cell>
              <table:table-cell office:value-type="float" office:value="1.65743291378021">
                <text:p>1.65743291378021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">
                <text:p>10900</text:p>
              </table:table-cell>
              <table:table-cell office:value-type="float" office:value="1.64424872398376">
                <text:p>1.64424872398376</text:p>
              </table:table-cell>
              <table:table-cell office:value-type="float" office:value="2.30251312255859">
                <text:p>2.302513122558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">
                <text:p>10920</text:p>
              </table:table-cell>
              <table:table-cell office:value-type="float" office:value="1.62386107444763">
                <text:p>1.62386107444763</text:p>
              </table:table-cell>
              <table:table-cell office:value-type="float" office:value="2.30255770683289">
                <text:p>2.302557706832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">
                <text:p>10940</text:p>
              </table:table-cell>
              <table:table-cell office:value-type="float" office:value="1.6047797203064">
                <text:p>1.6047797203064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">
                <text:p>10960</text:p>
              </table:table-cell>
              <table:table-cell office:value-type="float" office:value="1.61295628547668">
                <text:p>1.61295628547668</text:p>
              </table:table-cell>
              <table:table-cell office:value-type="float" office:value="2.30250263214111">
                <text:p>2.302502632141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">
                <text:p>10980</text:p>
              </table:table-cell>
              <table:table-cell office:value-type="float" office:value="1.61185240745544">
                <text:p>1.61185240745544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">
                <text:p>11000</text:p>
              </table:table-cell>
              <table:table-cell office:value-type="float" office:value="1.6108717918396">
                <text:p>1.6108717918396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">
                <text:p>11020</text:p>
              </table:table-cell>
              <table:table-cell office:value-type="float" office:value="1.61183881759644">
                <text:p>1.61183881759644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">
                <text:p>11040</text:p>
              </table:table-cell>
              <table:table-cell office:value-type="float" office:value="1.6193151473999">
                <text:p>1.6193151473999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">
                <text:p>11060</text:p>
              </table:table-cell>
              <table:table-cell office:value-type="float" office:value="1.60567677021027">
                <text:p>1.60567677021027</text:p>
              </table:table-cell>
              <table:table-cell office:value-type="float" office:value="2.30255508422852">
                <text:p>2.302555084228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">
                <text:p>11080</text:p>
              </table:table-cell>
              <table:table-cell office:value-type="float" office:value="1.63064479827881">
                <text:p>1.63064479827881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">
                <text:p>11100</text:p>
              </table:table-cell>
              <table:table-cell office:value-type="float" office:value="1.60683715343475">
                <text:p>1.60683715343475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">
                <text:p>11120</text:p>
              </table:table-cell>
              <table:table-cell office:value-type="float" office:value="1.6089506149292">
                <text:p>1.6089506149292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">
                <text:p>11140</text:p>
              </table:table-cell>
              <table:table-cell office:value-type="float" office:value="1.62971580028534">
                <text:p>1.62971580028534</text:p>
              </table:table-cell>
              <table:table-cell office:value-type="float" office:value="2.30254602432251">
                <text:p>2.302546024322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">
                <text:p>11160</text:p>
              </table:table-cell>
              <table:table-cell office:value-type="float" office:value="1.60976803302765">
                <text:p>1.60976803302765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">
                <text:p>11180</text:p>
              </table:table-cell>
              <table:table-cell office:value-type="float" office:value="1.61042857170105">
                <text:p>1.61042857170105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">
                <text:p>11200</text:p>
              </table:table-cell>
              <table:table-cell office:value-type="float" office:value="1.61140179634094">
                <text:p>1.61140179634094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">
                <text:p>11220</text:p>
              </table:table-cell>
              <table:table-cell office:value-type="float" office:value="1.60258555412292">
                <text:p>1.60258555412292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">
                <text:p>11240</text:p>
              </table:table-cell>
              <table:table-cell office:value-type="float" office:value="1.61320662498474">
                <text:p>1.61320662498474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">
                <text:p>11260</text:p>
              </table:table-cell>
              <table:table-cell office:value-type="float" office:value="1.62045884132385">
                <text:p>1.62045884132385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">
                <text:p>11280</text:p>
              </table:table-cell>
              <table:table-cell office:value-type="float" office:value="1.61223554611206">
                <text:p>1.61223554611206</text:p>
              </table:table-cell>
              <table:table-cell office:value-type="float" office:value="2.30254435539246">
                <text:p>2.302544355392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1.61113691329956">
                <text:p>1.61113691329956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">
                <text:p>11320</text:p>
              </table:table-cell>
              <table:table-cell office:value-type="float" office:value="1.61888611316681">
                <text:p>1.61888611316681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">
                <text:p>11340</text:p>
              </table:table-cell>
              <table:table-cell office:value-type="float" office:value="1.62494421005249">
                <text:p>1.62494421005249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">
                <text:p>11360</text:p>
              </table:table-cell>
              <table:table-cell office:value-type="float" office:value="1.61776375770569">
                <text:p>1.61776375770569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">
                <text:p>11380</text:p>
              </table:table-cell>
              <table:table-cell office:value-type="float" office:value="1.6128396987915">
                <text:p>1.6128396987915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">
                <text:p>11400</text:p>
              </table:table-cell>
              <table:table-cell office:value-type="float" office:value="1.6129846572876">
                <text:p>1.6129846572876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">
                <text:p>11420</text:p>
              </table:table-cell>
              <table:table-cell office:value-type="float" office:value="1.61025810241699">
                <text:p>1.61025810241699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">
                <text:p>11440</text:p>
              </table:table-cell>
              <table:table-cell office:value-type="float" office:value="1.61959505081177">
                <text:p>1.61959505081177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">
                <text:p>11460</text:p>
              </table:table-cell>
              <table:table-cell office:value-type="float" office:value="1.60590267181396">
                <text:p>1.60590267181396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">
                <text:p>11480</text:p>
              </table:table-cell>
              <table:table-cell office:value-type="float" office:value="1.62744832038879">
                <text:p>1.62744832038879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">
                <text:p>11500</text:p>
              </table:table-cell>
              <table:table-cell office:value-type="float" office:value="1.60302567481995">
                <text:p>1.60302567481995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">
                <text:p>11520</text:p>
              </table:table-cell>
              <table:table-cell office:value-type="float" office:value="1.61306691169739">
                <text:p>1.61306691169739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">
                <text:p>11540</text:p>
              </table:table-cell>
              <table:table-cell office:value-type="float" office:value="1.59973275661469">
                <text:p>1.59973275661469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">
                <text:p>11560</text:p>
              </table:table-cell>
              <table:table-cell office:value-type="float" office:value="1.60747075080872">
                <text:p>1.60747075080872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">
                <text:p>11580</text:p>
              </table:table-cell>
              <table:table-cell office:value-type="float" office:value="1.62765836715698">
                <text:p>1.62765836715698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">
                <text:p>11600</text:p>
              </table:table-cell>
              <table:table-cell office:value-type="float" office:value="1.65900230407715">
                <text:p>1.65900230407715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">
                <text:p>11620</text:p>
              </table:table-cell>
              <table:table-cell office:value-type="float" office:value="1.61801028251648">
                <text:p>1.61801028251648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">
                <text:p>11640</text:p>
              </table:table-cell>
              <table:table-cell office:value-type="float" office:value="1.6306893825531">
                <text:p>1.6306893825531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">
                <text:p>11660</text:p>
              </table:table-cell>
              <table:table-cell office:value-type="float" office:value="1.61766445636749">
                <text:p>1.61766445636749</text:p>
              </table:table-cell>
              <table:table-cell office:value-type="float" office:value="2.30249667167664">
                <text:p>2.302496671676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">
                <text:p>11680</text:p>
              </table:table-cell>
              <table:table-cell office:value-type="float" office:value="1.61696517467499">
                <text:p>1.61696517467499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">
                <text:p>11700</text:p>
              </table:table-cell>
              <table:table-cell office:value-type="float" office:value="1.6131911277771">
                <text:p>1.6131911277771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">
                <text:p>11720</text:p>
              </table:table-cell>
              <table:table-cell office:value-type="float" office:value="1.61860799789429">
                <text:p>1.61860799789429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">
                <text:p>11740</text:p>
              </table:table-cell>
              <table:table-cell office:value-type="float" office:value="1.61277592182159">
                <text:p>1.61277592182159</text:p>
              </table:table-cell>
              <table:table-cell office:value-type="float" office:value="2.30255651473999">
                <text:p>2.30255651473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">
                <text:p>11760</text:p>
              </table:table-cell>
              <table:table-cell office:value-type="float" office:value="1.67927479743958">
                <text:p>1.67927479743958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">
                <text:p>11780</text:p>
              </table:table-cell>
              <table:table-cell office:value-type="float" office:value="1.60802173614502">
                <text:p>1.60802173614502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">
                <text:p>11800</text:p>
              </table:table-cell>
              <table:table-cell office:value-type="float" office:value="1.63154971599579">
                <text:p>1.63154971599579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">
                <text:p>11820</text:p>
              </table:table-cell>
              <table:table-cell office:value-type="float" office:value="1.61252021789551">
                <text:p>1.61252021789551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">
                <text:p>11840</text:p>
              </table:table-cell>
              <table:table-cell office:value-type="float" office:value="1.65001177787781">
                <text:p>1.65001177787781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">
                <text:p>11860</text:p>
              </table:table-cell>
              <table:table-cell office:value-type="float" office:value="1.62288641929626">
                <text:p>1.62288641929626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">
                <text:p>11880</text:p>
              </table:table-cell>
              <table:table-cell office:value-type="float" office:value="1.61051177978516">
                <text:p>1.61051177978516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">
                <text:p>11900</text:p>
              </table:table-cell>
              <table:table-cell office:value-type="float" office:value="1.6113874912262">
                <text:p>1.6113874912262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">
                <text:p>11920</text:p>
              </table:table-cell>
              <table:table-cell office:value-type="float" office:value="1.65767955780029">
                <text:p>1.65767955780029</text:p>
              </table:table-cell>
              <table:table-cell office:value-type="float" office:value="2.30251479148865">
                <text:p>2.302514791488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">
                <text:p>11940</text:p>
              </table:table-cell>
              <table:table-cell office:value-type="float" office:value="1.61343288421631">
                <text:p>1.61343288421631</text:p>
              </table:table-cell>
              <table:table-cell office:value-type="float" office:value="2.30250644683838">
                <text:p>2.302506446838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">
                <text:p>11960</text:p>
              </table:table-cell>
              <table:table-cell office:value-type="float" office:value="1.61235213279724">
                <text:p>1.61235213279724</text:p>
              </table:table-cell>
              <table:table-cell office:value-type="float" office:value="2.30253481864929">
                <text:p>2.302534818649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">
                <text:p>11980</text:p>
              </table:table-cell>
              <table:table-cell office:value-type="float" office:value="1.60640168190002">
                <text:p>1.60640168190002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1.62665939331055">
                <text:p>1.62665939331055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">
                <text:p>12020</text:p>
              </table:table-cell>
              <table:table-cell office:value-type="float" office:value="1.62308311462402">
                <text:p>1.62308311462402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">
                <text:p>12040</text:p>
              </table:table-cell>
              <table:table-cell office:value-type="float" office:value="1.61115312576294">
                <text:p>1.61115312576294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">
                <text:p>12060</text:p>
              </table:table-cell>
              <table:table-cell office:value-type="float" office:value="1.60945284366608">
                <text:p>1.60945284366608</text:p>
              </table:table-cell>
              <table:table-cell office:value-type="float" office:value="2.30255484580994">
                <text:p>2.302554845809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">
                <text:p>12080</text:p>
              </table:table-cell>
              <table:table-cell office:value-type="float" office:value="1.60955667495728">
                <text:p>1.60955667495728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">
                <text:p>12100</text:p>
              </table:table-cell>
              <table:table-cell office:value-type="float" office:value="1.62880086898804">
                <text:p>1.62880086898804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">
                <text:p>12120</text:p>
              </table:table-cell>
              <table:table-cell office:value-type="float" office:value="1.61390161514282">
                <text:p>1.61390161514282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">
                <text:p>12140</text:p>
              </table:table-cell>
              <table:table-cell office:value-type="float" office:value="1.65006470680237">
                <text:p>1.6500647068023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">
                <text:p>12160</text:p>
              </table:table-cell>
              <table:table-cell office:value-type="float" office:value="1.60812115669251">
                <text:p>1.60812115669251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">
                <text:p>12180</text:p>
              </table:table-cell>
              <table:table-cell office:value-type="float" office:value="1.60932922363281">
                <text:p>1.60932922363281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">
                <text:p>12200</text:p>
              </table:table-cell>
              <table:table-cell office:value-type="float" office:value="1.61248779296875">
                <text:p>1.61248779296875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">
                <text:p>12220</text:p>
              </table:table-cell>
              <table:table-cell office:value-type="float" office:value="1.61694228649139">
                <text:p>1.61694228649139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">
                <text:p>12240</text:p>
              </table:table-cell>
              <table:table-cell office:value-type="float" office:value="1.61505603790283">
                <text:p>1.61505603790283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">
                <text:p>12260</text:p>
              </table:table-cell>
              <table:table-cell office:value-type="float" office:value="1.61447167396545">
                <text:p>1.61447167396545</text:p>
              </table:table-cell>
              <table:table-cell office:value-type="float" office:value="2.30256128311157">
                <text:p>2.302561283111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">
                <text:p>12280</text:p>
              </table:table-cell>
              <table:table-cell office:value-type="float" office:value="1.61454606056213">
                <text:p>1.61454606056213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">
                <text:p>12300</text:p>
              </table:table-cell>
              <table:table-cell office:value-type="float" office:value="1.6114227771759">
                <text:p>1.6114227771759</text:p>
              </table:table-cell>
              <table:table-cell office:value-type="float" office:value="2.30251812934875">
                <text:p>2.302518129348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">
                <text:p>12320</text:p>
              </table:table-cell>
              <table:table-cell office:value-type="float" office:value="1.61310482025146">
                <text:p>1.61310482025146</text:p>
              </table:table-cell>
              <table:table-cell office:value-type="float" office:value="2.30251264572144">
                <text:p>2.302512645721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">
                <text:p>12340</text:p>
              </table:table-cell>
              <table:table-cell office:value-type="float" office:value="1.61392784118652">
                <text:p>1.61392784118652</text:p>
              </table:table-cell>
              <table:table-cell office:value-type="float" office:value="2.30255627632141">
                <text:p>2.302556276321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">
                <text:p>12360</text:p>
              </table:table-cell>
              <table:table-cell office:value-type="float" office:value="1.62284588813782">
                <text:p>1.62284588813782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">
                <text:p>12380</text:p>
              </table:table-cell>
              <table:table-cell office:value-type="float" office:value="1.61439025402069">
                <text:p>1.61439025402069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">
                <text:p>12400</text:p>
              </table:table-cell>
              <table:table-cell office:value-type="float" office:value="1.61066269874573">
                <text:p>1.61066269874573</text:p>
              </table:table-cell>
              <table:table-cell office:value-type="float" office:value="2.3025221824646">
                <text:p>2.30252218246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">
                <text:p>12420</text:p>
              </table:table-cell>
              <table:table-cell office:value-type="float" office:value="1.60786175727844">
                <text:p>1.60786175727844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">
                <text:p>12440</text:p>
              </table:table-cell>
              <table:table-cell office:value-type="float" office:value="1.63820147514343">
                <text:p>1.63820147514343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">
                <text:p>12460</text:p>
              </table:table-cell>
              <table:table-cell office:value-type="float" office:value="1.60661804676056">
                <text:p>1.60661804676056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">
                <text:p>12480</text:p>
              </table:table-cell>
              <table:table-cell office:value-type="float" office:value="1.60796976089478">
                <text:p>1.60796976089478</text:p>
              </table:table-cell>
              <table:table-cell office:value-type="float" office:value="2.30251359939575">
                <text:p>2.302513599395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">
                <text:p>12500</text:p>
              </table:table-cell>
              <table:table-cell office:value-type="float" office:value="1.62909436225891">
                <text:p>1.62909436225891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">
                <text:p>12520</text:p>
              </table:table-cell>
              <table:table-cell office:value-type="float" office:value="1.62379217147827">
                <text:p>1.6237921714782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">
                <text:p>12540</text:p>
              </table:table-cell>
              <table:table-cell office:value-type="float" office:value="1.62875080108643">
                <text:p>1.62875080108643</text:p>
              </table:table-cell>
              <table:table-cell office:value-type="float" office:value="2.30252432823181">
                <text:p>2.30252432823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">
                <text:p>12560</text:p>
              </table:table-cell>
              <table:table-cell office:value-type="float" office:value="1.61934459209442">
                <text:p>1.61934459209442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">
                <text:p>12580</text:p>
              </table:table-cell>
              <table:table-cell office:value-type="float" office:value="1.63270163536072">
                <text:p>1.63270163536072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">
                <text:p>12600</text:p>
              </table:table-cell>
              <table:table-cell office:value-type="float" office:value="1.65449035167694">
                <text:p>1.65449035167694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">
                <text:p>12620</text:p>
              </table:table-cell>
              <table:table-cell office:value-type="float" office:value="1.60932099819183">
                <text:p>1.60932099819183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">
                <text:p>12640</text:p>
              </table:table-cell>
              <table:table-cell office:value-type="float" office:value="1.61030650138855">
                <text:p>1.61030650138855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">
                <text:p>12660</text:p>
              </table:table-cell>
              <table:table-cell office:value-type="float" office:value="1.61643981933594">
                <text:p>1.61643981933594</text:p>
              </table:table-cell>
              <table:table-cell office:value-type="float" office:value="2.3025631904602">
                <text:p>2.30256319046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">
                <text:p>12680</text:p>
              </table:table-cell>
              <table:table-cell office:value-type="float" office:value="1.61119627952576">
                <text:p>1.61119627952576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">
                <text:p>12700</text:p>
              </table:table-cell>
              <table:table-cell office:value-type="float" office:value="1.67650163173676">
                <text:p>1.67650163173676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">
                <text:p>12720</text:p>
              </table:table-cell>
              <table:table-cell office:value-type="float" office:value="1.61569333076477">
                <text:p>1.61569333076477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">
                <text:p>12740</text:p>
              </table:table-cell>
              <table:table-cell office:value-type="float" office:value="1.60916638374329">
                <text:p>1.60916638374329</text:p>
              </table:table-cell>
              <table:table-cell office:value-type="float" office:value="2.30248022079468">
                <text:p>2.302480220794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">
                <text:p>12760</text:p>
              </table:table-cell>
              <table:table-cell office:value-type="float" office:value="1.61305499076843">
                <text:p>1.61305499076843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">
                <text:p>12780</text:p>
              </table:table-cell>
              <table:table-cell office:value-type="float" office:value="1.61493420600891">
                <text:p>1.61493420600891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">
                <text:p>12800</text:p>
              </table:table-cell>
              <table:table-cell office:value-type="float" office:value="1.61860227584839">
                <text:p>1.61860227584839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">
                <text:p>12820</text:p>
              </table:table-cell>
              <table:table-cell office:value-type="float" office:value="1.61052083969116">
                <text:p>1.61052083969116</text:p>
              </table:table-cell>
              <table:table-cell office:value-type="float" office:value="2.3025221824646">
                <text:p>2.3025221824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">
                <text:p>12840</text:p>
              </table:table-cell>
              <table:table-cell office:value-type="float" office:value="1.6104884147644">
                <text:p>1.6104884147644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">
                <text:p>12860</text:p>
              </table:table-cell>
              <table:table-cell office:value-type="float" office:value="1.62049067020416">
                <text:p>1.62049067020416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">
                <text:p>12880</text:p>
              </table:table-cell>
              <table:table-cell office:value-type="float" office:value="1.60732984542847">
                <text:p>1.60732984542847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">
                <text:p>12900</text:p>
              </table:table-cell>
              <table:table-cell office:value-type="float" office:value="1.60303640365601">
                <text:p>1.60303640365601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">
                <text:p>12920</text:p>
              </table:table-cell>
              <table:table-cell office:value-type="float" office:value="1.62020766735077">
                <text:p>1.62020766735077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">
                <text:p>12940</text:p>
              </table:table-cell>
              <table:table-cell office:value-type="float" office:value="1.61262035369873">
                <text:p>1.61262035369873</text:p>
              </table:table-cell>
              <table:table-cell office:value-type="float" office:value="2.30250930786133">
                <text:p>2.302509307861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">
                <text:p>12960</text:p>
              </table:table-cell>
              <table:table-cell office:value-type="float" office:value="1.60978543758392">
                <text:p>1.60978543758392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">
                <text:p>12980</text:p>
              </table:table-cell>
              <table:table-cell office:value-type="float" office:value="1.60336446762085">
                <text:p>1.60336446762085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">
                <text:p>13000</text:p>
              </table:table-cell>
              <table:table-cell office:value-type="float" office:value="1.61074471473694">
                <text:p>1.61074471473694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">
                <text:p>13020</text:p>
              </table:table-cell>
              <table:table-cell office:value-type="float" office:value="1.60665202140808">
                <text:p>1.60665202140808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">
                <text:p>13040</text:p>
              </table:table-cell>
              <table:table-cell office:value-type="float" office:value="1.61421382427216">
                <text:p>1.61421382427216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">
                <text:p>13060</text:p>
              </table:table-cell>
              <table:table-cell office:value-type="float" office:value="1.61458432674408">
                <text:p>1.61458432674408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">
                <text:p>13080</text:p>
              </table:table-cell>
              <table:table-cell office:value-type="float" office:value="1.61640071868896">
                <text:p>1.61640071868896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">
                <text:p>13100</text:p>
              </table:table-cell>
              <table:table-cell office:value-type="float" office:value="1.63668274879456">
                <text:p>1.63668274879456</text:p>
              </table:table-cell>
              <table:table-cell office:value-type="float" office:value="2.30251836776733">
                <text:p>2.302518367767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">
                <text:p>13120</text:p>
              </table:table-cell>
              <table:table-cell office:value-type="float" office:value="1.60633909702301">
                <text:p>1.60633909702301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">
                <text:p>13140</text:p>
              </table:table-cell>
              <table:table-cell office:value-type="float" office:value="1.62499594688416">
                <text:p>1.62499594688416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">
                <text:p>13160</text:p>
              </table:table-cell>
              <table:table-cell office:value-type="float" office:value="1.61481869220734">
                <text:p>1.61481869220734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">
                <text:p>13180</text:p>
              </table:table-cell>
              <table:table-cell office:value-type="float" office:value="1.62058627605438">
                <text:p>1.62058627605438</text:p>
              </table:table-cell>
              <table:table-cell office:value-type="float" office:value="2.30248260498047">
                <text:p>2.302482604980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">
                <text:p>13200</text:p>
              </table:table-cell>
              <table:table-cell office:value-type="float" office:value="1.61142730712891">
                <text:p>1.61142730712891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">
                <text:p>13220</text:p>
              </table:table-cell>
              <table:table-cell office:value-type="float" office:value="1.61982202529907">
                <text:p>1.61982202529907</text:p>
              </table:table-cell>
              <table:table-cell office:value-type="float" office:value="2.30249214172363">
                <text:p>2.302492141723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">
                <text:p>13240</text:p>
              </table:table-cell>
              <table:table-cell office:value-type="float" office:value="1.61925768852234">
                <text:p>1.61925768852234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">
                <text:p>13260</text:p>
              </table:table-cell>
              <table:table-cell office:value-type="float" office:value="1.6114706993103">
                <text:p>1.6114706993103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">
                <text:p>13280</text:p>
              </table:table-cell>
              <table:table-cell office:value-type="float" office:value="1.61516320705414">
                <text:p>1.61516320705414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">
                <text:p>13300</text:p>
              </table:table-cell>
              <table:table-cell office:value-type="float" office:value="1.62194299697876">
                <text:p>1.62194299697876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">
                <text:p>13320</text:p>
              </table:table-cell>
              <table:table-cell office:value-type="float" office:value="1.64974629878998">
                <text:p>1.64974629878998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">
                <text:p>13340</text:p>
              </table:table-cell>
              <table:table-cell office:value-type="float" office:value="1.61675953865051">
                <text:p>1.61675953865051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">
                <text:p>13360</text:p>
              </table:table-cell>
              <table:table-cell office:value-type="float" office:value="1.63109016418457">
                <text:p>1.63109016418457</text:p>
              </table:table-cell>
              <table:table-cell office:value-type="float" office:value="2.30256247520447">
                <text:p>2.302562475204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">
                <text:p>13380</text:p>
              </table:table-cell>
              <table:table-cell office:value-type="float" office:value="1.60603642463684">
                <text:p>1.60603642463684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">
                <text:p>13400</text:p>
              </table:table-cell>
              <table:table-cell office:value-type="float" office:value="1.65197992324829">
                <text:p>1.65197992324829</text:p>
              </table:table-cell>
              <table:table-cell office:value-type="float" office:value="2.30251884460449">
                <text:p>2.302518844604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">
                <text:p>13420</text:p>
              </table:table-cell>
              <table:table-cell office:value-type="float" office:value="1.6139794588089">
                <text:p>1.6139794588089</text:p>
              </table:table-cell>
              <table:table-cell office:value-type="float" office:value="2.30255961418152">
                <text:p>2.302559614181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">
                <text:p>13440</text:p>
              </table:table-cell>
              <table:table-cell office:value-type="float" office:value="1.64902126789093">
                <text:p>1.64902126789093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">
                <text:p>13460</text:p>
              </table:table-cell>
              <table:table-cell office:value-type="float" office:value="1.61490631103516">
                <text:p>1.61490631103516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">
                <text:p>13480</text:p>
              </table:table-cell>
              <table:table-cell office:value-type="float" office:value="1.61544334888458">
                <text:p>1.61544334888458</text:p>
              </table:table-cell>
              <table:table-cell office:value-type="float" office:value="2.3025209903717">
                <text:p>2.30252099037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">
                <text:p>13500</text:p>
              </table:table-cell>
              <table:table-cell office:value-type="float" office:value="1.61336731910706">
                <text:p>1.61336731910706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">
                <text:p>13520</text:p>
              </table:table-cell>
              <table:table-cell office:value-type="float" office:value="1.60963225364685">
                <text:p>1.60963225364685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">
                <text:p>13540</text:p>
              </table:table-cell>
              <table:table-cell office:value-type="float" office:value="1.65071618556976">
                <text:p>1.65071618556976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">
                <text:p>13560</text:p>
              </table:table-cell>
              <table:table-cell office:value-type="float" office:value="1.61337411403656">
                <text:p>1.61337411403656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">
                <text:p>13580</text:p>
              </table:table-cell>
              <table:table-cell office:value-type="float" office:value="1.60953116416931">
                <text:p>1.60953116416931</text:p>
              </table:table-cell>
              <table:table-cell office:value-type="float" office:value="2.30255508422852">
                <text:p>2.302555084228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">
                <text:p>13600</text:p>
              </table:table-cell>
              <table:table-cell office:value-type="float" office:value="1.62673878669739">
                <text:p>1.62673878669739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">
                <text:p>13620</text:p>
              </table:table-cell>
              <table:table-cell office:value-type="float" office:value="1.63055658340454">
                <text:p>1.63055658340454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">
                <text:p>13640</text:p>
              </table:table-cell>
              <table:table-cell office:value-type="float" office:value="1.62494909763336">
                <text:p>1.62494909763336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">
                <text:p>13660</text:p>
              </table:table-cell>
              <table:table-cell office:value-type="float" office:value="1.61129534244537">
                <text:p>1.61129534244537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">
                <text:p>13680</text:p>
              </table:table-cell>
              <table:table-cell office:value-type="float" office:value="1.62257850170136">
                <text:p>1.62257850170136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">
                <text:p>13700</text:p>
              </table:table-cell>
              <table:table-cell office:value-type="float" office:value="1.61151003837585">
                <text:p>1.61151003837585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">
                <text:p>13720</text:p>
              </table:table-cell>
              <table:table-cell office:value-type="float" office:value="1.60916137695313">
                <text:p>1.60916137695313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">
                <text:p>13740</text:p>
              </table:table-cell>
              <table:table-cell office:value-type="float" office:value="1.68886816501617">
                <text:p>1.6888681650161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">
                <text:p>13760</text:p>
              </table:table-cell>
              <table:table-cell office:value-type="float" office:value="1.6105420589447">
                <text:p>1.6105420589447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">
                <text:p>13780</text:p>
              </table:table-cell>
              <table:table-cell office:value-type="float" office:value="1.6211998462677">
                <text:p>1.6211998462677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">
                <text:p>13800</text:p>
              </table:table-cell>
              <table:table-cell office:value-type="float" office:value="1.61896800994873">
                <text:p>1.61896800994873</text:p>
              </table:table-cell>
              <table:table-cell office:value-type="float" office:value="2.30252909660339">
                <text:p>2.302529096603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">
                <text:p>13820</text:p>
              </table:table-cell>
              <table:table-cell office:value-type="float" office:value="1.60557997226715">
                <text:p>1.60557997226715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">
                <text:p>13840</text:p>
              </table:table-cell>
              <table:table-cell office:value-type="float" office:value="1.62252044677734">
                <text:p>1.62252044677734</text:p>
              </table:table-cell>
              <table:table-cell office:value-type="float" office:value="2.30251622200012">
                <text:p>2.302516222000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">
                <text:p>13860</text:p>
              </table:table-cell>
              <table:table-cell office:value-type="float" office:value="1.61029732227325">
                <text:p>1.61029732227325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">
                <text:p>13880</text:p>
              </table:table-cell>
              <table:table-cell office:value-type="float" office:value="1.61210191249847">
                <text:p>1.61210191249847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">
                <text:p>13900</text:p>
              </table:table-cell>
              <table:table-cell office:value-type="float" office:value="1.60644853115082">
                <text:p>1.60644853115082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">
                <text:p>13920</text:p>
              </table:table-cell>
              <table:table-cell office:value-type="float" office:value="1.61450028419495">
                <text:p>1.61450028419495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">
                <text:p>13940</text:p>
              </table:table-cell>
              <table:table-cell office:value-type="float" office:value="1.61186027526855">
                <text:p>1.61186027526855</text:p>
              </table:table-cell>
              <table:table-cell office:value-type="float" office:value="2.30251550674438">
                <text:p>2.302515506744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">
                <text:p>13960</text:p>
              </table:table-cell>
              <table:table-cell office:value-type="float" office:value="1.61720728874207">
                <text:p>1.61720728874207</text:p>
              </table:table-cell>
              <table:table-cell office:value-type="float" office:value="2.30252265930176">
                <text:p>2.302522659301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">
                <text:p>13980</text:p>
              </table:table-cell>
              <table:table-cell office:value-type="float" office:value="1.60773825645447">
                <text:p>1.6077382564544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1.62519574165344">
                <text:p>1.62519574165344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">
                <text:p>14020</text:p>
              </table:table-cell>
              <table:table-cell office:value-type="float" office:value="1.60972833633423">
                <text:p>1.60972833633423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">
                <text:p>14040</text:p>
              </table:table-cell>
              <table:table-cell office:value-type="float" office:value="1.61577367782593">
                <text:p>1.61577367782593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">
                <text:p>14060</text:p>
              </table:table-cell>
              <table:table-cell office:value-type="float" office:value="1.61175632476807">
                <text:p>1.6117563247680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">
                <text:p>14080</text:p>
              </table:table-cell>
              <table:table-cell office:value-type="float" office:value="1.63397908210754">
                <text:p>1.63397908210754</text:p>
              </table:table-cell>
              <table:table-cell office:value-type="float" office:value="2.30255103111267">
                <text:p>2.302551031112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">
                <text:p>14100</text:p>
              </table:table-cell>
              <table:table-cell office:value-type="float" office:value="1.60371708869934">
                <text:p>1.60371708869934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">
                <text:p>14120</text:p>
              </table:table-cell>
              <table:table-cell office:value-type="float" office:value="1.61474108695984">
                <text:p>1.61474108695984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">
                <text:p>14140</text:p>
              </table:table-cell>
              <table:table-cell office:value-type="float" office:value="1.61365842819214">
                <text:p>1.61365842819214</text:p>
              </table:table-cell>
              <table:table-cell office:value-type="float" office:value="2.30252361297607">
                <text:p>2.302523612976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">
                <text:p>14160</text:p>
              </table:table-cell>
              <table:table-cell office:value-type="float" office:value="1.60875916481018">
                <text:p>1.60875916481018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">
                <text:p>14180</text:p>
              </table:table-cell>
              <table:table-cell office:value-type="float" office:value="1.6098849773407">
                <text:p>1.6098849773407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">
                <text:p>14200</text:p>
              </table:table-cell>
              <table:table-cell office:value-type="float" office:value="1.62031412124634">
                <text:p>1.62031412124634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">
                <text:p>14220</text:p>
              </table:table-cell>
              <table:table-cell office:value-type="float" office:value="1.61046457290649">
                <text:p>1.61046457290649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">
                <text:p>14240</text:p>
              </table:table-cell>
              <table:table-cell office:value-type="float" office:value="1.67081928253174">
                <text:p>1.67081928253174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">
                <text:p>14260</text:p>
              </table:table-cell>
              <table:table-cell office:value-type="float" office:value="1.61577439308167">
                <text:p>1.61577439308167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">
                <text:p>14280</text:p>
              </table:table-cell>
              <table:table-cell office:value-type="float" office:value="1.60846364498138">
                <text:p>1.60846364498138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">
                <text:p>14300</text:p>
              </table:table-cell>
              <table:table-cell office:value-type="float" office:value="1.60859096050262">
                <text:p>1.60859096050262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">
                <text:p>14320</text:p>
              </table:table-cell>
              <table:table-cell office:value-type="float" office:value="1.60922193527222">
                <text:p>1.60922193527222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">
                <text:p>14340</text:p>
              </table:table-cell>
              <table:table-cell office:value-type="float" office:value="1.64203143119812">
                <text:p>1.64203143119812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">
                <text:p>14360</text:p>
              </table:table-cell>
              <table:table-cell office:value-type="float" office:value="1.6127769947052">
                <text:p>1.6127769947052</text:p>
              </table:table-cell>
              <table:table-cell office:value-type="float" office:value="2.30254292488098">
                <text:p>2.302542924880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">
                <text:p>14380</text:p>
              </table:table-cell>
              <table:table-cell office:value-type="float" office:value="1.61291241645813">
                <text:p>1.61291241645813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">
                <text:p>14400</text:p>
              </table:table-cell>
              <table:table-cell office:value-type="float" office:value="1.61423587799072">
                <text:p>1.61423587799072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">
                <text:p>14420</text:p>
              </table:table-cell>
              <table:table-cell office:value-type="float" office:value="1.64362227916718">
                <text:p>1.64362227916718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">
                <text:p>14440</text:p>
              </table:table-cell>
              <table:table-cell office:value-type="float" office:value="1.6096522808075">
                <text:p>1.6096522808075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">
                <text:p>14460</text:p>
              </table:table-cell>
              <table:table-cell office:value-type="float" office:value="1.67600643634796">
                <text:p>1.67600643634796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">
                <text:p>14480</text:p>
              </table:table-cell>
              <table:table-cell office:value-type="float" office:value="1.60781288146973">
                <text:p>1.60781288146973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">
                <text:p>14500</text:p>
              </table:table-cell>
              <table:table-cell office:value-type="float" office:value="1.61173045635223">
                <text:p>1.61173045635223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">
                <text:p>14520</text:p>
              </table:table-cell>
              <table:table-cell office:value-type="float" office:value="1.6128876209259">
                <text:p>1.6128876209259</text:p>
              </table:table-cell>
              <table:table-cell office:value-type="float" office:value="2.30255603790283">
                <text:p>2.302556037902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">
                <text:p>14540</text:p>
              </table:table-cell>
              <table:table-cell office:value-type="float" office:value="1.60926985740662">
                <text:p>1.60926985740662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">
                <text:p>14560</text:p>
              </table:table-cell>
              <table:table-cell office:value-type="float" office:value="1.61153078079224">
                <text:p>1.61153078079224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">
                <text:p>14580</text:p>
              </table:table-cell>
              <table:table-cell office:value-type="float" office:value="1.60458815097809">
                <text:p>1.60458815097809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">
                <text:p>14600</text:p>
              </table:table-cell>
              <table:table-cell office:value-type="float" office:value="1.61428534984589">
                <text:p>1.6142853498458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">
                <text:p>14620</text:p>
              </table:table-cell>
              <table:table-cell office:value-type="float" office:value="1.61700987815857">
                <text:p>1.61700987815857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">
                <text:p>14640</text:p>
              </table:table-cell>
              <table:table-cell office:value-type="float" office:value="1.60414731502533">
                <text:p>1.60414731502533</text:p>
              </table:table-cell>
              <table:table-cell office:value-type="float" office:value="2.30252361297607">
                <text:p>2.302523612976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">
                <text:p>14660</text:p>
              </table:table-cell>
              <table:table-cell office:value-type="float" office:value="1.60440230369568">
                <text:p>1.60440230369568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">
                <text:p>14680</text:p>
              </table:table-cell>
              <table:table-cell office:value-type="float" office:value="1.61782073974609">
                <text:p>1.61782073974609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">
                <text:p>14700</text:p>
              </table:table-cell>
              <table:table-cell office:value-type="float" office:value="1.60619151592255">
                <text:p>1.60619151592255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">
                <text:p>14720</text:p>
              </table:table-cell>
              <table:table-cell office:value-type="float" office:value="1.60931825637817">
                <text:p>1.60931825637817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">
                <text:p>14740</text:p>
              </table:table-cell>
              <table:table-cell office:value-type="float" office:value="1.62071526050568">
                <text:p>1.62071526050568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">
                <text:p>14760</text:p>
              </table:table-cell>
              <table:table-cell office:value-type="float" office:value="1.60473608970642">
                <text:p>1.60473608970642</text:p>
              </table:table-cell>
              <table:table-cell office:value-type="float" office:value="2.30256032943726">
                <text:p>2.302560329437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">
                <text:p>14780</text:p>
              </table:table-cell>
              <table:table-cell office:value-type="float" office:value="1.61306715011597">
                <text:p>1.61306715011597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">
                <text:p>14800</text:p>
              </table:table-cell>
              <table:table-cell office:value-type="float" office:value="1.61394441127777">
                <text:p>1.61394441127777</text:p>
              </table:table-cell>
              <table:table-cell office:value-type="float" office:value="2.30255007743835">
                <text:p>2.302550077438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">
                <text:p>14820</text:p>
              </table:table-cell>
              <table:table-cell office:value-type="float" office:value="1.61182045936584">
                <text:p>1.61182045936584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">
                <text:p>14840</text:p>
              </table:table-cell>
              <table:table-cell office:value-type="float" office:value="1.62058305740356">
                <text:p>1.62058305740356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">
                <text:p>14860</text:p>
              </table:table-cell>
              <table:table-cell office:value-type="float" office:value="1.61023843288422">
                <text:p>1.61023843288422</text:p>
              </table:table-cell>
              <table:table-cell office:value-type="float" office:value="2.30251955986023">
                <text:p>2.302519559860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">
                <text:p>14880</text:p>
              </table:table-cell>
              <table:table-cell office:value-type="float" office:value="1.61924958229065">
                <text:p>1.61924958229065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">
                <text:p>14900</text:p>
              </table:table-cell>
              <table:table-cell office:value-type="float" office:value="1.61155557632446">
                <text:p>1.61155557632446</text:p>
              </table:table-cell>
              <table:table-cell office:value-type="float" office:value="2.30252718925476">
                <text:p>2.302527189254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">
                <text:p>14920</text:p>
              </table:table-cell>
              <table:table-cell office:value-type="float" office:value="1.59963512420654">
                <text:p>1.59963512420654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">
                <text:p>14940</text:p>
              </table:table-cell>
              <table:table-cell office:value-type="float" office:value="1.61422467231751">
                <text:p>1.61422467231751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">
                <text:p>14960</text:p>
              </table:table-cell>
              <table:table-cell office:value-type="float" office:value="1.63510012626648">
                <text:p>1.63510012626648</text:p>
              </table:table-cell>
              <table:table-cell office:value-type="float" office:value="2.302485704422">
                <text:p>2.3024857044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">
                <text:p>14980</text:p>
              </table:table-cell>
              <table:table-cell office:value-type="float" office:value="1.60094630718231">
                <text:p>1.60094630718231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">
                <text:p>15000</text:p>
              </table:table-cell>
              <table:table-cell office:value-type="float" office:value="1.61669063568115">
                <text:p>1.61669063568115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">
                <text:p>15020</text:p>
              </table:table-cell>
              <table:table-cell office:value-type="float" office:value="1.61395502090454">
                <text:p>1.61395502090454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">
                <text:p>15040</text:p>
              </table:table-cell>
              <table:table-cell office:value-type="float" office:value="1.62140822410584">
                <text:p>1.62140822410584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">
                <text:p>15060</text:p>
              </table:table-cell>
              <table:table-cell office:value-type="float" office:value="1.63745141029358">
                <text:p>1.63745141029358</text:p>
              </table:table-cell>
              <table:table-cell office:value-type="float" office:value="2.30252814292908">
                <text:p>2.302528142929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">
                <text:p>15080</text:p>
              </table:table-cell>
              <table:table-cell office:value-type="float" office:value="1.6091423034668">
                <text:p>1.6091423034668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">
                <text:p>15100</text:p>
              </table:table-cell>
              <table:table-cell office:value-type="float" office:value="1.6122989654541">
                <text:p>1.6122989654541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">
                <text:p>15120</text:p>
              </table:table-cell>
              <table:table-cell office:value-type="float" office:value="1.61054944992065">
                <text:p>1.61054944992065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">
                <text:p>15140</text:p>
              </table:table-cell>
              <table:table-cell office:value-type="float" office:value="1.61369061470032">
                <text:p>1.61369061470032</text:p>
              </table:table-cell>
              <table:table-cell office:value-type="float" office:value="2.30254197120666">
                <text:p>2.302541971206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">
                <text:p>15160</text:p>
              </table:table-cell>
              <table:table-cell office:value-type="float" office:value="1.60472536087036">
                <text:p>1.60472536087036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">
                <text:p>15180</text:p>
              </table:table-cell>
              <table:table-cell office:value-type="float" office:value="1.65291774272919">
                <text:p>1.65291774272919</text:p>
              </table:table-cell>
              <table:table-cell office:value-type="float" office:value="2.30251049995422">
                <text:p>2.302510499954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">
                <text:p>15200</text:p>
              </table:table-cell>
              <table:table-cell office:value-type="float" office:value="1.61884820461273">
                <text:p>1.61884820461273</text:p>
              </table:table-cell>
              <table:table-cell office:value-type="float" office:value="2.30256175994873">
                <text:p>2.302561759948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">
                <text:p>15220</text:p>
              </table:table-cell>
              <table:table-cell office:value-type="float" office:value="1.61800026893616">
                <text:p>1.61800026893616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">
                <text:p>15240</text:p>
              </table:table-cell>
              <table:table-cell office:value-type="float" office:value="1.60996031761169">
                <text:p>1.60996031761169</text:p>
              </table:table-cell>
              <table:table-cell office:value-type="float" office:value="2.30245423316956">
                <text:p>2.302454233169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">
                <text:p>15260</text:p>
              </table:table-cell>
              <table:table-cell office:value-type="float" office:value="1.61082482337952">
                <text:p>1.61082482337952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">
                <text:p>15280</text:p>
              </table:table-cell>
              <table:table-cell office:value-type="float" office:value="1.63714206218719">
                <text:p>1.63714206218719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">
                <text:p>15300</text:p>
              </table:table-cell>
              <table:table-cell office:value-type="float" office:value="1.60966598987579">
                <text:p>1.60966598987579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">
                <text:p>15320</text:p>
              </table:table-cell>
              <table:table-cell office:value-type="float" office:value="1.61034548282623">
                <text:p>1.61034548282623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">
                <text:p>15340</text:p>
              </table:table-cell>
              <table:table-cell office:value-type="float" office:value="1.61334633827209">
                <text:p>1.61334633827209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">
                <text:p>15360</text:p>
              </table:table-cell>
              <table:table-cell office:value-type="float" office:value="1.60741066932678">
                <text:p>1.60741066932678</text:p>
              </table:table-cell>
              <table:table-cell office:value-type="float" office:value="2.30252552032471">
                <text:p>2.302525520324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">
                <text:p>15380</text:p>
              </table:table-cell>
              <table:table-cell office:value-type="float" office:value="1.6080858707428">
                <text:p>1.608085870742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">
                <text:p>15400</text:p>
              </table:table-cell>
              <table:table-cell office:value-type="float" office:value="1.61509358882904">
                <text:p>1.61509358882904</text:p>
              </table:table-cell>
              <table:table-cell office:value-type="float" office:value="2.30254292488098">
                <text:p>2.302542924880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">
                <text:p>15420</text:p>
              </table:table-cell>
              <table:table-cell office:value-type="float" office:value="1.59909296035767">
                <text:p>1.59909296035767</text:p>
              </table:table-cell>
              <table:table-cell office:value-type="float" office:value="2.30249691009521">
                <text:p>2.302496910095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">
                <text:p>15440</text:p>
              </table:table-cell>
              <table:table-cell office:value-type="float" office:value="1.59624218940735">
                <text:p>1.59624218940735</text:p>
              </table:table-cell>
              <table:table-cell office:value-type="float" office:value="2.30255532264709">
                <text:p>2.302555322647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">
                <text:p>15460</text:p>
              </table:table-cell>
              <table:table-cell office:value-type="float" office:value="1.60458254814148">
                <text:p>1.60458254814148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">
                <text:p>15480</text:p>
              </table:table-cell>
              <table:table-cell office:value-type="float" office:value="1.61181569099426">
                <text:p>1.61181569099426</text:p>
              </table:table-cell>
              <table:table-cell office:value-type="float" office:value="2.30256080627441">
                <text:p>2.302560806274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">
                <text:p>15500</text:p>
              </table:table-cell>
              <table:table-cell office:value-type="float" office:value="1.61730062961578">
                <text:p>1.61730062961578</text:p>
              </table:table-cell>
              <table:table-cell office:value-type="float" office:value="2.30255222320557">
                <text:p>2.302552223205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">
                <text:p>15520</text:p>
              </table:table-cell>
              <table:table-cell office:value-type="float" office:value="1.61582589149475">
                <text:p>1.61582589149475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">
                <text:p>15540</text:p>
              </table:table-cell>
              <table:table-cell office:value-type="float" office:value="1.60690879821777">
                <text:p>1.6069087982177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">
                <text:p>15560</text:p>
              </table:table-cell>
              <table:table-cell office:value-type="float" office:value="1.61206698417664">
                <text:p>1.61206698417664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">
                <text:p>15580</text:p>
              </table:table-cell>
              <table:table-cell office:value-type="float" office:value="1.61713933944702">
                <text:p>1.61713933944702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">
                <text:p>15600</text:p>
              </table:table-cell>
              <table:table-cell office:value-type="float" office:value="1.61289143562317">
                <text:p>1.61289143562317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">
                <text:p>15620</text:p>
              </table:table-cell>
              <table:table-cell office:value-type="float" office:value="1.61742067337036">
                <text:p>1.61742067337036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">
                <text:p>15640</text:p>
              </table:table-cell>
              <table:table-cell office:value-type="float" office:value="1.61304295063019">
                <text:p>1.61304295063019</text:p>
              </table:table-cell>
              <table:table-cell office:value-type="float" office:value="2.30251336097717">
                <text:p>2.302513360977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">
                <text:p>15660</text:p>
              </table:table-cell>
              <table:table-cell office:value-type="float" office:value="1.61346137523651">
                <text:p>1.61346137523651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">
                <text:p>15680</text:p>
              </table:table-cell>
              <table:table-cell office:value-type="float" office:value="1.62467277050018">
                <text:p>1.62467277050018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">
                <text:p>15700</text:p>
              </table:table-cell>
              <table:table-cell office:value-type="float" office:value="1.613685131073">
                <text:p>1.613685131073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">
                <text:p>15720</text:p>
              </table:table-cell>
              <table:table-cell office:value-type="float" office:value="1.61133456230164">
                <text:p>1.61133456230164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">
                <text:p>15740</text:p>
              </table:table-cell>
              <table:table-cell office:value-type="float" office:value="1.64808785915375">
                <text:p>1.64808785915375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">
                <text:p>15760</text:p>
              </table:table-cell>
              <table:table-cell office:value-type="float" office:value="1.62943851947784">
                <text:p>1.62943851947784</text:p>
              </table:table-cell>
              <table:table-cell office:value-type="float" office:value="2.30251359939575">
                <text:p>2.302513599395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">
                <text:p>15780</text:p>
              </table:table-cell>
              <table:table-cell office:value-type="float" office:value="1.62346649169922">
                <text:p>1.62346649169922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">
                <text:p>15800</text:p>
              </table:table-cell>
              <table:table-cell office:value-type="float" office:value="1.60994601249695">
                <text:p>1.60994601249695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">
                <text:p>15820</text:p>
              </table:table-cell>
              <table:table-cell office:value-type="float" office:value="1.60957586765289">
                <text:p>1.60957586765289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">
                <text:p>15840</text:p>
              </table:table-cell>
              <table:table-cell office:value-type="float" office:value="1.61379241943359">
                <text:p>1.61379241943359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">
                <text:p>15860</text:p>
              </table:table-cell>
              <table:table-cell office:value-type="float" office:value="1.60717797279358">
                <text:p>1.6071779727935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">
                <text:p>15880</text:p>
              </table:table-cell>
              <table:table-cell office:value-type="float" office:value="1.60859787464142">
                <text:p>1.60859787464142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">
                <text:p>15900</text:p>
              </table:table-cell>
              <table:table-cell office:value-type="float" office:value="1.60757565498352">
                <text:p>1.60757565498352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">
                <text:p>15920</text:p>
              </table:table-cell>
              <table:table-cell office:value-type="float" office:value="1.61357259750366">
                <text:p>1.61357259750366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">
                <text:p>15940</text:p>
              </table:table-cell>
              <table:table-cell office:value-type="float" office:value="1.60894513130188">
                <text:p>1.60894513130188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">
                <text:p>15960</text:p>
              </table:table-cell>
              <table:table-cell office:value-type="float" office:value="1.61102771759033">
                <text:p>1.61102771759033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">
                <text:p>15980</text:p>
              </table:table-cell>
              <table:table-cell office:value-type="float" office:value="1.60702204704285">
                <text:p>1.60702204704285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1.6460280418396">
                <text:p>1.6460280418396</text:p>
              </table:table-cell>
              <table:table-cell office:value-type="float" office:value="2.30252480506897">
                <text:p>2.302524805068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">
                <text:p>16020</text:p>
              </table:table-cell>
              <table:table-cell office:value-type="float" office:value="1.61811077594757">
                <text:p>1.61811077594757</text:p>
              </table:table-cell>
              <table:table-cell office:value-type="float" office:value="2.30255484580994">
                <text:p>2.302554845809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">
                <text:p>16040</text:p>
              </table:table-cell>
              <table:table-cell office:value-type="float" office:value="1.58781027793884">
                <text:p>1.58781027793884</text:p>
              </table:table-cell>
              <table:table-cell office:value-type="float" office:value="2.30249452590942">
                <text:p>2.302494525909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">
                <text:p>16060</text:p>
              </table:table-cell>
              <table:table-cell office:value-type="float" office:value="1.61617541313171">
                <text:p>1.61617541313171</text:p>
              </table:table-cell>
              <table:table-cell office:value-type="float" office:value="2.30251288414001">
                <text:p>2.302512884140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">
                <text:p>16080</text:p>
              </table:table-cell>
              <table:table-cell office:value-type="float" office:value="1.61279380321503">
                <text:p>1.61279380321503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">
                <text:p>16100</text:p>
              </table:table-cell>
              <table:table-cell office:value-type="float" office:value="1.61045789718628">
                <text:p>1.61045789718628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">
                <text:p>16120</text:p>
              </table:table-cell>
              <table:table-cell office:value-type="float" office:value="1.62746918201447">
                <text:p>1.6274691820144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">
                <text:p>16140</text:p>
              </table:table-cell>
              <table:table-cell office:value-type="float" office:value="1.62456345558167">
                <text:p>1.62456345558167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">
                <text:p>16160</text:p>
              </table:table-cell>
              <table:table-cell office:value-type="float" office:value="1.62105989456177">
                <text:p>1.62105989456177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">
                <text:p>16180</text:p>
              </table:table-cell>
              <table:table-cell office:value-type="float" office:value="1.61854541301727">
                <text:p>1.61854541301727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">
                <text:p>16200</text:p>
              </table:table-cell>
              <table:table-cell office:value-type="float" office:value="1.61734926700592">
                <text:p>1.61734926700592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">
                <text:p>16220</text:p>
              </table:table-cell>
              <table:table-cell office:value-type="float" office:value="1.62523353099823">
                <text:p>1.62523353099823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">
                <text:p>16240</text:p>
              </table:table-cell>
              <table:table-cell office:value-type="float" office:value="1.62652397155762">
                <text:p>1.62652397155762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">
                <text:p>16260</text:p>
              </table:table-cell>
              <table:table-cell office:value-type="float" office:value="1.61400818824768">
                <text:p>1.61400818824768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">
                <text:p>16280</text:p>
              </table:table-cell>
              <table:table-cell office:value-type="float" office:value="1.61323153972626">
                <text:p>1.61323153972626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">
                <text:p>16300</text:p>
              </table:table-cell>
              <table:table-cell office:value-type="float" office:value="1.64137578010559">
                <text:p>1.64137578010559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">
                <text:p>16320</text:p>
              </table:table-cell>
              <table:table-cell office:value-type="float" office:value="1.62426948547363">
                <text:p>1.62426948547363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">
                <text:p>16340</text:p>
              </table:table-cell>
              <table:table-cell office:value-type="float" office:value="1.6255669593811">
                <text:p>1.6255669593811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">
                <text:p>16360</text:p>
              </table:table-cell>
              <table:table-cell office:value-type="float" office:value="1.61456096172333">
                <text:p>1.61456096172333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">
                <text:p>16380</text:p>
              </table:table-cell>
              <table:table-cell office:value-type="float" office:value="1.6100115776062">
                <text:p>1.6100115776062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">
                <text:p>16400</text:p>
              </table:table-cell>
              <table:table-cell office:value-type="float" office:value="1.61409020423889">
                <text:p>1.61409020423889</text:p>
              </table:table-cell>
              <table:table-cell office:value-type="float" office:value="2.30255508422852">
                <text:p>2.302555084228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">
                <text:p>16420</text:p>
              </table:table-cell>
              <table:table-cell office:value-type="float" office:value="1.60260629653931">
                <text:p>1.60260629653931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">
                <text:p>16440</text:p>
              </table:table-cell>
              <table:table-cell office:value-type="float" office:value="1.61661529541016">
                <text:p>1.61661529541016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">
                <text:p>16460</text:p>
              </table:table-cell>
              <table:table-cell office:value-type="float" office:value="1.61398553848267">
                <text:p>1.61398553848267</text:p>
              </table:table-cell>
              <table:table-cell office:value-type="float" office:value="2.30250310897827">
                <text:p>2.302503108978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">
                <text:p>16480</text:p>
              </table:table-cell>
              <table:table-cell office:value-type="float" office:value="1.62229514122009">
                <text:p>1.62229514122009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">
                <text:p>16500</text:p>
              </table:table-cell>
              <table:table-cell office:value-type="float" office:value="1.61060953140259">
                <text:p>1.61060953140259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">
                <text:p>16520</text:p>
              </table:table-cell>
              <table:table-cell office:value-type="float" office:value="1.61075580120087">
                <text:p>1.61075580120087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">
                <text:p>16540</text:p>
              </table:table-cell>
              <table:table-cell office:value-type="float" office:value="1.61286926269531">
                <text:p>1.61286926269531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">
                <text:p>16560</text:p>
              </table:table-cell>
              <table:table-cell office:value-type="float" office:value="1.60691976547241">
                <text:p>1.60691976547241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">
                <text:p>16580</text:p>
              </table:table-cell>
              <table:table-cell office:value-type="float" office:value="1.61162519454956">
                <text:p>1.61162519454956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">
                <text:p>16600</text:p>
              </table:table-cell>
              <table:table-cell office:value-type="float" office:value="1.61096119880676">
                <text:p>1.61096119880676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">
                <text:p>16620</text:p>
              </table:table-cell>
              <table:table-cell office:value-type="float" office:value="1.61477303504944">
                <text:p>1.61477303504944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">
                <text:p>16640</text:p>
              </table:table-cell>
              <table:table-cell office:value-type="float" office:value="1.61086010932922">
                <text:p>1.61086010932922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">
                <text:p>16660</text:p>
              </table:table-cell>
              <table:table-cell office:value-type="float" office:value="1.61221587657928">
                <text:p>1.61221587657928</text:p>
              </table:table-cell>
              <table:table-cell office:value-type="float" office:value="2.30255627632141">
                <text:p>2.302556276321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">
                <text:p>16680</text:p>
              </table:table-cell>
              <table:table-cell office:value-type="float" office:value="1.61213111877441">
                <text:p>1.61213111877441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">
                <text:p>16700</text:p>
              </table:table-cell>
              <table:table-cell office:value-type="float" office:value="1.60537242889404">
                <text:p>1.60537242889404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">
                <text:p>16720</text:p>
              </table:table-cell>
              <table:table-cell office:value-type="float" office:value="1.60140228271484">
                <text:p>1.60140228271484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">
                <text:p>16740</text:p>
              </table:table-cell>
              <table:table-cell office:value-type="float" office:value="1.60975670814514">
                <text:p>1.60975670814514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">
                <text:p>16760</text:p>
              </table:table-cell>
              <table:table-cell office:value-type="float" office:value="1.60901951789856">
                <text:p>1.60901951789856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">
                <text:p>16780</text:p>
              </table:table-cell>
              <table:table-cell office:value-type="float" office:value="1.62017858028412">
                <text:p>1.62017858028412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">
                <text:p>16800</text:p>
              </table:table-cell>
              <table:table-cell office:value-type="float" office:value="1.61658525466919">
                <text:p>1.6165852546691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">
                <text:p>16820</text:p>
              </table:table-cell>
              <table:table-cell office:value-type="float" office:value="1.60985803604126">
                <text:p>1.60985803604126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">
                <text:p>16840</text:p>
              </table:table-cell>
              <table:table-cell office:value-type="float" office:value="1.6107280254364">
                <text:p>1.6107280254364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">
                <text:p>16860</text:p>
              </table:table-cell>
              <table:table-cell office:value-type="float" office:value="1.60778903961182">
                <text:p>1.60778903961182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">
                <text:p>16880</text:p>
              </table:table-cell>
              <table:table-cell office:value-type="float" office:value="1.61093533039093">
                <text:p>1.61093533039093</text:p>
              </table:table-cell>
              <table:table-cell office:value-type="float" office:value="2.30252051353455">
                <text:p>2.302520513534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">
                <text:p>16900</text:p>
              </table:table-cell>
              <table:table-cell office:value-type="float" office:value="1.6229681968689">
                <text:p>1.6229681968689</text:p>
              </table:table-cell>
              <table:table-cell office:value-type="float" office:value="2.30255460739136">
                <text:p>2.302554607391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">
                <text:p>16920</text:p>
              </table:table-cell>
              <table:table-cell office:value-type="float" office:value="1.61616098880768">
                <text:p>1.61616098880768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">
                <text:p>16940</text:p>
              </table:table-cell>
              <table:table-cell office:value-type="float" office:value="1.61155641078949">
                <text:p>1.61155641078949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">
                <text:p>16960</text:p>
              </table:table-cell>
              <table:table-cell office:value-type="float" office:value="1.60898613929749">
                <text:p>1.60898613929749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">
                <text:p>16980</text:p>
              </table:table-cell>
              <table:table-cell office:value-type="float" office:value="1.60813903808594">
                <text:p>1.60813903808594</text:p>
              </table:table-cell>
              <table:table-cell office:value-type="float" office:value="2.30254626274109">
                <text:p>2.302546262741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">
                <text:p>17000</text:p>
              </table:table-cell>
              <table:table-cell office:value-type="float" office:value="1.60742807388306">
                <text:p>1.60742807388306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">
                <text:p>17020</text:p>
              </table:table-cell>
              <table:table-cell office:value-type="float" office:value="1.60953664779663">
                <text:p>1.60953664779663</text:p>
              </table:table-cell>
              <table:table-cell office:value-type="float" office:value="2.30253481864929">
                <text:p>2.302534818649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">
                <text:p>17040</text:p>
              </table:table-cell>
              <table:table-cell office:value-type="float" office:value="1.60714793205261">
                <text:p>1.60714793205261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">
                <text:p>17060</text:p>
              </table:table-cell>
              <table:table-cell office:value-type="float" office:value="1.61291766166687">
                <text:p>1.61291766166687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">
                <text:p>17080</text:p>
              </table:table-cell>
              <table:table-cell office:value-type="float" office:value="1.62483978271484">
                <text:p>1.62483978271484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">
                <text:p>17100</text:p>
              </table:table-cell>
              <table:table-cell office:value-type="float" office:value="1.6168497800827">
                <text:p>1.6168497800827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">
                <text:p>17120</text:p>
              </table:table-cell>
              <table:table-cell office:value-type="float" office:value="1.62657392024994">
                <text:p>1.62657392024994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">
                <text:p>17140</text:p>
              </table:table-cell>
              <table:table-cell office:value-type="float" office:value="1.60783004760742">
                <text:p>1.60783004760742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">
                <text:p>17160</text:p>
              </table:table-cell>
              <table:table-cell office:value-type="float" office:value="1.61254620552063">
                <text:p>1.61254620552063</text:p>
              </table:table-cell>
              <table:table-cell office:value-type="float" office:value="2.30255651473999">
                <text:p>2.302556514739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">
                <text:p>17180</text:p>
              </table:table-cell>
              <table:table-cell office:value-type="float" office:value="1.61046302318573">
                <text:p>1.61046302318573</text:p>
              </table:table-cell>
              <table:table-cell office:value-type="float" office:value="2.30251908302307">
                <text:p>2.302519083023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">
                <text:p>17200</text:p>
              </table:table-cell>
              <table:table-cell office:value-type="float" office:value="1.67958426475525">
                <text:p>1.67958426475525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">
                <text:p>17220</text:p>
              </table:table-cell>
              <table:table-cell office:value-type="float" office:value="1.63355040550232">
                <text:p>1.63355040550232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">
                <text:p>17240</text:p>
              </table:table-cell>
              <table:table-cell office:value-type="float" office:value="1.60892534255981">
                <text:p>1.60892534255981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">
                <text:p>17260</text:p>
              </table:table-cell>
              <table:table-cell office:value-type="float" office:value="1.65425431728363">
                <text:p>1.65425431728363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">
                <text:p>17280</text:p>
              </table:table-cell>
              <table:table-cell office:value-type="float" office:value="1.61499738693237">
                <text:p>1.61499738693237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">
                <text:p>17300</text:p>
              </table:table-cell>
              <table:table-cell office:value-type="float" office:value="1.61810755729675">
                <text:p>1.61810755729675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">
                <text:p>17320</text:p>
              </table:table-cell>
              <table:table-cell office:value-type="float" office:value="1.61029267311096">
                <text:p>1.61029267311096</text:p>
              </table:table-cell>
              <table:table-cell office:value-type="float" office:value="2.30251336097717">
                <text:p>2.302513360977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">
                <text:p>17340</text:p>
              </table:table-cell>
              <table:table-cell office:value-type="float" office:value="1.62665629386902">
                <text:p>1.62665629386902</text:p>
              </table:table-cell>
              <table:table-cell office:value-type="float" office:value="2.30251693725586">
                <text:p>2.302516937255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">
                <text:p>17360</text:p>
              </table:table-cell>
              <table:table-cell office:value-type="float" office:value="1.60760951042175">
                <text:p>1.60760951042175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">
                <text:p>17380</text:p>
              </table:table-cell>
              <table:table-cell office:value-type="float" office:value="1.62895965576172">
                <text:p>1.62895965576172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">
                <text:p>17400</text:p>
              </table:table-cell>
              <table:table-cell office:value-type="float" office:value="1.60127353668213">
                <text:p>1.60127353668213</text:p>
              </table:table-cell>
              <table:table-cell office:value-type="float" office:value="2.30255603790283">
                <text:p>2.302556037902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">
                <text:p>17420</text:p>
              </table:table-cell>
              <table:table-cell office:value-type="float" office:value="1.61027407646179">
                <text:p>1.61027407646179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">
                <text:p>17440</text:p>
              </table:table-cell>
              <table:table-cell office:value-type="float" office:value="1.60968625545502">
                <text:p>1.60968625545502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">
                <text:p>17460</text:p>
              </table:table-cell>
              <table:table-cell office:value-type="float" office:value="1.62690162658691">
                <text:p>1.62690162658691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">
                <text:p>17480</text:p>
              </table:table-cell>
              <table:table-cell office:value-type="float" office:value="1.61425518989563">
                <text:p>1.61425518989563</text:p>
              </table:table-cell>
              <table:table-cell office:value-type="float" office:value="2.30251479148865">
                <text:p>2.302514791488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">
                <text:p>17500</text:p>
              </table:table-cell>
              <table:table-cell office:value-type="float" office:value="1.61285495758057">
                <text:p>1.61285495758057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">
                <text:p>17520</text:p>
              </table:table-cell>
              <table:table-cell office:value-type="float" office:value="1.61372470855713">
                <text:p>1.61372470855713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">
                <text:p>17540</text:p>
              </table:table-cell>
              <table:table-cell office:value-type="float" office:value="1.6171247959137">
                <text:p>1.6171247959137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">
                <text:p>17560</text:p>
              </table:table-cell>
              <table:table-cell office:value-type="float" office:value="1.59927117824554">
                <text:p>1.59927117824554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">
                <text:p>17580</text:p>
              </table:table-cell>
              <table:table-cell office:value-type="float" office:value="1.61824333667755">
                <text:p>1.61824333667755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">
                <text:p>17600</text:p>
              </table:table-cell>
              <table:table-cell office:value-type="float" office:value="1.6087601184845">
                <text:p>1.6087601184845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">
                <text:p>17620</text:p>
              </table:table-cell>
              <table:table-cell office:value-type="float" office:value="1.61042141914368">
                <text:p>1.61042141914368</text:p>
              </table:table-cell>
              <table:table-cell office:value-type="float" office:value="2.30255007743835">
                <text:p>2.302550077438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">
                <text:p>17640</text:p>
              </table:table-cell>
              <table:table-cell office:value-type="float" office:value="1.62211322784424">
                <text:p>1.62211322784424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">
                <text:p>17660</text:p>
              </table:table-cell>
              <table:table-cell office:value-type="float" office:value="1.62340867519379">
                <text:p>1.62340867519379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">
                <text:p>17680</text:p>
              </table:table-cell>
              <table:table-cell office:value-type="float" office:value="1.61203765869141">
                <text:p>1.61203765869141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">
                <text:p>17700</text:p>
              </table:table-cell>
              <table:table-cell office:value-type="float" office:value="1.60996890068054">
                <text:p>1.60996890068054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">
                <text:p>17720</text:p>
              </table:table-cell>
              <table:table-cell office:value-type="float" office:value="1.60665965080261">
                <text:p>1.60665965080261</text:p>
              </table:table-cell>
              <table:table-cell office:value-type="float" office:value="2.30252242088318">
                <text:p>2.302522420883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">
                <text:p>17740</text:p>
              </table:table-cell>
              <table:table-cell office:value-type="float" office:value="1.61407423019409">
                <text:p>1.61407423019409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">
                <text:p>17760</text:p>
              </table:table-cell>
              <table:table-cell office:value-type="float" office:value="1.61065936088562">
                <text:p>1.61065936088562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">
                <text:p>17780</text:p>
              </table:table-cell>
              <table:table-cell office:value-type="float" office:value="1.63023924827576">
                <text:p>1.63023924827576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">
                <text:p>17800</text:p>
              </table:table-cell>
              <table:table-cell office:value-type="float" office:value="1.61868691444397">
                <text:p>1.61868691444397</text:p>
              </table:table-cell>
              <table:table-cell office:value-type="float" office:value="2.30250930786133">
                <text:p>2.302509307861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">
                <text:p>17820</text:p>
              </table:table-cell>
              <table:table-cell office:value-type="float" office:value="1.60839474201202">
                <text:p>1.60839474201202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">
                <text:p>17840</text:p>
              </table:table-cell>
              <table:table-cell office:value-type="float" office:value="1.60676085948944">
                <text:p>1.60676085948944</text:p>
              </table:table-cell>
              <table:table-cell office:value-type="float" office:value="2.30254101753235">
                <text:p>2.302541017532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">
                <text:p>17860</text:p>
              </table:table-cell>
              <table:table-cell office:value-type="float" office:value="1.61591911315918">
                <text:p>1.61591911315918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">
                <text:p>17880</text:p>
              </table:table-cell>
              <table:table-cell office:value-type="float" office:value="1.62962687015533">
                <text:p>1.62962687015533</text:p>
              </table:table-cell>
              <table:table-cell office:value-type="float" office:value="2.30252361297607">
                <text:p>2.302523612976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">
                <text:p>17900</text:p>
              </table:table-cell>
              <table:table-cell office:value-type="float" office:value="1.62733912467957">
                <text:p>1.62733912467957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">
                <text:p>17920</text:p>
              </table:table-cell>
              <table:table-cell office:value-type="float" office:value="1.61465311050415">
                <text:p>1.61465311050415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">
                <text:p>17940</text:p>
              </table:table-cell>
              <table:table-cell office:value-type="float" office:value="1.6105135679245">
                <text:p>1.6105135679245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">
                <text:p>17960</text:p>
              </table:table-cell>
              <table:table-cell office:value-type="float" office:value="1.62345516681671">
                <text:p>1.62345516681671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">
                <text:p>17980</text:p>
              </table:table-cell>
              <table:table-cell office:value-type="float" office:value="1.60937070846558">
                <text:p>1.60937070846558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1.60619139671326">
                <text:p>1.60619139671326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">
                <text:p>18020</text:p>
              </table:table-cell>
              <table:table-cell office:value-type="float" office:value="1.6252281665802">
                <text:p>1.6252281665802</text:p>
              </table:table-cell>
              <table:table-cell office:value-type="float" office:value="2.30250573158264">
                <text:p>2.302505731582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">
                <text:p>18040</text:p>
              </table:table-cell>
              <table:table-cell office:value-type="float" office:value="1.60737264156342">
                <text:p>1.60737264156342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">
                <text:p>18060</text:p>
              </table:table-cell>
              <table:table-cell office:value-type="float" office:value="1.61488699913025">
                <text:p>1.61488699913025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">
                <text:p>18080</text:p>
              </table:table-cell>
              <table:table-cell office:value-type="float" office:value="1.61468005180359">
                <text:p>1.61468005180359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">
                <text:p>18100</text:p>
              </table:table-cell>
              <table:table-cell office:value-type="float" office:value="1.61375451087952">
                <text:p>1.61375451087952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">
                <text:p>18120</text:p>
              </table:table-cell>
              <table:table-cell office:value-type="float" office:value="1.62840461730957">
                <text:p>1.62840461730957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">
                <text:p>18140</text:p>
              </table:table-cell>
              <table:table-cell office:value-type="float" office:value="1.61542010307312">
                <text:p>1.61542010307312</text:p>
              </table:table-cell>
              <table:table-cell office:value-type="float" office:value="2.30254101753235">
                <text:p>2.302541017532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">
                <text:p>18160</text:p>
              </table:table-cell>
              <table:table-cell office:value-type="float" office:value="1.6162611246109">
                <text:p>1.6162611246109</text:p>
              </table:table-cell>
              <table:table-cell office:value-type="float" office:value="2.30254197120666">
                <text:p>2.302541971206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">
                <text:p>18180</text:p>
              </table:table-cell>
              <table:table-cell office:value-type="float" office:value="1.61825120449066">
                <text:p>1.61825120449066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">
                <text:p>18200</text:p>
              </table:table-cell>
              <table:table-cell office:value-type="float" office:value="1.62394499778748">
                <text:p>1.62394499778748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">
                <text:p>18220</text:p>
              </table:table-cell>
              <table:table-cell office:value-type="float" office:value="1.60660934448242">
                <text:p>1.60660934448242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">
                <text:p>18240</text:p>
              </table:table-cell>
              <table:table-cell office:value-type="float" office:value="1.62656879425049">
                <text:p>1.62656879425049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">
                <text:p>18260</text:p>
              </table:table-cell>
              <table:table-cell office:value-type="float" office:value="1.60913395881653">
                <text:p>1.60913395881653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">
                <text:p>18280</text:p>
              </table:table-cell>
              <table:table-cell office:value-type="float" office:value="1.60905265808105">
                <text:p>1.60905265808105</text:p>
              </table:table-cell>
              <table:table-cell office:value-type="float" office:value="2.30250811576843">
                <text:p>2.302508115768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">
                <text:p>18300</text:p>
              </table:table-cell>
              <table:table-cell office:value-type="float" office:value="1.61035108566284">
                <text:p>1.61035108566284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">
                <text:p>18320</text:p>
              </table:table-cell>
              <table:table-cell office:value-type="float" office:value="1.6126012802124">
                <text:p>1.6126012802124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">
                <text:p>18340</text:p>
              </table:table-cell>
              <table:table-cell office:value-type="float" office:value="1.60911118984222">
                <text:p>1.60911118984222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">
                <text:p>18360</text:p>
              </table:table-cell>
              <table:table-cell office:value-type="float" office:value="1.61843693256378">
                <text:p>1.61843693256378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">
                <text:p>18380</text:p>
              </table:table-cell>
              <table:table-cell office:value-type="float" office:value="1.62355995178223">
                <text:p>1.62355995178223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">
                <text:p>18400</text:p>
              </table:table-cell>
              <table:table-cell office:value-type="float" office:value="1.61594462394714">
                <text:p>1.61594462394714</text:p>
              </table:table-cell>
              <table:table-cell office:value-type="float" office:value="2.30255532264709">
                <text:p>2.302555322647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">
                <text:p>18420</text:p>
              </table:table-cell>
              <table:table-cell office:value-type="float" office:value="1.61526393890381">
                <text:p>1.61526393890381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">
                <text:p>18440</text:p>
              </table:table-cell>
              <table:table-cell office:value-type="float" office:value="1.61300981044769">
                <text:p>1.61300981044769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">
                <text:p>18460</text:p>
              </table:table-cell>
              <table:table-cell office:value-type="float" office:value="1.60965895652771">
                <text:p>1.60965895652771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">
                <text:p>18480</text:p>
              </table:table-cell>
              <table:table-cell office:value-type="float" office:value="1.61151373386383">
                <text:p>1.61151373386383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">
                <text:p>18500</text:p>
              </table:table-cell>
              <table:table-cell office:value-type="float" office:value="1.61996507644653">
                <text:p>1.61996507644653</text:p>
              </table:table-cell>
              <table:table-cell office:value-type="float" office:value="2.30252146720886">
                <text:p>2.302521467208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">
                <text:p>18520</text:p>
              </table:table-cell>
              <table:table-cell office:value-type="float" office:value="1.61116075515747">
                <text:p>1.61116075515747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">
                <text:p>18540</text:p>
              </table:table-cell>
              <table:table-cell office:value-type="float" office:value="1.61732494831085">
                <text:p>1.61732494831085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">
                <text:p>18560</text:p>
              </table:table-cell>
              <table:table-cell office:value-type="float" office:value="1.61247682571411">
                <text:p>1.61247682571411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">
                <text:p>18580</text:p>
              </table:table-cell>
              <table:table-cell office:value-type="float" office:value="1.61128258705139">
                <text:p>1.61128258705139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">
                <text:p>18600</text:p>
              </table:table-cell>
              <table:table-cell office:value-type="float" office:value="1.61776006221771">
                <text:p>1.61776006221771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">
                <text:p>18620</text:p>
              </table:table-cell>
              <table:table-cell office:value-type="float" office:value="1.61035668849945">
                <text:p>1.61035668849945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">
                <text:p>18640</text:p>
              </table:table-cell>
              <table:table-cell office:value-type="float" office:value="1.62615287303925">
                <text:p>1.62615287303925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">
                <text:p>18660</text:p>
              </table:table-cell>
              <table:table-cell office:value-type="float" office:value="1.61667335033417">
                <text:p>1.61667335033417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">
                <text:p>18680</text:p>
              </table:table-cell>
              <table:table-cell office:value-type="float" office:value="1.61971282958984">
                <text:p>1.61971282958984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">
                <text:p>18700</text:p>
              </table:table-cell>
              <table:table-cell office:value-type="float" office:value="1.6129264831543">
                <text:p>1.6129264831543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">
                <text:p>18720</text:p>
              </table:table-cell>
              <table:table-cell office:value-type="float" office:value="1.60584878921509">
                <text:p>1.60584878921509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">
                <text:p>18740</text:p>
              </table:table-cell>
              <table:table-cell office:value-type="float" office:value="1.64575898647308">
                <text:p>1.64575898647308</text:p>
              </table:table-cell>
              <table:table-cell office:value-type="float" office:value="2.30252552032471">
                <text:p>2.302525520324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">
                <text:p>18760</text:p>
              </table:table-cell>
              <table:table-cell office:value-type="float" office:value="1.60105657577515">
                <text:p>1.60105657577515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">
                <text:p>18780</text:p>
              </table:table-cell>
              <table:table-cell office:value-type="float" office:value="1.64078998565674">
                <text:p>1.64078998565674</text:p>
              </table:table-cell>
              <table:table-cell office:value-type="float" office:value="2.30256581306458">
                <text:p>2.302565813064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">
                <text:p>18800</text:p>
              </table:table-cell>
              <table:table-cell office:value-type="float" office:value="1.61900985240936">
                <text:p>1.61900985240936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">
                <text:p>18820</text:p>
              </table:table-cell>
              <table:table-cell office:value-type="float" office:value="1.61072659492493">
                <text:p>1.61072659492493</text:p>
              </table:table-cell>
              <table:table-cell office:value-type="float" office:value="2.30255365371704">
                <text:p>2.302553653717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">
                <text:p>18840</text:p>
              </table:table-cell>
              <table:table-cell office:value-type="float" office:value="1.61290299892426">
                <text:p>1.61290299892426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">
                <text:p>18860</text:p>
              </table:table-cell>
              <table:table-cell office:value-type="float" office:value="1.59420609474182">
                <text:p>1.59420609474182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">
                <text:p>18880</text:p>
              </table:table-cell>
              <table:table-cell office:value-type="float" office:value="1.61081206798553">
                <text:p>1.61081206798553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">
                <text:p>18900</text:p>
              </table:table-cell>
              <table:table-cell office:value-type="float" office:value="1.60625720024109">
                <text:p>1.60625720024109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">
                <text:p>18920</text:p>
              </table:table-cell>
              <table:table-cell office:value-type="float" office:value="1.60616719722748">
                <text:p>1.60616719722748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">
                <text:p>18940</text:p>
              </table:table-cell>
              <table:table-cell office:value-type="float" office:value="1.61598432064056">
                <text:p>1.61598432064056</text:p>
              </table:table-cell>
              <table:table-cell office:value-type="float" office:value="2.30248546600342">
                <text:p>2.302485466003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">
                <text:p>18960</text:p>
              </table:table-cell>
              <table:table-cell office:value-type="float" office:value="1.62065601348877">
                <text:p>1.62065601348877</text:p>
              </table:table-cell>
              <table:table-cell office:value-type="float" office:value="2.30255484580994">
                <text:p>2.302554845809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">
                <text:p>18980</text:p>
              </table:table-cell>
              <table:table-cell office:value-type="float" office:value="1.60956931114197">
                <text:p>1.60956931114197</text:p>
              </table:table-cell>
              <table:table-cell office:value-type="float" office:value="2.30256056785583">
                <text:p>2.302560567855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">
                <text:p>19000</text:p>
              </table:table-cell>
              <table:table-cell office:value-type="float" office:value="1.60641086101532">
                <text:p>1.60641086101532</text:p>
              </table:table-cell>
              <table:table-cell office:value-type="float" office:value="2.30254626274109">
                <text:p>2.302546262741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">
                <text:p>19020</text:p>
              </table:table-cell>
              <table:table-cell office:value-type="float" office:value="1.60994482040405">
                <text:p>1.60994482040405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">
                <text:p>19040</text:p>
              </table:table-cell>
              <table:table-cell office:value-type="float" office:value="1.60783791542053">
                <text:p>1.60783791542053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">
                <text:p>19060</text:p>
              </table:table-cell>
              <table:table-cell office:value-type="float" office:value="1.60810959339142">
                <text:p>1.60810959339142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">
                <text:p>19080</text:p>
              </table:table-cell>
              <table:table-cell office:value-type="float" office:value="1.63028359413147">
                <text:p>1.63028359413147</text:p>
              </table:table-cell>
              <table:table-cell office:value-type="float" office:value="2.30252146720886">
                <text:p>2.302521467208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">
                <text:p>19100</text:p>
              </table:table-cell>
              <table:table-cell office:value-type="float" office:value="1.62068390846252">
                <text:p>1.62068390846252</text:p>
              </table:table-cell>
              <table:table-cell office:value-type="float" office:value="2.30252265930176">
                <text:p>2.302522659301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">
                <text:p>19120</text:p>
              </table:table-cell>
              <table:table-cell office:value-type="float" office:value="1.61073994636536">
                <text:p>1.61073994636536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">
                <text:p>19140</text:p>
              </table:table-cell>
              <table:table-cell office:value-type="float" office:value="1.62551975250244">
                <text:p>1.62551975250244</text:p>
              </table:table-cell>
              <table:table-cell office:value-type="float" office:value="2.30251455307007">
                <text:p>2.302514553070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">
                <text:p>19160</text:p>
              </table:table-cell>
              <table:table-cell office:value-type="float" office:value="1.61182880401611">
                <text:p>1.61182880401611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">
                <text:p>19180</text:p>
              </table:table-cell>
              <table:table-cell office:value-type="float" office:value="1.61933135986328">
                <text:p>1.61933135986328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">
                <text:p>19200</text:p>
              </table:table-cell>
              <table:table-cell office:value-type="float" office:value="1.61085653305054">
                <text:p>1.61085653305054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">
                <text:p>19220</text:p>
              </table:table-cell>
              <table:table-cell office:value-type="float" office:value="1.59760880470276">
                <text:p>1.59760880470276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">
                <text:p>19240</text:p>
              </table:table-cell>
              <table:table-cell office:value-type="float" office:value="1.60882019996643">
                <text:p>1.60882019996643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">
                <text:p>19260</text:p>
              </table:table-cell>
              <table:table-cell office:value-type="float" office:value="1.61492681503296">
                <text:p>1.61492681503296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">
                <text:p>19280</text:p>
              </table:table-cell>
              <table:table-cell office:value-type="float" office:value="1.61097550392151">
                <text:p>1.61097550392151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">
                <text:p>19300</text:p>
              </table:table-cell>
              <table:table-cell office:value-type="float" office:value="1.60759425163269">
                <text:p>1.60759425163269</text:p>
              </table:table-cell>
              <table:table-cell office:value-type="float" office:value="2.30251049995422">
                <text:p>2.302510499954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">
                <text:p>19320</text:p>
              </table:table-cell>
              <table:table-cell office:value-type="float" office:value="1.61227464675903">
                <text:p>1.61227464675903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">
                <text:p>19340</text:p>
              </table:table-cell>
              <table:table-cell office:value-type="float" office:value="1.60869753360748">
                <text:p>1.60869753360748</text:p>
              </table:table-cell>
              <table:table-cell office:value-type="float" office:value="2.30254244804382">
                <text:p>2.302542448043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">
                <text:p>19360</text:p>
              </table:table-cell>
              <table:table-cell office:value-type="float" office:value="1.61272752285004">
                <text:p>1.61272752285004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">
                <text:p>19380</text:p>
              </table:table-cell>
              <table:table-cell office:value-type="float" office:value="1.61046552658081">
                <text:p>1.61046552658081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">
                <text:p>19400</text:p>
              </table:table-cell>
              <table:table-cell office:value-type="float" office:value="1.60594952106476">
                <text:p>1.60594952106476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">
                <text:p>19420</text:p>
              </table:table-cell>
              <table:table-cell office:value-type="float" office:value="1.62287855148315">
                <text:p>1.62287855148315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">
                <text:p>19440</text:p>
              </table:table-cell>
              <table:table-cell office:value-type="float" office:value="1.62064218521118">
                <text:p>1.62064218521118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">
                <text:p>19460</text:p>
              </table:table-cell>
              <table:table-cell office:value-type="float" office:value="1.61721754074097">
                <text:p>1.6172175407409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">
                <text:p>19480</text:p>
              </table:table-cell>
              <table:table-cell office:value-type="float" office:value="1.61474108695984">
                <text:p>1.61474108695984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">
                <text:p>19500</text:p>
              </table:table-cell>
              <table:table-cell office:value-type="float" office:value="1.60989284515381">
                <text:p>1.60989284515381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">
                <text:p>19520</text:p>
              </table:table-cell>
              <table:table-cell office:value-type="float" office:value="1.60990178585053">
                <text:p>1.60990178585053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">
                <text:p>19540</text:p>
              </table:table-cell>
              <table:table-cell office:value-type="float" office:value="1.60688018798828">
                <text:p>1.60688018798828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">
                <text:p>19560</text:p>
              </table:table-cell>
              <table:table-cell office:value-type="float" office:value="1.62093210220337">
                <text:p>1.62093210220337</text:p>
              </table:table-cell>
              <table:table-cell office:value-type="float" office:value="2.30255794525146">
                <text:p>2.302557945251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">
                <text:p>19580</text:p>
              </table:table-cell>
              <table:table-cell office:value-type="float" office:value="1.61179900169373">
                <text:p>1.61179900169373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">
                <text:p>19600</text:p>
              </table:table-cell>
              <table:table-cell office:value-type="float" office:value="1.6136965751648">
                <text:p>1.6136965751648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">
                <text:p>19620</text:p>
              </table:table-cell>
              <table:table-cell office:value-type="float" office:value="1.64030241966248">
                <text:p>1.64030241966248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">
                <text:p>19640</text:p>
              </table:table-cell>
              <table:table-cell office:value-type="float" office:value="1.63278758525848">
                <text:p>1.63278758525848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">
                <text:p>19660</text:p>
              </table:table-cell>
              <table:table-cell office:value-type="float" office:value="1.62074756622314">
                <text:p>1.62074756622314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">
                <text:p>19680</text:p>
              </table:table-cell>
              <table:table-cell office:value-type="float" office:value="1.61215686798096">
                <text:p>1.61215686798096</text:p>
              </table:table-cell>
              <table:table-cell office:value-type="float" office:value="2.30254769325256">
                <text:p>2.302547693252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">
                <text:p>19700</text:p>
              </table:table-cell>
              <table:table-cell office:value-type="float" office:value="1.60993456840515">
                <text:p>1.60993456840515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">
                <text:p>19720</text:p>
              </table:table-cell>
              <table:table-cell office:value-type="float" office:value="1.61151707172394">
                <text:p>1.61151707172394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">
                <text:p>19740</text:p>
              </table:table-cell>
              <table:table-cell office:value-type="float" office:value="1.61734449863434">
                <text:p>1.61734449863434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">
                <text:p>19760</text:p>
              </table:table-cell>
              <table:table-cell office:value-type="float" office:value="1.61149752140045">
                <text:p>1.61149752140045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">
                <text:p>19780</text:p>
              </table:table-cell>
              <table:table-cell office:value-type="float" office:value="1.63570332527161">
                <text:p>1.63570332527161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">
                <text:p>19800</text:p>
              </table:table-cell>
              <table:table-cell office:value-type="float" office:value="1.61011838912964">
                <text:p>1.61011838912964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">
                <text:p>19820</text:p>
              </table:table-cell>
              <table:table-cell office:value-type="float" office:value="1.61022281646729">
                <text:p>1.61022281646729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">
                <text:p>19840</text:p>
              </table:table-cell>
              <table:table-cell office:value-type="float" office:value="1.61754679679871">
                <text:p>1.61754679679871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">
                <text:p>19860</text:p>
              </table:table-cell>
              <table:table-cell office:value-type="float" office:value="1.61651408672333">
                <text:p>1.61651408672333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">
                <text:p>19880</text:p>
              </table:table-cell>
              <table:table-cell office:value-type="float" office:value="1.60997557640076">
                <text:p>1.60997557640076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">
                <text:p>19900</text:p>
              </table:table-cell>
              <table:table-cell office:value-type="float" office:value="1.61644911766052">
                <text:p>1.61644911766052</text:p>
              </table:table-cell>
              <table:table-cell office:value-type="float" office:value="2.30255675315857">
                <text:p>2.302556753158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">
                <text:p>19920</text:p>
              </table:table-cell>
              <table:table-cell office:value-type="float" office:value="1.64573562145233">
                <text:p>1.64573562145233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">
                <text:p>19940</text:p>
              </table:table-cell>
              <table:table-cell office:value-type="float" office:value="1.64216041564941">
                <text:p>1.64216041564941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">
                <text:p>19960</text:p>
              </table:table-cell>
              <table:table-cell office:value-type="float" office:value="1.61336302757263">
                <text:p>1.61336302757263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">
                <text:p>19980</text:p>
              </table:table-cell>
              <table:table-cell office:value-type="float" office:value="1.60023331642151">
                <text:p>1.60023331642151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1.60339498519897">
                <text:p>1.60339498519897</text:p>
              </table:table-cell>
              <table:table-cell office:value-type="float" office:value="2.30255055427551">
                <text:p>2.30255055427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30%" draw:fill-color="#004586" draw:opacity="3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svg:stroke-opacity="30%" draw:fill-color="#ff420e" draw:opacity="30%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29cm" svg:height="11.38cm" xlink:href=".." xlink:type="simple" chart:class="chart:scatter" chart:style-name="ch1">
        <chart:title svg:x="7.953cm" svg:y="0.363cm" chart:style-name="ch2">
          <text:p>(b)</text:p>
        </chart:title>
        <chart:legend svg:x="10.815cm" svg:y="8.414cm" style:legend-expansion="custom" chartooo:width="5.813cm" chartooo:height="1.721cm" style:legend-expansion-aspect-ratio="3.37768739105171" chart:style-name="ch3"/>
        <chart:plot-area chart:style-name="ch4"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C1 'run_2_cifar100_10_09-10_15_06_conv_cifar10way_gated_deep_alt_min_copyrand_reptile_5steps-tag-prediction_entropy_train_target'.F2:'run_2_cifar100_10_09-10_15_06_conv_cifar10way_gated_deep_alt_min_copyrand_reptile_5steps-tag-prediction_entropy_train_target'.G1001" chart:data-source-has-labels="row" svg:x="0.758cm" svg:y="0.246cm" svg:width="15.817cm" svg:height="10.488cm">
          <chartooo:coordinate-region svg:x="1.485cm" svg:y="0.445cm" svg:width="14.626cm" svg:height="9.643cm"/>
          <chart:axis chart:dimension="x" chart:name="primary-x" chart:style-name="ch5">
            <chart:title svg:x="8.027cm" svg:y="10.82cm" chart:style-name="ch6">
              <text:p>Iteration</text:p>
            </chart:title>
          </chart:axis>
          <chart:axis chart:dimension="y" chart:name="primary-y" chart:style-name="ch7">
            <chart:title svg:x="0cm" svg:y="7.32cm" chart:style-name="ch8">
              <text:p>Batch Prediction Entropy</text:p>
            </chart:title>
            <chart:grid chart:style-name="ch9" chart:class="major"/>
          </chart:axis>
          <chart:series chart:style-name="ch10" chart:values-cell-range-address="'run_2_cifar100_10_09-10_15_06_conv_cifar10way_gated_deep_alt_min_copyrand_reptile_5steps-tag-prediction_entropy_train_target'.F2:'run_2_cifar100_10_09-10_15_06_conv_cifar10way_gated_deep_alt_min_copyrand_reptile_5steps-tag-prediction_entropy_train_target'.F1001" chart:label-cell-address="'run_2_cifar100_10_09-10_15_06_conv_cifar10way_gated_deep_alt_min_copyrand_reptile_5steps-tag-prediction_entropy_train_target'.B1:'run_2_cifar100_10_09-10_15_06_conv_cifar10way_gated_deep_alt_min_copyrand_reptile_5steps-tag-prediction_entropy_train_target'.B1" chart:class="chart:scatter">
            <chart:domain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"/>
            <chart:regression-curve chart:style-name="ch11"/>
            <chart:data-point chart:repeated="1000"/>
          </chart:series>
          <chart:series chart:style-name="ch12" chart:values-cell-range-address="'run_2_cifar100_10_09-10_15_06_conv_cifar10way_gated_deep_alt_min_copyrand_reptile_5steps-tag-prediction_entropy_train_target'.G2:'run_2_cifar100_10_09-10_15_06_conv_cifar10way_gated_deep_alt_min_copyrand_reptile_5steps-tag-prediction_entropy_train_target'.G1001" chart:label-cell-address="'run_2_cifar100_10_09-10_15_06_conv_cifar10way_gated_deep_alt_min_copyrand_reptile_5steps-tag-prediction_entropy_train_target'.C1:'run_2_cifar100_10_09-10_15_06_conv_cifar10way_gated_deep_alt_min_copyrand_reptile_5steps-tag-prediction_entropy_train_target'.C1" chart:class="chart:scatter">
            <chart:regression-curve chart:style-name="ch13"/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'run_2_cifar100_10_09-10_15_06_conv_cifar10way_gated_deep_alt_min_copyrand_reptile_5steps-tag-prediction_entropy_train_target'.B1:'run_2_cifar100_10_09-10_15_06_conv_cifar10way_gated_deep_alt_min_copyrand_reptile_5steps-tag-prediction_entropy_train_target'.B1</svg:desc>
                </draw:g>
              </table:table-cell>
              <table:table-cell office:value-type="string">
                <text:p>Source</text:p>
                <draw:g>
                  <svg:desc>'run_2_cifar100_10_09-10_15_06_conv_cifar10way_gated_deep_alt_min_copyrand_reptile_5steps-tag-prediction_entropy_train_target'.C1:'run_2_cifar100_10_09-10_15_06_conv_cifar10way_gated_deep_alt_min_copyrand_reptile_5steps-tag-prediction_entropy_train_targ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un_2_cifar100_10_09-10_15_06_conv_cifar10way_gated_deep_alt_min_copyrand_reptile_5steps-tag-prediction_entropy_train_target'.A2:'run_2_cifar100_10_09-10_15_06_conv_cifar10way_gated_deep_alt_min_copyrand_reptile_5steps-tag-prediction_entropy_train_target'.A1001</svg:desc>
                </draw:g>
              </table:table-cell>
              <table:table-cell office:value-type="float" office:value="2.16211175918579">
                <text:p>2.16211175918579</text:p>
                <draw:g>
                  <svg:desc>'run_2_cifar100_10_09-10_15_06_conv_cifar10way_gated_deep_alt_min_copyrand_reptile_5steps-tag-prediction_entropy_train_target'.F2:'run_2_cifar100_10_09-10_15_06_conv_cifar10way_gated_deep_alt_min_copyrand_reptile_5steps-tag-prediction_entropy_train_target'.F1001</svg:desc>
                </draw:g>
              </table:table-cell>
              <table:table-cell office:value-type="float" office:value="2.23122310638428">
                <text:p>2.23122310638428</text:p>
                <draw:g>
                  <svg:desc>'run_2_cifar100_10_09-10_15_06_conv_cifar10way_gated_deep_alt_min_copyrand_reptile_5steps-tag-prediction_entropy_train_target'.G2:'run_2_cifar100_10_09-10_15_06_conv_cifar10way_gated_deep_alt_min_copyrand_reptile_5steps-tag-prediction_entropy_train_target'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06273770332336">
                <text:p>2.06273770332336</text:p>
              </table:table-cell>
              <table:table-cell office:value-type="float" office:value="2.07473015785217">
                <text:p>2.07473015785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10584044456482">
                <text:p>2.10584044456482</text:p>
              </table:table-cell>
              <table:table-cell office:value-type="float" office:value="2.03603410720825">
                <text:p>2.0360341072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18972945213318">
                <text:p>2.18972945213318</text:p>
              </table:table-cell>
              <table:table-cell office:value-type="float" office:value="2.03455972671509">
                <text:p>2.03455972671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11002469062805">
                <text:p>2.11002469062805</text:p>
              </table:table-cell>
              <table:table-cell office:value-type="float" office:value="2.07514691352844">
                <text:p>2.0751469135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.93671464920044">
                <text:p>1.93671464920044</text:p>
              </table:table-cell>
              <table:table-cell office:value-type="float" office:value="2.24012899398804">
                <text:p>2.24012899398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.21385717391968">
                <text:p>2.21385717391968</text:p>
              </table:table-cell>
              <table:table-cell office:value-type="float" office:value="1.79900002479553">
                <text:p>1.79900002479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.13469219207764">
                <text:p>2.13469219207764</text:p>
              </table:table-cell>
              <table:table-cell office:value-type="float" office:value="2.22224473953247">
                <text:p>2.22224473953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.18709254264832">
                <text:p>2.18709254264832</text:p>
              </table:table-cell>
              <table:table-cell office:value-type="float" office:value="2.03372192382812">
                <text:p>2.03372192382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.92465090751648">
                <text:p>1.92465090751648</text:p>
              </table:table-cell>
              <table:table-cell office:value-type="float" office:value="1.91316533088684">
                <text:p>1.91316533088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2.03935241699219">
                <text:p>2.03935241699219</text:p>
              </table:table-cell>
              <table:table-cell office:value-type="float" office:value="2.13113307952881">
                <text:p>2.13113307952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.02500176429749">
                <text:p>2.02500176429749</text:p>
              </table:table-cell>
              <table:table-cell office:value-type="float" office:value="2.05373120307922">
                <text:p>2.05373120307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2.03563475608826">
                <text:p>2.03563475608826</text:p>
              </table:table-cell>
              <table:table-cell office:value-type="float" office:value="2.14917874336243">
                <text:p>2.14917874336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2.1979444026947">
                <text:p>2.1979444026947</text:p>
              </table:table-cell>
              <table:table-cell office:value-type="float" office:value="2.00637340545654">
                <text:p>2.0063734054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2.20015621185303">
                <text:p>2.20015621185303</text:p>
              </table:table-cell>
              <table:table-cell office:value-type="float" office:value="2.0463011264801">
                <text:p>2.0463011264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2.00839805603027">
                <text:p>2.00839805603027</text:p>
              </table:table-cell>
              <table:table-cell office:value-type="float" office:value="1.74156165122986">
                <text:p>1.74156165122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2.01346135139465">
                <text:p>2.01346135139465</text:p>
              </table:table-cell>
              <table:table-cell office:value-type="float" office:value="2.1623010635376">
                <text:p>2.1623010635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.9943333864212">
                <text:p>1.9943333864212</text:p>
              </table:table-cell>
              <table:table-cell office:value-type="float" office:value="2.19858551025391">
                <text:p>2.1985855102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1.98564231395721">
                <text:p>1.98564231395721</text:p>
              </table:table-cell>
              <table:table-cell office:value-type="float" office:value="2.24307155609131">
                <text:p>2.24307155609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1.61231398582459">
                <text:p>1.61231398582459</text:p>
              </table:table-cell>
              <table:table-cell office:value-type="float" office:value="1.58468198776245">
                <text:p>1.58468198776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1.79053139686584">
                <text:p>1.79053139686584</text:p>
              </table:table-cell>
              <table:table-cell office:value-type="float" office:value="1.84142637252808">
                <text:p>1.84142637252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2.10761904716492">
                <text:p>2.10761904716492</text:p>
              </table:table-cell>
              <table:table-cell office:value-type="float" office:value="1.95127177238464">
                <text:p>1.95127177238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1.96175932884216">
                <text:p>1.96175932884216</text:p>
              </table:table-cell>
              <table:table-cell office:value-type="float" office:value="1.89330554008484">
                <text:p>1.89330554008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.94782996177673">
                <text:p>1.94782996177673</text:p>
              </table:table-cell>
              <table:table-cell office:value-type="float" office:value="1.9747257232666">
                <text:p>1.9747257232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00456523895264">
                <text:p>2.00456523895264</text:p>
              </table:table-cell>
              <table:table-cell office:value-type="float" office:value="2.16445970535278">
                <text:p>2.16445970535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1.99780941009521">
                <text:p>1.99780941009521</text:p>
              </table:table-cell>
              <table:table-cell office:value-type="float" office:value="2.17383527755737">
                <text:p>2.17383527755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1.98050117492676">
                <text:p>1.98050117492676</text:p>
              </table:table-cell>
              <table:table-cell office:value-type="float" office:value="1.81866097450256">
                <text:p>1.81866097450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2.22264528274536">
                <text:p>2.22264528274536</text:p>
              </table:table-cell>
              <table:table-cell office:value-type="float" office:value="1.81009602546692">
                <text:p>1.81009602546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1.75486123561859">
                <text:p>1.75486123561859</text:p>
              </table:table-cell>
              <table:table-cell office:value-type="float" office:value="1.19766068458557">
                <text:p>1.19766068458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1.96509313583374">
                <text:p>1.96509313583374</text:p>
              </table:table-cell>
              <table:table-cell office:value-type="float" office:value="2.09255576133728">
                <text:p>2.09255576133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1.46156692504883">
                <text:p>1.46156692504883</text:p>
              </table:table-cell>
              <table:table-cell office:value-type="float" office:value="1.66617512702942">
                <text:p>1.66617512702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2.19764709472656">
                <text:p>2.19764709472656</text:p>
              </table:table-cell>
              <table:table-cell office:value-type="float" office:value="2.05962491035461">
                <text:p>2.05962491035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1.96310377120972">
                <text:p>1.96310377120972</text:p>
              </table:table-cell>
              <table:table-cell office:value-type="float" office:value="2.09017944335937">
                <text:p>2.09017944335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2.17353343963623">
                <text:p>2.17353343963623</text:p>
              </table:table-cell>
              <table:table-cell office:value-type="float" office:value="2.06870770454407">
                <text:p>2.06870770454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2.21924734115601">
                <text:p>2.21924734115601</text:p>
              </table:table-cell>
              <table:table-cell office:value-type="float" office:value="1.88304579257965">
                <text:p>1.88304579257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2.07707953453064">
                <text:p>2.07707953453064</text:p>
              </table:table-cell>
              <table:table-cell office:value-type="float" office:value="2.00097727775574">
                <text:p>2.00097727775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2.06775164604187">
                <text:p>2.06775164604187</text:p>
              </table:table-cell>
              <table:table-cell office:value-type="float" office:value="2.18827176094055">
                <text:p>2.18827176094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1.84309840202332">
                <text:p>1.84309840202332</text:p>
              </table:table-cell>
              <table:table-cell office:value-type="float" office:value="2.19597220420837">
                <text:p>2.19597220420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1.68846952915192">
                <text:p>1.68846952915192</text:p>
              </table:table-cell>
              <table:table-cell office:value-type="float" office:value="2.16386818885803">
                <text:p>2.16386818885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2.02064752578735">
                <text:p>2.02064752578735</text:p>
              </table:table-cell>
              <table:table-cell office:value-type="float" office:value="2.16704487800598">
                <text:p>2.167044878005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2.1860020160675">
                <text:p>2.1860020160675</text:p>
              </table:table-cell>
              <table:table-cell office:value-type="float" office:value="2.0081639289856">
                <text:p>2.0081639289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1.97783756256104">
                <text:p>1.97783756256104</text:p>
              </table:table-cell>
              <table:table-cell office:value-type="float" office:value="1.68102598190308">
                <text:p>1.68102598190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1.90198111534119">
                <text:p>1.90198111534119</text:p>
              </table:table-cell>
              <table:table-cell office:value-type="float" office:value="2.10078001022339">
                <text:p>2.10078001022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2.03795003890991">
                <text:p>2.03795003890991</text:p>
              </table:table-cell>
              <table:table-cell office:value-type="float" office:value="2.06739926338196">
                <text:p>2.06739926338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2.05901098251343">
                <text:p>2.05901098251343</text:p>
              </table:table-cell>
              <table:table-cell office:value-type="float" office:value="2.11898732185364">
                <text:p>2.11898732185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1.87411642074585">
                <text:p>1.87411642074585</text:p>
              </table:table-cell>
              <table:table-cell office:value-type="float" office:value="2.14026308059692">
                <text:p>2.14026308059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2.12825727462769">
                <text:p>2.12825727462769</text:p>
              </table:table-cell>
              <table:table-cell office:value-type="float" office:value="2.02858066558838">
                <text:p>2.02858066558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2.05906105041504">
                <text:p>2.05906105041504</text:p>
              </table:table-cell>
              <table:table-cell office:value-type="float" office:value="2.08618259429932">
                <text:p>2.0861825942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2.14958667755127">
                <text:p>2.14958667755127</text:p>
              </table:table-cell>
              <table:table-cell office:value-type="float" office:value="2.2130343914032">
                <text:p>2.2130343914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.1358151435852">
                <text:p>2.1358151435852</text:p>
              </table:table-cell>
              <table:table-cell office:value-type="float" office:value="1.98469924926758">
                <text:p>1.98469924926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2.13055491447449">
                <text:p>2.13055491447449</text:p>
              </table:table-cell>
              <table:table-cell office:value-type="float" office:value="2.18717527389526">
                <text:p>2.18717527389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2.06402826309204">
                <text:p>2.06402826309204</text:p>
              </table:table-cell>
              <table:table-cell office:value-type="float" office:value="2.06808066368103">
                <text:p>2.06808066368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1.97016716003418">
                <text:p>1.97016716003418</text:p>
              </table:table-cell>
              <table:table-cell office:value-type="float" office:value="1.89096069335938">
                <text:p>1.89096069335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1.92827320098877">
                <text:p>1.92827320098877</text:p>
              </table:table-cell>
              <table:table-cell office:value-type="float" office:value="2.20324230194092">
                <text:p>2.20324230194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2.01902341842651">
                <text:p>2.01902341842651</text:p>
              </table:table-cell>
              <table:table-cell office:value-type="float" office:value="2.02663087844849">
                <text:p>2.026630878448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2.00758981704712">
                <text:p>2.00758981704712</text:p>
              </table:table-cell>
              <table:table-cell office:value-type="float" office:value="1.96906161308289">
                <text:p>1.96906161308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2.21102261543274">
                <text:p>2.21102261543274</text:p>
              </table:table-cell>
              <table:table-cell office:value-type="float" office:value="2.04345798492432">
                <text:p>2.04345798492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2.16230320930481">
                <text:p>2.16230320930481</text:p>
              </table:table-cell>
              <table:table-cell office:value-type="float" office:value="1.99311423301697">
                <text:p>1.99311423301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2.23693704605103">
                <text:p>2.23693704605103</text:p>
              </table:table-cell>
              <table:table-cell office:value-type="float" office:value="2.20015287399292">
                <text:p>2.20015287399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2.12203240394592">
                <text:p>2.12203240394592</text:p>
              </table:table-cell>
              <table:table-cell office:value-type="float" office:value="2.23644351959229">
                <text:p>2.2364435195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2.12430477142334">
                <text:p>2.12430477142334</text:p>
              </table:table-cell>
              <table:table-cell office:value-type="float" office:value="2.08105802536011">
                <text:p>2.08105802536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1.85691750049591">
                <text:p>1.85691750049591</text:p>
              </table:table-cell>
              <table:table-cell office:value-type="float" office:value="2.04690504074097">
                <text:p>2.04690504074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2.00518679618835">
                <text:p>2.00518679618835</text:p>
              </table:table-cell>
              <table:table-cell office:value-type="float" office:value="2.19359803199768">
                <text:p>2.19359803199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2.09600448608398">
                <text:p>2.09600448608398</text:p>
              </table:table-cell>
              <table:table-cell office:value-type="float" office:value="1.49815034866333">
                <text:p>1.49815034866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2.14757513999939">
                <text:p>2.14757513999939</text:p>
              </table:table-cell>
              <table:table-cell office:value-type="float" office:value="1.83757638931274">
                <text:p>1.83757638931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2.12749600410461">
                <text:p>2.12749600410461</text:p>
              </table:table-cell>
              <table:table-cell office:value-type="float" office:value="2.14016008377075">
                <text:p>2.14016008377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2.1754891872406">
                <text:p>2.1754891872406</text:p>
              </table:table-cell>
              <table:table-cell office:value-type="float" office:value="2.01804780960083">
                <text:p>2.01804780960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2.13394808769226">
                <text:p>2.13394808769226</text:p>
              </table:table-cell>
              <table:table-cell office:value-type="float" office:value="2.013014793396">
                <text:p>2.013014793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1.75230538845062">
                <text:p>1.75230538845062</text:p>
              </table:table-cell>
              <table:table-cell office:value-type="float" office:value="2.14716458320618">
                <text:p>2.14716458320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2.16117906570435">
                <text:p>2.16117906570435</text:p>
              </table:table-cell>
              <table:table-cell office:value-type="float" office:value="2.20579600334167">
                <text:p>2.20579600334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2.0067765712738">
                <text:p>2.0067765712738</text:p>
              </table:table-cell>
              <table:table-cell office:value-type="float" office:value="2.03245377540588">
                <text:p>2.03245377540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2.19659614562988">
                <text:p>2.19659614562988</text:p>
              </table:table-cell>
              <table:table-cell office:value-type="float" office:value="1.96337604522705">
                <text:p>1.96337604522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2.09591150283813">
                <text:p>2.09591150283813</text:p>
              </table:table-cell>
              <table:table-cell office:value-type="float" office:value="1.99927055835724">
                <text:p>1.99927055835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2.09686183929443">
                <text:p>2.09686183929443</text:p>
              </table:table-cell>
              <table:table-cell office:value-type="float" office:value="2.02206158638">
                <text:p>2.022061586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2.16670560836792">
                <text:p>2.16670560836792</text:p>
              </table:table-cell>
              <table:table-cell office:value-type="float" office:value="2.05328583717346">
                <text:p>2.05328583717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2.19609618186951">
                <text:p>2.19609618186951</text:p>
              </table:table-cell>
              <table:table-cell office:value-type="float" office:value="2.24029397964478">
                <text:p>2.24029397964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1.92312443256378">
                <text:p>1.92312443256378</text:p>
              </table:table-cell>
              <table:table-cell office:value-type="float" office:value="2.08515524864197">
                <text:p>2.08515524864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2.19684672355652">
                <text:p>2.19684672355652</text:p>
              </table:table-cell>
              <table:table-cell office:value-type="float" office:value="2.1563503742218">
                <text:p>2.1563503742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2.06370854377747">
                <text:p>2.06370854377747</text:p>
              </table:table-cell>
              <table:table-cell office:value-type="float" office:value="2.0035445690155">
                <text:p>2.0035445690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2.05053186416626">
                <text:p>2.05053186416626</text:p>
              </table:table-cell>
              <table:table-cell office:value-type="float" office:value="2.12723875045776">
                <text:p>2.12723875045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2.08409261703491">
                <text:p>2.08409261703491</text:p>
              </table:table-cell>
              <table:table-cell office:value-type="float" office:value="2.08133602142334">
                <text:p>2.081336021423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2.21214890480041">
                <text:p>2.21214890480041</text:p>
              </table:table-cell>
              <table:table-cell office:value-type="float" office:value="2.10954332351685">
                <text:p>2.10954332351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2.16061902046204">
                <text:p>2.16061902046204</text:p>
              </table:table-cell>
              <table:table-cell office:value-type="float" office:value="2.17306017875671">
                <text:p>2.17306017875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2.09815502166748">
                <text:p>2.09815502166748</text:p>
              </table:table-cell>
              <table:table-cell office:value-type="float" office:value="2.00732254981995">
                <text:p>2.00732254981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2.04636096954346">
                <text:p>2.04636096954346</text:p>
              </table:table-cell>
              <table:table-cell office:value-type="float" office:value="2.07414245605469">
                <text:p>2.07414245605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1.85123729705811">
                <text:p>1.85123729705811</text:p>
              </table:table-cell>
              <table:table-cell office:value-type="float" office:value="1.9703780412674">
                <text:p>1.9703780412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2.12946915626526">
                <text:p>2.12946915626526</text:p>
              </table:table-cell>
              <table:table-cell office:value-type="float" office:value="1.96594285964966">
                <text:p>1.96594285964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1.95170378684998">
                <text:p>1.95170378684998</text:p>
              </table:table-cell>
              <table:table-cell office:value-type="float" office:value="2.05348706245422">
                <text:p>2.05348706245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2.17023777961731">
                <text:p>2.17023777961731</text:p>
              </table:table-cell>
              <table:table-cell office:value-type="float" office:value="1.89127349853516">
                <text:p>1.89127349853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1.88510584831238">
                <text:p>1.88510584831238</text:p>
              </table:table-cell>
              <table:table-cell office:value-type="float" office:value="2.10999894142151">
                <text:p>2.10999894142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2.0733277797699">
                <text:p>2.0733277797699</text:p>
              </table:table-cell>
              <table:table-cell office:value-type="float" office:value="2.12133121490479">
                <text:p>2.12133121490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2.10017275810242">
                <text:p>2.10017275810242</text:p>
              </table:table-cell>
              <table:table-cell office:value-type="float" office:value="1.92958545684814">
                <text:p>1.92958545684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2.14893674850464">
                <text:p>2.14893674850464</text:p>
              </table:table-cell>
              <table:table-cell office:value-type="float" office:value="1.90791296958923">
                <text:p>1.90791296958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2.14422941207886">
                <text:p>2.14422941207886</text:p>
              </table:table-cell>
              <table:table-cell office:value-type="float" office:value="2.16087293624878">
                <text:p>2.16087293624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2.15666031837463">
                <text:p>2.15666031837463</text:p>
              </table:table-cell>
              <table:table-cell office:value-type="float" office:value="1.7243971824646">
                <text:p>1.7243971824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2.098956823349">
                <text:p>2.098956823349</text:p>
              </table:table-cell>
              <table:table-cell office:value-type="float" office:value="1.99626588821411">
                <text:p>1.996265888214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1.93435609340668">
                <text:p>1.93435609340668</text:p>
              </table:table-cell>
              <table:table-cell office:value-type="float" office:value="2.14343857765198">
                <text:p>2.14343857765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2.0563268661499">
                <text:p>2.0563268661499</text:p>
              </table:table-cell>
              <table:table-cell office:value-type="float" office:value="1.98674023151398">
                <text:p>1.98674023151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2.06143450737">
                <text:p>2.06143450737</text:p>
              </table:table-cell>
              <table:table-cell office:value-type="float" office:value="2.03338932991028">
                <text:p>2.03338932991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2.06952524185181">
                <text:p>2.06952524185181</text:p>
              </table:table-cell>
              <table:table-cell office:value-type="float" office:value="1.87578177452087">
                <text:p>1.87578177452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2.03112006187439">
                <text:p>2.03112006187439</text:p>
              </table:table-cell>
              <table:table-cell office:value-type="float" office:value="2.07102584838867">
                <text:p>2.07102584838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2.19285559654236">
                <text:p>2.19285559654236</text:p>
              </table:table-cell>
              <table:table-cell office:value-type="float" office:value="2.03976368904114">
                <text:p>2.03976368904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1.95591056346893">
                <text:p>1.95591056346893</text:p>
              </table:table-cell>
              <table:table-cell office:value-type="float" office:value="1.95721328258514">
                <text:p>1.95721328258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1.9659196138382">
                <text:p>1.9659196138382</text:p>
              </table:table-cell>
              <table:table-cell office:value-type="float" office:value="2.06175804138184">
                <text:p>2.061758041381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2.05547451972961">
                <text:p>2.05547451972961</text:p>
              </table:table-cell>
              <table:table-cell office:value-type="float" office:value="1.90000069141388">
                <text:p>1.90000069141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1.9366934299469">
                <text:p>1.9366934299469</text:p>
              </table:table-cell>
              <table:table-cell office:value-type="float" office:value="1.73330819606781">
                <text:p>1.73330819606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1.92003691196442">
                <text:p>1.92003691196442</text:p>
              </table:table-cell>
              <table:table-cell office:value-type="float" office:value="1.87757778167725">
                <text:p>1.87757778167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2.16757273674011">
                <text:p>2.16757273674011</text:p>
              </table:table-cell>
              <table:table-cell office:value-type="float" office:value="2.01988053321838">
                <text:p>2.01988053321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1.89464104175568">
                <text:p>1.89464104175568</text:p>
              </table:table-cell>
              <table:table-cell office:value-type="float" office:value="2.17916393280029">
                <text:p>2.17916393280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2.15338850021362">
                <text:p>2.15338850021362</text:p>
              </table:table-cell>
              <table:table-cell office:value-type="float" office:value="2.07215690612793">
                <text:p>2.07215690612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2.13545155525208">
                <text:p>2.13545155525208</text:p>
              </table:table-cell>
              <table:table-cell office:value-type="float" office:value="2.05497670173645">
                <text:p>2.05497670173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2.22691869735718">
                <text:p>2.22691869735718</text:p>
              </table:table-cell>
              <table:table-cell office:value-type="float" office:value="1.82735204696655">
                <text:p>1.827352046966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2.16745233535767">
                <text:p>2.16745233535767</text:p>
              </table:table-cell>
              <table:table-cell office:value-type="float" office:value="2.0635244846344">
                <text:p>2.0635244846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1.88553619384766">
                <text:p>1.88553619384766</text:p>
              </table:table-cell>
              <table:table-cell office:value-type="float" office:value="1.87628531455994">
                <text:p>1.87628531455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1.97860240936279">
                <text:p>1.97860240936279</text:p>
              </table:table-cell>
              <table:table-cell office:value-type="float" office:value="2.08124685287476">
                <text:p>2.08124685287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2.15758895874023">
                <text:p>2.15758895874023</text:p>
              </table:table-cell>
              <table:table-cell office:value-type="float" office:value="2.0866208076477">
                <text:p>2.08662080764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2.022292137146">
                <text:p>2.022292137146</text:p>
              </table:table-cell>
              <table:table-cell office:value-type="float" office:value="1.98130536079407">
                <text:p>1.981305360794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2.06372308731079">
                <text:p>2.06372308731079</text:p>
              </table:table-cell>
              <table:table-cell office:value-type="float" office:value="2.05884313583374">
                <text:p>2.05884313583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2.10343241691589">
                <text:p>2.10343241691589</text:p>
              </table:table-cell>
              <table:table-cell office:value-type="float" office:value="2.00775122642517">
                <text:p>2.00775122642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1.88604187965393">
                <text:p>1.88604187965393</text:p>
              </table:table-cell>
              <table:table-cell office:value-type="float" office:value="1.56144952774048">
                <text:p>1.56144952774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2.08356642723083">
                <text:p>2.08356642723083</text:p>
              </table:table-cell>
              <table:table-cell office:value-type="float" office:value="1.91734027862549">
                <text:p>1.91734027862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2.05757212638855">
                <text:p>2.05757212638855</text:p>
              </table:table-cell>
              <table:table-cell office:value-type="float" office:value="2.04799723625183">
                <text:p>2.04799723625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2.07995700836182">
                <text:p>2.07995700836182</text:p>
              </table:table-cell>
              <table:table-cell office:value-type="float" office:value="2.09789347648621">
                <text:p>2.09789347648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2.07757759094238">
                <text:p>2.07757759094238</text:p>
              </table:table-cell>
              <table:table-cell office:value-type="float" office:value="1.98408770561218">
                <text:p>1.984087705612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2.08211374282837">
                <text:p>2.08211374282837</text:p>
              </table:table-cell>
              <table:table-cell office:value-type="float" office:value="2.19814848899841">
                <text:p>2.198148488998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1.87959229946136">
                <text:p>1.87959229946136</text:p>
              </table:table-cell>
              <table:table-cell office:value-type="float" office:value="1.93860137462616">
                <text:p>1.93860137462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1.98110556602478">
                <text:p>1.98110556602478</text:p>
              </table:table-cell>
              <table:table-cell office:value-type="float" office:value="1.81106054782867">
                <text:p>1.81106054782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2.07434916496277">
                <text:p>2.07434916496277</text:p>
              </table:table-cell>
              <table:table-cell office:value-type="float" office:value="2.15208554267883">
                <text:p>2.15208554267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2.00721836090088">
                <text:p>2.00721836090088</text:p>
              </table:table-cell>
              <table:table-cell office:value-type="float" office:value="2.00588607788086">
                <text:p>2.005886077880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2.17031097412109">
                <text:p>2.17031097412109</text:p>
              </table:table-cell>
              <table:table-cell office:value-type="float" office:value="1.91446304321289">
                <text:p>1.914463043212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1.95373094081879">
                <text:p>1.95373094081879</text:p>
              </table:table-cell>
              <table:table-cell office:value-type="float" office:value="2.17630386352539">
                <text:p>2.17630386352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2.03371810913086">
                <text:p>2.03371810913086</text:p>
              </table:table-cell>
              <table:table-cell office:value-type="float" office:value="2.15973544120789">
                <text:p>2.159735441207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2.14018774032593">
                <text:p>2.14018774032593</text:p>
              </table:table-cell>
              <table:table-cell office:value-type="float" office:value="2.07015323638916">
                <text:p>2.070153236389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2.0628547668457">
                <text:p>2.0628547668457</text:p>
              </table:table-cell>
              <table:table-cell office:value-type="float" office:value="2.00587725639343">
                <text:p>2.00587725639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2.03323268890381">
                <text:p>2.03323268890381</text:p>
              </table:table-cell>
              <table:table-cell office:value-type="float" office:value="2.00210690498352">
                <text:p>2.00210690498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2.05121374130249">
                <text:p>2.05121374130249</text:p>
              </table:table-cell>
              <table:table-cell office:value-type="float" office:value="2.08464431762695">
                <text:p>2.08464431762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2.05226993560791">
                <text:p>2.05226993560791</text:p>
              </table:table-cell>
              <table:table-cell office:value-type="float" office:value="2.14464855194092">
                <text:p>2.144648551940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1.95815300941467">
                <text:p>1.95815300941467</text:p>
              </table:table-cell>
              <table:table-cell office:value-type="float" office:value="2.15333485603333">
                <text:p>2.1533348560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2.17533278465271">
                <text:p>2.17533278465271</text:p>
              </table:table-cell>
              <table:table-cell office:value-type="float" office:value="1.91242146492004">
                <text:p>1.91242146492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2.17229318618774">
                <text:p>2.17229318618774</text:p>
              </table:table-cell>
              <table:table-cell office:value-type="float" office:value="2.17590069770813">
                <text:p>2.175900697708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1.85859620571136">
                <text:p>1.85859620571136</text:p>
              </table:table-cell>
              <table:table-cell office:value-type="float" office:value="2.14399719238281">
                <text:p>2.14399719238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2.11143589019775">
                <text:p>2.11143589019775</text:p>
              </table:table-cell>
              <table:table-cell office:value-type="float" office:value="2.16965341567993">
                <text:p>2.169653415679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1.9228732585907">
                <text:p>1.9228732585907</text:p>
              </table:table-cell>
              <table:table-cell office:value-type="float" office:value="2.02654552459717">
                <text:p>2.02654552459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2.05682802200317">
                <text:p>2.05682802200317</text:p>
              </table:table-cell>
              <table:table-cell office:value-type="float" office:value="1.80940639972687">
                <text:p>1.80940639972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1.9361823797226">
                <text:p>1.9361823797226</text:p>
              </table:table-cell>
              <table:table-cell office:value-type="float" office:value="1.81931495666504">
                <text:p>1.81931495666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2.05662131309509">
                <text:p>2.05662131309509</text:p>
              </table:table-cell>
              <table:table-cell office:value-type="float" office:value="1.96219825744629">
                <text:p>1.962198257446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2.1388578414917">
                <text:p>2.1388578414917</text:p>
              </table:table-cell>
              <table:table-cell office:value-type="float" office:value="2.1898033618927">
                <text:p>2.1898033618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1.99961698055267">
                <text:p>1.99961698055267</text:p>
              </table:table-cell>
              <table:table-cell office:value-type="float" office:value="2.23360562324524">
                <text:p>2.233605623245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2.19906711578369">
                <text:p>2.19906711578369</text:p>
              </table:table-cell>
              <table:table-cell office:value-type="float" office:value="2.0162034034729">
                <text:p>2.01620340347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2.10592818260193">
                <text:p>2.10592818260193</text:p>
              </table:table-cell>
              <table:table-cell office:value-type="float" office:value="2.08401226997375">
                <text:p>2.08401226997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1.66323828697205">
                <text:p>1.66323828697205</text:p>
              </table:table-cell>
              <table:table-cell office:value-type="float" office:value="1.48710119724274">
                <text:p>1.48710119724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2.25930571556091">
                <text:p>2.25930571556091</text:p>
              </table:table-cell>
              <table:table-cell office:value-type="float" office:value="1.92139685153961">
                <text:p>1.92139685153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1.99931943416595">
                <text:p>1.99931943416595</text:p>
              </table:table-cell>
              <table:table-cell office:value-type="float" office:value="2.01222801208496">
                <text:p>2.012228012084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1.8925621509552">
                <text:p>1.8925621509552</text:p>
              </table:table-cell>
              <table:table-cell office:value-type="float" office:value="2.09029769897461">
                <text:p>2.090297698974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1.96308290958405">
                <text:p>1.96308290958405</text:p>
              </table:table-cell>
              <table:table-cell office:value-type="float" office:value="1.96098864078522">
                <text:p>1.96098864078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1.9733407497406">
                <text:p>1.9733407497406</text:p>
              </table:table-cell>
              <table:table-cell office:value-type="float" office:value="2.25177001953125">
                <text:p>2.2517700195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2.23040103912354">
                <text:p>2.23040103912354</text:p>
              </table:table-cell>
              <table:table-cell office:value-type="float" office:value="2.00800633430481">
                <text:p>2.00800633430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2.08311295509338">
                <text:p>2.08311295509338</text:p>
              </table:table-cell>
              <table:table-cell office:value-type="float" office:value="2.05485486984253">
                <text:p>2.054854869842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2.15900325775146">
                <text:p>2.15900325775146</text:p>
              </table:table-cell>
              <table:table-cell office:value-type="float" office:value="2.19185256958008">
                <text:p>2.191852569580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2.15754342079163">
                <text:p>2.15754342079163</text:p>
              </table:table-cell>
              <table:table-cell office:value-type="float" office:value="1.92881143093109">
                <text:p>1.928811430931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2.19420671463013">
                <text:p>2.19420671463013</text:p>
              </table:table-cell>
              <table:table-cell office:value-type="float" office:value="2.1446807384491">
                <text:p>2.1446807384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1.88299226760864">
                <text:p>1.88299226760864</text:p>
              </table:table-cell>
              <table:table-cell office:value-type="float" office:value="2.01110482215881">
                <text:p>2.01110482215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1.93810749053955">
                <text:p>1.93810749053955</text:p>
              </table:table-cell>
              <table:table-cell office:value-type="float" office:value="2.13459253311157">
                <text:p>2.13459253311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1.88994789123535">
                <text:p>1.88994789123535</text:p>
              </table:table-cell>
              <table:table-cell office:value-type="float" office:value="2.08358311653137">
                <text:p>2.08358311653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2.07170534133911">
                <text:p>2.07170534133911</text:p>
              </table:table-cell>
              <table:table-cell office:value-type="float" office:value="1.87702989578247">
                <text:p>1.87702989578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2.21947717666626">
                <text:p>2.21947717666626</text:p>
              </table:table-cell>
              <table:table-cell office:value-type="float" office:value="2.0261218547821">
                <text:p>2.02612185478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1.91174256801605">
                <text:p>1.91174256801605</text:p>
              </table:table-cell>
              <table:table-cell office:value-type="float" office:value="2.02762842178345">
                <text:p>2.027628421783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2.09768104553223">
                <text:p>2.09768104553223</text:p>
              </table:table-cell>
              <table:table-cell office:value-type="float" office:value="2.01734280586243">
                <text:p>2.017342805862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2.09503364562988">
                <text:p>2.09503364562988</text:p>
              </table:table-cell>
              <table:table-cell office:value-type="float" office:value="2.05185914039612">
                <text:p>2.051859140396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1.96002495288849">
                <text:p>1.96002495288849</text:p>
              </table:table-cell>
              <table:table-cell office:value-type="float" office:value="2.09977602958679">
                <text:p>2.09977602958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2.22651481628418">
                <text:p>2.22651481628418</text:p>
              </table:table-cell>
              <table:table-cell office:value-type="float" office:value="1.75146281719208">
                <text:p>1.75146281719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1.83729028701782">
                <text:p>1.83729028701782</text:p>
              </table:table-cell>
              <table:table-cell office:value-type="float" office:value="2.04088854789734">
                <text:p>2.040888547897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2.19969964027405">
                <text:p>2.19969964027405</text:p>
              </table:table-cell>
              <table:table-cell office:value-type="float" office:value="1.81286859512329">
                <text:p>1.81286859512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1.89427578449249">
                <text:p>1.89427578449249</text:p>
              </table:table-cell>
              <table:table-cell office:value-type="float" office:value="1.61068022251129">
                <text:p>1.61068022251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2.14763069152832">
                <text:p>2.14763069152832</text:p>
              </table:table-cell>
              <table:table-cell office:value-type="float" office:value="1.83112442493439">
                <text:p>1.831124424934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2.11563158035278">
                <text:p>2.11563158035278</text:p>
              </table:table-cell>
              <table:table-cell office:value-type="float" office:value="2.0355486869812">
                <text:p>2.03554868698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2.16718077659607">
                <text:p>2.16718077659607</text:p>
              </table:table-cell>
              <table:table-cell office:value-type="float" office:value="1.97500085830688">
                <text:p>1.975000858306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2.08916068077087">
                <text:p>2.08916068077087</text:p>
              </table:table-cell>
              <table:table-cell office:value-type="float" office:value="1.74700331687927">
                <text:p>1.747003316879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2.02399039268494">
                <text:p>2.02399039268494</text:p>
              </table:table-cell>
              <table:table-cell office:value-type="float" office:value="2.03129267692566">
                <text:p>2.031292676925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1.97433090209961">
                <text:p>1.97433090209961</text:p>
              </table:table-cell>
              <table:table-cell office:value-type="float" office:value="1.91733825206757">
                <text:p>1.917338252067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1.94961452484131">
                <text:p>1.94961452484131</text:p>
              </table:table-cell>
              <table:table-cell office:value-type="float" office:value="1.6695237159729">
                <text:p>1.6695237159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2.14484262466431">
                <text:p>2.14484262466431</text:p>
              </table:table-cell>
              <table:table-cell office:value-type="float" office:value="1.93615007400513">
                <text:p>1.93615007400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1.91527116298676">
                <text:p>1.91527116298676</text:p>
              </table:table-cell>
              <table:table-cell office:value-type="float" office:value="2.15021920204163">
                <text:p>2.150219202041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2.15635657310486">
                <text:p>2.15635657310486</text:p>
              </table:table-cell>
              <table:table-cell office:value-type="float" office:value="1.90996325016022">
                <text:p>1.909963250160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2.03864097595215">
                <text:p>2.03864097595215</text:p>
              </table:table-cell>
              <table:table-cell office:value-type="float" office:value="2.0113639831543">
                <text:p>2.0113639831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2.0035138130188">
                <text:p>2.0035138130188</text:p>
              </table:table-cell>
              <table:table-cell office:value-type="float" office:value="2.08022427558899">
                <text:p>2.08022427558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1.90090835094452">
                <text:p>1.90090835094452</text:p>
              </table:table-cell>
              <table:table-cell office:value-type="float" office:value="2.11028385162354">
                <text:p>2.110283851623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2.01919841766357">
                <text:p>2.01919841766357</text:p>
              </table:table-cell>
              <table:table-cell office:value-type="float" office:value="2.03928184509277">
                <text:p>2.039281845092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2.04892325401306">
                <text:p>2.04892325401306</text:p>
              </table:table-cell>
              <table:table-cell office:value-type="float" office:value="2.0761079788208">
                <text:p>2.0761079788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2.03860473632812">
                <text:p>2.03860473632812</text:p>
              </table:table-cell>
              <table:table-cell office:value-type="float" office:value="2.15442490577698">
                <text:p>2.15442490577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2.12351775169373">
                <text:p>2.12351775169373</text:p>
              </table:table-cell>
              <table:table-cell office:value-type="float" office:value="2.03634762763977">
                <text:p>2.03634762763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2.03948211669922">
                <text:p>2.03948211669922</text:p>
              </table:table-cell>
              <table:table-cell office:value-type="float" office:value="2.04719400405884">
                <text:p>2.047194004058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2.12643790245056">
                <text:p>2.12643790245056</text:p>
              </table:table-cell>
              <table:table-cell office:value-type="float" office:value="1.97061824798584">
                <text:p>1.970618247985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2.03495955467224">
                <text:p>2.03495955467224</text:p>
              </table:table-cell>
              <table:table-cell office:value-type="float" office:value="1.95463562011719">
                <text:p>1.954635620117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1.96296465396881">
                <text:p>1.96296465396881</text:p>
              </table:table-cell>
              <table:table-cell office:value-type="float" office:value="1.93740081787109">
                <text:p>1.93740081787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2.08638048171997">
                <text:p>2.08638048171997</text:p>
              </table:table-cell>
              <table:table-cell office:value-type="float" office:value="1.90817034244537">
                <text:p>1.908170342445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2.05690264701843">
                <text:p>2.05690264701843</text:p>
              </table:table-cell>
              <table:table-cell office:value-type="float" office:value="2.18594408035278">
                <text:p>2.185944080352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2.00545334815979">
                <text:p>2.00545334815979</text:p>
              </table:table-cell>
              <table:table-cell office:value-type="float" office:value="2.10107827186584">
                <text:p>2.10107827186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1.97359752655029">
                <text:p>1.97359752655029</text:p>
              </table:table-cell>
              <table:table-cell office:value-type="float" office:value="2.02130484580994">
                <text:p>2.021304845809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1.9564790725708">
                <text:p>1.9564790725708</text:p>
              </table:table-cell>
              <table:table-cell office:value-type="float" office:value="1.8923534154892">
                <text:p>1.8923534154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2.13266706466675">
                <text:p>2.13266706466675</text:p>
              </table:table-cell>
              <table:table-cell office:value-type="float" office:value="2.04870462417603">
                <text:p>2.048704624176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2.2389075756073">
                <text:p>2.2389075756073</text:p>
              </table:table-cell>
              <table:table-cell office:value-type="float" office:value="1.9495849609375">
                <text:p>1.949584960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1.81866192817688">
                <text:p>1.81866192817688</text:p>
              </table:table-cell>
              <table:table-cell office:value-type="float" office:value="2.06499624252319">
                <text:p>2.064996242523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2.16144561767578">
                <text:p>2.16144561767578</text:p>
              </table:table-cell>
              <table:table-cell office:value-type="float" office:value="1.93931329250336">
                <text:p>1.939313292503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1.99927246570587">
                <text:p>1.99927246570587</text:p>
              </table:table-cell>
              <table:table-cell office:value-type="float" office:value="1.97864854335785">
                <text:p>1.978648543357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1.94973158836365">
                <text:p>1.94973158836365</text:p>
              </table:table-cell>
              <table:table-cell office:value-type="float" office:value="2.11706852912903">
                <text:p>2.117068529129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2.07490491867065">
                <text:p>2.07490491867065</text:p>
              </table:table-cell>
              <table:table-cell office:value-type="float" office:value="1.92709755897522">
                <text:p>1.92709755897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1.90645086765289">
                <text:p>1.90645086765289</text:p>
              </table:table-cell>
              <table:table-cell office:value-type="float" office:value="2.12143802642822">
                <text:p>2.12143802642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1.9608268737793">
                <text:p>1.9608268737793</text:p>
              </table:table-cell>
              <table:table-cell office:value-type="float" office:value="2.05855870246887">
                <text:p>2.058558702468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2.19428515434265">
                <text:p>2.19428515434265</text:p>
              </table:table-cell>
              <table:table-cell office:value-type="float" office:value="1.91892063617706">
                <text:p>1.91892063617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2.1405873298645">
                <text:p>2.1405873298645</text:p>
              </table:table-cell>
              <table:table-cell office:value-type="float" office:value="1.90066480636597">
                <text:p>1.900664806365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1.73740124702454">
                <text:p>1.73740124702454</text:p>
              </table:table-cell>
              <table:table-cell office:value-type="float" office:value="1.82405531406403">
                <text:p>1.824055314064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2.16026639938354">
                <text:p>2.16026639938354</text:p>
              </table:table-cell>
              <table:table-cell office:value-type="float" office:value="1.96041095256805">
                <text:p>1.96041095256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2.04016208648682">
                <text:p>2.04016208648682</text:p>
              </table:table-cell>
              <table:table-cell office:value-type="float" office:value="2.07194566726685">
                <text:p>2.07194566726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2.20673012733459">
                <text:p>2.20673012733459</text:p>
              </table:table-cell>
              <table:table-cell office:value-type="float" office:value="1.94907629489899">
                <text:p>1.949076294898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2.14825081825256">
                <text:p>2.14825081825256</text:p>
              </table:table-cell>
              <table:table-cell office:value-type="float" office:value="2.12139058113098">
                <text:p>2.12139058113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2.11548376083374">
                <text:p>2.11548376083374</text:p>
              </table:table-cell>
              <table:table-cell office:value-type="float" office:value="1.85273265838623">
                <text:p>1.85273265838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2.10652422904968">
                <text:p>2.10652422904968</text:p>
              </table:table-cell>
              <table:table-cell office:value-type="float" office:value="2.12452936172485">
                <text:p>2.124529361724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1.98890173435211">
                <text:p>1.98890173435211</text:p>
              </table:table-cell>
              <table:table-cell office:value-type="float" office:value="2.12807488441467">
                <text:p>2.128074884414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2.0068507194519">
                <text:p>2.0068507194519</text:p>
              </table:table-cell>
              <table:table-cell office:value-type="float" office:value="1.83082187175751">
                <text:p>1.830821871757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2.12370681762695">
                <text:p>2.12370681762695</text:p>
              </table:table-cell>
              <table:table-cell office:value-type="float" office:value="1.94890868663788">
                <text:p>1.94890868663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2.01858758926392">
                <text:p>2.01858758926392</text:p>
              </table:table-cell>
              <table:table-cell office:value-type="float" office:value="1.87916707992554">
                <text:p>1.879167079925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1.75655055046082">
                <text:p>1.75655055046082</text:p>
              </table:table-cell>
              <table:table-cell office:value-type="float" office:value="1.91595864295959">
                <text:p>1.915958642959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1.90060698986053">
                <text:p>1.90060698986053</text:p>
              </table:table-cell>
              <table:table-cell office:value-type="float" office:value="2.09380435943604">
                <text:p>2.093804359436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2.18710589408875">
                <text:p>2.18710589408875</text:p>
              </table:table-cell>
              <table:table-cell office:value-type="float" office:value="1.82898759841919">
                <text:p>1.828987598419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1.88330674171448">
                <text:p>1.88330674171448</text:p>
              </table:table-cell>
              <table:table-cell office:value-type="float" office:value="2.20802688598633">
                <text:p>2.20802688598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2.09530925750732">
                <text:p>2.09530925750732</text:p>
              </table:table-cell>
              <table:table-cell office:value-type="float" office:value="2.15326237678528">
                <text:p>2.153262376785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1.84734964370728">
                <text:p>1.84734964370728</text:p>
              </table:table-cell>
              <table:table-cell office:value-type="float" office:value="1.77688431739807">
                <text:p>1.77688431739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2.02607583999634">
                <text:p>2.02607583999634</text:p>
              </table:table-cell>
              <table:table-cell office:value-type="float" office:value="2.0049843788147">
                <text:p>2.00498437881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2.15198707580566">
                <text:p>2.15198707580566</text:p>
              </table:table-cell>
              <table:table-cell office:value-type="float" office:value="2.04349446296692">
                <text:p>2.043494462966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2.14716601371765">
                <text:p>2.14716601371765</text:p>
              </table:table-cell>
              <table:table-cell office:value-type="float" office:value="1.95486414432526">
                <text:p>1.954864144325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1.74843239784241">
                <text:p>1.74843239784241</text:p>
              </table:table-cell>
              <table:table-cell office:value-type="float" office:value="2.06744527816772">
                <text:p>2.067445278167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2.02366828918457">
                <text:p>2.02366828918457</text:p>
              </table:table-cell>
              <table:table-cell office:value-type="float" office:value="2.00149822235107">
                <text:p>2.00149822235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2.02314472198486">
                <text:p>2.02314472198486</text:p>
              </table:table-cell>
              <table:table-cell office:value-type="float" office:value="1.97308194637299">
                <text:p>1.973081946372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1.99850201606751">
                <text:p>1.99850201606751</text:p>
              </table:table-cell>
              <table:table-cell office:value-type="float" office:value="2.05951905250549">
                <text:p>2.05951905250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2.14966917037964">
                <text:p>2.14966917037964</text:p>
              </table:table-cell>
              <table:table-cell office:value-type="float" office:value="1.85089612007141">
                <text:p>1.850896120071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1.79925179481506">
                <text:p>1.79925179481506</text:p>
              </table:table-cell>
              <table:table-cell office:value-type="float" office:value="2.13946533203125">
                <text:p>2.1394653320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1.97517263889313">
                <text:p>1.97517263889313</text:p>
              </table:table-cell>
              <table:table-cell office:value-type="float" office:value="2.06322050094604">
                <text:p>2.063220500946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2.15626263618469">
                <text:p>2.15626263618469</text:p>
              </table:table-cell>
              <table:table-cell office:value-type="float" office:value="1.90290439128876">
                <text:p>1.90290439128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2.14732360839844">
                <text:p>2.14732360839844</text:p>
              </table:table-cell>
              <table:table-cell office:value-type="float" office:value="2.18157434463501">
                <text:p>2.181574344635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1.84449076652527">
                <text:p>1.84449076652527</text:p>
              </table:table-cell>
              <table:table-cell office:value-type="float" office:value="1.86648297309876">
                <text:p>1.86648297309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2.04796266555786">
                <text:p>2.04796266555786</text:p>
              </table:table-cell>
              <table:table-cell office:value-type="float" office:value="1.90278053283691">
                <text:p>1.90278053283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2.06249117851257">
                <text:p>2.06249117851257</text:p>
              </table:table-cell>
              <table:table-cell office:value-type="float" office:value="2.06297898292541">
                <text:p>2.062978982925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2.15349626541138">
                <text:p>2.15349626541138</text:p>
              </table:table-cell>
              <table:table-cell office:value-type="float" office:value="1.85467290878296">
                <text:p>1.854672908782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2.16662406921387">
                <text:p>2.16662406921387</text:p>
              </table:table-cell>
              <table:table-cell office:value-type="float" office:value="1.98948884010315">
                <text:p>1.98948884010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1.79279828071594">
                <text:p>1.79279828071594</text:p>
              </table:table-cell>
              <table:table-cell office:value-type="float" office:value="2.15931701660156">
                <text:p>2.159317016601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2.00097942352295">
                <text:p>2.00097942352295</text:p>
              </table:table-cell>
              <table:table-cell office:value-type="float" office:value="2.0623242855072">
                <text:p>2.06232428550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2.11468005180359">
                <text:p>2.11468005180359</text:p>
              </table:table-cell>
              <table:table-cell office:value-type="float" office:value="1.97532737255096">
                <text:p>1.975327372550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2.03572511672974">
                <text:p>2.03572511672974</text:p>
              </table:table-cell>
              <table:table-cell office:value-type="float" office:value="1.75831925868988">
                <text:p>1.75831925868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2.19877791404724">
                <text:p>2.19877791404724</text:p>
              </table:table-cell>
              <table:table-cell office:value-type="float" office:value="2.17096900939941">
                <text:p>2.170969009399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2.10377979278564">
                <text:p>2.10377979278564</text:p>
              </table:table-cell>
              <table:table-cell office:value-type="float" office:value="2.20409321784973">
                <text:p>2.204093217849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1.94389450550079">
                <text:p>1.94389450550079</text:p>
              </table:table-cell>
              <table:table-cell office:value-type="float" office:value="1.71861028671265">
                <text:p>1.71861028671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2.15628218650818">
                <text:p>2.15628218650818</text:p>
              </table:table-cell>
              <table:table-cell office:value-type="float" office:value="2.02750658988953">
                <text:p>2.027506589889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1.91200470924377">
                <text:p>1.91200470924377</text:p>
              </table:table-cell>
              <table:table-cell office:value-type="float" office:value="1.56828904151917">
                <text:p>1.568289041519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1.9990736246109">
                <text:p>1.9990736246109</text:p>
              </table:table-cell>
              <table:table-cell office:value-type="float" office:value="2.12746548652649">
                <text:p>2.127465486526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2.16923666000366">
                <text:p>2.16923666000366</text:p>
              </table:table-cell>
              <table:table-cell office:value-type="float" office:value="2.14546251296997">
                <text:p>2.145462512969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2.15135264396667">
                <text:p>2.15135264396667</text:p>
              </table:table-cell>
              <table:table-cell office:value-type="float" office:value="1.93803358078003">
                <text:p>1.93803358078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2.07376956939697">
                <text:p>2.07376956939697</text:p>
              </table:table-cell>
              <table:table-cell office:value-type="float" office:value="1.63251256942749">
                <text:p>1.632512569427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2.06317853927612">
                <text:p>2.06317853927612</text:p>
              </table:table-cell>
              <table:table-cell office:value-type="float" office:value="1.84521722793579">
                <text:p>1.845217227935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1.93872094154358">
                <text:p>1.93872094154358</text:p>
              </table:table-cell>
              <table:table-cell office:value-type="float" office:value="1.98750782012939">
                <text:p>1.98750782012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1.95847177505493">
                <text:p>1.95847177505493</text:p>
              </table:table-cell>
              <table:table-cell office:value-type="float" office:value="1.82107484340668">
                <text:p>1.821074843406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2.15298557281494">
                <text:p>2.15298557281494</text:p>
              </table:table-cell>
              <table:table-cell office:value-type="float" office:value="2.0160014629364">
                <text:p>2.01600146293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2.10709428787231">
                <text:p>2.10709428787231</text:p>
              </table:table-cell>
              <table:table-cell office:value-type="float" office:value="2.04122138023376">
                <text:p>2.041221380233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1.91132259368896">
                <text:p>1.91132259368896</text:p>
              </table:table-cell>
              <table:table-cell office:value-type="float" office:value="2.12826442718506">
                <text:p>2.128264427185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1.86393356323242">
                <text:p>1.86393356323242</text:p>
              </table:table-cell>
              <table:table-cell office:value-type="float" office:value="2.06308889389038">
                <text:p>2.06308889389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2.12921595573425">
                <text:p>2.12921595573425</text:p>
              </table:table-cell>
              <table:table-cell office:value-type="float" office:value="1.84505724906921">
                <text:p>1.845057249069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1.86226439476013">
                <text:p>1.86226439476013</text:p>
              </table:table-cell>
              <table:table-cell office:value-type="float" office:value="2.19910287857056">
                <text:p>2.19910287857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2.15316128730774">
                <text:p>2.15316128730774</text:p>
              </table:table-cell>
              <table:table-cell office:value-type="float" office:value="1.92652297019959">
                <text:p>1.92652297019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1.96338438987732">
                <text:p>1.96338438987732</text:p>
              </table:table-cell>
              <table:table-cell office:value-type="float" office:value="2.09921789169312">
                <text:p>2.09921789169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2.08622407913208">
                <text:p>2.08622407913208</text:p>
              </table:table-cell>
              <table:table-cell office:value-type="float" office:value="1.88116109371185">
                <text:p>1.881161093711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2.06278204917908">
                <text:p>2.06278204917908</text:p>
              </table:table-cell>
              <table:table-cell office:value-type="float" office:value="2.0299334526062">
                <text:p>2.02993345260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2.02612972259521">
                <text:p>2.02612972259521</text:p>
              </table:table-cell>
              <table:table-cell office:value-type="float" office:value="1.8559467792511">
                <text:p>1.85594677925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1.87530207633972">
                <text:p>1.87530207633972</text:p>
              </table:table-cell>
              <table:table-cell office:value-type="float" office:value="1.83604645729065">
                <text:p>1.83604645729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2.06368327140808">
                <text:p>2.06368327140808</text:p>
              </table:table-cell>
              <table:table-cell office:value-type="float" office:value="1.82603847980499">
                <text:p>1.826038479804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1.73831570148468">
                <text:p>1.73831570148468</text:p>
              </table:table-cell>
              <table:table-cell office:value-type="float" office:value="1.69742023944855">
                <text:p>1.697420239448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2.05139327049255">
                <text:p>2.05139327049255</text:p>
              </table:table-cell>
              <table:table-cell office:value-type="float" office:value="2.03954267501831">
                <text:p>2.039542675018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1.9154440164566">
                <text:p>1.9154440164566</text:p>
              </table:table-cell>
              <table:table-cell office:value-type="float" office:value="2.21933197975159">
                <text:p>2.21933197975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2.16924095153809">
                <text:p>2.16924095153809</text:p>
              </table:table-cell>
              <table:table-cell office:value-type="float" office:value="1.90143501758575">
                <text:p>1.901435017585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2.03536248207092">
                <text:p>2.03536248207092</text:p>
              </table:table-cell>
              <table:table-cell office:value-type="float" office:value="2.04288172721863">
                <text:p>2.042881727218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1.9803181886673">
                <text:p>1.9803181886673</text:p>
              </table:table-cell>
              <table:table-cell office:value-type="float" office:value="2.04067254066467">
                <text:p>2.04067254066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1.77381384372711">
                <text:p>1.77381384372711</text:p>
              </table:table-cell>
              <table:table-cell office:value-type="float" office:value="2.11896371841431">
                <text:p>2.118963718414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2.01287198066711">
                <text:p>2.01287198066711</text:p>
              </table:table-cell>
              <table:table-cell office:value-type="float" office:value="2.10676789283752">
                <text:p>2.10676789283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2.1228723526001">
                <text:p>2.1228723526001</text:p>
              </table:table-cell>
              <table:table-cell office:value-type="float" office:value="1.89025723934174">
                <text:p>1.890257239341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2.17642736434937">
                <text:p>2.17642736434937</text:p>
              </table:table-cell>
              <table:table-cell office:value-type="float" office:value="1.72131252288818">
                <text:p>1.72131252288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2.18887662887573">
                <text:p>2.18887662887573</text:p>
              </table:table-cell>
              <table:table-cell office:value-type="float" office:value="1.7687087059021">
                <text:p>1.76870870590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2.13724398612976">
                <text:p>2.13724398612976</text:p>
              </table:table-cell>
              <table:table-cell office:value-type="float" office:value="2.00538444519043">
                <text:p>2.005384445190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2.12778282165527">
                <text:p>2.12778282165527</text:p>
              </table:table-cell>
              <table:table-cell office:value-type="float" office:value="1.93857073783875">
                <text:p>1.93857073783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1.89522755146027">
                <text:p>1.89522755146027</text:p>
              </table:table-cell>
              <table:table-cell office:value-type="float" office:value="2.0346462726593">
                <text:p>2.03464627265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2.13208079338074">
                <text:p>2.13208079338074</text:p>
              </table:table-cell>
              <table:table-cell office:value-type="float" office:value="1.91135108470917">
                <text:p>1.91135108470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1.99633467197418">
                <text:p>1.99633467197418</text:p>
              </table:table-cell>
              <table:table-cell office:value-type="float" office:value="2.1124804019928">
                <text:p>2.1124804019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2.13093137741089">
                <text:p>2.13093137741089</text:p>
              </table:table-cell>
              <table:table-cell office:value-type="float" office:value="2.07039189338684">
                <text:p>2.070391893386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2.01879334449768">
                <text:p>2.01879334449768</text:p>
              </table:table-cell>
              <table:table-cell office:value-type="float" office:value="2.03848314285278">
                <text:p>2.038483142852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2.1640157699585">
                <text:p>2.1640157699585</text:p>
              </table:table-cell>
              <table:table-cell office:value-type="float" office:value="2.11328649520874">
                <text:p>2.113286495208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2.13794827461243">
                <text:p>2.13794827461243</text:p>
              </table:table-cell>
              <table:table-cell office:value-type="float" office:value="2.09850835800171">
                <text:p>2.098508358001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2.09426116943359">
                <text:p>2.09426116943359</text:p>
              </table:table-cell>
              <table:table-cell office:value-type="float" office:value="1.91985619068146">
                <text:p>1.919856190681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2.06156229972839">
                <text:p>2.06156229972839</text:p>
              </table:table-cell>
              <table:table-cell office:value-type="float" office:value="2.04559540748596">
                <text:p>2.045595407485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2.1358757019043">
                <text:p>2.1358757019043</text:p>
              </table:table-cell>
              <table:table-cell office:value-type="float" office:value="2.08219218254089">
                <text:p>2.082192182540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2.02382040023804">
                <text:p>2.02382040023804</text:p>
              </table:table-cell>
              <table:table-cell office:value-type="float" office:value="1.85380077362061">
                <text:p>1.853800773620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2.05978155136108">
                <text:p>2.05978155136108</text:p>
              </table:table-cell>
              <table:table-cell office:value-type="float" office:value="2.18609714508057">
                <text:p>2.186097145080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1.93659222126007">
                <text:p>1.93659222126007</text:p>
              </table:table-cell>
              <table:table-cell office:value-type="float" office:value="2.13606333732605">
                <text:p>2.136063337326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2.0430862903595">
                <text:p>2.0430862903595</text:p>
              </table:table-cell>
              <table:table-cell office:value-type="float" office:value="1.83234548568726">
                <text:p>1.83234548568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2.02122592926025">
                <text:p>2.02122592926025</text:p>
              </table:table-cell>
              <table:table-cell office:value-type="float" office:value="2.17036461830139">
                <text:p>2.17036461830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2.19411849975586">
                <text:p>2.19411849975586</text:p>
              </table:table-cell>
              <table:table-cell office:value-type="float" office:value="1.93192005157471">
                <text:p>1.931920051574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2.16773509979248">
                <text:p>2.16773509979248</text:p>
              </table:table-cell>
              <table:table-cell office:value-type="float" office:value="1.99652218818665">
                <text:p>1.996522188186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2.12349987030029">
                <text:p>2.12349987030029</text:p>
              </table:table-cell>
              <table:table-cell office:value-type="float" office:value="2.07413721084595">
                <text:p>2.074137210845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1.99754869937897">
                <text:p>1.99754869937897</text:p>
              </table:table-cell>
              <table:table-cell office:value-type="float" office:value="2.00647354125977">
                <text:p>2.006473541259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2.07252168655395">
                <text:p>2.07252168655395</text:p>
              </table:table-cell>
              <table:table-cell office:value-type="float" office:value="2.11457109451294">
                <text:p>2.114571094512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2.11198163032532">
                <text:p>2.11198163032532</text:p>
              </table:table-cell>
              <table:table-cell office:value-type="float" office:value="2.18637299537659">
                <text:p>2.186372995376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2.08932161331177">
                <text:p>2.08932161331177</text:p>
              </table:table-cell>
              <table:table-cell office:value-type="float" office:value="1.9791761636734">
                <text:p>1.97917616367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2.04672312736511">
                <text:p>2.04672312736511</text:p>
              </table:table-cell>
              <table:table-cell office:value-type="float" office:value="2.16018486022949">
                <text:p>2.160184860229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1.75147438049316">
                <text:p>1.75147438049316</text:p>
              </table:table-cell>
              <table:table-cell office:value-type="float" office:value="1.95699083805084">
                <text:p>1.956990838050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2.18059515953064">
                <text:p>2.18059515953064</text:p>
              </table:table-cell>
              <table:table-cell office:value-type="float" office:value="2.02438521385193">
                <text:p>2.024385213851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2.13005614280701">
                <text:p>2.13005614280701</text:p>
              </table:table-cell>
              <table:table-cell office:value-type="float" office:value="1.73634433746338">
                <text:p>1.736344337463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2.18199300765991">
                <text:p>2.18199300765991</text:p>
              </table:table-cell>
              <table:table-cell office:value-type="float" office:value="1.87038969993591">
                <text:p>1.87038969993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2.09150624275208">
                <text:p>2.09150624275208</text:p>
              </table:table-cell>
              <table:table-cell office:value-type="float" office:value="2.04228329658508">
                <text:p>2.042283296585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1.98458290100098">
                <text:p>1.98458290100098</text:p>
              </table:table-cell>
              <table:table-cell office:value-type="float" office:value="1.69476163387299">
                <text:p>1.694761633872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2.10388588905334">
                <text:p>2.10388588905334</text:p>
              </table:table-cell>
              <table:table-cell office:value-type="float" office:value="1.89063394069672">
                <text:p>1.89063394069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2.12708806991577">
                <text:p>2.12708806991577</text:p>
              </table:table-cell>
              <table:table-cell office:value-type="float" office:value="1.87870931625366">
                <text:p>1.878709316253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2.16981554031372">
                <text:p>2.16981554031372</text:p>
              </table:table-cell>
              <table:table-cell office:value-type="float" office:value="1.62654912471771">
                <text:p>1.626549124717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2.18077754974365">
                <text:p>2.18077754974365</text:p>
              </table:table-cell>
              <table:table-cell office:value-type="float" office:value="2.03366541862488">
                <text:p>2.033665418624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2.06238055229187">
                <text:p>2.06238055229187</text:p>
              </table:table-cell>
              <table:table-cell office:value-type="float" office:value="1.94680428504944">
                <text:p>1.946804285049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1.97495949268341">
                <text:p>1.97495949268341</text:p>
              </table:table-cell>
              <table:table-cell office:value-type="float" office:value="2.1042594909668">
                <text:p>2.10425949096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1.82114207744598">
                <text:p>1.82114207744598</text:p>
              </table:table-cell>
              <table:table-cell office:value-type="float" office:value="1.85538518428803">
                <text:p>1.855385184288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2.08532500267029">
                <text:p>2.08532500267029</text:p>
              </table:table-cell>
              <table:table-cell office:value-type="float" office:value="2.13500332832336">
                <text:p>2.135003328323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2.05144309997559">
                <text:p>2.05144309997559</text:p>
              </table:table-cell>
              <table:table-cell office:value-type="float" office:value="2.00984573364258">
                <text:p>2.00984573364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2.02244257926941">
                <text:p>2.02244257926941</text:p>
              </table:table-cell>
              <table:table-cell office:value-type="float" office:value="1.78824174404144">
                <text:p>1.788241744041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2.21115922927856">
                <text:p>2.21115922927856</text:p>
              </table:table-cell>
              <table:table-cell office:value-type="float" office:value="1.86711442470551">
                <text:p>1.867114424705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2.16736936569214">
                <text:p>2.16736936569214</text:p>
              </table:table-cell>
              <table:table-cell office:value-type="float" office:value="1.8466100692749">
                <text:p>1.84661006927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1.70038378238678">
                <text:p>1.70038378238678</text:p>
              </table:table-cell>
              <table:table-cell office:value-type="float" office:value="1.40823185443878">
                <text:p>1.408231854438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2.11091732978821">
                <text:p>2.11091732978821</text:p>
              </table:table-cell>
              <table:table-cell office:value-type="float" office:value="2.07277202606201">
                <text:p>2.072772026062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2.08736753463745">
                <text:p>2.08736753463745</text:p>
              </table:table-cell>
              <table:table-cell office:value-type="float" office:value="1.81282126903534">
                <text:p>1.812821269035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2.03942584991455">
                <text:p>2.03942584991455</text:p>
              </table:table-cell>
              <table:table-cell office:value-type="float" office:value="1.52686727046967">
                <text:p>1.526867270469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2.07401919364929">
                <text:p>2.07401919364929</text:p>
              </table:table-cell>
              <table:table-cell office:value-type="float" office:value="2.05823755264282">
                <text:p>2.05823755264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2.09739971160889">
                <text:p>2.09739971160889</text:p>
              </table:table-cell>
              <table:table-cell office:value-type="float" office:value="2.17654752731323">
                <text:p>2.176547527313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1.85732817649841">
                <text:p>1.85732817649841</text:p>
              </table:table-cell>
              <table:table-cell office:value-type="float" office:value="2.1055018901825">
                <text:p>2.10550189018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2.1318986415863">
                <text:p>2.1318986415863</text:p>
              </table:table-cell>
              <table:table-cell office:value-type="float" office:value="1.67349529266357">
                <text:p>1.673495292663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2.09249305725098">
                <text:p>2.09249305725098</text:p>
              </table:table-cell>
              <table:table-cell office:value-type="float" office:value="1.67638838291168">
                <text:p>1.67638838291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2.03418755531311">
                <text:p>2.03418755531311</text:p>
              </table:table-cell>
              <table:table-cell office:value-type="float" office:value="1.9244784116745">
                <text:p>1.92447841167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1.87174296379089">
                <text:p>1.87174296379089</text:p>
              </table:table-cell>
              <table:table-cell office:value-type="float" office:value="1.97081589698792">
                <text:p>1.970815896987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2.01009392738342">
                <text:p>2.01009392738342</text:p>
              </table:table-cell>
              <table:table-cell office:value-type="float" office:value="2.07178521156311">
                <text:p>2.071785211563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2.04269361495972">
                <text:p>2.04269361495972</text:p>
              </table:table-cell>
              <table:table-cell office:value-type="float" office:value="2.08317494392395">
                <text:p>2.083174943923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2.24047708511353">
                <text:p>2.24047708511353</text:p>
              </table:table-cell>
              <table:table-cell office:value-type="float" office:value="1.98412871360779">
                <text:p>1.98412871360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1.75965118408203">
                <text:p>1.75965118408203</text:p>
              </table:table-cell>
              <table:table-cell office:value-type="float" office:value="2.06972622871399">
                <text:p>2.069726228713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2.07824373245239">
                <text:p>2.07824373245239</text:p>
              </table:table-cell>
              <table:table-cell office:value-type="float" office:value="1.85289824008942">
                <text:p>1.852898240089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1.96234393119812">
                <text:p>1.96234393119812</text:p>
              </table:table-cell>
              <table:table-cell office:value-type="float" office:value="1.86722254753113">
                <text:p>1.867222547531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2.03401231765747">
                <text:p>2.03401231765747</text:p>
              </table:table-cell>
              <table:table-cell office:value-type="float" office:value="1.98903572559357">
                <text:p>1.989035725593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1.68597912788391">
                <text:p>1.68597912788391</text:p>
              </table:table-cell>
              <table:table-cell office:value-type="float" office:value="2.15778636932373">
                <text:p>2.15778636932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1.86467969417572">
                <text:p>1.86467969417572</text:p>
              </table:table-cell>
              <table:table-cell office:value-type="float" office:value="2.21310949325562">
                <text:p>2.213109493255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1.88864374160767">
                <text:p>1.88864374160767</text:p>
              </table:table-cell>
              <table:table-cell office:value-type="float" office:value="1.78160214424133">
                <text:p>1.781602144241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2.07649660110474">
                <text:p>2.07649660110474</text:p>
              </table:table-cell>
              <table:table-cell office:value-type="float" office:value="2.02366089820862">
                <text:p>2.023660898208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2.16618704795837">
                <text:p>2.16618704795837</text:p>
              </table:table-cell>
              <table:table-cell office:value-type="float" office:value="1.88268721103668">
                <text:p>1.882687211036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2.04993891716003">
                <text:p>2.04993891716003</text:p>
              </table:table-cell>
              <table:table-cell office:value-type="float" office:value="2.00684690475464">
                <text:p>2.00684690475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2.01269030570984">
                <text:p>2.01269030570984</text:p>
              </table:table-cell>
              <table:table-cell office:value-type="float" office:value="1.85364699363709">
                <text:p>1.853646993637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2.22032499313354">
                <text:p>2.22032499313354</text:p>
              </table:table-cell>
              <table:table-cell office:value-type="float" office:value="1.77241432666779">
                <text:p>1.772414326667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2.047607421875">
                <text:p>2.047607421875</text:p>
              </table:table-cell>
              <table:table-cell office:value-type="float" office:value="1.81773209571838">
                <text:p>1.817732095718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2.17148280143738">
                <text:p>2.17148280143738</text:p>
              </table:table-cell>
              <table:table-cell office:value-type="float" office:value="1.93332874774933">
                <text:p>1.933328747749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1.98578584194183">
                <text:p>1.98578584194183</text:p>
              </table:table-cell>
              <table:table-cell office:value-type="float" office:value="2.12608695030212">
                <text:p>2.126086950302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2.22385787963867">
                <text:p>2.22385787963867</text:p>
              </table:table-cell>
              <table:table-cell office:value-type="float" office:value="1.82066249847412">
                <text:p>1.820662498474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2.11158394813538">
                <text:p>2.11158394813538</text:p>
              </table:table-cell>
              <table:table-cell office:value-type="float" office:value="1.94259238243103">
                <text:p>1.942592382431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1.8789803981781">
                <text:p>1.8789803981781</text:p>
              </table:table-cell>
              <table:table-cell office:value-type="float" office:value="2.00672602653503">
                <text:p>2.006726026535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2.12952494621277">
                <text:p>2.12952494621277</text:p>
              </table:table-cell>
              <table:table-cell office:value-type="float" office:value="1.84733235836029">
                <text:p>1.847332358360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2.16650533676147">
                <text:p>2.16650533676147</text:p>
              </table:table-cell>
              <table:table-cell office:value-type="float" office:value="1.80338764190674">
                <text:p>1.803387641906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1.84283947944641">
                <text:p>1.84283947944641</text:p>
              </table:table-cell>
              <table:table-cell office:value-type="float" office:value="1.5738525390625">
                <text:p>1.573852539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1.96821880340576">
                <text:p>1.96821880340576</text:p>
              </table:table-cell>
              <table:table-cell office:value-type="float" office:value="2.12830901145935">
                <text:p>2.128309011459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1.79333412647247">
                <text:p>1.79333412647247</text:p>
              </table:table-cell>
              <table:table-cell office:value-type="float" office:value="2.02978205680847">
                <text:p>2.029782056808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2.12261438369751">
                <text:p>2.12261438369751</text:p>
              </table:table-cell>
              <table:table-cell office:value-type="float" office:value="2.00493478775024">
                <text:p>2.00493478775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1.95499658584595">
                <text:p>1.95499658584595</text:p>
              </table:table-cell>
              <table:table-cell office:value-type="float" office:value="1.85312485694885">
                <text:p>1.853124856948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2.22679328918457">
                <text:p>2.22679328918457</text:p>
              </table:table-cell>
              <table:table-cell office:value-type="float" office:value="1.85258495807648">
                <text:p>1.85258495807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2.13994407653809">
                <text:p>2.13994407653809</text:p>
              </table:table-cell>
              <table:table-cell office:value-type="float" office:value="1.9070383310318">
                <text:p>1.90703833103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1.80292057991028">
                <text:p>1.80292057991028</text:p>
              </table:table-cell>
              <table:table-cell office:value-type="float" office:value="1.83841979503632">
                <text:p>1.838419795036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2.15534210205078">
                <text:p>2.15534210205078</text:p>
              </table:table-cell>
              <table:table-cell office:value-type="float" office:value="1.97066056728363">
                <text:p>1.970660567283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1.744349360466">
                <text:p>1.744349360466</text:p>
              </table:table-cell>
              <table:table-cell office:value-type="float" office:value="2.07536506652832">
                <text:p>2.07536506652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2.0272536277771">
                <text:p>2.0272536277771</text:p>
              </table:table-cell>
              <table:table-cell office:value-type="float" office:value="1.86506593227386">
                <text:p>1.865065932273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2.06475400924683">
                <text:p>2.06475400924683</text:p>
              </table:table-cell>
              <table:table-cell office:value-type="float" office:value="1.68745589256287">
                <text:p>1.687455892562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1.99467611312866">
                <text:p>1.99467611312866</text:p>
              </table:table-cell>
              <table:table-cell office:value-type="float" office:value="2.07567310333252">
                <text:p>2.075673103332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2.13915395736694">
                <text:p>2.13915395736694</text:p>
              </table:table-cell>
              <table:table-cell office:value-type="float" office:value="1.99168395996094">
                <text:p>1.991683959960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2.15916156768799">
                <text:p>2.15916156768799</text:p>
              </table:table-cell>
              <table:table-cell office:value-type="float" office:value="2.05602598190308">
                <text:p>2.05602598190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1.96121799945831">
                <text:p>1.96121799945831</text:p>
              </table:table-cell>
              <table:table-cell office:value-type="float" office:value="2.18353247642517">
                <text:p>2.183532476425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1.71458089351654">
                <text:p>1.71458089351654</text:p>
              </table:table-cell>
              <table:table-cell office:value-type="float" office:value="2.14724397659302">
                <text:p>2.14724397659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2.00215196609497">
                <text:p>2.00215196609497</text:p>
              </table:table-cell>
              <table:table-cell office:value-type="float" office:value="1.89772951602936">
                <text:p>1.897729516029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1.97250890731812">
                <text:p>1.97250890731812</text:p>
              </table:table-cell>
              <table:table-cell office:value-type="float" office:value="1.65695440769196">
                <text:p>1.656954407691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1.87999951839447">
                <text:p>1.87999951839447</text:p>
              </table:table-cell>
              <table:table-cell office:value-type="float" office:value="1.96653234958649">
                <text:p>1.966532349586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2.05245614051819">
                <text:p>2.05245614051819</text:p>
              </table:table-cell>
              <table:table-cell office:value-type="float" office:value="1.94013369083405">
                <text:p>1.94013369083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1.89870619773865">
                <text:p>1.89870619773865</text:p>
              </table:table-cell>
              <table:table-cell office:value-type="float" office:value="2.07405757904053">
                <text:p>2.07405757904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1.88856220245361">
                <text:p>1.88856220245361</text:p>
              </table:table-cell>
              <table:table-cell office:value-type="float" office:value="2.14777588844299">
                <text:p>2.147775888442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2.00795483589172">
                <text:p>2.00795483589172</text:p>
              </table:table-cell>
              <table:table-cell office:value-type="float" office:value="2.05783104896545">
                <text:p>2.057831048965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2.08530569076538">
                <text:p>2.08530569076538</text:p>
              </table:table-cell>
              <table:table-cell office:value-type="float" office:value="1.82301950454712">
                <text:p>1.823019504547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2.1142270565033">
                <text:p>2.1142270565033</text:p>
              </table:table-cell>
              <table:table-cell office:value-type="float" office:value="2.10700988769531">
                <text:p>2.107009887695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2.17264270782471">
                <text:p>2.17264270782471</text:p>
              </table:table-cell>
              <table:table-cell office:value-type="float" office:value="1.98593139648438">
                <text:p>1.985931396484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1.95520234107971">
                <text:p>1.95520234107971</text:p>
              </table:table-cell>
              <table:table-cell office:value-type="float" office:value="2.14433431625366">
                <text:p>2.144334316253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1.99453890323639">
                <text:p>1.99453890323639</text:p>
              </table:table-cell>
              <table:table-cell office:value-type="float" office:value="2.03496718406677">
                <text:p>2.034967184066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2.09990048408508">
                <text:p>2.09990048408508</text:p>
              </table:table-cell>
              <table:table-cell office:value-type="float" office:value="1.81374573707581">
                <text:p>1.813745737075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2.12667894363403">
                <text:p>2.12667894363403</text:p>
              </table:table-cell>
              <table:table-cell office:value-type="float" office:value="2.07085990905762">
                <text:p>2.070859909057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1.96772265434265">
                <text:p>1.96772265434265</text:p>
              </table:table-cell>
              <table:table-cell office:value-type="float" office:value="2.01762843132019">
                <text:p>2.017628431320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2.05948925018311">
                <text:p>2.05948925018311</text:p>
              </table:table-cell>
              <table:table-cell office:value-type="float" office:value="2.01501274108887">
                <text:p>2.015012741088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1.9616551399231">
                <text:p>1.9616551399231</text:p>
              </table:table-cell>
              <table:table-cell office:value-type="float" office:value="2.07390975952148">
                <text:p>2.073909759521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2.12807607650757">
                <text:p>2.12807607650757</text:p>
              </table:table-cell>
              <table:table-cell office:value-type="float" office:value="2.01863956451416">
                <text:p>2.01863956451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1.94212317466736">
                <text:p>1.94212317466736</text:p>
              </table:table-cell>
              <table:table-cell office:value-type="float" office:value="1.95721280574799">
                <text:p>1.957212805747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2.09922170639038">
                <text:p>2.09922170639038</text:p>
              </table:table-cell>
              <table:table-cell office:value-type="float" office:value="1.91947853565216">
                <text:p>1.919478535652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1.9900883436203">
                <text:p>1.9900883436203</text:p>
              </table:table-cell>
              <table:table-cell office:value-type="float" office:value="2.05163240432739">
                <text:p>2.051632404327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">
                <text:p>8020</text:p>
              </table:table-cell>
              <table:table-cell office:value-type="float" office:value="2.13932180404663">
                <text:p>2.13932180404663</text:p>
              </table:table-cell>
              <table:table-cell office:value-type="float" office:value="2.04338645935059">
                <text:p>2.043386459350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">
                <text:p>8040</text:p>
              </table:table-cell>
              <table:table-cell office:value-type="float" office:value="2.17495155334473">
                <text:p>2.17495155334473</text:p>
              </table:table-cell>
              <table:table-cell office:value-type="float" office:value="1.97153341770172">
                <text:p>1.971533417701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">
                <text:p>8060</text:p>
              </table:table-cell>
              <table:table-cell office:value-type="float" office:value="1.90244925022125">
                <text:p>1.90244925022125</text:p>
              </table:table-cell>
              <table:table-cell office:value-type="float" office:value="2.12642955780029">
                <text:p>2.126429557800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">
                <text:p>8080</text:p>
              </table:table-cell>
              <table:table-cell office:value-type="float" office:value="2.12848544120789">
                <text:p>2.12848544120789</text:p>
              </table:table-cell>
              <table:table-cell office:value-type="float" office:value="2.10488557815552">
                <text:p>2.104885578155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">
                <text:p>8100</text:p>
              </table:table-cell>
              <table:table-cell office:value-type="float" office:value="1.90994691848755">
                <text:p>1.90994691848755</text:p>
              </table:table-cell>
              <table:table-cell office:value-type="float" office:value="2.11237192153931">
                <text:p>2.11237192153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">
                <text:p>8120</text:p>
              </table:table-cell>
              <table:table-cell office:value-type="float" office:value="1.95505452156067">
                <text:p>1.95505452156067</text:p>
              </table:table-cell>
              <table:table-cell office:value-type="float" office:value="1.76471424102783">
                <text:p>1.764714241027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">
                <text:p>8140</text:p>
              </table:table-cell>
              <table:table-cell office:value-type="float" office:value="1.82778644561768">
                <text:p>1.82778644561768</text:p>
              </table:table-cell>
              <table:table-cell office:value-type="float" office:value="2.16856813430786">
                <text:p>2.168568134307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">
                <text:p>8160</text:p>
              </table:table-cell>
              <table:table-cell office:value-type="float" office:value="1.98511981964111">
                <text:p>1.98511981964111</text:p>
              </table:table-cell>
              <table:table-cell office:value-type="float" office:value="1.82755172252655">
                <text:p>1.827551722526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">
                <text:p>8180</text:p>
              </table:table-cell>
              <table:table-cell office:value-type="float" office:value="2.13575387001038">
                <text:p>2.13575387001038</text:p>
              </table:table-cell>
              <table:table-cell office:value-type="float" office:value="1.85783791542053">
                <text:p>1.857837915420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">
                <text:p>8200</text:p>
              </table:table-cell>
              <table:table-cell office:value-type="float" office:value="1.97090518474579">
                <text:p>1.97090518474579</text:p>
              </table:table-cell>
              <table:table-cell office:value-type="float" office:value="2.15041351318359">
                <text:p>2.150413513183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">
                <text:p>8220</text:p>
              </table:table-cell>
              <table:table-cell office:value-type="float" office:value="1.71306002140045">
                <text:p>1.71306002140045</text:p>
              </table:table-cell>
              <table:table-cell office:value-type="float" office:value="2.06341314315796">
                <text:p>2.063413143157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">
                <text:p>8240</text:p>
              </table:table-cell>
              <table:table-cell office:value-type="float" office:value="2.03537249565125">
                <text:p>2.03537249565125</text:p>
              </table:table-cell>
              <table:table-cell office:value-type="float" office:value="1.72664701938629">
                <text:p>1.726647019386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">
                <text:p>8260</text:p>
              </table:table-cell>
              <table:table-cell office:value-type="float" office:value="2.01129555702209">
                <text:p>2.01129555702209</text:p>
              </table:table-cell>
              <table:table-cell office:value-type="float" office:value="1.75884592533112">
                <text:p>1.75884592533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">
                <text:p>8280</text:p>
              </table:table-cell>
              <table:table-cell office:value-type="float" office:value="2.15810990333557">
                <text:p>2.15810990333557</text:p>
              </table:table-cell>
              <table:table-cell office:value-type="float" office:value="1.86124241352081">
                <text:p>1.861242413520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">
                <text:p>8300</text:p>
              </table:table-cell>
              <table:table-cell office:value-type="float" office:value="2.18899130821228">
                <text:p>2.18899130821228</text:p>
              </table:table-cell>
              <table:table-cell office:value-type="float" office:value="1.6079398393631">
                <text:p>1.6079398393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">
                <text:p>8320</text:p>
              </table:table-cell>
              <table:table-cell office:value-type="float" office:value="2.0849757194519">
                <text:p>2.0849757194519</text:p>
              </table:table-cell>
              <table:table-cell office:value-type="float" office:value="2.08409476280212">
                <text:p>2.08409476280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">
                <text:p>8340</text:p>
              </table:table-cell>
              <table:table-cell office:value-type="float" office:value="1.69775795936584">
                <text:p>1.69775795936584</text:p>
              </table:table-cell>
              <table:table-cell office:value-type="float" office:value="2.1371955871582">
                <text:p>2.13719558715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">
                <text:p>8360</text:p>
              </table:table-cell>
              <table:table-cell office:value-type="float" office:value="2.01606678962708">
                <text:p>2.01606678962708</text:p>
              </table:table-cell>
              <table:table-cell office:value-type="float" office:value="2.16291165351868">
                <text:p>2.162911653518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">
                <text:p>8380</text:p>
              </table:table-cell>
              <table:table-cell office:value-type="float" office:value="1.99909329414368">
                <text:p>1.99909329414368</text:p>
              </table:table-cell>
              <table:table-cell office:value-type="float" office:value="2.13049912452698">
                <text:p>2.130499124526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">
                <text:p>8400</text:p>
              </table:table-cell>
              <table:table-cell office:value-type="float" office:value="1.95564711093903">
                <text:p>1.95564711093903</text:p>
              </table:table-cell>
              <table:table-cell office:value-type="float" office:value="1.9445515871048">
                <text:p>1.9445515871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">
                <text:p>8420</text:p>
              </table:table-cell>
              <table:table-cell office:value-type="float" office:value="1.89060246944428">
                <text:p>1.89060246944428</text:p>
              </table:table-cell>
              <table:table-cell office:value-type="float" office:value="2.10730957984924">
                <text:p>2.107309579849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">
                <text:p>8440</text:p>
              </table:table-cell>
              <table:table-cell office:value-type="float" office:value="2.22538685798645">
                <text:p>2.22538685798645</text:p>
              </table:table-cell>
              <table:table-cell office:value-type="float" office:value="1.98130333423615">
                <text:p>1.981303334236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">
                <text:p>8460</text:p>
              </table:table-cell>
              <table:table-cell office:value-type="float" office:value="1.87695300579071">
                <text:p>1.87695300579071</text:p>
              </table:table-cell>
              <table:table-cell office:value-type="float" office:value="1.74608790874481">
                <text:p>1.746087908744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">
                <text:p>8480</text:p>
              </table:table-cell>
              <table:table-cell office:value-type="float" office:value="2.07476019859314">
                <text:p>2.07476019859314</text:p>
              </table:table-cell>
              <table:table-cell office:value-type="float" office:value="2.12143468856812">
                <text:p>2.121434688568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">
                <text:p>8500</text:p>
              </table:table-cell>
              <table:table-cell office:value-type="float" office:value="1.94888341426849">
                <text:p>1.94888341426849</text:p>
              </table:table-cell>
              <table:table-cell office:value-type="float" office:value="2.13287925720215">
                <text:p>2.13287925720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">
                <text:p>8520</text:p>
              </table:table-cell>
              <table:table-cell office:value-type="float" office:value="2.21561169624329">
                <text:p>2.21561169624329</text:p>
              </table:table-cell>
              <table:table-cell office:value-type="float" office:value="1.89452791213989">
                <text:p>1.894527912139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">
                <text:p>8540</text:p>
              </table:table-cell>
              <table:table-cell office:value-type="float" office:value="2.07051801681519">
                <text:p>2.07051801681519</text:p>
              </table:table-cell>
              <table:table-cell office:value-type="float" office:value="2.05969786643982">
                <text:p>2.059697866439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">
                <text:p>8560</text:p>
              </table:table-cell>
              <table:table-cell office:value-type="float" office:value="2.04839658737183">
                <text:p>2.04839658737183</text:p>
              </table:table-cell>
              <table:table-cell office:value-type="float" office:value="2.0244607925415">
                <text:p>2.02446079254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">
                <text:p>8580</text:p>
              </table:table-cell>
              <table:table-cell office:value-type="float" office:value="1.89339661598206">
                <text:p>1.89339661598206</text:p>
              </table:table-cell>
              <table:table-cell office:value-type="float" office:value="1.42900884151459">
                <text:p>1.429008841514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">
                <text:p>8600</text:p>
              </table:table-cell>
              <table:table-cell office:value-type="float" office:value="2.18319225311279">
                <text:p>2.18319225311279</text:p>
              </table:table-cell>
              <table:table-cell office:value-type="float" office:value="1.89313340187073">
                <text:p>1.893133401870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">
                <text:p>8620</text:p>
              </table:table-cell>
              <table:table-cell office:value-type="float" office:value="2.0342845916748">
                <text:p>2.0342845916748</text:p>
              </table:table-cell>
              <table:table-cell office:value-type="float" office:value="1.95106875896454">
                <text:p>1.951068758964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">
                <text:p>8640</text:p>
              </table:table-cell>
              <table:table-cell office:value-type="float" office:value="2.13362598419189">
                <text:p>2.13362598419189</text:p>
              </table:table-cell>
              <table:table-cell office:value-type="float" office:value="1.97334551811218">
                <text:p>1.973345518112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">
                <text:p>8660</text:p>
              </table:table-cell>
              <table:table-cell office:value-type="float" office:value="2.06615400314331">
                <text:p>2.06615400314331</text:p>
              </table:table-cell>
              <table:table-cell office:value-type="float" office:value="2.15350723266602">
                <text:p>2.153507232666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">
                <text:p>8680</text:p>
              </table:table-cell>
              <table:table-cell office:value-type="float" office:value="1.96875333786011">
                <text:p>1.96875333786011</text:p>
              </table:table-cell>
              <table:table-cell office:value-type="float" office:value="1.94677150249481">
                <text:p>1.946771502494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">
                <text:p>8700</text:p>
              </table:table-cell>
              <table:table-cell office:value-type="float" office:value="2.02135300636291">
                <text:p>2.02135300636291</text:p>
              </table:table-cell>
              <table:table-cell office:value-type="float" office:value="2.08900260925293">
                <text:p>2.08900260925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">
                <text:p>8720</text:p>
              </table:table-cell>
              <table:table-cell office:value-type="float" office:value="1.81408882141113">
                <text:p>1.81408882141113</text:p>
              </table:table-cell>
              <table:table-cell office:value-type="float" office:value="1.87730073928833">
                <text:p>1.8773007392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  <table:table-cell office:value-type="float" office:value="1.97450578212738">
                <text:p>1.97450578212738</text:p>
              </table:table-cell>
              <table:table-cell office:value-type="float" office:value="1.88281440734863">
                <text:p>1.882814407348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">
                <text:p>8760</text:p>
              </table:table-cell>
              <table:table-cell office:value-type="float" office:value="1.80319118499756">
                <text:p>1.80319118499756</text:p>
              </table:table-cell>
              <table:table-cell office:value-type="float" office:value="2.23456001281738">
                <text:p>2.234560012817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">
                <text:p>8780</text:p>
              </table:table-cell>
              <table:table-cell office:value-type="float" office:value="2.00123381614685">
                <text:p>2.00123381614685</text:p>
              </table:table-cell>
              <table:table-cell office:value-type="float" office:value="1.9962249994278">
                <text:p>1.99622499942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2.01730632781982">
                <text:p>2.01730632781982</text:p>
              </table:table-cell>
              <table:table-cell office:value-type="float" office:value="1.79847085475922">
                <text:p>1.798470854759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2.10233592987061">
                <text:p>2.10233592987061</text:p>
              </table:table-cell>
              <table:table-cell office:value-type="float" office:value="1.9641547203064">
                <text:p>1.9641547203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2.12602496147156">
                <text:p>2.12602496147156</text:p>
              </table:table-cell>
              <table:table-cell office:value-type="float" office:value="2.02834796905518">
                <text:p>2.028347969055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1.9934378862381">
                <text:p>1.9934378862381</text:p>
              </table:table-cell>
              <table:table-cell office:value-type="float" office:value="2.02419805526733">
                <text:p>2.024198055267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1.90495729446411">
                <text:p>1.90495729446411</text:p>
              </table:table-cell>
              <table:table-cell office:value-type="float" office:value="2.09381699562073">
                <text:p>2.093816995620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1.97666597366333">
                <text:p>1.97666597366333</text:p>
              </table:table-cell>
              <table:table-cell office:value-type="float" office:value="1.76468396186829">
                <text:p>1.764683961868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1.88055789470673">
                <text:p>1.88055789470673</text:p>
              </table:table-cell>
              <table:table-cell office:value-type="float" office:value="1.83037853240967">
                <text:p>1.830378532409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1.91024780273438">
                <text:p>1.91024780273438</text:p>
              </table:table-cell>
              <table:table-cell office:value-type="float" office:value="1.82749366760254">
                <text:p>1.827493667602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1.57027077674866">
                <text:p>1.57027077674866</text:p>
              </table:table-cell>
              <table:table-cell office:value-type="float" office:value="2.18488168716431">
                <text:p>2.184881687164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2.04908394813538">
                <text:p>2.04908394813538</text:p>
              </table:table-cell>
              <table:table-cell office:value-type="float" office:value="2.0325026512146">
                <text:p>2.03250265121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1.92711162567139">
                <text:p>1.92711162567139</text:p>
              </table:table-cell>
              <table:table-cell office:value-type="float" office:value="1.75472545623779">
                <text:p>1.754725456237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2.1114981174469">
                <text:p>2.1114981174469</text:p>
              </table:table-cell>
              <table:table-cell office:value-type="float" office:value="1.95355987548828">
                <text:p>1.953559875488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2.11256980895996">
                <text:p>2.11256980895996</text:p>
              </table:table-cell>
              <table:table-cell office:value-type="float" office:value="2.00826549530029">
                <text:p>2.008265495300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2.10476088523865">
                <text:p>2.10476088523865</text:p>
              </table:table-cell>
              <table:table-cell office:value-type="float" office:value="1.79664516448975">
                <text:p>1.796645164489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2.10524129867554">
                <text:p>2.10524129867554</text:p>
              </table:table-cell>
              <table:table-cell office:value-type="float" office:value="1.90413630008698">
                <text:p>1.904136300086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1.97782897949219">
                <text:p>1.97782897949219</text:p>
              </table:table-cell>
              <table:table-cell office:value-type="float" office:value="2.18312215805054">
                <text:p>2.183122158050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1.84100079536438">
                <text:p>1.84100079536438</text:p>
              </table:table-cell>
              <table:table-cell office:value-type="float" office:value="2.09364438056946">
                <text:p>2.093644380569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1.86876535415649">
                <text:p>1.86876535415649</text:p>
              </table:table-cell>
              <table:table-cell office:value-type="float" office:value="2.03057503700256">
                <text:p>2.030575037002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1.96068382263184">
                <text:p>1.96068382263184</text:p>
              </table:table-cell>
              <table:table-cell office:value-type="float" office:value="1.99191403388977">
                <text:p>1.991914033889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1.83261322975159">
                <text:p>1.83261322975159</text:p>
              </table:table-cell>
              <table:table-cell office:value-type="float" office:value="1.52585971355438">
                <text:p>1.525859713554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2.17043042182922">
                <text:p>2.17043042182922</text:p>
              </table:table-cell>
              <table:table-cell office:value-type="float" office:value="1.67353439331055">
                <text:p>1.67353439331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2.21930432319641">
                <text:p>2.21930432319641</text:p>
              </table:table-cell>
              <table:table-cell office:value-type="float" office:value="1.95118427276611">
                <text:p>1.951184272766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2.17224550247192">
                <text:p>2.17224550247192</text:p>
              </table:table-cell>
              <table:table-cell office:value-type="float" office:value="1.9324563741684">
                <text:p>1.93245637416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1.99705922603607">
                <text:p>1.99705922603607</text:p>
              </table:table-cell>
              <table:table-cell office:value-type="float" office:value="1.90132308006287">
                <text:p>1.901323080062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2.17414331436157">
                <text:p>2.17414331436157</text:p>
              </table:table-cell>
              <table:table-cell office:value-type="float" office:value="1.75118052959442">
                <text:p>1.751180529594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2.13387298583984">
                <text:p>2.13387298583984</text:p>
              </table:table-cell>
              <table:table-cell office:value-type="float" office:value="1.96469187736511">
                <text:p>1.964691877365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2.0447850227356">
                <text:p>2.0447850227356</text:p>
              </table:table-cell>
              <table:table-cell office:value-type="float" office:value="1.96881473064423">
                <text:p>1.968814730644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2.07007384300232">
                <text:p>2.07007384300232</text:p>
              </table:table-cell>
              <table:table-cell office:value-type="float" office:value="1.90195882320404">
                <text:p>1.901958823204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1.86063599586487">
                <text:p>1.86063599586487</text:p>
              </table:table-cell>
              <table:table-cell office:value-type="float" office:value="1.98560619354248">
                <text:p>1.985606193542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1.95356047153473">
                <text:p>1.95356047153473</text:p>
              </table:table-cell>
              <table:table-cell office:value-type="float" office:value="1.83463501930237">
                <text:p>1.834635019302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2.13340759277344">
                <text:p>2.13340759277344</text:p>
              </table:table-cell>
              <table:table-cell office:value-type="float" office:value="1.8993558883667">
                <text:p>1.8993558883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2.00903058052063">
                <text:p>2.00903058052063</text:p>
              </table:table-cell>
              <table:table-cell office:value-type="float" office:value="1.90289926528931">
                <text:p>1.902899265289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1.8659542798996">
                <text:p>1.8659542798996</text:p>
              </table:table-cell>
              <table:table-cell office:value-type="float" office:value="2.10005664825439">
                <text:p>2.100056648254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1.83016061782837">
                <text:p>1.83016061782837</text:p>
              </table:table-cell>
              <table:table-cell office:value-type="float" office:value="2.01445913314819">
                <text:p>2.014459133148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2.17369771003723">
                <text:p>2.17369771003723</text:p>
              </table:table-cell>
              <table:table-cell office:value-type="float" office:value="1.86418688297272">
                <text:p>1.864186882972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1.76703429222107">
                <text:p>1.76703429222107</text:p>
              </table:table-cell>
              <table:table-cell office:value-type="float" office:value="1.93068909645081">
                <text:p>1.930689096450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1.93892014026642">
                <text:p>1.93892014026642</text:p>
              </table:table-cell>
              <table:table-cell office:value-type="float" office:value="1.75679337978363">
                <text:p>1.756793379783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2.0138521194458">
                <text:p>2.0138521194458</text:p>
              </table:table-cell>
              <table:table-cell office:value-type="float" office:value="1.98460185527802">
                <text:p>1.984601855278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2.08683705329895">
                <text:p>2.08683705329895</text:p>
              </table:table-cell>
              <table:table-cell office:value-type="float" office:value="1.92234289646149">
                <text:p>1.92234289646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1.80272197723389">
                <text:p>1.80272197723389</text:p>
              </table:table-cell>
              <table:table-cell office:value-type="float" office:value="2.26672959327698">
                <text:p>2.266729593276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1.77846205234528">
                <text:p>1.77846205234528</text:p>
              </table:table-cell>
              <table:table-cell office:value-type="float" office:value="2.087078332901">
                <text:p>2.0870783329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1.82003033161163">
                <text:p>1.82003033161163</text:p>
              </table:table-cell>
              <table:table-cell office:value-type="float" office:value="2.01156377792358">
                <text:p>2.011563777923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2.18342971801758">
                <text:p>2.18342971801758</text:p>
              </table:table-cell>
              <table:table-cell office:value-type="float" office:value="1.85911309719086">
                <text:p>1.859113097190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1.93453764915466">
                <text:p>1.93453764915466</text:p>
              </table:table-cell>
              <table:table-cell office:value-type="float" office:value="2.13582062721252">
                <text:p>2.135820627212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1.78744196891785">
                <text:p>1.78744196891785</text:p>
              </table:table-cell>
              <table:table-cell office:value-type="float" office:value="1.99812304973602">
                <text:p>1.998123049736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1.87246525287628">
                <text:p>1.87246525287628</text:p>
              </table:table-cell>
              <table:table-cell office:value-type="float" office:value="1.56084680557251">
                <text:p>1.560846805572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1.65818953514099">
                <text:p>1.65818953514099</text:p>
              </table:table-cell>
              <table:table-cell office:value-type="float" office:value="2.03548383712769">
                <text:p>2.035483837127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2.03961372375488">
                <text:p>2.03961372375488</text:p>
              </table:table-cell>
              <table:table-cell office:value-type="float" office:value="1.96361255645752">
                <text:p>1.963612556457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1.76303052902222">
                <text:p>1.76303052902222</text:p>
              </table:table-cell>
              <table:table-cell office:value-type="float" office:value="2.08441686630249">
                <text:p>2.084416866302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2.0837881565094">
                <text:p>2.0837881565094</text:p>
              </table:table-cell>
              <table:table-cell office:value-type="float" office:value="1.68886315822601">
                <text:p>1.688863158226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1.75644540786743">
                <text:p>1.75644540786743</text:p>
              </table:table-cell>
              <table:table-cell office:value-type="float" office:value="2.08538365364075">
                <text:p>2.085383653640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">
                <text:p>9820</text:p>
              </table:table-cell>
              <table:table-cell office:value-type="float" office:value="2.02752685546875">
                <text:p>2.02752685546875</text:p>
              </table:table-cell>
              <table:table-cell office:value-type="float" office:value="1.89591729640961">
                <text:p>1.89591729640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">
                <text:p>9840</text:p>
              </table:table-cell>
              <table:table-cell office:value-type="float" office:value="1.90682351589203">
                <text:p>1.90682351589203</text:p>
              </table:table-cell>
              <table:table-cell office:value-type="float" office:value="1.8779730796814">
                <text:p>1.87797307968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">
                <text:p>9860</text:p>
              </table:table-cell>
              <table:table-cell office:value-type="float" office:value="1.9920574426651">
                <text:p>1.9920574426651</text:p>
              </table:table-cell>
              <table:table-cell office:value-type="float" office:value="2.03550267219543">
                <text:p>2.03550267219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">
                <text:p>9880</text:p>
              </table:table-cell>
              <table:table-cell office:value-type="float" office:value="2.07893228530884">
                <text:p>2.07893228530884</text:p>
              </table:table-cell>
              <table:table-cell office:value-type="float" office:value="2.06636261940002">
                <text:p>2.066362619400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">
                <text:p>9900</text:p>
              </table:table-cell>
              <table:table-cell office:value-type="float" office:value="2.0470290184021">
                <text:p>2.0470290184021</text:p>
              </table:table-cell>
              <table:table-cell office:value-type="float" office:value="1.93146324157715">
                <text:p>1.931463241577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">
                <text:p>9920</text:p>
              </table:table-cell>
              <table:table-cell office:value-type="float" office:value="1.97398924827576">
                <text:p>1.97398924827576</text:p>
              </table:table-cell>
              <table:table-cell office:value-type="float" office:value="1.82962667942047">
                <text:p>1.829626679420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">
                <text:p>9940</text:p>
              </table:table-cell>
              <table:table-cell office:value-type="float" office:value="2.01750421524048">
                <text:p>2.01750421524048</text:p>
              </table:table-cell>
              <table:table-cell office:value-type="float" office:value="1.78878402709961">
                <text:p>1.788784027099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">
                <text:p>9960</text:p>
              </table:table-cell>
              <table:table-cell office:value-type="float" office:value="2.07798671722412">
                <text:p>2.07798671722412</text:p>
              </table:table-cell>
              <table:table-cell office:value-type="float" office:value="1.8715785741806">
                <text:p>1.87157857418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">
                <text:p>9980</text:p>
              </table:table-cell>
              <table:table-cell office:value-type="float" office:value="1.96008217334747">
                <text:p>1.96008217334747</text:p>
              </table:table-cell>
              <table:table-cell office:value-type="float" office:value="1.90603590011597">
                <text:p>1.906035900115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2.13212966918945">
                <text:p>2.13212966918945</text:p>
              </table:table-cell>
              <table:table-cell office:value-type="float" office:value="1.87252855300903">
                <text:p>1.872528553009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">
                <text:p>10020</text:p>
              </table:table-cell>
              <table:table-cell office:value-type="float" office:value="1.77465093135834">
                <text:p>1.77465093135834</text:p>
              </table:table-cell>
              <table:table-cell office:value-type="float" office:value="1.97237992286682">
                <text:p>1.972379922866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">
                <text:p>10040</text:p>
              </table:table-cell>
              <table:table-cell office:value-type="float" office:value="2.10333108901978">
                <text:p>2.10333108901978</text:p>
              </table:table-cell>
              <table:table-cell office:value-type="float" office:value="1.8602043390274">
                <text:p>1.86020433902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">
                <text:p>10060</text:p>
              </table:table-cell>
              <table:table-cell office:value-type="float" office:value="2.13945436477661">
                <text:p>2.13945436477661</text:p>
              </table:table-cell>
              <table:table-cell office:value-type="float" office:value="1.86238443851471">
                <text:p>1.862384438514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">
                <text:p>10080</text:p>
              </table:table-cell>
              <table:table-cell office:value-type="float" office:value="1.85129344463348">
                <text:p>1.85129344463348</text:p>
              </table:table-cell>
              <table:table-cell office:value-type="float" office:value="2.08013296127319">
                <text:p>2.080132961273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">
                <text:p>10100</text:p>
              </table:table-cell>
              <table:table-cell office:value-type="float" office:value="2.01787090301514">
                <text:p>2.01787090301514</text:p>
              </table:table-cell>
              <table:table-cell office:value-type="float" office:value="2.12352252006531">
                <text:p>2.123522520065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">
                <text:p>10120</text:p>
              </table:table-cell>
              <table:table-cell office:value-type="float" office:value="2.14368152618408">
                <text:p>2.14368152618408</text:p>
              </table:table-cell>
              <table:table-cell office:value-type="float" office:value="1.68651044368744">
                <text:p>1.686510443687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">
                <text:p>10140</text:p>
              </table:table-cell>
              <table:table-cell office:value-type="float" office:value="2.16026902198791">
                <text:p>2.16026902198791</text:p>
              </table:table-cell>
              <table:table-cell office:value-type="float" office:value="1.91063952445984">
                <text:p>1.910639524459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">
                <text:p>10160</text:p>
              </table:table-cell>
              <table:table-cell office:value-type="float" office:value="2.0715389251709">
                <text:p>2.0715389251709</text:p>
              </table:table-cell>
              <table:table-cell office:value-type="float" office:value="1.86509323120117">
                <text:p>1.865093231201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">
                <text:p>10180</text:p>
              </table:table-cell>
              <table:table-cell office:value-type="float" office:value="1.69350934028626">
                <text:p>1.69350934028626</text:p>
              </table:table-cell>
              <table:table-cell office:value-type="float" office:value="1.02414262294769">
                <text:p>1.024142622947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">
                <text:p>10200</text:p>
              </table:table-cell>
              <table:table-cell office:value-type="float" office:value="2.15132808685303">
                <text:p>2.15132808685303</text:p>
              </table:table-cell>
              <table:table-cell office:value-type="float" office:value="1.96345245838165">
                <text:p>1.963452458381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">
                <text:p>10220</text:p>
              </table:table-cell>
              <table:table-cell office:value-type="float" office:value="2.07962799072266">
                <text:p>2.07962799072266</text:p>
              </table:table-cell>
              <table:table-cell office:value-type="float" office:value="2.04244351387024">
                <text:p>2.042443513870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">
                <text:p>10240</text:p>
              </table:table-cell>
              <table:table-cell office:value-type="float" office:value="2.19707059860229">
                <text:p>2.19707059860229</text:p>
              </table:table-cell>
              <table:table-cell office:value-type="float" office:value="1.65742385387421">
                <text:p>1.657423853874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">
                <text:p>10260</text:p>
              </table:table-cell>
              <table:table-cell office:value-type="float" office:value="1.87228238582611">
                <text:p>1.87228238582611</text:p>
              </table:table-cell>
              <table:table-cell office:value-type="float" office:value="2.04669904708862">
                <text:p>2.046699047088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">
                <text:p>10280</text:p>
              </table:table-cell>
              <table:table-cell office:value-type="float" office:value="1.85523200035095">
                <text:p>1.85523200035095</text:p>
              </table:table-cell>
              <table:table-cell office:value-type="float" office:value="2.05959892272949">
                <text:p>2.05959892272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">
                <text:p>10300</text:p>
              </table:table-cell>
              <table:table-cell office:value-type="float" office:value="2.06594848632812">
                <text:p>2.06594848632812</text:p>
              </table:table-cell>
              <table:table-cell office:value-type="float" office:value="2.10015320777893">
                <text:p>2.100153207778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">
                <text:p>10320</text:p>
              </table:table-cell>
              <table:table-cell office:value-type="float" office:value="2.02448630332947">
                <text:p>2.02448630332947</text:p>
              </table:table-cell>
              <table:table-cell office:value-type="float" office:value="1.90684974193573">
                <text:p>1.906849741935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">
                <text:p>10340</text:p>
              </table:table-cell>
              <table:table-cell office:value-type="float" office:value="2.11728119850159">
                <text:p>2.11728119850159</text:p>
              </table:table-cell>
              <table:table-cell office:value-type="float" office:value="1.95030617713928">
                <text:p>1.950306177139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">
                <text:p>10360</text:p>
              </table:table-cell>
              <table:table-cell office:value-type="float" office:value="2.17373466491699">
                <text:p>2.17373466491699</text:p>
              </table:table-cell>
              <table:table-cell office:value-type="float" office:value="1.92098438739777">
                <text:p>1.920984387397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">
                <text:p>10380</text:p>
              </table:table-cell>
              <table:table-cell office:value-type="float" office:value="2.01833367347717">
                <text:p>2.01833367347717</text:p>
              </table:table-cell>
              <table:table-cell office:value-type="float" office:value="2.02765011787415">
                <text:p>2.027650117874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">
                <text:p>10400</text:p>
              </table:table-cell>
              <table:table-cell office:value-type="float" office:value="2.01715016365051">
                <text:p>2.01715016365051</text:p>
              </table:table-cell>
              <table:table-cell office:value-type="float" office:value="1.7856171131134">
                <text:p>1.78561711311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">
                <text:p>10420</text:p>
              </table:table-cell>
              <table:table-cell office:value-type="float" office:value="1.79733240604401">
                <text:p>1.79733240604401</text:p>
              </table:table-cell>
              <table:table-cell office:value-type="float" office:value="2.11297059059143">
                <text:p>2.112970590591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">
                <text:p>10440</text:p>
              </table:table-cell>
              <table:table-cell office:value-type="float" office:value="2.10888886451721">
                <text:p>2.10888886451721</text:p>
              </table:table-cell>
              <table:table-cell office:value-type="float" office:value="1.84512627124786">
                <text:p>1.845126271247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">
                <text:p>10460</text:p>
              </table:table-cell>
              <table:table-cell office:value-type="float" office:value="2.04557037353516">
                <text:p>2.04557037353516</text:p>
              </table:table-cell>
              <table:table-cell office:value-type="float" office:value="1.9316691160202">
                <text:p>1.93166911602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">
                <text:p>10480</text:p>
              </table:table-cell>
              <table:table-cell office:value-type="float" office:value="2.17159366607666">
                <text:p>2.17159366607666</text:p>
              </table:table-cell>
              <table:table-cell office:value-type="float" office:value="1.92655289173126">
                <text:p>1.926552891731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">
                <text:p>10500</text:p>
              </table:table-cell>
              <table:table-cell office:value-type="float" office:value="1.89564847946167">
                <text:p>1.89564847946167</text:p>
              </table:table-cell>
              <table:table-cell office:value-type="float" office:value="1.75873291492462">
                <text:p>1.75873291492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">
                <text:p>10520</text:p>
              </table:table-cell>
              <table:table-cell office:value-type="float" office:value="2.11700916290283">
                <text:p>2.11700916290283</text:p>
              </table:table-cell>
              <table:table-cell office:value-type="float" office:value="1.7631471157074">
                <text:p>1.76314711570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">
                <text:p>10540</text:p>
              </table:table-cell>
              <table:table-cell office:value-type="float" office:value="1.85192537307739">
                <text:p>1.85192537307739</text:p>
              </table:table-cell>
              <table:table-cell office:value-type="float" office:value="1.98476302623749">
                <text:p>1.984763026237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">
                <text:p>10560</text:p>
              </table:table-cell>
              <table:table-cell office:value-type="float" office:value="1.97357702255249">
                <text:p>1.97357702255249</text:p>
              </table:table-cell>
              <table:table-cell office:value-type="float" office:value="2.00564098358154">
                <text:p>2.00564098358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">
                <text:p>10580</text:p>
              </table:table-cell>
              <table:table-cell office:value-type="float" office:value="2.00759792327881">
                <text:p>2.00759792327881</text:p>
              </table:table-cell>
              <table:table-cell office:value-type="float" office:value="1.84792709350586">
                <text:p>1.847927093505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">
                <text:p>10600</text:p>
              </table:table-cell>
              <table:table-cell office:value-type="float" office:value="2.19593286514282">
                <text:p>2.19593286514282</text:p>
              </table:table-cell>
              <table:table-cell office:value-type="float" office:value="1.76976716518402">
                <text:p>1.769767165184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">
                <text:p>10620</text:p>
              </table:table-cell>
              <table:table-cell office:value-type="float" office:value="2.09201264381409">
                <text:p>2.09201264381409</text:p>
              </table:table-cell>
              <table:table-cell office:value-type="float" office:value="1.71642279624939">
                <text:p>1.716422796249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">
                <text:p>10640</text:p>
              </table:table-cell>
              <table:table-cell office:value-type="float" office:value="2.15364289283752">
                <text:p>2.15364289283752</text:p>
              </table:table-cell>
              <table:table-cell office:value-type="float" office:value="1.66841340065002">
                <text:p>1.668413400650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">
                <text:p>10660</text:p>
              </table:table-cell>
              <table:table-cell office:value-type="float" office:value="2.03911375999451">
                <text:p>2.03911375999451</text:p>
              </table:table-cell>
              <table:table-cell office:value-type="float" office:value="1.93481016159058">
                <text:p>1.934810161590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">
                <text:p>10680</text:p>
              </table:table-cell>
              <table:table-cell office:value-type="float" office:value="2.00028276443481">
                <text:p>2.00028276443481</text:p>
              </table:table-cell>
              <table:table-cell office:value-type="float" office:value="2.12130546569824">
                <text:p>2.121305465698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">
                <text:p>10700</text:p>
              </table:table-cell>
              <table:table-cell office:value-type="float" office:value="2.02139663696289">
                <text:p>2.02139663696289</text:p>
              </table:table-cell>
              <table:table-cell office:value-type="float" office:value="1.92322862148285">
                <text:p>1.923228621482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">
                <text:p>10720</text:p>
              </table:table-cell>
              <table:table-cell office:value-type="float" office:value="1.91616678237915">
                <text:p>1.91616678237915</text:p>
              </table:table-cell>
              <table:table-cell office:value-type="float" office:value="1.89777255058289">
                <text:p>1.89777255058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">
                <text:p>10740</text:p>
              </table:table-cell>
              <table:table-cell office:value-type="float" office:value="2.13456535339355">
                <text:p>2.13456535339355</text:p>
              </table:table-cell>
              <table:table-cell office:value-type="float" office:value="1.88515281677246">
                <text:p>1.885152816772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">
                <text:p>10760</text:p>
              </table:table-cell>
              <table:table-cell office:value-type="float" office:value="1.97588670253754">
                <text:p>1.97588670253754</text:p>
              </table:table-cell>
              <table:table-cell office:value-type="float" office:value="1.81468284130096">
                <text:p>1.81468284130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">
                <text:p>10780</text:p>
              </table:table-cell>
              <table:table-cell office:value-type="float" office:value="2.01504039764404">
                <text:p>2.01504039764404</text:p>
              </table:table-cell>
              <table:table-cell office:value-type="float" office:value="2.02506113052368">
                <text:p>2.025061130523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">
                <text:p>10800</text:p>
              </table:table-cell>
              <table:table-cell office:value-type="float" office:value="1.89760208129883">
                <text:p>1.89760208129883</text:p>
              </table:table-cell>
              <table:table-cell office:value-type="float" office:value="1.88677871227264">
                <text:p>1.886778712272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">
                <text:p>10820</text:p>
              </table:table-cell>
              <table:table-cell office:value-type="float" office:value="1.83056402206421">
                <text:p>1.83056402206421</text:p>
              </table:table-cell>
              <table:table-cell office:value-type="float" office:value="1.80681478977203">
                <text:p>1.806814789772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">
                <text:p>10840</text:p>
              </table:table-cell>
              <table:table-cell office:value-type="float" office:value="1.80953645706177">
                <text:p>1.80953645706177</text:p>
              </table:table-cell>
              <table:table-cell office:value-type="float" office:value="1.88254797458649">
                <text:p>1.882547974586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">
                <text:p>10860</text:p>
              </table:table-cell>
              <table:table-cell office:value-type="float" office:value="2.03749370574951">
                <text:p>2.03749370574951</text:p>
              </table:table-cell>
              <table:table-cell office:value-type="float" office:value="1.92664980888367">
                <text:p>1.926649808883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">
                <text:p>10880</text:p>
              </table:table-cell>
              <table:table-cell office:value-type="float" office:value="1.98598480224609">
                <text:p>1.98598480224609</text:p>
              </table:table-cell>
              <table:table-cell office:value-type="float" office:value="1.94590425491333">
                <text:p>1.94590425491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">
                <text:p>10900</text:p>
              </table:table-cell>
              <table:table-cell office:value-type="float" office:value="1.80316138267517">
                <text:p>1.80316138267517</text:p>
              </table:table-cell>
              <table:table-cell office:value-type="float" office:value="2.12510395050049">
                <text:p>2.125103950500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">
                <text:p>10920</text:p>
              </table:table-cell>
              <table:table-cell office:value-type="float" office:value="2.18124413490295">
                <text:p>2.18124413490295</text:p>
              </table:table-cell>
              <table:table-cell office:value-type="float" office:value="1.86105847358704">
                <text:p>1.861058473587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">
                <text:p>10940</text:p>
              </table:table-cell>
              <table:table-cell office:value-type="float" office:value="2.0410008430481">
                <text:p>2.0410008430481</text:p>
              </table:table-cell>
              <table:table-cell office:value-type="float" office:value="2.07891750335693">
                <text:p>2.078917503356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">
                <text:p>10960</text:p>
              </table:table-cell>
              <table:table-cell office:value-type="float" office:value="2.00714492797852">
                <text:p>2.00714492797852</text:p>
              </table:table-cell>
              <table:table-cell office:value-type="float" office:value="2.07858443260193">
                <text:p>2.078584432601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">
                <text:p>10980</text:p>
              </table:table-cell>
              <table:table-cell office:value-type="float" office:value="1.87578427791595">
                <text:p>1.87578427791595</text:p>
              </table:table-cell>
              <table:table-cell office:value-type="float" office:value="1.86628746986389">
                <text:p>1.8662874698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">
                <text:p>11000</text:p>
              </table:table-cell>
              <table:table-cell office:value-type="float" office:value="2.05398607254028">
                <text:p>2.05398607254028</text:p>
              </table:table-cell>
              <table:table-cell office:value-type="float" office:value="2.24244618415833">
                <text:p>2.242446184158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">
                <text:p>11020</text:p>
              </table:table-cell>
              <table:table-cell office:value-type="float" office:value="1.80916428565979">
                <text:p>1.80916428565979</text:p>
              </table:table-cell>
              <table:table-cell office:value-type="float" office:value="1.83228707313538">
                <text:p>1.832287073135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">
                <text:p>11040</text:p>
              </table:table-cell>
              <table:table-cell office:value-type="float" office:value="2.02721643447876">
                <text:p>2.02721643447876</text:p>
              </table:table-cell>
              <table:table-cell office:value-type="float" office:value="1.75729632377625">
                <text:p>1.757296323776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">
                <text:p>11060</text:p>
              </table:table-cell>
              <table:table-cell office:value-type="float" office:value="2.18411540985107">
                <text:p>2.18411540985107</text:p>
              </table:table-cell>
              <table:table-cell office:value-type="float" office:value="1.76663219928741">
                <text:p>1.766632199287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">
                <text:p>11080</text:p>
              </table:table-cell>
              <table:table-cell office:value-type="float" office:value="2.01259255409241">
                <text:p>2.01259255409241</text:p>
              </table:table-cell>
              <table:table-cell office:value-type="float" office:value="1.93533408641815">
                <text:p>1.935334086418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">
                <text:p>11100</text:p>
              </table:table-cell>
              <table:table-cell office:value-type="float" office:value="2.04434490203857">
                <text:p>2.04434490203857</text:p>
              </table:table-cell>
              <table:table-cell office:value-type="float" office:value="1.9593493938446">
                <text:p>1.95934939384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">
                <text:p>11120</text:p>
              </table:table-cell>
              <table:table-cell office:value-type="float" office:value="1.97289502620697">
                <text:p>1.97289502620697</text:p>
              </table:table-cell>
              <table:table-cell office:value-type="float" office:value="1.89432179927826">
                <text:p>1.894321799278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">
                <text:p>11140</text:p>
              </table:table-cell>
              <table:table-cell office:value-type="float" office:value="2.01991057395935">
                <text:p>2.01991057395935</text:p>
              </table:table-cell>
              <table:table-cell office:value-type="float" office:value="2.10594201087952">
                <text:p>2.105942010879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">
                <text:p>11160</text:p>
              </table:table-cell>
              <table:table-cell office:value-type="float" office:value="2.05071926116943">
                <text:p>2.05071926116943</text:p>
              </table:table-cell>
              <table:table-cell office:value-type="float" office:value="2.00440096855164">
                <text:p>2.004400968551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">
                <text:p>11180</text:p>
              </table:table-cell>
              <table:table-cell office:value-type="float" office:value="1.98051178455353">
                <text:p>1.98051178455353</text:p>
              </table:table-cell>
              <table:table-cell office:value-type="float" office:value="1.99201643466949">
                <text:p>1.992016434669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">
                <text:p>11200</text:p>
              </table:table-cell>
              <table:table-cell office:value-type="float" office:value="1.97290945053101">
                <text:p>1.97290945053101</text:p>
              </table:table-cell>
              <table:table-cell office:value-type="float" office:value="2.11815905570984">
                <text:p>2.118159055709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">
                <text:p>11220</text:p>
              </table:table-cell>
              <table:table-cell office:value-type="float" office:value="1.93630862236023">
                <text:p>1.93630862236023</text:p>
              </table:table-cell>
              <table:table-cell office:value-type="float" office:value="1.73476552963257">
                <text:p>1.734765529632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">
                <text:p>11240</text:p>
              </table:table-cell>
              <table:table-cell office:value-type="float" office:value="1.84148406982422">
                <text:p>1.84148406982422</text:p>
              </table:table-cell>
              <table:table-cell office:value-type="float" office:value="1.96464598178864">
                <text:p>1.964645981788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">
                <text:p>11260</text:p>
              </table:table-cell>
              <table:table-cell office:value-type="float" office:value="1.95249032974243">
                <text:p>1.95249032974243</text:p>
              </table:table-cell>
              <table:table-cell office:value-type="float" office:value="1.9860771894455">
                <text:p>1.9860771894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">
                <text:p>11280</text:p>
              </table:table-cell>
              <table:table-cell office:value-type="float" office:value="2.12105703353882">
                <text:p>2.12105703353882</text:p>
              </table:table-cell>
              <table:table-cell office:value-type="float" office:value="1.80642974376678">
                <text:p>1.806429743766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2.06437230110168">
                <text:p>2.06437230110168</text:p>
              </table:table-cell>
              <table:table-cell office:value-type="float" office:value="1.97031688690186">
                <text:p>1.970316886901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">
                <text:p>11320</text:p>
              </table:table-cell>
              <table:table-cell office:value-type="float" office:value="1.93344306945801">
                <text:p>1.93344306945801</text:p>
              </table:table-cell>
              <table:table-cell office:value-type="float" office:value="1.95157933235168">
                <text:p>1.951579332351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">
                <text:p>11340</text:p>
              </table:table-cell>
              <table:table-cell office:value-type="float" office:value="1.88891530036926">
                <text:p>1.88891530036926</text:p>
              </table:table-cell>
              <table:table-cell office:value-type="float" office:value="2.07463407516479">
                <text:p>2.074634075164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">
                <text:p>11360</text:p>
              </table:table-cell>
              <table:table-cell office:value-type="float" office:value="2.03622817993164">
                <text:p>2.03622817993164</text:p>
              </table:table-cell>
              <table:table-cell office:value-type="float" office:value="1.87759780883789">
                <text:p>1.877597808837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">
                <text:p>11380</text:p>
              </table:table-cell>
              <table:table-cell office:value-type="float" office:value="1.96782660484314">
                <text:p>1.96782660484314</text:p>
              </table:table-cell>
              <table:table-cell office:value-type="float" office:value="2.05097842216492">
                <text:p>2.050978422164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">
                <text:p>11400</text:p>
              </table:table-cell>
              <table:table-cell office:value-type="float" office:value="1.97059404850006">
                <text:p>1.97059404850006</text:p>
              </table:table-cell>
              <table:table-cell office:value-type="float" office:value="1.88721394538879">
                <text:p>1.887213945388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">
                <text:p>11420</text:p>
              </table:table-cell>
              <table:table-cell office:value-type="float" office:value="2.02727150917053">
                <text:p>2.02727150917053</text:p>
              </table:table-cell>
              <table:table-cell office:value-type="float" office:value="1.99775397777557">
                <text:p>1.997753977775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">
                <text:p>11440</text:p>
              </table:table-cell>
              <table:table-cell office:value-type="float" office:value="2.1301794052124">
                <text:p>2.1301794052124</text:p>
              </table:table-cell>
              <table:table-cell office:value-type="float" office:value="1.76510918140411">
                <text:p>1.765109181404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">
                <text:p>11460</text:p>
              </table:table-cell>
              <table:table-cell office:value-type="float" office:value="2.18324780464172">
                <text:p>2.18324780464172</text:p>
              </table:table-cell>
              <table:table-cell office:value-type="float" office:value="2.0348482131958">
                <text:p>2.03484821319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">
                <text:p>11480</text:p>
              </table:table-cell>
              <table:table-cell office:value-type="float" office:value="1.92502796649933">
                <text:p>1.92502796649933</text:p>
              </table:table-cell>
              <table:table-cell office:value-type="float" office:value="2.18191242218018">
                <text:p>2.181912422180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">
                <text:p>11500</text:p>
              </table:table-cell>
              <table:table-cell office:value-type="float" office:value="2.11097860336304">
                <text:p>2.11097860336304</text:p>
              </table:table-cell>
              <table:table-cell office:value-type="float" office:value="1.90396273136139">
                <text:p>1.903962731361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">
                <text:p>11520</text:p>
              </table:table-cell>
              <table:table-cell office:value-type="float" office:value="2.09606719017029">
                <text:p>2.09606719017029</text:p>
              </table:table-cell>
              <table:table-cell office:value-type="float" office:value="1.92959558963776">
                <text:p>1.929595589637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">
                <text:p>11540</text:p>
              </table:table-cell>
              <table:table-cell office:value-type="float" office:value="2.02750062942505">
                <text:p>2.02750062942505</text:p>
              </table:table-cell>
              <table:table-cell office:value-type="float" office:value="2.0091552734375">
                <text:p>2.0091552734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">
                <text:p>11560</text:p>
              </table:table-cell>
              <table:table-cell office:value-type="float" office:value="1.96865820884705">
                <text:p>1.96865820884705</text:p>
              </table:table-cell>
              <table:table-cell office:value-type="float" office:value="2.09311032295227">
                <text:p>2.093110322952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">
                <text:p>11580</text:p>
              </table:table-cell>
              <table:table-cell office:value-type="float" office:value="2.02777361869812">
                <text:p>2.02777361869812</text:p>
              </table:table-cell>
              <table:table-cell office:value-type="float" office:value="1.68667531013489">
                <text:p>1.686675310134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">
                <text:p>11600</text:p>
              </table:table-cell>
              <table:table-cell office:value-type="float" office:value="1.93626642227173">
                <text:p>1.93626642227173</text:p>
              </table:table-cell>
              <table:table-cell office:value-type="float" office:value="1.86667859554291">
                <text:p>1.866678595542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">
                <text:p>11620</text:p>
              </table:table-cell>
              <table:table-cell office:value-type="float" office:value="1.81818187236786">
                <text:p>1.81818187236786</text:p>
              </table:table-cell>
              <table:table-cell office:value-type="float" office:value="1.9303594827652">
                <text:p>1.93035948276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">
                <text:p>11640</text:p>
              </table:table-cell>
              <table:table-cell office:value-type="float" office:value="2.02239871025085">
                <text:p>2.02239871025085</text:p>
              </table:table-cell>
              <table:table-cell office:value-type="float" office:value="1.92495739459991">
                <text:p>1.924957394599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">
                <text:p>11660</text:p>
              </table:table-cell>
              <table:table-cell office:value-type="float" office:value="2.016841173172">
                <text:p>2.016841173172</text:p>
              </table:table-cell>
              <table:table-cell office:value-type="float" office:value="2.18113231658936">
                <text:p>2.18113231658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">
                <text:p>11680</text:p>
              </table:table-cell>
              <table:table-cell office:value-type="float" office:value="1.98903775215149">
                <text:p>1.98903775215149</text:p>
              </table:table-cell>
              <table:table-cell office:value-type="float" office:value="1.9482696056366">
                <text:p>1.94826960563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">
                <text:p>11700</text:p>
              </table:table-cell>
              <table:table-cell office:value-type="float" office:value="2.14221286773682">
                <text:p>2.14221286773682</text:p>
              </table:table-cell>
              <table:table-cell office:value-type="float" office:value="1.7990460395813">
                <text:p>1.79904603958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">
                <text:p>11720</text:p>
              </table:table-cell>
              <table:table-cell office:value-type="float" office:value="2.04265594482422">
                <text:p>2.04265594482422</text:p>
              </table:table-cell>
              <table:table-cell office:value-type="float" office:value="2.12286710739136">
                <text:p>2.122867107391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">
                <text:p>11740</text:p>
              </table:table-cell>
              <table:table-cell office:value-type="float" office:value="1.89489984512329">
                <text:p>1.89489984512329</text:p>
              </table:table-cell>
              <table:table-cell office:value-type="float" office:value="1.84814560413361">
                <text:p>1.848145604133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">
                <text:p>11760</text:p>
              </table:table-cell>
              <table:table-cell office:value-type="float" office:value="1.83398234844208">
                <text:p>1.83398234844208</text:p>
              </table:table-cell>
              <table:table-cell office:value-type="float" office:value="1.78836798667908">
                <text:p>1.788367986679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">
                <text:p>11780</text:p>
              </table:table-cell>
              <table:table-cell office:value-type="float" office:value="2.05297470092773">
                <text:p>2.05297470092773</text:p>
              </table:table-cell>
              <table:table-cell office:value-type="float" office:value="1.63179957866669">
                <text:p>1.631799578666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">
                <text:p>11800</text:p>
              </table:table-cell>
              <table:table-cell office:value-type="float" office:value="1.88603615760803">
                <text:p>1.88603615760803</text:p>
              </table:table-cell>
              <table:table-cell office:value-type="float" office:value="2.04037570953369">
                <text:p>2.040375709533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">
                <text:p>11820</text:p>
              </table:table-cell>
              <table:table-cell office:value-type="float" office:value="2.15201139450073">
                <text:p>2.15201139450073</text:p>
              </table:table-cell>
              <table:table-cell office:value-type="float" office:value="1.92079567909241">
                <text:p>1.920795679092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">
                <text:p>11840</text:p>
              </table:table-cell>
              <table:table-cell office:value-type="float" office:value="1.89360129833221">
                <text:p>1.89360129833221</text:p>
              </table:table-cell>
              <table:table-cell office:value-type="float" office:value="1.88141942024231">
                <text:p>1.881419420242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">
                <text:p>11860</text:p>
              </table:table-cell>
              <table:table-cell office:value-type="float" office:value="2.08058571815491">
                <text:p>2.08058571815491</text:p>
              </table:table-cell>
              <table:table-cell office:value-type="float" office:value="1.98969197273254">
                <text:p>1.989691972732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">
                <text:p>11880</text:p>
              </table:table-cell>
              <table:table-cell office:value-type="float" office:value="1.79132521152496">
                <text:p>1.79132521152496</text:p>
              </table:table-cell>
              <table:table-cell office:value-type="float" office:value="2.05022120475769">
                <text:p>2.050221204757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">
                <text:p>11900</text:p>
              </table:table-cell>
              <table:table-cell office:value-type="float" office:value="1.63437843322754">
                <text:p>1.63437843322754</text:p>
              </table:table-cell>
              <table:table-cell office:value-type="float" office:value="1.87215113639832">
                <text:p>1.872151136398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">
                <text:p>11920</text:p>
              </table:table-cell>
              <table:table-cell office:value-type="float" office:value="2.17767834663391">
                <text:p>2.17767834663391</text:p>
              </table:table-cell>
              <table:table-cell office:value-type="float" office:value="1.97637832164764">
                <text:p>1.976378321647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">
                <text:p>11940</text:p>
              </table:table-cell>
              <table:table-cell office:value-type="float" office:value="2.07837152481079">
                <text:p>2.07837152481079</text:p>
              </table:table-cell>
              <table:table-cell office:value-type="float" office:value="2.12704110145569">
                <text:p>2.127041101455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">
                <text:p>11960</text:p>
              </table:table-cell>
              <table:table-cell office:value-type="float" office:value="1.996955037117">
                <text:p>1.996955037117</text:p>
              </table:table-cell>
              <table:table-cell office:value-type="float" office:value="1.75485062599182">
                <text:p>1.754850625991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">
                <text:p>11980</text:p>
              </table:table-cell>
              <table:table-cell office:value-type="float" office:value="2.15578651428223">
                <text:p>2.15578651428223</text:p>
              </table:table-cell>
              <table:table-cell office:value-type="float" office:value="1.94465470314026">
                <text:p>1.944654703140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1.79847609996796">
                <text:p>1.79847609996796</text:p>
              </table:table-cell>
              <table:table-cell office:value-type="float" office:value="2.04696130752563">
                <text:p>2.046961307525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">
                <text:p>12020</text:p>
              </table:table-cell>
              <table:table-cell office:value-type="float" office:value="2.00207567214966">
                <text:p>2.00207567214966</text:p>
              </table:table-cell>
              <table:table-cell office:value-type="float" office:value="1.98282968997955">
                <text:p>1.982829689979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">
                <text:p>12040</text:p>
              </table:table-cell>
              <table:table-cell office:value-type="float" office:value="1.82452249526978">
                <text:p>1.82452249526978</text:p>
              </table:table-cell>
              <table:table-cell office:value-type="float" office:value="1.96534419059753">
                <text:p>1.965344190597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">
                <text:p>12060</text:p>
              </table:table-cell>
              <table:table-cell office:value-type="float" office:value="2.0676863193512">
                <text:p>2.0676863193512</text:p>
              </table:table-cell>
              <table:table-cell office:value-type="float" office:value="2.01622176170349">
                <text:p>2.016221761703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">
                <text:p>12080</text:p>
              </table:table-cell>
              <table:table-cell office:value-type="float" office:value="2.17681193351746">
                <text:p>2.17681193351746</text:p>
              </table:table-cell>
              <table:table-cell office:value-type="float" office:value="1.85447084903717">
                <text:p>1.854470849037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">
                <text:p>12100</text:p>
              </table:table-cell>
              <table:table-cell office:value-type="float" office:value="1.89874672889709">
                <text:p>1.89874672889709</text:p>
              </table:table-cell>
              <table:table-cell office:value-type="float" office:value="2.05901193618774">
                <text:p>2.059011936187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">
                <text:p>12120</text:p>
              </table:table-cell>
              <table:table-cell office:value-type="float" office:value="1.82097208499908">
                <text:p>1.82097208499908</text:p>
              </table:table-cell>
              <table:table-cell office:value-type="float" office:value="1.9097386598587">
                <text:p>1.90973865985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">
                <text:p>12140</text:p>
              </table:table-cell>
              <table:table-cell office:value-type="float" office:value="2.12030267715454">
                <text:p>2.12030267715454</text:p>
              </table:table-cell>
              <table:table-cell office:value-type="float" office:value="1.94587111473084">
                <text:p>1.945871114730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">
                <text:p>12160</text:p>
              </table:table-cell>
              <table:table-cell office:value-type="float" office:value="1.72622442245483">
                <text:p>1.72622442245483</text:p>
              </table:table-cell>
              <table:table-cell office:value-type="float" office:value="1.78295969963074">
                <text:p>1.782959699630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">
                <text:p>12180</text:p>
              </table:table-cell>
              <table:table-cell office:value-type="float" office:value="1.94708812236786">
                <text:p>1.94708812236786</text:p>
              </table:table-cell>
              <table:table-cell office:value-type="float" office:value="2.11197447776794">
                <text:p>2.111974477767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">
                <text:p>12200</text:p>
              </table:table-cell>
              <table:table-cell office:value-type="float" office:value="2.13272953033447">
                <text:p>2.13272953033447</text:p>
              </table:table-cell>
              <table:table-cell office:value-type="float" office:value="2.01321721076965">
                <text:p>2.013217210769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">
                <text:p>12220</text:p>
              </table:table-cell>
              <table:table-cell office:value-type="float" office:value="2.06597805023193">
                <text:p>2.06597805023193</text:p>
              </table:table-cell>
              <table:table-cell office:value-type="float" office:value="1.98907899856567">
                <text:p>1.989078998565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">
                <text:p>12240</text:p>
              </table:table-cell>
              <table:table-cell office:value-type="float" office:value="2.0840470790863">
                <text:p>2.0840470790863</text:p>
              </table:table-cell>
              <table:table-cell office:value-type="float" office:value="1.73867881298065">
                <text:p>1.738678812980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">
                <text:p>12260</text:p>
              </table:table-cell>
              <table:table-cell office:value-type="float" office:value="1.9348691701889">
                <text:p>1.9348691701889</text:p>
              </table:table-cell>
              <table:table-cell office:value-type="float" office:value="1.72094178199768">
                <text:p>1.720941781997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">
                <text:p>12280</text:p>
              </table:table-cell>
              <table:table-cell office:value-type="float" office:value="2.04229879379272">
                <text:p>2.04229879379272</text:p>
              </table:table-cell>
              <table:table-cell office:value-type="float" office:value="1.9964816570282">
                <text:p>1.99648165702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">
                <text:p>12300</text:p>
              </table:table-cell>
              <table:table-cell office:value-type="float" office:value="2.07309627532959">
                <text:p>2.07309627532959</text:p>
              </table:table-cell>
              <table:table-cell office:value-type="float" office:value="2.05628252029419">
                <text:p>2.056282520294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">
                <text:p>12320</text:p>
              </table:table-cell>
              <table:table-cell office:value-type="float" office:value="2.087735414505">
                <text:p>2.087735414505</text:p>
              </table:table-cell>
              <table:table-cell office:value-type="float" office:value="1.62054049968719">
                <text:p>1.62054049968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">
                <text:p>12340</text:p>
              </table:table-cell>
              <table:table-cell office:value-type="float" office:value="1.68649983406067">
                <text:p>1.68649983406067</text:p>
              </table:table-cell>
              <table:table-cell office:value-type="float" office:value="2.1803867816925">
                <text:p>2.18038678169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">
                <text:p>12360</text:p>
              </table:table-cell>
              <table:table-cell office:value-type="float" office:value="2.10783720016479">
                <text:p>2.10783720016479</text:p>
              </table:table-cell>
              <table:table-cell office:value-type="float" office:value="2.03120565414429">
                <text:p>2.031205654144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">
                <text:p>12380</text:p>
              </table:table-cell>
              <table:table-cell office:value-type="float" office:value="2.03839874267578">
                <text:p>2.03839874267578</text:p>
              </table:table-cell>
              <table:table-cell office:value-type="float" office:value="1.61563098430634">
                <text:p>1.615630984306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">
                <text:p>12400</text:p>
              </table:table-cell>
              <table:table-cell office:value-type="float" office:value="2.05378150939941">
                <text:p>2.05378150939941</text:p>
              </table:table-cell>
              <table:table-cell office:value-type="float" office:value="1.93285727500916">
                <text:p>1.932857275009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">
                <text:p>12420</text:p>
              </table:table-cell>
              <table:table-cell office:value-type="float" office:value="2.12792086601257">
                <text:p>2.12792086601257</text:p>
              </table:table-cell>
              <table:table-cell office:value-type="float" office:value="1.70490050315857">
                <text:p>1.704900503158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">
                <text:p>12440</text:p>
              </table:table-cell>
              <table:table-cell office:value-type="float" office:value="2.10246205329895">
                <text:p>2.10246205329895</text:p>
              </table:table-cell>
              <table:table-cell office:value-type="float" office:value="1.84477031230927">
                <text:p>1.844770312309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">
                <text:p>12460</text:p>
              </table:table-cell>
              <table:table-cell office:value-type="float" office:value="2.01767873764038">
                <text:p>2.01767873764038</text:p>
              </table:table-cell>
              <table:table-cell office:value-type="float" office:value="1.72854828834534">
                <text:p>1.728548288345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">
                <text:p>12480</text:p>
              </table:table-cell>
              <table:table-cell office:value-type="float" office:value="1.73424029350281">
                <text:p>1.73424029350281</text:p>
              </table:table-cell>
              <table:table-cell office:value-type="float" office:value="2.10255479812622">
                <text:p>2.102554798126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">
                <text:p>12500</text:p>
              </table:table-cell>
              <table:table-cell office:value-type="float" office:value="2.02987241744995">
                <text:p>2.02987241744995</text:p>
              </table:table-cell>
              <table:table-cell office:value-type="float" office:value="1.83042025566101">
                <text:p>1.830420255661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">
                <text:p>12520</text:p>
              </table:table-cell>
              <table:table-cell office:value-type="float" office:value="2.03906178474426">
                <text:p>2.03906178474426</text:p>
              </table:table-cell>
              <table:table-cell office:value-type="float" office:value="2.03006267547607">
                <text:p>2.030062675476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">
                <text:p>12540</text:p>
              </table:table-cell>
              <table:table-cell office:value-type="float" office:value="2.0967812538147">
                <text:p>2.0967812538147</text:p>
              </table:table-cell>
              <table:table-cell office:value-type="float" office:value="2.07957220077515">
                <text:p>2.079572200775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">
                <text:p>12560</text:p>
              </table:table-cell>
              <table:table-cell office:value-type="float" office:value="1.96769046783447">
                <text:p>1.96769046783447</text:p>
              </table:table-cell>
              <table:table-cell office:value-type="float" office:value="1.84031820297241">
                <text:p>1.840318202972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">
                <text:p>12580</text:p>
              </table:table-cell>
              <table:table-cell office:value-type="float" office:value="2.06294798851013">
                <text:p>2.06294798851013</text:p>
              </table:table-cell>
              <table:table-cell office:value-type="float" office:value="1.89354860782623">
                <text:p>1.893548607826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">
                <text:p>12600</text:p>
              </table:table-cell>
              <table:table-cell office:value-type="float" office:value="2.00304126739502">
                <text:p>2.00304126739502</text:p>
              </table:table-cell>
              <table:table-cell office:value-type="float" office:value="1.79653942584991">
                <text:p>1.79653942584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">
                <text:p>12620</text:p>
              </table:table-cell>
              <table:table-cell office:value-type="float" office:value="2.11125135421753">
                <text:p>2.11125135421753</text:p>
              </table:table-cell>
              <table:table-cell office:value-type="float" office:value="1.85792601108551">
                <text:p>1.857926011085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">
                <text:p>12640</text:p>
              </table:table-cell>
              <table:table-cell office:value-type="float" office:value="1.96209037303925">
                <text:p>1.96209037303925</text:p>
              </table:table-cell>
              <table:table-cell office:value-type="float" office:value="1.96022439002991">
                <text:p>1.960224390029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">
                <text:p>12660</text:p>
              </table:table-cell>
              <table:table-cell office:value-type="float" office:value="1.99329710006714">
                <text:p>1.99329710006714</text:p>
              </table:table-cell>
              <table:table-cell office:value-type="float" office:value="1.82863533496857">
                <text:p>1.828635334968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">
                <text:p>12680</text:p>
              </table:table-cell>
              <table:table-cell office:value-type="float" office:value="2.24035930633545">
                <text:p>2.24035930633545</text:p>
              </table:table-cell>
              <table:table-cell office:value-type="float" office:value="1.94500064849854">
                <text:p>1.945000648498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">
                <text:p>12700</text:p>
              </table:table-cell>
              <table:table-cell office:value-type="float" office:value="2.12350034713745">
                <text:p>2.12350034713745</text:p>
              </table:table-cell>
              <table:table-cell office:value-type="float" office:value="1.78599870204926">
                <text:p>1.785998702049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">
                <text:p>12720</text:p>
              </table:table-cell>
              <table:table-cell office:value-type="float" office:value="2.09994387626648">
                <text:p>2.09994387626648</text:p>
              </table:table-cell>
              <table:table-cell office:value-type="float" office:value="1.59515380859375">
                <text:p>1.59515380859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">
                <text:p>12740</text:p>
              </table:table-cell>
              <table:table-cell office:value-type="float" office:value="2.07356977462769">
                <text:p>2.07356977462769</text:p>
              </table:table-cell>
              <table:table-cell office:value-type="float" office:value="1.67698585987091">
                <text:p>1.676985859870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">
                <text:p>12760</text:p>
              </table:table-cell>
              <table:table-cell office:value-type="float" office:value="1.64999890327454">
                <text:p>1.64999890327454</text:p>
              </table:table-cell>
              <table:table-cell office:value-type="float" office:value="2.20152902603149">
                <text:p>2.201529026031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">
                <text:p>12780</text:p>
              </table:table-cell>
              <table:table-cell office:value-type="float" office:value="1.92053651809692">
                <text:p>1.92053651809692</text:p>
              </table:table-cell>
              <table:table-cell office:value-type="float" office:value="2.12746691703796">
                <text:p>2.127466917037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">
                <text:p>12800</text:p>
              </table:table-cell>
              <table:table-cell office:value-type="float" office:value="1.97231769561768">
                <text:p>1.97231769561768</text:p>
              </table:table-cell>
              <table:table-cell office:value-type="float" office:value="2.05068945884705">
                <text:p>2.050689458847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">
                <text:p>12820</text:p>
              </table:table-cell>
              <table:table-cell office:value-type="float" office:value="2.15169382095337">
                <text:p>2.15169382095337</text:p>
              </table:table-cell>
              <table:table-cell office:value-type="float" office:value="1.72100567817688">
                <text:p>1.721005678176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">
                <text:p>12840</text:p>
              </table:table-cell>
              <table:table-cell office:value-type="float" office:value="1.9267144203186">
                <text:p>1.9267144203186</text:p>
              </table:table-cell>
              <table:table-cell office:value-type="float" office:value="1.78310167789459">
                <text:p>1.783101677894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">
                <text:p>12860</text:p>
              </table:table-cell>
              <table:table-cell office:value-type="float" office:value="1.81518995761871">
                <text:p>1.81518995761871</text:p>
              </table:table-cell>
              <table:table-cell office:value-type="float" office:value="1.61595380306244">
                <text:p>1.615953803062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">
                <text:p>12880</text:p>
              </table:table-cell>
              <table:table-cell office:value-type="float" office:value="2.07166719436645">
                <text:p>2.07166719436645</text:p>
              </table:table-cell>
              <table:table-cell office:value-type="float" office:value="1.95322465896606">
                <text:p>1.953224658966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">
                <text:p>12900</text:p>
              </table:table-cell>
              <table:table-cell office:value-type="float" office:value="2.08464169502258">
                <text:p>2.08464169502258</text:p>
              </table:table-cell>
              <table:table-cell office:value-type="float" office:value="1.98818218708038">
                <text:p>1.988182187080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">
                <text:p>12920</text:p>
              </table:table-cell>
              <table:table-cell office:value-type="float" office:value="2.00290274620056">
                <text:p>2.00290274620056</text:p>
              </table:table-cell>
              <table:table-cell office:value-type="float" office:value="2.01728677749634">
                <text:p>2.017286777496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">
                <text:p>12940</text:p>
              </table:table-cell>
              <table:table-cell office:value-type="float" office:value="1.92028963565826">
                <text:p>1.92028963565826</text:p>
              </table:table-cell>
              <table:table-cell office:value-type="float" office:value="2.1263313293457">
                <text:p>2.12633132934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">
                <text:p>12960</text:p>
              </table:table-cell>
              <table:table-cell office:value-type="float" office:value="1.98611831665039">
                <text:p>1.98611831665039</text:p>
              </table:table-cell>
              <table:table-cell office:value-type="float" office:value="2.08744716644287">
                <text:p>2.087447166442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">
                <text:p>12980</text:p>
              </table:table-cell>
              <table:table-cell office:value-type="float" office:value="1.92723000049591">
                <text:p>1.92723000049591</text:p>
              </table:table-cell>
              <table:table-cell office:value-type="float" office:value="2.05514740943909">
                <text:p>2.055147409439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">
                <text:p>13000</text:p>
              </table:table-cell>
              <table:table-cell office:value-type="float" office:value="1.97912764549255">
                <text:p>1.97912764549255</text:p>
              </table:table-cell>
              <table:table-cell office:value-type="float" office:value="1.84538054466248">
                <text:p>1.845380544662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">
                <text:p>13020</text:p>
              </table:table-cell>
              <table:table-cell office:value-type="float" office:value="1.93704605102539">
                <text:p>1.93704605102539</text:p>
              </table:table-cell>
              <table:table-cell office:value-type="float" office:value="1.96466076374054">
                <text:p>1.964660763740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">
                <text:p>13040</text:p>
              </table:table-cell>
              <table:table-cell office:value-type="float" office:value="1.77791726589203">
                <text:p>1.77791726589203</text:p>
              </table:table-cell>
              <table:table-cell office:value-type="float" office:value="2.04345655441284">
                <text:p>2.043456554412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">
                <text:p>13060</text:p>
              </table:table-cell>
              <table:table-cell office:value-type="float" office:value="1.79662847518921">
                <text:p>1.79662847518921</text:p>
              </table:table-cell>
              <table:table-cell office:value-type="float" office:value="2.05443501472473">
                <text:p>2.054435014724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">
                <text:p>13080</text:p>
              </table:table-cell>
              <table:table-cell office:value-type="float" office:value="1.82671213150024">
                <text:p>1.82671213150024</text:p>
              </table:table-cell>
              <table:table-cell office:value-type="float" office:value="1.89664435386658">
                <text:p>1.896644353866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">
                <text:p>13100</text:p>
              </table:table-cell>
              <table:table-cell office:value-type="float" office:value="1.98941707611084">
                <text:p>1.98941707611084</text:p>
              </table:table-cell>
              <table:table-cell office:value-type="float" office:value="1.79681241512299">
                <text:p>1.7968124151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">
                <text:p>13120</text:p>
              </table:table-cell>
              <table:table-cell office:value-type="float" office:value="1.97124290466309">
                <text:p>1.97124290466309</text:p>
              </table:table-cell>
              <table:table-cell office:value-type="float" office:value="2.07219648361206">
                <text:p>2.072196483612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">
                <text:p>13140</text:p>
              </table:table-cell>
              <table:table-cell office:value-type="float" office:value="2.091472864151">
                <text:p>2.091472864151</text:p>
              </table:table-cell>
              <table:table-cell office:value-type="float" office:value="2.12207651138306">
                <text:p>2.122076511383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">
                <text:p>13160</text:p>
              </table:table-cell>
              <table:table-cell office:value-type="float" office:value="2.07956600189209">
                <text:p>2.07956600189209</text:p>
              </table:table-cell>
              <table:table-cell office:value-type="float" office:value="2.00944709777832">
                <text:p>2.009447097778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">
                <text:p>13180</text:p>
              </table:table-cell>
              <table:table-cell office:value-type="float" office:value="1.98894238471985">
                <text:p>1.98894238471985</text:p>
              </table:table-cell>
              <table:table-cell office:value-type="float" office:value="1.90773987770081">
                <text:p>1.907739877700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">
                <text:p>13200</text:p>
              </table:table-cell>
              <table:table-cell office:value-type="float" office:value="2.22136926651001">
                <text:p>2.22136926651001</text:p>
              </table:table-cell>
              <table:table-cell office:value-type="float" office:value="1.74293601512909">
                <text:p>1.742936015129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">
                <text:p>13220</text:p>
              </table:table-cell>
              <table:table-cell office:value-type="float" office:value="1.8872948884964">
                <text:p>1.8872948884964</text:p>
              </table:table-cell>
              <table:table-cell office:value-type="float" office:value="1.91576564311981">
                <text:p>1.915765643119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">
                <text:p>13240</text:p>
              </table:table-cell>
              <table:table-cell office:value-type="float" office:value="1.94406998157501">
                <text:p>1.94406998157501</text:p>
              </table:table-cell>
              <table:table-cell office:value-type="float" office:value="1.73648726940155">
                <text:p>1.736487269401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">
                <text:p>13260</text:p>
              </table:table-cell>
              <table:table-cell office:value-type="float" office:value="1.85234022140503">
                <text:p>1.85234022140503</text:p>
              </table:table-cell>
              <table:table-cell office:value-type="float" office:value="2.19384956359863">
                <text:p>2.193849563598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">
                <text:p>13280</text:p>
              </table:table-cell>
              <table:table-cell office:value-type="float" office:value="1.75741815567017">
                <text:p>1.75741815567017</text:p>
              </table:table-cell>
              <table:table-cell office:value-type="float" office:value="1.99864959716797">
                <text:p>1.998649597167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">
                <text:p>13300</text:p>
              </table:table-cell>
              <table:table-cell office:value-type="float" office:value="2.04935121536255">
                <text:p>2.04935121536255</text:p>
              </table:table-cell>
              <table:table-cell office:value-type="float" office:value="2.02738523483276">
                <text:p>2.0273852348327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">
                <text:p>13320</text:p>
              </table:table-cell>
              <table:table-cell office:value-type="float" office:value="1.97288417816162">
                <text:p>1.97288417816162</text:p>
              </table:table-cell>
              <table:table-cell office:value-type="float" office:value="2.06007146835327">
                <text:p>2.060071468353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">
                <text:p>13340</text:p>
              </table:table-cell>
              <table:table-cell office:value-type="float" office:value="2.03521919250488">
                <text:p>2.03521919250488</text:p>
              </table:table-cell>
              <table:table-cell office:value-type="float" office:value="1.77308773994446">
                <text:p>1.773087739944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">
                <text:p>13360</text:p>
              </table:table-cell>
              <table:table-cell office:value-type="float" office:value="2.03669476509094">
                <text:p>2.03669476509094</text:p>
              </table:table-cell>
              <table:table-cell office:value-type="float" office:value="2.0102002620697">
                <text:p>2.01020026206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">
                <text:p>13380</text:p>
              </table:table-cell>
              <table:table-cell office:value-type="float" office:value="1.88932275772095">
                <text:p>1.88932275772095</text:p>
              </table:table-cell>
              <table:table-cell office:value-type="float" office:value="2.02307319641113">
                <text:p>2.023073196411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">
                <text:p>13400</text:p>
              </table:table-cell>
              <table:table-cell office:value-type="float" office:value="1.98131287097931">
                <text:p>1.98131287097931</text:p>
              </table:table-cell>
              <table:table-cell office:value-type="float" office:value="1.89671564102173">
                <text:p>1.896715641021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">
                <text:p>13420</text:p>
              </table:table-cell>
              <table:table-cell office:value-type="float" office:value="1.9020140171051">
                <text:p>1.9020140171051</text:p>
              </table:table-cell>
              <table:table-cell office:value-type="float" office:value="1.69920670986176">
                <text:p>1.699206709861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">
                <text:p>13440</text:p>
              </table:table-cell>
              <table:table-cell office:value-type="float" office:value="1.93290507793427">
                <text:p>1.93290507793427</text:p>
              </table:table-cell>
              <table:table-cell office:value-type="float" office:value="2.15892481803894">
                <text:p>2.15892481803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">
                <text:p>13460</text:p>
              </table:table-cell>
              <table:table-cell office:value-type="float" office:value="1.97774791717529">
                <text:p>1.97774791717529</text:p>
              </table:table-cell>
              <table:table-cell office:value-type="float" office:value="1.96015393733978">
                <text:p>1.960153937339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">
                <text:p>13480</text:p>
              </table:table-cell>
              <table:table-cell office:value-type="float" office:value="1.85389578342438">
                <text:p>1.85389578342438</text:p>
              </table:table-cell>
              <table:table-cell office:value-type="float" office:value="1.98157691955566">
                <text:p>1.981576919555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">
                <text:p>13500</text:p>
              </table:table-cell>
              <table:table-cell office:value-type="float" office:value="1.96532905101776">
                <text:p>1.96532905101776</text:p>
              </table:table-cell>
              <table:table-cell office:value-type="float" office:value="1.87791264057159">
                <text:p>1.877912640571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">
                <text:p>13520</text:p>
              </table:table-cell>
              <table:table-cell office:value-type="float" office:value="1.92585170269012">
                <text:p>1.92585170269012</text:p>
              </table:table-cell>
              <table:table-cell office:value-type="float" office:value="1.90592467784882">
                <text:p>1.905924677848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">
                <text:p>13540</text:p>
              </table:table-cell>
              <table:table-cell office:value-type="float" office:value="2.19931054115295">
                <text:p>2.19931054115295</text:p>
              </table:table-cell>
              <table:table-cell office:value-type="float" office:value="2.10949349403381">
                <text:p>2.109493494033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">
                <text:p>13560</text:p>
              </table:table-cell>
              <table:table-cell office:value-type="float" office:value="1.95773673057556">
                <text:p>1.95773673057556</text:p>
              </table:table-cell>
              <table:table-cell office:value-type="float" office:value="1.91963326931">
                <text:p>1.919633269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">
                <text:p>13580</text:p>
              </table:table-cell>
              <table:table-cell office:value-type="float" office:value="1.61211478710175">
                <text:p>1.61211478710175</text:p>
              </table:table-cell>
              <table:table-cell office:value-type="float" office:value="1.60351467132568">
                <text:p>1.603514671325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">
                <text:p>13600</text:p>
              </table:table-cell>
              <table:table-cell office:value-type="float" office:value="1.83217585086823">
                <text:p>1.83217585086823</text:p>
              </table:table-cell>
              <table:table-cell office:value-type="float" office:value="1.8451988697052">
                <text:p>1.84519886970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">
                <text:p>13620</text:p>
              </table:table-cell>
              <table:table-cell office:value-type="float" office:value="1.99447727203369">
                <text:p>1.99447727203369</text:p>
              </table:table-cell>
              <table:table-cell office:value-type="float" office:value="1.79260015487671">
                <text:p>1.792600154876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">
                <text:p>13640</text:p>
              </table:table-cell>
              <table:table-cell office:value-type="float" office:value="1.92795765399933">
                <text:p>1.92795765399933</text:p>
              </table:table-cell>
              <table:table-cell office:value-type="float" office:value="1.72155499458313">
                <text:p>1.721554994583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">
                <text:p>13660</text:p>
              </table:table-cell>
              <table:table-cell office:value-type="float" office:value="1.731409907341">
                <text:p>1.731409907341</text:p>
              </table:table-cell>
              <table:table-cell office:value-type="float" office:value="1.64155089855194">
                <text:p>1.641550898551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">
                <text:p>13680</text:p>
              </table:table-cell>
              <table:table-cell office:value-type="float" office:value="2.17064309120178">
                <text:p>2.17064309120178</text:p>
              </table:table-cell>
              <table:table-cell office:value-type="float" office:value="1.88169074058533">
                <text:p>1.881690740585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">
                <text:p>13700</text:p>
              </table:table-cell>
              <table:table-cell office:value-type="float" office:value="1.84352970123291">
                <text:p>1.84352970123291</text:p>
              </table:table-cell>
              <table:table-cell office:value-type="float" office:value="2.02263975143433">
                <text:p>2.022639751434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">
                <text:p>13720</text:p>
              </table:table-cell>
              <table:table-cell office:value-type="float" office:value="2.10558080673218">
                <text:p>2.10558080673218</text:p>
              </table:table-cell>
              <table:table-cell office:value-type="float" office:value="1.76412153244019">
                <text:p>1.764121532440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">
                <text:p>13740</text:p>
              </table:table-cell>
              <table:table-cell office:value-type="float" office:value="2.07063174247742">
                <text:p>2.07063174247742</text:p>
              </table:table-cell>
              <table:table-cell office:value-type="float" office:value="1.85187077522278">
                <text:p>1.851870775222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">
                <text:p>13760</text:p>
              </table:table-cell>
              <table:table-cell office:value-type="float" office:value="1.83599746227264">
                <text:p>1.83599746227264</text:p>
              </table:table-cell>
              <table:table-cell office:value-type="float" office:value="1.70201539993286">
                <text:p>1.702015399932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">
                <text:p>13780</text:p>
              </table:table-cell>
              <table:table-cell office:value-type="float" office:value="1.95723843574524">
                <text:p>1.95723843574524</text:p>
              </table:table-cell>
              <table:table-cell office:value-type="float" office:value="2.01919364929199">
                <text:p>2.019193649291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">
                <text:p>13800</text:p>
              </table:table-cell>
              <table:table-cell office:value-type="float" office:value="1.86216878890991">
                <text:p>1.86216878890991</text:p>
              </table:table-cell>
              <table:table-cell office:value-type="float" office:value="1.97356295585632">
                <text:p>1.973562955856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">
                <text:p>13820</text:p>
              </table:table-cell>
              <table:table-cell office:value-type="float" office:value="2.05098795890808">
                <text:p>2.05098795890808</text:p>
              </table:table-cell>
              <table:table-cell office:value-type="float" office:value="1.84334349632263">
                <text:p>1.843343496322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">
                <text:p>13840</text:p>
              </table:table-cell>
              <table:table-cell office:value-type="float" office:value="1.84017324447632">
                <text:p>1.84017324447632</text:p>
              </table:table-cell>
              <table:table-cell office:value-type="float" office:value="2.10206151008606">
                <text:p>2.102061510086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">
                <text:p>13860</text:p>
              </table:table-cell>
              <table:table-cell office:value-type="float" office:value="1.99755597114563">
                <text:p>1.99755597114563</text:p>
              </table:table-cell>
              <table:table-cell office:value-type="float" office:value="2.06884288787842">
                <text:p>2.068842887878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">
                <text:p>13880</text:p>
              </table:table-cell>
              <table:table-cell office:value-type="float" office:value="1.91545248031616">
                <text:p>1.91545248031616</text:p>
              </table:table-cell>
              <table:table-cell office:value-type="float" office:value="1.82902264595032">
                <text:p>1.829022645950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">
                <text:p>13900</text:p>
              </table:table-cell>
              <table:table-cell office:value-type="float" office:value="2.13459205627441">
                <text:p>2.13459205627441</text:p>
              </table:table-cell>
              <table:table-cell office:value-type="float" office:value="2.04128170013428">
                <text:p>2.041281700134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">
                <text:p>13920</text:p>
              </table:table-cell>
              <table:table-cell office:value-type="float" office:value="1.8651442527771">
                <text:p>1.8651442527771</text:p>
              </table:table-cell>
              <table:table-cell office:value-type="float" office:value="1.52221691608429">
                <text:p>1.522216916084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">
                <text:p>13940</text:p>
              </table:table-cell>
              <table:table-cell office:value-type="float" office:value="2.00333404541016">
                <text:p>2.00333404541016</text:p>
              </table:table-cell>
              <table:table-cell office:value-type="float" office:value="1.94800353050232">
                <text:p>1.948003530502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">
                <text:p>13960</text:p>
              </table:table-cell>
              <table:table-cell office:value-type="float" office:value="1.88167309761047">
                <text:p>1.88167309761047</text:p>
              </table:table-cell>
              <table:table-cell office:value-type="float" office:value="2.02819633483887">
                <text:p>2.028196334838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">
                <text:p>13980</text:p>
              </table:table-cell>
              <table:table-cell office:value-type="float" office:value="2.13534784317017">
                <text:p>2.13534784317017</text:p>
              </table:table-cell>
              <table:table-cell office:value-type="float" office:value="1.7487655878067">
                <text:p>1.74876558780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1.97311556339264">
                <text:p>1.97311556339264</text:p>
              </table:table-cell>
              <table:table-cell office:value-type="float" office:value="2.05786061286926">
                <text:p>2.057860612869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">
                <text:p>14020</text:p>
              </table:table-cell>
              <table:table-cell office:value-type="float" office:value="2.03581547737122">
                <text:p>2.03581547737122</text:p>
              </table:table-cell>
              <table:table-cell office:value-type="float" office:value="1.79593658447266">
                <text:p>1.795936584472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">
                <text:p>14040</text:p>
              </table:table-cell>
              <table:table-cell office:value-type="float" office:value="2.00088238716125">
                <text:p>2.00088238716125</text:p>
              </table:table-cell>
              <table:table-cell office:value-type="float" office:value="1.97163164615631">
                <text:p>1.971631646156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">
                <text:p>14060</text:p>
              </table:table-cell>
              <table:table-cell office:value-type="float" office:value="1.95563101768494">
                <text:p>1.95563101768494</text:p>
              </table:table-cell>
              <table:table-cell office:value-type="float" office:value="1.80548012256622">
                <text:p>1.805480122566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">
                <text:p>14080</text:p>
              </table:table-cell>
              <table:table-cell office:value-type="float" office:value="2.0197491645813">
                <text:p>2.0197491645813</text:p>
              </table:table-cell>
              <table:table-cell office:value-type="float" office:value="1.45940828323364">
                <text:p>1.459408283233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">
                <text:p>14100</text:p>
              </table:table-cell>
              <table:table-cell office:value-type="float" office:value="1.98845422267914">
                <text:p>1.98845422267914</text:p>
              </table:table-cell>
              <table:table-cell office:value-type="float" office:value="1.90174543857574">
                <text:p>1.901745438575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">
                <text:p>14120</text:p>
              </table:table-cell>
              <table:table-cell office:value-type="float" office:value="1.86009240150452">
                <text:p>1.86009240150452</text:p>
              </table:table-cell>
              <table:table-cell office:value-type="float" office:value="2.06230783462524">
                <text:p>2.062307834625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">
                <text:p>14140</text:p>
              </table:table-cell>
              <table:table-cell office:value-type="float" office:value="2.07630038261414">
                <text:p>2.07630038261414</text:p>
              </table:table-cell>
              <table:table-cell office:value-type="float" office:value="1.9232029914856">
                <text:p>1.92320299148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">
                <text:p>14160</text:p>
              </table:table-cell>
              <table:table-cell office:value-type="float" office:value="2.06915616989136">
                <text:p>2.06915616989136</text:p>
              </table:table-cell>
              <table:table-cell office:value-type="float" office:value="1.78914022445679">
                <text:p>1.789140224456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">
                <text:p>14180</text:p>
              </table:table-cell>
              <table:table-cell office:value-type="float" office:value="1.87359058856964">
                <text:p>1.87359058856964</text:p>
              </table:table-cell>
              <table:table-cell office:value-type="float" office:value="1.48080515861511">
                <text:p>1.480805158615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">
                <text:p>14200</text:p>
              </table:table-cell>
              <table:table-cell office:value-type="float" office:value="2.097163438797">
                <text:p>2.097163438797</text:p>
              </table:table-cell>
              <table:table-cell office:value-type="float" office:value="1.76949572563171">
                <text:p>1.769495725631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">
                <text:p>14220</text:p>
              </table:table-cell>
              <table:table-cell office:value-type="float" office:value="1.92750382423401">
                <text:p>1.92750382423401</text:p>
              </table:table-cell>
              <table:table-cell office:value-type="float" office:value="1.67773056030273">
                <text:p>1.677730560302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">
                <text:p>14240</text:p>
              </table:table-cell>
              <table:table-cell office:value-type="float" office:value="1.90934586524963">
                <text:p>1.90934586524963</text:p>
              </table:table-cell>
              <table:table-cell office:value-type="float" office:value="1.73469090461731">
                <text:p>1.734690904617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">
                <text:p>14260</text:p>
              </table:table-cell>
              <table:table-cell office:value-type="float" office:value="2.00300931930542">
                <text:p>2.00300931930542</text:p>
              </table:table-cell>
              <table:table-cell office:value-type="float" office:value="1.79492223262787">
                <text:p>1.794922232627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">
                <text:p>14280</text:p>
              </table:table-cell>
              <table:table-cell office:value-type="float" office:value="2.00790309906006">
                <text:p>2.00790309906006</text:p>
              </table:table-cell>
              <table:table-cell office:value-type="float" office:value="1.91868960857391">
                <text:p>1.918689608573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">
                <text:p>14300</text:p>
              </table:table-cell>
              <table:table-cell office:value-type="float" office:value="2.15391492843628">
                <text:p>2.15391492843628</text:p>
              </table:table-cell>
              <table:table-cell office:value-type="float" office:value="1.90354752540588">
                <text:p>1.903547525405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">
                <text:p>14320</text:p>
              </table:table-cell>
              <table:table-cell office:value-type="float" office:value="1.79172599315643">
                <text:p>1.79172599315643</text:p>
              </table:table-cell>
              <table:table-cell office:value-type="float" office:value="1.58017075061798">
                <text:p>1.580170750617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">
                <text:p>14340</text:p>
              </table:table-cell>
              <table:table-cell office:value-type="float" office:value="1.97948586940765">
                <text:p>1.97948586940765</text:p>
              </table:table-cell>
              <table:table-cell office:value-type="float" office:value="1.82686269283295">
                <text:p>1.826862692832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">
                <text:p>14360</text:p>
              </table:table-cell>
              <table:table-cell office:value-type="float" office:value="1.89136791229248">
                <text:p>1.89136791229248</text:p>
              </table:table-cell>
              <table:table-cell office:value-type="float" office:value="2.07019972801208">
                <text:p>2.070199728012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">
                <text:p>14380</text:p>
              </table:table-cell>
              <table:table-cell office:value-type="float" office:value="2.12338638305664">
                <text:p>2.12338638305664</text:p>
              </table:table-cell>
              <table:table-cell office:value-type="float" office:value="1.83774375915527">
                <text:p>1.837743759155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">
                <text:p>14400</text:p>
              </table:table-cell>
              <table:table-cell office:value-type="float" office:value="2.06040334701538">
                <text:p>2.06040334701538</text:p>
              </table:table-cell>
              <table:table-cell office:value-type="float" office:value="1.92369890213013">
                <text:p>1.923698902130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">
                <text:p>14420</text:p>
              </table:table-cell>
              <table:table-cell office:value-type="float" office:value="1.8067399263382">
                <text:p>1.8067399263382</text:p>
              </table:table-cell>
              <table:table-cell office:value-type="float" office:value="1.86363327503204">
                <text:p>1.863633275032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">
                <text:p>14440</text:p>
              </table:table-cell>
              <table:table-cell office:value-type="float" office:value="1.8299241065979">
                <text:p>1.8299241065979</text:p>
              </table:table-cell>
              <table:table-cell office:value-type="float" office:value="2.0023193359375">
                <text:p>2.0023193359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">
                <text:p>14460</text:p>
              </table:table-cell>
              <table:table-cell office:value-type="float" office:value="1.87547433376312">
                <text:p>1.87547433376312</text:p>
              </table:table-cell>
              <table:table-cell office:value-type="float" office:value="1.89895439147949">
                <text:p>1.898954391479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">
                <text:p>14480</text:p>
              </table:table-cell>
              <table:table-cell office:value-type="float" office:value="2.01790642738342">
                <text:p>2.01790642738342</text:p>
              </table:table-cell>
              <table:table-cell office:value-type="float" office:value="1.70394062995911">
                <text:p>1.703940629959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">
                <text:p>14500</text:p>
              </table:table-cell>
              <table:table-cell office:value-type="float" office:value="2.09892678260803">
                <text:p>2.09892678260803</text:p>
              </table:table-cell>
              <table:table-cell office:value-type="float" office:value="1.96045351028442">
                <text:p>1.960453510284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">
                <text:p>14520</text:p>
              </table:table-cell>
              <table:table-cell office:value-type="float" office:value="2.03152751922607">
                <text:p>2.03152751922607</text:p>
              </table:table-cell>
              <table:table-cell office:value-type="float" office:value="1.97468018531799">
                <text:p>1.974680185317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">
                <text:p>14540</text:p>
              </table:table-cell>
              <table:table-cell office:value-type="float" office:value="1.85635924339294">
                <text:p>1.85635924339294</text:p>
              </table:table-cell>
              <table:table-cell office:value-type="float" office:value="2.0245246887207">
                <text:p>2.02452468872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">
                <text:p>14560</text:p>
              </table:table-cell>
              <table:table-cell office:value-type="float" office:value="2.01336479187012">
                <text:p>2.01336479187012</text:p>
              </table:table-cell>
              <table:table-cell office:value-type="float" office:value="2.02088928222656">
                <text:p>2.020889282226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">
                <text:p>14580</text:p>
              </table:table-cell>
              <table:table-cell office:value-type="float" office:value="2.14302921295166">
                <text:p>2.14302921295166</text:p>
              </table:table-cell>
              <table:table-cell office:value-type="float" office:value="1.83424055576324">
                <text:p>1.834240555763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">
                <text:p>14600</text:p>
              </table:table-cell>
              <table:table-cell office:value-type="float" office:value="1.73927664756775">
                <text:p>1.73927664756775</text:p>
              </table:table-cell>
              <table:table-cell office:value-type="float" office:value="2.08120822906494">
                <text:p>2.081208229064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">
                <text:p>14620</text:p>
              </table:table-cell>
              <table:table-cell office:value-type="float" office:value="1.75345611572266">
                <text:p>1.75345611572266</text:p>
              </table:table-cell>
              <table:table-cell office:value-type="float" office:value="2.08270907402039">
                <text:p>2.082709074020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">
                <text:p>14640</text:p>
              </table:table-cell>
              <table:table-cell office:value-type="float" office:value="2.13467216491699">
                <text:p>2.13467216491699</text:p>
              </table:table-cell>
              <table:table-cell office:value-type="float" office:value="1.75240051746368">
                <text:p>1.752400517463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">
                <text:p>14660</text:p>
              </table:table-cell>
              <table:table-cell office:value-type="float" office:value="2.08665537834167">
                <text:p>2.08665537834167</text:p>
              </table:table-cell>
              <table:table-cell office:value-type="float" office:value="1.72648000717163">
                <text:p>1.726480007171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">
                <text:p>14680</text:p>
              </table:table-cell>
              <table:table-cell office:value-type="float" office:value="1.88996887207031">
                <text:p>1.88996887207031</text:p>
              </table:table-cell>
              <table:table-cell office:value-type="float" office:value="1.95587503910065">
                <text:p>1.955875039100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">
                <text:p>14700</text:p>
              </table:table-cell>
              <table:table-cell office:value-type="float" office:value="1.89193785190582">
                <text:p>1.89193785190582</text:p>
              </table:table-cell>
              <table:table-cell office:value-type="float" office:value="1.74097394943237">
                <text:p>1.740973949432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">
                <text:p>14720</text:p>
              </table:table-cell>
              <table:table-cell office:value-type="float" office:value="2.14603638648987">
                <text:p>2.14603638648987</text:p>
              </table:table-cell>
              <table:table-cell office:value-type="float" office:value="1.94740176200867">
                <text:p>1.947401762008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">
                <text:p>14740</text:p>
              </table:table-cell>
              <table:table-cell office:value-type="float" office:value="2.06091499328613">
                <text:p>2.06091499328613</text:p>
              </table:table-cell>
              <table:table-cell office:value-type="float" office:value="2.07853126525879">
                <text:p>2.078531265258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">
                <text:p>14760</text:p>
              </table:table-cell>
              <table:table-cell office:value-type="float" office:value="2.05976009368896">
                <text:p>2.05976009368896</text:p>
              </table:table-cell>
              <table:table-cell office:value-type="float" office:value="2.01752710342407">
                <text:p>2.017527103424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">
                <text:p>14780</text:p>
              </table:table-cell>
              <table:table-cell office:value-type="float" office:value="1.91309285163879">
                <text:p>1.91309285163879</text:p>
              </table:table-cell>
              <table:table-cell office:value-type="float" office:value="1.90821266174316">
                <text:p>1.9082126617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">
                <text:p>14800</text:p>
              </table:table-cell>
              <table:table-cell office:value-type="float" office:value="1.74216020107269">
                <text:p>1.74216020107269</text:p>
              </table:table-cell>
              <table:table-cell office:value-type="float" office:value="1.68399667739868">
                <text:p>1.683996677398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">
                <text:p>14820</text:p>
              </table:table-cell>
              <table:table-cell office:value-type="float" office:value="1.82105624675751">
                <text:p>1.82105624675751</text:p>
              </table:table-cell>
              <table:table-cell office:value-type="float" office:value="1.95004463195801">
                <text:p>1.950044631958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">
                <text:p>14840</text:p>
              </table:table-cell>
              <table:table-cell office:value-type="float" office:value="2.00668263435364">
                <text:p>2.00668263435364</text:p>
              </table:table-cell>
              <table:table-cell office:value-type="float" office:value="2.0154550075531">
                <text:p>2.01545500755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">
                <text:p>14860</text:p>
              </table:table-cell>
              <table:table-cell office:value-type="float" office:value="2.18764686584473">
                <text:p>2.18764686584473</text:p>
              </table:table-cell>
              <table:table-cell office:value-type="float" office:value="1.66125845909119">
                <text:p>1.661258459091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">
                <text:p>14880</text:p>
              </table:table-cell>
              <table:table-cell office:value-type="float" office:value="1.97315299510956">
                <text:p>1.97315299510956</text:p>
              </table:table-cell>
              <table:table-cell office:value-type="float" office:value="1.89587473869324">
                <text:p>1.895874738693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">
                <text:p>14900</text:p>
              </table:table-cell>
              <table:table-cell office:value-type="float" office:value="1.82589304447174">
                <text:p>1.82589304447174</text:p>
              </table:table-cell>
              <table:table-cell office:value-type="float" office:value="1.94460713863373">
                <text:p>1.944607138633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">
                <text:p>14920</text:p>
              </table:table-cell>
              <table:table-cell office:value-type="float" office:value="2.09933948516846">
                <text:p>2.09933948516846</text:p>
              </table:table-cell>
              <table:table-cell office:value-type="float" office:value="1.82667541503906">
                <text:p>1.826675415039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">
                <text:p>14940</text:p>
              </table:table-cell>
              <table:table-cell office:value-type="float" office:value="1.93472278118134">
                <text:p>1.93472278118134</text:p>
              </table:table-cell>
              <table:table-cell office:value-type="float" office:value="1.7878429889679">
                <text:p>1.787842988967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">
                <text:p>14960</text:p>
              </table:table-cell>
              <table:table-cell office:value-type="float" office:value="1.7990597486496">
                <text:p>1.7990597486496</text:p>
              </table:table-cell>
              <table:table-cell office:value-type="float" office:value="2.04708361625671">
                <text:p>2.047083616256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">
                <text:p>14980</text:p>
              </table:table-cell>
              <table:table-cell office:value-type="float" office:value="1.92984509468079">
                <text:p>1.92984509468079</text:p>
              </table:table-cell>
              <table:table-cell office:value-type="float" office:value="1.84374129772186">
                <text:p>1.843741297721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">
                <text:p>15000</text:p>
              </table:table-cell>
              <table:table-cell office:value-type="float" office:value="1.80063557624817">
                <text:p>1.80063557624817</text:p>
              </table:table-cell>
              <table:table-cell office:value-type="float" office:value="1.73738133907318">
                <text:p>1.737381339073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">
                <text:p>15020</text:p>
              </table:table-cell>
              <table:table-cell office:value-type="float" office:value="1.93709778785706">
                <text:p>1.93709778785706</text:p>
              </table:table-cell>
              <table:table-cell office:value-type="float" office:value="1.84838378429413">
                <text:p>1.84838378429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">
                <text:p>15040</text:p>
              </table:table-cell>
              <table:table-cell office:value-type="float" office:value="1.81195378303528">
                <text:p>1.81195378303528</text:p>
              </table:table-cell>
              <table:table-cell office:value-type="float" office:value="2.05501556396484">
                <text:p>2.055015563964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">
                <text:p>15060</text:p>
              </table:table-cell>
              <table:table-cell office:value-type="float" office:value="2.0947482585907">
                <text:p>2.0947482585907</text:p>
              </table:table-cell>
              <table:table-cell office:value-type="float" office:value="1.92064118385315">
                <text:p>1.920641183853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">
                <text:p>15080</text:p>
              </table:table-cell>
              <table:table-cell office:value-type="float" office:value="2.01613068580627">
                <text:p>2.01613068580627</text:p>
              </table:table-cell>
              <table:table-cell office:value-type="float" office:value="1.87339186668396">
                <text:p>1.873391866683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">
                <text:p>15100</text:p>
              </table:table-cell>
              <table:table-cell office:value-type="float" office:value="2.04020929336548">
                <text:p>2.04020929336548</text:p>
              </table:table-cell>
              <table:table-cell office:value-type="float" office:value="1.91165840625763">
                <text:p>1.911658406257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">
                <text:p>15120</text:p>
              </table:table-cell>
              <table:table-cell office:value-type="float" office:value="2.08700132369995">
                <text:p>2.08700132369995</text:p>
              </table:table-cell>
              <table:table-cell office:value-type="float" office:value="2.06575226783752">
                <text:p>2.065752267837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">
                <text:p>15140</text:p>
              </table:table-cell>
              <table:table-cell office:value-type="float" office:value="1.70755863189697">
                <text:p>1.70755863189697</text:p>
              </table:table-cell>
              <table:table-cell office:value-type="float" office:value="2.00008702278137">
                <text:p>2.000087022781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">
                <text:p>15160</text:p>
              </table:table-cell>
              <table:table-cell office:value-type="float" office:value="1.92229437828064">
                <text:p>1.92229437828064</text:p>
              </table:table-cell>
              <table:table-cell office:value-type="float" office:value="2.06161403656006">
                <text:p>2.061614036560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">
                <text:p>15180</text:p>
              </table:table-cell>
              <table:table-cell office:value-type="float" office:value="1.73040795326233">
                <text:p>1.73040795326233</text:p>
              </table:table-cell>
              <table:table-cell office:value-type="float" office:value="2.06878328323364">
                <text:p>2.06878328323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">
                <text:p>15200</text:p>
              </table:table-cell>
              <table:table-cell office:value-type="float" office:value="1.93364429473877">
                <text:p>1.93364429473877</text:p>
              </table:table-cell>
              <table:table-cell office:value-type="float" office:value="1.84012138843536">
                <text:p>1.840121388435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">
                <text:p>15220</text:p>
              </table:table-cell>
              <table:table-cell office:value-type="float" office:value="1.66542422771454">
                <text:p>1.66542422771454</text:p>
              </table:table-cell>
              <table:table-cell office:value-type="float" office:value="2.10881686210632">
                <text:p>2.108816862106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">
                <text:p>15240</text:p>
              </table:table-cell>
              <table:table-cell office:value-type="float" office:value="2.11693525314331">
                <text:p>2.11693525314331</text:p>
              </table:table-cell>
              <table:table-cell office:value-type="float" office:value="1.81886160373688">
                <text:p>1.81886160373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">
                <text:p>15260</text:p>
              </table:table-cell>
              <table:table-cell office:value-type="float" office:value="1.90207982063293">
                <text:p>1.90207982063293</text:p>
              </table:table-cell>
              <table:table-cell office:value-type="float" office:value="1.78269040584564">
                <text:p>1.782690405845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">
                <text:p>15280</text:p>
              </table:table-cell>
              <table:table-cell office:value-type="float" office:value="1.90849173069">
                <text:p>1.90849173069</text:p>
              </table:table-cell>
              <table:table-cell office:value-type="float" office:value="1.81002950668335">
                <text:p>1.810029506683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">
                <text:p>15300</text:p>
              </table:table-cell>
              <table:table-cell office:value-type="float" office:value="2.1527214050293">
                <text:p>2.1527214050293</text:p>
              </table:table-cell>
              <table:table-cell office:value-type="float" office:value="1.92302846908569">
                <text:p>1.923028469085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">
                <text:p>15320</text:p>
              </table:table-cell>
              <table:table-cell office:value-type="float" office:value="1.98619306087494">
                <text:p>1.98619306087494</text:p>
              </table:table-cell>
              <table:table-cell office:value-type="float" office:value="1.91325044631958">
                <text:p>1.913250446319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">
                <text:p>15340</text:p>
              </table:table-cell>
              <table:table-cell office:value-type="float" office:value="1.94820952415466">
                <text:p>1.94820952415466</text:p>
              </table:table-cell>
              <table:table-cell office:value-type="float" office:value="2.08768439292908">
                <text:p>2.087684392929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">
                <text:p>15360</text:p>
              </table:table-cell>
              <table:table-cell office:value-type="float" office:value="2.06145644187927">
                <text:p>2.06145644187927</text:p>
              </table:table-cell>
              <table:table-cell office:value-type="float" office:value="1.98959672451019">
                <text:p>1.989596724510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">
                <text:p>15380</text:p>
              </table:table-cell>
              <table:table-cell office:value-type="float" office:value="2.1367712020874">
                <text:p>2.1367712020874</text:p>
              </table:table-cell>
              <table:table-cell office:value-type="float" office:value="1.59297156333923">
                <text:p>1.592971563339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">
                <text:p>15400</text:p>
              </table:table-cell>
              <table:table-cell office:value-type="float" office:value="2.01441121101379">
                <text:p>2.01441121101379</text:p>
              </table:table-cell>
              <table:table-cell office:value-type="float" office:value="2.12103128433228">
                <text:p>2.121031284332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">
                <text:p>15420</text:p>
              </table:table-cell>
              <table:table-cell office:value-type="float" office:value="2.19131231307983">
                <text:p>2.19131231307983</text:p>
              </table:table-cell>
              <table:table-cell office:value-type="float" office:value="1.86614453792572">
                <text:p>1.866144537925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">
                <text:p>15440</text:p>
              </table:table-cell>
              <table:table-cell office:value-type="float" office:value="1.87974417209625">
                <text:p>1.87974417209625</text:p>
              </table:table-cell>
              <table:table-cell office:value-type="float" office:value="2.13493251800537">
                <text:p>2.134932518005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">
                <text:p>15460</text:p>
              </table:table-cell>
              <table:table-cell office:value-type="float" office:value="2.2192497253418">
                <text:p>2.2192497253418</text:p>
              </table:table-cell>
              <table:table-cell office:value-type="float" office:value="1.72616863250732">
                <text:p>1.726168632507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">
                <text:p>15480</text:p>
              </table:table-cell>
              <table:table-cell office:value-type="float" office:value="1.8128969669342">
                <text:p>1.8128969669342</text:p>
              </table:table-cell>
              <table:table-cell office:value-type="float" office:value="1.8537712097168">
                <text:p>1.8537712097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">
                <text:p>15500</text:p>
              </table:table-cell>
              <table:table-cell office:value-type="float" office:value="2.01856064796448">
                <text:p>2.01856064796448</text:p>
              </table:table-cell>
              <table:table-cell office:value-type="float" office:value="1.86748659610748">
                <text:p>1.867486596107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">
                <text:p>15520</text:p>
              </table:table-cell>
              <table:table-cell office:value-type="float" office:value="1.87684345245361">
                <text:p>1.87684345245361</text:p>
              </table:table-cell>
              <table:table-cell office:value-type="float" office:value="1.9278324842453">
                <text:p>1.92783248424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">
                <text:p>15540</text:p>
              </table:table-cell>
              <table:table-cell office:value-type="float" office:value="1.8908406496048">
                <text:p>1.8908406496048</text:p>
              </table:table-cell>
              <table:table-cell office:value-type="float" office:value="2.08433628082275">
                <text:p>2.084336280822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">
                <text:p>15560</text:p>
              </table:table-cell>
              <table:table-cell office:value-type="float" office:value="2.07064723968506">
                <text:p>2.07064723968506</text:p>
              </table:table-cell>
              <table:table-cell office:value-type="float" office:value="2.14182782173157">
                <text:p>2.141827821731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">
                <text:p>15580</text:p>
              </table:table-cell>
              <table:table-cell office:value-type="float" office:value="1.71827375888824">
                <text:p>1.71827375888824</text:p>
              </table:table-cell>
              <table:table-cell office:value-type="float" office:value="2.06447219848633">
                <text:p>2.064472198486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">
                <text:p>15600</text:p>
              </table:table-cell>
              <table:table-cell office:value-type="float" office:value="1.88790321350098">
                <text:p>1.88790321350098</text:p>
              </table:table-cell>
              <table:table-cell office:value-type="float" office:value="1.89190983772278">
                <text:p>1.891909837722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">
                <text:p>15620</text:p>
              </table:table-cell>
              <table:table-cell office:value-type="float" office:value="2.01597309112549">
                <text:p>2.01597309112549</text:p>
              </table:table-cell>
              <table:table-cell office:value-type="float" office:value="1.99003970623016">
                <text:p>1.990039706230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">
                <text:p>15640</text:p>
              </table:table-cell>
              <table:table-cell office:value-type="float" office:value="1.99235010147095">
                <text:p>1.99235010147095</text:p>
              </table:table-cell>
              <table:table-cell office:value-type="float" office:value="1.74195146560669">
                <text:p>1.741951465606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">
                <text:p>15660</text:p>
              </table:table-cell>
              <table:table-cell office:value-type="float" office:value="2.10911750793457">
                <text:p>2.10911750793457</text:p>
              </table:table-cell>
              <table:table-cell office:value-type="float" office:value="1.9914710521698">
                <text:p>1.99147105216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">
                <text:p>15680</text:p>
              </table:table-cell>
              <table:table-cell office:value-type="float" office:value="1.78455781936646">
                <text:p>1.78455781936646</text:p>
              </table:table-cell>
              <table:table-cell office:value-type="float" office:value="2.11525273323059">
                <text:p>2.115252733230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">
                <text:p>15700</text:p>
              </table:table-cell>
              <table:table-cell office:value-type="float" office:value="2.06437921524048">
                <text:p>2.06437921524048</text:p>
              </table:table-cell>
              <table:table-cell office:value-type="float" office:value="1.89079475402832">
                <text:p>1.890794754028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">
                <text:p>15720</text:p>
              </table:table-cell>
              <table:table-cell office:value-type="float" office:value="2.0869562625885">
                <text:p>2.0869562625885</text:p>
              </table:table-cell>
              <table:table-cell office:value-type="float" office:value="1.95953118801117">
                <text:p>1.959531188011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">
                <text:p>15740</text:p>
              </table:table-cell>
              <table:table-cell office:value-type="float" office:value="2.18754577636719">
                <text:p>2.18754577636719</text:p>
              </table:table-cell>
              <table:table-cell office:value-type="float" office:value="1.83092105388641">
                <text:p>1.830921053886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">
                <text:p>15760</text:p>
              </table:table-cell>
              <table:table-cell office:value-type="float" office:value="2.04968047142029">
                <text:p>2.04968047142029</text:p>
              </table:table-cell>
              <table:table-cell office:value-type="float" office:value="1.80524706840515">
                <text:p>1.805247068405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">
                <text:p>15780</text:p>
              </table:table-cell>
              <table:table-cell office:value-type="float" office:value="2.02560520172119">
                <text:p>2.02560520172119</text:p>
              </table:table-cell>
              <table:table-cell office:value-type="float" office:value="1.87528300285339">
                <text:p>1.875283002853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">
                <text:p>15800</text:p>
              </table:table-cell>
              <table:table-cell office:value-type="float" office:value="2.02144074440002">
                <text:p>2.02144074440002</text:p>
              </table:table-cell>
              <table:table-cell office:value-type="float" office:value="2.08191132545471">
                <text:p>2.081911325454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">
                <text:p>15820</text:p>
              </table:table-cell>
              <table:table-cell office:value-type="float" office:value="2.18175983428955">
                <text:p>2.18175983428955</text:p>
              </table:table-cell>
              <table:table-cell office:value-type="float" office:value="2.04739117622375">
                <text:p>2.04739117622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">
                <text:p>15840</text:p>
              </table:table-cell>
              <table:table-cell office:value-type="float" office:value="1.87681150436401">
                <text:p>1.87681150436401</text:p>
              </table:table-cell>
              <table:table-cell office:value-type="float" office:value="1.66250789165497">
                <text:p>1.662507891654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">
                <text:p>15860</text:p>
              </table:table-cell>
              <table:table-cell office:value-type="float" office:value="1.98455333709717">
                <text:p>1.98455333709717</text:p>
              </table:table-cell>
              <table:table-cell office:value-type="float" office:value="1.88253688812256">
                <text:p>1.882536888122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">
                <text:p>15880</text:p>
              </table:table-cell>
              <table:table-cell office:value-type="float" office:value="1.80906224250793">
                <text:p>1.80906224250793</text:p>
              </table:table-cell>
              <table:table-cell office:value-type="float" office:value="1.93682503700256">
                <text:p>1.936825037002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">
                <text:p>15900</text:p>
              </table:table-cell>
              <table:table-cell office:value-type="float" office:value="2.07489395141602">
                <text:p>2.07489395141602</text:p>
              </table:table-cell>
              <table:table-cell office:value-type="float" office:value="1.91598558425903">
                <text:p>1.915985584259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">
                <text:p>15920</text:p>
              </table:table-cell>
              <table:table-cell office:value-type="float" office:value="1.68360996246338">
                <text:p>1.68360996246338</text:p>
              </table:table-cell>
              <table:table-cell office:value-type="float" office:value="2.16428351402283">
                <text:p>2.164283514022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">
                <text:p>15940</text:p>
              </table:table-cell>
              <table:table-cell office:value-type="float" office:value="2.04194188117981">
                <text:p>2.04194188117981</text:p>
              </table:table-cell>
              <table:table-cell office:value-type="float" office:value="1.93340218067169">
                <text:p>1.933402180671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">
                <text:p>15960</text:p>
              </table:table-cell>
              <table:table-cell office:value-type="float" office:value="2.06890726089478">
                <text:p>2.06890726089478</text:p>
              </table:table-cell>
              <table:table-cell office:value-type="float" office:value="1.82207012176514">
                <text:p>1.822070121765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">
                <text:p>15980</text:p>
              </table:table-cell>
              <table:table-cell office:value-type="float" office:value="1.93250572681427">
                <text:p>1.93250572681427</text:p>
              </table:table-cell>
              <table:table-cell office:value-type="float" office:value="1.92099177837372">
                <text:p>1.920991778373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2.06759214401245">
                <text:p>2.06759214401245</text:p>
              </table:table-cell>
              <table:table-cell office:value-type="float" office:value="1.8685941696167">
                <text:p>1.86859416961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">
                <text:p>16020</text:p>
              </table:table-cell>
              <table:table-cell office:value-type="float" office:value="2.07243824005127">
                <text:p>2.07243824005127</text:p>
              </table:table-cell>
              <table:table-cell office:value-type="float" office:value="1.66022968292236">
                <text:p>1.660229682922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">
                <text:p>16040</text:p>
              </table:table-cell>
              <table:table-cell office:value-type="float" office:value="2.11805963516235">
                <text:p>2.11805963516235</text:p>
              </table:table-cell>
              <table:table-cell office:value-type="float" office:value="2.0387544631958">
                <text:p>2.03875446319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">
                <text:p>16060</text:p>
              </table:table-cell>
              <table:table-cell office:value-type="float" office:value="1.99122965335846">
                <text:p>1.99122965335846</text:p>
              </table:table-cell>
              <table:table-cell office:value-type="float" office:value="2.01909732818604">
                <text:p>2.019097328186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">
                <text:p>16080</text:p>
              </table:table-cell>
              <table:table-cell office:value-type="float" office:value="1.65443313121796">
                <text:p>1.65443313121796</text:p>
              </table:table-cell>
              <table:table-cell office:value-type="float" office:value="2.03275012969971">
                <text:p>2.032750129699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">
                <text:p>16100</text:p>
              </table:table-cell>
              <table:table-cell office:value-type="float" office:value="1.89142858982086">
                <text:p>1.89142858982086</text:p>
              </table:table-cell>
              <table:table-cell office:value-type="float" office:value="2.00415134429932">
                <text:p>2.004151344299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">
                <text:p>16120</text:p>
              </table:table-cell>
              <table:table-cell office:value-type="float" office:value="2.11825752258301">
                <text:p>2.11825752258301</text:p>
              </table:table-cell>
              <table:table-cell office:value-type="float" office:value="1.7755571603775">
                <text:p>1.77555716037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">
                <text:p>16140</text:p>
              </table:table-cell>
              <table:table-cell office:value-type="float" office:value="1.95291352272034">
                <text:p>1.95291352272034</text:p>
              </table:table-cell>
              <table:table-cell office:value-type="float" office:value="2.0191764831543">
                <text:p>2.01917648315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">
                <text:p>16160</text:p>
              </table:table-cell>
              <table:table-cell office:value-type="float" office:value="2.03414487838745">
                <text:p>2.03414487838745</text:p>
              </table:table-cell>
              <table:table-cell office:value-type="float" office:value="1.93530106544495">
                <text:p>1.935301065444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">
                <text:p>16180</text:p>
              </table:table-cell>
              <table:table-cell office:value-type="float" office:value="1.83968019485474">
                <text:p>1.83968019485474</text:p>
              </table:table-cell>
              <table:table-cell office:value-type="float" office:value="1.91529190540314">
                <text:p>1.915291905403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">
                <text:p>16200</text:p>
              </table:table-cell>
              <table:table-cell office:value-type="float" office:value="1.7945328950882">
                <text:p>1.7945328950882</text:p>
              </table:table-cell>
              <table:table-cell office:value-type="float" office:value="1.79423797130585">
                <text:p>1.794237971305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">
                <text:p>16220</text:p>
              </table:table-cell>
              <table:table-cell office:value-type="float" office:value="1.93449461460114">
                <text:p>1.93449461460114</text:p>
              </table:table-cell>
              <table:table-cell office:value-type="float" office:value="1.6766642332077">
                <text:p>1.67666423320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">
                <text:p>16240</text:p>
              </table:table-cell>
              <table:table-cell office:value-type="float" office:value="2.12169218063354">
                <text:p>2.12169218063354</text:p>
              </table:table-cell>
              <table:table-cell office:value-type="float" office:value="1.7797155380249">
                <text:p>1.77971553802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">
                <text:p>16260</text:p>
              </table:table-cell>
              <table:table-cell office:value-type="float" office:value="2.12797021865845">
                <text:p>2.12797021865845</text:p>
              </table:table-cell>
              <table:table-cell office:value-type="float" office:value="1.79724752902985">
                <text:p>1.797247529029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">
                <text:p>16280</text:p>
              </table:table-cell>
              <table:table-cell office:value-type="float" office:value="1.96326220035553">
                <text:p>1.96326220035553</text:p>
              </table:table-cell>
              <table:table-cell office:value-type="float" office:value="2.12633585929871">
                <text:p>2.126335859298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">
                <text:p>16300</text:p>
              </table:table-cell>
              <table:table-cell office:value-type="float" office:value="1.95477533340454">
                <text:p>1.95477533340454</text:p>
              </table:table-cell>
              <table:table-cell office:value-type="float" office:value="2.01455926895142">
                <text:p>2.014559268951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">
                <text:p>16320</text:p>
              </table:table-cell>
              <table:table-cell office:value-type="float" office:value="1.96727764606476">
                <text:p>1.96727764606476</text:p>
              </table:table-cell>
              <table:table-cell office:value-type="float" office:value="1.91871082782745">
                <text:p>1.918710827827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">
                <text:p>16340</text:p>
              </table:table-cell>
              <table:table-cell office:value-type="float" office:value="1.86120140552521">
                <text:p>1.86120140552521</text:p>
              </table:table-cell>
              <table:table-cell office:value-type="float" office:value="1.75691521167755">
                <text:p>1.756915211677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">
                <text:p>16360</text:p>
              </table:table-cell>
              <table:table-cell office:value-type="float" office:value="2.00004935264587">
                <text:p>2.00004935264587</text:p>
              </table:table-cell>
              <table:table-cell office:value-type="float" office:value="1.91172397136688">
                <text:p>1.911723971366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">
                <text:p>16380</text:p>
              </table:table-cell>
              <table:table-cell office:value-type="float" office:value="1.63653337955475">
                <text:p>1.63653337955475</text:p>
              </table:table-cell>
              <table:table-cell office:value-type="float" office:value="1.77106523513794">
                <text:p>1.771065235137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">
                <text:p>16400</text:p>
              </table:table-cell>
              <table:table-cell office:value-type="float" office:value="2.12528824806213">
                <text:p>2.12528824806213</text:p>
              </table:table-cell>
              <table:table-cell office:value-type="float" office:value="1.72793829441071">
                <text:p>1.727938294410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">
                <text:p>16420</text:p>
              </table:table-cell>
              <table:table-cell office:value-type="float" office:value="2.05981969833374">
                <text:p>2.05981969833374</text:p>
              </table:table-cell>
              <table:table-cell office:value-type="float" office:value="1.96198213100433">
                <text:p>1.961982131004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">
                <text:p>16440</text:p>
              </table:table-cell>
              <table:table-cell office:value-type="float" office:value="2.08654975891113">
                <text:p>2.08654975891113</text:p>
              </table:table-cell>
              <table:table-cell office:value-type="float" office:value="1.80910170078278">
                <text:p>1.809101700782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">
                <text:p>16460</text:p>
              </table:table-cell>
              <table:table-cell office:value-type="float" office:value="1.98869872093201">
                <text:p>1.98869872093201</text:p>
              </table:table-cell>
              <table:table-cell office:value-type="float" office:value="1.84057664871216">
                <text:p>1.840576648712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">
                <text:p>16480</text:p>
              </table:table-cell>
              <table:table-cell office:value-type="float" office:value="2.08924293518066">
                <text:p>2.08924293518066</text:p>
              </table:table-cell>
              <table:table-cell office:value-type="float" office:value="1.92853987216949">
                <text:p>1.928539872169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">
                <text:p>16500</text:p>
              </table:table-cell>
              <table:table-cell office:value-type="float" office:value="2.09982848167419">
                <text:p>2.09982848167419</text:p>
              </table:table-cell>
              <table:table-cell office:value-type="float" office:value="1.88023364543915">
                <text:p>1.880233645439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">
                <text:p>16520</text:p>
              </table:table-cell>
              <table:table-cell office:value-type="float" office:value="1.99415135383606">
                <text:p>1.99415135383606</text:p>
              </table:table-cell>
              <table:table-cell office:value-type="float" office:value="2.01065611839294">
                <text:p>2.010656118392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">
                <text:p>16540</text:p>
              </table:table-cell>
              <table:table-cell office:value-type="float" office:value="1.99609887599945">
                <text:p>1.99609887599945</text:p>
              </table:table-cell>
              <table:table-cell office:value-type="float" office:value="1.21252059936523">
                <text:p>1.212520599365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">
                <text:p>16560</text:p>
              </table:table-cell>
              <table:table-cell office:value-type="float" office:value="1.68741357326508">
                <text:p>1.68741357326508</text:p>
              </table:table-cell>
              <table:table-cell office:value-type="float" office:value="2.06338739395142">
                <text:p>2.063387393951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">
                <text:p>16580</text:p>
              </table:table-cell>
              <table:table-cell office:value-type="float" office:value="2.03491973876953">
                <text:p>2.03491973876953</text:p>
              </table:table-cell>
              <table:table-cell office:value-type="float" office:value="2.038245677948">
                <text:p>2.0382456779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">
                <text:p>16600</text:p>
              </table:table-cell>
              <table:table-cell office:value-type="float" office:value="2.11145424842834">
                <text:p>2.11145424842834</text:p>
              </table:table-cell>
              <table:table-cell office:value-type="float" office:value="1.88350701332092">
                <text:p>1.883507013320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">
                <text:p>16620</text:p>
              </table:table-cell>
              <table:table-cell office:value-type="float" office:value="1.87887978553772">
                <text:p>1.87887978553772</text:p>
              </table:table-cell>
              <table:table-cell office:value-type="float" office:value="2.12617230415344">
                <text:p>2.126172304153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">
                <text:p>16640</text:p>
              </table:table-cell>
              <table:table-cell office:value-type="float" office:value="1.74072539806366">
                <text:p>1.74072539806366</text:p>
              </table:table-cell>
              <table:table-cell office:value-type="float" office:value="1.74778258800507">
                <text:p>1.747782588005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">
                <text:p>16660</text:p>
              </table:table-cell>
              <table:table-cell office:value-type="float" office:value="1.83556401729584">
                <text:p>1.83556401729584</text:p>
              </table:table-cell>
              <table:table-cell office:value-type="float" office:value="1.39101111888886">
                <text:p>1.391011118888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">
                <text:p>16680</text:p>
              </table:table-cell>
              <table:table-cell office:value-type="float" office:value="1.91118240356445">
                <text:p>1.91118240356445</text:p>
              </table:table-cell>
              <table:table-cell office:value-type="float" office:value="1.65649735927582">
                <text:p>1.656497359275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">
                <text:p>16700</text:p>
              </table:table-cell>
              <table:table-cell office:value-type="float" office:value="2.00450158119202">
                <text:p>2.00450158119202</text:p>
              </table:table-cell>
              <table:table-cell office:value-type="float" office:value="2.01816773414612">
                <text:p>2.018167734146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">
                <text:p>16720</text:p>
              </table:table-cell>
              <table:table-cell office:value-type="float" office:value="1.98748934268951">
                <text:p>1.98748934268951</text:p>
              </table:table-cell>
              <table:table-cell office:value-type="float" office:value="1.78179323673248">
                <text:p>1.781793236732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">
                <text:p>16740</text:p>
              </table:table-cell>
              <table:table-cell office:value-type="float" office:value="1.81065392494202">
                <text:p>1.81065392494202</text:p>
              </table:table-cell>
              <table:table-cell office:value-type="float" office:value="2.02755284309387">
                <text:p>2.027552843093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">
                <text:p>16760</text:p>
              </table:table-cell>
              <table:table-cell office:value-type="float" office:value="1.84853386878967">
                <text:p>1.84853386878967</text:p>
              </table:table-cell>
              <table:table-cell office:value-type="float" office:value="1.99008667469025">
                <text:p>1.990086674690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">
                <text:p>16780</text:p>
              </table:table-cell>
              <table:table-cell office:value-type="float" office:value="1.81561613082886">
                <text:p>1.81561613082886</text:p>
              </table:table-cell>
              <table:table-cell office:value-type="float" office:value="1.96791470050812">
                <text:p>1.967914700508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">
                <text:p>16800</text:p>
              </table:table-cell>
              <table:table-cell office:value-type="float" office:value="2.14625978469849">
                <text:p>2.14625978469849</text:p>
              </table:table-cell>
              <table:table-cell office:value-type="float" office:value="1.6452054977417">
                <text:p>1.64520549774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">
                <text:p>16820</text:p>
              </table:table-cell>
              <table:table-cell office:value-type="float" office:value="2.15130925178528">
                <text:p>2.15130925178528</text:p>
              </table:table-cell>
              <table:table-cell office:value-type="float" office:value="1.90564954280853">
                <text:p>1.905649542808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">
                <text:p>16840</text:p>
              </table:table-cell>
              <table:table-cell office:value-type="float" office:value="2.16648554801941">
                <text:p>2.16648554801941</text:p>
              </table:table-cell>
              <table:table-cell office:value-type="float" office:value="1.74291634559631">
                <text:p>1.742916345596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">
                <text:p>16860</text:p>
              </table:table-cell>
              <table:table-cell office:value-type="float" office:value="1.8320939540863">
                <text:p>1.8320939540863</text:p>
              </table:table-cell>
              <table:table-cell office:value-type="float" office:value="1.95951390266418">
                <text:p>1.959513902664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">
                <text:p>16880</text:p>
              </table:table-cell>
              <table:table-cell office:value-type="float" office:value="2.12995624542236">
                <text:p>2.12995624542236</text:p>
              </table:table-cell>
              <table:table-cell office:value-type="float" office:value="1.71586084365845">
                <text:p>1.715860843658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">
                <text:p>16900</text:p>
              </table:table-cell>
              <table:table-cell office:value-type="float" office:value="1.80304026603699">
                <text:p>1.80304026603699</text:p>
              </table:table-cell>
              <table:table-cell office:value-type="float" office:value="2.06013107299805">
                <text:p>2.06013107299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">
                <text:p>16920</text:p>
              </table:table-cell>
              <table:table-cell office:value-type="float" office:value="1.98487174510956">
                <text:p>1.98487174510956</text:p>
              </table:table-cell>
              <table:table-cell office:value-type="float" office:value="1.78995883464813">
                <text:p>1.789958834648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">
                <text:p>16940</text:p>
              </table:table-cell>
              <table:table-cell office:value-type="float" office:value="2.11916637420654">
                <text:p>2.11916637420654</text:p>
              </table:table-cell>
              <table:table-cell office:value-type="float" office:value="1.97193253040314">
                <text:p>1.971932530403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">
                <text:p>16960</text:p>
              </table:table-cell>
              <table:table-cell office:value-type="float" office:value="2.12766742706299">
                <text:p>2.12766742706299</text:p>
              </table:table-cell>
              <table:table-cell office:value-type="float" office:value="1.74726545810699">
                <text:p>1.747265458106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">
                <text:p>16980</text:p>
              </table:table-cell>
              <table:table-cell office:value-type="float" office:value="2.13646507263184">
                <text:p>2.13646507263184</text:p>
              </table:table-cell>
              <table:table-cell office:value-type="float" office:value="1.94064700603485">
                <text:p>1.940647006034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">
                <text:p>17000</text:p>
              </table:table-cell>
              <table:table-cell office:value-type="float" office:value="2.05753183364868">
                <text:p>2.05753183364868</text:p>
              </table:table-cell>
              <table:table-cell office:value-type="float" office:value="1.83112490177155">
                <text:p>1.831124901771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">
                <text:p>17020</text:p>
              </table:table-cell>
              <table:table-cell office:value-type="float" office:value="1.8055032491684">
                <text:p>1.8055032491684</text:p>
              </table:table-cell>
              <table:table-cell office:value-type="float" office:value="2.06604290008545">
                <text:p>2.066042900085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">
                <text:p>17040</text:p>
              </table:table-cell>
              <table:table-cell office:value-type="float" office:value="2.0823826789856">
                <text:p>2.0823826789856</text:p>
              </table:table-cell>
              <table:table-cell office:value-type="float" office:value="2.0457272529602">
                <text:p>2.04572725296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">
                <text:p>17060</text:p>
              </table:table-cell>
              <table:table-cell office:value-type="float" office:value="2.10747599601746">
                <text:p>2.10747599601746</text:p>
              </table:table-cell>
              <table:table-cell office:value-type="float" office:value="1.848996758461">
                <text:p>1.8489967584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">
                <text:p>17080</text:p>
              </table:table-cell>
              <table:table-cell office:value-type="float" office:value="2.18074321746826">
                <text:p>2.18074321746826</text:p>
              </table:table-cell>
              <table:table-cell office:value-type="float" office:value="1.75543522834778">
                <text:p>1.755435228347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">
                <text:p>17100</text:p>
              </table:table-cell>
              <table:table-cell office:value-type="float" office:value="2.0093355178833">
                <text:p>2.0093355178833</text:p>
              </table:table-cell>
              <table:table-cell office:value-type="float" office:value="1.96463966369629">
                <text:p>1.964639663696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">
                <text:p>17120</text:p>
              </table:table-cell>
              <table:table-cell office:value-type="float" office:value="1.97975027561188">
                <text:p>1.97975027561188</text:p>
              </table:table-cell>
              <table:table-cell office:value-type="float" office:value="2.02289390563965">
                <text:p>2.022893905639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">
                <text:p>17140</text:p>
              </table:table-cell>
              <table:table-cell office:value-type="float" office:value="1.99372863769531">
                <text:p>1.99372863769531</text:p>
              </table:table-cell>
              <table:table-cell office:value-type="float" office:value="1.85453772544861">
                <text:p>1.854537725448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">
                <text:p>17160</text:p>
              </table:table-cell>
              <table:table-cell office:value-type="float" office:value="1.91827702522278">
                <text:p>1.91827702522278</text:p>
              </table:table-cell>
              <table:table-cell office:value-type="float" office:value="2.15807604789734">
                <text:p>2.158076047897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">
                <text:p>17180</text:p>
              </table:table-cell>
              <table:table-cell office:value-type="float" office:value="2.02748227119446">
                <text:p>2.02748227119446</text:p>
              </table:table-cell>
              <table:table-cell office:value-type="float" office:value="2.08512616157532">
                <text:p>2.085126161575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">
                <text:p>17200</text:p>
              </table:table-cell>
              <table:table-cell office:value-type="float" office:value="2.02579069137573">
                <text:p>2.02579069137573</text:p>
              </table:table-cell>
              <table:table-cell office:value-type="float" office:value="1.89527297019959">
                <text:p>1.895272970199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">
                <text:p>17220</text:p>
              </table:table-cell>
              <table:table-cell office:value-type="float" office:value="1.9425311088562">
                <text:p>1.9425311088562</text:p>
              </table:table-cell>
              <table:table-cell office:value-type="float" office:value="1.76682782173157">
                <text:p>1.766827821731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">
                <text:p>17240</text:p>
              </table:table-cell>
              <table:table-cell office:value-type="float" office:value="2.12569522857666">
                <text:p>2.12569522857666</text:p>
              </table:table-cell>
              <table:table-cell office:value-type="float" office:value="1.77911615371704">
                <text:p>1.77911615371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">
                <text:p>17260</text:p>
              </table:table-cell>
              <table:table-cell office:value-type="float" office:value="2.09032297134399">
                <text:p>2.09032297134399</text:p>
              </table:table-cell>
              <table:table-cell office:value-type="float" office:value="1.97262227535248">
                <text:p>1.972622275352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">
                <text:p>17280</text:p>
              </table:table-cell>
              <table:table-cell office:value-type="float" office:value="1.91371774673462">
                <text:p>1.91371774673462</text:p>
              </table:table-cell>
              <table:table-cell office:value-type="float" office:value="1.95480620861053">
                <text:p>1.954806208610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">
                <text:p>17300</text:p>
              </table:table-cell>
              <table:table-cell office:value-type="float" office:value="1.91033864021301">
                <text:p>1.91033864021301</text:p>
              </table:table-cell>
              <table:table-cell office:value-type="float" office:value="1.60367023944855">
                <text:p>1.603670239448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">
                <text:p>17320</text:p>
              </table:table-cell>
              <table:table-cell office:value-type="float" office:value="2.23751401901245">
                <text:p>2.23751401901245</text:p>
              </table:table-cell>
              <table:table-cell office:value-type="float" office:value="1.80907893180847">
                <text:p>1.809078931808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">
                <text:p>17340</text:p>
              </table:table-cell>
              <table:table-cell office:value-type="float" office:value="1.89899635314941">
                <text:p>1.89899635314941</text:p>
              </table:table-cell>
              <table:table-cell office:value-type="float" office:value="2.12978076934814">
                <text:p>2.129780769348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">
                <text:p>17360</text:p>
              </table:table-cell>
              <table:table-cell office:value-type="float" office:value="2.08436870574951">
                <text:p>2.08436870574951</text:p>
              </table:table-cell>
              <table:table-cell office:value-type="float" office:value="1.93085789680481">
                <text:p>1.930857896804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">
                <text:p>17380</text:p>
              </table:table-cell>
              <table:table-cell office:value-type="float" office:value="1.93140435218811">
                <text:p>1.93140435218811</text:p>
              </table:table-cell>
              <table:table-cell office:value-type="float" office:value="1.95408403873444">
                <text:p>1.954084038734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">
                <text:p>17400</text:p>
              </table:table-cell>
              <table:table-cell office:value-type="float" office:value="1.96896719932556">
                <text:p>1.96896719932556</text:p>
              </table:table-cell>
              <table:table-cell office:value-type="float" office:value="1.7939989566803">
                <text:p>1.79399895668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">
                <text:p>17420</text:p>
              </table:table-cell>
              <table:table-cell office:value-type="float" office:value="2.0946364402771">
                <text:p>2.0946364402771</text:p>
              </table:table-cell>
              <table:table-cell office:value-type="float" office:value="1.91549897193909">
                <text:p>1.915498971939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">
                <text:p>17440</text:p>
              </table:table-cell>
              <table:table-cell office:value-type="float" office:value="2.18211317062378">
                <text:p>2.18211317062378</text:p>
              </table:table-cell>
              <table:table-cell office:value-type="float" office:value="1.67245864868164">
                <text:p>1.672458648681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">
                <text:p>17460</text:p>
              </table:table-cell>
              <table:table-cell office:value-type="float" office:value="1.99333512783051">
                <text:p>1.99333512783051</text:p>
              </table:table-cell>
              <table:table-cell office:value-type="float" office:value="1.6543163061142">
                <text:p>1.65431630611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">
                <text:p>17480</text:p>
              </table:table-cell>
              <table:table-cell office:value-type="float" office:value="1.94563722610474">
                <text:p>1.94563722610474</text:p>
              </table:table-cell>
              <table:table-cell office:value-type="float" office:value="2.13068675994873">
                <text:p>2.130686759948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">
                <text:p>17500</text:p>
              </table:table-cell>
              <table:table-cell office:value-type="float" office:value="2.06758069992065">
                <text:p>2.06758069992065</text:p>
              </table:table-cell>
              <table:table-cell office:value-type="float" office:value="2.01073265075684">
                <text:p>2.010732650756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">
                <text:p>17520</text:p>
              </table:table-cell>
              <table:table-cell office:value-type="float" office:value="1.81761085987091">
                <text:p>1.81761085987091</text:p>
              </table:table-cell>
              <table:table-cell office:value-type="float" office:value="2.01990532875061">
                <text:p>2.019905328750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">
                <text:p>17540</text:p>
              </table:table-cell>
              <table:table-cell office:value-type="float" office:value="1.97295331954956">
                <text:p>1.97295331954956</text:p>
              </table:table-cell>
              <table:table-cell office:value-type="float" office:value="1.86415159702301">
                <text:p>1.864151597023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">
                <text:p>17560</text:p>
              </table:table-cell>
              <table:table-cell office:value-type="float" office:value="1.93928062915802">
                <text:p>1.93928062915802</text:p>
              </table:table-cell>
              <table:table-cell office:value-type="float" office:value="1.79660511016846">
                <text:p>1.796605110168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">
                <text:p>17580</text:p>
              </table:table-cell>
              <table:table-cell office:value-type="float" office:value="2.05152487754822">
                <text:p>2.05152487754822</text:p>
              </table:table-cell>
              <table:table-cell office:value-type="float" office:value="1.77939355373383">
                <text:p>1.779393553733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">
                <text:p>17600</text:p>
              </table:table-cell>
              <table:table-cell office:value-type="float" office:value="1.87922394275665">
                <text:p>1.87922394275665</text:p>
              </table:table-cell>
              <table:table-cell office:value-type="float" office:value="2.03538823127747">
                <text:p>2.035388231277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">
                <text:p>17620</text:p>
              </table:table-cell>
              <table:table-cell office:value-type="float" office:value="2.03015804290771">
                <text:p>2.03015804290771</text:p>
              </table:table-cell>
              <table:table-cell office:value-type="float" office:value="1.73076832294464">
                <text:p>1.730768322944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">
                <text:p>17640</text:p>
              </table:table-cell>
              <table:table-cell office:value-type="float" office:value="1.82985782623291">
                <text:p>1.82985782623291</text:p>
              </table:table-cell>
              <table:table-cell office:value-type="float" office:value="2.03175044059753">
                <text:p>2.031750440597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">
                <text:p>17660</text:p>
              </table:table-cell>
              <table:table-cell office:value-type="float" office:value="2.08090496063232">
                <text:p>2.08090496063232</text:p>
              </table:table-cell>
              <table:table-cell office:value-type="float" office:value="1.90265285968781">
                <text:p>1.902652859687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">
                <text:p>17680</text:p>
              </table:table-cell>
              <table:table-cell office:value-type="float" office:value="1.98003375530243">
                <text:p>1.98003375530243</text:p>
              </table:table-cell>
              <table:table-cell office:value-type="float" office:value="2.00989270210266">
                <text:p>2.009892702102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">
                <text:p>17700</text:p>
              </table:table-cell>
              <table:table-cell office:value-type="float" office:value="1.94247603416443">
                <text:p>1.94247603416443</text:p>
              </table:table-cell>
              <table:table-cell office:value-type="float" office:value="1.88685870170593">
                <text:p>1.886858701705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">
                <text:p>17720</text:p>
              </table:table-cell>
              <table:table-cell office:value-type="float" office:value="1.97752940654755">
                <text:p>1.97752940654755</text:p>
              </table:table-cell>
              <table:table-cell office:value-type="float" office:value="1.96009540557861">
                <text:p>1.960095405578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">
                <text:p>17740</text:p>
              </table:table-cell>
              <table:table-cell office:value-type="float" office:value="1.92065000534058">
                <text:p>1.92065000534058</text:p>
              </table:table-cell>
              <table:table-cell office:value-type="float" office:value="2.03788471221924">
                <text:p>2.037884712219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">
                <text:p>17760</text:p>
              </table:table-cell>
              <table:table-cell office:value-type="float" office:value="2.07066035270691">
                <text:p>2.07066035270691</text:p>
              </table:table-cell>
              <table:table-cell office:value-type="float" office:value="1.82364594936371">
                <text:p>1.823645949363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">
                <text:p>17780</text:p>
              </table:table-cell>
              <table:table-cell office:value-type="float" office:value="1.8107807636261">
                <text:p>1.8107807636261</text:p>
              </table:table-cell>
              <table:table-cell office:value-type="float" office:value="1.66953539848328">
                <text:p>1.669535398483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">
                <text:p>17800</text:p>
              </table:table-cell>
              <table:table-cell office:value-type="float" office:value="1.93435287475586">
                <text:p>1.93435287475586</text:p>
              </table:table-cell>
              <table:table-cell office:value-type="float" office:value="1.83428132534027">
                <text:p>1.8342813253402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">
                <text:p>17820</text:p>
              </table:table-cell>
              <table:table-cell office:value-type="float" office:value="2.03764772415161">
                <text:p>2.03764772415161</text:p>
              </table:table-cell>
              <table:table-cell office:value-type="float" office:value="2.00170946121216">
                <text:p>2.001709461212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">
                <text:p>17840</text:p>
              </table:table-cell>
              <table:table-cell office:value-type="float" office:value="1.86162865161896">
                <text:p>1.86162865161896</text:p>
              </table:table-cell>
              <table:table-cell office:value-type="float" office:value="1.90633428096771">
                <text:p>1.906334280967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">
                <text:p>17860</text:p>
              </table:table-cell>
              <table:table-cell office:value-type="float" office:value="2.01435089111328">
                <text:p>2.01435089111328</text:p>
              </table:table-cell>
              <table:table-cell office:value-type="float" office:value="1.90682935714722">
                <text:p>1.906829357147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">
                <text:p>17880</text:p>
              </table:table-cell>
              <table:table-cell office:value-type="float" office:value="1.82925522327423">
                <text:p>1.82925522327423</text:p>
              </table:table-cell>
              <table:table-cell office:value-type="float" office:value="1.95457875728607">
                <text:p>1.954578757286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">
                <text:p>17900</text:p>
              </table:table-cell>
              <table:table-cell office:value-type="float" office:value="1.85200536251068">
                <text:p>1.85200536251068</text:p>
              </table:table-cell>
              <table:table-cell office:value-type="float" office:value="2.0879054069519">
                <text:p>2.08790540695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">
                <text:p>17920</text:p>
              </table:table-cell>
              <table:table-cell office:value-type="float" office:value="2.02770233154297">
                <text:p>2.02770233154297</text:p>
              </table:table-cell>
              <table:table-cell office:value-type="float" office:value="2.00835037231445">
                <text:p>2.008350372314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">
                <text:p>17940</text:p>
              </table:table-cell>
              <table:table-cell office:value-type="float" office:value="2.0079984664917">
                <text:p>2.0079984664917</text:p>
              </table:table-cell>
              <table:table-cell office:value-type="float" office:value="1.78822457790375">
                <text:p>1.788224577903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">
                <text:p>17960</text:p>
              </table:table-cell>
              <table:table-cell office:value-type="float" office:value="2.02312278747559">
                <text:p>2.02312278747559</text:p>
              </table:table-cell>
              <table:table-cell office:value-type="float" office:value="1.59384608268738">
                <text:p>1.593846082687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">
                <text:p>17980</text:p>
              </table:table-cell>
              <table:table-cell office:value-type="float" office:value="2.04988288879395">
                <text:p>2.04988288879395</text:p>
              </table:table-cell>
              <table:table-cell office:value-type="float" office:value="1.90099775791168">
                <text:p>1.900997757911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1.96247315406799">
                <text:p>1.96247315406799</text:p>
              </table:table-cell>
              <table:table-cell office:value-type="float" office:value="1.97544252872467">
                <text:p>1.975442528724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">
                <text:p>18020</text:p>
              </table:table-cell>
              <table:table-cell office:value-type="float" office:value="2.02223968505859">
                <text:p>2.02223968505859</text:p>
              </table:table-cell>
              <table:table-cell office:value-type="float" office:value="1.88721168041229">
                <text:p>1.887211680412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">
                <text:p>18040</text:p>
              </table:table-cell>
              <table:table-cell office:value-type="float" office:value="2.11843037605286">
                <text:p>2.11843037605286</text:p>
              </table:table-cell>
              <table:table-cell office:value-type="float" office:value="1.55141961574554">
                <text:p>1.551419615745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">
                <text:p>18060</text:p>
              </table:table-cell>
              <table:table-cell office:value-type="float" office:value="2.211918592453">
                <text:p>2.211918592453</text:p>
              </table:table-cell>
              <table:table-cell office:value-type="float" office:value="1.81001627445221">
                <text:p>1.810016274452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">
                <text:p>18080</text:p>
              </table:table-cell>
              <table:table-cell office:value-type="float" office:value="2.00419163703918">
                <text:p>2.00419163703918</text:p>
              </table:table-cell>
              <table:table-cell office:value-type="float" office:value="1.76981866359711">
                <text:p>1.769818663597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">
                <text:p>18100</text:p>
              </table:table-cell>
              <table:table-cell office:value-type="float" office:value="2.14765357971191">
                <text:p>2.14765357971191</text:p>
              </table:table-cell>
              <table:table-cell office:value-type="float" office:value="1.89923775196075">
                <text:p>1.899237751960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">
                <text:p>18120</text:p>
              </table:table-cell>
              <table:table-cell office:value-type="float" office:value="2.00480246543884">
                <text:p>2.00480246543884</text:p>
              </table:table-cell>
              <table:table-cell office:value-type="float" office:value="1.8054291009903">
                <text:p>1.80542910099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">
                <text:p>18140</text:p>
              </table:table-cell>
              <table:table-cell office:value-type="float" office:value="1.781085729599">
                <text:p>1.781085729599</text:p>
              </table:table-cell>
              <table:table-cell office:value-type="float" office:value="2.08096814155579">
                <text:p>2.0809681415557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">
                <text:p>18160</text:p>
              </table:table-cell>
              <table:table-cell office:value-type="float" office:value="2.13520002365112">
                <text:p>2.13520002365112</text:p>
              </table:table-cell>
              <table:table-cell office:value-type="float" office:value="1.88717389106751">
                <text:p>1.887173891067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">
                <text:p>18180</text:p>
              </table:table-cell>
              <table:table-cell office:value-type="float" office:value="2.00520253181458">
                <text:p>2.00520253181458</text:p>
              </table:table-cell>
              <table:table-cell office:value-type="float" office:value="1.96066474914551">
                <text:p>1.960664749145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">
                <text:p>18200</text:p>
              </table:table-cell>
              <table:table-cell office:value-type="float" office:value="1.95905017852783">
                <text:p>1.95905017852783</text:p>
              </table:table-cell>
              <table:table-cell office:value-type="float" office:value="1.87982869148254">
                <text:p>1.879828691482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">
                <text:p>18220</text:p>
              </table:table-cell>
              <table:table-cell office:value-type="float" office:value="2.00252294540405">
                <text:p>2.00252294540405</text:p>
              </table:table-cell>
              <table:table-cell office:value-type="float" office:value="2.16482019424438">
                <text:p>2.164820194244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">
                <text:p>18240</text:p>
              </table:table-cell>
              <table:table-cell office:value-type="float" office:value="1.79120278358459">
                <text:p>1.79120278358459</text:p>
              </table:table-cell>
              <table:table-cell office:value-type="float" office:value="1.81775307655334">
                <text:p>1.817753076553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">
                <text:p>18260</text:p>
              </table:table-cell>
              <table:table-cell office:value-type="float" office:value="2.11845541000366">
                <text:p>2.11845541000366</text:p>
              </table:table-cell>
              <table:table-cell office:value-type="float" office:value="1.64814949035645">
                <text:p>1.648149490356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">
                <text:p>18280</text:p>
              </table:table-cell>
              <table:table-cell office:value-type="float" office:value="2.17234086990356">
                <text:p>2.17234086990356</text:p>
              </table:table-cell>
              <table:table-cell office:value-type="float" office:value="2.05436015129089">
                <text:p>2.054360151290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">
                <text:p>18300</text:p>
              </table:table-cell>
              <table:table-cell office:value-type="float" office:value="1.84565830230713">
                <text:p>1.84565830230713</text:p>
              </table:table-cell>
              <table:table-cell office:value-type="float" office:value="2.12456154823303">
                <text:p>2.124561548233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">
                <text:p>18320</text:p>
              </table:table-cell>
              <table:table-cell office:value-type="float" office:value="1.97361874580383">
                <text:p>1.97361874580383</text:p>
              </table:table-cell>
              <table:table-cell office:value-type="float" office:value="1.96292352676392">
                <text:p>1.962923526763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">
                <text:p>18340</text:p>
              </table:table-cell>
              <table:table-cell office:value-type="float" office:value="2.09293413162231">
                <text:p>2.09293413162231</text:p>
              </table:table-cell>
              <table:table-cell office:value-type="float" office:value="1.92046678066254">
                <text:p>1.920466780662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">
                <text:p>18360</text:p>
              </table:table-cell>
              <table:table-cell office:value-type="float" office:value="1.89314317703247">
                <text:p>1.89314317703247</text:p>
              </table:table-cell>
              <table:table-cell office:value-type="float" office:value="2.10937356948853">
                <text:p>2.109373569488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">
                <text:p>18380</text:p>
              </table:table-cell>
              <table:table-cell office:value-type="float" office:value="1.93124520778656">
                <text:p>1.93124520778656</text:p>
              </table:table-cell>
              <table:table-cell office:value-type="float" office:value="2.03061842918396">
                <text:p>2.030618429183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">
                <text:p>18400</text:p>
              </table:table-cell>
              <table:table-cell office:value-type="float" office:value="1.71933031082153">
                <text:p>1.71933031082153</text:p>
              </table:table-cell>
              <table:table-cell office:value-type="float" office:value="2.02875471115112">
                <text:p>2.028754711151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">
                <text:p>18420</text:p>
              </table:table-cell>
              <table:table-cell office:value-type="float" office:value="2.12776708602905">
                <text:p>2.12776708602905</text:p>
              </table:table-cell>
              <table:table-cell office:value-type="float" office:value="2.04581737518311">
                <text:p>2.045817375183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">
                <text:p>18440</text:p>
              </table:table-cell>
              <table:table-cell office:value-type="float" office:value="1.68823421001434">
                <text:p>1.68823421001434</text:p>
              </table:table-cell>
              <table:table-cell office:value-type="float" office:value="2.02384614944458">
                <text:p>2.023846149444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">
                <text:p>18460</text:p>
              </table:table-cell>
              <table:table-cell office:value-type="float" office:value="1.97154951095581">
                <text:p>1.97154951095581</text:p>
              </table:table-cell>
              <table:table-cell office:value-type="float" office:value="1.99585628509521">
                <text:p>1.995856285095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">
                <text:p>18480</text:p>
              </table:table-cell>
              <table:table-cell office:value-type="float" office:value="1.98150277137756">
                <text:p>1.98150277137756</text:p>
              </table:table-cell>
              <table:table-cell office:value-type="float" office:value="1.95426392555237">
                <text:p>1.954263925552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">
                <text:p>18500</text:p>
              </table:table-cell>
              <table:table-cell office:value-type="float" office:value="2.05006670951843">
                <text:p>2.05006670951843</text:p>
              </table:table-cell>
              <table:table-cell office:value-type="float" office:value="1.83779990673065">
                <text:p>1.837799906730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">
                <text:p>18520</text:p>
              </table:table-cell>
              <table:table-cell office:value-type="float" office:value="1.7490850687027">
                <text:p>1.7490850687027</text:p>
              </table:table-cell>
              <table:table-cell office:value-type="float" office:value="1.94539046287537">
                <text:p>1.945390462875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">
                <text:p>18540</text:p>
              </table:table-cell>
              <table:table-cell office:value-type="float" office:value="2.03546190261841">
                <text:p>2.03546190261841</text:p>
              </table:table-cell>
              <table:table-cell office:value-type="float" office:value="2.06519222259521">
                <text:p>2.065192222595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">
                <text:p>18560</text:p>
              </table:table-cell>
              <table:table-cell office:value-type="float" office:value="2.09358882904053">
                <text:p>2.09358882904053</text:p>
              </table:table-cell>
              <table:table-cell office:value-type="float" office:value="1.98870134353638">
                <text:p>1.988701343536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">
                <text:p>18580</text:p>
              </table:table-cell>
              <table:table-cell office:value-type="float" office:value="2.03927421569824">
                <text:p>2.03927421569824</text:p>
              </table:table-cell>
              <table:table-cell office:value-type="float" office:value="1.94387972354889">
                <text:p>1.943879723548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">
                <text:p>18600</text:p>
              </table:table-cell>
              <table:table-cell office:value-type="float" office:value="2.01973676681519">
                <text:p>2.01973676681519</text:p>
              </table:table-cell>
              <table:table-cell office:value-type="float" office:value="2.00873732566833">
                <text:p>2.008737325668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">
                <text:p>18620</text:p>
              </table:table-cell>
              <table:table-cell office:value-type="float" office:value="2.04253387451172">
                <text:p>2.04253387451172</text:p>
              </table:table-cell>
              <table:table-cell office:value-type="float" office:value="1.91332864761353">
                <text:p>1.913328647613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">
                <text:p>18640</text:p>
              </table:table-cell>
              <table:table-cell office:value-type="float" office:value="2.09964108467102">
                <text:p>2.09964108467102</text:p>
              </table:table-cell>
              <table:table-cell office:value-type="float" office:value="2.06396245956421">
                <text:p>2.063962459564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">
                <text:p>18660</text:p>
              </table:table-cell>
              <table:table-cell office:value-type="float" office:value="2.08541345596313">
                <text:p>2.08541345596313</text:p>
              </table:table-cell>
              <table:table-cell office:value-type="float" office:value="1.6525696516037">
                <text:p>1.65256965160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">
                <text:p>18680</text:p>
              </table:table-cell>
              <table:table-cell office:value-type="float" office:value="1.80592179298401">
                <text:p>1.80592179298401</text:p>
              </table:table-cell>
              <table:table-cell office:value-type="float" office:value="1.63976991176605">
                <text:p>1.639769911766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">
                <text:p>18700</text:p>
              </table:table-cell>
              <table:table-cell office:value-type="float" office:value="1.6161595582962">
                <text:p>1.6161595582962</text:p>
              </table:table-cell>
              <table:table-cell office:value-type="float" office:value="1.62457668781281">
                <text:p>1.6245766878128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">
                <text:p>18720</text:p>
              </table:table-cell>
              <table:table-cell office:value-type="float" office:value="2.04299545288086">
                <text:p>2.04299545288086</text:p>
              </table:table-cell>
              <table:table-cell office:value-type="float" office:value="2.00913071632385">
                <text:p>2.009130716323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">
                <text:p>18740</text:p>
              </table:table-cell>
              <table:table-cell office:value-type="float" office:value="1.64970898628235">
                <text:p>1.64970898628235</text:p>
              </table:table-cell>
              <table:table-cell office:value-type="float" office:value="2.03966331481934">
                <text:p>2.039663314819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">
                <text:p>18760</text:p>
              </table:table-cell>
              <table:table-cell office:value-type="float" office:value="1.65272879600525">
                <text:p>1.65272879600525</text:p>
              </table:table-cell>
              <table:table-cell office:value-type="float" office:value="1.59782433509827">
                <text:p>1.597824335098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">
                <text:p>18780</text:p>
              </table:table-cell>
              <table:table-cell office:value-type="float" office:value="2.01509189605713">
                <text:p>2.01509189605713</text:p>
              </table:table-cell>
              <table:table-cell office:value-type="float" office:value="1.95414304733276">
                <text:p>1.954143047332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">
                <text:p>18800</text:p>
              </table:table-cell>
              <table:table-cell office:value-type="float" office:value="1.94980263710022">
                <text:p>1.94980263710022</text:p>
              </table:table-cell>
              <table:table-cell office:value-type="float" office:value="1.89378559589386">
                <text:p>1.893785595893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">
                <text:p>18820</text:p>
              </table:table-cell>
              <table:table-cell office:value-type="float" office:value="2.08871412277222">
                <text:p>2.08871412277222</text:p>
              </table:table-cell>
              <table:table-cell office:value-type="float" office:value="2.10251617431641">
                <text:p>2.102516174316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">
                <text:p>18840</text:p>
              </table:table-cell>
              <table:table-cell office:value-type="float" office:value="2.02430081367493">
                <text:p>2.02430081367493</text:p>
              </table:table-cell>
              <table:table-cell office:value-type="float" office:value="1.79707384109497">
                <text:p>1.797073841094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">
                <text:p>18860</text:p>
              </table:table-cell>
              <table:table-cell office:value-type="float" office:value="2.13102149963379">
                <text:p>2.13102149963379</text:p>
              </table:table-cell>
              <table:table-cell office:value-type="float" office:value="1.8656313419342">
                <text:p>1.86563134193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">
                <text:p>18880</text:p>
              </table:table-cell>
              <table:table-cell office:value-type="float" office:value="1.9160670042038">
                <text:p>1.9160670042038</text:p>
              </table:table-cell>
              <table:table-cell office:value-type="float" office:value="1.94154572486877">
                <text:p>1.941545724868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">
                <text:p>18900</text:p>
              </table:table-cell>
              <table:table-cell office:value-type="float" office:value="1.77554225921631">
                <text:p>1.77554225921631</text:p>
              </table:table-cell>
              <table:table-cell office:value-type="float" office:value="1.98956775665283">
                <text:p>1.989567756652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">
                <text:p>18920</text:p>
              </table:table-cell>
              <table:table-cell office:value-type="float" office:value="2.04722166061401">
                <text:p>2.04722166061401</text:p>
              </table:table-cell>
              <table:table-cell office:value-type="float" office:value="1.85655450820923">
                <text:p>1.856554508209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">
                <text:p>18940</text:p>
              </table:table-cell>
              <table:table-cell office:value-type="float" office:value="1.91288602352142">
                <text:p>1.91288602352142</text:p>
              </table:table-cell>
              <table:table-cell office:value-type="float" office:value="2.18813896179199">
                <text:p>2.188138961791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">
                <text:p>18960</text:p>
              </table:table-cell>
              <table:table-cell office:value-type="float" office:value="1.86822605133057">
                <text:p>1.86822605133057</text:p>
              </table:table-cell>
              <table:table-cell office:value-type="float" office:value="1.95285189151764">
                <text:p>1.952851891517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">
                <text:p>18980</text:p>
              </table:table-cell>
              <table:table-cell office:value-type="float" office:value="2.00899791717529">
                <text:p>2.00899791717529</text:p>
              </table:table-cell>
              <table:table-cell office:value-type="float" office:value="1.97902262210846">
                <text:p>1.979022622108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">
                <text:p>19000</text:p>
              </table:table-cell>
              <table:table-cell office:value-type="float" office:value="2.07374405860901">
                <text:p>2.07374405860901</text:p>
              </table:table-cell>
              <table:table-cell office:value-type="float" office:value="1.72296237945557">
                <text:p>1.722962379455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">
                <text:p>19020</text:p>
              </table:table-cell>
              <table:table-cell office:value-type="float" office:value="2.10881423950195">
                <text:p>2.10881423950195</text:p>
              </table:table-cell>
              <table:table-cell office:value-type="float" office:value="1.8032683134079">
                <text:p>1.80326831340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">
                <text:p>19040</text:p>
              </table:table-cell>
              <table:table-cell office:value-type="float" office:value="1.93050301074982">
                <text:p>1.93050301074982</text:p>
              </table:table-cell>
              <table:table-cell office:value-type="float" office:value="1.99109983444214">
                <text:p>1.991099834442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">
                <text:p>19060</text:p>
              </table:table-cell>
              <table:table-cell office:value-type="float" office:value="2.1225757598877">
                <text:p>2.1225757598877</text:p>
              </table:table-cell>
              <table:table-cell office:value-type="float" office:value="1.70938611030579">
                <text:p>1.709386110305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">
                <text:p>19080</text:p>
              </table:table-cell>
              <table:table-cell office:value-type="float" office:value="2.00249290466309">
                <text:p>2.00249290466309</text:p>
              </table:table-cell>
              <table:table-cell office:value-type="float" office:value="1.90618479251862">
                <text:p>1.906184792518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">
                <text:p>19100</text:p>
              </table:table-cell>
              <table:table-cell office:value-type="float" office:value="2.17290496826172">
                <text:p>2.17290496826172</text:p>
              </table:table-cell>
              <table:table-cell office:value-type="float" office:value="1.85039889812469">
                <text:p>1.850398898124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">
                <text:p>19120</text:p>
              </table:table-cell>
              <table:table-cell office:value-type="float" office:value="1.914381980896">
                <text:p>1.914381980896</text:p>
              </table:table-cell>
              <table:table-cell office:value-type="float" office:value="1.89016437530518">
                <text:p>1.890164375305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">
                <text:p>19140</text:p>
              </table:table-cell>
              <table:table-cell office:value-type="float" office:value="1.85542750358582">
                <text:p>1.85542750358582</text:p>
              </table:table-cell>
              <table:table-cell office:value-type="float" office:value="1.89119493961334">
                <text:p>1.891194939613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">
                <text:p>19160</text:p>
              </table:table-cell>
              <table:table-cell office:value-type="float" office:value="2.00480175018311">
                <text:p>2.00480175018311</text:p>
              </table:table-cell>
              <table:table-cell office:value-type="float" office:value="2.05277967453003">
                <text:p>2.052779674530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">
                <text:p>19180</text:p>
              </table:table-cell>
              <table:table-cell office:value-type="float" office:value="2.03914999961853">
                <text:p>2.03914999961853</text:p>
              </table:table-cell>
              <table:table-cell office:value-type="float" office:value="1.92203080654144">
                <text:p>1.922030806541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">
                <text:p>19200</text:p>
              </table:table-cell>
              <table:table-cell office:value-type="float" office:value="1.97511458396912">
                <text:p>1.97511458396912</text:p>
              </table:table-cell>
              <table:table-cell office:value-type="float" office:value="1.98406934738159">
                <text:p>1.984069347381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">
                <text:p>19220</text:p>
              </table:table-cell>
              <table:table-cell office:value-type="float" office:value="2.16458010673523">
                <text:p>2.16458010673523</text:p>
              </table:table-cell>
              <table:table-cell office:value-type="float" office:value="1.83505213260651">
                <text:p>1.835052132606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">
                <text:p>19240</text:p>
              </table:table-cell>
              <table:table-cell office:value-type="float" office:value="1.56179296970367">
                <text:p>1.56179296970367</text:p>
              </table:table-cell>
              <table:table-cell office:value-type="float" office:value="1.62207114696503">
                <text:p>1.622071146965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">
                <text:p>19260</text:p>
              </table:table-cell>
              <table:table-cell office:value-type="float" office:value="2.07025837898254">
                <text:p>2.07025837898254</text:p>
              </table:table-cell>
              <table:table-cell office:value-type="float" office:value="1.87971234321594">
                <text:p>1.8797123432159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">
                <text:p>19280</text:p>
              </table:table-cell>
              <table:table-cell office:value-type="float" office:value="1.91677248477936">
                <text:p>1.91677248477936</text:p>
              </table:table-cell>
              <table:table-cell office:value-type="float" office:value="1.98114860057831">
                <text:p>1.981148600578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">
                <text:p>19300</text:p>
              </table:table-cell>
              <table:table-cell office:value-type="float" office:value="1.9427787065506">
                <text:p>1.9427787065506</text:p>
              </table:table-cell>
              <table:table-cell office:value-type="float" office:value="1.94275951385498">
                <text:p>1.942759513854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">
                <text:p>19320</text:p>
              </table:table-cell>
              <table:table-cell office:value-type="float" office:value="1.92693591117859">
                <text:p>1.92693591117859</text:p>
              </table:table-cell>
              <table:table-cell office:value-type="float" office:value="1.81614100933075">
                <text:p>1.816141009330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">
                <text:p>19340</text:p>
              </table:table-cell>
              <table:table-cell office:value-type="float" office:value="2.03690910339355">
                <text:p>2.03690910339355</text:p>
              </table:table-cell>
              <table:table-cell office:value-type="float" office:value="1.94841313362122">
                <text:p>1.94841313362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">
                <text:p>19360</text:p>
              </table:table-cell>
              <table:table-cell office:value-type="float" office:value="2.00022459030151">
                <text:p>2.00022459030151</text:p>
              </table:table-cell>
              <table:table-cell office:value-type="float" office:value="1.88965082168579">
                <text:p>1.889650821685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">
                <text:p>19380</text:p>
              </table:table-cell>
              <table:table-cell office:value-type="float" office:value="1.82684862613678">
                <text:p>1.82684862613678</text:p>
              </table:table-cell>
              <table:table-cell office:value-type="float" office:value="2.14996123313904">
                <text:p>2.149961233139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">
                <text:p>19400</text:p>
              </table:table-cell>
              <table:table-cell office:value-type="float" office:value="2.1169741153717">
                <text:p>2.1169741153717</text:p>
              </table:table-cell>
              <table:table-cell office:value-type="float" office:value="2.06881093978882">
                <text:p>2.068810939788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">
                <text:p>19420</text:p>
              </table:table-cell>
              <table:table-cell office:value-type="float" office:value="1.96399688720703">
                <text:p>1.96399688720703</text:p>
              </table:table-cell>
              <table:table-cell office:value-type="float" office:value="2.08349347114563">
                <text:p>2.083493471145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">
                <text:p>19440</text:p>
              </table:table-cell>
              <table:table-cell office:value-type="float" office:value="1.79590106010437">
                <text:p>1.79590106010437</text:p>
              </table:table-cell>
              <table:table-cell office:value-type="float" office:value="2.03871321678162">
                <text:p>2.038713216781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">
                <text:p>19460</text:p>
              </table:table-cell>
              <table:table-cell office:value-type="float" office:value="1.89211118221283">
                <text:p>1.89211118221283</text:p>
              </table:table-cell>
              <table:table-cell office:value-type="float" office:value="1.93074858188629">
                <text:p>1.930748581886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">
                <text:p>19480</text:p>
              </table:table-cell>
              <table:table-cell office:value-type="float" office:value="2.10733652114868">
                <text:p>2.10733652114868</text:p>
              </table:table-cell>
              <table:table-cell office:value-type="float" office:value="1.8363983631134">
                <text:p>1.83639836311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">
                <text:p>19500</text:p>
              </table:table-cell>
              <table:table-cell office:value-type="float" office:value="2.14672231674194">
                <text:p>2.14672231674194</text:p>
              </table:table-cell>
              <table:table-cell office:value-type="float" office:value="1.97547745704651">
                <text:p>1.975477457046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">
                <text:p>19520</text:p>
              </table:table-cell>
              <table:table-cell office:value-type="float" office:value="1.80206346511841">
                <text:p>1.80206346511841</text:p>
              </table:table-cell>
              <table:table-cell office:value-type="float" office:value="1.89493918418884">
                <text:p>1.894939184188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">
                <text:p>19540</text:p>
              </table:table-cell>
              <table:table-cell office:value-type="float" office:value="2.12814950942993">
                <text:p>2.12814950942993</text:p>
              </table:table-cell>
              <table:table-cell office:value-type="float" office:value="1.74282085895538">
                <text:p>1.742820858955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">
                <text:p>19560</text:p>
              </table:table-cell>
              <table:table-cell office:value-type="float" office:value="1.77003955841064">
                <text:p>1.77003955841064</text:p>
              </table:table-cell>
              <table:table-cell office:value-type="float" office:value="2.17342162132263">
                <text:p>2.173421621322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">
                <text:p>19580</text:p>
              </table:table-cell>
              <table:table-cell office:value-type="float" office:value="2.12873363494873">
                <text:p>2.12873363494873</text:p>
              </table:table-cell>
              <table:table-cell office:value-type="float" office:value="1.72314488887787">
                <text:p>1.723144888877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">
                <text:p>19600</text:p>
              </table:table-cell>
              <table:table-cell office:value-type="float" office:value="2.05201959609985">
                <text:p>2.05201959609985</text:p>
              </table:table-cell>
              <table:table-cell office:value-type="float" office:value="1.85223293304443">
                <text:p>1.852232933044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">
                <text:p>19620</text:p>
              </table:table-cell>
              <table:table-cell office:value-type="float" office:value="1.67353963851929">
                <text:p>1.67353963851929</text:p>
              </table:table-cell>
              <table:table-cell office:value-type="float" office:value="2.12188696861267">
                <text:p>2.121886968612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">
                <text:p>19640</text:p>
              </table:table-cell>
              <table:table-cell office:value-type="float" office:value="1.99163687229157">
                <text:p>1.99163687229157</text:p>
              </table:table-cell>
              <table:table-cell office:value-type="float" office:value="1.83727478981018">
                <text:p>1.837274789810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">
                <text:p>19660</text:p>
              </table:table-cell>
              <table:table-cell office:value-type="float" office:value="1.9535551071167">
                <text:p>1.9535551071167</text:p>
              </table:table-cell>
              <table:table-cell office:value-type="float" office:value="1.98575139045715">
                <text:p>1.985751390457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">
                <text:p>19680</text:p>
              </table:table-cell>
              <table:table-cell office:value-type="float" office:value="2.13335275650024">
                <text:p>2.13335275650024</text:p>
              </table:table-cell>
              <table:table-cell office:value-type="float" office:value="1.67795968055725">
                <text:p>1.677959680557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">
                <text:p>19700</text:p>
              </table:table-cell>
              <table:table-cell office:value-type="float" office:value="2.0419180393219">
                <text:p>2.0419180393219</text:p>
              </table:table-cell>
              <table:table-cell office:value-type="float" office:value="1.83744752407074">
                <text:p>1.837447524070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">
                <text:p>19720</text:p>
              </table:table-cell>
              <table:table-cell office:value-type="float" office:value="2.20065546035767">
                <text:p>2.20065546035767</text:p>
              </table:table-cell>
              <table:table-cell office:value-type="float" office:value="1.6097514629364">
                <text:p>1.60975146293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">
                <text:p>19740</text:p>
              </table:table-cell>
              <table:table-cell office:value-type="float" office:value="2.20013403892517">
                <text:p>2.20013403892517</text:p>
              </table:table-cell>
              <table:table-cell office:value-type="float" office:value="2.05559635162354">
                <text:p>2.055596351623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">
                <text:p>19760</text:p>
              </table:table-cell>
              <table:table-cell office:value-type="float" office:value="1.86920690536499">
                <text:p>1.86920690536499</text:p>
              </table:table-cell>
              <table:table-cell office:value-type="float" office:value="1.75593173503876">
                <text:p>1.755931735038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">
                <text:p>19780</text:p>
              </table:table-cell>
              <table:table-cell office:value-type="float" office:value="1.66382360458374">
                <text:p>1.66382360458374</text:p>
              </table:table-cell>
              <table:table-cell office:value-type="float" office:value="2.01573133468628">
                <text:p>2.015731334686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">
                <text:p>19800</text:p>
              </table:table-cell>
              <table:table-cell office:value-type="float" office:value="1.89376759529114">
                <text:p>1.89376759529114</text:p>
              </table:table-cell>
              <table:table-cell office:value-type="float" office:value="1.85942256450653">
                <text:p>1.859422564506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">
                <text:p>19820</text:p>
              </table:table-cell>
              <table:table-cell office:value-type="float" office:value="1.91763603687286">
                <text:p>1.91763603687286</text:p>
              </table:table-cell>
              <table:table-cell office:value-type="float" office:value="1.70854794979095">
                <text:p>1.708547949790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">
                <text:p>19840</text:p>
              </table:table-cell>
              <table:table-cell office:value-type="float" office:value="2.08338689804077">
                <text:p>2.08338689804077</text:p>
              </table:table-cell>
              <table:table-cell office:value-type="float" office:value="1.69829952716827">
                <text:p>1.698299527168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">
                <text:p>19860</text:p>
              </table:table-cell>
              <table:table-cell office:value-type="float" office:value="2.03938794136047">
                <text:p>2.03938794136047</text:p>
              </table:table-cell>
              <table:table-cell office:value-type="float" office:value="1.91965591907501">
                <text:p>1.919655919075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">
                <text:p>19880</text:p>
              </table:table-cell>
              <table:table-cell office:value-type="float" office:value="2.06603169441223">
                <text:p>2.06603169441223</text:p>
              </table:table-cell>
              <table:table-cell office:value-type="float" office:value="1.8938159942627">
                <text:p>1.89381599426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">
                <text:p>19900</text:p>
              </table:table-cell>
              <table:table-cell office:value-type="float" office:value="1.97954773902893">
                <text:p>1.97954773902893</text:p>
              </table:table-cell>
              <table:table-cell office:value-type="float" office:value="1.72786104679108">
                <text:p>1.727861046791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">
                <text:p>19920</text:p>
              </table:table-cell>
              <table:table-cell office:value-type="float" office:value="1.7444976568222">
                <text:p>1.7444976568222</text:p>
              </table:table-cell>
              <table:table-cell office:value-type="float" office:value="1.99571967124939">
                <text:p>1.995719671249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">
                <text:p>19940</text:p>
              </table:table-cell>
              <table:table-cell office:value-type="float" office:value="1.79410600662231">
                <text:p>1.79410600662231</text:p>
              </table:table-cell>
              <table:table-cell office:value-type="float" office:value="1.96370339393616">
                <text:p>1.963703393936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">
                <text:p>19960</text:p>
              </table:table-cell>
              <table:table-cell office:value-type="float" office:value="2.14970135688782">
                <text:p>2.14970135688782</text:p>
              </table:table-cell>
              <table:table-cell office:value-type="float" office:value="1.86702823638916">
                <text:p>1.867028236389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">
                <text:p>19980</text:p>
              </table:table-cell>
              <table:table-cell office:value-type="float" office:value="1.76334536075592">
                <text:p>1.76334536075592</text:p>
              </table:table-cell>
              <table:table-cell office:value-type="float" office:value="2.0008499622345">
                <text:p>2.0008499622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2.08647918701172">
                <text:p>2.08647918701172</text:p>
              </table:table-cell>
              <table:table-cell office:value-type="float" office:value="1.77176201343536">
                <text:p>1.77176201343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